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34.3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330mm" svg:height="170mm" svg:x="184.33mm" svg:y="13.22mm">
            <draw:object draw:notify-on-update-of-ranges="insertion.A2:insertion.A1001 insertion.B1:insertion.B1 insertion.B2:insertion.B1001 insertion.A2:insertion.A1001 insertion.C1:insertion.C1 insertion.C2:insertion.C1001 insertion.A2:insertion.A1001 insertion.D1:insertion.D1 insertion.D2:insertion.D1001 insertion.A2:insertion.A1001 insertion.E1:insertion.E1 insertion.E2:insertion.E1001 insertion.A2:insertion.A1001 insertion.F1:insertion.F1 insertion.F2:insertion.F1001 insertion.A2:insertion.A1001 insertion.G1:insertion.G1 insertion.G2:insertion.G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  <table:table-cell office:value-type="string" calcext:value-type="string">
            <text:p>general tiered vector (k = 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44383" calcext:value-type="float">
            <text:p>0.000844383</text:p>
          </table:table-cell>
          <table:table-cell office:value-type="float" office:value="0.000676611" calcext:value-type="float">
            <text:p>0.000676611</text:p>
          </table:table-cell>
          <table:table-cell office:value-type="float" office:value="0.000503708" calcext:value-type="float">
            <text:p>0.000503708</text:p>
          </table:table-cell>
          <table:table-cell office:value-type="float" office:value="0.00105163" calcext:value-type="float">
            <text:p>0.00105163</text:p>
          </table:table-cell>
          <table:table-cell office:value-type="float" office:value="0.00110018" calcext:value-type="float">
            <text:p>0.00110018</text:p>
          </table:table-cell>
          <table:table-cell office:value-type="float" office:value="0.00188535" calcext:value-type="float">
            <text:p>0.00188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36743" calcext:value-type="float">
            <text:p>0.00136743</text:p>
          </table:table-cell>
          <table:table-cell office:value-type="float" office:value="0.000721614" calcext:value-type="float">
            <text:p>0.000721614</text:p>
          </table:table-cell>
          <table:table-cell office:value-type="float" office:value="0.00050134" calcext:value-type="float">
            <text:p>0.00050134</text:p>
          </table:table-cell>
          <table:table-cell office:value-type="float" office:value="0.00115703" calcext:value-type="float">
            <text:p>0.00115703</text:p>
          </table:table-cell>
          <table:table-cell office:value-type="float" office:value="0.00103268" calcext:value-type="float">
            <text:p>0.00103268</text:p>
          </table:table-cell>
          <table:table-cell office:value-type="float" office:value="0.00182338" calcext:value-type="float">
            <text:p>0.001823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77166" calcext:value-type="float">
            <text:p>0.00177166</text:p>
          </table:table-cell>
          <table:table-cell office:value-type="float" office:value="0.000748457" calcext:value-type="float">
            <text:p>0.000748457</text:p>
          </table:table-cell>
          <table:table-cell office:value-type="float" office:value="0.000514762" calcext:value-type="float">
            <text:p>0.000514762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00103465" calcext:value-type="float">
            <text:p>0.00103465</text:p>
          </table:table-cell>
          <table:table-cell office:value-type="float" office:value="0.00179219" calcext:value-type="float">
            <text:p>0.001792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57302" calcext:value-type="float">
            <text:p>0.00257302</text:p>
          </table:table-cell>
          <table:table-cell office:value-type="float" office:value="0.00079267" calcext:value-type="float">
            <text:p>0.00079267</text:p>
          </table:table-cell>
          <table:table-cell office:value-type="float" office:value="0.000559369" calcext:value-type="float">
            <text:p>0.000559369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0108992" calcext:value-type="float">
            <text:p>0.00108992</text:p>
          </table:table-cell>
          <table:table-cell office:value-type="float" office:value="0.00187785" calcext:value-type="float">
            <text:p>0.0018778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405138" calcext:value-type="float">
            <text:p>0.00405138</text:p>
          </table:table-cell>
          <table:table-cell office:value-type="float" office:value="0.000826619" calcext:value-type="float">
            <text:p>0.000826619</text:p>
          </table:table-cell>
          <table:table-cell office:value-type="float" office:value="0.000512788" calcext:value-type="float">
            <text:p>0.000512788</text:p>
          </table:table-cell>
          <table:table-cell office:value-type="float" office:value="0.00134533" calcext:value-type="float">
            <text:p>0.00134533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0214629" calcext:value-type="float">
            <text:p>0.002146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413586" calcext:value-type="float">
            <text:p>0.00413586</text:p>
          </table:table-cell>
          <table:table-cell office:value-type="float" office:value="0.0008807" calcext:value-type="float">
            <text:p>0.0008807</text:p>
          </table:table-cell>
          <table:table-cell office:value-type="float" office:value="0.000532131" calcext:value-type="float">
            <text:p>0.000532131</text:p>
          </table:table-cell>
          <table:table-cell office:value-type="float" office:value="0.0013094" calcext:value-type="float">
            <text:p>0.0013094</text:p>
          </table:table-cell>
          <table:table-cell office:value-type="float" office:value="0.00107966" calcext:value-type="float">
            <text:p>0.00107966</text:p>
          </table:table-cell>
          <table:table-cell office:value-type="float" office:value="0.00214116" calcext:value-type="float">
            <text:p>0.002141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696428" calcext:value-type="float">
            <text:p>0.00696428</text:p>
          </table:table-cell>
          <table:table-cell office:value-type="float" office:value="0.000920176" calcext:value-type="float">
            <text:p>0.000920176</text:p>
          </table:table-cell>
          <table:table-cell office:value-type="float" office:value="0.000526209" calcext:value-type="float">
            <text:p>0.000526209</text:p>
          </table:table-cell>
          <table:table-cell office:value-type="float" office:value="0.00136309" calcext:value-type="float">
            <text:p>0.00136309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00209773" calcext:value-type="float">
            <text:p>0.002097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223503" calcext:value-type="float">
            <text:p>0.0223503</text:p>
          </table:table-cell>
          <table:table-cell office:value-type="float" office:value="0.000974652" calcext:value-type="float">
            <text:p>0.000974652</text:p>
          </table:table-cell>
          <table:table-cell office:value-type="float" office:value="0.000554632" calcext:value-type="float">
            <text:p>0.000554632</text:p>
          </table:table-cell>
          <table:table-cell office:value-type="float" office:value="0.00137454" calcext:value-type="float">
            <text:p>0.00137454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00226787" calcext:value-type="float">
            <text:p>0.002267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130372" calcext:value-type="float">
            <text:p>0.0130372</text:p>
          </table:table-cell>
          <table:table-cell office:value-type="float" office:value="0.00102479" calcext:value-type="float">
            <text:p>0.00102479</text:p>
          </table:table-cell>
          <table:table-cell office:value-type="float" office:value="0.000592923" calcext:value-type="float">
            <text:p>0.000592923</text:p>
          </table:table-cell>
          <table:table-cell office:value-type="float" office:value="0.00145981" calcext:value-type="float">
            <text:p>0.00145981</text:p>
          </table:table-cell>
          <table:table-cell office:value-type="float" office:value="0.00116887" calcext:value-type="float">
            <text:p>0.00116887</text:p>
          </table:table-cell>
          <table:table-cell office:value-type="float" office:value="0.00207563" calcext:value-type="float">
            <text:p>0.0020756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0.00111163" calcext:value-type="float">
            <text:p>0.00111163</text:p>
          </table:table-cell>
          <table:table-cell office:value-type="float" office:value="0.000543579" calcext:value-type="float">
            <text:p>0.000543579</text:p>
          </table:table-cell>
          <table:table-cell office:value-type="float" office:value="0.00148428" calcext:value-type="float">
            <text:p>0.00148428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211629" calcext:value-type="float">
            <text:p>0.002116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50441" calcext:value-type="float">
            <text:p>0.0150441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000581475" calcext:value-type="float">
            <text:p>0.000581475</text:p>
          </table:table-cell>
          <table:table-cell office:value-type="float" office:value="0.00147757" calcext:value-type="float">
            <text:p>0.00147757</text:p>
          </table:table-cell>
          <table:table-cell office:value-type="float" office:value="0.00128532" calcext:value-type="float">
            <text:p>0.00128532</text:p>
          </table:table-cell>
          <table:table-cell office:value-type="float" office:value="0.00215458" calcext:value-type="float">
            <text:p>0.0021545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0125295" calcext:value-type="float">
            <text:p>0.00125295</text:p>
          </table:table-cell>
          <table:table-cell office:value-type="float" office:value="0.000551869" calcext:value-type="float">
            <text:p>0.000551869</text:p>
          </table:table-cell>
          <table:table-cell office:value-type="float" office:value="0.00194299" calcext:value-type="float">
            <text:p>0.00194299</text:p>
          </table:table-cell>
          <table:table-cell office:value-type="float" office:value="0.00123716" calcext:value-type="float">
            <text:p>0.00123716</text:p>
          </table:table-cell>
          <table:table-cell office:value-type="float" office:value="0.00235117" calcext:value-type="float">
            <text:p>0.0023511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47899" calcext:value-type="float">
            <text:p>0.0147899</text:p>
          </table:table-cell>
          <table:table-cell office:value-type="float" office:value="0.0014227" calcext:value-type="float">
            <text:p>0.0014227</text:p>
          </table:table-cell>
          <table:table-cell office:value-type="float" office:value="0.000553842" calcext:value-type="float">
            <text:p>0.000553842</text:p>
          </table:table-cell>
          <table:table-cell office:value-type="float" office:value="0.00172903" calcext:value-type="float">
            <text:p>0.00172903</text:p>
          </table:table-cell>
          <table:table-cell office:value-type="float" office:value="0.00134533" calcext:value-type="float">
            <text:p>0.00134533</text:p>
          </table:table-cell>
          <table:table-cell office:value-type="float" office:value="0.00225169" calcext:value-type="float">
            <text:p>0.0022516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69938" calcext:value-type="float">
            <text:p>0.0169938</text:p>
          </table:table-cell>
          <table:table-cell office:value-type="float" office:value="0.0014752" calcext:value-type="float">
            <text:p>0.0014752</text:p>
          </table:table-cell>
          <table:table-cell office:value-type="float" office:value="0.00061345" calcext:value-type="float">
            <text:p>0.00061345</text:p>
          </table:table-cell>
          <table:table-cell office:value-type="float" office:value="0.00171245" calcext:value-type="float">
            <text:p>0.00171245</text:p>
          </table:table-cell>
          <table:table-cell office:value-type="float" office:value="0.00131256" calcext:value-type="float">
            <text:p>0.00131256</text:p>
          </table:table-cell>
          <table:table-cell office:value-type="float" office:value="0.00220511" calcext:value-type="float">
            <text:p>0.0022051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25114" calcext:value-type="float">
            <text:p>0.0125114</text:p>
          </table:table-cell>
          <table:table-cell office:value-type="float" office:value="0.00153521" calcext:value-type="float">
            <text:p>0.00153521</text:p>
          </table:table-cell>
          <table:table-cell office:value-type="float" office:value="0.000560553" calcext:value-type="float">
            <text:p>0.000560553</text:p>
          </table:table-cell>
          <table:table-cell office:value-type="float" office:value="0.00177166" calcext:value-type="float">
            <text:p>0.00177166</text:p>
          </table:table-cell>
          <table:table-cell office:value-type="float" office:value="0.00139151" calcext:value-type="float">
            <text:p>0.00139151</text:p>
          </table:table-cell>
          <table:table-cell office:value-type="float" office:value="0.00224695" calcext:value-type="float">
            <text:p>0.0022469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30029" calcext:value-type="float">
            <text:p>0.0130029</text:p>
          </table:table-cell>
          <table:table-cell office:value-type="float" office:value="0.00159521" calcext:value-type="float">
            <text:p>0.00159521</text:p>
          </table:table-cell>
          <table:table-cell office:value-type="float" office:value="0.000611871" calcext:value-type="float">
            <text:p>0.000611871</text:p>
          </table:table-cell>
          <table:table-cell office:value-type="float" office:value="0.00180719" calcext:value-type="float">
            <text:p>0.00180719</text:p>
          </table:table-cell>
          <table:table-cell office:value-type="float" office:value="0.00139822" calcext:value-type="float">
            <text:p>0.00139822</text:p>
          </table:table-cell>
          <table:table-cell office:value-type="float" office:value="0.0022205" calcext:value-type="float">
            <text:p>0.002220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78935" calcext:value-type="float">
            <text:p>0.0178935</text:p>
          </table:table-cell>
          <table:table-cell office:value-type="float" office:value="0.0016035" calcext:value-type="float">
            <text:p>0.0016035</text:p>
          </table:table-cell>
          <table:table-cell office:value-type="float" office:value="0.000564106" calcext:value-type="float">
            <text:p>0.000564106</text:p>
          </table:table-cell>
          <table:table-cell office:value-type="float" office:value="0.00213247" calcext:value-type="float">
            <text:p>0.00213247</text:p>
          </table:table-cell>
          <table:table-cell office:value-type="float" office:value="0.00164534" calcext:value-type="float">
            <text:p>0.00164534</text:p>
          </table:table-cell>
          <table:table-cell office:value-type="float" office:value="0.00255367" calcext:value-type="float">
            <text:p>0.0025536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45467" calcext:value-type="float">
            <text:p>0.0145467</text:p>
          </table:table-cell>
          <table:table-cell office:value-type="float" office:value="0.00165482" calcext:value-type="float">
            <text:p>0.00165482</text:p>
          </table:table-cell>
          <table:table-cell office:value-type="float" office:value="0.000609108" calcext:value-type="float">
            <text:p>0.000609108</text:p>
          </table:table-cell>
          <table:table-cell office:value-type="float" office:value="0.00166666" calcext:value-type="float">
            <text:p>0.00166666</text:p>
          </table:table-cell>
          <table:table-cell office:value-type="float" office:value="0.00120677" calcext:value-type="float">
            <text:p>0.00120677</text:p>
          </table:table-cell>
          <table:table-cell office:value-type="float" office:value="0.00248578" calcext:value-type="float">
            <text:p>0.0024857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36116" calcext:value-type="float">
            <text:p>0.0136116</text:p>
          </table:table-cell>
          <table:table-cell office:value-type="float" office:value="0.00191812" calcext:value-type="float">
            <text:p>0.00191812</text:p>
          </table:table-cell>
          <table:table-cell office:value-type="float" office:value="0.00056608" calcext:value-type="float">
            <text:p>0.00056608</text:p>
          </table:table-cell>
          <table:table-cell office:value-type="float" office:value="0.0017918" calcext:value-type="float">
            <text:p>0.0017918</text:p>
          </table:table-cell>
          <table:table-cell office:value-type="float" office:value="0.00125256" calcext:value-type="float">
            <text:p>0.00125256</text:p>
          </table:table-cell>
          <table:table-cell office:value-type="float" office:value="0.00234248" calcext:value-type="float">
            <text:p>0.0023424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46908" calcext:value-type="float">
            <text:p>0.0146908</text:p>
          </table:table-cell>
          <table:table-cell office:value-type="float" office:value="0.00196115" calcext:value-type="float">
            <text:p>0.00196115</text:p>
          </table:table-cell>
          <table:table-cell office:value-type="float" office:value="0.000620556" calcext:value-type="float">
            <text:p>0.000620556</text:p>
          </table:table-cell>
          <table:table-cell office:value-type="float" office:value="0.00172666" calcext:value-type="float">
            <text:p>0.00172666</text:p>
          </table:table-cell>
          <table:table-cell office:value-type="float" office:value="0.0012648" calcext:value-type="float">
            <text:p>0.0012648</text:p>
          </table:table-cell>
          <table:table-cell office:value-type="float" office:value="0.00229906" calcext:value-type="float">
            <text:p>0.002299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44102" calcext:value-type="float">
            <text:p>0.0144102</text:p>
          </table:table-cell>
          <table:table-cell office:value-type="float" office:value="0.00200615" calcext:value-type="float">
            <text:p>0.00200615</text:p>
          </table:table-cell>
          <table:table-cell office:value-type="float" office:value="0.00058937" calcext:value-type="float">
            <text:p>0.00058937</text:p>
          </table:table-cell>
          <table:table-cell office:value-type="float" office:value="0.00174798" calcext:value-type="float">
            <text:p>0.00174798</text:p>
          </table:table-cell>
          <table:table-cell office:value-type="float" office:value="0.00127782" calcext:value-type="float">
            <text:p>0.00127782</text:p>
          </table:table-cell>
          <table:table-cell office:value-type="float" office:value="0.00225721" calcext:value-type="float">
            <text:p>0.002257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48179" calcext:value-type="float">
            <text:p>0.0148179</text:p>
          </table:table-cell>
          <table:table-cell office:value-type="float" office:value="0.00217076" calcext:value-type="float">
            <text:p>0.00217076</text:p>
          </table:table-cell>
          <table:table-cell office:value-type="float" office:value="0.00061345" calcext:value-type="float">
            <text:p>0.00061345</text:p>
          </table:table-cell>
          <table:table-cell office:value-type="float" office:value="0.00187746" calcext:value-type="float">
            <text:p>0.00187746</text:p>
          </table:table-cell>
          <table:table-cell office:value-type="float" office:value="0.00131651" calcext:value-type="float">
            <text:p>0.00131651</text:p>
          </table:table-cell>
          <table:table-cell office:value-type="float" office:value="0.00226116" calcext:value-type="float">
            <text:p>0.002261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83723" calcext:value-type="float">
            <text:p>0.0183723</text:p>
          </table:table-cell>
          <table:table-cell office:value-type="float" office:value="0.00223076" calcext:value-type="float">
            <text:p>0.00223076</text:p>
          </table:table-cell>
          <table:table-cell office:value-type="float" office:value="0.000590949" calcext:value-type="float">
            <text:p>0.000590949</text:p>
          </table:table-cell>
          <table:table-cell office:value-type="float" office:value="0.00194417" calcext:value-type="float">
            <text:p>0.00194417</text:p>
          </table:table-cell>
          <table:table-cell office:value-type="float" office:value="0.00133427" calcext:value-type="float">
            <text:p>0.00133427</text:p>
          </table:table-cell>
          <table:table-cell office:value-type="float" office:value="0.00230103" calcext:value-type="float">
            <text:p>0.0023010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66615" calcext:value-type="float">
            <text:p>0.0166615</text:p>
          </table:table-cell>
          <table:table-cell office:value-type="float" office:value="0.0023334" calcext:value-type="float">
            <text:p>0.0023334</text:p>
          </table:table-cell>
          <table:table-cell office:value-type="float" office:value="0.000607134" calcext:value-type="float">
            <text:p>0.000607134</text:p>
          </table:table-cell>
          <table:table-cell office:value-type="float" office:value="0.00188654" calcext:value-type="float">
            <text:p>0.00188654</text:p>
          </table:table-cell>
          <table:table-cell office:value-type="float" office:value="0.00135006" calcext:value-type="float">
            <text:p>0.00135006</text:p>
          </table:table-cell>
          <table:table-cell office:value-type="float" office:value="0.00234406" calcext:value-type="float">
            <text:p>0.0023440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95025" calcext:value-type="float">
            <text:p>0.0195025</text:p>
          </table:table-cell>
          <table:table-cell office:value-type="float" office:value="0.00238709" calcext:value-type="float">
            <text:p>0.00238709</text:p>
          </table:table-cell>
          <table:table-cell office:value-type="float" office:value="0.000597265" calcext:value-type="float">
            <text:p>0.000597265</text:p>
          </table:table-cell>
          <table:table-cell office:value-type="float" office:value="0.00187114" calcext:value-type="float">
            <text:p>0.00187114</text:p>
          </table:table-cell>
          <table:table-cell office:value-type="float" office:value="0.00139388" calcext:value-type="float">
            <text:p>0.00139388</text:p>
          </table:table-cell>
          <table:table-cell office:value-type="float" office:value="0.00239656" calcext:value-type="float">
            <text:p>0.00239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73882" calcext:value-type="float">
            <text:p>0.0173882</text:p>
          </table:table-cell>
          <table:table-cell office:value-type="float" office:value="0.00249051" calcext:value-type="float">
            <text:p>0.00249051</text:p>
          </table:table-cell>
          <table:table-cell office:value-type="float" office:value="0.000636741" calcext:value-type="float">
            <text:p>0.000636741</text:p>
          </table:table-cell>
          <table:table-cell office:value-type="float" office:value="0.00191141" calcext:value-type="float">
            <text:p>0.00191141</text:p>
          </table:table-cell>
          <table:table-cell office:value-type="float" office:value="0.00137336" calcext:value-type="float">
            <text:p>0.00137336</text:p>
          </table:table-cell>
          <table:table-cell office:value-type="float" office:value="0.00229077" calcext:value-type="float">
            <text:p>0.0022907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77901" calcext:value-type="float">
            <text:p>0.0177901</text:p>
          </table:table-cell>
          <table:table-cell office:value-type="float" office:value="0.0024913" calcext:value-type="float">
            <text:p>0.0024913</text:p>
          </table:table-cell>
          <table:table-cell office:value-type="float" office:value="0.000573185" calcext:value-type="float">
            <text:p>0.000573185</text:p>
          </table:table-cell>
          <table:table-cell office:value-type="float" office:value="0.00187785" calcext:value-type="float">
            <text:p>0.00187785</text:p>
          </table:table-cell>
          <table:table-cell office:value-type="float" office:value="0.00137572" calcext:value-type="float">
            <text:p>0.00137572</text:p>
          </table:table-cell>
          <table:table-cell office:value-type="float" office:value="0.00233182" calcext:value-type="float">
            <text:p>0.0023318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85527" calcext:value-type="float">
            <text:p>0.0185527</text:p>
          </table:table-cell>
          <table:table-cell office:value-type="float" office:value="0.00259631" calcext:value-type="float">
            <text:p>0.00259631</text:p>
          </table:table-cell>
          <table:table-cell office:value-type="float" office:value="0.000635557" calcext:value-type="float">
            <text:p>0.000635557</text:p>
          </table:table-cell>
          <table:table-cell office:value-type="float" office:value="0.00197062" calcext:value-type="float">
            <text:p>0.00197062</text:p>
          </table:table-cell>
          <table:table-cell office:value-type="float" office:value="0.00141283" calcext:value-type="float">
            <text:p>0.00141283</text:p>
          </table:table-cell>
          <table:table-cell office:value-type="float" office:value="0.00235511" calcext:value-type="float">
            <text:p>0.0023551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97354" calcext:value-type="float">
            <text:p>0.0197354</text:p>
          </table:table-cell>
          <table:table-cell office:value-type="float" office:value="0.00258131" calcext:value-type="float">
            <text:p>0.00258131</text:p>
          </table:table-cell>
          <table:table-cell office:value-type="float" office:value="0.00059766" calcext:value-type="float">
            <text:p>0.00059766</text:p>
          </table:table-cell>
          <table:table-cell office:value-type="float" office:value="0.0018893" calcext:value-type="float">
            <text:p>0.0018893</text:p>
          </table:table-cell>
          <table:table-cell office:value-type="float" office:value="0.00139309" calcext:value-type="float">
            <text:p>0.00139309</text:p>
          </table:table-cell>
          <table:table-cell office:value-type="float" office:value="0.00241275" calcext:value-type="float">
            <text:p>0.002412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203031" calcext:value-type="float">
            <text:p>0.0203031</text:p>
          </table:table-cell>
          <table:table-cell office:value-type="float" office:value="0.00264052" calcext:value-type="float">
            <text:p>0.00264052</text:p>
          </table:table-cell>
          <table:table-cell office:value-type="float" office:value="0.000636346" calcext:value-type="float">
            <text:p>0.000636346</text:p>
          </table:table-cell>
          <table:table-cell office:value-type="float" office:value="0.00192364" calcext:value-type="float">
            <text:p>0.00192364</text:p>
          </table:table-cell>
          <table:table-cell office:value-type="float" office:value="0.00140809" calcext:value-type="float">
            <text:p>0.00140809</text:p>
          </table:table-cell>
          <table:table-cell office:value-type="float" office:value="0.00235274" calcext:value-type="float">
            <text:p>0.002352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0958" calcext:value-type="float">
            <text:p>0.020958</text:p>
          </table:table-cell>
          <table:table-cell office:value-type="float" office:value="0.00263263" calcext:value-type="float">
            <text:p>0.00263263</text:p>
          </table:table-cell>
          <table:table-cell office:value-type="float" office:value="0.000577133" calcext:value-type="float">
            <text:p>0.000577133</text:p>
          </table:table-cell>
          <table:table-cell office:value-type="float" office:value="0.00195799" calcext:value-type="float">
            <text:p>0.00195799</text:p>
          </table:table-cell>
          <table:table-cell office:value-type="float" office:value="0.00142546" calcext:value-type="float">
            <text:p>0.00142546</text:p>
          </table:table-cell>
          <table:table-cell office:value-type="float" office:value="0.00237051" calcext:value-type="float">
            <text:p>0.0023705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216634" calcext:value-type="float">
            <text:p>0.0216634</text:p>
          </table:table-cell>
          <table:table-cell office:value-type="float" office:value="0.00270289" calcext:value-type="float">
            <text:p>0.00270289</text:p>
          </table:table-cell>
          <table:table-cell office:value-type="float" office:value="0.000630425" calcext:value-type="float">
            <text:p>0.000630425</text:p>
          </table:table-cell>
          <table:table-cell office:value-type="float" office:value="0.00202589" calcext:value-type="float">
            <text:p>0.00202589</text:p>
          </table:table-cell>
          <table:table-cell office:value-type="float" office:value="0.00144402" calcext:value-type="float">
            <text:p>0.00144402</text:p>
          </table:table-cell>
          <table:table-cell office:value-type="float" office:value="0.00246762" calcext:value-type="float">
            <text:p>0.0024676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192" calcext:value-type="float">
            <text:p>0.02192</text:p>
          </table:table-cell>
          <table:table-cell office:value-type="float" office:value="0.00265907" calcext:value-type="float">
            <text:p>0.00265907</text:p>
          </table:table-cell>
          <table:table-cell office:value-type="float" office:value="0.000596081" calcext:value-type="float">
            <text:p>0.000596081</text:p>
          </table:table-cell>
          <table:table-cell office:value-type="float" office:value="0.00191535" calcext:value-type="float">
            <text:p>0.00191535</text:p>
          </table:table-cell>
          <table:table-cell office:value-type="float" office:value="0.00139388" calcext:value-type="float">
            <text:p>0.00139388</text:p>
          </table:table-cell>
          <table:table-cell office:value-type="float" office:value="0.00260736" calcext:value-type="float">
            <text:p>0.0026073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29981" calcext:value-type="float">
            <text:p>0.0229981</text:p>
          </table:table-cell>
          <table:table-cell office:value-type="float" office:value="0.00282448" calcext:value-type="float">
            <text:p>0.00282448</text:p>
          </table:table-cell>
          <table:table-cell office:value-type="float" office:value="0.000594107" calcext:value-type="float">
            <text:p>0.000594107</text:p>
          </table:table-cell>
          <table:table-cell office:value-type="float" office:value="0.00197457" calcext:value-type="float">
            <text:p>0.00197457</text:p>
          </table:table-cell>
          <table:table-cell office:value-type="float" office:value="0.00143691" calcext:value-type="float">
            <text:p>0.00143691</text:p>
          </table:table-cell>
          <table:table-cell office:value-type="float" office:value="0.00251775" calcext:value-type="float">
            <text:p>0.002517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43706" calcext:value-type="float">
            <text:p>0.0243706</text:p>
          </table:table-cell>
          <table:table-cell office:value-type="float" office:value="0.00286632" calcext:value-type="float">
            <text:p>0.00286632</text:p>
          </table:table-cell>
          <table:table-cell office:value-type="float" office:value="0.000624898" calcext:value-type="float">
            <text:p>0.000624898</text:p>
          </table:table-cell>
          <table:table-cell office:value-type="float" office:value="0.00204839" calcext:value-type="float">
            <text:p>0.00204839</text:p>
          </table:table-cell>
          <table:table-cell office:value-type="float" office:value="0.0014977" calcext:value-type="float">
            <text:p>0.0014977</text:p>
          </table:table-cell>
          <table:table-cell office:value-type="float" office:value="0.00251696" calcext:value-type="float">
            <text:p>0.0025169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44204" calcext:value-type="float">
            <text:p>0.0244204</text:p>
          </table:table-cell>
          <table:table-cell office:value-type="float" office:value="0.00300172" calcext:value-type="float">
            <text:p>0.00300172</text:p>
          </table:table-cell>
          <table:table-cell office:value-type="float" office:value="0.000598055" calcext:value-type="float">
            <text:p>0.000598055</text:p>
          </table:table-cell>
          <table:table-cell office:value-type="float" office:value="0.00214234" calcext:value-type="float">
            <text:p>0.00214234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00254736" calcext:value-type="float">
            <text:p>0.0025473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54341" calcext:value-type="float">
            <text:p>0.0254341</text:p>
          </table:table-cell>
          <table:table-cell office:value-type="float" office:value="0.00308778" calcext:value-type="float">
            <text:p>0.00308778</text:p>
          </table:table-cell>
          <table:table-cell office:value-type="float" office:value="0.000649768" calcext:value-type="float">
            <text:p>0.000649768</text:p>
          </table:table-cell>
          <table:table-cell office:value-type="float" office:value="0.00216524" calcext:value-type="float">
            <text:p>0.00216524</text:p>
          </table:table-cell>
          <table:table-cell office:value-type="float" office:value="0.00150797" calcext:value-type="float">
            <text:p>0.00150797</text:p>
          </table:table-cell>
          <table:table-cell office:value-type="float" office:value="0.0025892" calcext:value-type="float">
            <text:p>0.002589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260199" calcext:value-type="float">
            <text:p>0.0260199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0641478" calcext:value-type="float">
            <text:p>0.000641478</text:p>
          </table:table-cell>
          <table:table-cell office:value-type="float" office:value="0.00210444" calcext:value-type="float">
            <text:p>0.00210444</text:p>
          </table:table-cell>
          <table:table-cell office:value-type="float" office:value="0.00152692" calcext:value-type="float">
            <text:p>0.00152692</text:p>
          </table:table-cell>
          <table:table-cell office:value-type="float" office:value="0.00260499" calcext:value-type="float">
            <text:p>0.00260499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69137" calcext:value-type="float">
            <text:p>0.0269137</text:p>
          </table:table-cell>
          <table:table-cell office:value-type="float" office:value="0.00352675" calcext:value-type="float">
            <text:p>0.00352675</text:p>
          </table:table-cell>
          <table:table-cell office:value-type="float" office:value="0.000716876" calcext:value-type="float">
            <text:p>0.000716876</text:p>
          </table:table-cell>
          <table:table-cell office:value-type="float" office:value="0.00224734" calcext:value-type="float">
            <text:p>0.00224734</text:p>
          </table:table-cell>
          <table:table-cell office:value-type="float" office:value="0.0016181" calcext:value-type="float">
            <text:p>0.0016181</text:p>
          </table:table-cell>
          <table:table-cell office:value-type="float" office:value="0.00257854" calcext:value-type="float">
            <text:p>0.002578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274576" calcext:value-type="float">
            <text:p>0.0274576</text:p>
          </table:table-cell>
          <table:table-cell office:value-type="float" office:value="0.00354649" calcext:value-type="float">
            <text:p>0.00354649</text:p>
          </table:table-cell>
          <table:table-cell office:value-type="float" office:value="0.000703455" calcext:value-type="float">
            <text:p>0.000703455</text:p>
          </table:table-cell>
          <table:table-cell office:value-type="float" office:value="0.0022209" calcext:value-type="float">
            <text:p>0.0022209</text:p>
          </table:table-cell>
          <table:table-cell office:value-type="float" office:value="0.00171245" calcext:value-type="float">
            <text:p>0.00171245</text:p>
          </table:table-cell>
          <table:table-cell office:value-type="float" office:value="0.00274276" calcext:value-type="float">
            <text:p>0.002742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84757" calcext:value-type="float">
            <text:p>0.0284757</text:p>
          </table:table-cell>
          <table:table-cell office:value-type="float" office:value="0.00372847" calcext:value-type="float">
            <text:p>0.00372847</text:p>
          </table:table-cell>
          <table:table-cell office:value-type="float" office:value="0.000753983" calcext:value-type="float">
            <text:p>0.000753983</text:p>
          </table:table-cell>
          <table:table-cell office:value-type="float" office:value="0.00232077" calcext:value-type="float">
            <text:p>0.00232077</text:p>
          </table:table-cell>
          <table:table-cell office:value-type="float" office:value="0.00159205" calcext:value-type="float">
            <text:p>0.00159205</text:p>
          </table:table-cell>
          <table:table-cell office:value-type="float" office:value="0.00266302" calcext:value-type="float">
            <text:p>0.0026630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285456" calcext:value-type="float">
            <text:p>0.0285456</text:p>
          </table:table-cell>
          <table:table-cell office:value-type="float" office:value="0.00380347" calcext:value-type="float">
            <text:p>0.00380347</text:p>
          </table:table-cell>
          <table:table-cell office:value-type="float" office:value="0.000706613" calcext:value-type="float">
            <text:p>0.000706613</text:p>
          </table:table-cell>
          <table:table-cell office:value-type="float" office:value="0.00231366" calcext:value-type="float">
            <text:p>0.00231366</text:p>
          </table:table-cell>
          <table:table-cell office:value-type="float" office:value="0.00170574" calcext:value-type="float">
            <text:p>0.00170574</text:p>
          </table:table-cell>
          <table:table-cell office:value-type="float" office:value="0.00265671" calcext:value-type="float">
            <text:p>0.0026567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96217" calcext:value-type="float">
            <text:p>0.0296217</text:p>
          </table:table-cell>
          <table:table-cell office:value-type="float" office:value="0.00524433" calcext:value-type="float">
            <text:p>0.00524433</text:p>
          </table:table-cell>
          <table:table-cell office:value-type="float" office:value="0.000745694" calcext:value-type="float">
            <text:p>0.000745694</text:p>
          </table:table-cell>
          <table:table-cell office:value-type="float" office:value="0.00242301" calcext:value-type="float">
            <text:p>0.00242301</text:p>
          </table:table-cell>
          <table:table-cell office:value-type="float" office:value="0.00169824" calcext:value-type="float">
            <text:p>0.00169824</text:p>
          </table:table-cell>
          <table:table-cell office:value-type="float" office:value="0.00273842" calcext:value-type="float">
            <text:p>0.0027384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306698" calcext:value-type="float">
            <text:p>0.0306698</text:p>
          </table:table-cell>
          <table:table-cell office:value-type="float" office:value="0.00483102" calcext:value-type="float">
            <text:p>0.00483102</text:p>
          </table:table-cell>
          <table:table-cell office:value-type="float" office:value="0.000760694" calcext:value-type="float">
            <text:p>0.000760694</text:p>
          </table:table-cell>
          <table:table-cell office:value-type="float" office:value="0.00249959" calcext:value-type="float">
            <text:p>0.00249959</text:p>
          </table:table-cell>
          <table:table-cell office:value-type="float" office:value="0.00173021" calcext:value-type="float">
            <text:p>0.00173021</text:p>
          </table:table-cell>
          <table:table-cell office:value-type="float" office:value="0.00272342" calcext:value-type="float">
            <text:p>0.0027234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2158" calcext:value-type="float">
            <text:p>0.032158</text:p>
          </table:table-cell>
          <table:table-cell office:value-type="float" office:value="0.00420731" calcext:value-type="float">
            <text:p>0.00420731</text:p>
          </table:table-cell>
          <table:table-cell office:value-type="float" office:value="0.000726351" calcext:value-type="float">
            <text:p>0.000726351</text:p>
          </table:table-cell>
          <table:table-cell office:value-type="float" office:value="0.00248222" calcext:value-type="float">
            <text:p>0.00248222</text:p>
          </table:table-cell>
          <table:table-cell office:value-type="float" office:value="0.00176969" calcext:value-type="float">
            <text:p>0.00176969</text:p>
          </table:table-cell>
          <table:table-cell office:value-type="float" office:value="0.00275618" calcext:value-type="float">
            <text:p>0.0027561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18655" calcext:value-type="float">
            <text:p>0.0318655</text:p>
          </table:table-cell>
          <table:table-cell office:value-type="float" office:value="0.00431389" calcext:value-type="float">
            <text:p>0.00431389</text:p>
          </table:table-cell>
          <table:table-cell office:value-type="float" office:value="0.000704639" calcext:value-type="float">
            <text:p>0.000704639</text:p>
          </table:table-cell>
          <table:table-cell office:value-type="float" office:value="0.0027175" calcext:value-type="float">
            <text:p>0.0027175</text:p>
          </table:table-cell>
          <table:table-cell office:value-type="float" office:value="0.00183088" calcext:value-type="float">
            <text:p>0.00183088</text:p>
          </table:table-cell>
          <table:table-cell office:value-type="float" office:value="0.00275618" calcext:value-type="float">
            <text:p>0.0027561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322575" calcext:value-type="float">
            <text:p>0.0322575</text:p>
          </table:table-cell>
          <table:table-cell office:value-type="float" office:value="0.00440271" calcext:value-type="float">
            <text:p>0.00440271</text:p>
          </table:table-cell>
          <table:table-cell office:value-type="float" office:value="0.00077609" calcext:value-type="float">
            <text:p>0.00077609</text:p>
          </table:table-cell>
          <table:table-cell office:value-type="float" office:value="0.00252328" calcext:value-type="float">
            <text:p>0.00252328</text:p>
          </table:table-cell>
          <table:table-cell office:value-type="float" office:value="0.00201562" calcext:value-type="float">
            <text:p>0.00201562</text:p>
          </table:table-cell>
          <table:table-cell office:value-type="float" office:value="0.00292948" calcext:value-type="float">
            <text:p>0.0029294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328354" calcext:value-type="float">
            <text:p>0.0328354</text:p>
          </table:table-cell>
          <table:table-cell office:value-type="float" office:value="0.00458311" calcext:value-type="float">
            <text:p>0.00458311</text:p>
          </table:table-cell>
          <table:table-cell office:value-type="float" office:value="0.000695954" calcext:value-type="float">
            <text:p>0.000695954</text:p>
          </table:table-cell>
          <table:table-cell office:value-type="float" office:value="0.00266618" calcext:value-type="float">
            <text:p>0.00266618</text:p>
          </table:table-cell>
          <table:table-cell office:value-type="float" office:value="0.00188654" calcext:value-type="float">
            <text:p>0.00188654</text:p>
          </table:table-cell>
          <table:table-cell office:value-type="float" office:value="0.00282882" calcext:value-type="float">
            <text:p>0.0028288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3855" calcext:value-type="float">
            <text:p>0.033855</text:p>
          </table:table-cell>
          <table:table-cell office:value-type="float" office:value="0.00462062" calcext:value-type="float">
            <text:p>0.00462062</text:p>
          </table:table-cell>
          <table:table-cell office:value-type="float" office:value="0.000748457" calcext:value-type="float">
            <text:p>0.000748457</text:p>
          </table:table-cell>
          <table:table-cell office:value-type="float" office:value="0.00267092" calcext:value-type="float">
            <text:p>0.00267092</text:p>
          </table:table-cell>
          <table:table-cell office:value-type="float" office:value="0.00189759" calcext:value-type="float">
            <text:p>0.00189759</text:p>
          </table:table-cell>
          <table:table-cell office:value-type="float" office:value="0.00280079" calcext:value-type="float">
            <text:p>0.0028007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338578" calcext:value-type="float">
            <text:p>0.0338578</text:p>
          </table:table-cell>
          <table:table-cell office:value-type="float" office:value="0.00476589" calcext:value-type="float">
            <text:p>0.00476589</text:p>
          </table:table-cell>
          <table:table-cell office:value-type="float" office:value="0.000696349" calcext:value-type="float">
            <text:p>0.000696349</text:p>
          </table:table-cell>
          <table:table-cell office:value-type="float" office:value="0.00277987" calcext:value-type="float">
            <text:p>0.00277987</text:p>
          </table:table-cell>
          <table:table-cell office:value-type="float" office:value="0.00193272" calcext:value-type="float">
            <text:p>0.00193272</text:p>
          </table:table-cell>
          <table:table-cell office:value-type="float" office:value="0.0031762" calcext:value-type="float">
            <text:p>0.00317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57321" calcext:value-type="float">
            <text:p>0.0357321</text:p>
          </table:table-cell>
          <table:table-cell office:value-type="float" office:value="0.00489221" calcext:value-type="float">
            <text:p>0.00489221</text:p>
          </table:table-cell>
          <table:table-cell office:value-type="float" office:value="0.000750431" calcext:value-type="float">
            <text:p>0.000750431</text:p>
          </table:table-cell>
          <table:table-cell office:value-type="float" office:value="0.00298514" calcext:value-type="float">
            <text:p>0.00298514</text:p>
          </table:table-cell>
          <table:table-cell office:value-type="float" office:value="0.00198562" calcext:value-type="float">
            <text:p>0.00198562</text:p>
          </table:table-cell>
          <table:table-cell office:value-type="float" office:value="0.00300133" calcext:value-type="float">
            <text:p>0.0030013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351269" calcext:value-type="float">
            <text:p>0.0351269</text:p>
          </table:table-cell>
          <table:table-cell office:value-type="float" office:value="0.00501892" calcext:value-type="float">
            <text:p>0.00501892</text:p>
          </table:table-cell>
          <table:table-cell office:value-type="float" office:value="0.000689244" calcext:value-type="float">
            <text:p>0.000689244</text:p>
          </table:table-cell>
          <table:table-cell office:value-type="float" office:value="0.00277474" calcext:value-type="float">
            <text:p>0.00277474</text:p>
          </table:table-cell>
          <table:table-cell office:value-type="float" office:value="0.00197299" calcext:value-type="float">
            <text:p>0.00197299</text:p>
          </table:table-cell>
          <table:table-cell office:value-type="float" office:value="0.0028758" calcext:value-type="float">
            <text:p>0.002875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35935" calcext:value-type="float">
            <text:p>0.035935</text:p>
          </table:table-cell>
          <table:table-cell office:value-type="float" office:value="0.00515117" calcext:value-type="float">
            <text:p>0.00515117</text:p>
          </table:table-cell>
          <table:table-cell office:value-type="float" office:value="0.000736219" calcext:value-type="float">
            <text:p>0.000736219</text:p>
          </table:table-cell>
          <table:table-cell office:value-type="float" office:value="0.00284895" calcext:value-type="float">
            <text:p>0.00284895</text:p>
          </table:table-cell>
          <table:table-cell office:value-type="float" office:value="0.00210247" calcext:value-type="float">
            <text:p>0.00210247</text:p>
          </table:table-cell>
          <table:table-cell office:value-type="float" office:value="0.00289909" calcext:value-type="float">
            <text:p>0.0028990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52754" calcext:value-type="float">
            <text:p>0.0352754</text:p>
          </table:table-cell>
          <table:table-cell office:value-type="float" office:value="0.00537934" calcext:value-type="float">
            <text:p>0.00537934</text:p>
          </table:table-cell>
          <table:table-cell office:value-type="float" office:value="0.000695954" calcext:value-type="float">
            <text:p>0.000695954</text:p>
          </table:table-cell>
          <table:table-cell office:value-type="float" office:value="0.00293185" calcext:value-type="float">
            <text:p>0.00293185</text:p>
          </table:table-cell>
          <table:table-cell office:value-type="float" office:value="0.00206378" calcext:value-type="float">
            <text:p>0.00206378</text:p>
          </table:table-cell>
          <table:table-cell office:value-type="float" office:value="0.00303488" calcext:value-type="float">
            <text:p>0.0030348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36496" calcext:value-type="float">
            <text:p>0.036496</text:p>
          </table:table-cell>
          <table:table-cell office:value-type="float" office:value="0.00537736" calcext:value-type="float">
            <text:p>0.00537736</text:p>
          </table:table-cell>
          <table:table-cell office:value-type="float" office:value="0.000703455" calcext:value-type="float">
            <text:p>0.000703455</text:p>
          </table:table-cell>
          <table:table-cell office:value-type="float" office:value="0.00321213" calcext:value-type="float">
            <text:p>0.00321213</text:p>
          </table:table-cell>
          <table:table-cell office:value-type="float" office:value="0.00211984" calcext:value-type="float">
            <text:p>0.00211984</text:p>
          </table:table-cell>
          <table:table-cell office:value-type="float" office:value="0.00294448" calcext:value-type="float">
            <text:p>0.0029444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372085" calcext:value-type="float">
            <text:p>0.0372085</text:p>
          </table:table-cell>
          <table:table-cell office:value-type="float" office:value="0.00563435" calcext:value-type="float">
            <text:p>0.00563435</text:p>
          </table:table-cell>
          <table:table-cell office:value-type="float" office:value="0.000746878" calcext:value-type="float">
            <text:p>0.000746878</text:p>
          </table:table-cell>
          <table:table-cell office:value-type="float" office:value="0.00302343" calcext:value-type="float">
            <text:p>0.00302343</text:p>
          </table:table-cell>
          <table:table-cell office:value-type="float" office:value="0.00211431" calcext:value-type="float">
            <text:p>0.00211431</text:p>
          </table:table-cell>
          <table:table-cell office:value-type="float" office:value="0.00286198" calcext:value-type="float">
            <text:p>0.0028619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374615" calcext:value-type="float">
            <text:p>0.0374615</text:p>
          </table:table-cell>
          <table:table-cell office:value-type="float" office:value="0.00583094" calcext:value-type="float">
            <text:p>0.00583094</text:p>
          </table:table-cell>
          <table:table-cell office:value-type="float" office:value="0.000714508" calcext:value-type="float">
            <text:p>0.000714508</text:p>
          </table:table-cell>
          <table:table-cell office:value-type="float" office:value="0.00302225" calcext:value-type="float">
            <text:p>0.00302225</text:p>
          </table:table-cell>
          <table:table-cell office:value-type="float" office:value="0.00223116" calcext:value-type="float">
            <text:p>0.00223116</text:p>
          </table:table-cell>
          <table:table-cell office:value-type="float" office:value="0.00288409" calcext:value-type="float">
            <text:p>0.00288409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9371" calcext:value-type="float">
            <text:p>0.039371</text:p>
          </table:table-cell>
          <table:table-cell office:value-type="float" office:value="0.00576462" calcext:value-type="float">
            <text:p>0.00576462</text:p>
          </table:table-cell>
          <table:table-cell office:value-type="float" office:value="0.000744904" calcext:value-type="float">
            <text:p>0.000744904</text:p>
          </table:table-cell>
          <table:table-cell office:value-type="float" office:value="0.0031762" calcext:value-type="float">
            <text:p>0.0031762</text:p>
          </table:table-cell>
          <table:table-cell office:value-type="float" office:value="0.00211668" calcext:value-type="float">
            <text:p>0.00211668</text:p>
          </table:table-cell>
          <table:table-cell office:value-type="float" office:value="0.00304396" calcext:value-type="float">
            <text:p>0.00304396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87678" calcext:value-type="float">
            <text:p>0.0387678</text:p>
          </table:table-cell>
          <table:table-cell office:value-type="float" office:value="0.00602437" calcext:value-type="float">
            <text:p>0.00602437</text:p>
          </table:table-cell>
          <table:table-cell office:value-type="float" office:value="0.000712929" calcext:value-type="float">
            <text:p>0.000712929</text:p>
          </table:table-cell>
          <table:table-cell office:value-type="float" office:value="0.00313791" calcext:value-type="float">
            <text:p>0.00313791</text:p>
          </table:table-cell>
          <table:table-cell office:value-type="float" office:value="0.00225524" calcext:value-type="float">
            <text:p>0.00225524</text:p>
          </table:table-cell>
          <table:table-cell office:value-type="float" office:value="0.00297291" calcext:value-type="float">
            <text:p>0.0029729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407041" calcext:value-type="float">
            <text:p>0.0407041</text:p>
          </table:table-cell>
          <table:table-cell office:value-type="float" office:value="0.00623517" calcext:value-type="float">
            <text:p>0.00623517</text:p>
          </table:table-cell>
          <table:table-cell office:value-type="float" office:value="0.000741746" calcext:value-type="float">
            <text:p>0.000741746</text:p>
          </table:table-cell>
          <table:table-cell office:value-type="float" office:value="0.00319752" calcext:value-type="float">
            <text:p>0.00319752</text:p>
          </table:table-cell>
          <table:table-cell office:value-type="float" office:value="0.00236419" calcext:value-type="float">
            <text:p>0.00236419</text:p>
          </table:table-cell>
          <table:table-cell office:value-type="float" office:value="0.00284777" calcext:value-type="float">
            <text:p>0.0028477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04719" calcext:value-type="float">
            <text:p>0.0404719</text:p>
          </table:table-cell>
          <table:table-cell office:value-type="float" office:value="0.00626991" calcext:value-type="float">
            <text:p>0.00626991</text:p>
          </table:table-cell>
          <table:table-cell office:value-type="float" office:value="0.000705823" calcext:value-type="float">
            <text:p>0.000705823</text:p>
          </table:table-cell>
          <table:table-cell office:value-type="float" office:value="0.00327055" calcext:value-type="float">
            <text:p>0.00327055</text:p>
          </table:table-cell>
          <table:table-cell office:value-type="float" office:value="0.00228564" calcext:value-type="float">
            <text:p>0.00228564</text:p>
          </table:table-cell>
          <table:table-cell office:value-type="float" office:value="0.00300804" calcext:value-type="float">
            <text:p>0.00300804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413424" calcext:value-type="float">
            <text:p>0.0413424</text:p>
          </table:table-cell>
          <table:table-cell office:value-type="float" office:value="0.00655847" calcext:value-type="float">
            <text:p>0.00655847</text:p>
          </table:table-cell>
          <table:table-cell office:value-type="float" office:value="0.000747273" calcext:value-type="float">
            <text:p>0.000747273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22959" calcext:value-type="float">
            <text:p>0.0022959</text:p>
          </table:table-cell>
          <table:table-cell office:value-type="float" office:value="0.00286593" calcext:value-type="float">
            <text:p>0.00286593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421619" calcext:value-type="float">
            <text:p>0.0421619</text:p>
          </table:table-cell>
          <table:table-cell office:value-type="float" office:value="0.006609" calcext:value-type="float">
            <text:p>0.006609</text:p>
          </table:table-cell>
          <table:table-cell office:value-type="float" office:value="0.000701876" calcext:value-type="float">
            <text:p>0.000701876</text:p>
          </table:table-cell>
          <table:table-cell office:value-type="float" office:value="0.00329226" calcext:value-type="float">
            <text:p>0.00329226</text:p>
          </table:table-cell>
          <table:table-cell office:value-type="float" office:value="0.00228879" calcext:value-type="float">
            <text:p>0.00228879</text:p>
          </table:table-cell>
          <table:table-cell office:value-type="float" office:value="0.00296619" calcext:value-type="float">
            <text:p>0.00296619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26198" calcext:value-type="float">
            <text:p>0.0426198</text:p>
          </table:table-cell>
          <table:table-cell office:value-type="float" office:value="0.00651663" calcext:value-type="float">
            <text:p>0.00651663</text:p>
          </table:table-cell>
          <table:table-cell office:value-type="float" office:value="0.0007603" calcext:value-type="float">
            <text:p>0.0007603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0238788" calcext:value-type="float">
            <text:p>0.00238788</text:p>
          </table:table-cell>
          <table:table-cell office:value-type="float" office:value="0.00301001" calcext:value-type="float">
            <text:p>0.0030100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429052" calcext:value-type="float">
            <text:p>0.0429052</text:p>
          </table:table-cell>
          <table:table-cell office:value-type="float" office:value="0.00681309" calcext:value-type="float">
            <text:p>0.00681309</text:p>
          </table:table-cell>
          <table:table-cell office:value-type="float" office:value="0.000733061" calcext:value-type="float">
            <text:p>0.000733061</text:p>
          </table:table-cell>
          <table:table-cell office:value-type="float" office:value="0.00356267" calcext:value-type="float">
            <text:p>0.00356267</text:p>
          </table:table-cell>
          <table:table-cell office:value-type="float" office:value="0.00245657" calcext:value-type="float">
            <text:p>0.00245657</text:p>
          </table:table-cell>
          <table:table-cell office:value-type="float" office:value="0.0029808" calcext:value-type="float">
            <text:p>0.002980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00682848" calcext:value-type="float">
            <text:p>0.00682848</text:p>
          </table:table-cell>
          <table:table-cell office:value-type="float" office:value="0.000794249" calcext:value-type="float">
            <text:p>0.000794249</text:p>
          </table:table-cell>
          <table:table-cell office:value-type="float" office:value="0.00453811" calcext:value-type="float">
            <text:p>0.00453811</text:p>
          </table:table-cell>
          <table:table-cell office:value-type="float" office:value="0.00329779" calcext:value-type="float">
            <text:p>0.00329779</text:p>
          </table:table-cell>
          <table:table-cell office:value-type="float" office:value="0.0040198" calcext:value-type="float">
            <text:p>0.004019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448818" calcext:value-type="float">
            <text:p>0.0448818</text:p>
          </table:table-cell>
          <table:table-cell office:value-type="float" office:value="0.00702152" calcext:value-type="float">
            <text:p>0.00702152</text:p>
          </table:table-cell>
          <table:table-cell office:value-type="float" office:value="0.000770563" calcext:value-type="float">
            <text:p>0.000770563</text:p>
          </table:table-cell>
          <table:table-cell office:value-type="float" office:value="0.00269618" calcext:value-type="float">
            <text:p>0.00269618</text:p>
          </table:table-cell>
          <table:table-cell office:value-type="float" office:value="0.00188851" calcext:value-type="float">
            <text:p>0.00188851</text:p>
          </table:table-cell>
          <table:table-cell office:value-type="float" office:value="0.00280316" calcext:value-type="float">
            <text:p>0.0028031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455161" calcext:value-type="float">
            <text:p>0.0455161</text:p>
          </table:table-cell>
          <table:table-cell office:value-type="float" office:value="0.00716719" calcext:value-type="float">
            <text:p>0.00716719</text:p>
          </table:table-cell>
          <table:table-cell office:value-type="float" office:value="0.000817539" calcext:value-type="float">
            <text:p>0.000817539</text:p>
          </table:table-cell>
          <table:table-cell office:value-type="float" office:value="0.00269223" calcext:value-type="float">
            <text:p>0.00269223</text:p>
          </table:table-cell>
          <table:table-cell office:value-type="float" office:value="0.00178864" calcext:value-type="float">
            <text:p>0.00178864</text:p>
          </table:table-cell>
          <table:table-cell office:value-type="float" office:value="0.00278461" calcext:value-type="float">
            <text:p>0.0027846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454036" calcext:value-type="float">
            <text:p>0.0454036</text:p>
          </table:table-cell>
          <table:table-cell office:value-type="float" office:value="0.0073239" calcext:value-type="float">
            <text:p>0.0073239</text:p>
          </table:table-cell>
          <table:table-cell office:value-type="float" office:value="0.00080846" calcext:value-type="float">
            <text:p>0.00080846</text:p>
          </table:table-cell>
          <table:table-cell office:value-type="float" office:value="0.00273289" calcext:value-type="float">
            <text:p>0.00273289</text:p>
          </table:table-cell>
          <table:table-cell office:value-type="float" office:value="0.00185061" calcext:value-type="float">
            <text:p>0.00185061</text:p>
          </table:table-cell>
          <table:table-cell office:value-type="float" office:value="0.00277632" calcext:value-type="float">
            <text:p>0.0027763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465006" calcext:value-type="float">
            <text:p>0.0465006</text:p>
          </table:table-cell>
          <table:table-cell office:value-type="float" office:value="0.00744786" calcext:value-type="float">
            <text:p>0.00744786</text:p>
          </table:table-cell>
          <table:table-cell office:value-type="float" office:value="0.00085662" calcext:value-type="float">
            <text:p>0.00085662</text:p>
          </table:table-cell>
          <table:table-cell office:value-type="float" office:value="0.00278816" calcext:value-type="float">
            <text:p>0.00278816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0312133" calcext:value-type="float">
            <text:p>0.003121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79293" calcext:value-type="float">
            <text:p>0.0479293</text:p>
          </table:table-cell>
          <table:table-cell office:value-type="float" office:value="0.0076705" calcext:value-type="float">
            <text:p>0.0076705</text:p>
          </table:table-cell>
          <table:table-cell office:value-type="float" office:value="0.000789117" calcext:value-type="float">
            <text:p>0.000789117</text:p>
          </table:table-cell>
          <table:table-cell office:value-type="float" office:value="0.0028004" calcext:value-type="float">
            <text:p>0.0028004</text:p>
          </table:table-cell>
          <table:table-cell office:value-type="float" office:value="0.00184904" calcext:value-type="float">
            <text:p>0.00184904</text:p>
          </table:table-cell>
          <table:table-cell office:value-type="float" office:value="0.0027779" calcext:value-type="float">
            <text:p>0.0027779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93508" calcext:value-type="float">
            <text:p>0.0493508</text:p>
          </table:table-cell>
          <table:table-cell office:value-type="float" office:value="0.00789235" calcext:value-type="float">
            <text:p>0.00789235</text:p>
          </table:table-cell>
          <table:table-cell office:value-type="float" office:value="0.000811223" calcext:value-type="float">
            <text:p>0.000811223</text:p>
          </table:table-cell>
          <table:table-cell office:value-type="float" office:value="0.0028004" calcext:value-type="float">
            <text:p>0.0028004</text:p>
          </table:table-cell>
          <table:table-cell office:value-type="float" office:value="0.00184746" calcext:value-type="float">
            <text:p>0.00184746</text:p>
          </table:table-cell>
          <table:table-cell office:value-type="float" office:value="0.002755" calcext:value-type="float">
            <text:p>0.00275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97566" calcext:value-type="float">
            <text:p>0.0497566</text:p>
          </table:table-cell>
          <table:table-cell office:value-type="float" office:value="0.00813197" calcext:value-type="float">
            <text:p>0.00813197</text:p>
          </table:table-cell>
          <table:table-cell office:value-type="float" office:value="0.000750036" calcext:value-type="float">
            <text:p>0.000750036</text:p>
          </table:table-cell>
          <table:table-cell office:value-type="float" office:value="0.00281698" calcext:value-type="float">
            <text:p>0.00281698</text:p>
          </table:table-cell>
          <table:table-cell office:value-type="float" office:value="0.00189364" calcext:value-type="float">
            <text:p>0.00189364</text:p>
          </table:table-cell>
          <table:table-cell office:value-type="float" office:value="0.00273132" calcext:value-type="float">
            <text:p>0.00273132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490243" calcext:value-type="float">
            <text:p>0.0490243</text:p>
          </table:table-cell>
          <table:table-cell office:value-type="float" office:value="0.00814855" calcext:value-type="float">
            <text:p>0.00814855</text:p>
          </table:table-cell>
          <table:table-cell office:value-type="float" office:value="0.000738193" calcext:value-type="float">
            <text:p>0.000738193</text:p>
          </table:table-cell>
          <table:table-cell office:value-type="float" office:value="0.00279842" calcext:value-type="float">
            <text:p>0.00279842</text:p>
          </table:table-cell>
          <table:table-cell office:value-type="float" office:value="0.00192088" calcext:value-type="float">
            <text:p>0.00192088</text:p>
          </table:table-cell>
          <table:table-cell office:value-type="float" office:value="0.00285053" calcext:value-type="float">
            <text:p>0.0028505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497175" calcext:value-type="float">
            <text:p>0.0497175</text:p>
          </table:table-cell>
          <table:table-cell office:value-type="float" office:value="0.00839132" calcext:value-type="float">
            <text:p>0.00839132</text:p>
          </table:table-cell>
          <table:table-cell office:value-type="float" office:value="0.000795038" calcext:value-type="float">
            <text:p>0.000795038</text:p>
          </table:table-cell>
          <table:table-cell office:value-type="float" office:value="0.0028683" calcext:value-type="float">
            <text:p>0.0028683</text:p>
          </table:table-cell>
          <table:table-cell office:value-type="float" office:value="0.00206102" calcext:value-type="float">
            <text:p>0.00206102</text:p>
          </table:table-cell>
          <table:table-cell office:value-type="float" office:value="0.00284974" calcext:value-type="float">
            <text:p>0.0028497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502117" calcext:value-type="float">
            <text:p>0.0502117</text:p>
          </table:table-cell>
          <table:table-cell office:value-type="float" office:value="0.00877976" calcext:value-type="float">
            <text:p>0.00877976</text:p>
          </table:table-cell>
          <table:table-cell office:value-type="float" office:value="0.000724377" calcext:value-type="float">
            <text:p>0.000724377</text:p>
          </table:table-cell>
          <table:table-cell office:value-type="float" office:value="0.00290974" calcext:value-type="float">
            <text:p>0.00290974</text:p>
          </table:table-cell>
          <table:table-cell office:value-type="float" office:value="0.00189838" calcext:value-type="float">
            <text:p>0.00189838</text:p>
          </table:table-cell>
          <table:table-cell office:value-type="float" office:value="0.00275974" calcext:value-type="float">
            <text:p>0.0027597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514331" calcext:value-type="float">
            <text:p>0.0514331</text:p>
          </table:table-cell>
          <table:table-cell office:value-type="float" office:value="0.0088824" calcext:value-type="float">
            <text:p>0.0088824</text:p>
          </table:table-cell>
          <table:table-cell office:value-type="float" office:value="0.000773721" calcext:value-type="float">
            <text:p>0.000773721</text:p>
          </table:table-cell>
          <table:table-cell office:value-type="float" office:value="0.0029733" calcext:value-type="float">
            <text:p>0.0029733</text:p>
          </table:table-cell>
          <table:table-cell office:value-type="float" office:value="0.0019197" calcext:value-type="float">
            <text:p>0.0019197</text:p>
          </table:table-cell>
          <table:table-cell office:value-type="float" office:value="0.00285487" calcext:value-type="float">
            <text:p>0.0028548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517841" calcext:value-type="float">
            <text:p>0.0517841</text:p>
          </table:table-cell>
          <table:table-cell office:value-type="float" office:value="0.0100185" calcext:value-type="float">
            <text:p>0.0100185</text:p>
          </table:table-cell>
          <table:table-cell office:value-type="float" office:value="0.000705429" calcext:value-type="float">
            <text:p>0.000705429</text:p>
          </table:table-cell>
          <table:table-cell office:value-type="float" office:value="0.00298435" calcext:value-type="float">
            <text:p>0.00298435</text:p>
          </table:table-cell>
          <table:table-cell office:value-type="float" office:value="0.00192443" calcext:value-type="float">
            <text:p>0.00192443</text:p>
          </table:table-cell>
          <table:table-cell office:value-type="float" office:value="0.00280671" calcext:value-type="float">
            <text:p>0.0028067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52105" calcext:value-type="float">
            <text:p>0.052105</text:p>
          </table:table-cell>
          <table:table-cell office:value-type="float" office:value="0.0091911" calcext:value-type="float">
            <text:p>0.0091911</text:p>
          </table:table-cell>
          <table:table-cell office:value-type="float" office:value="0.000765431" calcext:value-type="float">
            <text:p>0.000765431</text:p>
          </table:table-cell>
          <table:table-cell office:value-type="float" office:value="0.00300685" calcext:value-type="float">
            <text:p>0.00300685</text:p>
          </table:table-cell>
          <table:table-cell office:value-type="float" office:value="0.00195483" calcext:value-type="float">
            <text:p>0.00195483</text:p>
          </table:table-cell>
          <table:table-cell office:value-type="float" office:value="0.00275224" calcext:value-type="float">
            <text:p>0.0027522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526817" calcext:value-type="float">
            <text:p>0.0526817</text:p>
          </table:table-cell>
          <table:table-cell office:value-type="float" office:value="0.00962099" calcext:value-type="float">
            <text:p>0.00962099</text:p>
          </table:table-cell>
          <table:table-cell office:value-type="float" office:value="0.000698718" calcext:value-type="float">
            <text:p>0.000698718</text:p>
          </table:table-cell>
          <table:table-cell office:value-type="float" office:value="0.00299106" calcext:value-type="float">
            <text:p>0.00299106</text:p>
          </table:table-cell>
          <table:table-cell office:value-type="float" office:value="0.00193904" calcext:value-type="float">
            <text:p>0.00193904</text:p>
          </table:table-cell>
          <table:table-cell office:value-type="float" office:value="0.00276763" calcext:value-type="float">
            <text:p>0.002767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53838" calcext:value-type="float">
            <text:p>0.053838</text:p>
          </table:table-cell>
          <table:table-cell office:value-type="float" office:value="0.00973547" calcext:value-type="float">
            <text:p>0.00973547</text:p>
          </table:table-cell>
          <table:table-cell office:value-type="float" office:value="0.000748457" calcext:value-type="float">
            <text:p>0.000748457</text:p>
          </table:table-cell>
          <table:table-cell office:value-type="float" office:value="0.00306173" calcext:value-type="float">
            <text:p>0.00306173</text:p>
          </table:table-cell>
          <table:table-cell office:value-type="float" office:value="0.00199589" calcext:value-type="float">
            <text:p>0.00199589</text:p>
          </table:table-cell>
          <table:table-cell office:value-type="float" office:value="0.00277592" calcext:value-type="float">
            <text:p>0.0027759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541798" calcext:value-type="float">
            <text:p>0.0541798</text:p>
          </table:table-cell>
          <table:table-cell office:value-type="float" office:value="0.00981876" calcext:value-type="float">
            <text:p>0.00981876</text:p>
          </table:table-cell>
          <table:table-cell office:value-type="float" office:value="0.000716876" calcext:value-type="float">
            <text:p>0.000716876</text:p>
          </table:table-cell>
          <table:table-cell office:value-type="float" office:value="0.00310515" calcext:value-type="float">
            <text:p>0.00310515</text:p>
          </table:table-cell>
          <table:table-cell office:value-type="float" office:value="0.00202865" calcext:value-type="float">
            <text:p>0.00202865</text:p>
          </table:table-cell>
          <table:table-cell office:value-type="float" office:value="0.00291132" calcext:value-type="float">
            <text:p>0.00291132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546129" calcext:value-type="float">
            <text:p>0.0546129</text:p>
          </table:table-cell>
          <table:table-cell office:value-type="float" office:value="0.0101385" calcext:value-type="float">
            <text:p>0.0101385</text:p>
          </table:table-cell>
          <table:table-cell office:value-type="float" office:value="0.00080846" calcext:value-type="float">
            <text:p>0.00080846</text:p>
          </table:table-cell>
          <table:table-cell office:value-type="float" office:value="0.0031091" calcext:value-type="float">
            <text:p>0.0031091</text:p>
          </table:table-cell>
          <table:table-cell office:value-type="float" office:value="0.0020622" calcext:value-type="float">
            <text:p>0.0020622</text:p>
          </table:table-cell>
          <table:table-cell office:value-type="float" office:value="0.00276566" calcext:value-type="float">
            <text:p>0.00276566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558118" calcext:value-type="float">
            <text:p>0.0558118</text:p>
          </table:table-cell>
          <table:table-cell office:value-type="float" office:value="0.0102933" calcext:value-type="float">
            <text:p>0.0102933</text:p>
          </table:table-cell>
          <table:table-cell office:value-type="float" office:value="0.000766616" calcext:value-type="float">
            <text:p>0.000766616</text:p>
          </table:table-cell>
          <table:table-cell office:value-type="float" office:value="0.00310278" calcext:value-type="float">
            <text:p>0.00310278</text:p>
          </table:table-cell>
          <table:table-cell office:value-type="float" office:value="0.00200852" calcext:value-type="float">
            <text:p>0.00200852</text:p>
          </table:table-cell>
          <table:table-cell office:value-type="float" office:value="0.00288093" calcext:value-type="float">
            <text:p>0.00288093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568543" calcext:value-type="float">
            <text:p>0.0568543</text:p>
          </table:table-cell>
          <table:table-cell office:value-type="float" office:value="0.0105337" calcext:value-type="float">
            <text:p>0.0105337</text:p>
          </table:table-cell>
          <table:table-cell office:value-type="float" office:value="0.000800565" calcext:value-type="float">
            <text:p>0.000800565</text:p>
          </table:table-cell>
          <table:table-cell office:value-type="float" office:value="0.00318449" calcext:value-type="float">
            <text:p>0.00318449</text:p>
          </table:table-cell>
          <table:table-cell office:value-type="float" office:value="0.00206734" calcext:value-type="float">
            <text:p>0.00206734</text:p>
          </table:table-cell>
          <table:table-cell office:value-type="float" office:value="0.00286672" calcext:value-type="float">
            <text:p>0.0028667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70094" calcext:value-type="float">
            <text:p>0.0570094</text:p>
          </table:table-cell>
          <table:table-cell office:value-type="float" office:value="0.0107749" calcext:value-type="float">
            <text:p>0.0107749</text:p>
          </table:table-cell>
          <table:table-cell office:value-type="float" office:value="0.000750431" calcext:value-type="float">
            <text:p>0.000750431</text:p>
          </table:table-cell>
          <table:table-cell office:value-type="float" office:value="0.0031616" calcext:value-type="float">
            <text:p>0.0031616</text:p>
          </table:table-cell>
          <table:table-cell office:value-type="float" office:value="0.00206655" calcext:value-type="float">
            <text:p>0.00206655</text:p>
          </table:table-cell>
          <table:table-cell office:value-type="float" office:value="0.00281185" calcext:value-type="float">
            <text:p>0.0028118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8986" calcext:value-type="float">
            <text:p>0.058986</text:p>
          </table:table-cell>
          <table:table-cell office:value-type="float" office:value="0.0111005" calcext:value-type="float">
            <text:p>0.0111005</text:p>
          </table:table-cell>
          <table:table-cell office:value-type="float" office:value="0.000800959" calcext:value-type="float">
            <text:p>0.000800959</text:p>
          </table:table-cell>
          <table:table-cell office:value-type="float" office:value="0.00318449" calcext:value-type="float">
            <text:p>0.00318449</text:p>
          </table:table-cell>
          <table:table-cell office:value-type="float" office:value="0.00207642" calcext:value-type="float">
            <text:p>0.00207642</text:p>
          </table:table-cell>
          <table:table-cell office:value-type="float" office:value="0.00282685" calcext:value-type="float">
            <text:p>0.0028268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585825" calcext:value-type="float">
            <text:p>0.0585825</text:p>
          </table:table-cell>
          <table:table-cell office:value-type="float" office:value="0.0112095" calcext:value-type="float">
            <text:p>0.0112095</text:p>
          </table:table-cell>
          <table:table-cell office:value-type="float" office:value="0.000732272" calcext:value-type="float">
            <text:p>0.000732272</text:p>
          </table:table-cell>
          <table:table-cell office:value-type="float" office:value="0.00322476" calcext:value-type="float">
            <text:p>0.00322476</text:p>
          </table:table-cell>
          <table:table-cell office:value-type="float" office:value="0.0021005" calcext:value-type="float">
            <text:p>0.0021005</text:p>
          </table:table-cell>
          <table:table-cell office:value-type="float" office:value="0.00282092" calcext:value-type="float">
            <text:p>0.00282092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594135" calcext:value-type="float">
            <text:p>0.0594135</text:p>
          </table:table-cell>
          <table:table-cell office:value-type="float" office:value="0.0115312" calcext:value-type="float">
            <text:p>0.0115312</text:p>
          </table:table-cell>
          <table:table-cell office:value-type="float" office:value="0.000778853" calcext:value-type="float">
            <text:p>0.000778853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215221" calcext:value-type="float">
            <text:p>0.00215221</text:p>
          </table:table-cell>
          <table:table-cell office:value-type="float" office:value="0.00278619" calcext:value-type="float">
            <text:p>0.0027861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599752" calcext:value-type="float">
            <text:p>0.0599752</text:p>
          </table:table-cell>
          <table:table-cell office:value-type="float" office:value="0.0121885" calcext:value-type="float">
            <text:p>0.0121885</text:p>
          </table:table-cell>
          <table:table-cell office:value-type="float" office:value="0.000729114" calcext:value-type="float">
            <text:p>0.000729114</text:p>
          </table:table-cell>
          <table:table-cell office:value-type="float" office:value="0.0032745" calcext:value-type="float">
            <text:p>0.0032745</text:p>
          </table:table-cell>
          <table:table-cell office:value-type="float" office:value="0.0022134" calcext:value-type="float">
            <text:p>0.0022134</text:p>
          </table:table-cell>
          <table:table-cell office:value-type="float" office:value="0.00275618" calcext:value-type="float">
            <text:p>0.002756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603953" calcext:value-type="float">
            <text:p>0.0603953</text:p>
          </table:table-cell>
          <table:table-cell office:value-type="float" office:value="0.0119497" calcext:value-type="float">
            <text:p>0.0119497</text:p>
          </table:table-cell>
          <table:table-cell office:value-type="float" office:value="0.000798196" calcext:value-type="float">
            <text:p>0.000798196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214352" calcext:value-type="float">
            <text:p>0.00214352</text:p>
          </table:table-cell>
          <table:table-cell office:value-type="float" office:value="0.00274197" calcext:value-type="float">
            <text:p>0.00274197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616399" calcext:value-type="float">
            <text:p>0.0616399</text:p>
          </table:table-cell>
          <table:table-cell office:value-type="float" office:value="0.0121222" calcext:value-type="float">
            <text:p>0.0121222</text:p>
          </table:table-cell>
          <table:table-cell office:value-type="float" office:value="0.000747273" calcext:value-type="float">
            <text:p>0.000747273</text:p>
          </table:table-cell>
          <table:table-cell office:value-type="float" office:value="0.00329266" calcext:value-type="float">
            <text:p>0.00329266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290935" calcext:value-type="float">
            <text:p>0.0029093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621006" calcext:value-type="float">
            <text:p>0.0621006</text:p>
          </table:table-cell>
          <table:table-cell office:value-type="float" office:value="0.0124763" calcext:value-type="float">
            <text:p>0.0124763</text:p>
          </table:table-cell>
          <table:table-cell office:value-type="float" office:value="0.000742536" calcext:value-type="float">
            <text:p>0.000742536</text:p>
          </table:table-cell>
          <table:table-cell office:value-type="float" office:value="0.00334674" calcext:value-type="float">
            <text:p>0.00334674</text:p>
          </table:table-cell>
          <table:table-cell office:value-type="float" office:value="0.00217866" calcext:value-type="float">
            <text:p>0.00217866</text:p>
          </table:table-cell>
          <table:table-cell office:value-type="float" office:value="0.00277671" calcext:value-type="float">
            <text:p>0.0027767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626608" calcext:value-type="float">
            <text:p>0.0626608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00789117" calcext:value-type="float">
            <text:p>0.000789117</text:p>
          </table:table-cell>
          <table:table-cell office:value-type="float" office:value="0.00334832" calcext:value-type="float">
            <text:p>0.00334832</text:p>
          </table:table-cell>
          <table:table-cell office:value-type="float" office:value="0.00221497" calcext:value-type="float">
            <text:p>0.00221497</text:p>
          </table:table-cell>
          <table:table-cell office:value-type="float" office:value="0.00269816" calcext:value-type="float">
            <text:p>0.00269816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634803" calcext:value-type="float">
            <text:p>0.0634803</text:p>
          </table:table-cell>
          <table:table-cell office:value-type="float" office:value="0.0128517" calcext:value-type="float">
            <text:p>0.0128517</text:p>
          </table:table-cell>
          <table:table-cell office:value-type="float" office:value="0.000742536" calcext:value-type="float">
            <text:p>0.000742536</text:p>
          </table:table-cell>
          <table:table-cell office:value-type="float" office:value="0.00342095" calcext:value-type="float">
            <text:p>0.00342095</text:p>
          </table:table-cell>
          <table:table-cell office:value-type="float" office:value="0.00237248" calcext:value-type="float">
            <text:p>0.00237248</text:p>
          </table:table-cell>
          <table:table-cell office:value-type="float" office:value="0.00281145" calcext:value-type="float">
            <text:p>0.0028114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638182" calcext:value-type="float">
            <text:p>0.0638182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000778853" calcext:value-type="float">
            <text:p>0.000778853</text:p>
          </table:table-cell>
          <table:table-cell office:value-type="float" office:value="0.00354135" calcext:value-type="float">
            <text:p>0.00354135</text:p>
          </table:table-cell>
          <table:table-cell office:value-type="float" office:value="0.00225721" calcext:value-type="float">
            <text:p>0.00225721</text:p>
          </table:table-cell>
          <table:table-cell office:value-type="float" office:value="0.00276763" calcext:value-type="float">
            <text:p>0.0027676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646318" calcext:value-type="float">
            <text:p>0.0646318</text:p>
          </table:table-cell>
          <table:table-cell office:value-type="float" office:value="0.0133246" calcext:value-type="float">
            <text:p>0.0133246</text:p>
          </table:table-cell>
          <table:table-cell office:value-type="float" office:value="0.000762668" calcext:value-type="float">
            <text:p>0.000762668</text:p>
          </table:table-cell>
          <table:table-cell office:value-type="float" office:value="0.00359583" calcext:value-type="float">
            <text:p>0.00359583</text:p>
          </table:table-cell>
          <table:table-cell office:value-type="float" office:value="0.00258368" calcext:value-type="float">
            <text:p>0.00258368</text:p>
          </table:table-cell>
          <table:table-cell office:value-type="float" office:value="0.00273566" calcext:value-type="float">
            <text:p>0.0027356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65606" calcext:value-type="float">
            <text:p>0.065606</text:p>
          </table:table-cell>
          <table:table-cell office:value-type="float" office:value="0.0135993" calcext:value-type="float">
            <text:p>0.0135993</text:p>
          </table:table-cell>
          <table:table-cell office:value-type="float" office:value="0.000875963" calcext:value-type="float">
            <text:p>0.000875963</text:p>
          </table:table-cell>
          <table:table-cell office:value-type="float" office:value="0.00350504" calcext:value-type="float">
            <text:p>0.00350504</text:p>
          </table:table-cell>
          <table:table-cell office:value-type="float" office:value="0.00246249" calcext:value-type="float">
            <text:p>0.00246249</text:p>
          </table:table-cell>
          <table:table-cell office:value-type="float" office:value="0.0029354" calcext:value-type="float">
            <text:p>0.0029354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65041" calcext:value-type="float">
            <text:p>0.0665041</text:p>
          </table:table-cell>
          <table:table-cell office:value-type="float" office:value="0.0140403" calcext:value-type="float">
            <text:p>0.0140403</text:p>
          </table:table-cell>
          <table:table-cell office:value-type="float" office:value="0.000828987" calcext:value-type="float">
            <text:p>0.000828987</text:p>
          </table:table-cell>
          <table:table-cell office:value-type="float" office:value="0.00357609" calcext:value-type="float">
            <text:p>0.00357609</text:p>
          </table:table-cell>
          <table:table-cell office:value-type="float" office:value="0.00228366" calcext:value-type="float">
            <text:p>0.00228366</text:p>
          </table:table-cell>
          <table:table-cell office:value-type="float" office:value="0.00306844" calcext:value-type="float">
            <text:p>0.00306844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663332" calcext:value-type="float">
            <text:p>0.0663332</text:p>
          </table:table-cell>
          <table:table-cell office:value-type="float" office:value="0.0144354" calcext:value-type="float">
            <text:p>0.0144354</text:p>
          </table:table-cell>
          <table:table-cell office:value-type="float" office:value="0.000863726" calcext:value-type="float">
            <text:p>0.000863726</text:p>
          </table:table-cell>
          <table:table-cell office:value-type="float" office:value="0.00386703" calcext:value-type="float">
            <text:p>0.00386703</text:p>
          </table:table-cell>
          <table:table-cell office:value-type="float" office:value="0.00232511" calcext:value-type="float">
            <text:p>0.00232511</text:p>
          </table:table-cell>
          <table:table-cell office:value-type="float" office:value="0.00282014" calcext:value-type="float">
            <text:p>0.002820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69458" calcext:value-type="float">
            <text:p>0.0669458</text:p>
          </table:table-cell>
          <table:table-cell office:value-type="float" office:value="0.014439" calcext:value-type="float">
            <text:p>0.014439</text:p>
          </table:table-cell>
          <table:table-cell office:value-type="float" office:value="0.000806881" calcext:value-type="float">
            <text:p>0.000806881</text:p>
          </table:table-cell>
          <table:table-cell office:value-type="float" office:value="0.00351175" calcext:value-type="float">
            <text:p>0.00351175</text:p>
          </table:table-cell>
          <table:table-cell office:value-type="float" office:value="0.00234682" calcext:value-type="float">
            <text:p>0.00234682</text:p>
          </table:table-cell>
          <table:table-cell office:value-type="float" office:value="0.00281066" calcext:value-type="float">
            <text:p>0.00281066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67894" calcext:value-type="float">
            <text:p>0.067894</text:p>
          </table:table-cell>
          <table:table-cell office:value-type="float" office:value="0.0144307" calcext:value-type="float">
            <text:p>0.0144307</text:p>
          </table:table-cell>
          <table:table-cell office:value-type="float" office:value="0.000850304" calcext:value-type="float">
            <text:p>0.000850304</text:p>
          </table:table-cell>
          <table:table-cell office:value-type="float" office:value="0.0036207" calcext:value-type="float">
            <text:p>0.0036207</text:p>
          </table:table-cell>
          <table:table-cell office:value-type="float" office:value="0.00233853" calcext:value-type="float">
            <text:p>0.00233853</text:p>
          </table:table-cell>
          <table:table-cell office:value-type="float" office:value="0.00281461" calcext:value-type="float">
            <text:p>0.00281461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88118" calcext:value-type="float">
            <text:p>0.0688118</text:p>
          </table:table-cell>
          <table:table-cell office:value-type="float" office:value="0.0147264" calcext:value-type="float">
            <text:p>0.0147264</text:p>
          </table:table-cell>
          <table:table-cell office:value-type="float" office:value="0.000853857" calcext:value-type="float">
            <text:p>0.000853857</text:p>
          </table:table-cell>
          <table:table-cell office:value-type="float" office:value="0.00362307" calcext:value-type="float">
            <text:p>0.00362307</text:p>
          </table:table-cell>
          <table:table-cell office:value-type="float" office:value="0.00231998" calcext:value-type="float">
            <text:p>0.00231998</text:p>
          </table:table-cell>
          <table:table-cell office:value-type="float" office:value="0.00318173" calcext:value-type="float">
            <text:p>0.00318173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691711" calcext:value-type="float">
            <text:p>0.0691711</text:p>
          </table:table-cell>
          <table:table-cell office:value-type="float" office:value="0.015217" calcext:value-type="float">
            <text:p>0.015217</text:p>
          </table:table-cell>
          <table:table-cell office:value-type="float" office:value="0.000891358" calcext:value-type="float">
            <text:p>0.000891358</text:p>
          </table:table-cell>
          <table:table-cell office:value-type="float" office:value="0.00368978" calcext:value-type="float">
            <text:p>0.00368978</text:p>
          </table:table-cell>
          <table:table-cell office:value-type="float" office:value="0.00242656" calcext:value-type="float">
            <text:p>0.00242656</text:p>
          </table:table-cell>
          <table:table-cell office:value-type="float" office:value="0.00282408" calcext:value-type="float">
            <text:p>0.00282408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702855" calcext:value-type="float">
            <text:p>0.0702855</text:p>
          </table:table-cell>
          <table:table-cell office:value-type="float" office:value="0.0154586" calcext:value-type="float">
            <text:p>0.0154586</text:p>
          </table:table-cell>
          <table:table-cell office:value-type="float" office:value="0.000820697" calcext:value-type="float">
            <text:p>0.000820697</text:p>
          </table:table-cell>
          <table:table-cell office:value-type="float" office:value="0.00369491" calcext:value-type="float">
            <text:p>0.00369491</text:p>
          </table:table-cell>
          <table:table-cell office:value-type="float" office:value="0.00243604" calcext:value-type="float">
            <text:p>0.00243604</text:p>
          </table:table-cell>
          <table:table-cell office:value-type="float" office:value="0.00274632" calcext:value-type="float">
            <text:p>0.00274632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705863" calcext:value-type="float">
            <text:p>0.0705863</text:p>
          </table:table-cell>
          <table:table-cell office:value-type="float" office:value="0.0155036" calcext:value-type="float">
            <text:p>0.0155036</text:p>
          </table:table-cell>
          <table:table-cell office:value-type="float" office:value="0.000892148" calcext:value-type="float">
            <text:p>0.000892148</text:p>
          </table:table-cell>
          <table:table-cell office:value-type="float" office:value="0.00368662" calcext:value-type="float">
            <text:p>0.00368662</text:p>
          </table:table-cell>
          <table:table-cell office:value-type="float" office:value="0.00244551" calcext:value-type="float">
            <text:p>0.00244551</text:p>
          </table:table-cell>
          <table:table-cell office:value-type="float" office:value="0.00282408" calcext:value-type="float">
            <text:p>0.00282408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717721" calcext:value-type="float">
            <text:p>0.0717721</text:p>
          </table:table-cell>
          <table:table-cell office:value-type="float" office:value="0.0154511" calcext:value-type="float">
            <text:p>0.0154511</text:p>
          </table:table-cell>
          <table:table-cell office:value-type="float" office:value="0.000842409" calcext:value-type="float">
            <text:p>0.000842409</text:p>
          </table:table-cell>
          <table:table-cell office:value-type="float" office:value="0.00373005" calcext:value-type="float">
            <text:p>0.00373005</text:p>
          </table:table-cell>
          <table:table-cell office:value-type="float" office:value="0.00235985" calcext:value-type="float">
            <text:p>0.00235985</text:p>
          </table:table-cell>
          <table:table-cell office:value-type="float" office:value="0.00280829" calcext:value-type="float">
            <text:p>0.00280829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71913" calcext:value-type="float">
            <text:p>0.071913</text:p>
          </table:table-cell>
          <table:table-cell office:value-type="float" office:value="0.0158333" calcext:value-type="float">
            <text:p>0.0158333</text:p>
          </table:table-cell>
          <table:table-cell office:value-type="float" office:value="0.000892148" calcext:value-type="float">
            <text:p>0.000892148</text:p>
          </table:table-cell>
          <table:table-cell office:value-type="float" office:value="0.00384334" calcext:value-type="float">
            <text:p>0.00384334</text:p>
          </table:table-cell>
          <table:table-cell office:value-type="float" office:value="0.00242735" calcext:value-type="float">
            <text:p>0.00242735</text:p>
          </table:table-cell>
          <table:table-cell office:value-type="float" office:value="0.00272895" calcext:value-type="float">
            <text:p>0.00272895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773587" calcext:value-type="float">
            <text:p>0.0773587</text:p>
          </table:table-cell>
          <table:table-cell office:value-type="float" office:value="0.0159493" calcext:value-type="float">
            <text:p>0.0159493</text:p>
          </table:table-cell>
          <table:table-cell office:value-type="float" office:value="0.000863331" calcext:value-type="float">
            <text:p>0.000863331</text:p>
          </table:table-cell>
          <table:table-cell office:value-type="float" office:value="0.00400993" calcext:value-type="float">
            <text:p>0.00400993</text:p>
          </table:table-cell>
          <table:table-cell office:value-type="float" office:value="0.00248933" calcext:value-type="float">
            <text:p>0.00248933</text:p>
          </table:table-cell>
          <table:table-cell office:value-type="float" office:value="0.0028075" calcext:value-type="float">
            <text:p>0.0028075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791371" calcext:value-type="float">
            <text:p>0.0791371</text:p>
          </table:table-cell>
          <table:table-cell office:value-type="float" office:value="0.0161933" calcext:value-type="float">
            <text:p>0.0161933</text:p>
          </table:table-cell>
          <table:table-cell office:value-type="float" office:value="0.000904385" calcext:value-type="float">
            <text:p>0.000904385</text:p>
          </table:table-cell>
          <table:table-cell office:value-type="float" office:value="0.00385045" calcext:value-type="float">
            <text:p>0.00385045</text:p>
          </table:table-cell>
          <table:table-cell office:value-type="float" office:value="0.00245854" calcext:value-type="float">
            <text:p>0.00245854</text:p>
          </table:table-cell>
          <table:table-cell office:value-type="float" office:value="0.00279092" calcext:value-type="float">
            <text:p>0.0027909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805266" calcext:value-type="float">
            <text:p>0.0805266</text:p>
          </table:table-cell>
          <table:table-cell office:value-type="float" office:value="0.0166078" calcext:value-type="float">
            <text:p>0.0166078</text:p>
          </table:table-cell>
          <table:table-cell office:value-type="float" office:value="0.000870831" calcext:value-type="float">
            <text:p>0.000870831</text:p>
          </table:table-cell>
          <table:table-cell office:value-type="float" office:value="0.00383624" calcext:value-type="float">
            <text:p>0.00383624</text:p>
          </table:table-cell>
          <table:table-cell office:value-type="float" office:value="0.00250315" calcext:value-type="float">
            <text:p>0.00250315</text:p>
          </table:table-cell>
          <table:table-cell office:value-type="float" office:value="0.00279329" calcext:value-type="float">
            <text:p>0.00279329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806462" calcext:value-type="float">
            <text:p>0.0806462</text:p>
          </table:table-cell>
          <table:table-cell office:value-type="float" office:value="0.0167515" calcext:value-type="float">
            <text:p>0.0167515</text:p>
          </table:table-cell>
          <table:table-cell office:value-type="float" office:value="0.000902017" calcext:value-type="float">
            <text:p>0.000902017</text:p>
          </table:table-cell>
          <table:table-cell office:value-type="float" office:value="0.00400993" calcext:value-type="float">
            <text:p>0.00400993</text:p>
          </table:table-cell>
          <table:table-cell office:value-type="float" office:value="0.00248972" calcext:value-type="float">
            <text:p>0.00248972</text:p>
          </table:table-cell>
          <table:table-cell office:value-type="float" office:value="0.00278224" calcext:value-type="float">
            <text:p>0.00278224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815759" calcext:value-type="float">
            <text:p>0.0815759</text:p>
          </table:table-cell>
          <table:table-cell office:value-type="float" office:value="0.0171324" calcext:value-type="float">
            <text:p>0.0171324</text:p>
          </table:table-cell>
          <table:table-cell office:value-type="float" office:value="0.00086491" calcext:value-type="float">
            <text:p>0.00086491</text:p>
          </table:table-cell>
          <table:table-cell office:value-type="float" office:value="0.00382676" calcext:value-type="float">
            <text:p>0.00382676</text:p>
          </table:table-cell>
          <table:table-cell office:value-type="float" office:value="0.00252644" calcext:value-type="float">
            <text:p>0.00252644</text:p>
          </table:table-cell>
          <table:table-cell office:value-type="float" office:value="0.00283829" calcext:value-type="float">
            <text:p>0.00283829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823982" calcext:value-type="float">
            <text:p>0.0823982</text:p>
          </table:table-cell>
          <table:table-cell office:value-type="float" office:value="0.017145" calcext:value-type="float">
            <text:p>0.017145</text:p>
          </table:table-cell>
          <table:table-cell office:value-type="float" office:value="0.00085583" calcext:value-type="float">
            <text:p>0.00085583</text:p>
          </table:table-cell>
          <table:table-cell office:value-type="float" office:value="0.00385913" calcext:value-type="float">
            <text:p>0.00385913</text:p>
          </table:table-cell>
          <table:table-cell office:value-type="float" office:value="0.00260578" calcext:value-type="float">
            <text:p>0.00260578</text:p>
          </table:table-cell>
          <table:table-cell office:value-type="float" office:value="0.00328437" calcext:value-type="float">
            <text:p>0.00328437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841422" calcext:value-type="float">
            <text:p>0.0841422</text:p>
          </table:table-cell>
          <table:table-cell office:value-type="float" office:value="0.0173645" calcext:value-type="float">
            <text:p>0.0173645</text:p>
          </table:table-cell>
          <table:table-cell office:value-type="float" office:value="0.000878332" calcext:value-type="float">
            <text:p>0.000878332</text:p>
          </table:table-cell>
          <table:table-cell office:value-type="float" office:value="0.00390453" calcext:value-type="float">
            <text:p>0.00390453</text:p>
          </table:table-cell>
          <table:table-cell office:value-type="float" office:value="0.00254341" calcext:value-type="float">
            <text:p>0.00254341</text:p>
          </table:table-cell>
          <table:table-cell office:value-type="float" office:value="0.00279684" calcext:value-type="float">
            <text:p>0.00279684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840167" calcext:value-type="float">
            <text:p>0.0840167</text:p>
          </table:table-cell>
          <table:table-cell office:value-type="float" office:value="0.0179018" calcext:value-type="float">
            <text:p>0.0179018</text:p>
          </table:table-cell>
          <table:table-cell office:value-type="float" office:value="0.000834514" calcext:value-type="float">
            <text:p>0.000834514</text:p>
          </table:table-cell>
          <table:table-cell office:value-type="float" office:value="0.0039519" calcext:value-type="float">
            <text:p>0.0039519</text:p>
          </table:table-cell>
          <table:table-cell office:value-type="float" office:value="0.00304436" calcext:value-type="float">
            <text:p>0.00304436</text:p>
          </table:table-cell>
          <table:table-cell office:value-type="float" office:value="0.00278698" calcext:value-type="float">
            <text:p>0.00278698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856806" calcext:value-type="float">
            <text:p>0.0856806</text:p>
          </table:table-cell>
          <table:table-cell office:value-type="float" office:value="0.0177534" calcext:value-type="float">
            <text:p>0.0177534</text:p>
          </table:table-cell>
          <table:table-cell office:value-type="float" office:value="0.000890569" calcext:value-type="float">
            <text:p>0.000890569</text:p>
          </table:table-cell>
          <table:table-cell office:value-type="float" office:value="0.00385361" calcext:value-type="float">
            <text:p>0.00385361</text:p>
          </table:table-cell>
          <table:table-cell office:value-type="float" office:value="0.00285132" calcext:value-type="float">
            <text:p>0.00285132</text:p>
          </table:table-cell>
          <table:table-cell office:value-type="float" office:value="0.00281224" calcext:value-type="float">
            <text:p>0.0028122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857512" calcext:value-type="float">
            <text:p>0.0857512</text:p>
          </table:table-cell>
          <table:table-cell office:value-type="float" office:value="0.0179618" calcext:value-type="float">
            <text:p>0.0179618</text:p>
          </table:table-cell>
          <table:table-cell office:value-type="float" office:value="0.000847541" calcext:value-type="float">
            <text:p>0.000847541</text:p>
          </table:table-cell>
          <table:table-cell office:value-type="float" office:value="0.00398427" calcext:value-type="float">
            <text:p>0.00398427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75421" calcext:value-type="float">
            <text:p>0.00275421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865849" calcext:value-type="float">
            <text:p>0.0865849</text:p>
          </table:table-cell>
          <table:table-cell office:value-type="float" office:value="0.0180036" calcext:value-type="float">
            <text:p>0.0180036</text:p>
          </table:table-cell>
          <table:table-cell office:value-type="float" office:value="0.000898859" calcext:value-type="float">
            <text:p>0.000898859</text:p>
          </table:table-cell>
          <table:table-cell office:value-type="float" office:value="0.00389505" calcext:value-type="float">
            <text:p>0.00389505</text:p>
          </table:table-cell>
          <table:table-cell office:value-type="float" office:value="0.00259315" calcext:value-type="float">
            <text:p>0.00259315</text:p>
          </table:table-cell>
          <table:table-cell office:value-type="float" office:value="0.00274947" calcext:value-type="float">
            <text:p>0.00274947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868786" calcext:value-type="float">
            <text:p>0.0868786</text:p>
          </table:table-cell>
          <table:table-cell office:value-type="float" office:value="0.0182677" calcext:value-type="float">
            <text:p>0.0182677</text:p>
          </table:table-cell>
          <table:table-cell office:value-type="float" office:value="0.000933203" calcext:value-type="float">
            <text:p>0.000933203</text:p>
          </table:table-cell>
          <table:table-cell office:value-type="float" office:value="0.00412243" calcext:value-type="float">
            <text:p>0.00412243</text:p>
          </table:table-cell>
          <table:table-cell office:value-type="float" office:value="0.00260618" calcext:value-type="float">
            <text:p>0.00260618</text:p>
          </table:table-cell>
          <table:table-cell office:value-type="float" office:value="0.00284303" calcext:value-type="float">
            <text:p>0.002843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887983" calcext:value-type="float">
            <text:p>0.0887983</text:p>
          </table:table-cell>
          <table:table-cell office:value-type="float" office:value="0.0184454" calcext:value-type="float">
            <text:p>0.0184454</text:p>
          </table:table-cell>
          <table:table-cell office:value-type="float" office:value="0.000996364" calcext:value-type="float">
            <text:p>0.000996364</text:p>
          </table:table-cell>
          <table:table-cell office:value-type="float" office:value="0.00395111" calcext:value-type="float">
            <text:p>0.00395111</text:p>
          </table:table-cell>
          <table:table-cell office:value-type="float" office:value="0.00267723" calcext:value-type="float">
            <text:p>0.00267723</text:p>
          </table:table-cell>
          <table:table-cell office:value-type="float" office:value="0.00279724" calcext:value-type="float">
            <text:p>0.00279724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886116" calcext:value-type="float">
            <text:p>0.0886116</text:p>
          </table:table-cell>
          <table:table-cell office:value-type="float" office:value="0.018786" calcext:value-type="float">
            <text:p>0.018786</text:p>
          </table:table-cell>
          <table:table-cell office:value-type="float" office:value="0.000898069" calcext:value-type="float">
            <text:p>0.000898069</text:p>
          </table:table-cell>
          <table:table-cell office:value-type="float" office:value="0.00458035" calcext:value-type="float">
            <text:p>0.00458035</text:p>
          </table:table-cell>
          <table:table-cell office:value-type="float" office:value="0.00276921" calcext:value-type="float">
            <text:p>0.00276921</text:p>
          </table:table-cell>
          <table:table-cell office:value-type="float" office:value="0.00279132" calcext:value-type="float">
            <text:p>0.00279132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894252" calcext:value-type="float">
            <text:p>0.0894252</text:p>
          </table:table-cell>
          <table:table-cell office:value-type="float" office:value="0.0188255" calcext:value-type="float">
            <text:p>0.0188255</text:p>
          </table:table-cell>
          <table:table-cell office:value-type="float" office:value="0.000936755" calcext:value-type="float">
            <text:p>0.000936755</text:p>
          </table:table-cell>
          <table:table-cell office:value-type="float" office:value="0.00411612" calcext:value-type="float">
            <text:p>0.00411612</text:p>
          </table:table-cell>
          <table:table-cell office:value-type="float" office:value="0.00267526" calcext:value-type="float">
            <text:p>0.00267526</text:p>
          </table:table-cell>
          <table:table-cell office:value-type="float" office:value="0.00274987" calcext:value-type="float">
            <text:p>0.00274987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887569" calcext:value-type="float">
            <text:p>0.0887569</text:p>
          </table:table-cell>
          <table:table-cell office:value-type="float" office:value="0.0188772" calcext:value-type="float">
            <text:p>0.0188772</text:p>
          </table:table-cell>
          <table:table-cell office:value-type="float" office:value="0.000876358" calcext:value-type="float">
            <text:p>0.000876358</text:p>
          </table:table-cell>
          <table:table-cell office:value-type="float" office:value="0.00422231" calcext:value-type="float">
            <text:p>0.00422231</text:p>
          </table:table-cell>
          <table:table-cell office:value-type="float" office:value="0.00272895" calcext:value-type="float">
            <text:p>0.00272895</text:p>
          </table:table-cell>
          <table:table-cell office:value-type="float" office:value="0.00287027" calcext:value-type="float">
            <text:p>0.00287027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904922" calcext:value-type="float">
            <text:p>0.0904922</text:p>
          </table:table-cell>
          <table:table-cell office:value-type="float" office:value="0.0189463" calcext:value-type="float">
            <text:p>0.0189463</text:p>
          </table:table-cell>
          <table:table-cell office:value-type="float" office:value="0.000907149" calcext:value-type="float">
            <text:p>0.000907149</text:p>
          </table:table-cell>
          <table:table-cell office:value-type="float" office:value="0.00412993" calcext:value-type="float">
            <text:p>0.00412993</text:p>
          </table:table-cell>
          <table:table-cell office:value-type="float" office:value="0.00269105" calcext:value-type="float">
            <text:p>0.00269105</text:p>
          </table:table-cell>
          <table:table-cell office:value-type="float" office:value="0.00291725" calcext:value-type="float">
            <text:p>0.00291725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9138" calcext:value-type="float">
            <text:p>0.09138</text:p>
          </table:table-cell>
          <table:table-cell office:value-type="float" office:value="0.0191764" calcext:value-type="float">
            <text:p>0.0191764</text:p>
          </table:table-cell>
          <table:table-cell office:value-type="float" office:value="0.000842804" calcext:value-type="float">
            <text:p>0.000842804</text:p>
          </table:table-cell>
          <table:table-cell office:value-type="float" office:value="0.00407467" calcext:value-type="float">
            <text:p>0.00407467</text:p>
          </table:table-cell>
          <table:table-cell office:value-type="float" office:value="0.00270645" calcext:value-type="float">
            <text:p>0.00270645</text:p>
          </table:table-cell>
          <table:table-cell office:value-type="float" office:value="0.00280119" calcext:value-type="float">
            <text:p>0.00280119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924352" calcext:value-type="float">
            <text:p>0.0924352</text:p>
          </table:table-cell>
          <table:table-cell office:value-type="float" office:value="0.0194113" calcext:value-type="float">
            <text:p>0.0194113</text:p>
          </table:table-cell>
          <table:table-cell office:value-type="float" office:value="0.000862936" calcext:value-type="float">
            <text:p>0.000862936</text:p>
          </table:table-cell>
          <table:table-cell office:value-type="float" office:value="0.00423257" calcext:value-type="float">
            <text:p>0.00423257</text:p>
          </table:table-cell>
          <table:table-cell office:value-type="float" office:value="0.00275145" calcext:value-type="float">
            <text:p>0.00275145</text:p>
          </table:table-cell>
          <table:table-cell office:value-type="float" office:value="0.00269579" calcext:value-type="float">
            <text:p>0.00269579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928473" calcext:value-type="float">
            <text:p>0.0928473</text:p>
          </table:table-cell>
          <table:table-cell office:value-type="float" office:value="0.0194911" calcext:value-type="float">
            <text:p>0.0194911</text:p>
          </table:table-cell>
          <table:table-cell office:value-type="float" office:value="0.00081596" calcext:value-type="float">
            <text:p>0.00081596</text:p>
          </table:table-cell>
          <table:table-cell office:value-type="float" office:value="0.00417494" calcext:value-type="float">
            <text:p>0.00417494</text:p>
          </table:table-cell>
          <table:table-cell office:value-type="float" office:value="0.00287737" calcext:value-type="float">
            <text:p>0.00287737</text:p>
          </table:table-cell>
          <table:table-cell office:value-type="float" office:value="0.00287303" calcext:value-type="float">
            <text:p>0.0028730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932966" calcext:value-type="float">
            <text:p>0.0932966</text:p>
          </table:table-cell>
          <table:table-cell office:value-type="float" office:value="0.0196786" calcext:value-type="float">
            <text:p>0.0196786</text:p>
          </table:table-cell>
          <table:table-cell office:value-type="float" office:value="0.00086412" calcext:value-type="float">
            <text:p>0.00086412</text:p>
          </table:table-cell>
          <table:table-cell office:value-type="float" office:value="0.00430165" calcext:value-type="float">
            <text:p>0.00430165</text:p>
          </table:table-cell>
          <table:table-cell office:value-type="float" office:value="0.0028379" calcext:value-type="float">
            <text:p>0.0028379</text:p>
          </table:table-cell>
          <table:table-cell office:value-type="float" office:value="0.00276171" calcext:value-type="float">
            <text:p>0.00276171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101553" calcext:value-type="float">
            <text:p>0.101553</text:p>
          </table:table-cell>
          <table:table-cell office:value-type="float" office:value="0.0199008" calcext:value-type="float">
            <text:p>0.0199008</text:p>
          </table:table-cell>
          <table:table-cell office:value-type="float" office:value="0.000857804" calcext:value-type="float">
            <text:p>0.000857804</text:p>
          </table:table-cell>
          <table:table-cell office:value-type="float" office:value="0.00422704" calcext:value-type="float">
            <text:p>0.00422704</text:p>
          </table:table-cell>
          <table:table-cell office:value-type="float" office:value="0.00283435" calcext:value-type="float">
            <text:p>0.00283435</text:p>
          </table:table-cell>
          <table:table-cell office:value-type="float" office:value="0.00272697" calcext:value-type="float">
            <text:p>0.00272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226767" calcext:value-type="float">
            <text:p>0.226767</text:p>
          </table:table-cell>
          <table:table-cell office:value-type="float" office:value="0.0200591" calcext:value-type="float">
            <text:p>0.0200591</text:p>
          </table:table-cell>
          <table:table-cell office:value-type="float" office:value="0.000887806" calcext:value-type="float">
            <text:p>0.000887806</text:p>
          </table:table-cell>
          <table:table-cell office:value-type="float" office:value="0.00422862" calcext:value-type="float">
            <text:p>0.00422862</text:p>
          </table:table-cell>
          <table:table-cell office:value-type="float" office:value="0.00278066" calcext:value-type="float">
            <text:p>0.00278066</text:p>
          </table:table-cell>
          <table:table-cell office:value-type="float" office:value="0.00296146" calcext:value-type="float">
            <text:p>0.0029614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33956" calcext:value-type="float">
            <text:p>0.233956</text:p>
          </table:table-cell>
          <table:table-cell office:value-type="float" office:value="0.0203177" calcext:value-type="float">
            <text:p>0.0203177</text:p>
          </table:table-cell>
          <table:table-cell office:value-type="float" office:value="0.000855436" calcext:value-type="float">
            <text:p>0.000855436</text:p>
          </table:table-cell>
          <table:table-cell office:value-type="float" office:value="0.0043735" calcext:value-type="float">
            <text:p>0.0043735</text:p>
          </table:table-cell>
          <table:table-cell office:value-type="float" office:value="0.00287264" calcext:value-type="float">
            <text:p>0.00287264</text:p>
          </table:table-cell>
          <table:table-cell office:value-type="float" office:value="0.00277119" calcext:value-type="float">
            <text:p>0.00277119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34396" calcext:value-type="float">
            <text:p>0.234396</text:p>
          </table:table-cell>
          <table:table-cell office:value-type="float" office:value="0.0211281" calcext:value-type="float">
            <text:p>0.0211281</text:p>
          </table:table-cell>
          <table:table-cell office:value-type="float" office:value="0.000829382" calcext:value-type="float">
            <text:p>0.000829382</text:p>
          </table:table-cell>
          <table:table-cell office:value-type="float" office:value="0.00435731" calcext:value-type="float">
            <text:p>0.00435731</text:p>
          </table:table-cell>
          <table:table-cell office:value-type="float" office:value="0.00283237" calcext:value-type="float">
            <text:p>0.00283237</text:p>
          </table:table-cell>
          <table:table-cell office:value-type="float" office:value="0.00277237" calcext:value-type="float">
            <text:p>0.00277237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34477" calcext:value-type="float">
            <text:p>0.234477</text:p>
          </table:table-cell>
          <table:table-cell office:value-type="float" office:value="0.0204965" calcext:value-type="float">
            <text:p>0.0204965</text:p>
          </table:table-cell>
          <table:table-cell office:value-type="float" office:value="0.000872015" calcext:value-type="float">
            <text:p>0.000872015</text:p>
          </table:table-cell>
          <table:table-cell office:value-type="float" office:value="0.00428231" calcext:value-type="float">
            <text:p>0.00428231</text:p>
          </table:table-cell>
          <table:table-cell office:value-type="float" office:value="0.0028833" calcext:value-type="float">
            <text:p>0.0028833</text:p>
          </table:table-cell>
          <table:table-cell office:value-type="float" office:value="0.00282724" calcext:value-type="float">
            <text:p>0.00282724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234693" calcext:value-type="float">
            <text:p>0.234693</text:p>
          </table:table-cell>
          <table:table-cell office:value-type="float" office:value="0.0207551" calcext:value-type="float">
            <text:p>0.0207551</text:p>
          </table:table-cell>
          <table:table-cell office:value-type="float" office:value="0.00082346" calcext:value-type="float">
            <text:p>0.00082346</text:p>
          </table:table-cell>
          <table:table-cell office:value-type="float" office:value="0.00444455" calcext:value-type="float">
            <text:p>0.00444455</text:p>
          </table:table-cell>
          <table:table-cell office:value-type="float" office:value="0.0029054" calcext:value-type="float">
            <text:p>0.0029054</text:p>
          </table:table-cell>
          <table:table-cell office:value-type="float" office:value="0.00279724" calcext:value-type="float">
            <text:p>0.00279724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236138" calcext:value-type="float">
            <text:p>0.236138</text:p>
          </table:table-cell>
          <table:table-cell office:value-type="float" office:value="0.0210267" calcext:value-type="float">
            <text:p>0.0210267</text:p>
          </table:table-cell>
          <table:table-cell office:value-type="float" office:value="0.000861752" calcext:value-type="float">
            <text:p>0.000861752</text:p>
          </table:table-cell>
          <table:table-cell office:value-type="float" office:value="0.00437192" calcext:value-type="float">
            <text:p>0.00437192</text:p>
          </table:table-cell>
          <table:table-cell office:value-type="float" office:value="0.0029208" calcext:value-type="float">
            <text:p>0.0029208</text:p>
          </table:table-cell>
          <table:table-cell office:value-type="float" office:value="0.00304238" calcext:value-type="float">
            <text:p>0.00304238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38979" calcext:value-type="float">
            <text:p>0.238979</text:p>
          </table:table-cell>
          <table:table-cell office:value-type="float" office:value="0.0209375" calcext:value-type="float">
            <text:p>0.0209375</text:p>
          </table:table-cell>
          <table:table-cell office:value-type="float" office:value="0.000814381" calcext:value-type="float">
            <text:p>0.000814381</text:p>
          </table:table-cell>
          <table:table-cell office:value-type="float" office:value="0.00431547" calcext:value-type="float">
            <text:p>0.00431547</text:p>
          </table:table-cell>
          <table:table-cell office:value-type="float" office:value="0.00292514" calcext:value-type="float">
            <text:p>0.00292514</text:p>
          </table:table-cell>
          <table:table-cell office:value-type="float" office:value="0.00272421" calcext:value-type="float">
            <text:p>0.00272421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238534" calcext:value-type="float">
            <text:p>0.238534</text:p>
          </table:table-cell>
          <table:table-cell office:value-type="float" office:value="0.0212244" calcext:value-type="float">
            <text:p>0.0212244</text:p>
          </table:table-cell>
          <table:table-cell office:value-type="float" office:value="0.000842804" calcext:value-type="float">
            <text:p>0.000842804</text:p>
          </table:table-cell>
          <table:table-cell office:value-type="float" office:value="0.00442126" calcext:value-type="float">
            <text:p>0.00442126</text:p>
          </table:table-cell>
          <table:table-cell office:value-type="float" office:value="0.0028754" calcext:value-type="float">
            <text:p>0.0028754</text:p>
          </table:table-cell>
          <table:table-cell office:value-type="float" office:value="0.00278895" calcext:value-type="float">
            <text:p>0.00278895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240425" calcext:value-type="float">
            <text:p>0.240425</text:p>
          </table:table-cell>
          <table:table-cell office:value-type="float" office:value="0.0217218" calcext:value-type="float">
            <text:p>0.0217218</text:p>
          </table:table-cell>
          <table:table-cell office:value-type="float" office:value="0.00080846" calcext:value-type="float">
            <text:p>0.00080846</text:p>
          </table:table-cell>
          <table:table-cell office:value-type="float" office:value="0.00478089" calcext:value-type="float">
            <text:p>0.00478089</text:p>
          </table:table-cell>
          <table:table-cell office:value-type="float" office:value="0.00303449" calcext:value-type="float">
            <text:p>0.00303449</text:p>
          </table:table-cell>
          <table:table-cell office:value-type="float" office:value="0.00274197" calcext:value-type="float">
            <text:p>0.00274197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243557" calcext:value-type="float">
            <text:p>0.243557</text:p>
          </table:table-cell>
          <table:table-cell office:value-type="float" office:value="0.0215833" calcext:value-type="float">
            <text:p>0.0215833</text:p>
          </table:table-cell>
          <table:table-cell office:value-type="float" office:value="0.000849514" calcext:value-type="float">
            <text:p>0.000849514</text:p>
          </table:table-cell>
          <table:table-cell office:value-type="float" office:value="0.00437626" calcext:value-type="float">
            <text:p>0.00437626</text:p>
          </table:table-cell>
          <table:table-cell office:value-type="float" office:value="0.0030708" calcext:value-type="float">
            <text:p>0.0030708</text:p>
          </table:table-cell>
          <table:table-cell office:value-type="float" office:value="0.00278263" calcext:value-type="float">
            <text:p>0.0027826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245613" calcext:value-type="float">
            <text:p>0.245613</text:p>
          </table:table-cell>
          <table:table-cell office:value-type="float" office:value="0.0217664" calcext:value-type="float">
            <text:p>0.0217664</text:p>
          </table:table-cell>
          <table:table-cell office:value-type="float" office:value="0.000834908" calcext:value-type="float">
            <text:p>0.000834908</text:p>
          </table:table-cell>
          <table:table-cell office:value-type="float" office:value="0.00454009" calcext:value-type="float">
            <text:p>0.00454009</text:p>
          </table:table-cell>
          <table:table-cell office:value-type="float" office:value="0.00301751" calcext:value-type="float">
            <text:p>0.00301751</text:p>
          </table:table-cell>
          <table:table-cell office:value-type="float" office:value="0.00272895" calcext:value-type="float">
            <text:p>0.00272895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243595" calcext:value-type="float">
            <text:p>0.243595</text:p>
          </table:table-cell>
          <table:table-cell office:value-type="float" office:value="0.0219907" calcext:value-type="float">
            <text:p>0.0219907</text:p>
          </table:table-cell>
          <table:table-cell office:value-type="float" office:value="0.00088149" calcext:value-type="float">
            <text:p>0.00088149</text:p>
          </table:table-cell>
          <table:table-cell office:value-type="float" office:value="0.00443074" calcext:value-type="float">
            <text:p>0.00443074</text:p>
          </table:table-cell>
          <table:table-cell office:value-type="float" office:value="0.00315015" calcext:value-type="float">
            <text:p>0.00315015</text:p>
          </table:table-cell>
          <table:table-cell office:value-type="float" office:value="0.00276605" calcext:value-type="float">
            <text:p>0.00276605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246598" calcext:value-type="float">
            <text:p>0.246598</text:p>
          </table:table-cell>
          <table:table-cell office:value-type="float" office:value="0.0220242" calcext:value-type="float">
            <text:p>0.0220242</text:p>
          </table:table-cell>
          <table:table-cell office:value-type="float" office:value="0.000901227" calcext:value-type="float">
            <text:p>0.000901227</text:p>
          </table:table-cell>
          <table:table-cell office:value-type="float" office:value="0.00465141" calcext:value-type="float">
            <text:p>0.00465141</text:p>
          </table:table-cell>
          <table:table-cell office:value-type="float" office:value="0.00300607" calcext:value-type="float">
            <text:p>0.00300607</text:p>
          </table:table-cell>
          <table:table-cell office:value-type="float" office:value="0.00319121" calcext:value-type="float">
            <text:p>0.00319121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247683" calcext:value-type="float">
            <text:p>0.247683</text:p>
          </table:table-cell>
          <table:table-cell office:value-type="float" office:value="0.0227758" calcext:value-type="float">
            <text:p>0.0227758</text:p>
          </table:table-cell>
          <table:table-cell office:value-type="float" office:value="0.00101808" calcext:value-type="float">
            <text:p>0.00101808</text:p>
          </table:table-cell>
          <table:table-cell office:value-type="float" office:value="0.00453061" calcext:value-type="float">
            <text:p>0.00453061</text:p>
          </table:table-cell>
          <table:table-cell office:value-type="float" office:value="0.00313476" calcext:value-type="float">
            <text:p>0.00313476</text:p>
          </table:table-cell>
          <table:table-cell office:value-type="float" office:value="0.00306054" calcext:value-type="float">
            <text:p>0.0030605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0.0229929" calcext:value-type="float">
            <text:p>0.0229929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459338" calcext:value-type="float">
            <text:p>0.00459338</text:p>
          </table:table-cell>
          <table:table-cell office:value-type="float" office:value="0.00303922" calcext:value-type="float">
            <text:p>0.00303922</text:p>
          </table:table-cell>
          <table:table-cell office:value-type="float" office:value="0.00278619" calcext:value-type="float">
            <text:p>0.00278619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254265" calcext:value-type="float">
            <text:p>0.254265</text:p>
          </table:table-cell>
          <table:table-cell office:value-type="float" office:value="0.0228343" calcext:value-type="float">
            <text:p>0.0228343</text:p>
          </table:table-cell>
          <table:table-cell office:value-type="float" office:value="0.00118821" calcext:value-type="float">
            <text:p>0.00118821</text:p>
          </table:table-cell>
          <table:table-cell office:value-type="float" office:value="0.00472996" calcext:value-type="float">
            <text:p>0.00472996</text:p>
          </table:table-cell>
          <table:table-cell office:value-type="float" office:value="0.00310712" calcext:value-type="float">
            <text:p>0.00310712</text:p>
          </table:table-cell>
          <table:table-cell office:value-type="float" office:value="0.00282606" calcext:value-type="float">
            <text:p>0.00282606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258314" calcext:value-type="float">
            <text:p>0.258314</text:p>
          </table:table-cell>
          <table:table-cell office:value-type="float" office:value="0.0229329" calcext:value-type="float">
            <text:p>0.0229329</text:p>
          </table:table-cell>
          <table:table-cell office:value-type="float" office:value="0.000954914" calcext:value-type="float">
            <text:p>0.000954914</text:p>
          </table:table-cell>
          <table:table-cell office:value-type="float" office:value="0.00462693" calcext:value-type="float">
            <text:p>0.00462693</text:p>
          </table:table-cell>
          <table:table-cell office:value-type="float" office:value="0.0030337" calcext:value-type="float">
            <text:p>0.0030337</text:p>
          </table:table-cell>
          <table:table-cell office:value-type="float" office:value="0.00275618" calcext:value-type="float">
            <text:p>0.00275618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0.0231935" calcext:value-type="float">
            <text:p>0.0231935</text:p>
          </table:table-cell>
          <table:table-cell office:value-type="float" office:value="0.00107492" calcext:value-type="float">
            <text:p>0.00107492</text:p>
          </table:table-cell>
          <table:table-cell office:value-type="float" office:value="0.00464509" calcext:value-type="float">
            <text:p>0.00464509</text:p>
          </table:table-cell>
          <table:table-cell office:value-type="float" office:value="0.00323739" calcext:value-type="float">
            <text:p>0.00323739</text:p>
          </table:table-cell>
          <table:table-cell office:value-type="float" office:value="0.0027629" calcext:value-type="float">
            <text:p>0.0027629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26039" calcext:value-type="float">
            <text:p>0.26039</text:p>
          </table:table-cell>
          <table:table-cell office:value-type="float" office:value="0.0232235" calcext:value-type="float">
            <text:p>0.0232235</text:p>
          </table:table-cell>
          <table:table-cell office:value-type="float" office:value="0.000961625" calcext:value-type="float">
            <text:p>0.000961625</text:p>
          </table:table-cell>
          <table:table-cell office:value-type="float" office:value="0.00465733" calcext:value-type="float">
            <text:p>0.00465733</text:p>
          </table:table-cell>
          <table:table-cell office:value-type="float" office:value="0.00315805" calcext:value-type="float">
            <text:p>0.00315805</text:p>
          </table:table-cell>
          <table:table-cell office:value-type="float" office:value="0.00290382" calcext:value-type="float">
            <text:p>0.00290382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261647" calcext:value-type="float">
            <text:p>0.261647</text:p>
          </table:table-cell>
          <table:table-cell office:value-type="float" office:value="0.0234805" calcext:value-type="float">
            <text:p>0.0234805</text:p>
          </table:table-cell>
          <table:table-cell office:value-type="float" office:value="0.000973073" calcext:value-type="float">
            <text:p>0.000973073</text:p>
          </table:table-cell>
          <table:table-cell office:value-type="float" office:value="0.00477852" calcext:value-type="float">
            <text:p>0.00477852</text:p>
          </table:table-cell>
          <table:table-cell office:value-type="float" office:value="0.0030937" calcext:value-type="float">
            <text:p>0.0030937</text:p>
          </table:table-cell>
          <table:table-cell office:value-type="float" office:value="0.00284185" calcext:value-type="float">
            <text:p>0.0028418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61881" calcext:value-type="float">
            <text:p>0.261881</text:p>
          </table:table-cell>
          <table:table-cell office:value-type="float" office:value="0.0233597" calcext:value-type="float">
            <text:p>0.0233597</text:p>
          </table:table-cell>
          <table:table-cell office:value-type="float" office:value="0.000920965" calcext:value-type="float">
            <text:p>0.000920965</text:p>
          </table:table-cell>
          <table:table-cell office:value-type="float" office:value="0.00471733" calcext:value-type="float">
            <text:p>0.00471733</text:p>
          </table:table-cell>
          <table:table-cell office:value-type="float" office:value="0.00312923" calcext:value-type="float">
            <text:p>0.00312923</text:p>
          </table:table-cell>
          <table:table-cell office:value-type="float" office:value="0.00277592" calcext:value-type="float">
            <text:p>0.0027759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26578" calcext:value-type="float">
            <text:p>0.26578</text:p>
          </table:table-cell>
          <table:table-cell office:value-type="float" office:value="0.0235255" calcext:value-type="float">
            <text:p>0.0235255</text:p>
          </table:table-cell>
          <table:table-cell office:value-type="float" office:value="0.000960441" calcext:value-type="float">
            <text:p>0.000960441</text:p>
          </table:table-cell>
          <table:table-cell office:value-type="float" office:value="0.00500353" calcext:value-type="float">
            <text:p>0.00500353</text:p>
          </table:table-cell>
          <table:table-cell office:value-type="float" office:value="0.00322042" calcext:value-type="float">
            <text:p>0.00322042</text:p>
          </table:table-cell>
          <table:table-cell office:value-type="float" office:value="0.00277513" calcext:value-type="float">
            <text:p>0.00277513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265537" calcext:value-type="float">
            <text:p>0.265537</text:p>
          </table:table-cell>
          <table:table-cell office:value-type="float" office:value="0.0238851" calcext:value-type="float">
            <text:p>0.0238851</text:p>
          </table:table-cell>
          <table:table-cell office:value-type="float" office:value="0.000904385" calcext:value-type="float">
            <text:p>0.000904385</text:p>
          </table:table-cell>
          <table:table-cell office:value-type="float" office:value="0.00483339" calcext:value-type="float">
            <text:p>0.00483339</text:p>
          </table:table-cell>
          <table:table-cell office:value-type="float" office:value="0.0035153" calcext:value-type="float">
            <text:p>0.0035153</text:p>
          </table:table-cell>
          <table:table-cell office:value-type="float" office:value="0.0029958" calcext:value-type="float">
            <text:p>0.0029958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00971494" calcext:value-type="float">
            <text:p>0.000971494</text:p>
          </table:table-cell>
          <table:table-cell office:value-type="float" office:value="0.00479431" calcext:value-type="float">
            <text:p>0.00479431</text:p>
          </table:table-cell>
          <table:table-cell office:value-type="float" office:value="0.00322318" calcext:value-type="float">
            <text:p>0.00322318</text:p>
          </table:table-cell>
          <table:table-cell office:value-type="float" office:value="0.00273645" calcext:value-type="float">
            <text:p>0.00273645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267941" calcext:value-type="float">
            <text:p>0.267941</text:p>
          </table:table-cell>
          <table:table-cell office:value-type="float" office:value="0.0242731" calcext:value-type="float">
            <text:p>0.0242731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00511051" calcext:value-type="float">
            <text:p>0.00511051</text:p>
          </table:table-cell>
          <table:table-cell office:value-type="float" office:value="0.00321489" calcext:value-type="float">
            <text:p>0.00321489</text:p>
          </table:table-cell>
          <table:table-cell office:value-type="float" office:value="0.00280987" calcext:value-type="float">
            <text:p>0.00280987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268675" calcext:value-type="float">
            <text:p>0.268675</text:p>
          </table:table-cell>
          <table:table-cell office:value-type="float" office:value="0.0240592" calcext:value-type="float">
            <text:p>0.0240592</text:p>
          </table:table-cell>
          <table:table-cell office:value-type="float" office:value="0.000966757" calcext:value-type="float">
            <text:p>0.000966757</text:p>
          </table:table-cell>
          <table:table-cell office:value-type="float" office:value="0.00486694" calcext:value-type="float">
            <text:p>0.00486694</text:p>
          </table:table-cell>
          <table:table-cell office:value-type="float" office:value="0.00322673" calcext:value-type="float">
            <text:p>0.00322673</text:p>
          </table:table-cell>
          <table:table-cell office:value-type="float" office:value="0.00278698" calcext:value-type="float">
            <text:p>0.00278698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270618" calcext:value-type="float">
            <text:p>0.270618</text:p>
          </table:table-cell>
          <table:table-cell office:value-type="float" office:value="0.0244421" calcext:value-type="float">
            <text:p>0.0244421</text:p>
          </table:table-cell>
          <table:table-cell office:value-type="float" office:value="0.000973862" calcext:value-type="float">
            <text:p>0.000973862</text:p>
          </table:table-cell>
          <table:table-cell office:value-type="float" office:value="0.00489852" calcext:value-type="float">
            <text:p>0.00489852</text:p>
          </table:table-cell>
          <table:table-cell office:value-type="float" office:value="0.00317542" calcext:value-type="float">
            <text:p>0.00317542</text:p>
          </table:table-cell>
          <table:table-cell office:value-type="float" office:value="0.00275697" calcext:value-type="float">
            <text:p>0.00275697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270963" calcext:value-type="float">
            <text:p>0.270963</text:p>
          </table:table-cell>
          <table:table-cell office:value-type="float" office:value="0.0246241" calcext:value-type="float">
            <text:p>0.0246241</text:p>
          </table:table-cell>
          <table:table-cell office:value-type="float" office:value="0.000924913" calcext:value-type="float">
            <text:p>0.000924913</text:p>
          </table:table-cell>
          <table:table-cell office:value-type="float" office:value="0.0049534" calcext:value-type="float">
            <text:p>0.0049534</text:p>
          </table:table-cell>
          <table:table-cell office:value-type="float" office:value="0.00332976" calcext:value-type="float">
            <text:p>0.00332976</text:p>
          </table:table-cell>
          <table:table-cell office:value-type="float" office:value="0.00276921" calcext:value-type="float">
            <text:p>0.00276921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0.0253777" calcext:value-type="float">
            <text:p>0.0253777</text:p>
          </table:table-cell>
          <table:table-cell office:value-type="float" office:value="0.00096123" calcext:value-type="float">
            <text:p>0.00096123</text:p>
          </table:table-cell>
          <table:table-cell office:value-type="float" office:value="0.00483852" calcext:value-type="float">
            <text:p>0.00483852</text:p>
          </table:table-cell>
          <table:table-cell office:value-type="float" office:value="0.00330016" calcext:value-type="float">
            <text:p>0.00330016</text:p>
          </table:table-cell>
          <table:table-cell office:value-type="float" office:value="0.00285487" calcext:value-type="float">
            <text:p>0.00285487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275927" calcext:value-type="float">
            <text:p>0.275927</text:p>
          </table:table-cell>
          <table:table-cell office:value-type="float" office:value="0.025305" calcext:value-type="float">
            <text:p>0.025305</text:p>
          </table:table-cell>
          <table:table-cell office:value-type="float" office:value="0.000895306" calcext:value-type="float">
            <text:p>0.000895306</text:p>
          </table:table-cell>
          <table:table-cell office:value-type="float" office:value="0.00502879" calcext:value-type="float">
            <text:p>0.00502879</text:p>
          </table:table-cell>
          <table:table-cell office:value-type="float" office:value="0.00326502" calcext:value-type="float">
            <text:p>0.00326502</text:p>
          </table:table-cell>
          <table:table-cell office:value-type="float" office:value="0.00277711" calcext:value-type="float">
            <text:p>0.0027771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277289" calcext:value-type="float">
            <text:p>0.277289</text:p>
          </table:table-cell>
          <table:table-cell office:value-type="float" office:value="0.0253078" calcext:value-type="float">
            <text:p>0.0253078</text:p>
          </table:table-cell>
          <table:table-cell office:value-type="float" office:value="0.000949388" calcext:value-type="float">
            <text:p>0.000949388</text:p>
          </table:table-cell>
          <table:table-cell office:value-type="float" office:value="0.00491431" calcext:value-type="float">
            <text:p>0.00491431</text:p>
          </table:table-cell>
          <table:table-cell office:value-type="float" office:value="0.00327213" calcext:value-type="float">
            <text:p>0.00327213</text:p>
          </table:table-cell>
          <table:table-cell office:value-type="float" office:value="0.00274908" calcext:value-type="float">
            <text:p>0.00274908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277351" calcext:value-type="float">
            <text:p>0.277351</text:p>
          </table:table-cell>
          <table:table-cell office:value-type="float" office:value="0.0252616" calcext:value-type="float">
            <text:p>0.0252616</text:p>
          </table:table-cell>
          <table:table-cell office:value-type="float" office:value="0.000897675" calcext:value-type="float">
            <text:p>0.000897675</text:p>
          </table:table-cell>
          <table:table-cell office:value-type="float" office:value="0.00509314" calcext:value-type="float">
            <text:p>0.00509314</text:p>
          </table:table-cell>
          <table:table-cell office:value-type="float" office:value="0.00333727" calcext:value-type="float">
            <text:p>0.00333727</text:p>
          </table:table-cell>
          <table:table-cell office:value-type="float" office:value="0.00272342" calcext:value-type="float">
            <text:p>0.00272342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284743" calcext:value-type="float">
            <text:p>0.284743</text:p>
          </table:table-cell>
          <table:table-cell office:value-type="float" office:value="0.0254586" calcext:value-type="float">
            <text:p>0.0254586</text:p>
          </table:table-cell>
          <table:table-cell office:value-type="float" office:value="0.000942282" calcext:value-type="float">
            <text:p>0.000942282</text:p>
          </table:table-cell>
          <table:table-cell office:value-type="float" office:value="0.00499287" calcext:value-type="float">
            <text:p>0.00499287</text:p>
          </table:table-cell>
          <table:table-cell office:value-type="float" office:value="0.00336924" calcext:value-type="float">
            <text:p>0.00336924</text:p>
          </table:table-cell>
          <table:table-cell office:value-type="float" office:value="0.00279053" calcext:value-type="float">
            <text:p>0.00279053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290452" calcext:value-type="float">
            <text:p>0.290452</text:p>
          </table:table-cell>
          <table:table-cell office:value-type="float" office:value="0.0257322" calcext:value-type="float">
            <text:p>0.0257322</text:p>
          </table:table-cell>
          <table:table-cell office:value-type="float" office:value="0.000915044" calcext:value-type="float">
            <text:p>0.000915044</text:p>
          </table:table-cell>
          <table:table-cell office:value-type="float" office:value="0.00504774" calcext:value-type="float">
            <text:p>0.00504774</text:p>
          </table:table-cell>
          <table:table-cell office:value-type="float" office:value="0.00334713" calcext:value-type="float">
            <text:p>0.00334713</text:p>
          </table:table-cell>
          <table:table-cell office:value-type="float" office:value="0.00275303" calcext:value-type="float">
            <text:p>0.00275303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285983" calcext:value-type="float">
            <text:p>0.285983</text:p>
          </table:table-cell>
          <table:table-cell office:value-type="float" office:value="0.0259153" calcext:value-type="float">
            <text:p>0.0259153</text:p>
          </table:table-cell>
          <table:table-cell office:value-type="float" office:value="0.000997943" calcext:value-type="float">
            <text:p>0.000997943</text:p>
          </table:table-cell>
          <table:table-cell office:value-type="float" office:value="0.00545829" calcext:value-type="float">
            <text:p>0.00545829</text:p>
          </table:table-cell>
          <table:table-cell office:value-type="float" office:value="0.00338898" calcext:value-type="float">
            <text:p>0.00338898</text:p>
          </table:table-cell>
          <table:table-cell office:value-type="float" office:value="0.00268947" calcext:value-type="float">
            <text:p>0.00268947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285108" calcext:value-type="float">
            <text:p>0.285108</text:p>
          </table:table-cell>
          <table:table-cell office:value-type="float" office:value="0.0262568" calcext:value-type="float">
            <text:p>0.0262568</text:p>
          </table:table-cell>
          <table:table-cell office:value-type="float" office:value="0.000949388" calcext:value-type="float">
            <text:p>0.000949388</text:p>
          </table:table-cell>
          <table:table-cell office:value-type="float" office:value="0.00505169" calcext:value-type="float">
            <text:p>0.00505169</text:p>
          </table:table-cell>
          <table:table-cell office:value-type="float" office:value="0.00338977" calcext:value-type="float">
            <text:p>0.00338977</text:p>
          </table:table-cell>
          <table:table-cell office:value-type="float" office:value="0.00289001" calcext:value-type="float">
            <text:p>0.00289001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285127" calcext:value-type="float">
            <text:p>0.285127</text:p>
          </table:table-cell>
          <table:table-cell office:value-type="float" office:value="0.0261849" calcext:value-type="float">
            <text:p>0.0261849</text:p>
          </table:table-cell>
          <table:table-cell office:value-type="float" office:value="0.000982152" calcext:value-type="float">
            <text:p>0.000982152</text:p>
          </table:table-cell>
          <table:table-cell office:value-type="float" office:value="0.00519933" calcext:value-type="float">
            <text:p>0.00519933</text:p>
          </table:table-cell>
          <table:table-cell office:value-type="float" office:value="0.00345727" calcext:value-type="float">
            <text:p>0.00345727</text:p>
          </table:table-cell>
          <table:table-cell office:value-type="float" office:value="0.00273132" calcext:value-type="float">
            <text:p>0.00273132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289184" calcext:value-type="float">
            <text:p>0.289184</text:p>
          </table:table-cell>
          <table:table-cell office:value-type="float" office:value="0.0263657" calcext:value-type="float">
            <text:p>0.0263657</text:p>
          </table:table-cell>
          <table:table-cell office:value-type="float" office:value="0.000914254" calcext:value-type="float">
            <text:p>0.000914254</text:p>
          </table:table-cell>
          <table:table-cell office:value-type="float" office:value="0.00517643" calcext:value-type="float">
            <text:p>0.00517643</text:p>
          </table:table-cell>
          <table:table-cell office:value-type="float" office:value="0.00336806" calcext:value-type="float">
            <text:p>0.00336806</text:p>
          </table:table-cell>
          <table:table-cell office:value-type="float" office:value="0.00276487" calcext:value-type="float">
            <text:p>0.00276487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290477" calcext:value-type="float">
            <text:p>0.290477</text:p>
          </table:table-cell>
          <table:table-cell office:value-type="float" office:value="0.0264925" calcext:value-type="float">
            <text:p>0.0264925</text:p>
          </table:table-cell>
          <table:table-cell office:value-type="float" office:value="0.000977415" calcext:value-type="float">
            <text:p>0.000977415</text:p>
          </table:table-cell>
          <table:table-cell office:value-type="float" office:value="0.00513893" calcext:value-type="float">
            <text:p>0.00513893</text:p>
          </table:table-cell>
          <table:table-cell office:value-type="float" office:value="0.00346635" calcext:value-type="float">
            <text:p>0.00346635</text:p>
          </table:table-cell>
          <table:table-cell office:value-type="float" office:value="0.00276092" calcext:value-type="float">
            <text:p>0.00276092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293882" calcext:value-type="float">
            <text:p>0.293882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00950177" calcext:value-type="float">
            <text:p>0.000950177</text:p>
          </table:table-cell>
          <table:table-cell office:value-type="float" office:value="0.00527631" calcext:value-type="float">
            <text:p>0.00527631</text:p>
          </table:table-cell>
          <table:table-cell office:value-type="float" office:value="0.00350859" calcext:value-type="float">
            <text:p>0.00350859</text:p>
          </table:table-cell>
          <table:table-cell office:value-type="float" office:value="0.00290856" calcext:value-type="float">
            <text:p>0.0029085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293326" calcext:value-type="float">
            <text:p>0.293326</text:p>
          </table:table-cell>
          <table:table-cell office:value-type="float" office:value="0.0267226" calcext:value-type="float">
            <text:p>0.0267226</text:p>
          </table:table-cell>
          <table:table-cell office:value-type="float" office:value="0.00099439" calcext:value-type="float">
            <text:p>0.00099439</text:p>
          </table:table-cell>
          <table:table-cell office:value-type="float" office:value="0.00539473" calcext:value-type="float">
            <text:p>0.00539473</text:p>
          </table:table-cell>
          <table:table-cell office:value-type="float" office:value="0.00346753" calcext:value-type="float">
            <text:p>0.00346753</text:p>
          </table:table-cell>
          <table:table-cell office:value-type="float" office:value="0.00281066" calcext:value-type="float">
            <text:p>0.00281066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292351" calcext:value-type="float">
            <text:p>0.292351</text:p>
          </table:table-cell>
          <table:table-cell office:value-type="float" office:value="0.0303421" calcext:value-type="float">
            <text:p>0.0303421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0.00521749" calcext:value-type="float">
            <text:p>0.00521749</text:p>
          </table:table-cell>
          <table:table-cell office:value-type="float" office:value="0.0040498" calcext:value-type="float">
            <text:p>0.0040498</text:p>
          </table:table-cell>
          <table:table-cell office:value-type="float" office:value="0.00274237" calcext:value-type="float">
            <text:p>0.00274237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293586" calcext:value-type="float">
            <text:p>0.293586</text:p>
          </table:table-cell>
          <table:table-cell office:value-type="float" office:value="0.0273799" calcext:value-type="float">
            <text:p>0.0273799</text:p>
          </table:table-cell>
          <table:table-cell office:value-type="float" office:value="0.00095294" calcext:value-type="float">
            <text:p>0.00095294</text:p>
          </table:table-cell>
          <table:table-cell office:value-type="float" office:value="0.00532091" calcext:value-type="float">
            <text:p>0.00532091</text:p>
          </table:table-cell>
          <table:table-cell office:value-type="float" office:value="0.00349201" calcext:value-type="float">
            <text:p>0.00349201</text:p>
          </table:table-cell>
          <table:table-cell office:value-type="float" office:value="0.00280829" calcext:value-type="float">
            <text:p>0.00280829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297645" calcext:value-type="float">
            <text:p>0.297645</text:p>
          </table:table-cell>
          <table:table-cell office:value-type="float" office:value="0.0273949" calcext:value-type="float">
            <text:p>0.0273949</text:p>
          </table:table-cell>
          <table:table-cell office:value-type="float" office:value="0.000969125" calcext:value-type="float">
            <text:p>0.000969125</text:p>
          </table:table-cell>
          <table:table-cell office:value-type="float" office:value="0.00602595" calcext:value-type="float">
            <text:p>0.00602595</text:p>
          </table:table-cell>
          <table:table-cell office:value-type="float" office:value="0.00353267" calcext:value-type="float">
            <text:p>0.00353267</text:p>
          </table:table-cell>
          <table:table-cell office:value-type="float" office:value="0.00274276" calcext:value-type="float">
            <text:p>0.00274276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295418" calcext:value-type="float">
            <text:p>0.295418</text:p>
          </table:table-cell>
          <table:table-cell office:value-type="float" office:value="0.0277825" calcext:value-type="float">
            <text:p>0.0277825</text:p>
          </table:table-cell>
          <table:table-cell office:value-type="float" office:value="0.000902412" calcext:value-type="float">
            <text:p>0.000902412</text:p>
          </table:table-cell>
          <table:table-cell office:value-type="float" office:value="0.00530946" calcext:value-type="float">
            <text:p>0.00530946</text:p>
          </table:table-cell>
          <table:table-cell office:value-type="float" office:value="0.00353306" calcext:value-type="float">
            <text:p>0.00353306</text:p>
          </table:table-cell>
          <table:table-cell office:value-type="float" office:value="0.00282092" calcext:value-type="float">
            <text:p>0.00282092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299499" calcext:value-type="float">
            <text:p>0.299499</text:p>
          </table:table-cell>
          <table:table-cell office:value-type="float" office:value="0.0281335" calcext:value-type="float">
            <text:p>0.0281335</text:p>
          </table:table-cell>
          <table:table-cell office:value-type="float" office:value="0.000943071" calcext:value-type="float">
            <text:p>0.000943071</text:p>
          </table:table-cell>
          <table:table-cell office:value-type="float" office:value="0.00552066" calcext:value-type="float">
            <text:p>0.00552066</text:p>
          </table:table-cell>
          <table:table-cell office:value-type="float" office:value="0.00406283" calcext:value-type="float">
            <text:p>0.00406283</text:p>
          </table:table-cell>
          <table:table-cell office:value-type="float" office:value="0.00275974" calcext:value-type="float">
            <text:p>0.00275974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0285803" calcext:value-type="float">
            <text:p>0.0285803</text:p>
          </table:table-cell>
          <table:table-cell office:value-type="float" office:value="0.0010761" calcext:value-type="float">
            <text:p>0.0010761</text:p>
          </table:table-cell>
          <table:table-cell office:value-type="float" office:value="0.00537065" calcext:value-type="float">
            <text:p>0.00537065</text:p>
          </table:table-cell>
          <table:table-cell office:value-type="float" office:value="0.00363333" calcext:value-type="float">
            <text:p>0.00363333</text:p>
          </table:table-cell>
          <table:table-cell office:value-type="float" office:value="0.00278224" calcext:value-type="float">
            <text:p>0.00278224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30255" calcext:value-type="float">
            <text:p>0.30255</text:p>
          </table:table-cell>
          <table:table-cell office:value-type="float" office:value="0.0288969" calcext:value-type="float">
            <text:p>0.0288969</text:p>
          </table:table-cell>
          <table:table-cell office:value-type="float" office:value="0.000917018" calcext:value-type="float">
            <text:p>0.000917018</text:p>
          </table:table-cell>
          <table:table-cell office:value-type="float" office:value="0.00526999" calcext:value-type="float">
            <text:p>0.00526999</text:p>
          </table:table-cell>
          <table:table-cell office:value-type="float" office:value="0.00362702" calcext:value-type="float">
            <text:p>0.00362702</text:p>
          </table:table-cell>
          <table:table-cell office:value-type="float" office:value="0.00271" calcext:value-type="float">
            <text:p>0.00271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307556" calcext:value-type="float">
            <text:p>0.307556</text:p>
          </table:table-cell>
          <table:table-cell office:value-type="float" office:value="0.0286356" calcext:value-type="float">
            <text:p>0.0286356</text:p>
          </table:table-cell>
          <table:table-cell office:value-type="float" office:value="0.000851883" calcext:value-type="float">
            <text:p>0.000851883</text:p>
          </table:table-cell>
          <table:table-cell office:value-type="float" office:value="0.00542158" calcext:value-type="float">
            <text:p>0.00542158</text:p>
          </table:table-cell>
          <table:table-cell office:value-type="float" office:value="0.00355991" calcext:value-type="float">
            <text:p>0.00355991</text:p>
          </table:table-cell>
          <table:table-cell office:value-type="float" office:value="0.00276724" calcext:value-type="float">
            <text:p>0.00276724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06522" calcext:value-type="float">
            <text:p>0.306522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926097" calcext:value-type="float">
            <text:p>0.000926097</text:p>
          </table:table-cell>
          <table:table-cell office:value-type="float" office:value="0.00535131" calcext:value-type="float">
            <text:p>0.00535131</text:p>
          </table:table-cell>
          <table:table-cell office:value-type="float" office:value="0.00359386" calcext:value-type="float">
            <text:p>0.00359386</text:p>
          </table:table-cell>
          <table:table-cell office:value-type="float" office:value="0.00276329" calcext:value-type="float">
            <text:p>0.0027632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06144" calcext:value-type="float">
            <text:p>0.306144</text:p>
          </table:table-cell>
          <table:table-cell office:value-type="float" office:value="0.0291353" calcext:value-type="float">
            <text:p>0.0291353</text:p>
          </table:table-cell>
          <table:table-cell office:value-type="float" office:value="0.000853857" calcext:value-type="float">
            <text:p>0.000853857</text:p>
          </table:table-cell>
          <table:table-cell office:value-type="float" office:value="0.00539552" calcext:value-type="float">
            <text:p>0.00539552</text:p>
          </table:table-cell>
          <table:table-cell office:value-type="float" office:value="0.0037861" calcext:value-type="float">
            <text:p>0.0037861</text:p>
          </table:table-cell>
          <table:table-cell office:value-type="float" office:value="0.00293185" calcext:value-type="float">
            <text:p>0.00293185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14974" calcext:value-type="float">
            <text:p>0.314974</text:p>
          </table:table-cell>
          <table:table-cell office:value-type="float" office:value="0.028812" calcext:value-type="float">
            <text:p>0.028812</text:p>
          </table:table-cell>
          <table:table-cell office:value-type="float" office:value="0.000901227" calcext:value-type="float">
            <text:p>0.000901227</text:p>
          </table:table-cell>
          <table:table-cell office:value-type="float" office:value="0.00561224" calcext:value-type="float">
            <text:p>0.00561224</text:p>
          </table:table-cell>
          <table:table-cell office:value-type="float" office:value="0.00364794" calcext:value-type="float">
            <text:p>0.00364794</text:p>
          </table:table-cell>
          <table:table-cell office:value-type="float" office:value="0.00285566" calcext:value-type="float">
            <text:p>0.00285566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317285" calcext:value-type="float">
            <text:p>0.317285</text:p>
          </table:table-cell>
          <table:table-cell office:value-type="float" office:value="0.0294121" calcext:value-type="float">
            <text:p>0.0294121</text:p>
          </table:table-cell>
          <table:table-cell office:value-type="float" office:value="0.000947019" calcext:value-type="float">
            <text:p>0.000947019</text:p>
          </table:table-cell>
          <table:table-cell office:value-type="float" office:value="0.00546974" calcext:value-type="float">
            <text:p>0.00546974</text:p>
          </table:table-cell>
          <table:table-cell office:value-type="float" office:value="0.00366531" calcext:value-type="float">
            <text:p>0.00366531</text:p>
          </table:table-cell>
          <table:table-cell office:value-type="float" office:value="0.00283079" calcext:value-type="float">
            <text:p>0.00283079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323727" calcext:value-type="float">
            <text:p>0.323727</text:p>
          </table:table-cell>
          <table:table-cell office:value-type="float" office:value="0.0295727" calcext:value-type="float">
            <text:p>0.0295727</text:p>
          </table:table-cell>
          <table:table-cell office:value-type="float" office:value="0.000989653" calcext:value-type="float">
            <text:p>0.000989653</text:p>
          </table:table-cell>
          <table:table-cell office:value-type="float" office:value="0.00541842" calcext:value-type="float">
            <text:p>0.00541842</text:p>
          </table:table-cell>
          <table:table-cell office:value-type="float" office:value="0.00366057" calcext:value-type="float">
            <text:p>0.00366057</text:p>
          </table:table-cell>
          <table:table-cell office:value-type="float" office:value="0.00272579" calcext:value-type="float">
            <text:p>0.00272579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317793" calcext:value-type="float">
            <text:p>0.317793</text:p>
          </table:table-cell>
          <table:table-cell office:value-type="float" office:value="0.0299916" calcext:value-type="float">
            <text:p>0.0299916</text:p>
          </table:table-cell>
          <table:table-cell office:value-type="float" office:value="0.000910702" calcext:value-type="float">
            <text:p>0.000910702</text:p>
          </table:table-cell>
          <table:table-cell office:value-type="float" office:value="0.00560395" calcext:value-type="float">
            <text:p>0.00560395</text:p>
          </table:table-cell>
          <table:table-cell office:value-type="float" office:value="0.00376558" calcext:value-type="float">
            <text:p>0.00376558</text:p>
          </table:table-cell>
          <table:table-cell office:value-type="float" office:value="0.00272618" calcext:value-type="float">
            <text:p>0.00272618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345731" calcext:value-type="float">
            <text:p>0.345731</text:p>
          </table:table-cell>
          <table:table-cell office:value-type="float" office:value="0.0298404" calcext:value-type="float">
            <text:p>0.0298404</text:p>
          </table:table-cell>
          <table:table-cell office:value-type="float" office:value="0.00100939" calcext:value-type="float">
            <text:p>0.00100939</text:p>
          </table:table-cell>
          <table:table-cell office:value-type="float" office:value="0.00600779" calcext:value-type="float">
            <text:p>0.00600779</text:p>
          </table:table-cell>
          <table:table-cell office:value-type="float" office:value="0.00393493" calcext:value-type="float">
            <text:p>0.00393493</text:p>
          </table:table-cell>
          <table:table-cell office:value-type="float" office:value="0.00276724" calcext:value-type="float">
            <text:p>0.00276724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318044" calcext:value-type="float">
            <text:p>0.318044</text:p>
          </table:table-cell>
          <table:table-cell office:value-type="float" office:value="0.0299904" calcext:value-type="float">
            <text:p>0.0299904</text:p>
          </table:table-cell>
          <table:table-cell office:value-type="float" office:value="0.000955309" calcext:value-type="float">
            <text:p>0.000955309</text:p>
          </table:table-cell>
          <table:table-cell office:value-type="float" office:value="0.00548118" calcext:value-type="float">
            <text:p>0.00548118</text:p>
          </table:table-cell>
          <table:table-cell office:value-type="float" office:value="0.00372057" calcext:value-type="float">
            <text:p>0.00372057</text:p>
          </table:table-cell>
          <table:table-cell office:value-type="float" office:value="0.00290698" calcext:value-type="float">
            <text:p>0.00290698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319746" calcext:value-type="float">
            <text:p>0.319746</text:p>
          </table:table-cell>
          <table:table-cell office:value-type="float" office:value="0.0296394" calcext:value-type="float">
            <text:p>0.0296394</text:p>
          </table:table-cell>
          <table:table-cell office:value-type="float" office:value="0.00100979" calcext:value-type="float">
            <text:p>0.00100979</text:p>
          </table:table-cell>
          <table:table-cell office:value-type="float" office:value="0.0059087" calcext:value-type="float">
            <text:p>0.0059087</text:p>
          </table:table-cell>
          <table:table-cell office:value-type="float" office:value="0.00384887" calcext:value-type="float">
            <text:p>0.00384887</text:p>
          </table:table-cell>
          <table:table-cell office:value-type="float" office:value="0.00281185" calcext:value-type="float">
            <text:p>0.0028118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317755" calcext:value-type="float">
            <text:p>0.317755</text:p>
          </table:table-cell>
          <table:table-cell office:value-type="float" office:value="0.0299418" calcext:value-type="float">
            <text:p>0.0299418</text:p>
          </table:table-cell>
          <table:table-cell office:value-type="float" office:value="0.000964783" calcext:value-type="float">
            <text:p>0.000964783</text:p>
          </table:table-cell>
          <table:table-cell office:value-type="float" office:value="0.00563593" calcext:value-type="float">
            <text:p>0.00563593</text:p>
          </table:table-cell>
          <table:table-cell office:value-type="float" office:value="0.0039744" calcext:value-type="float">
            <text:p>0.0039744</text:p>
          </table:table-cell>
          <table:table-cell office:value-type="float" office:value="0.00278855" calcext:value-type="float">
            <text:p>0.00278855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336848" calcext:value-type="float">
            <text:p>0.336848</text:p>
          </table:table-cell>
          <table:table-cell office:value-type="float" office:value="0.0301589" calcext:value-type="float">
            <text:p>0.0301589</text:p>
          </table:table-cell>
          <table:table-cell office:value-type="float" office:value="0.00100031" calcext:value-type="float">
            <text:p>0.00100031</text:p>
          </table:table-cell>
          <table:table-cell office:value-type="float" office:value="0.00568922" calcext:value-type="float">
            <text:p>0.00568922</text:p>
          </table:table-cell>
          <table:table-cell office:value-type="float" office:value="0.00377308" calcext:value-type="float">
            <text:p>0.00377308</text:p>
          </table:table-cell>
          <table:table-cell office:value-type="float" office:value="0.00279724" calcext:value-type="float">
            <text:p>0.0027972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22554" calcext:value-type="float">
            <text:p>0.322554</text:p>
          </table:table-cell>
          <table:table-cell office:value-type="float" office:value="0.0304159" calcext:value-type="float">
            <text:p>0.0304159</text:p>
          </table:table-cell>
          <table:table-cell office:value-type="float" office:value="0.000926097" calcext:value-type="float">
            <text:p>0.000926097</text:p>
          </table:table-cell>
          <table:table-cell office:value-type="float" office:value="0.00571883" calcext:value-type="float">
            <text:p>0.00571883</text:p>
          </table:table-cell>
          <table:table-cell office:value-type="float" office:value="0.00379242" calcext:value-type="float">
            <text:p>0.00379242</text:p>
          </table:table-cell>
          <table:table-cell office:value-type="float" office:value="0.00277276" calcext:value-type="float">
            <text:p>0.00277276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32803" calcext:value-type="float">
            <text:p>0.32803</text:p>
          </table:table-cell>
          <table:table-cell office:value-type="float" office:value="0.0338858" calcext:value-type="float">
            <text:p>0.0338858</text:p>
          </table:table-cell>
          <table:table-cell office:value-type="float" office:value="0.000911886" calcext:value-type="float">
            <text:p>0.000911886</text:p>
          </table:table-cell>
          <table:table-cell office:value-type="float" office:value="0.00567264" calcext:value-type="float">
            <text:p>0.00567264</text:p>
          </table:table-cell>
          <table:table-cell office:value-type="float" office:value="0.00382439" calcext:value-type="float">
            <text:p>0.00382439</text:p>
          </table:table-cell>
          <table:table-cell office:value-type="float" office:value="0.00280948" calcext:value-type="float">
            <text:p>0.00280948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332017" calcext:value-type="float">
            <text:p>0.332017</text:p>
          </table:table-cell>
          <table:table-cell office:value-type="float" office:value="0.0308892" calcext:value-type="float">
            <text:p>0.0308892</text:p>
          </table:table-cell>
          <table:table-cell office:value-type="float" office:value="0.000966757" calcext:value-type="float">
            <text:p>0.000966757</text:p>
          </table:table-cell>
          <table:table-cell office:value-type="float" office:value="0.00577567" calcext:value-type="float">
            <text:p>0.00577567</text:p>
          </table:table-cell>
          <table:table-cell office:value-type="float" office:value="0.00378215" calcext:value-type="float">
            <text:p>0.00378215</text:p>
          </table:table-cell>
          <table:table-cell office:value-type="float" office:value="0.00280948" calcext:value-type="float">
            <text:p>0.00280948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337569" calcext:value-type="float">
            <text:p>0.337569</text:p>
          </table:table-cell>
          <table:table-cell office:value-type="float" office:value="0.0312244" calcext:value-type="float">
            <text:p>0.0312244</text:p>
          </table:table-cell>
          <table:table-cell office:value-type="float" office:value="0.000926492" calcext:value-type="float">
            <text:p>0.000926492</text:p>
          </table:table-cell>
          <table:table-cell office:value-type="float" office:value="0.00576817" calcext:value-type="float">
            <text:p>0.00576817</text:p>
          </table:table-cell>
          <table:table-cell office:value-type="float" office:value="0.00422033" calcext:value-type="float">
            <text:p>0.00422033</text:p>
          </table:table-cell>
          <table:table-cell office:value-type="float" office:value="0.00275184" calcext:value-type="float">
            <text:p>0.00275184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330683" calcext:value-type="float">
            <text:p>0.330683</text:p>
          </table:table-cell>
          <table:table-cell office:value-type="float" office:value="0.0313468" calcext:value-type="float">
            <text:p>0.0313468</text:p>
          </table:table-cell>
          <table:table-cell office:value-type="float" office:value="0.00108479" calcext:value-type="float">
            <text:p>0.00108479</text:p>
          </table:table-cell>
          <table:table-cell office:value-type="float" office:value="0.00572198" calcext:value-type="float">
            <text:p>0.00572198</text:p>
          </table:table-cell>
          <table:table-cell office:value-type="float" office:value="0.00449035" calcext:value-type="float">
            <text:p>0.00449035</text:p>
          </table:table-cell>
          <table:table-cell office:value-type="float" office:value="0.00288606" calcext:value-type="float">
            <text:p>0.00288606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335264" calcext:value-type="float">
            <text:p>0.335264</text:p>
          </table:table-cell>
          <table:table-cell office:value-type="float" office:value="0.0315422" calcext:value-type="float">
            <text:p>0.0315422</text:p>
          </table:table-cell>
          <table:table-cell office:value-type="float" office:value="0.00101847" calcext:value-type="float">
            <text:p>0.00101847</text:p>
          </table:table-cell>
          <table:table-cell office:value-type="float" office:value="0.00572277" calcext:value-type="float">
            <text:p>0.00572277</text:p>
          </table:table-cell>
          <table:table-cell office:value-type="float" office:value="0.00395111" calcext:value-type="float">
            <text:p>0.00395111</text:p>
          </table:table-cell>
          <table:table-cell office:value-type="float" office:value="0.00278382" calcext:value-type="float">
            <text:p>0.00278382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336048" calcext:value-type="float">
            <text:p>0.336048</text:p>
          </table:table-cell>
          <table:table-cell office:value-type="float" office:value="0.0318157" calcext:value-type="float">
            <text:p>0.0318157</text:p>
          </table:table-cell>
          <table:table-cell office:value-type="float" office:value="0.00105005" calcext:value-type="float">
            <text:p>0.00105005</text:p>
          </table:table-cell>
          <table:table-cell office:value-type="float" office:value="0.00597029" calcext:value-type="float">
            <text:p>0.00597029</text:p>
          </table:table-cell>
          <table:table-cell office:value-type="float" office:value="0.00422783" calcext:value-type="float">
            <text:p>0.00422783</text:p>
          </table:table-cell>
          <table:table-cell office:value-type="float" office:value="0.00275145" calcext:value-type="float">
            <text:p>0.00275145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33643" calcext:value-type="float">
            <text:p>0.33643</text:p>
          </table:table-cell>
          <table:table-cell office:value-type="float" office:value="0.0315939" calcext:value-type="float">
            <text:p>0.0315939</text:p>
          </table:table-cell>
          <table:table-cell office:value-type="float" office:value="0.000957283" calcext:value-type="float">
            <text:p>0.000957283</text:p>
          </table:table-cell>
          <table:table-cell office:value-type="float" office:value="0.00593515" calcext:value-type="float">
            <text:p>0.00593515</text:p>
          </table:table-cell>
          <table:table-cell office:value-type="float" office:value="0.00394045" calcext:value-type="float">
            <text:p>0.00394045</text:p>
          </table:table-cell>
          <table:table-cell office:value-type="float" office:value="0.00275776" calcext:value-type="float">
            <text:p>0.00275776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341627" calcext:value-type="float">
            <text:p>0.341627</text:p>
          </table:table-cell>
          <table:table-cell office:value-type="float" office:value="0.0317107" calcext:value-type="float">
            <text:p>0.0317107</text:p>
          </table:table-cell>
          <table:table-cell office:value-type="float" office:value="0.00105321" calcext:value-type="float">
            <text:p>0.00105321</text:p>
          </table:table-cell>
          <table:table-cell office:value-type="float" office:value="0.00580923" calcext:value-type="float">
            <text:p>0.00580923</text:p>
          </table:table-cell>
          <table:table-cell office:value-type="float" office:value="0.00397559" calcext:value-type="float">
            <text:p>0.00397559</text:p>
          </table:table-cell>
          <table:table-cell office:value-type="float" office:value="0.00282369" calcext:value-type="float">
            <text:p>0.00282369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342385" calcext:value-type="float">
            <text:p>0.342385</text:p>
          </table:table-cell>
          <table:table-cell office:value-type="float" office:value="0.0318228" calcext:value-type="float">
            <text:p>0.0318228</text:p>
          </table:table-cell>
          <table:table-cell office:value-type="float" office:value="0.00100347" calcext:value-type="float">
            <text:p>0.00100347</text:p>
          </table:table-cell>
          <table:table-cell office:value-type="float" office:value="0.00584317" calcext:value-type="float">
            <text:p>0.00584317</text:p>
          </table:table-cell>
          <table:table-cell office:value-type="float" office:value="0.00392466" calcext:value-type="float">
            <text:p>0.00392466</text:p>
          </table:table-cell>
          <table:table-cell office:value-type="float" office:value="0.00280513" calcext:value-type="float">
            <text:p>0.002805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0.0321071" calcext:value-type="float">
            <text:p>0.0321071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0575238" calcext:value-type="float">
            <text:p>0.00575238</text:p>
          </table:table-cell>
          <table:table-cell office:value-type="float" office:value="0.0045614" calcext:value-type="float">
            <text:p>0.0045614</text:p>
          </table:table-cell>
          <table:table-cell office:value-type="float" office:value="0.00278342" calcext:value-type="float">
            <text:p>0.00278342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320842" calcext:value-type="float">
            <text:p>0.0320842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613964" calcext:value-type="float">
            <text:p>0.00613964</text:p>
          </table:table-cell>
          <table:table-cell office:value-type="float" office:value="0.00398703" calcext:value-type="float">
            <text:p>0.00398703</text:p>
          </table:table-cell>
          <table:table-cell office:value-type="float" office:value="0.00279013" calcext:value-type="float">
            <text:p>0.00279013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327371" calcext:value-type="float">
            <text:p>0.0327371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00611911" calcext:value-type="float">
            <text:p>0.00611911</text:p>
          </table:table-cell>
          <table:table-cell office:value-type="float" office:value="0.00396019" calcext:value-type="float">
            <text:p>0.00396019</text:p>
          </table:table-cell>
          <table:table-cell office:value-type="float" office:value="0.00279329" calcext:value-type="float">
            <text:p>0.0027932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330288" calcext:value-type="float">
            <text:p>0.0330288</text:p>
          </table:table-cell>
          <table:table-cell office:value-type="float" office:value="0.000976231" calcext:value-type="float">
            <text:p>0.000976231</text:p>
          </table:table-cell>
          <table:table-cell office:value-type="float" office:value="0.00607134" calcext:value-type="float">
            <text:p>0.00607134</text:p>
          </table:table-cell>
          <table:table-cell office:value-type="float" office:value="0.00417849" calcext:value-type="float">
            <text:p>0.00417849</text:p>
          </table:table-cell>
          <table:table-cell office:value-type="float" office:value="0.00278737" calcext:value-type="float">
            <text:p>0.00278737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328247" calcext:value-type="float">
            <text:p>0.0328247</text:p>
          </table:table-cell>
          <table:table-cell office:value-type="float" office:value="0.00101373" calcext:value-type="float">
            <text:p>0.00101373</text:p>
          </table:table-cell>
          <table:table-cell office:value-type="float" office:value="0.00602003" calcext:value-type="float">
            <text:p>0.00602003</text:p>
          </table:table-cell>
          <table:table-cell office:value-type="float" office:value="0.00391282" calcext:value-type="float">
            <text:p>0.00391282</text:p>
          </table:table-cell>
          <table:table-cell office:value-type="float" office:value="0.00287343" calcext:value-type="float">
            <text:p>0.00287343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330055" calcext:value-type="float">
            <text:p>0.0330055</text:p>
          </table:table-cell>
          <table:table-cell office:value-type="float" office:value="0.000948598" calcext:value-type="float">
            <text:p>0.000948598</text:p>
          </table:table-cell>
          <table:table-cell office:value-type="float" office:value="0.00607332" calcext:value-type="float">
            <text:p>0.00607332</text:p>
          </table:table-cell>
          <table:table-cell office:value-type="float" office:value="0.00414612" calcext:value-type="float">
            <text:p>0.00414612</text:p>
          </table:table-cell>
          <table:table-cell office:value-type="float" office:value="0.00284224" calcext:value-type="float">
            <text:p>0.0028422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328567" calcext:value-type="float">
            <text:p>0.0328567</text:p>
          </table:table-cell>
          <table:table-cell office:value-type="float" office:value="0.00097031" calcext:value-type="float">
            <text:p>0.00097031</text:p>
          </table:table-cell>
          <table:table-cell office:value-type="float" office:value="0.00607726" calcext:value-type="float">
            <text:p>0.00607726</text:p>
          </table:table-cell>
          <table:table-cell office:value-type="float" office:value="0.00411809" calcext:value-type="float">
            <text:p>0.00411809</text:p>
          </table:table-cell>
          <table:table-cell office:value-type="float" office:value="0.00290185" calcext:value-type="float">
            <text:p>0.00290185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338487" calcext:value-type="float">
            <text:p>0.0338487</text:p>
          </table:table-cell>
          <table:table-cell office:value-type="float" office:value="0.000911491" calcext:value-type="float">
            <text:p>0.000911491</text:p>
          </table:table-cell>
          <table:table-cell office:value-type="float" office:value="0.00612542" calcext:value-type="float">
            <text:p>0.00612542</text:p>
          </table:table-cell>
          <table:table-cell office:value-type="float" office:value="0.00408098" calcext:value-type="float">
            <text:p>0.00408098</text:p>
          </table:table-cell>
          <table:table-cell office:value-type="float" office:value="0.00278579" calcext:value-type="float">
            <text:p>0.00278579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340516" calcext:value-type="float">
            <text:p>0.0340516</text:p>
          </table:table-cell>
          <table:table-cell office:value-type="float" office:value="0.00095294" calcext:value-type="float">
            <text:p>0.00095294</text:p>
          </table:table-cell>
          <table:table-cell office:value-type="float" office:value="0.00631293" calcext:value-type="float">
            <text:p>0.00631293</text:p>
          </table:table-cell>
          <table:table-cell office:value-type="float" office:value="0.0041248" calcext:value-type="float">
            <text:p>0.0041248</text:p>
          </table:table-cell>
          <table:table-cell office:value-type="float" office:value="0.00282211" calcext:value-type="float">
            <text:p>0.00282211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338152" calcext:value-type="float">
            <text:p>0.0338152</text:p>
          </table:table-cell>
          <table:table-cell office:value-type="float" office:value="0.000962415" calcext:value-type="float">
            <text:p>0.000962415</text:p>
          </table:table-cell>
          <table:table-cell office:value-type="float" office:value="0.00616293" calcext:value-type="float">
            <text:p>0.00616293</text:p>
          </table:table-cell>
          <table:table-cell office:value-type="float" office:value="0.00419033" calcext:value-type="float">
            <text:p>0.00419033</text:p>
          </table:table-cell>
          <table:table-cell office:value-type="float" office:value="0.00281658" calcext:value-type="float">
            <text:p>0.0028165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334725" calcext:value-type="float">
            <text:p>0.0334725</text:p>
          </table:table-cell>
          <table:table-cell office:value-type="float" office:value="0.00093715" calcext:value-type="float">
            <text:p>0.00093715</text:p>
          </table:table-cell>
          <table:table-cell office:value-type="float" office:value="0.00614358" calcext:value-type="float">
            <text:p>0.00614358</text:p>
          </table:table-cell>
          <table:table-cell office:value-type="float" office:value="0.00422941" calcext:value-type="float">
            <text:p>0.00422941</text:p>
          </table:table-cell>
          <table:table-cell office:value-type="float" office:value="0.00297685" calcext:value-type="float">
            <text:p>0.0029768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335313" calcext:value-type="float">
            <text:p>0.0335313</text:p>
          </table:table-cell>
          <table:table-cell office:value-type="float" office:value="0.000934782" calcext:value-type="float">
            <text:p>0.000934782</text:p>
          </table:table-cell>
          <table:table-cell office:value-type="float" office:value="0.00642465" calcext:value-type="float">
            <text:p>0.00642465</text:p>
          </table:table-cell>
          <table:table-cell office:value-type="float" office:value="0.00418283" calcext:value-type="float">
            <text:p>0.00418283</text:p>
          </table:table-cell>
          <table:table-cell office:value-type="float" office:value="0.00282132" calcext:value-type="float">
            <text:p>0.00282132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337141" calcext:value-type="float">
            <text:p>0.0337141</text:p>
          </table:table-cell>
          <table:table-cell office:value-type="float" office:value="0.000900438" calcext:value-type="float">
            <text:p>0.000900438</text:p>
          </table:table-cell>
          <table:table-cell office:value-type="float" office:value="0.00624346" calcext:value-type="float">
            <text:p>0.00624346</text:p>
          </table:table-cell>
          <table:table-cell office:value-type="float" office:value="0.0041473" calcext:value-type="float">
            <text:p>0.0041473</text:p>
          </table:table-cell>
          <table:table-cell office:value-type="float" office:value="0.00285053" calcext:value-type="float">
            <text:p>0.00285053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33827" calcext:value-type="float">
            <text:p>0.033827</text:p>
          </table:table-cell>
          <table:table-cell office:value-type="float" office:value="0.000937545" calcext:value-type="float">
            <text:p>0.000937545</text:p>
          </table:table-cell>
          <table:table-cell office:value-type="float" office:value="0.00621977" calcext:value-type="float">
            <text:p>0.00621977</text:p>
          </table:table-cell>
          <table:table-cell office:value-type="float" office:value="0.00426376" calcext:value-type="float">
            <text:p>0.00426376</text:p>
          </table:table-cell>
          <table:table-cell office:value-type="float" office:value="0.00277434" calcext:value-type="float">
            <text:p>0.00277434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341633" calcext:value-type="float">
            <text:p>0.0341633</text:p>
          </table:table-cell>
          <table:table-cell office:value-type="float" office:value="0.0010536" calcext:value-type="float">
            <text:p>0.0010536</text:p>
          </table:table-cell>
          <table:table-cell office:value-type="float" office:value="0.0061799" calcext:value-type="float">
            <text:p>0.0061799</text:p>
          </table:table-cell>
          <table:table-cell office:value-type="float" office:value="0.00422231" calcext:value-type="float">
            <text:p>0.00422231</text:p>
          </table:table-cell>
          <table:table-cell office:value-type="float" office:value="0.00300962" calcext:value-type="float">
            <text:p>0.00300962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345684" calcext:value-type="float">
            <text:p>0.0345684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623043" calcext:value-type="float">
            <text:p>0.00623043</text:p>
          </table:table-cell>
          <table:table-cell office:value-type="float" office:value="0.00419507" calcext:value-type="float">
            <text:p>0.00419507</text:p>
          </table:table-cell>
          <table:table-cell office:value-type="float" office:value="0.00277711" calcext:value-type="float">
            <text:p>0.00277711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348471" calcext:value-type="float">
            <text:p>0.0348471</text:p>
          </table:table-cell>
          <table:table-cell office:value-type="float" office:value="0.0009861" calcext:value-type="float">
            <text:p>0.0009861</text:p>
          </table:table-cell>
          <table:table-cell office:value-type="float" office:value="0.00659874" calcext:value-type="float">
            <text:p>0.00659874</text:p>
          </table:table-cell>
          <table:table-cell office:value-type="float" office:value="0.00489142" calcext:value-type="float">
            <text:p>0.00489142</text:p>
          </table:table-cell>
          <table:table-cell office:value-type="float" office:value="0.00281461" calcext:value-type="float">
            <text:p>0.00281461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351451" calcext:value-type="float">
            <text:p>0.0351451</text:p>
          </table:table-cell>
          <table:table-cell office:value-type="float" office:value="0.00103979" calcext:value-type="float">
            <text:p>0.00103979</text:p>
          </table:table-cell>
          <table:table-cell office:value-type="float" office:value="0.00692599" calcext:value-type="float">
            <text:p>0.00692599</text:p>
          </table:table-cell>
          <table:table-cell office:value-type="float" office:value="0.00427244" calcext:value-type="float">
            <text:p>0.00427244</text:p>
          </table:table-cell>
          <table:table-cell office:value-type="float" office:value="0.00280316" calcext:value-type="float">
            <text:p>0.00280316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350989" calcext:value-type="float">
            <text:p>0.0350989</text:p>
          </table:table-cell>
          <table:table-cell office:value-type="float" office:value="0.000981758" calcext:value-type="float">
            <text:p>0.000981758</text:p>
          </table:table-cell>
          <table:table-cell office:value-type="float" office:value="0.00653676" calcext:value-type="float">
            <text:p>0.00653676</text:p>
          </table:table-cell>
          <table:table-cell office:value-type="float" office:value="0.00428823" calcext:value-type="float">
            <text:p>0.00428823</text:p>
          </table:table-cell>
          <table:table-cell office:value-type="float" office:value="0.00292869" calcext:value-type="float">
            <text:p>0.00292869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350413" calcext:value-type="float">
            <text:p>0.0350413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0631491" calcext:value-type="float">
            <text:p>0.00631491</text:p>
          </table:table-cell>
          <table:table-cell office:value-type="float" office:value="0.0042752" calcext:value-type="float">
            <text:p>0.0042752</text:p>
          </table:table-cell>
          <table:table-cell office:value-type="float" office:value="0.00280237" calcext:value-type="float">
            <text:p>0.0028023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35468" calcext:value-type="float">
            <text:p>0.035468</text:p>
          </table:table-cell>
          <table:table-cell office:value-type="float" office:value="0.000943466" calcext:value-type="float">
            <text:p>0.000943466</text:p>
          </table:table-cell>
          <table:table-cell office:value-type="float" office:value="0.00642741" calcext:value-type="float">
            <text:p>0.00642741</text:p>
          </table:table-cell>
          <table:table-cell office:value-type="float" office:value="0.00437389" calcext:value-type="float">
            <text:p>0.00437389</text:p>
          </table:table-cell>
          <table:table-cell office:value-type="float" office:value="0.00279171" calcext:value-type="float">
            <text:p>0.00279171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357791" calcext:value-type="float">
            <text:p>0.0357791</text:p>
          </table:table-cell>
          <table:table-cell office:value-type="float" office:value="0.000987679" calcext:value-type="float">
            <text:p>0.000987679</text:p>
          </table:table-cell>
          <table:table-cell office:value-type="float" office:value="0.00650123" calcext:value-type="float">
            <text:p>0.00650123</text:p>
          </table:table-cell>
          <table:table-cell office:value-type="float" office:value="0.00434231" calcext:value-type="float">
            <text:p>0.00434231</text:p>
          </table:table-cell>
          <table:table-cell office:value-type="float" office:value="0.00276092" calcext:value-type="float">
            <text:p>0.0027609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358399" calcext:value-type="float">
            <text:p>0.0358399</text:p>
          </table:table-cell>
          <table:table-cell office:value-type="float" office:value="0.000935571" calcext:value-type="float">
            <text:p>0.000935571</text:p>
          </table:table-cell>
          <table:table-cell office:value-type="float" office:value="0.00648544" calcext:value-type="float">
            <text:p>0.00648544</text:p>
          </table:table-cell>
          <table:table-cell office:value-type="float" office:value="0.00436205" calcext:value-type="float">
            <text:p>0.00436205</text:p>
          </table:table-cell>
          <table:table-cell office:value-type="float" office:value="0.0028225" calcext:value-type="float">
            <text:p>0.0028225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36327" calcext:value-type="float">
            <text:p>0.036327</text:p>
          </table:table-cell>
          <table:table-cell office:value-type="float" office:value="0.00106031" calcext:value-type="float">
            <text:p>0.00106031</text:p>
          </table:table-cell>
          <table:table-cell office:value-type="float" office:value="0.00655531" calcext:value-type="float">
            <text:p>0.00655531</text:p>
          </table:table-cell>
          <table:table-cell office:value-type="float" office:value="0.00431271" calcext:value-type="float">
            <text:p>0.00431271</text:p>
          </table:table-cell>
          <table:table-cell office:value-type="float" office:value="0.00282961" calcext:value-type="float">
            <text:p>0.00282961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36385" calcext:value-type="float">
            <text:p>0.036385</text:p>
          </table:table-cell>
          <table:table-cell office:value-type="float" office:value="0.000949388" calcext:value-type="float">
            <text:p>0.000949388</text:p>
          </table:table-cell>
          <table:table-cell office:value-type="float" office:value="0.00640175" calcext:value-type="float">
            <text:p>0.00640175</text:p>
          </table:table-cell>
          <table:table-cell office:value-type="float" office:value="0.00445324" calcext:value-type="float">
            <text:p>0.00445324</text:p>
          </table:table-cell>
          <table:table-cell office:value-type="float" office:value="0.00278698" calcext:value-type="float">
            <text:p>0.0027869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361277" calcext:value-type="float">
            <text:p>0.0361277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649294" calcext:value-type="float">
            <text:p>0.00649294</text:p>
          </table:table-cell>
          <table:table-cell office:value-type="float" office:value="0.00445127" calcext:value-type="float">
            <text:p>0.00445127</text:p>
          </table:table-cell>
          <table:table-cell office:value-type="float" office:value="0.00302699" calcext:value-type="float">
            <text:p>0.00302699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373111" calcext:value-type="float">
            <text:p>0.0373111</text:p>
          </table:table-cell>
          <table:table-cell office:value-type="float" office:value="0.000963204" calcext:value-type="float">
            <text:p>0.000963204</text:p>
          </table:table-cell>
          <table:table-cell office:value-type="float" office:value="0.00651426" calcext:value-type="float">
            <text:p>0.00651426</text:p>
          </table:table-cell>
          <table:table-cell office:value-type="float" office:value="0.00439205" calcext:value-type="float">
            <text:p>0.00439205</text:p>
          </table:table-cell>
          <table:table-cell office:value-type="float" office:value="0.00275303" calcext:value-type="float">
            <text:p>0.00275303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36374" calcext:value-type="float">
            <text:p>0.036374</text:p>
          </table:table-cell>
          <table:table-cell office:value-type="float" office:value="0.00105518" calcext:value-type="float">
            <text:p>0.00105518</text:p>
          </table:table-cell>
          <table:table-cell office:value-type="float" office:value="0.00654742" calcext:value-type="float">
            <text:p>0.00654742</text:p>
          </table:table-cell>
          <table:table-cell office:value-type="float" office:value="0.00433797" calcext:value-type="float">
            <text:p>0.00433797</text:p>
          </table:table-cell>
          <table:table-cell office:value-type="float" office:value="0.00284066" calcext:value-type="float">
            <text:p>0.00284066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36511" calcext:value-type="float">
            <text:p>0.036511</text:p>
          </table:table-cell>
          <table:table-cell office:value-type="float" office:value="0.000959651" calcext:value-type="float">
            <text:p>0.000959651</text:p>
          </table:table-cell>
          <table:table-cell office:value-type="float" office:value="0.00666111" calcext:value-type="float">
            <text:p>0.00666111</text:p>
          </table:table-cell>
          <table:table-cell office:value-type="float" office:value="0.00439126" calcext:value-type="float">
            <text:p>0.00439126</text:p>
          </table:table-cell>
          <table:table-cell office:value-type="float" office:value="0.0028154" calcext:value-type="float">
            <text:p>0.0028154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365852" calcext:value-type="float">
            <text:p>0.036585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0.00446232" calcext:value-type="float">
            <text:p>0.00446232</text:p>
          </table:table-cell>
          <table:table-cell office:value-type="float" office:value="0.00278145" calcext:value-type="float">
            <text:p>0.0027814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375693" calcext:value-type="float">
            <text:p>0.0375693</text:p>
          </table:table-cell>
          <table:table-cell office:value-type="float" office:value="0.00101255" calcext:value-type="float">
            <text:p>0.00101255</text:p>
          </table:table-cell>
          <table:table-cell office:value-type="float" office:value="0.00658216" calcext:value-type="float">
            <text:p>0.00658216</text:p>
          </table:table-cell>
          <table:table-cell office:value-type="float" office:value="0.00442403" calcext:value-type="float">
            <text:p>0.00442403</text:p>
          </table:table-cell>
          <table:table-cell office:value-type="float" office:value="0.00278737" calcext:value-type="float">
            <text:p>0.00278737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377225" calcext:value-type="float">
            <text:p>0.0377225</text:p>
          </table:table-cell>
          <table:table-cell office:value-type="float" office:value="0.00105242" calcext:value-type="float">
            <text:p>0.00105242</text:p>
          </table:table-cell>
          <table:table-cell office:value-type="float" office:value="0.00667571" calcext:value-type="float">
            <text:p>0.00667571</text:p>
          </table:table-cell>
          <table:table-cell office:value-type="float" office:value="0.00453772" calcext:value-type="float">
            <text:p>0.00453772</text:p>
          </table:table-cell>
          <table:table-cell office:value-type="float" office:value="0.00274276" calcext:value-type="float">
            <text:p>0.00274276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374264" calcext:value-type="float">
            <text:p>0.0374264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0665361" calcext:value-type="float">
            <text:p>0.00665361</text:p>
          </table:table-cell>
          <table:table-cell office:value-type="float" office:value="0.00474023" calcext:value-type="float">
            <text:p>0.00474023</text:p>
          </table:table-cell>
          <table:table-cell office:value-type="float" office:value="0.00298238" calcext:value-type="float">
            <text:p>0.00298238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374939" calcext:value-type="float">
            <text:p>0.0374939</text:p>
          </table:table-cell>
          <table:table-cell office:value-type="float" office:value="0.00103505" calcext:value-type="float">
            <text:p>0.00103505</text:p>
          </table:table-cell>
          <table:table-cell office:value-type="float" office:value="0.00670216" calcext:value-type="float">
            <text:p>0.00670216</text:p>
          </table:table-cell>
          <table:table-cell office:value-type="float" office:value="0.00464312" calcext:value-type="float">
            <text:p>0.00464312</text:p>
          </table:table-cell>
          <table:table-cell office:value-type="float" office:value="0.00286474" calcext:value-type="float">
            <text:p>0.00286474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378792" calcext:value-type="float">
            <text:p>0.0378792</text:p>
          </table:table-cell>
          <table:table-cell office:value-type="float" office:value="0.00104808" calcext:value-type="float">
            <text:p>0.00104808</text:p>
          </table:table-cell>
          <table:table-cell office:value-type="float" office:value="0.00678822" calcext:value-type="float">
            <text:p>0.00678822</text:p>
          </table:table-cell>
          <table:table-cell office:value-type="float" office:value="0.00446074" calcext:value-type="float">
            <text:p>0.00446074</text:p>
          </table:table-cell>
          <table:table-cell office:value-type="float" office:value="0.00282921" calcext:value-type="float">
            <text:p>0.00282921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378713" calcext:value-type="float">
            <text:p>0.0378713</text:p>
          </table:table-cell>
          <table:table-cell office:value-type="float" office:value="0.000982547" calcext:value-type="float">
            <text:p>0.000982547</text:p>
          </table:table-cell>
          <table:table-cell office:value-type="float" office:value="0.00675703" calcext:value-type="float">
            <text:p>0.00675703</text:p>
          </table:table-cell>
          <table:table-cell office:value-type="float" office:value="0.00457996" calcext:value-type="float">
            <text:p>0.00457996</text:p>
          </table:table-cell>
          <table:table-cell office:value-type="float" office:value="0.00287066" calcext:value-type="float">
            <text:p>0.00287066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379451" calcext:value-type="float">
            <text:p>0.0379451</text:p>
          </table:table-cell>
          <table:table-cell office:value-type="float" office:value="0.000982152" calcext:value-type="float">
            <text:p>0.000982152</text:p>
          </table:table-cell>
          <table:table-cell office:value-type="float" office:value="0.00665913" calcext:value-type="float">
            <text:p>0.00665913</text:p>
          </table:table-cell>
          <table:table-cell office:value-type="float" office:value="0.00467312" calcext:value-type="float">
            <text:p>0.00467312</text:p>
          </table:table-cell>
          <table:table-cell office:value-type="float" office:value="0.00280198" calcext:value-type="float">
            <text:p>0.00280198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389205" calcext:value-type="float">
            <text:p>0.0389205</text:p>
          </table:table-cell>
          <table:table-cell office:value-type="float" office:value="0.000929255" calcext:value-type="float">
            <text:p>0.000929255</text:p>
          </table:table-cell>
          <table:table-cell office:value-type="float" office:value="0.00692638" calcext:value-type="float">
            <text:p>0.00692638</text:p>
          </table:table-cell>
          <table:table-cell office:value-type="float" office:value="0.00458627" calcext:value-type="float">
            <text:p>0.00458627</text:p>
          </table:table-cell>
          <table:table-cell office:value-type="float" office:value="0.00275461" calcext:value-type="float">
            <text:p>0.00275461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38874" calcext:value-type="float">
            <text:p>0.038874</text:p>
          </table:table-cell>
          <table:table-cell office:value-type="float" office:value="0.000972678" calcext:value-type="float">
            <text:p>0.000972678</text:p>
          </table:table-cell>
          <table:table-cell office:value-type="float" office:value="0.00684625" calcext:value-type="float">
            <text:p>0.00684625</text:p>
          </table:table-cell>
          <table:table-cell office:value-type="float" office:value="0.00461154" calcext:value-type="float">
            <text:p>0.00461154</text:p>
          </table:table-cell>
          <table:table-cell office:value-type="float" office:value="0.00282092" calcext:value-type="float">
            <text:p>0.0028209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393402" calcext:value-type="float">
            <text:p>0.0393402</text:p>
          </table:table-cell>
          <table:table-cell office:value-type="float" office:value="0.000938729" calcext:value-type="float">
            <text:p>0.000938729</text:p>
          </table:table-cell>
          <table:table-cell office:value-type="float" office:value="0.00683322" calcext:value-type="float">
            <text:p>0.00683322</text:p>
          </table:table-cell>
          <table:table-cell office:value-type="float" office:value="0.00469088" calcext:value-type="float">
            <text:p>0.00469088</text:p>
          </table:table-cell>
          <table:table-cell office:value-type="float" office:value="0.00279408" calcext:value-type="float">
            <text:p>0.0027940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390942" calcext:value-type="float">
            <text:p>0.0390942</text:p>
          </table:table-cell>
          <table:table-cell office:value-type="float" office:value="0.00100307" calcext:value-type="float">
            <text:p>0.00100307</text:p>
          </table:table-cell>
          <table:table-cell office:value-type="float" office:value="0.00695994" calcext:value-type="float">
            <text:p>0.00695994</text:p>
          </table:table-cell>
          <table:table-cell office:value-type="float" office:value="0.00460562" calcext:value-type="float">
            <text:p>0.00460562</text:p>
          </table:table-cell>
          <table:table-cell office:value-type="float" office:value="0.00276842" calcext:value-type="float">
            <text:p>0.0027684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391195" calcext:value-type="float">
            <text:p>0.0391195</text:p>
          </table:table-cell>
          <table:table-cell office:value-type="float" office:value="0.00096123" calcext:value-type="float">
            <text:p>0.00096123</text:p>
          </table:table-cell>
          <table:table-cell office:value-type="float" office:value="0.00697691" calcext:value-type="float">
            <text:p>0.00697691</text:p>
          </table:table-cell>
          <table:table-cell office:value-type="float" office:value="0.00465654" calcext:value-type="float">
            <text:p>0.00465654</text:p>
          </table:table-cell>
          <table:table-cell office:value-type="float" office:value="0.00278263" calcext:value-type="float">
            <text:p>0.00278263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390334" calcext:value-type="float">
            <text:p>0.0390334</text:p>
          </table:table-cell>
          <table:table-cell office:value-type="float" office:value="0.00100584" calcext:value-type="float">
            <text:p>0.00100584</text:p>
          </table:table-cell>
          <table:table-cell office:value-type="float" office:value="0.00684941" calcext:value-type="float">
            <text:p>0.00684941</text:p>
          </table:table-cell>
          <table:table-cell office:value-type="float" office:value="0.00478799" calcext:value-type="float">
            <text:p>0.00478799</text:p>
          </table:table-cell>
          <table:table-cell office:value-type="float" office:value="0.00285251" calcext:value-type="float">
            <text:p>0.00285251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39039" calcext:value-type="float">
            <text:p>0.039039</text:p>
          </table:table-cell>
          <table:table-cell office:value-type="float" office:value="0.000956888" calcext:value-type="float">
            <text:p>0.000956888</text:p>
          </table:table-cell>
          <table:table-cell office:value-type="float" office:value="0.0068652" calcext:value-type="float">
            <text:p>0.0068652</text:p>
          </table:table-cell>
          <table:table-cell office:value-type="float" office:value="0.00471575" calcext:value-type="float">
            <text:p>0.00471575</text:p>
          </table:table-cell>
          <table:table-cell office:value-type="float" office:value="0.00311541" calcext:value-type="float">
            <text:p>0.00311541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400732" calcext:value-type="float">
            <text:p>0.0400732</text:p>
          </table:table-cell>
          <table:table-cell office:value-type="float" office:value="0.00102518" calcext:value-type="float">
            <text:p>0.00102518</text:p>
          </table:table-cell>
          <table:table-cell office:value-type="float" office:value="0.00698086" calcext:value-type="float">
            <text:p>0.00698086</text:p>
          </table:table-cell>
          <table:table-cell office:value-type="float" office:value="0.00468378" calcext:value-type="float">
            <text:p>0.00468378</text:p>
          </table:table-cell>
          <table:table-cell office:value-type="float" office:value="0.00280474" calcext:value-type="float">
            <text:p>0.00280474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398778" calcext:value-type="float">
            <text:p>0.0398778</text:p>
          </table:table-cell>
          <table:table-cell office:value-type="float" office:value="0.000957283" calcext:value-type="float">
            <text:p>0.000957283</text:p>
          </table:table-cell>
          <table:table-cell office:value-type="float" office:value="0.00717232" calcext:value-type="float">
            <text:p>0.00717232</text:p>
          </table:table-cell>
          <table:table-cell office:value-type="float" office:value="0.00466049" calcext:value-type="float">
            <text:p>0.00466049</text:p>
          </table:table-cell>
          <table:table-cell office:value-type="float" office:value="0.00276882" calcext:value-type="float">
            <text:p>0.00276882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396828" calcext:value-type="float">
            <text:p>0.0396828</text:p>
          </table:table-cell>
          <table:table-cell office:value-type="float" office:value="0.000987284" calcext:value-type="float">
            <text:p>0.000987284</text:p>
          </table:table-cell>
          <table:table-cell office:value-type="float" office:value="0.00766576" calcext:value-type="float">
            <text:p>0.00766576</text:p>
          </table:table-cell>
          <table:table-cell office:value-type="float" office:value="0.00483615" calcext:value-type="float">
            <text:p>0.00483615</text:p>
          </table:table-cell>
          <table:table-cell office:value-type="float" office:value="0.00306883" calcext:value-type="float">
            <text:p>0.00306883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401151" calcext:value-type="float">
            <text:p>0.0401151</text:p>
          </table:table-cell>
          <table:table-cell office:value-type="float" office:value="0.000955704" calcext:value-type="float">
            <text:p>0.000955704</text:p>
          </table:table-cell>
          <table:table-cell office:value-type="float" office:value="0.00710955" calcext:value-type="float">
            <text:p>0.00710955</text:p>
          </table:table-cell>
          <table:table-cell office:value-type="float" office:value="0.0045918" calcext:value-type="float">
            <text:p>0.0045918</text:p>
          </table:table-cell>
          <table:table-cell office:value-type="float" office:value="0.00278145" calcext:value-type="float">
            <text:p>0.00278145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401471" calcext:value-type="float">
            <text:p>0.0401471</text:p>
          </table:table-cell>
          <table:table-cell office:value-type="float" office:value="0.000998337" calcext:value-type="float">
            <text:p>0.000998337</text:p>
          </table:table-cell>
          <table:table-cell office:value-type="float" office:value="0.00720271" calcext:value-type="float">
            <text:p>0.00720271</text:p>
          </table:table-cell>
          <table:table-cell office:value-type="float" office:value="0.00476707" calcext:value-type="float">
            <text:p>0.00476707</text:p>
          </table:table-cell>
          <table:table-cell office:value-type="float" office:value="0.0027775" calcext:value-type="float">
            <text:p>0.0027775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400594" calcext:value-type="float">
            <text:p>0.0400594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0710639" calcext:value-type="float">
            <text:p>0.00710639</text:p>
          </table:table-cell>
          <table:table-cell office:value-type="float" office:value="0.0054046" calcext:value-type="float">
            <text:p>0.0054046</text:p>
          </table:table-cell>
          <table:table-cell office:value-type="float" office:value="0.00275184" calcext:value-type="float">
            <text:p>0.0027518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407052" calcext:value-type="float">
            <text:p>0.0407052</text:p>
          </table:table-cell>
          <table:table-cell office:value-type="float" office:value="0.00110729" calcext:value-type="float">
            <text:p>0.00110729</text:p>
          </table:table-cell>
          <table:table-cell office:value-type="float" office:value="0.00716955" calcext:value-type="float">
            <text:p>0.00716955</text:p>
          </table:table-cell>
          <table:table-cell office:value-type="float" office:value="0.00490287" calcext:value-type="float">
            <text:p>0.00490287</text:p>
          </table:table-cell>
          <table:table-cell office:value-type="float" office:value="0.00276605" calcext:value-type="float">
            <text:p>0.00276605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406717" calcext:value-type="float">
            <text:p>0.0406717</text:p>
          </table:table-cell>
          <table:table-cell office:value-type="float" office:value="0.0010761" calcext:value-type="float">
            <text:p>0.0010761</text:p>
          </table:table-cell>
          <table:table-cell office:value-type="float" office:value="0.00719837" calcext:value-type="float">
            <text:p>0.00719837</text:p>
          </table:table-cell>
          <table:table-cell office:value-type="float" office:value="0.00477773" calcext:value-type="float">
            <text:p>0.00477773</text:p>
          </table:table-cell>
          <table:table-cell office:value-type="float" office:value="0.00289909" calcext:value-type="float">
            <text:p>0.00289909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42501" calcext:value-type="float">
            <text:p>0.042501</text:p>
          </table:table-cell>
          <table:table-cell office:value-type="float" office:value="0.00100307" calcext:value-type="float">
            <text:p>0.00100307</text:p>
          </table:table-cell>
          <table:table-cell office:value-type="float" office:value="0.00723508" calcext:value-type="float">
            <text:p>0.00723508</text:p>
          </table:table-cell>
          <table:table-cell office:value-type="float" office:value="0.00498616" calcext:value-type="float">
            <text:p>0.00498616</text:p>
          </table:table-cell>
          <table:table-cell office:value-type="float" office:value="0.00290145" calcext:value-type="float">
            <text:p>0.00290145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411817" calcext:value-type="float">
            <text:p>0.0411817</text:p>
          </table:table-cell>
          <table:table-cell office:value-type="float" office:value="0.00105163" calcext:value-type="float">
            <text:p>0.00105163</text:p>
          </table:table-cell>
          <table:table-cell office:value-type="float" office:value="0.00811934" calcext:value-type="float">
            <text:p>0.00811934</text:p>
          </table:table-cell>
          <table:table-cell office:value-type="float" office:value="0.00479431" calcext:value-type="float">
            <text:p>0.00479431</text:p>
          </table:table-cell>
          <table:table-cell office:value-type="float" office:value="0.00283711" calcext:value-type="float">
            <text:p>0.00283711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416507" calcext:value-type="float">
            <text:p>0.0416507</text:p>
          </table:table-cell>
          <table:table-cell office:value-type="float" office:value="0.000994784" calcext:value-type="float">
            <text:p>0.000994784</text:p>
          </table:table-cell>
          <table:table-cell office:value-type="float" office:value="0.0072489" calcext:value-type="float">
            <text:p>0.0072489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00286395" calcext:value-type="float">
            <text:p>0.00286395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416128" calcext:value-type="float">
            <text:p>0.0416128</text:p>
          </table:table-cell>
          <table:table-cell office:value-type="float" office:value="0.00102755" calcext:value-type="float">
            <text:p>0.00102755</text:p>
          </table:table-cell>
          <table:table-cell office:value-type="float" office:value="0.00723627" calcext:value-type="float">
            <text:p>0.00723627</text:p>
          </table:table-cell>
          <table:table-cell office:value-type="float" office:value="0.00472523" calcext:value-type="float">
            <text:p>0.00472523</text:p>
          </table:table-cell>
          <table:table-cell office:value-type="float" office:value="0.00284974" calcext:value-type="float">
            <text:p>0.00284974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415323" calcext:value-type="float">
            <text:p>0.0415323</text:p>
          </table:table-cell>
          <table:table-cell office:value-type="float" office:value="0.000978994" calcext:value-type="float">
            <text:p>0.000978994</text:p>
          </table:table-cell>
          <table:table-cell office:value-type="float" office:value="0.00726232" calcext:value-type="float">
            <text:p>0.00726232</text:p>
          </table:table-cell>
          <table:table-cell office:value-type="float" office:value="0.00502603" calcext:value-type="float">
            <text:p>0.00502603</text:p>
          </table:table-cell>
          <table:table-cell office:value-type="float" office:value="0.00277829" calcext:value-type="float">
            <text:p>0.00277829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413455" calcext:value-type="float">
            <text:p>0.0413455</text:p>
          </table:table-cell>
          <table:table-cell office:value-type="float" office:value="0.00101057" calcext:value-type="float">
            <text:p>0.00101057</text:p>
          </table:table-cell>
          <table:table-cell office:value-type="float" office:value="0.00722048" calcext:value-type="float">
            <text:p>0.00722048</text:p>
          </table:table-cell>
          <table:table-cell office:value-type="float" office:value="0.00491471" calcext:value-type="float">
            <text:p>0.00491471</text:p>
          </table:table-cell>
          <table:table-cell office:value-type="float" office:value="0.00301001" calcext:value-type="float">
            <text:p>0.00301001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418161" calcext:value-type="float">
            <text:p>0.0418161</text:p>
          </table:table-cell>
          <table:table-cell office:value-type="float" office:value="0.000981758" calcext:value-type="float">
            <text:p>0.000981758</text:p>
          </table:table-cell>
          <table:table-cell office:value-type="float" office:value="0.00725758" calcext:value-type="float">
            <text:p>0.00725758</text:p>
          </table:table-cell>
          <table:table-cell office:value-type="float" office:value="0.00490484" calcext:value-type="float">
            <text:p>0.00490484</text:p>
          </table:table-cell>
          <table:table-cell office:value-type="float" office:value="0.00281658" calcext:value-type="float">
            <text:p>0.00281658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418927" calcext:value-type="float">
            <text:p>0.0418927</text:p>
          </table:table-cell>
          <table:table-cell office:value-type="float" office:value="0.00100386" calcext:value-type="float">
            <text:p>0.00100386</text:p>
          </table:table-cell>
          <table:table-cell office:value-type="float" office:value="0.00736456" calcext:value-type="float">
            <text:p>0.00736456</text:p>
          </table:table-cell>
          <table:table-cell office:value-type="float" office:value="0.0049684" calcext:value-type="float">
            <text:p>0.0049684</text:p>
          </table:table-cell>
          <table:table-cell office:value-type="float" office:value="0.00274118" calcext:value-type="float">
            <text:p>0.0027411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417352" calcext:value-type="float">
            <text:p>0.0417352</text:p>
          </table:table-cell>
          <table:table-cell office:value-type="float" office:value="0.000957283" calcext:value-type="float">
            <text:p>0.000957283</text:p>
          </table:table-cell>
          <table:table-cell office:value-type="float" office:value="0.00726351" calcext:value-type="float">
            <text:p>0.00726351</text:p>
          </table:table-cell>
          <table:table-cell office:value-type="float" office:value="0.00600305" calcext:value-type="float">
            <text:p>0.00600305</text:p>
          </table:table-cell>
          <table:table-cell office:value-type="float" office:value="0.00283514" calcext:value-type="float">
            <text:p>0.00283514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42094" calcext:value-type="float">
            <text:p>0.042094</text:p>
          </table:table-cell>
          <table:table-cell office:value-type="float" office:value="0.00101926" calcext:value-type="float">
            <text:p>0.00101926</text:p>
          </table:table-cell>
          <table:table-cell office:value-type="float" office:value="0.0075197" calcext:value-type="float">
            <text:p>0.0075197</text:p>
          </table:table-cell>
          <table:table-cell office:value-type="float" office:value="0.00500077" calcext:value-type="float">
            <text:p>0.00500077</text:p>
          </table:table-cell>
          <table:table-cell office:value-type="float" office:value="0.00283869" calcext:value-type="float">
            <text:p>0.00283869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424256" calcext:value-type="float">
            <text:p>0.0424256</text:p>
          </table:table-cell>
          <table:table-cell office:value-type="float" office:value="0.000983731" calcext:value-type="float">
            <text:p>0.000983731</text:p>
          </table:table-cell>
          <table:table-cell office:value-type="float" office:value="0.0107543" calcext:value-type="float">
            <text:p>0.0107543</text:p>
          </table:table-cell>
          <table:table-cell office:value-type="float" office:value="0.00698323" calcext:value-type="float">
            <text:p>0.00698323</text:p>
          </table:table-cell>
          <table:table-cell office:value-type="float" office:value="0.00673769" calcext:value-type="float">
            <text:p>0.00673769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445474" calcext:value-type="float">
            <text:p>0.0445474</text:p>
          </table:table-cell>
          <table:table-cell office:value-type="float" office:value="0.00103821" calcext:value-type="float">
            <text:p>0.00103821</text:p>
          </table:table-cell>
          <table:table-cell office:value-type="float" office:value="0.00524117" calcext:value-type="float">
            <text:p>0.00524117</text:p>
          </table:table-cell>
          <table:table-cell office:value-type="float" office:value="0.00319476" calcext:value-type="float">
            <text:p>0.00319476</text:p>
          </table:table-cell>
          <table:table-cell office:value-type="float" office:value="0.00344227" calcext:value-type="float">
            <text:p>0.00344227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448233" calcext:value-type="float">
            <text:p>0.0448233</text:p>
          </table:table-cell>
          <table:table-cell office:value-type="float" office:value="0.00101886" calcext:value-type="float">
            <text:p>0.00101886</text:p>
          </table:table-cell>
          <table:table-cell office:value-type="float" office:value="0.00508327" calcext:value-type="float">
            <text:p>0.00508327</text:p>
          </table:table-cell>
          <table:table-cell office:value-type="float" office:value="0.00321529" calcext:value-type="float">
            <text:p>0.00321529</text:p>
          </table:table-cell>
          <table:table-cell office:value-type="float" office:value="0.00328239" calcext:value-type="float">
            <text:p>0.00328239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427667" calcext:value-type="float">
            <text:p>0.0427667</text:p>
          </table:table-cell>
          <table:table-cell office:value-type="float" office:value="0.00105676" calcext:value-type="float">
            <text:p>0.00105676</text:p>
          </table:table-cell>
          <table:table-cell office:value-type="float" office:value="0.00521157" calcext:value-type="float">
            <text:p>0.00521157</text:p>
          </table:table-cell>
          <table:table-cell office:value-type="float" office:value="0.00383624" calcext:value-type="float">
            <text:p>0.00383624</text:p>
          </table:table-cell>
          <table:table-cell office:value-type="float" office:value="0.00325002" calcext:value-type="float">
            <text:p>0.0032500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448711" calcext:value-type="float">
            <text:p>0.0448711</text:p>
          </table:table-cell>
          <table:table-cell office:value-type="float" office:value="0.00109624" calcext:value-type="float">
            <text:p>0.00109624</text:p>
          </table:table-cell>
          <table:table-cell office:value-type="float" office:value="0.00534183" calcext:value-type="float">
            <text:p>0.00534183</text:p>
          </table:table-cell>
          <table:table-cell office:value-type="float" office:value="0.00324213" calcext:value-type="float">
            <text:p>0.00324213</text:p>
          </table:table-cell>
          <table:table-cell office:value-type="float" office:value="0.00364123" calcext:value-type="float">
            <text:p>0.00364123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440962" calcext:value-type="float">
            <text:p>0.0440962</text:p>
          </table:table-cell>
          <table:table-cell office:value-type="float" office:value="0.00109663" calcext:value-type="float">
            <text:p>0.00109663</text:p>
          </table:table-cell>
          <table:table-cell office:value-type="float" office:value="0.00531262" calcext:value-type="float">
            <text:p>0.00531262</text:p>
          </table:table-cell>
          <table:table-cell office:value-type="float" office:value="0.00326581" calcext:value-type="float">
            <text:p>0.00326581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439872" calcext:value-type="float">
            <text:p>0.0439872</text:p>
          </table:table-cell>
          <table:table-cell office:value-type="float" office:value="0.00101136" calcext:value-type="float">
            <text:p>0.00101136</text:p>
          </table:table-cell>
          <table:table-cell office:value-type="float" office:value="0.00557316" calcext:value-type="float">
            <text:p>0.00557316</text:p>
          </table:table-cell>
          <table:table-cell office:value-type="float" office:value="0.00322713" calcext:value-type="float">
            <text:p>0.00322713</text:p>
          </table:table-cell>
          <table:table-cell office:value-type="float" office:value="0.00327687" calcext:value-type="float">
            <text:p>0.00327687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444467" calcext:value-type="float">
            <text:p>0.0444467</text:p>
          </table:table-cell>
          <table:table-cell office:value-type="float" office:value="0.00102558" calcext:value-type="float">
            <text:p>0.00102558</text:p>
          </table:table-cell>
          <table:table-cell office:value-type="float" office:value="0.00527236" calcext:value-type="float">
            <text:p>0.00527236</text:p>
          </table:table-cell>
          <table:table-cell office:value-type="float" office:value="0.00324766" calcext:value-type="float">
            <text:p>0.00324766</text:p>
          </table:table-cell>
          <table:table-cell office:value-type="float" office:value="0.00326897" calcext:value-type="float">
            <text:p>0.0032689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438503" calcext:value-type="float">
            <text:p>0.0438503</text:p>
          </table:table-cell>
          <table:table-cell office:value-type="float" office:value="0.000965573" calcext:value-type="float">
            <text:p>0.000965573</text:p>
          </table:table-cell>
          <table:table-cell office:value-type="float" office:value="0.00525736" calcext:value-type="float">
            <text:p>0.00525736</text:p>
          </table:table-cell>
          <table:table-cell office:value-type="float" office:value="0.00326976" calcext:value-type="float">
            <text:p>0.00326976</text:p>
          </table:table-cell>
          <table:table-cell office:value-type="float" office:value="0.0032216" calcext:value-type="float">
            <text:p>0.0032216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44215" calcext:value-type="float">
            <text:p>0.044215</text:p>
          </table:table-cell>
          <table:table-cell office:value-type="float" office:value="0.000956098" calcext:value-type="float">
            <text:p>0.000956098</text:p>
          </table:table-cell>
          <table:table-cell office:value-type="float" office:value="0.0052163" calcext:value-type="float">
            <text:p>0.0052163</text:p>
          </table:table-cell>
          <table:table-cell office:value-type="float" office:value="0.00326897" calcext:value-type="float">
            <text:p>0.00326897</text:p>
          </table:table-cell>
          <table:table-cell office:value-type="float" office:value="0.00327766" calcext:value-type="float">
            <text:p>0.00327766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445253" calcext:value-type="float">
            <text:p>0.0445253</text:p>
          </table:table-cell>
          <table:table-cell office:value-type="float" office:value="0.000991626" calcext:value-type="float">
            <text:p>0.000991626</text:p>
          </table:table-cell>
          <table:table-cell office:value-type="float" office:value="0.00538802" calcext:value-type="float">
            <text:p>0.00538802</text:p>
          </table:table-cell>
          <table:table-cell office:value-type="float" office:value="0.00326502" calcext:value-type="float">
            <text:p>0.00326502</text:p>
          </table:table-cell>
          <table:table-cell office:value-type="float" office:value="0.0032516" calcext:value-type="float">
            <text:p>0.0032516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445367" calcext:value-type="float">
            <text:p>0.0445367</text:p>
          </table:table-cell>
          <table:table-cell office:value-type="float" office:value="0.000944256" calcext:value-type="float">
            <text:p>0.000944256</text:p>
          </table:table-cell>
          <table:table-cell office:value-type="float" office:value="0.00527078" calcext:value-type="float">
            <text:p>0.00527078</text:p>
          </table:table-cell>
          <table:table-cell office:value-type="float" office:value="0.00331358" calcext:value-type="float">
            <text:p>0.00331358</text:p>
          </table:table-cell>
          <table:table-cell office:value-type="float" office:value="0.00389111" calcext:value-type="float">
            <text:p>0.00389111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447673" calcext:value-type="float">
            <text:p>0.0447673</text:p>
          </table:table-cell>
          <table:table-cell office:value-type="float" office:value="0.000978994" calcext:value-type="float">
            <text:p>0.000978994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329463" calcext:value-type="float">
            <text:p>0.00329463</text:p>
          </table:table-cell>
          <table:table-cell office:value-type="float" office:value="0.00353188" calcext:value-type="float">
            <text:p>0.0035318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458908" calcext:value-type="float">
            <text:p>0.0458908</text:p>
          </table:table-cell>
          <table:table-cell office:value-type="float" office:value="0.000921755" calcext:value-type="float">
            <text:p>0.000921755</text:p>
          </table:table-cell>
          <table:table-cell office:value-type="float" office:value="0.00525538" calcext:value-type="float">
            <text:p>0.00525538</text:p>
          </table:table-cell>
          <table:table-cell office:value-type="float" office:value="0.00321331" calcext:value-type="float">
            <text:p>0.00321331</text:p>
          </table:table-cell>
          <table:table-cell office:value-type="float" office:value="0.00329661" calcext:value-type="float">
            <text:p>0.00329661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45648" calcext:value-type="float">
            <text:p>0.045648</text:p>
          </table:table-cell>
          <table:table-cell office:value-type="float" office:value="0.000971099" calcext:value-type="float">
            <text:p>0.000971099</text:p>
          </table:table-cell>
          <table:table-cell office:value-type="float" office:value="0.00541921" calcext:value-type="float">
            <text:p>0.00541921</text:p>
          </table:table-cell>
          <table:table-cell office:value-type="float" office:value="0.00324094" calcext:value-type="float">
            <text:p>0.00324094</text:p>
          </table:table-cell>
          <table:table-cell office:value-type="float" office:value="0.00333174" calcext:value-type="float">
            <text:p>0.00333174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455082" calcext:value-type="float">
            <text:p>0.0455082</text:p>
          </table:table-cell>
          <table:table-cell office:value-type="float" office:value="0.000907543" calcext:value-type="float">
            <text:p>0.000907543</text:p>
          </table:table-cell>
          <table:table-cell office:value-type="float" office:value="0.00569948" calcext:value-type="float">
            <text:p>0.00569948</text:p>
          </table:table-cell>
          <table:table-cell office:value-type="float" office:value="0.00332976" calcext:value-type="float">
            <text:p>0.00332976</text:p>
          </table:table-cell>
          <table:table-cell office:value-type="float" office:value="0.00320581" calcext:value-type="float">
            <text:p>0.00320581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456602" calcext:value-type="float">
            <text:p>0.0456602</text:p>
          </table:table-cell>
          <table:table-cell office:value-type="float" office:value="0.000962809" calcext:value-type="float">
            <text:p>0.000962809</text:p>
          </table:table-cell>
          <table:table-cell office:value-type="float" office:value="0.00586725" calcext:value-type="float">
            <text:p>0.00586725</text:p>
          </table:table-cell>
          <table:table-cell office:value-type="float" office:value="0.00328555" calcext:value-type="float">
            <text:p>0.00328555</text:p>
          </table:table-cell>
          <table:table-cell office:value-type="float" office:value="0.00325555" calcext:value-type="float">
            <text:p>0.00325555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46055" calcext:value-type="float">
            <text:p>0.046055</text:p>
          </table:table-cell>
          <table:table-cell office:value-type="float" office:value="0.00090557" calcext:value-type="float">
            <text:p>0.00090557</text:p>
          </table:table-cell>
          <table:table-cell office:value-type="float" office:value="0.00533354" calcext:value-type="float">
            <text:p>0.00533354</text:p>
          </table:table-cell>
          <table:table-cell office:value-type="float" office:value="0.00338582" calcext:value-type="float">
            <text:p>0.00338582</text:p>
          </table:table-cell>
          <table:table-cell office:value-type="float" office:value="0.00323226" calcext:value-type="float">
            <text:p>0.003232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459823" calcext:value-type="float">
            <text:p>0.0459823</text:p>
          </table:table-cell>
          <table:table-cell office:value-type="float" office:value="0.00097781" calcext:value-type="float">
            <text:p>0.00097781</text:p>
          </table:table-cell>
          <table:table-cell office:value-type="float" office:value="0.00543421" calcext:value-type="float">
            <text:p>0.00543421</text:p>
          </table:table-cell>
          <table:table-cell office:value-type="float" office:value="0.00324884" calcext:value-type="float">
            <text:p>0.00324884</text:p>
          </table:table-cell>
          <table:table-cell office:value-type="float" office:value="0.00332898" calcext:value-type="float">
            <text:p>0.00332898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46025" calcext:value-type="float">
            <text:p>0.046025</text:p>
          </table:table-cell>
          <table:table-cell office:value-type="float" office:value="0.000960046" calcext:value-type="float">
            <text:p>0.000960046</text:p>
          </table:table-cell>
          <table:table-cell office:value-type="float" office:value="0.00541329" calcext:value-type="float">
            <text:p>0.00541329</text:p>
          </table:table-cell>
          <table:table-cell office:value-type="float" office:value="0.00332819" calcext:value-type="float">
            <text:p>0.00332819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466167" calcext:value-type="float">
            <text:p>0.0466167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539552" calcext:value-type="float">
            <text:p>0.00539552</text:p>
          </table:table-cell>
          <table:table-cell office:value-type="float" office:value="0.00339569" calcext:value-type="float">
            <text:p>0.00339569</text:p>
          </table:table-cell>
          <table:table-cell office:value-type="float" office:value="0.0031762" calcext:value-type="float">
            <text:p>0.003176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46447" calcext:value-type="float">
            <text:p>0.046447</text:p>
          </table:table-cell>
          <table:table-cell office:value-type="float" office:value="0.000989258" calcext:value-type="float">
            <text:p>0.000989258</text:p>
          </table:table-cell>
          <table:table-cell office:value-type="float" office:value="0.00536868" calcext:value-type="float">
            <text:p>0.00536868</text:p>
          </table:table-cell>
          <table:table-cell office:value-type="float" office:value="0.00342174" calcext:value-type="float">
            <text:p>0.00342174</text:p>
          </table:table-cell>
          <table:table-cell office:value-type="float" office:value="0.00326068" calcext:value-type="float">
            <text:p>0.00326068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46387" calcext:value-type="float">
            <text:p>0.046387</text:p>
          </table:table-cell>
          <table:table-cell office:value-type="float" office:value="0.00102873" calcext:value-type="float">
            <text:p>0.00102873</text:p>
          </table:table-cell>
          <table:table-cell office:value-type="float" office:value="0.00600818" calcext:value-type="float">
            <text:p>0.00600818</text:p>
          </table:table-cell>
          <table:table-cell office:value-type="float" office:value="0.00355359" calcext:value-type="float">
            <text:p>0.00355359</text:p>
          </table:table-cell>
          <table:table-cell office:value-type="float" office:value="0.0032295" calcext:value-type="float">
            <text:p>0.0032295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466763" calcext:value-type="float">
            <text:p>0.0466763</text:p>
          </table:table-cell>
          <table:table-cell office:value-type="float" office:value="0.00100189" calcext:value-type="float">
            <text:p>0.00100189</text:p>
          </table:table-cell>
          <table:table-cell office:value-type="float" office:value="0.00546816" calcext:value-type="float">
            <text:p>0.00546816</text:p>
          </table:table-cell>
          <table:table-cell office:value-type="float" office:value="0.00343635" calcext:value-type="float">
            <text:p>0.00343635</text:p>
          </table:table-cell>
          <table:table-cell office:value-type="float" office:value="0.00360294" calcext:value-type="float">
            <text:p>0.00360294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471982" calcext:value-type="float">
            <text:p>0.0471982</text:p>
          </table:table-cell>
          <table:table-cell office:value-type="float" office:value="0.00105952" calcext:value-type="float">
            <text:p>0.00105952</text:p>
          </table:table-cell>
          <table:table-cell office:value-type="float" office:value="0.00551671" calcext:value-type="float">
            <text:p>0.00551671</text:p>
          </table:table-cell>
          <table:table-cell office:value-type="float" office:value="0.00338661" calcext:value-type="float">
            <text:p>0.00338661</text:p>
          </table:table-cell>
          <table:table-cell office:value-type="float" office:value="0.00354175" calcext:value-type="float">
            <text:p>0.00354175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469519" calcext:value-type="float">
            <text:p>0.0469519</text:p>
          </table:table-cell>
          <table:table-cell office:value-type="float" office:value="0.00103465" calcext:value-type="float">
            <text:p>0.00103465</text:p>
          </table:table-cell>
          <table:table-cell office:value-type="float" office:value="0.00545395" calcext:value-type="float">
            <text:p>0.00545395</text:p>
          </table:table-cell>
          <table:table-cell office:value-type="float" office:value="0.00343714" calcext:value-type="float">
            <text:p>0.00343714</text:p>
          </table:table-cell>
          <table:table-cell office:value-type="float" office:value="0.00331674" calcext:value-type="float">
            <text:p>0.00331674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474524" calcext:value-type="float">
            <text:p>0.0474524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544289" calcext:value-type="float">
            <text:p>0.00544289</text:p>
          </table:table-cell>
          <table:table-cell office:value-type="float" office:value="0.00384808" calcext:value-type="float">
            <text:p>0.00384808</text:p>
          </table:table-cell>
          <table:table-cell office:value-type="float" office:value="0.00353148" calcext:value-type="float">
            <text:p>0.00353148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475428" calcext:value-type="float">
            <text:p>0.0475428</text:p>
          </table:table-cell>
          <table:table-cell office:value-type="float" office:value="0.00103387" calcext:value-type="float">
            <text:p>0.00103387</text:p>
          </table:table-cell>
          <table:table-cell office:value-type="float" office:value="0.00551829" calcext:value-type="float">
            <text:p>0.00551829</text:p>
          </table:table-cell>
          <table:table-cell office:value-type="float" office:value="0.0034778" calcext:value-type="float">
            <text:p>0.0034778</text:p>
          </table:table-cell>
          <table:table-cell office:value-type="float" office:value="0.00326305" calcext:value-type="float">
            <text:p>0.0032630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478183" calcext:value-type="float">
            <text:p>0.0478183</text:p>
          </table:table-cell>
          <table:table-cell office:value-type="float" office:value="0.00104729" calcext:value-type="float">
            <text:p>0.00104729</text:p>
          </table:table-cell>
          <table:table-cell office:value-type="float" office:value="0.00554869" calcext:value-type="float">
            <text:p>0.00554869</text:p>
          </table:table-cell>
          <table:table-cell office:value-type="float" office:value="0.00335424" calcext:value-type="float">
            <text:p>0.00335424</text:p>
          </table:table-cell>
          <table:table-cell office:value-type="float" office:value="0.00324094" calcext:value-type="float">
            <text:p>0.00324094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48026" calcext:value-type="float">
            <text:p>0.048026</text:p>
          </table:table-cell>
          <table:table-cell office:value-type="float" office:value="0.00111597" calcext:value-type="float">
            <text:p>0.00111597</text:p>
          </table:table-cell>
          <table:table-cell office:value-type="float" office:value="0.00550211" calcext:value-type="float">
            <text:p>0.00550211</text:p>
          </table:table-cell>
          <table:table-cell office:value-type="float" office:value="0.00341148" calcext:value-type="float">
            <text:p>0.00341148</text:p>
          </table:table-cell>
          <table:table-cell office:value-type="float" office:value="0.00325397" calcext:value-type="float">
            <text:p>0.00325397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480662" calcext:value-type="float">
            <text:p>0.0480662</text:p>
          </table:table-cell>
          <table:table-cell office:value-type="float" office:value="0.00103979" calcext:value-type="float">
            <text:p>0.00103979</text:p>
          </table:table-cell>
          <table:table-cell office:value-type="float" office:value="0.00544802" calcext:value-type="float">
            <text:p>0.00544802</text:p>
          </table:table-cell>
          <table:table-cell office:value-type="float" office:value="0.00337279" calcext:value-type="float">
            <text:p>0.00337279</text:p>
          </table:table-cell>
          <table:table-cell office:value-type="float" office:value="0.00318686" calcext:value-type="float">
            <text:p>0.00318686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483047" calcext:value-type="float">
            <text:p>0.0483047</text:p>
          </table:table-cell>
          <table:table-cell office:value-type="float" office:value="0.00110097" calcext:value-type="float">
            <text:p>0.00110097</text:p>
          </table:table-cell>
          <table:table-cell office:value-type="float" office:value="0.00542039" calcext:value-type="float">
            <text:p>0.00542039</text:p>
          </table:table-cell>
          <table:table-cell office:value-type="float" office:value="0.00373478" calcext:value-type="float">
            <text:p>0.00373478</text:p>
          </table:table-cell>
          <table:table-cell office:value-type="float" office:value="0.00327568" calcext:value-type="float">
            <text:p>0.00327568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480023" calcext:value-type="float">
            <text:p>0.0480023</text:p>
          </table:table-cell>
          <table:table-cell office:value-type="float" office:value="0.00104452" calcext:value-type="float">
            <text:p>0.00104452</text:p>
          </table:table-cell>
          <table:table-cell office:value-type="float" office:value="0.00580923" calcext:value-type="float">
            <text:p>0.00580923</text:p>
          </table:table-cell>
          <table:table-cell office:value-type="float" office:value="0.00345688" calcext:value-type="float">
            <text:p>0.00345688</text:p>
          </table:table-cell>
          <table:table-cell office:value-type="float" office:value="0.00329818" calcext:value-type="float">
            <text:p>0.00329818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481563" calcext:value-type="float">
            <text:p>0.0481563</text:p>
          </table:table-cell>
          <table:table-cell office:value-type="float" office:value="0.00109742" calcext:value-type="float">
            <text:p>0.00109742</text:p>
          </table:table-cell>
          <table:table-cell office:value-type="float" office:value="0.00552619" calcext:value-type="float">
            <text:p>0.00552619</text:p>
          </table:table-cell>
          <table:table-cell office:value-type="float" office:value="0.00337319" calcext:value-type="float">
            <text:p>0.00337319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490081" calcext:value-type="float">
            <text:p>0.0490081</text:p>
          </table:table-cell>
          <table:table-cell office:value-type="float" office:value="0.00104492" calcext:value-type="float">
            <text:p>0.00104492</text:p>
          </table:table-cell>
          <table:table-cell office:value-type="float" office:value="0.00559329" calcext:value-type="float">
            <text:p>0.00559329</text:p>
          </table:table-cell>
          <table:table-cell office:value-type="float" office:value="0.00345609" calcext:value-type="float">
            <text:p>0.00345609</text:p>
          </table:table-cell>
          <table:table-cell office:value-type="float" office:value="0.00327213" calcext:value-type="float">
            <text:p>0.00327213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486379" calcext:value-type="float">
            <text:p>0.0486379</text:p>
          </table:table-cell>
          <table:table-cell office:value-type="float" office:value="0.00110255" calcext:value-type="float">
            <text:p>0.00110255</text:p>
          </table:table-cell>
          <table:table-cell office:value-type="float" office:value="0.00570304" calcext:value-type="float">
            <text:p>0.00570304</text:p>
          </table:table-cell>
          <table:table-cell office:value-type="float" office:value="0.0034703" calcext:value-type="float">
            <text:p>0.0034703</text:p>
          </table:table-cell>
          <table:table-cell office:value-type="float" office:value="0.00319673" calcext:value-type="float">
            <text:p>0.00319673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491574" calcext:value-type="float">
            <text:p>0.0491574</text:p>
          </table:table-cell>
          <table:table-cell office:value-type="float" office:value="0.00104373" calcext:value-type="float">
            <text:p>0.00104373</text:p>
          </table:table-cell>
          <table:table-cell office:value-type="float" office:value="0.00565014" calcext:value-type="float">
            <text:p>0.00565014</text:p>
          </table:table-cell>
          <table:table-cell office:value-type="float" office:value="0.00341937" calcext:value-type="float">
            <text:p>0.00341937</text:p>
          </table:table-cell>
          <table:table-cell office:value-type="float" office:value="0.00325831" calcext:value-type="float">
            <text:p>0.00325831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495087" calcext:value-type="float">
            <text:p>0.0495087</text:p>
          </table:table-cell>
          <table:table-cell office:value-type="float" office:value="0.0011294" calcext:value-type="float">
            <text:p>0.0011294</text:p>
          </table:table-cell>
          <table:table-cell office:value-type="float" office:value="0.00554474" calcext:value-type="float">
            <text:p>0.00554474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0.00329424" calcext:value-type="float">
            <text:p>0.0032942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497625" calcext:value-type="float">
            <text:p>0.0497625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573304" calcext:value-type="float">
            <text:p>0.00573304</text:p>
          </table:table-cell>
          <table:table-cell office:value-type="float" office:value="0.00351846" calcext:value-type="float">
            <text:p>0.00351846</text:p>
          </table:table-cell>
          <table:table-cell office:value-type="float" office:value="0.00330055" calcext:value-type="float">
            <text:p>0.00330055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494968" calcext:value-type="float">
            <text:p>0.0494968</text:p>
          </table:table-cell>
          <table:table-cell office:value-type="float" office:value="0.00109624" calcext:value-type="float">
            <text:p>0.00109624</text:p>
          </table:table-cell>
          <table:table-cell office:value-type="float" office:value="0.00595015" calcext:value-type="float">
            <text:p>0.00595015</text:p>
          </table:table-cell>
          <table:table-cell office:value-type="float" office:value="0.00348688" calcext:value-type="float">
            <text:p>0.00348688</text:p>
          </table:table-cell>
          <table:table-cell office:value-type="float" office:value="0.00323818" calcext:value-type="float">
            <text:p>0.00323818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496666" calcext:value-type="float">
            <text:p>0.0496666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588778" calcext:value-type="float">
            <text:p>0.00588778</text:p>
          </table:table-cell>
          <table:table-cell office:value-type="float" office:value="0.00376123" calcext:value-type="float">
            <text:p>0.00376123</text:p>
          </table:table-cell>
          <table:table-cell office:value-type="float" office:value="0.00336529" calcext:value-type="float">
            <text:p>0.00336529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501545" calcext:value-type="float">
            <text:p>0.0501545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00364912" calcext:value-type="float">
            <text:p>0.00364912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50858" calcext:value-type="float">
            <text:p>0.050858</text:p>
          </table:table-cell>
          <table:table-cell office:value-type="float" office:value="0.00103268" calcext:value-type="float">
            <text:p>0.00103268</text:p>
          </table:table-cell>
          <table:table-cell office:value-type="float" office:value="0.00619332" calcext:value-type="float">
            <text:p>0.00619332</text:p>
          </table:table-cell>
          <table:table-cell office:value-type="float" office:value="0.00344109" calcext:value-type="float">
            <text:p>0.00344109</text:p>
          </table:table-cell>
          <table:table-cell office:value-type="float" office:value="0.00328279" calcext:value-type="float">
            <text:p>0.00328279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512638" calcext:value-type="float">
            <text:p>0.0512638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566514" calcext:value-type="float">
            <text:p>0.00566514</text:p>
          </table:table-cell>
          <table:table-cell office:value-type="float" office:value="0.00350346" calcext:value-type="float">
            <text:p>0.00350346</text:p>
          </table:table-cell>
          <table:table-cell office:value-type="float" office:value="0.00326305" calcext:value-type="float">
            <text:p>0.00326305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503357" calcext:value-type="float">
            <text:p>0.0503357</text:p>
          </table:table-cell>
          <table:table-cell office:value-type="float" office:value="0.00104887" calcext:value-type="float">
            <text:p>0.00104887</text:p>
          </table:table-cell>
          <table:table-cell office:value-type="float" office:value="0.00567501" calcext:value-type="float">
            <text:p>0.00567501</text:p>
          </table:table-cell>
          <table:table-cell office:value-type="float" office:value="0.00349714" calcext:value-type="float">
            <text:p>0.00349714</text:p>
          </table:table-cell>
          <table:table-cell office:value-type="float" office:value="0.00327766" calcext:value-type="float">
            <text:p>0.00327766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510901" calcext:value-type="float">
            <text:p>0.0510901</text:p>
          </table:table-cell>
          <table:table-cell office:value-type="float" office:value="0.00115111" calcext:value-type="float">
            <text:p>0.00115111</text:p>
          </table:table-cell>
          <table:table-cell office:value-type="float" office:value="0.00561224" calcext:value-type="float">
            <text:p>0.00561224</text:p>
          </table:table-cell>
          <table:table-cell office:value-type="float" office:value="0.00348688" calcext:value-type="float">
            <text:p>0.00348688</text:p>
          </table:table-cell>
          <table:table-cell office:value-type="float" office:value="0.00340674" calcext:value-type="float">
            <text:p>0.00340674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500325" calcext:value-type="float">
            <text:p>0.0500325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0583962" calcext:value-type="float">
            <text:p>0.00583962</text:p>
          </table:table-cell>
          <table:table-cell office:value-type="float" office:value="0.00367873" calcext:value-type="float">
            <text:p>0.00367873</text:p>
          </table:table-cell>
          <table:table-cell office:value-type="float" office:value="0.00318489" calcext:value-type="float">
            <text:p>0.00318489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505789" calcext:value-type="float">
            <text:p>0.0505789</text:p>
          </table:table-cell>
          <table:table-cell office:value-type="float" office:value="0.00111913" calcext:value-type="float">
            <text:p>0.00111913</text:p>
          </table:table-cell>
          <table:table-cell office:value-type="float" office:value="0.00577014" calcext:value-type="float">
            <text:p>0.00577014</text:p>
          </table:table-cell>
          <table:table-cell office:value-type="float" office:value="0.00352714" calcext:value-type="float">
            <text:p>0.00352714</text:p>
          </table:table-cell>
          <table:table-cell office:value-type="float" office:value="0.00324529" calcext:value-type="float">
            <text:p>0.00324529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506353" calcext:value-type="float">
            <text:p>0.0506353</text:p>
          </table:table-cell>
          <table:table-cell office:value-type="float" office:value="0.00108755" calcext:value-type="float">
            <text:p>0.00108755</text:p>
          </table:table-cell>
          <table:table-cell office:value-type="float" office:value="0.00606897" calcext:value-type="float">
            <text:p>0.00606897</text:p>
          </table:table-cell>
          <table:table-cell office:value-type="float" office:value="0.00355754" calcext:value-type="float">
            <text:p>0.00355754</text:p>
          </table:table-cell>
          <table:table-cell office:value-type="float" office:value="0.00322831" calcext:value-type="float">
            <text:p>0.00322831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515618" calcext:value-type="float">
            <text:p>0.0515618</text:p>
          </table:table-cell>
          <table:table-cell office:value-type="float" office:value="0.00118032" calcext:value-type="float">
            <text:p>0.00118032</text:p>
          </table:table-cell>
          <table:table-cell office:value-type="float" office:value="0.00573225" calcext:value-type="float">
            <text:p>0.00573225</text:p>
          </table:table-cell>
          <table:table-cell office:value-type="float" office:value="0.0038765" calcext:value-type="float">
            <text:p>0.0038765</text:p>
          </table:table-cell>
          <table:table-cell office:value-type="float" office:value="0.0032895" calcext:value-type="float">
            <text:p>0.0032895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514769" calcext:value-type="float">
            <text:p>0.0514769</text:p>
          </table:table-cell>
          <table:table-cell office:value-type="float" office:value="0.00114203" calcext:value-type="float">
            <text:p>0.00114203</text:p>
          </table:table-cell>
          <table:table-cell office:value-type="float" office:value="0.00571133" calcext:value-type="float">
            <text:p>0.00571133</text:p>
          </table:table-cell>
          <table:table-cell office:value-type="float" office:value="0.0036357" calcext:value-type="float">
            <text:p>0.0036357</text:p>
          </table:table-cell>
          <table:table-cell office:value-type="float" office:value="0.00329029" calcext:value-type="float">
            <text:p>0.00329029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508355" calcext:value-type="float">
            <text:p>0.0508355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0616608" calcext:value-type="float">
            <text:p>0.00616608</text:p>
          </table:table-cell>
          <table:table-cell office:value-type="float" office:value="0.00354333" calcext:value-type="float">
            <text:p>0.00354333</text:p>
          </table:table-cell>
          <table:table-cell office:value-type="float" office:value="0.00320344" calcext:value-type="float">
            <text:p>0.00320344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510901" calcext:value-type="float">
            <text:p>0.0510901</text:p>
          </table:table-cell>
          <table:table-cell office:value-type="float" office:value="0.00114755" calcext:value-type="float">
            <text:p>0.00114755</text:p>
          </table:table-cell>
          <table:table-cell office:value-type="float" office:value="0.00646847" calcext:value-type="float">
            <text:p>0.00646847</text:p>
          </table:table-cell>
          <table:table-cell office:value-type="float" office:value="0.00363846" calcext:value-type="float">
            <text:p>0.00363846</text:p>
          </table:table-cell>
          <table:table-cell office:value-type="float" office:value="0.00324016" calcext:value-type="float">
            <text:p>0.00324016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511315" calcext:value-type="float">
            <text:p>0.0511315</text:p>
          </table:table-cell>
          <table:table-cell office:value-type="float" office:value="0.00105676" calcext:value-type="float">
            <text:p>0.00105676</text:p>
          </table:table-cell>
          <table:table-cell office:value-type="float" office:value="0.0057583" calcext:value-type="float">
            <text:p>0.0057583</text:p>
          </table:table-cell>
          <table:table-cell office:value-type="float" office:value="0.00375294" calcext:value-type="float">
            <text:p>0.00375294</text:p>
          </table:table-cell>
          <table:table-cell office:value-type="float" office:value="0.00331042" calcext:value-type="float">
            <text:p>0.00331042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514864" calcext:value-type="float">
            <text:p>0.0514864</text:p>
          </table:table-cell>
          <table:table-cell office:value-type="float" office:value="0.00109663" calcext:value-type="float">
            <text:p>0.00109663</text:p>
          </table:table-cell>
          <table:table-cell office:value-type="float" office:value="0.00595094" calcext:value-type="float">
            <text:p>0.00595094</text:p>
          </table:table-cell>
          <table:table-cell office:value-type="float" office:value="0.00365504" calcext:value-type="float">
            <text:p>0.00365504</text:p>
          </table:table-cell>
          <table:table-cell office:value-type="float" office:value="0.00325042" calcext:value-type="float">
            <text:p>0.00325042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516194" calcext:value-type="float">
            <text:p>0.0516194</text:p>
          </table:table-cell>
          <table:table-cell office:value-type="float" office:value="0.00113019" calcext:value-type="float">
            <text:p>0.00113019</text:p>
          </table:table-cell>
          <table:table-cell office:value-type="float" office:value="0.00582659" calcext:value-type="float">
            <text:p>0.00582659</text:p>
          </table:table-cell>
          <table:table-cell office:value-type="float" office:value="0.00364399" calcext:value-type="float">
            <text:p>0.00364399</text:p>
          </table:table-cell>
          <table:table-cell office:value-type="float" office:value="0.00323147" calcext:value-type="float">
            <text:p>0.00323147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517095" calcext:value-type="float">
            <text:p>0.0517095</text:p>
          </table:table-cell>
          <table:table-cell office:value-type="float" office:value="0.00114321" calcext:value-type="float">
            <text:p>0.00114321</text:p>
          </table:table-cell>
          <table:table-cell office:value-type="float" office:value="0.00602437" calcext:value-type="float">
            <text:p>0.00602437</text:p>
          </table:table-cell>
          <table:table-cell office:value-type="float" office:value="0.0035978" calcext:value-type="float">
            <text:p>0.0035978</text:p>
          </table:table-cell>
          <table:table-cell office:value-type="float" office:value="0.00321568" calcext:value-type="float">
            <text:p>0.00321568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520635" calcext:value-type="float">
            <text:p>0.0520635</text:p>
          </table:table-cell>
          <table:table-cell office:value-type="float" office:value="0.00102952" calcext:value-type="float">
            <text:p>0.00102952</text:p>
          </table:table-cell>
          <table:table-cell office:value-type="float" office:value="0.00595923" calcext:value-type="float">
            <text:p>0.00595923</text:p>
          </table:table-cell>
          <table:table-cell office:value-type="float" office:value="0.00372334" calcext:value-type="float">
            <text:p>0.00372334</text:p>
          </table:table-cell>
          <table:table-cell office:value-type="float" office:value="0.00326068" calcext:value-type="float">
            <text:p>0.0032606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522874" calcext:value-type="float">
            <text:p>0.0522874</text:p>
          </table:table-cell>
          <table:table-cell office:value-type="float" office:value="0.0010461" calcext:value-type="float">
            <text:p>0.0010461</text:p>
          </table:table-cell>
          <table:table-cell office:value-type="float" office:value="0.00590278" calcext:value-type="float">
            <text:p>0.00590278</text:p>
          </table:table-cell>
          <table:table-cell office:value-type="float" office:value="0.00368347" calcext:value-type="float">
            <text:p>0.00368347</text:p>
          </table:table-cell>
          <table:table-cell office:value-type="float" office:value="0.00327963" calcext:value-type="float">
            <text:p>0.00327963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529083" calcext:value-type="float">
            <text:p>0.0529083</text:p>
          </table:table-cell>
          <table:table-cell office:value-type="float" office:value="0.000999522" calcext:value-type="float">
            <text:p>0.000999522</text:p>
          </table:table-cell>
          <table:table-cell office:value-type="float" office:value="0.00589726" calcext:value-type="float">
            <text:p>0.00589726</text:p>
          </table:table-cell>
          <table:table-cell office:value-type="float" office:value="0.00384413" calcext:value-type="float">
            <text:p>0.00384413</text:p>
          </table:table-cell>
          <table:table-cell office:value-type="float" office:value="0.00329147" calcext:value-type="float">
            <text:p>0.00329147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532703" calcext:value-type="float">
            <text:p>0.0532703</text:p>
          </table:table-cell>
          <table:table-cell office:value-type="float" office:value="0.00101926" calcext:value-type="float">
            <text:p>0.00101926</text:p>
          </table:table-cell>
          <table:table-cell office:value-type="float" office:value="0.00588107" calcext:value-type="float">
            <text:p>0.00588107</text:p>
          </table:table-cell>
          <table:table-cell office:value-type="float" office:value="0.00366136" calcext:value-type="float">
            <text:p>0.00366136</text:p>
          </table:table-cell>
          <table:table-cell office:value-type="float" office:value="0.00330095" calcext:value-type="float">
            <text:p>0.0033009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526952" calcext:value-type="float">
            <text:p>0.0526952</text:p>
          </table:table-cell>
          <table:table-cell office:value-type="float" office:value="0.000963599" calcext:value-type="float">
            <text:p>0.000963599</text:p>
          </table:table-cell>
          <table:table-cell office:value-type="float" office:value="0.00621661" calcext:value-type="float">
            <text:p>0.00621661</text:p>
          </table:table-cell>
          <table:table-cell office:value-type="float" office:value="0.00364952" calcext:value-type="float">
            <text:p>0.00364952</text:p>
          </table:table-cell>
          <table:table-cell office:value-type="float" office:value="0.00327174" calcext:value-type="float">
            <text:p>0.00327174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526482" calcext:value-type="float">
            <text:p>0.0526482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0609227" calcext:value-type="float">
            <text:p>0.00609227</text:p>
          </table:table-cell>
          <table:table-cell office:value-type="float" office:value="0.00380387" calcext:value-type="float">
            <text:p>0.00380387</text:p>
          </table:table-cell>
          <table:table-cell office:value-type="float" office:value="0.00331437" calcext:value-type="float">
            <text:p>0.00331437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528633" calcext:value-type="float">
            <text:p>0.0528633</text:p>
          </table:table-cell>
          <table:table-cell office:value-type="float" office:value="0.000980179" calcext:value-type="float">
            <text:p>0.000980179</text:p>
          </table:table-cell>
          <table:table-cell office:value-type="float" office:value="0.00597739" calcext:value-type="float">
            <text:p>0.00597739</text:p>
          </table:table-cell>
          <table:table-cell office:value-type="float" office:value="0.00387571" calcext:value-type="float">
            <text:p>0.00387571</text:p>
          </table:table-cell>
          <table:table-cell office:value-type="float" office:value="0.00328318" calcext:value-type="float">
            <text:p>0.00328318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535194" calcext:value-type="float">
            <text:p>0.0535194</text:p>
          </table:table-cell>
          <table:table-cell office:value-type="float" office:value="0.00101413" calcext:value-type="float">
            <text:p>0.00101413</text:p>
          </table:table-cell>
          <table:table-cell office:value-type="float" office:value="0.00582304" calcext:value-type="float">
            <text:p>0.00582304</text:p>
          </table:table-cell>
          <table:table-cell office:value-type="float" office:value="0.00364202" calcext:value-type="float">
            <text:p>0.00364202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535111" calcext:value-type="float">
            <text:p>0.0535111</text:p>
          </table:table-cell>
          <table:table-cell office:value-type="float" office:value="0.000948203" calcext:value-type="float">
            <text:p>0.000948203</text:p>
          </table:table-cell>
          <table:table-cell office:value-type="float" office:value="0.00591068" calcext:value-type="float">
            <text:p>0.00591068</text:p>
          </table:table-cell>
          <table:table-cell office:value-type="float" office:value="0.00371781" calcext:value-type="float">
            <text:p>0.00371781</text:p>
          </table:table-cell>
          <table:table-cell office:value-type="float" office:value="0.00331555" calcext:value-type="float">
            <text:p>0.00331555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548592" calcext:value-type="float">
            <text:p>0.0548592</text:p>
          </table:table-cell>
          <table:table-cell office:value-type="float" office:value="0.00102321" calcext:value-type="float">
            <text:p>0.00102321</text:p>
          </table:table-cell>
          <table:table-cell office:value-type="float" office:value="0.00601134" calcext:value-type="float">
            <text:p>0.00601134</text:p>
          </table:table-cell>
          <table:table-cell office:value-type="float" office:value="0.00483892" calcext:value-type="float">
            <text:p>0.00483892</text:p>
          </table:table-cell>
          <table:table-cell office:value-type="float" office:value="0.00324094" calcext:value-type="float">
            <text:p>0.00324094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539734" calcext:value-type="float">
            <text:p>0.0539734</text:p>
          </table:table-cell>
          <table:table-cell office:value-type="float" office:value="0.00100071" calcext:value-type="float">
            <text:p>0.00100071</text:p>
          </table:table-cell>
          <table:table-cell office:value-type="float" office:value="0.00602792" calcext:value-type="float">
            <text:p>0.00602792</text:p>
          </table:table-cell>
          <table:table-cell office:value-type="float" office:value="0.00430244" calcext:value-type="float">
            <text:p>0.00430244</text:p>
          </table:table-cell>
          <table:table-cell office:value-type="float" office:value="0.00331279" calcext:value-type="float">
            <text:p>0.0033127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542994" calcext:value-type="float">
            <text:p>0.0542994</text:p>
          </table:table-cell>
          <table:table-cell office:value-type="float" office:value="0.00103426" calcext:value-type="float">
            <text:p>0.00103426</text:p>
          </table:table-cell>
          <table:table-cell office:value-type="float" office:value="0.00602674" calcext:value-type="float">
            <text:p>0.00602674</text:p>
          </table:table-cell>
          <table:table-cell office:value-type="float" office:value="0.00374623" calcext:value-type="float">
            <text:p>0.00374623</text:p>
          </table:table-cell>
          <table:table-cell office:value-type="float" office:value="0.00331279" calcext:value-type="float">
            <text:p>0.00331279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55053" calcext:value-type="float">
            <text:p>0.055053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596476" calcext:value-type="float">
            <text:p>0.00596476</text:p>
          </table:table-cell>
          <table:table-cell office:value-type="float" office:value="0.00369294" calcext:value-type="float">
            <text:p>0.00369294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552338" calcext:value-type="float">
            <text:p>0.0552338</text:p>
          </table:table-cell>
          <table:table-cell office:value-type="float" office:value="0.000967152" calcext:value-type="float">
            <text:p>0.000967152</text:p>
          </table:table-cell>
          <table:table-cell office:value-type="float" office:value="0.00610687" calcext:value-type="float">
            <text:p>0.00610687</text:p>
          </table:table-cell>
          <table:table-cell office:value-type="float" office:value="0.00378531" calcext:value-type="float">
            <text:p>0.00378531</text:p>
          </table:table-cell>
          <table:table-cell office:value-type="float" office:value="0.00321331" calcext:value-type="float">
            <text:p>0.00321331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553219" calcext:value-type="float">
            <text:p>0.0553219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613174" calcext:value-type="float">
            <text:p>0.00613174</text:p>
          </table:table-cell>
          <table:table-cell office:value-type="float" office:value="0.00408177" calcext:value-type="float">
            <text:p>0.00408177</text:p>
          </table:table-cell>
          <table:table-cell office:value-type="float" office:value="0.00352083" calcext:value-type="float">
            <text:p>0.00352083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555496" calcext:value-type="float">
            <text:p>0.0555496</text:p>
          </table:table-cell>
          <table:table-cell office:value-type="float" office:value="0.000995179" calcext:value-type="float">
            <text:p>0.000995179</text:p>
          </table:table-cell>
          <table:table-cell office:value-type="float" office:value="0.00612187" calcext:value-type="float">
            <text:p>0.00612187</text:p>
          </table:table-cell>
          <table:table-cell office:value-type="float" office:value="0.00374268" calcext:value-type="float">
            <text:p>0.00374268</text:p>
          </table:table-cell>
          <table:table-cell office:value-type="float" office:value="0.0032141" calcext:value-type="float">
            <text:p>0.0032141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564035" calcext:value-type="float">
            <text:p>0.0564035</text:p>
          </table:table-cell>
          <table:table-cell office:value-type="float" office:value="0.000992811" calcext:value-type="float">
            <text:p>0.000992811</text:p>
          </table:table-cell>
          <table:table-cell office:value-type="float" office:value="0.00596515" calcext:value-type="float">
            <text:p>0.00596515</text:p>
          </table:table-cell>
          <table:table-cell office:value-type="float" office:value="0.00377189" calcext:value-type="float">
            <text:p>0.00377189</text:p>
          </table:table-cell>
          <table:table-cell office:value-type="float" office:value="0.00320423" calcext:value-type="float">
            <text:p>0.00320423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551395" calcext:value-type="float">
            <text:p>0.0551395</text:p>
          </table:table-cell>
          <table:table-cell office:value-type="float" office:value="0.000948993" calcext:value-type="float">
            <text:p>0.000948993</text:p>
          </table:table-cell>
          <table:table-cell office:value-type="float" office:value="0.00635241" calcext:value-type="float">
            <text:p>0.00635241</text:p>
          </table:table-cell>
          <table:table-cell office:value-type="float" office:value="0.00403954" calcext:value-type="float">
            <text:p>0.00403954</text:p>
          </table:table-cell>
          <table:table-cell office:value-type="float" office:value="0.00327134" calcext:value-type="float">
            <text:p>0.00327134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549314" calcext:value-type="float">
            <text:p>0.0549314</text:p>
          </table:table-cell>
          <table:table-cell office:value-type="float" office:value="0.000957677" calcext:value-type="float">
            <text:p>0.000957677</text:p>
          </table:table-cell>
          <table:table-cell office:value-type="float" office:value="0.00620003" calcext:value-type="float">
            <text:p>0.00620003</text:p>
          </table:table-cell>
          <table:table-cell office:value-type="float" office:value="0.00389466" calcext:value-type="float">
            <text:p>0.00389466</text:p>
          </table:table-cell>
          <table:table-cell office:value-type="float" office:value="0.00324292" calcext:value-type="float">
            <text:p>0.0032429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550432" calcext:value-type="float">
            <text:p>0.0550432</text:p>
          </table:table-cell>
          <table:table-cell office:value-type="float" office:value="0.000980179" calcext:value-type="float">
            <text:p>0.000980179</text:p>
          </table:table-cell>
          <table:table-cell office:value-type="float" office:value="0.00604726" calcext:value-type="float">
            <text:p>0.00604726</text:p>
          </table:table-cell>
          <table:table-cell office:value-type="float" office:value="0.00383308" calcext:value-type="float">
            <text:p>0.00383308</text:p>
          </table:table-cell>
          <table:table-cell office:value-type="float" office:value="0.00372136" calcext:value-type="float">
            <text:p>0.00372136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568811" calcext:value-type="float">
            <text:p>0.0568811</text:p>
          </table:table-cell>
          <table:table-cell office:value-type="float" office:value="0.00100031" calcext:value-type="float">
            <text:p>0.00100031</text:p>
          </table:table-cell>
          <table:table-cell office:value-type="float" office:value="0.00646531" calcext:value-type="float">
            <text:p>0.00646531</text:p>
          </table:table-cell>
          <table:table-cell office:value-type="float" office:value="0.00387413" calcext:value-type="float">
            <text:p>0.00387413</text:p>
          </table:table-cell>
          <table:table-cell office:value-type="float" office:value="0.00325634" calcext:value-type="float">
            <text:p>0.003256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579553" calcext:value-type="float">
            <text:p>0.0579553</text:p>
          </table:table-cell>
          <table:table-cell office:value-type="float" office:value="0.00109189" calcext:value-type="float">
            <text:p>0.00109189</text:p>
          </table:table-cell>
          <table:table-cell office:value-type="float" office:value="0.0061803" calcext:value-type="float">
            <text:p>0.0061803</text:p>
          </table:table-cell>
          <table:table-cell office:value-type="float" office:value="0.00378452" calcext:value-type="float">
            <text:p>0.00378452</text:p>
          </table:table-cell>
          <table:table-cell office:value-type="float" office:value="0.00327647" calcext:value-type="float">
            <text:p>0.00327647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556689" calcext:value-type="float">
            <text:p>0.0556689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00622253" calcext:value-type="float">
            <text:p>0.00622253</text:p>
          </table:table-cell>
          <table:table-cell office:value-type="float" office:value="0.00384492" calcext:value-type="float">
            <text:p>0.00384492</text:p>
          </table:table-cell>
          <table:table-cell office:value-type="float" office:value="0.00323384" calcext:value-type="float">
            <text:p>0.00323384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558552" calcext:value-type="float">
            <text:p>0.0558552</text:p>
          </table:table-cell>
          <table:table-cell office:value-type="float" office:value="0.00104097" calcext:value-type="float">
            <text:p>0.00104097</text:p>
          </table:table-cell>
          <table:table-cell office:value-type="float" office:value="0.00612227" calcext:value-type="float">
            <text:p>0.00612227</text:p>
          </table:table-cell>
          <table:table-cell office:value-type="float" office:value="0.00394243" calcext:value-type="float">
            <text:p>0.00394243</text:p>
          </table:table-cell>
          <table:table-cell office:value-type="float" office:value="0.00345451" calcext:value-type="float">
            <text:p>0.00345451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563151" calcext:value-type="float">
            <text:p>0.0563151</text:p>
          </table:table-cell>
          <table:table-cell office:value-type="float" office:value="0.00102202" calcext:value-type="float">
            <text:p>0.00102202</text:p>
          </table:table-cell>
          <table:table-cell office:value-type="float" office:value="0.00606463" calcext:value-type="float">
            <text:p>0.00606463</text:p>
          </table:table-cell>
          <table:table-cell office:value-type="float" office:value="0.00396256" calcext:value-type="float">
            <text:p>0.00396256</text:p>
          </table:table-cell>
          <table:table-cell office:value-type="float" office:value="0.00318449" calcext:value-type="float">
            <text:p>0.00318449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572917" calcext:value-type="float">
            <text:p>0.0572917</text:p>
          </table:table-cell>
          <table:table-cell office:value-type="float" office:value="0.00100939" calcext:value-type="float">
            <text:p>0.00100939</text:p>
          </table:table-cell>
          <table:table-cell office:value-type="float" office:value="0.00706929" calcext:value-type="float">
            <text:p>0.00706929</text:p>
          </table:table-cell>
          <table:table-cell office:value-type="float" office:value="0.00380979" calcext:value-type="float">
            <text:p>0.00380979</text:p>
          </table:table-cell>
          <table:table-cell office:value-type="float" office:value="0.00327016" calcext:value-type="float">
            <text:p>0.00327016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574966" calcext:value-type="float">
            <text:p>0.0574966</text:p>
          </table:table-cell>
          <table:table-cell office:value-type="float" office:value="0.00104097" calcext:value-type="float">
            <text:p>0.00104097</text:p>
          </table:table-cell>
          <table:table-cell office:value-type="float" office:value="0.00676217" calcext:value-type="float">
            <text:p>0.00676217</text:p>
          </table:table-cell>
          <table:table-cell office:value-type="float" office:value="0.00387058" calcext:value-type="float">
            <text:p>0.00387058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566115" calcext:value-type="float">
            <text:p>0.0566115</text:p>
          </table:table-cell>
          <table:table-cell office:value-type="float" office:value="0.00106189" calcext:value-type="float">
            <text:p>0.00106189</text:p>
          </table:table-cell>
          <table:table-cell office:value-type="float" office:value="0.0061878" calcext:value-type="float">
            <text:p>0.0061878</text:p>
          </table:table-cell>
          <table:table-cell office:value-type="float" office:value="0.00386308" calcext:value-type="float">
            <text:p>0.00386308</text:p>
          </table:table-cell>
          <table:table-cell office:value-type="float" office:value="0.00320186" calcext:value-type="float">
            <text:p>0.00320186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565799" calcext:value-type="float">
            <text:p>0.0565799</text:p>
          </table:table-cell>
          <table:table-cell office:value-type="float" office:value="0.000998732" calcext:value-type="float">
            <text:p>0.000998732</text:p>
          </table:table-cell>
          <table:table-cell office:value-type="float" office:value="0.00640096" calcext:value-type="float">
            <text:p>0.00640096</text:p>
          </table:table-cell>
          <table:table-cell office:value-type="float" office:value="0.00386703" calcext:value-type="float">
            <text:p>0.00386703</text:p>
          </table:table-cell>
          <table:table-cell office:value-type="float" office:value="0.00322989" calcext:value-type="float">
            <text:p>0.00322989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576264" calcext:value-type="float">
            <text:p>0.0576264</text:p>
          </table:table-cell>
          <table:table-cell office:value-type="float" office:value="0.000999916" calcext:value-type="float">
            <text:p>0.000999916</text:p>
          </table:table-cell>
          <table:table-cell office:value-type="float" office:value="0.00652571" calcext:value-type="float">
            <text:p>0.00652571</text:p>
          </table:table-cell>
          <table:table-cell office:value-type="float" office:value="0.00386229" calcext:value-type="float">
            <text:p>0.00386229</text:p>
          </table:table-cell>
          <table:table-cell office:value-type="float" office:value="0.00324608" calcext:value-type="float">
            <text:p>0.0032460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578246" calcext:value-type="float">
            <text:p>0.0578246</text:p>
          </table:table-cell>
          <table:table-cell office:value-type="float" office:value="0.00101097" calcext:value-type="float">
            <text:p>0.00101097</text:p>
          </table:table-cell>
          <table:table-cell office:value-type="float" office:value="0.00675032" calcext:value-type="float">
            <text:p>0.00675032</text:p>
          </table:table-cell>
          <table:table-cell office:value-type="float" office:value="0.0040198" calcext:value-type="float">
            <text:p>0.0040198</text:p>
          </table:table-cell>
          <table:table-cell office:value-type="float" office:value="0.00320818" calcext:value-type="float">
            <text:p>0.0032081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578795" calcext:value-type="float">
            <text:p>0.0578795</text:p>
          </table:table-cell>
          <table:table-cell office:value-type="float" office:value="0.00103229" calcext:value-type="float">
            <text:p>0.00103229</text:p>
          </table:table-cell>
          <table:table-cell office:value-type="float" office:value="0.00622253" calcext:value-type="float">
            <text:p>0.00622253</text:p>
          </table:table-cell>
          <table:table-cell office:value-type="float" office:value="0.00396611" calcext:value-type="float">
            <text:p>0.00396611</text:p>
          </table:table-cell>
          <table:table-cell office:value-type="float" office:value="0.00332345" calcext:value-type="float">
            <text:p>0.00332345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574472" calcext:value-type="float">
            <text:p>0.0574472</text:p>
          </table:table-cell>
          <table:table-cell office:value-type="float" office:value="0.000989653" calcext:value-type="float">
            <text:p>0.000989653</text:p>
          </table:table-cell>
          <table:table-cell office:value-type="float" office:value="0.00622017" calcext:value-type="float">
            <text:p>0.00622017</text:p>
          </table:table-cell>
          <table:table-cell office:value-type="float" office:value="0.00449864" calcext:value-type="float">
            <text:p>0.00449864</text:p>
          </table:table-cell>
          <table:table-cell office:value-type="float" office:value="0.00346122" calcext:value-type="float">
            <text:p>0.00346122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57585" calcext:value-type="float">
            <text:p>0.057585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0655847" calcext:value-type="float">
            <text:p>0.00655847</text:p>
          </table:table-cell>
          <table:table-cell office:value-type="float" office:value="0.00404546" calcext:value-type="float">
            <text:p>0.00404546</text:p>
          </table:table-cell>
          <table:table-cell office:value-type="float" office:value="0.0033124" calcext:value-type="float">
            <text:p>0.0033124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579182" calcext:value-type="float">
            <text:p>0.0579182</text:p>
          </table:table-cell>
          <table:table-cell office:value-type="float" office:value="0.000960441" calcext:value-type="float">
            <text:p>0.000960441</text:p>
          </table:table-cell>
          <table:table-cell office:value-type="float" office:value="0.00641833" calcext:value-type="float">
            <text:p>0.00641833</text:p>
          </table:table-cell>
          <table:table-cell office:value-type="float" office:value="0.00388321" calcext:value-type="float">
            <text:p>0.00388321</text:p>
          </table:table-cell>
          <table:table-cell office:value-type="float" office:value="0.00329621" calcext:value-type="float">
            <text:p>0.00329621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585186" calcext:value-type="float">
            <text:p>0.0585186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635754" calcext:value-type="float">
            <text:p>0.00635754</text:p>
          </table:table-cell>
          <table:table-cell office:value-type="float" office:value="0.00393611" calcext:value-type="float">
            <text:p>0.00393611</text:p>
          </table:table-cell>
          <table:table-cell office:value-type="float" office:value="0.0033049" calcext:value-type="float">
            <text:p>0.0033049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58382" calcext:value-type="float">
            <text:p>0.058382</text:p>
          </table:table-cell>
          <table:table-cell office:value-type="float" office:value="0.00095373" calcext:value-type="float">
            <text:p>0.00095373</text:p>
          </table:table-cell>
          <table:table-cell office:value-type="float" office:value="0.00633938" calcext:value-type="float">
            <text:p>0.00633938</text:p>
          </table:table-cell>
          <table:table-cell office:value-type="float" office:value="0.00395032" calcext:value-type="float">
            <text:p>0.00395032</text:p>
          </table:table-cell>
          <table:table-cell office:value-type="float" office:value="0.00321094" calcext:value-type="float">
            <text:p>0.00321094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594703" calcext:value-type="float">
            <text:p>0.0594703</text:p>
          </table:table-cell>
          <table:table-cell office:value-type="float" office:value="0.0010315" calcext:value-type="float">
            <text:p>0.0010315</text:p>
          </table:table-cell>
          <table:table-cell office:value-type="float" office:value="0.00636228" calcext:value-type="float">
            <text:p>0.00636228</text:p>
          </table:table-cell>
          <table:table-cell office:value-type="float" office:value="0.00409638" calcext:value-type="float">
            <text:p>0.00409638</text:p>
          </table:table-cell>
          <table:table-cell office:value-type="float" office:value="0.00322555" calcext:value-type="float">
            <text:p>0.00322555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587657" calcext:value-type="float">
            <text:p>0.0587657</text:p>
          </table:table-cell>
          <table:table-cell office:value-type="float" office:value="0.000971889" calcext:value-type="float">
            <text:p>0.000971889</text:p>
          </table:table-cell>
          <table:table-cell office:value-type="float" office:value="0.00630464" calcext:value-type="float">
            <text:p>0.00630464</text:p>
          </table:table-cell>
          <table:table-cell office:value-type="float" office:value="0.00396335" calcext:value-type="float">
            <text:p>0.00396335</text:p>
          </table:table-cell>
          <table:table-cell office:value-type="float" office:value="0.00321686" calcext:value-type="float">
            <text:p>0.00321686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593953" calcext:value-type="float">
            <text:p>0.0593953</text:p>
          </table:table-cell>
          <table:table-cell office:value-type="float" office:value="0.00102242" calcext:value-type="float">
            <text:p>0.00102242</text:p>
          </table:table-cell>
          <table:table-cell office:value-type="float" office:value="0.00644123" calcext:value-type="float">
            <text:p>0.00644123</text:p>
          </table:table-cell>
          <table:table-cell office:value-type="float" office:value="0.00399769" calcext:value-type="float">
            <text:p>0.00399769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591253" calcext:value-type="float">
            <text:p>0.0591253</text:p>
          </table:table-cell>
          <table:table-cell office:value-type="float" office:value="0.0009936" calcext:value-type="float">
            <text:p>0.0009936</text:p>
          </table:table-cell>
          <table:table-cell office:value-type="float" office:value="0.00628254" calcext:value-type="float">
            <text:p>0.00628254</text:p>
          </table:table-cell>
          <table:table-cell office:value-type="float" office:value="0.00413783" calcext:value-type="float">
            <text:p>0.00413783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595118" calcext:value-type="float">
            <text:p>0.0595118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635241" calcext:value-type="float">
            <text:p>0.00635241</text:p>
          </table:table-cell>
          <table:table-cell office:value-type="float" office:value="0.00402335" calcext:value-type="float">
            <text:p>0.00402335</text:p>
          </table:table-cell>
          <table:table-cell office:value-type="float" office:value="0.00329226" calcext:value-type="float">
            <text:p>0.00329226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594159" calcext:value-type="float">
            <text:p>0.0594159</text:p>
          </table:table-cell>
          <table:table-cell office:value-type="float" office:value="0.00100702" calcext:value-type="float">
            <text:p>0.00100702</text:p>
          </table:table-cell>
          <table:table-cell office:value-type="float" office:value="0.00677835" calcext:value-type="float">
            <text:p>0.00677835</text:p>
          </table:table-cell>
          <table:table-cell office:value-type="float" office:value="0.00394322" calcext:value-type="float">
            <text:p>0.00394322</text:p>
          </table:table-cell>
          <table:table-cell office:value-type="float" office:value="0.00354451" calcext:value-type="float">
            <text:p>0.00354451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599464" calcext:value-type="float">
            <text:p>0.0599464</text:p>
          </table:table-cell>
          <table:table-cell office:value-type="float" office:value="0.00103623" calcext:value-type="float">
            <text:p>0.00103623</text:p>
          </table:table-cell>
          <table:table-cell office:value-type="float" office:value="0.00638596" calcext:value-type="float">
            <text:p>0.00638596</text:p>
          </table:table-cell>
          <table:table-cell office:value-type="float" office:value="0.00403519" calcext:value-type="float">
            <text:p>0.00403519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600088" calcext:value-type="float">
            <text:p>0.0600088</text:p>
          </table:table-cell>
          <table:table-cell office:value-type="float" office:value="0.00107216" calcext:value-type="float">
            <text:p>0.00107216</text:p>
          </table:table-cell>
          <table:table-cell office:value-type="float" office:value="0.00649136" calcext:value-type="float">
            <text:p>0.00649136</text:p>
          </table:table-cell>
          <table:table-cell office:value-type="float" office:value="0.0041027" calcext:value-type="float">
            <text:p>0.0041027</text:p>
          </table:table-cell>
          <table:table-cell office:value-type="float" office:value="0.00322989" calcext:value-type="float">
            <text:p>0.00322989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602401" calcext:value-type="float">
            <text:p>0.0602401</text:p>
          </table:table-cell>
          <table:table-cell office:value-type="float" office:value="0.00104373" calcext:value-type="float">
            <text:p>0.00104373</text:p>
          </table:table-cell>
          <table:table-cell office:value-type="float" office:value="0.00645584" calcext:value-type="float">
            <text:p>0.00645584</text:p>
          </table:table-cell>
          <table:table-cell office:value-type="float" office:value="0.00401151" calcext:value-type="float">
            <text:p>0.00401151</text:p>
          </table:table-cell>
          <table:table-cell office:value-type="float" office:value="0.00332187" calcext:value-type="float">
            <text:p>0.00332187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601387" calcext:value-type="float">
            <text:p>0.0601387</text:p>
          </table:table-cell>
          <table:table-cell office:value-type="float" office:value="0.000980179" calcext:value-type="float">
            <text:p>0.000980179</text:p>
          </table:table-cell>
          <table:table-cell office:value-type="float" office:value="0.00640096" calcext:value-type="float">
            <text:p>0.00640096</text:p>
          </table:table-cell>
          <table:table-cell office:value-type="float" office:value="0.00400717" calcext:value-type="float">
            <text:p>0.00400717</text:p>
          </table:table-cell>
          <table:table-cell office:value-type="float" office:value="0.00330647" calcext:value-type="float">
            <text:p>0.00330647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618172" calcext:value-type="float">
            <text:p>0.0618172</text:p>
          </table:table-cell>
          <table:table-cell office:value-type="float" office:value="0.00105716" calcext:value-type="float">
            <text:p>0.00105716</text:p>
          </table:table-cell>
          <table:table-cell office:value-type="float" office:value="0.00647281" calcext:value-type="float">
            <text:p>0.00647281</text:p>
          </table:table-cell>
          <table:table-cell office:value-type="float" office:value="0.00424205" calcext:value-type="float">
            <text:p>0.00424205</text:p>
          </table:table-cell>
          <table:table-cell office:value-type="float" office:value="0.00356504" calcext:value-type="float">
            <text:p>0.00356504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609321" calcext:value-type="float">
            <text:p>0.0609321</text:p>
          </table:table-cell>
          <table:table-cell office:value-type="float" office:value="0.000982152" calcext:value-type="float">
            <text:p>0.000982152</text:p>
          </table:table-cell>
          <table:table-cell office:value-type="float" office:value="0.00650676" calcext:value-type="float">
            <text:p>0.00650676</text:p>
          </table:table-cell>
          <table:table-cell office:value-type="float" office:value="0.00516893" calcext:value-type="float">
            <text:p>0.00516893</text:p>
          </table:table-cell>
          <table:table-cell office:value-type="float" office:value="0.00327845" calcext:value-type="float">
            <text:p>0.00327845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607126" calcext:value-type="float">
            <text:p>0.0607126</text:p>
          </table:table-cell>
          <table:table-cell office:value-type="float" office:value="0.000973862" calcext:value-type="float">
            <text:p>0.000973862</text:p>
          </table:table-cell>
          <table:table-cell office:value-type="float" office:value="0.00670335" calcext:value-type="float">
            <text:p>0.00670335</text:p>
          </table:table-cell>
          <table:table-cell office:value-type="float" office:value="0.00402177" calcext:value-type="float">
            <text:p>0.00402177</text:p>
          </table:table-cell>
          <table:table-cell office:value-type="float" office:value="0.00320818" calcext:value-type="float">
            <text:p>0.00320818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612424" calcext:value-type="float">
            <text:p>0.0612424</text:p>
          </table:table-cell>
          <table:table-cell office:value-type="float" office:value="0.00113374" calcext:value-type="float">
            <text:p>0.00113374</text:p>
          </table:table-cell>
          <table:table-cell office:value-type="float" office:value="0.00645268" calcext:value-type="float">
            <text:p>0.00645268</text:p>
          </table:table-cell>
          <table:table-cell office:value-type="float" office:value="0.00401585" calcext:value-type="float">
            <text:p>0.00401585</text:p>
          </table:table-cell>
          <table:table-cell office:value-type="float" office:value="0.00320621" calcext:value-type="float">
            <text:p>0.0032062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614872" calcext:value-type="float">
            <text:p>0.0614872</text:p>
          </table:table-cell>
          <table:table-cell office:value-type="float" office:value="0.00110492" calcext:value-type="float">
            <text:p>0.00110492</text:p>
          </table:table-cell>
          <table:table-cell office:value-type="float" office:value="0.00652413" calcext:value-type="float">
            <text:p>0.00652413</text:p>
          </table:table-cell>
          <table:table-cell office:value-type="float" office:value="0.00409559" calcext:value-type="float">
            <text:p>0.00409559</text:p>
          </table:table-cell>
          <table:table-cell office:value-type="float" office:value="0.0032291" calcext:value-type="float">
            <text:p>0.0032291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619818" calcext:value-type="float">
            <text:p>0.0619818</text:p>
          </table:table-cell>
          <table:table-cell office:value-type="float" office:value="0.00111163" calcext:value-type="float">
            <text:p>0.00111163</text:p>
          </table:table-cell>
          <table:table-cell office:value-type="float" office:value="0.00640215" calcext:value-type="float">
            <text:p>0.00640215</text:p>
          </table:table-cell>
          <table:table-cell office:value-type="float" office:value="0.00429099" calcext:value-type="float">
            <text:p>0.00429099</text:p>
          </table:table-cell>
          <table:table-cell office:value-type="float" office:value="0.00324134" calcext:value-type="float">
            <text:p>0.00324134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625779" calcext:value-type="float">
            <text:p>0.0625779</text:p>
          </table:table-cell>
          <table:table-cell office:value-type="float" office:value="0.000996758" calcext:value-type="float">
            <text:p>0.000996758</text:p>
          </table:table-cell>
          <table:table-cell office:value-type="float" office:value="0.00651505" calcext:value-type="float">
            <text:p>0.00651505</text:p>
          </table:table-cell>
          <table:table-cell office:value-type="float" office:value="0.00451798" calcext:value-type="float">
            <text:p>0.00451798</text:p>
          </table:table-cell>
          <table:table-cell office:value-type="float" office:value="0.00323542" calcext:value-type="float">
            <text:p>0.00323542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62283" calcext:value-type="float">
            <text:p>0.062283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680046" calcext:value-type="float">
            <text:p>0.00680046</text:p>
          </table:table-cell>
          <table:table-cell office:value-type="float" office:value="0.00407348" calcext:value-type="float">
            <text:p>0.00407348</text:p>
          </table:table-cell>
          <table:table-cell office:value-type="float" office:value="0.00326542" calcext:value-type="float">
            <text:p>0.00326542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637329" calcext:value-type="float">
            <text:p>0.0637329</text:p>
          </table:table-cell>
          <table:table-cell office:value-type="float" office:value="0.000990047" calcext:value-type="float">
            <text:p>0.000990047</text:p>
          </table:table-cell>
          <table:table-cell office:value-type="float" office:value="0.00651584" calcext:value-type="float">
            <text:p>0.00651584</text:p>
          </table:table-cell>
          <table:table-cell office:value-type="float" office:value="0.00426297" calcext:value-type="float">
            <text:p>0.00426297</text:p>
          </table:table-cell>
          <table:table-cell office:value-type="float" office:value="0.00315923" calcext:value-type="float">
            <text:p>0.00315923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711946" calcext:value-type="float">
            <text:p>0.0711946</text:p>
          </table:table-cell>
          <table:table-cell office:value-type="float" office:value="0.00104729" calcext:value-type="float">
            <text:p>0.00104729</text:p>
          </table:table-cell>
          <table:table-cell office:value-type="float" office:value="0.00649886" calcext:value-type="float">
            <text:p>0.00649886</text:p>
          </table:table-cell>
          <table:table-cell office:value-type="float" office:value="0.00410585" calcext:value-type="float">
            <text:p>0.00410585</text:p>
          </table:table-cell>
          <table:table-cell office:value-type="float" office:value="0.00323621" calcext:value-type="float">
            <text:p>0.0032362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620915" calcext:value-type="float">
            <text:p>0.0620915</text:p>
          </table:table-cell>
          <table:table-cell office:value-type="float" office:value="0.00101886" calcext:value-type="float">
            <text:p>0.00101886</text:p>
          </table:table-cell>
          <table:table-cell office:value-type="float" office:value="0.00644123" calcext:value-type="float">
            <text:p>0.00644123</text:p>
          </table:table-cell>
          <table:table-cell office:value-type="float" office:value="0.00410901" calcext:value-type="float">
            <text:p>0.00410901</text:p>
          </table:table-cell>
          <table:table-cell office:value-type="float" office:value="0.00325121" calcext:value-type="float">
            <text:p>0.00325121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623908" calcext:value-type="float">
            <text:p>0.0623908</text:p>
          </table:table-cell>
          <table:table-cell office:value-type="float" office:value="0.00105479" calcext:value-type="float">
            <text:p>0.00105479</text:p>
          </table:table-cell>
          <table:table-cell office:value-type="float" office:value="0.006684" calcext:value-type="float">
            <text:p>0.006684</text:p>
          </table:table-cell>
          <table:table-cell office:value-type="float" office:value="0.00409125" calcext:value-type="float">
            <text:p>0.00409125</text:p>
          </table:table-cell>
          <table:table-cell office:value-type="float" office:value="0.00328121" calcext:value-type="float">
            <text:p>0.00328121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62645" calcext:value-type="float">
            <text:p>0.062645</text:p>
          </table:table-cell>
          <table:table-cell office:value-type="float" office:value="0.000984916" calcext:value-type="float">
            <text:p>0.000984916</text:p>
          </table:table-cell>
          <table:table-cell office:value-type="float" office:value="0.00685059" calcext:value-type="float">
            <text:p>0.00685059</text:p>
          </table:table-cell>
          <table:table-cell office:value-type="float" office:value="0.00405296" calcext:value-type="float">
            <text:p>0.00405296</text:p>
          </table:table-cell>
          <table:table-cell office:value-type="float" office:value="0.00321884" calcext:value-type="float">
            <text:p>0.00321884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625518" calcext:value-type="float">
            <text:p>0.0625518</text:p>
          </table:table-cell>
          <table:table-cell office:value-type="float" office:value="0.00107768" calcext:value-type="float">
            <text:p>0.00107768</text:p>
          </table:table-cell>
          <table:table-cell office:value-type="float" office:value="0.00651031" calcext:value-type="float">
            <text:p>0.00651031</text:p>
          </table:table-cell>
          <table:table-cell office:value-type="float" office:value="0.00426849" calcext:value-type="float">
            <text:p>0.00426849</text:p>
          </table:table-cell>
          <table:table-cell office:value-type="float" office:value="0.00326937" calcext:value-type="float">
            <text:p>0.0032693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629316" calcext:value-type="float">
            <text:p>0.0629316</text:p>
          </table:table-cell>
          <table:table-cell office:value-type="float" office:value="0.00103426" calcext:value-type="float">
            <text:p>0.00103426</text:p>
          </table:table-cell>
          <table:table-cell office:value-type="float" office:value="0.00659755" calcext:value-type="float">
            <text:p>0.00659755</text:p>
          </table:table-cell>
          <table:table-cell office:value-type="float" office:value="0.0042002" calcext:value-type="float">
            <text:p>0.0042002</text:p>
          </table:table-cell>
          <table:table-cell office:value-type="float" office:value="0.00334674" calcext:value-type="float">
            <text:p>0.00334674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632249" calcext:value-type="float">
            <text:p>0.0632249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0657308" calcext:value-type="float">
            <text:p>0.00657308</text:p>
          </table:table-cell>
          <table:table-cell office:value-type="float" office:value="0.00410467" calcext:value-type="float">
            <text:p>0.00410467</text:p>
          </table:table-cell>
          <table:table-cell office:value-type="float" office:value="0.00324292" calcext:value-type="float">
            <text:p>0.00324292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629588" calcext:value-type="float">
            <text:p>0.0629588</text:p>
          </table:table-cell>
          <table:table-cell office:value-type="float" office:value="0.000986889" calcext:value-type="float">
            <text:p>0.000986889</text:p>
          </table:table-cell>
          <table:table-cell office:value-type="float" office:value="0.00697849" calcext:value-type="float">
            <text:p>0.00697849</text:p>
          </table:table-cell>
          <table:table-cell office:value-type="float" office:value="0.00444692" calcext:value-type="float">
            <text:p>0.00444692</text:p>
          </table:table-cell>
          <table:table-cell office:value-type="float" office:value="0.00318568" calcext:value-type="float">
            <text:p>0.0031856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631372" calcext:value-type="float">
            <text:p>0.0631372</text:p>
          </table:table-cell>
          <table:table-cell office:value-type="float" office:value="0.00108084" calcext:value-type="float">
            <text:p>0.00108084</text:p>
          </table:table-cell>
          <table:table-cell office:value-type="float" office:value="0.00789314" calcext:value-type="float">
            <text:p>0.00789314</text:p>
          </table:table-cell>
          <table:table-cell office:value-type="float" office:value="0.00415323" calcext:value-type="float">
            <text:p>0.00415323</text:p>
          </table:table-cell>
          <table:table-cell office:value-type="float" office:value="0.00329779" calcext:value-type="float">
            <text:p>0.00329779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63618" calcext:value-type="float">
            <text:p>0.063618</text:p>
          </table:table-cell>
          <table:table-cell office:value-type="float" office:value="0.000963599" calcext:value-type="float">
            <text:p>0.000963599</text:p>
          </table:table-cell>
          <table:table-cell office:value-type="float" office:value="0.00656202" calcext:value-type="float">
            <text:p>0.00656202</text:p>
          </table:table-cell>
          <table:table-cell office:value-type="float" office:value="0.0042681" calcext:value-type="float">
            <text:p>0.0042681</text:p>
          </table:table-cell>
          <table:table-cell office:value-type="float" office:value="0.00313712" calcext:value-type="float">
            <text:p>0.00313712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644901" calcext:value-type="float">
            <text:p>0.0644901</text:p>
          </table:table-cell>
          <table:table-cell office:value-type="float" office:value="0.00118821" calcext:value-type="float">
            <text:p>0.00118821</text:p>
          </table:table-cell>
          <table:table-cell office:value-type="float" office:value="0.00673453" calcext:value-type="float">
            <text:p>0.00673453</text:p>
          </table:table-cell>
          <table:table-cell office:value-type="float" office:value="0.00427205" calcext:value-type="float">
            <text:p>0.00427205</text:p>
          </table:table-cell>
          <table:table-cell office:value-type="float" office:value="0.0037411" calcext:value-type="float">
            <text:p>0.0037411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639039" calcext:value-type="float">
            <text:p>0.0639039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0672624" calcext:value-type="float">
            <text:p>0.00672624</text:p>
          </table:table-cell>
          <table:table-cell office:value-type="float" office:value="0.00464233" calcext:value-type="float">
            <text:p>0.00464233</text:p>
          </table:table-cell>
          <table:table-cell office:value-type="float" office:value="0.00321686" calcext:value-type="float">
            <text:p>0.00321686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647498" calcext:value-type="float">
            <text:p>0.0647498</text:p>
          </table:table-cell>
          <table:table-cell office:value-type="float" office:value="0.00138796" calcext:value-type="float">
            <text:p>0.00138796</text:p>
          </table:table-cell>
          <table:table-cell office:value-type="float" office:value="0.00691454" calcext:value-type="float">
            <text:p>0.00691454</text:p>
          </table:table-cell>
          <table:table-cell office:value-type="float" office:value="0.00421125" calcext:value-type="float">
            <text:p>0.00421125</text:p>
          </table:table-cell>
          <table:table-cell office:value-type="float" office:value="0.00319239" calcext:value-type="float">
            <text:p>0.00319239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649014" calcext:value-type="float">
            <text:p>0.0649014</text:p>
          </table:table-cell>
          <table:table-cell office:value-type="float" office:value="0.00112663" calcext:value-type="float">
            <text:p>0.00112663</text:p>
          </table:table-cell>
          <table:table-cell office:value-type="float" office:value="0.00674795" calcext:value-type="float">
            <text:p>0.00674795</text:p>
          </table:table-cell>
          <table:table-cell office:value-type="float" office:value="0.00418244" calcext:value-type="float">
            <text:p>0.00418244</text:p>
          </table:table-cell>
          <table:table-cell office:value-type="float" office:value="0.0032445" calcext:value-type="float">
            <text:p>0.0032445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651244" calcext:value-type="float">
            <text:p>0.0651244</text:p>
          </table:table-cell>
          <table:table-cell office:value-type="float" office:value="0.00105952" calcext:value-type="float">
            <text:p>0.00105952</text:p>
          </table:table-cell>
          <table:table-cell office:value-type="float" office:value="0.00662479" calcext:value-type="float">
            <text:p>0.00662479</text:p>
          </table:table-cell>
          <table:table-cell office:value-type="float" office:value="0.00544329" calcext:value-type="float">
            <text:p>0.00544329</text:p>
          </table:table-cell>
          <table:table-cell office:value-type="float" office:value="0.00324252" calcext:value-type="float">
            <text:p>0.0032425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655121" calcext:value-type="float">
            <text:p>0.0655121</text:p>
          </table:table-cell>
          <table:table-cell office:value-type="float" office:value="0.00109939" calcext:value-type="float">
            <text:p>0.00109939</text:p>
          </table:table-cell>
          <table:table-cell office:value-type="float" office:value="0.00679611" calcext:value-type="float">
            <text:p>0.00679611</text:p>
          </table:table-cell>
          <table:table-cell office:value-type="float" office:value="0.00488234" calcext:value-type="float">
            <text:p>0.00488234</text:p>
          </table:table-cell>
          <table:table-cell office:value-type="float" office:value="0.00318805" calcext:value-type="float">
            <text:p>0.00318805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6549" calcext:value-type="float">
            <text:p>0.06549</text:p>
          </table:table-cell>
          <table:table-cell office:value-type="float" office:value="0.00101729" calcext:value-type="float">
            <text:p>0.00101729</text:p>
          </table:table-cell>
          <table:table-cell office:value-type="float" office:value="0.00688454" calcext:value-type="float">
            <text:p>0.00688454</text:p>
          </table:table-cell>
          <table:table-cell office:value-type="float" office:value="0.00421244" calcext:value-type="float">
            <text:p>0.00421244</text:p>
          </table:table-cell>
          <table:table-cell office:value-type="float" office:value="0.00318923" calcext:value-type="float">
            <text:p>0.00318923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646345" calcext:value-type="float">
            <text:p>0.0646345</text:p>
          </table:table-cell>
          <table:table-cell office:value-type="float" office:value="0.00104926" calcext:value-type="float">
            <text:p>0.00104926</text:p>
          </table:table-cell>
          <table:table-cell office:value-type="float" office:value="0.00683638" calcext:value-type="float">
            <text:p>0.00683638</text:p>
          </table:table-cell>
          <table:table-cell office:value-type="float" office:value="0.00424836" calcext:value-type="float">
            <text:p>0.00424836</text:p>
          </table:table-cell>
          <table:table-cell office:value-type="float" office:value="0.00321765" calcext:value-type="float">
            <text:p>0.00321765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65111" calcext:value-type="float">
            <text:p>0.065111</text:p>
          </table:table-cell>
          <table:table-cell office:value-type="float" office:value="0.000998337" calcext:value-type="float">
            <text:p>0.000998337</text:p>
          </table:table-cell>
          <table:table-cell office:value-type="float" office:value="0.00672466" calcext:value-type="float">
            <text:p>0.00672466</text:p>
          </table:table-cell>
          <table:table-cell office:value-type="float" office:value="0.00451916" calcext:value-type="float">
            <text:p>0.00451916</text:p>
          </table:table-cell>
          <table:table-cell office:value-type="float" office:value="0.00316436" calcext:value-type="float">
            <text:p>0.00316436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656013" calcext:value-type="float">
            <text:p>0.0656013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67744" calcext:value-type="float">
            <text:p>0.0067744</text:p>
          </table:table-cell>
          <table:table-cell office:value-type="float" office:value="0.00437074" calcext:value-type="float">
            <text:p>0.00437074</text:p>
          </table:table-cell>
          <table:table-cell office:value-type="float" office:value="0.00324213" calcext:value-type="float">
            <text:p>0.00324213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653522" calcext:value-type="float">
            <text:p>0.0653522</text:p>
          </table:table-cell>
          <table:table-cell office:value-type="float" office:value="0.000986889" calcext:value-type="float">
            <text:p>0.000986889</text:p>
          </table:table-cell>
          <table:table-cell office:value-type="float" office:value="0.00674243" calcext:value-type="float">
            <text:p>0.00674243</text:p>
          </table:table-cell>
          <table:table-cell office:value-type="float" office:value="0.00445442" calcext:value-type="float">
            <text:p>0.00445442</text:p>
          </table:table-cell>
          <table:table-cell office:value-type="float" office:value="0.00326029" calcext:value-type="float">
            <text:p>0.00326029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657675" calcext:value-type="float">
            <text:p>0.0657675</text:p>
          </table:table-cell>
          <table:table-cell office:value-type="float" office:value="0.00108716" calcext:value-type="float">
            <text:p>0.00108716</text:p>
          </table:table-cell>
          <table:table-cell office:value-type="float" office:value="0.00716363" calcext:value-type="float">
            <text:p>0.00716363</text:p>
          </table:table-cell>
          <table:table-cell office:value-type="float" office:value="0.00451995" calcext:value-type="float">
            <text:p>0.00451995</text:p>
          </table:table-cell>
          <table:table-cell office:value-type="float" office:value="0.0032441" calcext:value-type="float">
            <text:p>0.0032441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663675" calcext:value-type="float">
            <text:p>0.0663675</text:p>
          </table:table-cell>
          <table:table-cell office:value-type="float" office:value="0.000995179" calcext:value-type="float">
            <text:p>0.000995179</text:p>
          </table:table-cell>
          <table:table-cell office:value-type="float" office:value="0.00699626" calcext:value-type="float">
            <text:p>0.00699626</text:p>
          </table:table-cell>
          <table:table-cell office:value-type="float" office:value="0.00428942" calcext:value-type="float">
            <text:p>0.00428942</text:p>
          </table:table-cell>
          <table:table-cell office:value-type="float" office:value="0.00335858" calcext:value-type="float">
            <text:p>0.00335858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665353" calcext:value-type="float">
            <text:p>0.0665353</text:p>
          </table:table-cell>
          <table:table-cell office:value-type="float" office:value="0.00103584" calcext:value-type="float">
            <text:p>0.00103584</text:p>
          </table:table-cell>
          <table:table-cell office:value-type="float" office:value="0.00717705" calcext:value-type="float">
            <text:p>0.00717705</text:p>
          </table:table-cell>
          <table:table-cell office:value-type="float" office:value="0.00426099" calcext:value-type="float">
            <text:p>0.00426099</text:p>
          </table:table-cell>
          <table:table-cell office:value-type="float" office:value="0.00329621" calcext:value-type="float">
            <text:p>0.00329621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66499" calcext:value-type="float">
            <text:p>0.066499</text:p>
          </table:table-cell>
          <table:table-cell office:value-type="float" office:value="0.00110018" calcext:value-type="float">
            <text:p>0.00110018</text:p>
          </table:table-cell>
          <table:table-cell office:value-type="float" office:value="0.00688572" calcext:value-type="float">
            <text:p>0.00688572</text:p>
          </table:table-cell>
          <table:table-cell office:value-type="float" office:value="0.00427284" calcext:value-type="float">
            <text:p>0.00427284</text:p>
          </table:table-cell>
          <table:table-cell office:value-type="float" office:value="0.00330055" calcext:value-type="float">
            <text:p>0.0033005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668464" calcext:value-type="float">
            <text:p>0.0668464</text:p>
          </table:table-cell>
          <table:table-cell office:value-type="float" office:value="0.00108439" calcext:value-type="float">
            <text:p>0.00108439</text:p>
          </table:table-cell>
          <table:table-cell office:value-type="float" office:value="0.00694217" calcext:value-type="float">
            <text:p>0.00694217</text:p>
          </table:table-cell>
          <table:table-cell office:value-type="float" office:value="0.00436284" calcext:value-type="float">
            <text:p>0.00436284</text:p>
          </table:table-cell>
          <table:table-cell office:value-type="float" office:value="0.00330095" calcext:value-type="float">
            <text:p>0.00330095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66467" calcext:value-type="float">
            <text:p>0.066467</text:p>
          </table:table-cell>
          <table:table-cell office:value-type="float" office:value="0.000996364" calcext:value-type="float">
            <text:p>0.000996364</text:p>
          </table:table-cell>
          <table:table-cell office:value-type="float" office:value="0.00679059" calcext:value-type="float">
            <text:p>0.00679059</text:p>
          </table:table-cell>
          <table:table-cell office:value-type="float" office:value="0.00427639" calcext:value-type="float">
            <text:p>0.00427639</text:p>
          </table:table-cell>
          <table:table-cell office:value-type="float" office:value="0.00321805" calcext:value-type="float">
            <text:p>0.00321805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663869" calcext:value-type="float">
            <text:p>0.0663869</text:p>
          </table:table-cell>
          <table:table-cell office:value-type="float" office:value="0.00104413" calcext:value-type="float">
            <text:p>0.00104413</text:p>
          </table:table-cell>
          <table:table-cell office:value-type="float" office:value="0.00676967" calcext:value-type="float">
            <text:p>0.00676967</text:p>
          </table:table-cell>
          <table:table-cell office:value-type="float" office:value="0.00444929" calcext:value-type="float">
            <text:p>0.00444929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670133" calcext:value-type="float">
            <text:p>0.0670133</text:p>
          </table:table-cell>
          <table:table-cell office:value-type="float" office:value="0.000999916" calcext:value-type="float">
            <text:p>0.000999916</text:p>
          </table:table-cell>
          <table:table-cell office:value-type="float" office:value="0.00701363" calcext:value-type="float">
            <text:p>0.00701363</text:p>
          </table:table-cell>
          <table:table-cell office:value-type="float" office:value="0.00435258" calcext:value-type="float">
            <text:p>0.00435258</text:p>
          </table:table-cell>
          <table:table-cell office:value-type="float" office:value="0.00324094" calcext:value-type="float">
            <text:p>0.00324094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672407" calcext:value-type="float">
            <text:p>0.0672407</text:p>
          </table:table-cell>
          <table:table-cell office:value-type="float" office:value="0.00104373" calcext:value-type="float">
            <text:p>0.00104373</text:p>
          </table:table-cell>
          <table:table-cell office:value-type="float" office:value="0.00689322" calcext:value-type="float">
            <text:p>0.00689322</text:p>
          </table:table-cell>
          <table:table-cell office:value-type="float" office:value="0.00442403" calcext:value-type="float">
            <text:p>0.00442403</text:p>
          </table:table-cell>
          <table:table-cell office:value-type="float" office:value="0.00329424" calcext:value-type="float">
            <text:p>0.00329424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67986" calcext:value-type="float">
            <text:p>0.067986</text:p>
          </table:table-cell>
          <table:table-cell office:value-type="float" office:value="0.000982152" calcext:value-type="float">
            <text:p>0.000982152</text:p>
          </table:table-cell>
          <table:table-cell office:value-type="float" office:value="0.00785209" calcext:value-type="float">
            <text:p>0.00785209</text:p>
          </table:table-cell>
          <table:table-cell office:value-type="float" office:value="0.00436639" calcext:value-type="float">
            <text:p>0.00436639</text:p>
          </table:table-cell>
          <table:table-cell office:value-type="float" office:value="0.00335029" calcext:value-type="float">
            <text:p>0.00335029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675976" calcext:value-type="float">
            <text:p>0.0675976</text:p>
          </table:table-cell>
          <table:table-cell office:value-type="float" office:value="0.00104334" calcext:value-type="float">
            <text:p>0.00104334</text:p>
          </table:table-cell>
          <table:table-cell office:value-type="float" office:value="0.00733298" calcext:value-type="float">
            <text:p>0.00733298</text:p>
          </table:table-cell>
          <table:table-cell office:value-type="float" office:value="0.00468141" calcext:value-type="float">
            <text:p>0.00468141</text:p>
          </table:table-cell>
          <table:table-cell office:value-type="float" office:value="0.00326542" calcext:value-type="float">
            <text:p>0.00326542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680018" calcext:value-type="float">
            <text:p>0.0680018</text:p>
          </table:table-cell>
          <table:table-cell office:value-type="float" office:value="0.00104926" calcext:value-type="float">
            <text:p>0.00104926</text:p>
          </table:table-cell>
          <table:table-cell office:value-type="float" office:value="0.00691573" calcext:value-type="float">
            <text:p>0.00691573</text:p>
          </table:table-cell>
          <table:table-cell office:value-type="float" office:value="0.00441653" calcext:value-type="float">
            <text:p>0.00441653</text:p>
          </table:table-cell>
          <table:table-cell office:value-type="float" office:value="0.00321134" calcext:value-type="float">
            <text:p>0.00321134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678869" calcext:value-type="float">
            <text:p>0.0678869</text:p>
          </table:table-cell>
          <table:table-cell office:value-type="float" office:value="0.00103387" calcext:value-type="float">
            <text:p>0.00103387</text:p>
          </table:table-cell>
          <table:table-cell office:value-type="float" office:value="0.00735312" calcext:value-type="float">
            <text:p>0.00735312</text:p>
          </table:table-cell>
          <table:table-cell office:value-type="float" office:value="0.00441179" calcext:value-type="float">
            <text:p>0.00441179</text:p>
          </table:table-cell>
          <table:table-cell office:value-type="float" office:value="0.00320384" calcext:value-type="float">
            <text:p>0.00320384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675723" calcext:value-type="float">
            <text:p>0.0675723</text:p>
          </table:table-cell>
          <table:table-cell office:value-type="float" office:value="0.00106466" calcext:value-type="float">
            <text:p>0.00106466</text:p>
          </table:table-cell>
          <table:table-cell office:value-type="float" office:value="0.00685651" calcext:value-type="float">
            <text:p>0.00685651</text:p>
          </table:table-cell>
          <table:table-cell office:value-type="float" office:value="0.00450416" calcext:value-type="float">
            <text:p>0.00450416</text:p>
          </table:table-cell>
          <table:table-cell office:value-type="float" office:value="0.00359267" calcext:value-type="float">
            <text:p>0.0035926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67086" calcext:value-type="float">
            <text:p>0.067086</text:p>
          </table:table-cell>
          <table:table-cell office:value-type="float" office:value="0.00102479" calcext:value-type="float">
            <text:p>0.00102479</text:p>
          </table:table-cell>
          <table:table-cell office:value-type="float" office:value="0.00690625" calcext:value-type="float">
            <text:p>0.00690625</text:p>
          </table:table-cell>
          <table:table-cell office:value-type="float" office:value="0.00457364" calcext:value-type="float">
            <text:p>0.00457364</text:p>
          </table:table-cell>
          <table:table-cell office:value-type="float" office:value="0.00328003" calcext:value-type="float">
            <text:p>0.00328003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677018" calcext:value-type="float">
            <text:p>0.0677018</text:p>
          </table:table-cell>
          <table:table-cell office:value-type="float" office:value="0.0010386" calcext:value-type="float">
            <text:p>0.0010386</text:p>
          </table:table-cell>
          <table:table-cell office:value-type="float" office:value="0.00721495" calcext:value-type="float">
            <text:p>0.00721495</text:p>
          </table:table-cell>
          <table:table-cell office:value-type="float" office:value="0.0045239" calcext:value-type="float">
            <text:p>0.0045239</text:p>
          </table:table-cell>
          <table:table-cell office:value-type="float" office:value="0.00325752" calcext:value-type="float">
            <text:p>0.00325752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69933" calcext:value-type="float">
            <text:p>0.069933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703849" calcext:value-type="float">
            <text:p>0.00703849</text:p>
          </table:table-cell>
          <table:table-cell office:value-type="float" office:value="0.00440271" calcext:value-type="float">
            <text:p>0.00440271</text:p>
          </table:table-cell>
          <table:table-cell office:value-type="float" office:value="0.00321489" calcext:value-type="float">
            <text:p>0.00321489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687341" calcext:value-type="float">
            <text:p>0.0687341</text:p>
          </table:table-cell>
          <table:table-cell office:value-type="float" office:value="0.00105755" calcext:value-type="float">
            <text:p>0.00105755</text:p>
          </table:table-cell>
          <table:table-cell office:value-type="float" office:value="0.00712732" calcext:value-type="float">
            <text:p>0.00712732</text:p>
          </table:table-cell>
          <table:table-cell office:value-type="float" office:value="0.00448719" calcext:value-type="float">
            <text:p>0.00448719</text:p>
          </table:table-cell>
          <table:table-cell office:value-type="float" office:value="0.00326108" calcext:value-type="float">
            <text:p>0.00326108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689788" calcext:value-type="float">
            <text:p>0.0689788</text:p>
          </table:table-cell>
          <table:table-cell office:value-type="float" office:value="0.000985705" calcext:value-type="float">
            <text:p>0.000985705</text:p>
          </table:table-cell>
          <table:table-cell office:value-type="float" office:value="0.00724495" calcext:value-type="float">
            <text:p>0.00724495</text:p>
          </table:table-cell>
          <table:table-cell office:value-type="float" office:value="0.00443508" calcext:value-type="float">
            <text:p>0.00443508</text:p>
          </table:table-cell>
          <table:table-cell office:value-type="float" office:value="0.00320818" calcext:value-type="float">
            <text:p>0.00320818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705594" calcext:value-type="float">
            <text:p>0.0705594</text:p>
          </table:table-cell>
          <table:table-cell office:value-type="float" office:value="0.00103465" calcext:value-type="float">
            <text:p>0.00103465</text:p>
          </table:table-cell>
          <table:table-cell office:value-type="float" office:value="0.00691454" calcext:value-type="float">
            <text:p>0.00691454</text:p>
          </table:table-cell>
          <table:table-cell office:value-type="float" office:value="0.00444455" calcext:value-type="float">
            <text:p>0.00444455</text:p>
          </table:table-cell>
          <table:table-cell office:value-type="float" office:value="0.00330568" calcext:value-type="float">
            <text:p>0.00330568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690661" calcext:value-type="float">
            <text:p>0.0690661</text:p>
          </table:table-cell>
          <table:table-cell office:value-type="float" office:value="0.00100623" calcext:value-type="float">
            <text:p>0.00100623</text:p>
          </table:table-cell>
          <table:table-cell office:value-type="float" office:value="0.00731167" calcext:value-type="float">
            <text:p>0.00731167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0.0032591" calcext:value-type="float">
            <text:p>0.0032591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698611" calcext:value-type="float">
            <text:p>0.0698611</text:p>
          </table:table-cell>
          <table:table-cell office:value-type="float" office:value="0.00103189" calcext:value-type="float">
            <text:p>0.00103189</text:p>
          </table:table-cell>
          <table:table-cell office:value-type="float" office:value="0.00721692" calcext:value-type="float">
            <text:p>0.00721692</text:p>
          </table:table-cell>
          <table:table-cell office:value-type="float" office:value="0.00537342" calcext:value-type="float">
            <text:p>0.00537342</text:p>
          </table:table-cell>
          <table:table-cell office:value-type="float" office:value="0.00327529" calcext:value-type="float">
            <text:p>0.00327529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696266" calcext:value-type="float">
            <text:p>0.0696266</text:p>
          </table:table-cell>
          <table:table-cell office:value-type="float" office:value="0.000997548" calcext:value-type="float">
            <text:p>0.000997548</text:p>
          </table:table-cell>
          <table:table-cell office:value-type="float" office:value="0.00782603" calcext:value-type="float">
            <text:p>0.00782603</text:p>
          </table:table-cell>
          <table:table-cell office:value-type="float" office:value="0.00445561" calcext:value-type="float">
            <text:p>0.00445561</text:p>
          </table:table-cell>
          <table:table-cell office:value-type="float" office:value="0.00325516" calcext:value-type="float">
            <text:p>0.00325516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698887" calcext:value-type="float">
            <text:p>0.0698887</text:p>
          </table:table-cell>
          <table:table-cell office:value-type="float" office:value="0.00106781" calcext:value-type="float">
            <text:p>0.00106781</text:p>
          </table:table-cell>
          <table:table-cell office:value-type="float" office:value="0.0079038" calcext:value-type="float">
            <text:p>0.0079038</text:p>
          </table:table-cell>
          <table:table-cell office:value-type="float" office:value="0.0044564" calcext:value-type="float">
            <text:p>0.0044564</text:p>
          </table:table-cell>
          <table:table-cell office:value-type="float" office:value="0.00335858" calcext:value-type="float">
            <text:p>0.00335858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701698" calcext:value-type="float">
            <text:p>0.0701698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709416" calcext:value-type="float">
            <text:p>0.00709416</text:p>
          </table:table-cell>
          <table:table-cell office:value-type="float" office:value="0.00452311" calcext:value-type="float">
            <text:p>0.00452311</text:p>
          </table:table-cell>
          <table:table-cell office:value-type="float" office:value="0.00320226" calcext:value-type="float">
            <text:p>0.00320226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704442" calcext:value-type="float">
            <text:p>0.0704442</text:p>
          </table:table-cell>
          <table:table-cell office:value-type="float" office:value="0.00112821" calcext:value-type="float">
            <text:p>0.00112821</text:p>
          </table:table-cell>
          <table:table-cell office:value-type="float" office:value="0.0072868" calcext:value-type="float">
            <text:p>0.0072868</text:p>
          </table:table-cell>
          <table:table-cell office:value-type="float" office:value="0.00446232" calcext:value-type="float">
            <text:p>0.00446232</text:p>
          </table:table-cell>
          <table:table-cell office:value-type="float" office:value="0.00322081" calcext:value-type="float">
            <text:p>0.00322081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702472" calcext:value-type="float">
            <text:p>0.0702472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0724653" calcext:value-type="float">
            <text:p>0.00724653</text:p>
          </table:table-cell>
          <table:table-cell office:value-type="float" office:value="0.00456811" calcext:value-type="float">
            <text:p>0.00456811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693396" calcext:value-type="float">
            <text:p>0.0693396</text:p>
          </table:table-cell>
          <table:table-cell office:value-type="float" office:value="0.00132125" calcext:value-type="float">
            <text:p>0.00132125</text:p>
          </table:table-cell>
          <table:table-cell office:value-type="float" office:value="0.00716087" calcext:value-type="float">
            <text:p>0.00716087</text:p>
          </table:table-cell>
          <table:table-cell office:value-type="float" office:value="0.00450101" calcext:value-type="float">
            <text:p>0.00450101</text:p>
          </table:table-cell>
          <table:table-cell office:value-type="float" office:value="0.00324371" calcext:value-type="float">
            <text:p>0.00324371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699878" calcext:value-type="float">
            <text:p>0.0699878</text:p>
          </table:table-cell>
          <table:table-cell office:value-type="float" office:value="0.00112624" calcext:value-type="float">
            <text:p>0.00112624</text:p>
          </table:table-cell>
          <table:table-cell office:value-type="float" office:value="0.00722442" calcext:value-type="float">
            <text:p>0.00722442</text:p>
          </table:table-cell>
          <table:table-cell office:value-type="float" office:value="0.00485984" calcext:value-type="float">
            <text:p>0.00485984</text:p>
          </table:table-cell>
          <table:table-cell office:value-type="float" office:value="0.00325752" calcext:value-type="float">
            <text:p>0.00325752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718005" calcext:value-type="float">
            <text:p>0.0718005</text:p>
          </table:table-cell>
          <table:table-cell office:value-type="float" office:value="0.00112821" calcext:value-type="float">
            <text:p>0.00112821</text:p>
          </table:table-cell>
          <table:table-cell office:value-type="float" office:value="0.00732509" calcext:value-type="float">
            <text:p>0.00732509</text:p>
          </table:table-cell>
          <table:table-cell office:value-type="float" office:value="0.00461667" calcext:value-type="float">
            <text:p>0.00461667</text:p>
          </table:table-cell>
          <table:table-cell office:value-type="float" office:value="0.00324371" calcext:value-type="float">
            <text:p>0.00324371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717844" calcext:value-type="float">
            <text:p>0.0717844</text:p>
          </table:table-cell>
          <table:table-cell office:value-type="float" office:value="0.00109466" calcext:value-type="float">
            <text:p>0.00109466</text:p>
          </table:table-cell>
          <table:table-cell office:value-type="float" office:value="0.00726982" calcext:value-type="float">
            <text:p>0.00726982</text:p>
          </table:table-cell>
          <table:table-cell office:value-type="float" office:value="0.00455351" calcext:value-type="float">
            <text:p>0.00455351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707612" calcext:value-type="float">
            <text:p>0.0707612</text:p>
          </table:table-cell>
          <table:table-cell office:value-type="float" office:value="0.00103387" calcext:value-type="float">
            <text:p>0.00103387</text:p>
          </table:table-cell>
          <table:table-cell office:value-type="float" office:value="0.00842251" calcext:value-type="float">
            <text:p>0.00842251</text:p>
          </table:table-cell>
          <table:table-cell office:value-type="float" office:value="0.00459496" calcext:value-type="float">
            <text:p>0.00459496</text:p>
          </table:table-cell>
          <table:table-cell office:value-type="float" office:value="0.00324647" calcext:value-type="float">
            <text:p>0.00324647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724247" calcext:value-type="float">
            <text:p>0.0724247</text:p>
          </table:table-cell>
          <table:table-cell office:value-type="float" office:value="0.00107729" calcext:value-type="float">
            <text:p>0.00107729</text:p>
          </table:table-cell>
          <table:table-cell office:value-type="float" office:value="0.00763852" calcext:value-type="float">
            <text:p>0.00763852</text:p>
          </table:table-cell>
          <table:table-cell office:value-type="float" office:value="0.00456969" calcext:value-type="float">
            <text:p>0.00456969</text:p>
          </table:table-cell>
          <table:table-cell office:value-type="float" office:value="0.0033945" calcext:value-type="float">
            <text:p>0.0033945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714745" calcext:value-type="float">
            <text:p>0.0714745</text:p>
          </table:table-cell>
          <table:table-cell office:value-type="float" office:value="0.00101808" calcext:value-type="float">
            <text:p>0.00101808</text:p>
          </table:table-cell>
          <table:table-cell office:value-type="float" office:value="0.00745733" calcext:value-type="float">
            <text:p>0.00745733</text:p>
          </table:table-cell>
          <table:table-cell office:value-type="float" office:value="0.00457403" calcext:value-type="float">
            <text:p>0.00457403</text:p>
          </table:table-cell>
          <table:table-cell office:value-type="float" office:value="0.00328595" calcext:value-type="float">
            <text:p>0.0032859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720346" calcext:value-type="float">
            <text:p>0.0720346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733219" calcext:value-type="float">
            <text:p>0.00733219</text:p>
          </table:table-cell>
          <table:table-cell office:value-type="float" office:value="0.00462654" calcext:value-type="float">
            <text:p>0.00462654</text:p>
          </table:table-cell>
          <table:table-cell office:value-type="float" office:value="0.00327924" calcext:value-type="float">
            <text:p>0.00327924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708042" calcext:value-type="float">
            <text:p>0.0708042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00767484" calcext:value-type="float">
            <text:p>0.00767484</text:p>
          </table:table-cell>
          <table:table-cell office:value-type="float" office:value="0.00467904" calcext:value-type="float">
            <text:p>0.00467904</text:p>
          </table:table-cell>
          <table:table-cell office:value-type="float" office:value="0.00324726" calcext:value-type="float">
            <text:p>0.0032472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7151" calcext:value-type="float">
            <text:p>0.07151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73618" calcext:value-type="float">
            <text:p>0.0073618</text:p>
          </table:table-cell>
          <table:table-cell office:value-type="float" office:value="0.00457167" calcext:value-type="float">
            <text:p>0.00457167</text:p>
          </table:table-cell>
          <table:table-cell office:value-type="float" office:value="0.00323976" calcext:value-type="float">
            <text:p>0.00323976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717465" calcext:value-type="float">
            <text:p>0.0717465</text:p>
          </table:table-cell>
          <table:table-cell office:value-type="float" office:value="0.00100031" calcext:value-type="float">
            <text:p>0.00100031</text:p>
          </table:table-cell>
          <table:table-cell office:value-type="float" office:value="0.00816039" calcext:value-type="float">
            <text:p>0.00816039</text:p>
          </table:table-cell>
          <table:table-cell office:value-type="float" office:value="0.00497945" calcext:value-type="float">
            <text:p>0.00497945</text:p>
          </table:table-cell>
          <table:table-cell office:value-type="float" office:value="0.0032745" calcext:value-type="float">
            <text:p>0.0032745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73213" calcext:value-type="float">
            <text:p>0.073213</text:p>
          </table:table-cell>
          <table:table-cell office:value-type="float" office:value="0.00108597" calcext:value-type="float">
            <text:p>0.00108597</text:p>
          </table:table-cell>
          <table:table-cell office:value-type="float" office:value="0.00747904" calcext:value-type="float">
            <text:p>0.00747904</text:p>
          </table:table-cell>
          <table:table-cell office:value-type="float" office:value="0.0049226" calcext:value-type="float">
            <text:p>0.0049226</text:p>
          </table:table-cell>
          <table:table-cell office:value-type="float" office:value="0.00344701" calcext:value-type="float">
            <text:p>0.00344701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729011" calcext:value-type="float">
            <text:p>0.0729011</text:p>
          </table:table-cell>
          <table:table-cell office:value-type="float" office:value="0.000986889" calcext:value-type="float">
            <text:p>0.000986889</text:p>
          </table:table-cell>
          <table:table-cell office:value-type="float" office:value="0.00719758" calcext:value-type="float">
            <text:p>0.00719758</text:p>
          </table:table-cell>
          <table:table-cell office:value-type="float" office:value="0.00507182" calcext:value-type="float">
            <text:p>0.00507182</text:p>
          </table:table-cell>
          <table:table-cell office:value-type="float" office:value="0.00329858" calcext:value-type="float">
            <text:p>0.00329858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727405" calcext:value-type="float">
            <text:p>0.0727405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0745733" calcext:value-type="float">
            <text:p>0.00745733</text:p>
          </table:table-cell>
          <table:table-cell office:value-type="float" office:value="0.00464943" calcext:value-type="float">
            <text:p>0.00464943</text:p>
          </table:table-cell>
          <table:table-cell office:value-type="float" office:value="0.00323779" calcext:value-type="float">
            <text:p>0.00323779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725016" calcext:value-type="float">
            <text:p>0.0725016</text:p>
          </table:table-cell>
          <table:table-cell office:value-type="float" office:value="0.00100347" calcext:value-type="float">
            <text:p>0.00100347</text:p>
          </table:table-cell>
          <table:table-cell office:value-type="float" office:value="0.00725403" calcext:value-type="float">
            <text:p>0.00725403</text:p>
          </table:table-cell>
          <table:table-cell office:value-type="float" office:value="0.00494787" calcext:value-type="float">
            <text:p>0.00494787</text:p>
          </table:table-cell>
          <table:table-cell office:value-type="float" office:value="0.00338029" calcext:value-type="float">
            <text:p>0.00338029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724989" calcext:value-type="float">
            <text:p>0.0724989</text:p>
          </table:table-cell>
          <table:table-cell office:value-type="float" office:value="0.00105992" calcext:value-type="float">
            <text:p>0.00105992</text:p>
          </table:table-cell>
          <table:table-cell office:value-type="float" office:value="0.00736575" calcext:value-type="float">
            <text:p>0.00736575</text:p>
          </table:table-cell>
          <table:table-cell office:value-type="float" office:value="0.00477062" calcext:value-type="float">
            <text:p>0.00477062</text:p>
          </table:table-cell>
          <table:table-cell office:value-type="float" office:value="0.00333055" calcext:value-type="float">
            <text:p>0.0033305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735252" calcext:value-type="float">
            <text:p>0.0735252</text:p>
          </table:table-cell>
          <table:table-cell office:value-type="float" office:value="0.00102084" calcext:value-type="float">
            <text:p>0.00102084</text:p>
          </table:table-cell>
          <table:table-cell office:value-type="float" office:value="0.00807236" calcext:value-type="float">
            <text:p>0.00807236</text:p>
          </table:table-cell>
          <table:table-cell office:value-type="float" office:value="0.00464193" calcext:value-type="float">
            <text:p>0.00464193</text:p>
          </table:table-cell>
          <table:table-cell office:value-type="float" office:value="0.0031687" calcext:value-type="float">
            <text:p>0.003168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730772" calcext:value-type="float">
            <text:p>0.0730772</text:p>
          </table:table-cell>
          <table:table-cell office:value-type="float" office:value="0.00112387" calcext:value-type="float">
            <text:p>0.00112387</text:p>
          </table:table-cell>
          <table:table-cell office:value-type="float" office:value="0.00758721" calcext:value-type="float">
            <text:p>0.00758721</text:p>
          </table:table-cell>
          <table:table-cell office:value-type="float" office:value="0.00526999" calcext:value-type="float">
            <text:p>0.00526999</text:p>
          </table:table-cell>
          <table:table-cell office:value-type="float" office:value="0.00331595" calcext:value-type="float">
            <text:p>0.00331595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736547" calcext:value-type="float">
            <text:p>0.0736547</text:p>
          </table:table-cell>
          <table:table-cell office:value-type="float" office:value="0.00101847" calcext:value-type="float">
            <text:p>0.00101847</text:p>
          </table:table-cell>
          <table:table-cell office:value-type="float" office:value="0.00729667" calcext:value-type="float">
            <text:p>0.00729667</text:p>
          </table:table-cell>
          <table:table-cell office:value-type="float" office:value="0.0048247" calcext:value-type="float">
            <text:p>0.0048247</text:p>
          </table:table-cell>
          <table:table-cell office:value-type="float" office:value="0.0031841" calcext:value-type="float">
            <text:p>0.0031841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737514" calcext:value-type="float">
            <text:p>0.0737514</text:p>
          </table:table-cell>
          <table:table-cell office:value-type="float" office:value="0.00108518" calcext:value-type="float">
            <text:p>0.00108518</text:p>
          </table:table-cell>
          <table:table-cell office:value-type="float" office:value="0.00734996" calcext:value-type="float">
            <text:p>0.00734996</text:p>
          </table:table-cell>
          <table:table-cell office:value-type="float" office:value="0.00463838" calcext:value-type="float">
            <text:p>0.00463838</text:p>
          </table:table-cell>
          <table:table-cell office:value-type="float" office:value="0.00320265" calcext:value-type="float">
            <text:p>0.00320265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745891" calcext:value-type="float">
            <text:p>0.0745891</text:p>
          </table:table-cell>
          <table:table-cell office:value-type="float" office:value="0.0010386" calcext:value-type="float">
            <text:p>0.0010386</text:p>
          </table:table-cell>
          <table:table-cell office:value-type="float" office:value="0.00754062" calcext:value-type="float">
            <text:p>0.00754062</text:p>
          </table:table-cell>
          <table:table-cell office:value-type="float" office:value="0.00504379" calcext:value-type="float">
            <text:p>0.00504379</text:p>
          </table:table-cell>
          <table:table-cell office:value-type="float" office:value="0.00327016" calcext:value-type="float">
            <text:p>0.00327016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756743" calcext:value-type="float">
            <text:p>0.0756743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00738075" calcext:value-type="float">
            <text:p>0.00738075</text:p>
          </table:table-cell>
          <table:table-cell office:value-type="float" office:value="0.00616411" calcext:value-type="float">
            <text:p>0.00616411</text:p>
          </table:table-cell>
          <table:table-cell office:value-type="float" office:value="0.00357136" calcext:value-type="float">
            <text:p>0.00357136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73783" calcext:value-type="float">
            <text:p>0.073783</text:p>
          </table:table-cell>
          <table:table-cell office:value-type="float" office:value="0.00104137" calcext:value-type="float">
            <text:p>0.00104137</text:p>
          </table:table-cell>
          <table:table-cell office:value-type="float" office:value="0.00750668" calcext:value-type="float">
            <text:p>0.00750668</text:p>
          </table:table-cell>
          <table:table-cell office:value-type="float" office:value="0.00492221" calcext:value-type="float">
            <text:p>0.00492221</text:p>
          </table:table-cell>
          <table:table-cell office:value-type="float" office:value="0.00348332" calcext:value-type="float">
            <text:p>0.00348332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745508" calcext:value-type="float">
            <text:p>0.0745508</text:p>
          </table:table-cell>
          <table:table-cell office:value-type="float" office:value="0.00110018" calcext:value-type="float">
            <text:p>0.00110018</text:p>
          </table:table-cell>
          <table:table-cell office:value-type="float" office:value="0.00735114" calcext:value-type="float">
            <text:p>0.00735114</text:p>
          </table:table-cell>
          <table:table-cell office:value-type="float" office:value="0.00481168" calcext:value-type="float">
            <text:p>0.00481168</text:p>
          </table:table-cell>
          <table:table-cell office:value-type="float" office:value="0.00328358" calcext:value-type="float">
            <text:p>0.00328358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744332" calcext:value-type="float">
            <text:p>0.0744332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0773958" calcext:value-type="float">
            <text:p>0.00773958</text:p>
          </table:table-cell>
          <table:table-cell office:value-type="float" office:value="0.00487958" calcext:value-type="float">
            <text:p>0.00487958</text:p>
          </table:table-cell>
          <table:table-cell office:value-type="float" office:value="0.00323818" calcext:value-type="float">
            <text:p>0.00323818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741841" calcext:value-type="float">
            <text:p>0.0741841</text:p>
          </table:table-cell>
          <table:table-cell office:value-type="float" office:value="0.000980968" calcext:value-type="float">
            <text:p>0.000980968</text:p>
          </table:table-cell>
          <table:table-cell office:value-type="float" office:value="0.00755997" calcext:value-type="float">
            <text:p>0.00755997</text:p>
          </table:table-cell>
          <table:table-cell office:value-type="float" office:value="0.00469838" calcext:value-type="float">
            <text:p>0.00469838</text:p>
          </table:table-cell>
          <table:table-cell office:value-type="float" office:value="0.00319318" calcext:value-type="float">
            <text:p>0.00319318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754465" calcext:value-type="float">
            <text:p>0.0754465</text:p>
          </table:table-cell>
          <table:table-cell office:value-type="float" office:value="0.00112821" calcext:value-type="float">
            <text:p>0.00112821</text:p>
          </table:table-cell>
          <table:table-cell office:value-type="float" office:value="0.00779208" calcext:value-type="float">
            <text:p>0.00779208</text:p>
          </table:table-cell>
          <table:table-cell office:value-type="float" office:value="0.0048851" calcext:value-type="float">
            <text:p>0.0048851</text:p>
          </table:table-cell>
          <table:table-cell office:value-type="float" office:value="0.00340832" calcext:value-type="float">
            <text:p>0.0034083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750273" calcext:value-type="float">
            <text:p>0.0750273</text:p>
          </table:table-cell>
          <table:table-cell office:value-type="float" office:value="0.00100347" calcext:value-type="float">
            <text:p>0.00100347</text:p>
          </table:table-cell>
          <table:table-cell office:value-type="float" office:value="0.00754181" calcext:value-type="float">
            <text:p>0.00754181</text:p>
          </table:table-cell>
          <table:table-cell office:value-type="float" office:value="0.00477773" calcext:value-type="float">
            <text:p>0.00477773</text:p>
          </table:table-cell>
          <table:table-cell office:value-type="float" office:value="0.00329503" calcext:value-type="float">
            <text:p>0.00329503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754347" calcext:value-type="float">
            <text:p>0.0754347</text:p>
          </table:table-cell>
          <table:table-cell office:value-type="float" office:value="0.00106189" calcext:value-type="float">
            <text:p>0.00106189</text:p>
          </table:table-cell>
          <table:table-cell office:value-type="float" office:value="0.00745615" calcext:value-type="float">
            <text:p>0.00745615</text:p>
          </table:table-cell>
          <table:table-cell office:value-type="float" office:value="0.00509985" calcext:value-type="float">
            <text:p>0.00509985</text:p>
          </table:table-cell>
          <table:table-cell office:value-type="float" office:value="0.00329147" calcext:value-type="float">
            <text:p>0.00329147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756253" calcext:value-type="float">
            <text:p>0.0756253</text:p>
          </table:table-cell>
          <table:table-cell office:value-type="float" office:value="0.00102044" calcext:value-type="float">
            <text:p>0.00102044</text:p>
          </table:table-cell>
          <table:table-cell office:value-type="float" office:value="0.00773287" calcext:value-type="float">
            <text:p>0.00773287</text:p>
          </table:table-cell>
          <table:table-cell office:value-type="float" office:value="0.00486023" calcext:value-type="float">
            <text:p>0.00486023</text:p>
          </table:table-cell>
          <table:table-cell office:value-type="float" office:value="0.00322239" calcext:value-type="float">
            <text:p>0.00322239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765123" calcext:value-type="float">
            <text:p>0.0765123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00750628" calcext:value-type="float">
            <text:p>0.00750628</text:p>
          </table:table-cell>
          <table:table-cell office:value-type="float" office:value="0.00486418" calcext:value-type="float">
            <text:p>0.00486418</text:p>
          </table:table-cell>
          <table:table-cell office:value-type="float" office:value="0.00329818" calcext:value-type="float">
            <text:p>0.00329818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758752" calcext:value-type="float">
            <text:p>0.0758752</text:p>
          </table:table-cell>
          <table:table-cell office:value-type="float" office:value="0.00100702" calcext:value-type="float">
            <text:p>0.00100702</text:p>
          </table:table-cell>
          <table:table-cell office:value-type="float" office:value="0.00759865" calcext:value-type="float">
            <text:p>0.00759865</text:p>
          </table:table-cell>
          <table:table-cell office:value-type="float" office:value="0.0048172" calcext:value-type="float">
            <text:p>0.0048172</text:p>
          </table:table-cell>
          <table:table-cell office:value-type="float" office:value="0.00327726" calcext:value-type="float">
            <text:p>0.00327726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777996" calcext:value-type="float">
            <text:p>0.0777996</text:p>
          </table:table-cell>
          <table:table-cell office:value-type="float" office:value="0.00108439" calcext:value-type="float">
            <text:p>0.00108439</text:p>
          </table:table-cell>
          <table:table-cell office:value-type="float" office:value="0.00762471" calcext:value-type="float">
            <text:p>0.00762471</text:p>
          </table:table-cell>
          <table:table-cell office:value-type="float" office:value="0.00481641" calcext:value-type="float">
            <text:p>0.00481641</text:p>
          </table:table-cell>
          <table:table-cell office:value-type="float" office:value="0.00334634" calcext:value-type="float">
            <text:p>0.00334634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769043" calcext:value-type="float">
            <text:p>0.0769043</text:p>
          </table:table-cell>
          <table:table-cell office:value-type="float" office:value="0.00101176" calcext:value-type="float">
            <text:p>0.00101176</text:p>
          </table:table-cell>
          <table:table-cell office:value-type="float" office:value="0.00776721" calcext:value-type="float">
            <text:p>0.00776721</text:p>
          </table:table-cell>
          <table:table-cell office:value-type="float" office:value="0.00544447" calcext:value-type="float">
            <text:p>0.00544447</text:p>
          </table:table-cell>
          <table:table-cell office:value-type="float" office:value="0.00329029" calcext:value-type="float">
            <text:p>0.00329029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758393" calcext:value-type="float">
            <text:p>0.0758393</text:p>
          </table:table-cell>
          <table:table-cell office:value-type="float" office:value="0.00112308" calcext:value-type="float">
            <text:p>0.00112308</text:p>
          </table:table-cell>
          <table:table-cell office:value-type="float" office:value="0.00751497" calcext:value-type="float">
            <text:p>0.00751497</text:p>
          </table:table-cell>
          <table:table-cell office:value-type="float" office:value="0.00486931" calcext:value-type="float">
            <text:p>0.00486931</text:p>
          </table:table-cell>
          <table:table-cell office:value-type="float" office:value="0.00381531" calcext:value-type="float">
            <text:p>0.00381531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771676" calcext:value-type="float">
            <text:p>0.0771676</text:p>
          </table:table-cell>
          <table:table-cell office:value-type="float" office:value="0.00101136" calcext:value-type="float">
            <text:p>0.00101136</text:p>
          </table:table-cell>
          <table:table-cell office:value-type="float" office:value="0.00870831" calcext:value-type="float">
            <text:p>0.00870831</text:p>
          </table:table-cell>
          <table:table-cell office:value-type="float" office:value="0.00487602" calcext:value-type="float">
            <text:p>0.00487602</text:p>
          </table:table-cell>
          <table:table-cell office:value-type="float" office:value="0.00326858" calcext:value-type="float">
            <text:p>0.00326858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763892" calcext:value-type="float">
            <text:p>0.0763892</text:p>
          </table:table-cell>
          <table:table-cell office:value-type="float" office:value="0.0010461" calcext:value-type="float">
            <text:p>0.0010461</text:p>
          </table:table-cell>
          <table:table-cell office:value-type="float" office:value="0.00824092" calcext:value-type="float">
            <text:p>0.00824092</text:p>
          </table:table-cell>
          <table:table-cell office:value-type="float" office:value="0.00499603" calcext:value-type="float">
            <text:p>0.00499603</text:p>
          </table:table-cell>
          <table:table-cell office:value-type="float" office:value="0.00324173" calcext:value-type="float">
            <text:p>0.0032417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780073" calcext:value-type="float">
            <text:p>0.0780073</text:p>
          </table:table-cell>
          <table:table-cell office:value-type="float" office:value="0.00104176" calcext:value-type="float">
            <text:p>0.00104176</text:p>
          </table:table-cell>
          <table:table-cell office:value-type="float" office:value="0.00985824" calcext:value-type="float">
            <text:p>0.00985824</text:p>
          </table:table-cell>
          <table:table-cell office:value-type="float" office:value="0.00503985" calcext:value-type="float">
            <text:p>0.00503985</text:p>
          </table:table-cell>
          <table:table-cell office:value-type="float" office:value="0.0032366" calcext:value-type="float">
            <text:p>0.0032366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773808" calcext:value-type="float">
            <text:p>0.077380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896451" calcext:value-type="float">
            <text:p>0.00896451</text:p>
          </table:table-cell>
          <table:table-cell office:value-type="float" office:value="0.00505129" calcext:value-type="float">
            <text:p>0.00505129</text:p>
          </table:table-cell>
          <table:table-cell office:value-type="float" office:value="0.00324923" calcext:value-type="float">
            <text:p>0.00324923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780341" calcext:value-type="float">
            <text:p>0.0780341</text:p>
          </table:table-cell>
          <table:table-cell office:value-type="float" office:value="0.00105163" calcext:value-type="float">
            <text:p>0.00105163</text:p>
          </table:table-cell>
          <table:table-cell office:value-type="float" office:value="0.00802736" calcext:value-type="float">
            <text:p>0.00802736</text:p>
          </table:table-cell>
          <table:table-cell office:value-type="float" office:value="0.00493326" calcext:value-type="float">
            <text:p>0.00493326</text:p>
          </table:table-cell>
          <table:table-cell office:value-type="float" office:value="0.00319713" calcext:value-type="float">
            <text:p>0.00319713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77862" calcext:value-type="float">
            <text:p>0.077862</text:p>
          </table:table-cell>
          <table:table-cell office:value-type="float" office:value="0.00110018" calcext:value-type="float">
            <text:p>0.00110018</text:p>
          </table:table-cell>
          <table:table-cell office:value-type="float" office:value="0.00773682" calcext:value-type="float">
            <text:p>0.00773682</text:p>
          </table:table-cell>
          <table:table-cell office:value-type="float" office:value="0.00490918" calcext:value-type="float">
            <text:p>0.00490918</text:p>
          </table:table-cell>
          <table:table-cell office:value-type="float" office:value="0.00337042" calcext:value-type="float">
            <text:p>0.00337042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786985" calcext:value-type="float">
            <text:p>0.0786985</text:p>
          </table:table-cell>
          <table:table-cell office:value-type="float" office:value="0.00104492" calcext:value-type="float">
            <text:p>0.00104492</text:p>
          </table:table-cell>
          <table:table-cell office:value-type="float" office:value="0.00791762" calcext:value-type="float">
            <text:p>0.00791762</text:p>
          </table:table-cell>
          <table:table-cell office:value-type="float" office:value="0.0049684" calcext:value-type="float">
            <text:p>0.0049684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775277" calcext:value-type="float">
            <text:p>0.0775277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785406" calcext:value-type="float">
            <text:p>0.00785406</text:p>
          </table:table-cell>
          <table:table-cell office:value-type="float" office:value="0.00549342" calcext:value-type="float">
            <text:p>0.00549342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787502" calcext:value-type="float">
            <text:p>0.0787502</text:p>
          </table:table-cell>
          <table:table-cell office:value-type="float" office:value="0.00103623" calcext:value-type="float">
            <text:p>0.00103623</text:p>
          </table:table-cell>
          <table:table-cell office:value-type="float" office:value="0.00769971" calcext:value-type="float">
            <text:p>0.00769971</text:p>
          </table:table-cell>
          <table:table-cell office:value-type="float" office:value="0.00488629" calcext:value-type="float">
            <text:p>0.00488629</text:p>
          </table:table-cell>
          <table:table-cell office:value-type="float" office:value="0.00347306" calcext:value-type="float">
            <text:p>0.00347306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783961" calcext:value-type="float">
            <text:p>0.0783961</text:p>
          </table:table-cell>
          <table:table-cell office:value-type="float" office:value="0.0009936" calcext:value-type="float">
            <text:p>0.0009936</text:p>
          </table:table-cell>
          <table:table-cell office:value-type="float" office:value="0.00777748" calcext:value-type="float">
            <text:p>0.00777748</text:p>
          </table:table-cell>
          <table:table-cell office:value-type="float" office:value="0.00486142" calcext:value-type="float">
            <text:p>0.00486142</text:p>
          </table:table-cell>
          <table:table-cell office:value-type="float" office:value="0.0032441" calcext:value-type="float">
            <text:p>0.0032441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773891" calcext:value-type="float">
            <text:p>0.0773891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0784182" calcext:value-type="float">
            <text:p>0.00784182</text:p>
          </table:table-cell>
          <table:table-cell office:value-type="float" office:value="0.00496405" calcext:value-type="float">
            <text:p>0.00496405</text:p>
          </table:table-cell>
          <table:table-cell office:value-type="float" office:value="0.00323344" calcext:value-type="float">
            <text:p>0.00323344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778352" calcext:value-type="float">
            <text:p>0.0778352</text:p>
          </table:table-cell>
          <table:table-cell office:value-type="float" office:value="0.000998732" calcext:value-type="float">
            <text:p>0.000998732</text:p>
          </table:table-cell>
          <table:table-cell office:value-type="float" office:value="0.00822868" calcext:value-type="float">
            <text:p>0.00822868</text:p>
          </table:table-cell>
          <table:table-cell office:value-type="float" office:value="0.00513143" calcext:value-type="float">
            <text:p>0.00513143</text:p>
          </table:table-cell>
          <table:table-cell office:value-type="float" office:value="0.00324016" calcext:value-type="float">
            <text:p>0.0032401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777629" calcext:value-type="float">
            <text:p>0.0777629</text:p>
          </table:table-cell>
          <table:table-cell office:value-type="float" office:value="0.0010536" calcext:value-type="float">
            <text:p>0.0010536</text:p>
          </table:table-cell>
          <table:table-cell office:value-type="float" office:value="0.00773958" calcext:value-type="float">
            <text:p>0.00773958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0.00335306" calcext:value-type="float">
            <text:p>0.00335306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78254" calcext:value-type="float">
            <text:p>0.078254</text:p>
          </table:table-cell>
          <table:table-cell office:value-type="float" office:value="0.00104018" calcext:value-type="float">
            <text:p>0.00104018</text:p>
          </table:table-cell>
          <table:table-cell office:value-type="float" office:value="0.00800051" calcext:value-type="float">
            <text:p>0.00800051</text:p>
          </table:table-cell>
          <table:table-cell office:value-type="float" office:value="0.00550684" calcext:value-type="float">
            <text:p>0.00550684</text:p>
          </table:table-cell>
          <table:table-cell office:value-type="float" office:value="0.00317265" calcext:value-type="float">
            <text:p>0.0031726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786614" calcext:value-type="float">
            <text:p>0.0786614</text:p>
          </table:table-cell>
          <table:table-cell office:value-type="float" office:value="0.00112111" calcext:value-type="float">
            <text:p>0.00112111</text:p>
          </table:table-cell>
          <table:table-cell office:value-type="float" office:value="0.0078213" calcext:value-type="float">
            <text:p>0.0078213</text:p>
          </table:table-cell>
          <table:table-cell office:value-type="float" office:value="0.00527512" calcext:value-type="float">
            <text:p>0.00527512</text:p>
          </table:table-cell>
          <table:table-cell office:value-type="float" office:value="0.00336964" calcext:value-type="float">
            <text:p>0.00336964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777629" calcext:value-type="float">
            <text:p>0.0777629</text:p>
          </table:table-cell>
          <table:table-cell office:value-type="float" office:value="0.00131769" calcext:value-type="float">
            <text:p>0.00131769</text:p>
          </table:table-cell>
          <table:table-cell office:value-type="float" office:value="0.00786314" calcext:value-type="float">
            <text:p>0.00786314</text:p>
          </table:table-cell>
          <table:table-cell office:value-type="float" office:value="0.00497945" calcext:value-type="float">
            <text:p>0.00497945</text:p>
          </table:table-cell>
          <table:table-cell office:value-type="float" office:value="0.00322436" calcext:value-type="float">
            <text:p>0.00322436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786326" calcext:value-type="float">
            <text:p>0.0786326</text:p>
          </table:table-cell>
          <table:table-cell office:value-type="float" office:value="0.00123874" calcext:value-type="float">
            <text:p>0.00123874</text:p>
          </table:table-cell>
          <table:table-cell office:value-type="float" office:value="0.00767208" calcext:value-type="float">
            <text:p>0.00767208</text:p>
          </table:table-cell>
          <table:table-cell office:value-type="float" office:value="0.00518827" calcext:value-type="float">
            <text:p>0.00518827</text:p>
          </table:table-cell>
          <table:table-cell office:value-type="float" office:value="0.0032441" calcext:value-type="float">
            <text:p>0.0032441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785153" calcext:value-type="float">
            <text:p>0.0785153</text:p>
          </table:table-cell>
          <table:table-cell office:value-type="float" office:value="0.00108084" calcext:value-type="float">
            <text:p>0.00108084</text:p>
          </table:table-cell>
          <table:table-cell office:value-type="float" office:value="0.00779958" calcext:value-type="float">
            <text:p>0.00779958</text:p>
          </table:table-cell>
          <table:table-cell office:value-type="float" office:value="0.00521946" calcext:value-type="float">
            <text:p>0.00521946</text:p>
          </table:table-cell>
          <table:table-cell office:value-type="float" office:value="0.00341029" calcext:value-type="float">
            <text:p>0.00341029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789275" calcext:value-type="float">
            <text:p>0.0789275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774669" calcext:value-type="float">
            <text:p>0.00774669</text:p>
          </table:table-cell>
          <table:table-cell office:value-type="float" office:value="0.00486497" calcext:value-type="float">
            <text:p>0.00486497</text:p>
          </table:table-cell>
          <table:table-cell office:value-type="float" office:value="0.0033645" calcext:value-type="float">
            <text:p>0.0033645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790348" calcext:value-type="float">
            <text:p>0.0790348</text:p>
          </table:table-cell>
          <table:table-cell office:value-type="float" office:value="0.00102636" calcext:value-type="float">
            <text:p>0.00102636</text:p>
          </table:table-cell>
          <table:table-cell office:value-type="float" office:value="0.00796341" calcext:value-type="float">
            <text:p>0.00796341</text:p>
          </table:table-cell>
          <table:table-cell office:value-type="float" office:value="0.00504222" calcext:value-type="float">
            <text:p>0.00504222</text:p>
          </table:table-cell>
          <table:table-cell office:value-type="float" office:value="0.00323108" calcext:value-type="float">
            <text:p>0.00323108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796009" calcext:value-type="float">
            <text:p>0.0796009</text:p>
          </table:table-cell>
          <table:table-cell office:value-type="float" office:value="0.00106347" calcext:value-type="float">
            <text:p>0.00106347</text:p>
          </table:table-cell>
          <table:table-cell office:value-type="float" office:value="0.00778261" calcext:value-type="float">
            <text:p>0.00778261</text:p>
          </table:table-cell>
          <table:table-cell office:value-type="float" office:value="0.00508643" calcext:value-type="float">
            <text:p>0.00508643</text:p>
          </table:table-cell>
          <table:table-cell office:value-type="float" office:value="0.00321292" calcext:value-type="float">
            <text:p>0.00321292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794588" calcext:value-type="float">
            <text:p>0.0794588</text:p>
          </table:table-cell>
          <table:table-cell office:value-type="float" office:value="0.00103702" calcext:value-type="float">
            <text:p>0.00103702</text:p>
          </table:table-cell>
          <table:table-cell office:value-type="float" office:value="0.00849949" calcext:value-type="float">
            <text:p>0.00849949</text:p>
          </table:table-cell>
          <table:table-cell office:value-type="float" office:value="0.00514288" calcext:value-type="float">
            <text:p>0.00514288</text:p>
          </table:table-cell>
          <table:table-cell office:value-type="float" office:value="0.00338464" calcext:value-type="float">
            <text:p>0.003384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798922" calcext:value-type="float">
            <text:p>0.0798922</text:p>
          </table:table-cell>
          <table:table-cell office:value-type="float" office:value="0.00106584" calcext:value-type="float">
            <text:p>0.00106584</text:p>
          </table:table-cell>
          <table:table-cell office:value-type="float" office:value="0.00791091" calcext:value-type="float">
            <text:p>0.00791091</text:p>
          </table:table-cell>
          <table:table-cell office:value-type="float" office:value="0.00489221" calcext:value-type="float">
            <text:p>0.00489221</text:p>
          </table:table-cell>
          <table:table-cell office:value-type="float" office:value="0.00354609" calcext:value-type="float">
            <text:p>0.00354609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79458" calcext:value-type="float">
            <text:p>0.079458</text:p>
          </table:table-cell>
          <table:table-cell office:value-type="float" office:value="0.00101334" calcext:value-type="float">
            <text:p>0.00101334</text:p>
          </table:table-cell>
          <table:table-cell office:value-type="float" office:value="0.00807512" calcext:value-type="float">
            <text:p>0.00807512</text:p>
          </table:table-cell>
          <table:table-cell office:value-type="float" office:value="0.00527236" calcext:value-type="float">
            <text:p>0.00527236</text:p>
          </table:table-cell>
          <table:table-cell office:value-type="float" office:value="0.00321094" calcext:value-type="float">
            <text:p>0.00321094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816908" calcext:value-type="float">
            <text:p>0.0816908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078284" calcext:value-type="float">
            <text:p>0.0078284</text:p>
          </table:table-cell>
          <table:table-cell office:value-type="float" office:value="0.00498261" calcext:value-type="float">
            <text:p>0.00498261</text:p>
          </table:table-cell>
          <table:table-cell office:value-type="float" office:value="0.00326068" calcext:value-type="float">
            <text:p>0.00326068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806312" calcext:value-type="float">
            <text:p>0.0806312</text:p>
          </table:table-cell>
          <table:table-cell office:value-type="float" office:value="0.000978205" calcext:value-type="float">
            <text:p>0.000978205</text:p>
          </table:table-cell>
          <table:table-cell office:value-type="float" office:value="0.00818329" calcext:value-type="float">
            <text:p>0.00818329</text:p>
          </table:table-cell>
          <table:table-cell office:value-type="float" office:value="0.0051559" calcext:value-type="float">
            <text:p>0.0051559</text:p>
          </table:table-cell>
          <table:table-cell office:value-type="float" office:value="0.00326976" calcext:value-type="float">
            <text:p>0.00326976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807852" calcext:value-type="float">
            <text:p>0.0807852</text:p>
          </table:table-cell>
          <table:table-cell office:value-type="float" office:value="0.00108953" calcext:value-type="float">
            <text:p>0.00108953</text:p>
          </table:table-cell>
          <table:table-cell office:value-type="float" office:value="0.00785643" calcext:value-type="float">
            <text:p>0.00785643</text:p>
          </table:table-cell>
          <table:table-cell office:value-type="float" office:value="0.00501695" calcext:value-type="float">
            <text:p>0.00501695</text:p>
          </table:table-cell>
          <table:table-cell office:value-type="float" office:value="0.00327489" calcext:value-type="float">
            <text:p>0.00327489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805294" calcext:value-type="float">
            <text:p>0.0805294</text:p>
          </table:table-cell>
          <table:table-cell office:value-type="float" office:value="0.00102281" calcext:value-type="float">
            <text:p>0.00102281</text:p>
          </table:table-cell>
          <table:table-cell office:value-type="float" office:value="0.00835619" calcext:value-type="float">
            <text:p>0.00835619</text:p>
          </table:table-cell>
          <table:table-cell office:value-type="float" office:value="0.00536828" calcext:value-type="float">
            <text:p>0.00536828</text:p>
          </table:table-cell>
          <table:table-cell office:value-type="float" office:value="0.00330805" calcext:value-type="float">
            <text:p>0.0033080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814421" calcext:value-type="float">
            <text:p>0.0814421</text:p>
          </table:table-cell>
          <table:table-cell office:value-type="float" office:value="0.00100623" calcext:value-type="float">
            <text:p>0.00100623</text:p>
          </table:table-cell>
          <table:table-cell office:value-type="float" office:value="0.00804749" calcext:value-type="float">
            <text:p>0.00804749</text:p>
          </table:table-cell>
          <table:table-cell office:value-type="float" office:value="0.0050888" calcext:value-type="float">
            <text:p>0.0050888</text:p>
          </table:table-cell>
          <table:table-cell office:value-type="float" office:value="0.00324647" calcext:value-type="float">
            <text:p>0.00324647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813852" calcext:value-type="float">
            <text:p>0.0813852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865541" calcext:value-type="float">
            <text:p>0.00865541</text:p>
          </table:table-cell>
          <table:table-cell office:value-type="float" office:value="0.00547842" calcext:value-type="float">
            <text:p>0.00547842</text:p>
          </table:table-cell>
          <table:table-cell office:value-type="float" office:value="0.00319752" calcext:value-type="float">
            <text:p>0.00319752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823145" calcext:value-type="float">
            <text:p>0.0823145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00799222" calcext:value-type="float">
            <text:p>0.00799222</text:p>
          </table:table-cell>
          <table:table-cell office:value-type="float" office:value="0.00529407" calcext:value-type="float">
            <text:p>0.00529407</text:p>
          </table:table-cell>
          <table:table-cell office:value-type="float" office:value="0.00326226" calcext:value-type="float">
            <text:p>0.00326226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816442" calcext:value-type="float">
            <text:p>0.0816442</text:p>
          </table:table-cell>
          <table:table-cell office:value-type="float" office:value="0.00113571" calcext:value-type="float">
            <text:p>0.00113571</text:p>
          </table:table-cell>
          <table:table-cell office:value-type="float" office:value="0.00950019" calcext:value-type="float">
            <text:p>0.00950019</text:p>
          </table:table-cell>
          <table:table-cell office:value-type="float" office:value="0.0050509" calcext:value-type="float">
            <text:p>0.0050509</text:p>
          </table:table-cell>
          <table:table-cell office:value-type="float" office:value="0.00331161" calcext:value-type="float">
            <text:p>0.0033116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817512" calcext:value-type="float">
            <text:p>0.0817512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0970783" calcext:value-type="float">
            <text:p>0.00970783</text:p>
          </table:table-cell>
          <table:table-cell office:value-type="float" office:value="0.00506669" calcext:value-type="float">
            <text:p>0.00506669</text:p>
          </table:table-cell>
          <table:table-cell office:value-type="float" office:value="0.00332187" calcext:value-type="float">
            <text:p>0.00332187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820516" calcext:value-type="float">
            <text:p>0.0820516</text:p>
          </table:table-cell>
          <table:table-cell office:value-type="float" office:value="0.00111637" calcext:value-type="float">
            <text:p>0.00111637</text:p>
          </table:table-cell>
          <table:table-cell office:value-type="float" office:value="0.00964625" calcext:value-type="float">
            <text:p>0.00964625</text:p>
          </table:table-cell>
          <table:table-cell office:value-type="float" office:value="0.00520249" calcext:value-type="float">
            <text:p>0.00520249</text:p>
          </table:table-cell>
          <table:table-cell office:value-type="float" office:value="0.0033799" calcext:value-type="float">
            <text:p>0.0033799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820417" calcext:value-type="float">
            <text:p>0.0820417</text:p>
          </table:table-cell>
          <table:table-cell office:value-type="float" office:value="0.00108282" calcext:value-type="float">
            <text:p>0.00108282</text:p>
          </table:table-cell>
          <table:table-cell office:value-type="float" office:value="0.0096427" calcext:value-type="float">
            <text:p>0.0096427</text:p>
          </table:table-cell>
          <table:table-cell office:value-type="float" office:value="0.00528381" calcext:value-type="float">
            <text:p>0.00528381</text:p>
          </table:table-cell>
          <table:table-cell office:value-type="float" office:value="0.00316673" calcext:value-type="float">
            <text:p>0.00316673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833132" calcext:value-type="float">
            <text:p>0.0833132</text:p>
          </table:table-cell>
          <table:table-cell office:value-type="float" office:value="0.00107413" calcext:value-type="float">
            <text:p>0.00107413</text:p>
          </table:table-cell>
          <table:table-cell office:value-type="float" office:value="0.00944887" calcext:value-type="float">
            <text:p>0.00944887</text:p>
          </table:table-cell>
          <table:table-cell office:value-type="float" office:value="0.00518038" calcext:value-type="float">
            <text:p>0.00518038</text:p>
          </table:table-cell>
          <table:table-cell office:value-type="float" office:value="0.0032891" calcext:value-type="float">
            <text:p>0.0032891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0884431" calcext:value-type="float">
            <text:p>0.0884431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0833171" calcext:value-type="float">
            <text:p>0.00833171</text:p>
          </table:table-cell>
          <table:table-cell office:value-type="float" office:value="0.00521393" calcext:value-type="float">
            <text:p>0.00521393</text:p>
          </table:table-cell>
          <table:table-cell office:value-type="float" office:value="0.00335977" calcext:value-type="float">
            <text:p>0.00335977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829891" calcext:value-type="float">
            <text:p>0.0829891</text:p>
          </table:table-cell>
          <table:table-cell office:value-type="float" office:value="0.00106387" calcext:value-type="float">
            <text:p>0.00106387</text:p>
          </table:table-cell>
          <table:table-cell office:value-type="float" office:value="0.00800446" calcext:value-type="float">
            <text:p>0.00800446</text:p>
          </table:table-cell>
          <table:table-cell office:value-type="float" office:value="0.00505287" calcext:value-type="float">
            <text:p>0.00505287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833345" calcext:value-type="float">
            <text:p>0.0833345</text:p>
          </table:table-cell>
          <table:table-cell office:value-type="float" office:value="0.00100307" calcext:value-type="float">
            <text:p>0.00100307</text:p>
          </table:table-cell>
          <table:table-cell office:value-type="float" office:value="0.00808776" calcext:value-type="float">
            <text:p>0.00808776</text:p>
          </table:table-cell>
          <table:table-cell office:value-type="float" office:value="0.00517288" calcext:value-type="float">
            <text:p>0.00517288</text:p>
          </table:table-cell>
          <table:table-cell office:value-type="float" office:value="0.00323739" calcext:value-type="float">
            <text:p>0.00323739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823579" calcext:value-type="float">
            <text:p>0.0823579</text:p>
          </table:table-cell>
          <table:table-cell office:value-type="float" office:value="0.00110097" calcext:value-type="float">
            <text:p>0.00110097</text:p>
          </table:table-cell>
          <table:table-cell office:value-type="float" office:value="0.00820934" calcext:value-type="float">
            <text:p>0.00820934</text:p>
          </table:table-cell>
          <table:table-cell office:value-type="float" office:value="0.00530828" calcext:value-type="float">
            <text:p>0.00530828</text:p>
          </table:table-cell>
          <table:table-cell office:value-type="float" office:value="0.00321489" calcext:value-type="float">
            <text:p>0.00321489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831561" calcext:value-type="float">
            <text:p>0.0831561</text:p>
          </table:table-cell>
          <table:table-cell office:value-type="float" office:value="0.0009936" calcext:value-type="float">
            <text:p>0.0009936</text:p>
          </table:table-cell>
          <table:table-cell office:value-type="float" office:value="0.00809802" calcext:value-type="float">
            <text:p>0.00809802</text:p>
          </table:table-cell>
          <table:table-cell office:value-type="float" office:value="0.00552737" calcext:value-type="float">
            <text:p>0.00552737</text:p>
          </table:table-cell>
          <table:table-cell office:value-type="float" office:value="0.00327766" calcext:value-type="float">
            <text:p>0.00327766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830704" calcext:value-type="float">
            <text:p>0.0830704</text:p>
          </table:table-cell>
          <table:table-cell office:value-type="float" office:value="0.00106624" calcext:value-type="float">
            <text:p>0.00106624</text:p>
          </table:table-cell>
          <table:table-cell office:value-type="float" office:value="0.00840553" calcext:value-type="float">
            <text:p>0.00840553</text:p>
          </table:table-cell>
          <table:table-cell office:value-type="float" office:value="0.00529131" calcext:value-type="float">
            <text:p>0.00529131</text:p>
          </table:table-cell>
          <table:table-cell office:value-type="float" office:value="0.00328318" calcext:value-type="float">
            <text:p>0.0032831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0831237" calcext:value-type="float">
            <text:p>0.0831237</text:p>
          </table:table-cell>
          <table:table-cell office:value-type="float" office:value="0.00101965" calcext:value-type="float">
            <text:p>0.00101965</text:p>
          </table:table-cell>
          <table:table-cell office:value-type="float" office:value="0.00821092" calcext:value-type="float">
            <text:p>0.00821092</text:p>
          </table:table-cell>
          <table:table-cell office:value-type="float" office:value="0.00544605" calcext:value-type="float">
            <text:p>0.00544605</text:p>
          </table:table-cell>
          <table:table-cell office:value-type="float" office:value="0.00328989" calcext:value-type="float">
            <text:p>0.00328989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0852743" calcext:value-type="float">
            <text:p>0.0852743</text:p>
          </table:table-cell>
          <table:table-cell office:value-type="float" office:value="0.00106031" calcext:value-type="float">
            <text:p>0.00106031</text:p>
          </table:table-cell>
          <table:table-cell office:value-type="float" office:value="0.00832974" calcext:value-type="float">
            <text:p>0.00832974</text:p>
          </table:table-cell>
          <table:table-cell office:value-type="float" office:value="0.00566356" calcext:value-type="float">
            <text:p>0.00566356</text:p>
          </table:table-cell>
          <table:table-cell office:value-type="float" office:value="0.00338069" calcext:value-type="float">
            <text:p>0.00338069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0851153" calcext:value-type="float">
            <text:p>0.0851153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804986" calcext:value-type="float">
            <text:p>0.00804986</text:p>
          </table:table-cell>
          <table:table-cell office:value-type="float" office:value="0.00600187" calcext:value-type="float">
            <text:p>0.00600187</text:p>
          </table:table-cell>
          <table:table-cell office:value-type="float" office:value="0.00322673" calcext:value-type="float">
            <text:p>0.00322673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0841339" calcext:value-type="float">
            <text:p>0.0841339</text:p>
          </table:table-cell>
          <table:table-cell office:value-type="float" office:value="0.00106584" calcext:value-type="float">
            <text:p>0.00106584</text:p>
          </table:table-cell>
          <table:table-cell office:value-type="float" office:value="0.00819395" calcext:value-type="float">
            <text:p>0.00819395</text:p>
          </table:table-cell>
          <table:table-cell office:value-type="float" office:value="0.0065036" calcext:value-type="float">
            <text:p>0.0065036</text:p>
          </table:table-cell>
          <table:table-cell office:value-type="float" office:value="0.0033645" calcext:value-type="float">
            <text:p>0.003364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0837924" calcext:value-type="float">
            <text:p>0.0837924</text:p>
          </table:table-cell>
          <table:table-cell office:value-type="float" office:value="0.00111716" calcext:value-type="float">
            <text:p>0.00111716</text:p>
          </table:table-cell>
          <table:table-cell office:value-type="float" office:value="0.00826263" calcext:value-type="float">
            <text:p>0.00826263</text:p>
          </table:table-cell>
          <table:table-cell office:value-type="float" office:value="0.00531775" calcext:value-type="float">
            <text:p>0.00531775</text:p>
          </table:table-cell>
          <table:table-cell office:value-type="float" office:value="0.00359583" calcext:value-type="float">
            <text:p>0.00359583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0841335" calcext:value-type="float">
            <text:p>0.0841335</text:p>
          </table:table-cell>
          <table:table-cell office:value-type="float" office:value="0.00110847" calcext:value-type="float">
            <text:p>0.00110847</text:p>
          </table:table-cell>
          <table:table-cell office:value-type="float" office:value="0.00813355" calcext:value-type="float">
            <text:p>0.00813355</text:p>
          </table:table-cell>
          <table:table-cell office:value-type="float" office:value="0.0052317" calcext:value-type="float">
            <text:p>0.0052317</text:p>
          </table:table-cell>
          <table:table-cell office:value-type="float" office:value="0.00324923" calcext:value-type="float">
            <text:p>0.00324923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0841173" calcext:value-type="float">
            <text:p>0.0841173</text:p>
          </table:table-cell>
          <table:table-cell office:value-type="float" office:value="0.00101847" calcext:value-type="float">
            <text:p>0.00101847</text:p>
          </table:table-cell>
          <table:table-cell office:value-type="float" office:value="0.00831987" calcext:value-type="float">
            <text:p>0.00831987</text:p>
          </table:table-cell>
          <table:table-cell office:value-type="float" office:value="0.00523367" calcext:value-type="float">
            <text:p>0.00523367</text:p>
          </table:table-cell>
          <table:table-cell office:value-type="float" office:value="0.00320976" calcext:value-type="float">
            <text:p>0.00320976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0851386" calcext:value-type="float">
            <text:p>0.0851386</text:p>
          </table:table-cell>
          <table:table-cell office:value-type="float" office:value="0.0010611" calcext:value-type="float">
            <text:p>0.0010611</text:p>
          </table:table-cell>
          <table:table-cell office:value-type="float" office:value="0.00831514" calcext:value-type="float">
            <text:p>0.00831514</text:p>
          </table:table-cell>
          <table:table-cell office:value-type="float" office:value="0.00525657" calcext:value-type="float">
            <text:p>0.00525657</text:p>
          </table:table-cell>
          <table:table-cell office:value-type="float" office:value="0.00316318" calcext:value-type="float">
            <text:p>0.00316318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085538" calcext:value-type="float">
            <text:p>0.085538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0843277" calcext:value-type="float">
            <text:p>0.00843277</text:p>
          </table:table-cell>
          <table:table-cell office:value-type="float" office:value="0.0055779" calcext:value-type="float">
            <text:p>0.0055779</text:p>
          </table:table-cell>
          <table:table-cell office:value-type="float" office:value="0.00330371" calcext:value-type="float">
            <text:p>0.00330371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0859727" calcext:value-type="float">
            <text:p>0.0859727</text:p>
          </table:table-cell>
          <table:table-cell office:value-type="float" office:value="0.00108005" calcext:value-type="float">
            <text:p>0.00108005</text:p>
          </table:table-cell>
          <table:table-cell office:value-type="float" office:value="0.00850264" calcext:value-type="float">
            <text:p>0.00850264</text:p>
          </table:table-cell>
          <table:table-cell office:value-type="float" office:value="0.00541684" calcext:value-type="float">
            <text:p>0.00541684</text:p>
          </table:table-cell>
          <table:table-cell office:value-type="float" office:value="0.00329818" calcext:value-type="float">
            <text:p>0.00329818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0853825" calcext:value-type="float">
            <text:p>0.0853825</text:p>
          </table:table-cell>
          <table:table-cell office:value-type="float" office:value="0.00113808" calcext:value-type="float">
            <text:p>0.00113808</text:p>
          </table:table-cell>
          <table:table-cell office:value-type="float" office:value="0.00809012" calcext:value-type="float">
            <text:p>0.00809012</text:p>
          </table:table-cell>
          <table:table-cell office:value-type="float" office:value="0.00559803" calcext:value-type="float">
            <text:p>0.00559803</text:p>
          </table:table-cell>
          <table:table-cell office:value-type="float" office:value="0.00324923" calcext:value-type="float">
            <text:p>0.00324923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0890277" calcext:value-type="float">
            <text:p>0.0890277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860568" calcext:value-type="float">
            <text:p>0.00860568</text:p>
          </table:table-cell>
          <table:table-cell office:value-type="float" office:value="0.00541684" calcext:value-type="float">
            <text:p>0.00541684</text:p>
          </table:table-cell>
          <table:table-cell office:value-type="float" office:value="0.00316476" calcext:value-type="float">
            <text:p>0.00316476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0854129" calcext:value-type="float">
            <text:p>0.0854129</text:p>
          </table:table-cell>
          <table:table-cell office:value-type="float" office:value="0.00108045" calcext:value-type="float">
            <text:p>0.00108045</text:p>
          </table:table-cell>
          <table:table-cell office:value-type="float" office:value="0.00885279" calcext:value-type="float">
            <text:p>0.00885279</text:p>
          </table:table-cell>
          <table:table-cell office:value-type="float" office:value="0.00533789" calcext:value-type="float">
            <text:p>0.00533789</text:p>
          </table:table-cell>
          <table:table-cell office:value-type="float" office:value="0.00329029" calcext:value-type="float">
            <text:p>0.00329029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0871723" calcext:value-type="float">
            <text:p>0.0871723</text:p>
          </table:table-cell>
          <table:table-cell office:value-type="float" office:value="0.0010536" calcext:value-type="float">
            <text:p>0.0010536</text:p>
          </table:table-cell>
          <table:table-cell office:value-type="float" office:value="0.00837751" calcext:value-type="float">
            <text:p>0.00837751</text:p>
          </table:table-cell>
          <table:table-cell office:value-type="float" office:value="0.0053446" calcext:value-type="float">
            <text:p>0.0053446</text:p>
          </table:table-cell>
          <table:table-cell office:value-type="float" office:value="0.00351491" calcext:value-type="float">
            <text:p>0.00351491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0858017" calcext:value-type="float">
            <text:p>0.0858017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0826697" calcext:value-type="float">
            <text:p>0.00826697</text:p>
          </table:table-cell>
          <table:table-cell office:value-type="float" office:value="0.00534183" calcext:value-type="float">
            <text:p>0.00534183</text:p>
          </table:table-cell>
          <table:table-cell office:value-type="float" office:value="0.00321292" calcext:value-type="float">
            <text:p>0.00321292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0863122" calcext:value-type="float">
            <text:p>0.0863122</text:p>
          </table:table-cell>
          <table:table-cell office:value-type="float" office:value="0.00102479" calcext:value-type="float">
            <text:p>0.00102479</text:p>
          </table:table-cell>
          <table:table-cell office:value-type="float" office:value="0.00827803" calcext:value-type="float">
            <text:p>0.00827803</text:p>
          </table:table-cell>
          <table:table-cell office:value-type="float" office:value="0.00530473" calcext:value-type="float">
            <text:p>0.00530473</text:p>
          </table:table-cell>
          <table:table-cell office:value-type="float" office:value="0.00328318" calcext:value-type="float">
            <text:p>0.00328318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0865885" calcext:value-type="float">
            <text:p>0.0865885</text:p>
          </table:table-cell>
          <table:table-cell office:value-type="float" office:value="0.00110926" calcext:value-type="float">
            <text:p>0.00110926</text:p>
          </table:table-cell>
          <table:table-cell office:value-type="float" office:value="0.00885319" calcext:value-type="float">
            <text:p>0.00885319</text:p>
          </table:table-cell>
          <table:table-cell office:value-type="float" office:value="0.00646768" calcext:value-type="float">
            <text:p>0.00646768</text:p>
          </table:table-cell>
          <table:table-cell office:value-type="float" office:value="0.00327213" calcext:value-type="float">
            <text:p>0.00327213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0865731" calcext:value-type="float">
            <text:p>0.0865731</text:p>
          </table:table-cell>
          <table:table-cell office:value-type="float" office:value="0.000975441" calcext:value-type="float">
            <text:p>0.000975441</text:p>
          </table:table-cell>
          <table:table-cell office:value-type="float" office:value="0.00849712" calcext:value-type="float">
            <text:p>0.00849712</text:p>
          </table:table-cell>
          <table:table-cell office:value-type="float" office:value="0.00550921" calcext:value-type="float">
            <text:p>0.00550921</text:p>
          </table:table-cell>
          <table:table-cell office:value-type="float" office:value="0.00316673" calcext:value-type="float">
            <text:p>0.00316673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0869398" calcext:value-type="float">
            <text:p>0.0869398</text:p>
          </table:table-cell>
          <table:table-cell office:value-type="float" office:value="0.00126124" calcext:value-type="float">
            <text:p>0.00126124</text:p>
          </table:table-cell>
          <table:table-cell office:value-type="float" office:value="0.0100047" calcext:value-type="float">
            <text:p>0.0100047</text:p>
          </table:table-cell>
          <table:table-cell office:value-type="float" office:value="0.00544329" calcext:value-type="float">
            <text:p>0.00544329</text:p>
          </table:table-cell>
          <table:table-cell office:value-type="float" office:value="0.00324726" calcext:value-type="float">
            <text:p>0.00324726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0875943" calcext:value-type="float">
            <text:p>0.0875943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0888477" calcext:value-type="float">
            <text:p>0.00888477</text:p>
          </table:table-cell>
          <table:table-cell office:value-type="float" office:value="0.00534105" calcext:value-type="float">
            <text:p>0.00534105</text:p>
          </table:table-cell>
          <table:table-cell office:value-type="float" office:value="0.00348846" calcext:value-type="float">
            <text:p>0.00348846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0877187" calcext:value-type="float">
            <text:p>0.0877187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00865936" calcext:value-type="float">
            <text:p>0.00865936</text:p>
          </table:table-cell>
          <table:table-cell office:value-type="float" office:value="0.00536276" calcext:value-type="float">
            <text:p>0.00536276</text:p>
          </table:table-cell>
          <table:table-cell office:value-type="float" office:value="0.00348767" calcext:value-type="float">
            <text:p>0.00348767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0876066" calcext:value-type="float">
            <text:p>0.0876066</text:p>
          </table:table-cell>
          <table:table-cell office:value-type="float" office:value="0.00104926" calcext:value-type="float">
            <text:p>0.00104926</text:p>
          </table:table-cell>
          <table:table-cell office:value-type="float" office:value="0.00834356" calcext:value-type="float">
            <text:p>0.00834356</text:p>
          </table:table-cell>
          <table:table-cell office:value-type="float" office:value="0.00550882" calcext:value-type="float">
            <text:p>0.00550882</text:p>
          </table:table-cell>
          <table:table-cell office:value-type="float" office:value="0.00331318" calcext:value-type="float">
            <text:p>0.00331318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0881659" calcext:value-type="float">
            <text:p>0.0881659</text:p>
          </table:table-cell>
          <table:table-cell office:value-type="float" office:value="0.00109387" calcext:value-type="float">
            <text:p>0.00109387</text:p>
          </table:table-cell>
          <table:table-cell office:value-type="float" office:value="0.00861199" calcext:value-type="float">
            <text:p>0.00861199</text:p>
          </table:table-cell>
          <table:table-cell office:value-type="float" office:value="0.00571291" calcext:value-type="float">
            <text:p>0.00571291</text:p>
          </table:table-cell>
          <table:table-cell office:value-type="float" office:value="0.00323423" calcext:value-type="float">
            <text:p>0.00323423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087487" calcext:value-type="float">
            <text:p>0.087487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0870318" calcext:value-type="float">
            <text:p>0.00870318</text:p>
          </table:table-cell>
          <table:table-cell office:value-type="float" office:value="0.00530631" calcext:value-type="float">
            <text:p>0.00530631</text:p>
          </table:table-cell>
          <table:table-cell office:value-type="float" office:value="0.003372" calcext:value-type="float">
            <text:p>0.003372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0873231" calcext:value-type="float">
            <text:p>0.0873231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863883" calcext:value-type="float">
            <text:p>0.00863883</text:p>
          </table:table-cell>
          <table:table-cell office:value-type="float" office:value="0.00531736" calcext:value-type="float">
            <text:p>0.00531736</text:p>
          </table:table-cell>
          <table:table-cell office:value-type="float" office:value="0.00332463" calcext:value-type="float">
            <text:p>0.00332463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0882599" calcext:value-type="float">
            <text:p>0.0882599</text:p>
          </table:table-cell>
          <table:table-cell office:value-type="float" office:value="0.00105676" calcext:value-type="float">
            <text:p>0.00105676</text:p>
          </table:table-cell>
          <table:table-cell office:value-type="float" office:value="0.00880621" calcext:value-type="float">
            <text:p>0.00880621</text:p>
          </table:table-cell>
          <table:table-cell office:value-type="float" office:value="0.00551355" calcext:value-type="float">
            <text:p>0.00551355</text:p>
          </table:table-cell>
          <table:table-cell office:value-type="float" office:value="0.00327647" calcext:value-type="float">
            <text:p>0.00327647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087571" calcext:value-type="float">
            <text:p>0.087571</text:p>
          </table:table-cell>
          <table:table-cell office:value-type="float" office:value="0.000990047" calcext:value-type="float">
            <text:p>0.000990047</text:p>
          </table:table-cell>
          <table:table-cell office:value-type="float" office:value="0.00856975" calcext:value-type="float">
            <text:p>0.00856975</text:p>
          </table:table-cell>
          <table:table-cell office:value-type="float" office:value="0.00529446" calcext:value-type="float">
            <text:p>0.00529446</text:p>
          </table:table-cell>
          <table:table-cell office:value-type="float" office:value="0.00320226" calcext:value-type="float">
            <text:p>0.00320226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0897252" calcext:value-type="float">
            <text:p>0.0897252</text:p>
          </table:table-cell>
          <table:table-cell office:value-type="float" office:value="0.00106781" calcext:value-type="float">
            <text:p>0.00106781</text:p>
          </table:table-cell>
          <table:table-cell office:value-type="float" office:value="0.0084379" calcext:value-type="float">
            <text:p>0.0084379</text:p>
          </table:table-cell>
          <table:table-cell office:value-type="float" office:value="0.00568567" calcext:value-type="float">
            <text:p>0.00568567</text:p>
          </table:table-cell>
          <table:table-cell office:value-type="float" office:value="0.00321292" calcext:value-type="float">
            <text:p>0.00321292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088325" calcext:value-type="float">
            <text:p>0.088325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0865186" calcext:value-type="float">
            <text:p>0.00865186</text:p>
          </table:table-cell>
          <table:table-cell office:value-type="float" office:value="0.00549184" calcext:value-type="float">
            <text:p>0.00549184</text:p>
          </table:table-cell>
          <table:table-cell office:value-type="float" office:value="0.00329463" calcext:value-type="float">
            <text:p>0.00329463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0881446" calcext:value-type="float">
            <text:p>0.0881446</text:p>
          </table:table-cell>
          <table:table-cell office:value-type="float" office:value="0.00107768" calcext:value-type="float">
            <text:p>0.00107768</text:p>
          </table:table-cell>
          <table:table-cell office:value-type="float" office:value="0.00843396" calcext:value-type="float">
            <text:p>0.00843396</text:p>
          </table:table-cell>
          <table:table-cell office:value-type="float" office:value="0.00547408" calcext:value-type="float">
            <text:p>0.00547408</text:p>
          </table:table-cell>
          <table:table-cell office:value-type="float" office:value="0.00318252" calcext:value-type="float">
            <text:p>0.0031825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0892089" calcext:value-type="float">
            <text:p>0.0892089</text:p>
          </table:table-cell>
          <table:table-cell office:value-type="float" office:value="0.00103387" calcext:value-type="float">
            <text:p>0.00103387</text:p>
          </table:table-cell>
          <table:table-cell office:value-type="float" office:value="0.00869805" calcext:value-type="float">
            <text:p>0.00869805</text:p>
          </table:table-cell>
          <table:table-cell office:value-type="float" office:value="0.00616648" calcext:value-type="float">
            <text:p>0.00616648</text:p>
          </table:table-cell>
          <table:table-cell office:value-type="float" office:value="0.00325516" calcext:value-type="float">
            <text:p>0.00325516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0900884" calcext:value-type="float">
            <text:p>0.0900884</text:p>
          </table:table-cell>
          <table:table-cell office:value-type="float" office:value="0.00108282" calcext:value-type="float">
            <text:p>0.00108282</text:p>
          </table:table-cell>
          <table:table-cell office:value-type="float" office:value="0.0104914" calcext:value-type="float">
            <text:p>0.0104914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032745" calcext:value-type="float">
            <text:p>0.0032745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0890451" calcext:value-type="float">
            <text:p>0.0890451</text:p>
          </table:table-cell>
          <table:table-cell office:value-type="float" office:value="0.00100228" calcext:value-type="float">
            <text:p>0.00100228</text:p>
          </table:table-cell>
          <table:table-cell office:value-type="float" office:value="0.0100884" calcext:value-type="float">
            <text:p>0.0100884</text:p>
          </table:table-cell>
          <table:table-cell office:value-type="float" office:value="0.00554474" calcext:value-type="float">
            <text:p>0.00554474</text:p>
          </table:table-cell>
          <table:table-cell office:value-type="float" office:value="0.00323463" calcext:value-type="float">
            <text:p>0.00323463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0895582" calcext:value-type="float">
            <text:p>0.0895582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0578041" calcext:value-type="float">
            <text:p>0.00578041</text:p>
          </table:table-cell>
          <table:table-cell office:value-type="float" office:value="0.00337437" calcext:value-type="float">
            <text:p>0.00337437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0897694" calcext:value-type="float">
            <text:p>0.0897694</text:p>
          </table:table-cell>
          <table:table-cell office:value-type="float" office:value="0.00107334" calcext:value-type="float">
            <text:p>0.00107334</text:p>
          </table:table-cell>
          <table:table-cell office:value-type="float" office:value="0.00944137" calcext:value-type="float">
            <text:p>0.00944137</text:p>
          </table:table-cell>
          <table:table-cell office:value-type="float" office:value="0.00553053" calcext:value-type="float">
            <text:p>0.00553053</text:p>
          </table:table-cell>
          <table:table-cell office:value-type="float" office:value="0.00321726" calcext:value-type="float">
            <text:p>0.00321726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0889487" calcext:value-type="float">
            <text:p>0.0889487</text:p>
          </table:table-cell>
          <table:table-cell office:value-type="float" office:value="0.00113966" calcext:value-type="float">
            <text:p>0.00113966</text:p>
          </table:table-cell>
          <table:table-cell office:value-type="float" office:value="0.00895819" calcext:value-type="float">
            <text:p>0.00895819</text:p>
          </table:table-cell>
          <table:table-cell office:value-type="float" office:value="0.00576738" calcext:value-type="float">
            <text:p>0.00576738</text:p>
          </table:table-cell>
          <table:table-cell office:value-type="float" office:value="0.00330687" calcext:value-type="float">
            <text:p>0.00330687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0896226" calcext:value-type="float">
            <text:p>0.0896226</text:p>
          </table:table-cell>
          <table:table-cell office:value-type="float" office:value="0.00103189" calcext:value-type="float">
            <text:p>0.00103189</text:p>
          </table:table-cell>
          <table:table-cell office:value-type="float" office:value="0.00857173" calcext:value-type="float">
            <text:p>0.00857173</text:p>
          </table:table-cell>
          <table:table-cell office:value-type="float" office:value="0.00562053" calcext:value-type="float">
            <text:p>0.00562053</text:p>
          </table:table-cell>
          <table:table-cell office:value-type="float" office:value="0.00322713" calcext:value-type="float">
            <text:p>0.00322713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0895796" calcext:value-type="float">
            <text:p>0.0895796</text:p>
          </table:table-cell>
          <table:table-cell office:value-type="float" office:value="0.00123914" calcext:value-type="float">
            <text:p>0.00123914</text:p>
          </table:table-cell>
          <table:table-cell office:value-type="float" office:value="0.0101981" calcext:value-type="float">
            <text:p>0.0101981</text:p>
          </table:table-cell>
          <table:table-cell office:value-type="float" office:value="0.00547645" calcext:value-type="float">
            <text:p>0.00547645</text:p>
          </table:table-cell>
          <table:table-cell office:value-type="float" office:value="0.00340595" calcext:value-type="float">
            <text:p>0.00340595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0897382" calcext:value-type="float">
            <text:p>0.0897382</text:p>
          </table:table-cell>
          <table:table-cell office:value-type="float" office:value="0.00106545" calcext:value-type="float">
            <text:p>0.00106545</text:p>
          </table:table-cell>
          <table:table-cell office:value-type="float" office:value="0.0101054" calcext:value-type="float">
            <text:p>0.0101054</text:p>
          </table:table-cell>
          <table:table-cell office:value-type="float" office:value="0.00558974" calcext:value-type="float">
            <text:p>0.00558974</text:p>
          </table:table-cell>
          <table:table-cell office:value-type="float" office:value="0.00323265" calcext:value-type="float">
            <text:p>0.00323265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09021" calcext:value-type="float">
            <text:p>0.09021</text:p>
          </table:table-cell>
          <table:table-cell office:value-type="float" office:value="0.00115663" calcext:value-type="float">
            <text:p>0.00115663</text:p>
          </table:table-cell>
          <table:table-cell office:value-type="float" office:value="0.00883503" calcext:value-type="float">
            <text:p>0.00883503</text:p>
          </table:table-cell>
          <table:table-cell office:value-type="float" office:value="0.00551513" calcext:value-type="float">
            <text:p>0.00551513</text:p>
          </table:table-cell>
          <table:table-cell office:value-type="float" office:value="0.00323423" calcext:value-type="float">
            <text:p>0.0032342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0900339" calcext:value-type="float">
            <text:p>0.0900339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00860094" calcext:value-type="float">
            <text:p>0.00860094</text:p>
          </table:table-cell>
          <table:table-cell office:value-type="float" office:value="0.0055325" calcext:value-type="float">
            <text:p>0.0055325</text:p>
          </table:table-cell>
          <table:table-cell office:value-type="float" office:value="0.00329463" calcext:value-type="float">
            <text:p>0.00329463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0912399" calcext:value-type="float">
            <text:p>0.0912399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850067" calcext:value-type="float">
            <text:p>0.00850067</text:p>
          </table:table-cell>
          <table:table-cell office:value-type="float" office:value="0.0056308" calcext:value-type="float">
            <text:p>0.0056308</text:p>
          </table:table-cell>
          <table:table-cell office:value-type="float" office:value="0.00322081" calcext:value-type="float">
            <text:p>0.00322081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0904117" calcext:value-type="float">
            <text:p>0.0904117</text:p>
          </table:table-cell>
          <table:table-cell office:value-type="float" office:value="0.00105163" calcext:value-type="float">
            <text:p>0.00105163</text:p>
          </table:table-cell>
          <table:table-cell office:value-type="float" office:value="0.00943703" calcext:value-type="float">
            <text:p>0.00943703</text:p>
          </table:table-cell>
          <table:table-cell office:value-type="float" office:value="0.00577962" calcext:value-type="float">
            <text:p>0.00577962</text:p>
          </table:table-cell>
          <table:table-cell office:value-type="float" office:value="0.00325476" calcext:value-type="float">
            <text:p>0.00325476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0914874" calcext:value-type="float">
            <text:p>0.0914874</text:p>
          </table:table-cell>
          <table:table-cell office:value-type="float" office:value="0.00105676" calcext:value-type="float">
            <text:p>0.00105676</text:p>
          </table:table-cell>
          <table:table-cell office:value-type="float" office:value="0.00912044" calcext:value-type="float">
            <text:p>0.00912044</text:p>
          </table:table-cell>
          <table:table-cell office:value-type="float" office:value="0.00558816" calcext:value-type="float">
            <text:p>0.00558816</text:p>
          </table:table-cell>
          <table:table-cell office:value-type="float" office:value="0.00328989" calcext:value-type="float">
            <text:p>0.00328989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0903643" calcext:value-type="float">
            <text:p>0.0903643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897477" calcext:value-type="float">
            <text:p>0.00897477</text:p>
          </table:table-cell>
          <table:table-cell office:value-type="float" office:value="0.00641794" calcext:value-type="float">
            <text:p>0.00641794</text:p>
          </table:table-cell>
          <table:table-cell office:value-type="float" office:value="0.00327568" calcext:value-type="float">
            <text:p>0.00327568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0922011" calcext:value-type="float">
            <text:p>0.0922011</text:p>
          </table:table-cell>
          <table:table-cell office:value-type="float" office:value="0.00102439" calcext:value-type="float">
            <text:p>0.00102439</text:p>
          </table:table-cell>
          <table:table-cell office:value-type="float" office:value="0.00880503" calcext:value-type="float">
            <text:p>0.00880503</text:p>
          </table:table-cell>
          <table:table-cell office:value-type="float" office:value="0.00581673" calcext:value-type="float">
            <text:p>0.00581673</text:p>
          </table:table-cell>
          <table:table-cell office:value-type="float" office:value="0.00321963" calcext:value-type="float">
            <text:p>0.00321963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0916173" calcext:value-type="float">
            <text:p>0.0916173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0.0105459" calcext:value-type="float">
            <text:p>0.0105459</text:p>
          </table:table-cell>
          <table:table-cell office:value-type="float" office:value="0.00560908" calcext:value-type="float">
            <text:p>0.00560908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0910271" calcext:value-type="float">
            <text:p>0.091027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925702" calcext:value-type="float">
            <text:p>0.00925702</text:p>
          </table:table-cell>
          <table:table-cell office:value-type="float" office:value="0.00642465" calcext:value-type="float">
            <text:p>0.00642465</text:p>
          </table:table-cell>
          <table:table-cell office:value-type="float" office:value="0.00322989" calcext:value-type="float">
            <text:p>0.00322989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0925564" calcext:value-type="float">
            <text:p>0.0925564</text:p>
          </table:table-cell>
          <table:table-cell office:value-type="float" office:value="0.00122572" calcext:value-type="float">
            <text:p>0.00122572</text:p>
          </table:table-cell>
          <table:table-cell office:value-type="float" office:value="0.0089203" calcext:value-type="float">
            <text:p>0.0089203</text:p>
          </table:table-cell>
          <table:table-cell office:value-type="float" office:value="0.0069481" calcext:value-type="float">
            <text:p>0.0069481</text:p>
          </table:table-cell>
          <table:table-cell office:value-type="float" office:value="0.00332424" calcext:value-type="float">
            <text:p>0.00332424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0936526" calcext:value-type="float">
            <text:p>0.0936526</text:p>
          </table:table-cell>
          <table:table-cell office:value-type="float" office:value="0.00113216" calcext:value-type="float">
            <text:p>0.00113216</text:p>
          </table:table-cell>
          <table:table-cell office:value-type="float" office:value="0.0089428" calcext:value-type="float">
            <text:p>0.0089428</text:p>
          </table:table-cell>
          <table:table-cell office:value-type="float" office:value="0.00564895" calcext:value-type="float">
            <text:p>0.00564895</text:p>
          </table:table-cell>
          <table:table-cell office:value-type="float" office:value="0.00326581" calcext:value-type="float">
            <text:p>0.0032658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0948259" calcext:value-type="float">
            <text:p>0.0948259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00916978" calcext:value-type="float">
            <text:p>0.00916978</text:p>
          </table:table-cell>
          <table:table-cell office:value-type="float" office:value="0.00561816" calcext:value-type="float">
            <text:p>0.00561816</text:p>
          </table:table-cell>
          <table:table-cell office:value-type="float" office:value="0.00324292" calcext:value-type="float">
            <text:p>0.00324292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0925833" calcext:value-type="float">
            <text:p>0.0925833</text:p>
          </table:table-cell>
          <table:table-cell office:value-type="float" office:value="0.0010761" calcext:value-type="float">
            <text:p>0.0010761</text:p>
          </table:table-cell>
          <table:table-cell office:value-type="float" office:value="0.00925465" calcext:value-type="float">
            <text:p>0.00925465</text:p>
          </table:table-cell>
          <table:table-cell office:value-type="float" office:value="0.00592173" calcext:value-type="float">
            <text:p>0.00592173</text:p>
          </table:table-cell>
          <table:table-cell office:value-type="float" office:value="0.00324845" calcext:value-type="float">
            <text:p>0.00324845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0928288" calcext:value-type="float">
            <text:p>0.0928288</text:p>
          </table:table-cell>
          <table:table-cell office:value-type="float" office:value="0.00118387" calcext:value-type="float">
            <text:p>0.00118387</text:p>
          </table:table-cell>
          <table:table-cell office:value-type="float" office:value="0.0092211" calcext:value-type="float">
            <text:p>0.0092211</text:p>
          </table:table-cell>
          <table:table-cell office:value-type="float" office:value="0.0058112" calcext:value-type="float">
            <text:p>0.0058112</text:p>
          </table:table-cell>
          <table:table-cell office:value-type="float" office:value="0.00366689" calcext:value-type="float">
            <text:p>0.00366689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0933029" calcext:value-type="float">
            <text:p>0.0933029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00981718" calcext:value-type="float">
            <text:p>0.00981718</text:p>
          </table:table-cell>
          <table:table-cell office:value-type="float" office:value="0.00563593" calcext:value-type="float">
            <text:p>0.00563593</text:p>
          </table:table-cell>
          <table:table-cell office:value-type="float" office:value="0.00327016" calcext:value-type="float">
            <text:p>0.00327016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0932654" calcext:value-type="float">
            <text:p>0.0932654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885042" calcext:value-type="float">
            <text:p>0.00885042</text:p>
          </table:table-cell>
          <table:table-cell office:value-type="float" office:value="0.00588265" calcext:value-type="float">
            <text:p>0.00588265</text:p>
          </table:table-cell>
          <table:table-cell office:value-type="float" office:value="0.00320344" calcext:value-type="float">
            <text:p>0.00320344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0933479" calcext:value-type="float">
            <text:p>0.0933479</text:p>
          </table:table-cell>
          <table:table-cell office:value-type="float" office:value="0.00106663" calcext:value-type="float">
            <text:p>0.00106663</text:p>
          </table:table-cell>
          <table:table-cell office:value-type="float" office:value="0.00893648" calcext:value-type="float">
            <text:p>0.00893648</text:p>
          </table:table-cell>
          <table:table-cell office:value-type="float" office:value="0.00578988" calcext:value-type="float">
            <text:p>0.00578988</text:p>
          </table:table-cell>
          <table:table-cell office:value-type="float" office:value="0.00339648" calcext:value-type="float">
            <text:p>0.00339648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0970783" calcext:value-type="float">
            <text:p>0.0970783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088895" calcext:value-type="float">
            <text:p>0.0088895</text:p>
          </table:table-cell>
          <table:table-cell office:value-type="float" office:value="0.00564066" calcext:value-type="float">
            <text:p>0.00564066</text:p>
          </table:table-cell>
          <table:table-cell office:value-type="float" office:value="0.003282" calcext:value-type="float">
            <text:p>0.003282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0944161" calcext:value-type="float">
            <text:p>0.0944161</text:p>
          </table:table-cell>
          <table:table-cell office:value-type="float" office:value="0.00120322" calcext:value-type="float">
            <text:p>0.00120322</text:p>
          </table:table-cell>
          <table:table-cell office:value-type="float" office:value="0.00926531" calcext:value-type="float">
            <text:p>0.00926531</text:p>
          </table:table-cell>
          <table:table-cell office:value-type="float" office:value="0.0062099" calcext:value-type="float">
            <text:p>0.0062099</text:p>
          </table:table-cell>
          <table:table-cell office:value-type="float" office:value="0.00329345" calcext:value-type="float">
            <text:p>0.00329345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0947868" calcext:value-type="float">
            <text:p>0.0947868</text:p>
          </table:table-cell>
          <table:table-cell office:value-type="float" office:value="0.00112703" calcext:value-type="float">
            <text:p>0.00112703</text:p>
          </table:table-cell>
          <table:table-cell office:value-type="float" office:value="0.0090182" calcext:value-type="float">
            <text:p>0.0090182</text:p>
          </table:table-cell>
          <table:table-cell office:value-type="float" office:value="0.00581594" calcext:value-type="float">
            <text:p>0.00581594</text:p>
          </table:table-cell>
          <table:table-cell office:value-type="float" office:value="0.00339608" calcext:value-type="float">
            <text:p>0.00339608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0953631" calcext:value-type="float">
            <text:p>0.0953631</text:p>
          </table:table-cell>
          <table:table-cell office:value-type="float" office:value="0.00102597" calcext:value-type="float">
            <text:p>0.00102597</text:p>
          </table:table-cell>
          <table:table-cell office:value-type="float" office:value="0.00922978" calcext:value-type="float">
            <text:p>0.00922978</text:p>
          </table:table-cell>
          <table:table-cell office:value-type="float" office:value="0.00615977" calcext:value-type="float">
            <text:p>0.00615977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095101" calcext:value-type="float">
            <text:p>0.095101</text:p>
          </table:table-cell>
          <table:table-cell office:value-type="float" office:value="0.00115506" calcext:value-type="float">
            <text:p>0.00115506</text:p>
          </table:table-cell>
          <table:table-cell office:value-type="float" office:value="0.00885003" calcext:value-type="float">
            <text:p>0.00885003</text:p>
          </table:table-cell>
          <table:table-cell office:value-type="float" office:value="0.00586252" calcext:value-type="float">
            <text:p>0.00586252</text:p>
          </table:table-cell>
          <table:table-cell office:value-type="float" office:value="0.00323858" calcext:value-type="float">
            <text:p>0.00323858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0943904" calcext:value-type="float">
            <text:p>0.0943904</text:p>
          </table:table-cell>
          <table:table-cell office:value-type="float" office:value="0.00107374" calcext:value-type="float">
            <text:p>0.00107374</text:p>
          </table:table-cell>
          <table:table-cell office:value-type="float" office:value="0.00898069" calcext:value-type="float">
            <text:p>0.00898069</text:p>
          </table:table-cell>
          <table:table-cell office:value-type="float" office:value="0.00557987" calcext:value-type="float">
            <text:p>0.00557987</text:p>
          </table:table-cell>
          <table:table-cell office:value-type="float" office:value="0.00331674" calcext:value-type="float">
            <text:p>0.00331674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096534" calcext:value-type="float">
            <text:p>0.096534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0884174" calcext:value-type="float">
            <text:p>0.00884174</text:p>
          </table:table-cell>
          <table:table-cell office:value-type="float" office:value="0.00617359" calcext:value-type="float">
            <text:p>0.00617359</text:p>
          </table:table-cell>
          <table:table-cell office:value-type="float" office:value="0.00330608" calcext:value-type="float">
            <text:p>0.00330608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0952707" calcext:value-type="float">
            <text:p>0.0952707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897438" calcext:value-type="float">
            <text:p>0.00897438</text:p>
          </table:table-cell>
          <table:table-cell office:value-type="float" office:value="0.00594305" calcext:value-type="float">
            <text:p>0.00594305</text:p>
          </table:table-cell>
          <table:table-cell office:value-type="float" office:value="0.00323384" calcext:value-type="float">
            <text:p>0.00323384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0961286" calcext:value-type="float">
            <text:p>0.0961286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0971375" calcext:value-type="float">
            <text:p>0.00971375</text:p>
          </table:table-cell>
          <table:table-cell office:value-type="float" office:value="0.00580409" calcext:value-type="float">
            <text:p>0.00580409</text:p>
          </table:table-cell>
          <table:table-cell office:value-type="float" office:value="0.00330253" calcext:value-type="float">
            <text:p>0.00330253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0946123" calcext:value-type="float">
            <text:p>0.0946123</text:p>
          </table:table-cell>
          <table:table-cell office:value-type="float" office:value="0.00112703" calcext:value-type="float">
            <text:p>0.00112703</text:p>
          </table:table-cell>
          <table:table-cell office:value-type="float" office:value="0.00903833" calcext:value-type="float">
            <text:p>0.00903833</text:p>
          </table:table-cell>
          <table:table-cell office:value-type="float" office:value="0.00734404" calcext:value-type="float">
            <text:p>0.00734404</text:p>
          </table:table-cell>
          <table:table-cell office:value-type="float" office:value="0.00329029" calcext:value-type="float">
            <text:p>0.00329029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0948847" calcext:value-type="float">
            <text:p>0.0948847</text:p>
          </table:table-cell>
          <table:table-cell office:value-type="float" office:value="0.00109071" calcext:value-type="float">
            <text:p>0.00109071</text:p>
          </table:table-cell>
          <table:table-cell office:value-type="float" office:value="0.00904662" calcext:value-type="float">
            <text:p>0.00904662</text:p>
          </table:table-cell>
          <table:table-cell office:value-type="float" office:value="0.00635715" calcext:value-type="float">
            <text:p>0.00635715</text:p>
          </table:table-cell>
          <table:table-cell office:value-type="float" office:value="0.00336924" calcext:value-type="float">
            <text:p>0.00336924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0960918" calcext:value-type="float">
            <text:p>0.0960918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00967231" calcext:value-type="float">
            <text:p>0.00967231</text:p>
          </table:table-cell>
          <table:table-cell office:value-type="float" office:value="0.00600818" calcext:value-type="float">
            <text:p>0.00600818</text:p>
          </table:table-cell>
          <table:table-cell office:value-type="float" office:value="0.00331674" calcext:value-type="float">
            <text:p>0.00331674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0953963" calcext:value-type="float">
            <text:p>0.0953963</text:p>
          </table:table-cell>
          <table:table-cell office:value-type="float" office:value="0.00108439" calcext:value-type="float">
            <text:p>0.00108439</text:p>
          </table:table-cell>
          <table:table-cell office:value-type="float" office:value="0.00942677" calcext:value-type="float">
            <text:p>0.00942677</text:p>
          </table:table-cell>
          <table:table-cell office:value-type="float" office:value="0.00614674" calcext:value-type="float">
            <text:p>0.00614674</text:p>
          </table:table-cell>
          <table:table-cell office:value-type="float" office:value="0.00325239" calcext:value-type="float">
            <text:p>0.00325239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0962296" calcext:value-type="float">
            <text:p>0.0962296</text:p>
          </table:table-cell>
          <table:table-cell office:value-type="float" office:value="0.00109861" calcext:value-type="float">
            <text:p>0.00109861</text:p>
          </table:table-cell>
          <table:table-cell office:value-type="float" office:value="0.00896885" calcext:value-type="float">
            <text:p>0.00896885</text:p>
          </table:table-cell>
          <table:table-cell office:value-type="float" office:value="0.0056983" calcext:value-type="float">
            <text:p>0.0056983</text:p>
          </table:table-cell>
          <table:table-cell office:value-type="float" office:value="0.00315291" calcext:value-type="float">
            <text:p>0.0031529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0960307" calcext:value-type="float">
            <text:p>0.0960307</text:p>
          </table:table-cell>
          <table:table-cell office:value-type="float" office:value="0.00102834" calcext:value-type="float">
            <text:p>0.00102834</text:p>
          </table:table-cell>
          <table:table-cell office:value-type="float" office:value="0.00900359" calcext:value-type="float">
            <text:p>0.00900359</text:p>
          </table:table-cell>
          <table:table-cell office:value-type="float" office:value="0.00643926" calcext:value-type="float">
            <text:p>0.00643926</text:p>
          </table:table-cell>
          <table:table-cell office:value-type="float" office:value="0.00348411" calcext:value-type="float">
            <text:p>0.00348411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098109" calcext:value-type="float">
            <text:p>0.098109</text:p>
          </table:table-cell>
          <table:table-cell office:value-type="float" office:value="0.00109071" calcext:value-type="float">
            <text:p>0.00109071</text:p>
          </table:table-cell>
          <table:table-cell office:value-type="float" office:value="0.00972244" calcext:value-type="float">
            <text:p>0.00972244</text:p>
          </table:table-cell>
          <table:table-cell office:value-type="float" office:value="0.00573304" calcext:value-type="float">
            <text:p>0.00573304</text:p>
          </table:table-cell>
          <table:table-cell office:value-type="float" office:value="0.00342214" calcext:value-type="float">
            <text:p>0.00342214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0966358" calcext:value-type="float">
            <text:p>0.0966358</text:p>
          </table:table-cell>
          <table:table-cell office:value-type="float" office:value="0.00102044" calcext:value-type="float">
            <text:p>0.00102044</text:p>
          </table:table-cell>
          <table:table-cell office:value-type="float" office:value="0.00900793" calcext:value-type="float">
            <text:p>0.00900793</text:p>
          </table:table-cell>
          <table:table-cell office:value-type="float" office:value="0.00572948" calcext:value-type="float">
            <text:p>0.00572948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0966733" calcext:value-type="float">
            <text:p>0.0966733</text:p>
          </table:table-cell>
          <table:table-cell office:value-type="float" office:value="0.00109032" calcext:value-type="float">
            <text:p>0.00109032</text:p>
          </table:table-cell>
          <table:table-cell office:value-type="float" office:value="0.00904859" calcext:value-type="float">
            <text:p>0.00904859</text:p>
          </table:table-cell>
          <table:table-cell office:value-type="float" office:value="0.00610332" calcext:value-type="float">
            <text:p>0.00610332</text:p>
          </table:table-cell>
          <table:table-cell office:value-type="float" office:value="0.00326147" calcext:value-type="float">
            <text:p>0.00326147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10098" calcext:value-type="float">
            <text:p>0.10098</text:p>
          </table:table-cell>
          <table:table-cell office:value-type="float" office:value="0.00106031" calcext:value-type="float">
            <text:p>0.00106031</text:p>
          </table:table-cell>
          <table:table-cell office:value-type="float" office:value="0.00918676" calcext:value-type="float">
            <text:p>0.00918676</text:p>
          </table:table-cell>
          <table:table-cell office:value-type="float" office:value="0.00600897" calcext:value-type="float">
            <text:p>0.00600897</text:p>
          </table:table-cell>
          <table:table-cell office:value-type="float" office:value="0.00322831" calcext:value-type="float">
            <text:p>0.00322831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09644" calcext:value-type="float">
            <text:p>0.09644</text:p>
          </table:table-cell>
          <table:table-cell office:value-type="float" office:value="0.00118308" calcext:value-type="float">
            <text:p>0.00118308</text:p>
          </table:table-cell>
          <table:table-cell office:value-type="float" office:value="0.00946624" calcext:value-type="float">
            <text:p>0.00946624</text:p>
          </table:table-cell>
          <table:table-cell office:value-type="float" office:value="0.00618898" calcext:value-type="float">
            <text:p>0.00618898</text:p>
          </table:table-cell>
          <table:table-cell office:value-type="float" office:value="0.00362386" calcext:value-type="float">
            <text:p>0.00362386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0979464" calcext:value-type="float">
            <text:p>0.0979464</text:p>
          </table:table-cell>
          <table:table-cell office:value-type="float" office:value="0.00109782" calcext:value-type="float">
            <text:p>0.00109782</text:p>
          </table:table-cell>
          <table:table-cell office:value-type="float" office:value="0.00959454" calcext:value-type="float">
            <text:p>0.00959454</text:p>
          </table:table-cell>
          <table:table-cell office:value-type="float" office:value="0.0059316" calcext:value-type="float">
            <text:p>0.0059316</text:p>
          </table:table-cell>
          <table:table-cell office:value-type="float" office:value="0.00328595" calcext:value-type="float">
            <text:p>0.00328595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0967317" calcext:value-type="float">
            <text:p>0.0967317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0.00928387" calcext:value-type="float">
            <text:p>0.00928387</text:p>
          </table:table-cell>
          <table:table-cell office:value-type="float" office:value="0.00597976" calcext:value-type="float">
            <text:p>0.00597976</text:p>
          </table:table-cell>
          <table:table-cell office:value-type="float" office:value="0.0032291" calcext:value-type="float">
            <text:p>0.0032291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0972583" calcext:value-type="float">
            <text:p>0.0972583</text:p>
          </table:table-cell>
          <table:table-cell office:value-type="float" office:value="0.00107018" calcext:value-type="float">
            <text:p>0.00107018</text:p>
          </table:table-cell>
          <table:table-cell office:value-type="float" office:value="0.0103083" calcext:value-type="float">
            <text:p>0.0103083</text:p>
          </table:table-cell>
          <table:table-cell office:value-type="float" office:value="0.00671637" calcext:value-type="float">
            <text:p>0.00671637</text:p>
          </table:table-cell>
          <table:table-cell office:value-type="float" office:value="0.00319199" calcext:value-type="float">
            <text:p>0.00319199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0977968" calcext:value-type="float">
            <text:p>0.0977968</text:p>
          </table:table-cell>
          <table:table-cell office:value-type="float" office:value="0.00107137" calcext:value-type="float">
            <text:p>0.00107137</text:p>
          </table:table-cell>
          <table:table-cell office:value-type="float" office:value="0.0103769" calcext:value-type="float">
            <text:p>0.0103769</text:p>
          </table:table-cell>
          <table:table-cell office:value-type="float" office:value="0.00633938" calcext:value-type="float">
            <text:p>0.00633938</text:p>
          </table:table-cell>
          <table:table-cell office:value-type="float" office:value="0.00320384" calcext:value-type="float">
            <text:p>0.0032038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0972785" calcext:value-type="float">
            <text:p>0.0972785</text:p>
          </table:table-cell>
          <table:table-cell office:value-type="float" office:value="0.00105913" calcext:value-type="float">
            <text:p>0.00105913</text:p>
          </table:table-cell>
          <table:table-cell office:value-type="float" office:value="0.00925189" calcext:value-type="float">
            <text:p>0.00925189</text:p>
          </table:table-cell>
          <table:table-cell office:value-type="float" office:value="0.00602476" calcext:value-type="float">
            <text:p>0.00602476</text:p>
          </table:table-cell>
          <table:table-cell office:value-type="float" office:value="0.00320581" calcext:value-type="float">
            <text:p>0.00320581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0982208" calcext:value-type="float">
            <text:p>0.0982208</text:p>
          </table:table-cell>
          <table:table-cell office:value-type="float" office:value="0.00110176" calcext:value-type="float">
            <text:p>0.00110176</text:p>
          </table:table-cell>
          <table:table-cell office:value-type="float" office:value="0.00920531" calcext:value-type="float">
            <text:p>0.00920531</text:p>
          </table:table-cell>
          <table:table-cell office:value-type="float" office:value="0.00600068" calcext:value-type="float">
            <text:p>0.00600068</text:p>
          </table:table-cell>
          <table:table-cell office:value-type="float" office:value="0.00321726" calcext:value-type="float">
            <text:p>0.00321726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0997264" calcext:value-type="float">
            <text:p>0.0997264</text:p>
          </table:table-cell>
          <table:table-cell office:value-type="float" office:value="0.00104531" calcext:value-type="float">
            <text:p>0.00104531</text:p>
          </table:table-cell>
          <table:table-cell office:value-type="float" office:value="0.00926689" calcext:value-type="float">
            <text:p>0.00926689</text:p>
          </table:table-cell>
          <table:table-cell office:value-type="float" office:value="0.00654071" calcext:value-type="float">
            <text:p>0.00654071</text:p>
          </table:table-cell>
          <table:table-cell office:value-type="float" office:value="0.00324884" calcext:value-type="float">
            <text:p>0.00324884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0983514" calcext:value-type="float">
            <text:p>0.0983514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00919662" calcext:value-type="float">
            <text:p>0.00919662</text:p>
          </table:table-cell>
          <table:table-cell office:value-type="float" office:value="0.00633307" calcext:value-type="float">
            <text:p>0.00633307</text:p>
          </table:table-cell>
          <table:table-cell office:value-type="float" office:value="0.00320068" calcext:value-type="float">
            <text:p>0.00320068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10093" calcext:value-type="float">
            <text:p>0.10093</text:p>
          </table:table-cell>
          <table:table-cell office:value-type="float" office:value="0.00105952" calcext:value-type="float">
            <text:p>0.00105952</text:p>
          </table:table-cell>
          <table:table-cell office:value-type="float" office:value="0.0100422" calcext:value-type="float">
            <text:p>0.0100422</text:p>
          </table:table-cell>
          <table:table-cell office:value-type="float" office:value="0.00604647" calcext:value-type="float">
            <text:p>0.00604647</text:p>
          </table:table-cell>
          <table:table-cell office:value-type="float" office:value="0.00315805" calcext:value-type="float">
            <text:p>0.00315805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0997496" calcext:value-type="float">
            <text:p>0.0997496</text:p>
          </table:table-cell>
          <table:table-cell office:value-type="float" office:value="0.00107255" calcext:value-type="float">
            <text:p>0.00107255</text:p>
          </table:table-cell>
          <table:table-cell office:value-type="float" office:value="0.00939716" calcext:value-type="float">
            <text:p>0.00939716</text:p>
          </table:table-cell>
          <table:table-cell office:value-type="float" office:value="0.00626438" calcext:value-type="float">
            <text:p>0.00626438</text:p>
          </table:table-cell>
          <table:table-cell office:value-type="float" office:value="0.00323937" calcext:value-type="float">
            <text:p>0.00323937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100971" calcext:value-type="float">
            <text:p>0.100971</text:p>
          </table:table-cell>
          <table:table-cell office:value-type="float" office:value="0.00108913" calcext:value-type="float">
            <text:p>0.00108913</text:p>
          </table:table-cell>
          <table:table-cell office:value-type="float" office:value="0.00947098" calcext:value-type="float">
            <text:p>0.00947098</text:p>
          </table:table-cell>
          <table:table-cell office:value-type="float" office:value="0.00601766" calcext:value-type="float">
            <text:p>0.00601766</text:p>
          </table:table-cell>
          <table:table-cell office:value-type="float" office:value="0.00328595" calcext:value-type="float">
            <text:p>0.00328595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0997848" calcext:value-type="float">
            <text:p>0.0997848</text:p>
          </table:table-cell>
          <table:table-cell office:value-type="float" office:value="0.00102676" calcext:value-type="float">
            <text:p>0.00102676</text:p>
          </table:table-cell>
          <table:table-cell office:value-type="float" office:value="0.00953335" calcext:value-type="float">
            <text:p>0.00953335</text:p>
          </table:table-cell>
          <table:table-cell office:value-type="float" office:value="0.00628175" calcext:value-type="float">
            <text:p>0.00628175</text:p>
          </table:table-cell>
          <table:table-cell office:value-type="float" office:value="0.00321055" calcext:value-type="float">
            <text:p>0.0032105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0998025" calcext:value-type="float">
            <text:p>0.0998025</text:p>
          </table:table-cell>
          <table:table-cell office:value-type="float" office:value="0.00107531" calcext:value-type="float">
            <text:p>0.00107531</text:p>
          </table:table-cell>
          <table:table-cell office:value-type="float" office:value="0.00912675" calcext:value-type="float">
            <text:p>0.00912675</text:p>
          </table:table-cell>
          <table:table-cell office:value-type="float" office:value="0.0080617" calcext:value-type="float">
            <text:p>0.0080617</text:p>
          </table:table-cell>
          <table:table-cell office:value-type="float" office:value="0.00322713" calcext:value-type="float">
            <text:p>0.00322713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0993884" calcext:value-type="float">
            <text:p>0.0993884</text:p>
          </table:table-cell>
          <table:table-cell office:value-type="float" office:value="0.00101413" calcext:value-type="float">
            <text:p>0.00101413</text:p>
          </table:table-cell>
          <table:table-cell office:value-type="float" office:value="0.00958427" calcext:value-type="float">
            <text:p>0.00958427</text:p>
          </table:table-cell>
          <table:table-cell office:value-type="float" office:value="0.00642741" calcext:value-type="float">
            <text:p>0.00642741</text:p>
          </table:table-cell>
          <table:table-cell office:value-type="float" office:value="0.00316949" calcext:value-type="float">
            <text:p>0.003169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0994552" calcext:value-type="float">
            <text:p>0.0994552</text:p>
          </table:table-cell>
          <table:table-cell office:value-type="float" office:value="0.00109347" calcext:value-type="float">
            <text:p>0.00109347</text:p>
          </table:table-cell>
          <table:table-cell office:value-type="float" office:value="0.00912083" calcext:value-type="float">
            <text:p>0.00912083</text:p>
          </table:table-cell>
          <table:table-cell office:value-type="float" office:value="0.00631412" calcext:value-type="float">
            <text:p>0.00631412</text:p>
          </table:table-cell>
          <table:table-cell office:value-type="float" office:value="0.00334516" calcext:value-type="float">
            <text:p>0.00334516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09918" calcext:value-type="float">
            <text:p>0.09918</text:p>
          </table:table-cell>
          <table:table-cell office:value-type="float" office:value="0.000998732" calcext:value-type="float">
            <text:p>0.000998732</text:p>
          </table:table-cell>
          <table:table-cell office:value-type="float" office:value="0.00984679" calcext:value-type="float">
            <text:p>0.00984679</text:p>
          </table:table-cell>
          <table:table-cell office:value-type="float" office:value="0.00601016" calcext:value-type="float">
            <text:p>0.00601016</text:p>
          </table:table-cell>
          <table:table-cell office:value-type="float" office:value="0.00333292" calcext:value-type="float">
            <text:p>0.00333292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0993991" calcext:value-type="float">
            <text:p>0.0993991</text:p>
          </table:table-cell>
          <table:table-cell office:value-type="float" office:value="0.00109663" calcext:value-type="float">
            <text:p>0.00109663</text:p>
          </table:table-cell>
          <table:table-cell office:value-type="float" office:value="0.0100232" calcext:value-type="float">
            <text:p>0.0100232</text:p>
          </table:table-cell>
          <table:table-cell office:value-type="float" office:value="0.00598608" calcext:value-type="float">
            <text:p>0.00598608</text:p>
          </table:table-cell>
          <table:table-cell office:value-type="float" office:value="0.0032595" calcext:value-type="float">
            <text:p>0.003259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0995392" calcext:value-type="float">
            <text:p>0.0995392</text:p>
          </table:table-cell>
          <table:table-cell office:value-type="float" office:value="0.00106426" calcext:value-type="float">
            <text:p>0.00106426</text:p>
          </table:table-cell>
          <table:table-cell office:value-type="float" office:value="0.00948085" calcext:value-type="float">
            <text:p>0.00948085</text:p>
          </table:table-cell>
          <table:table-cell office:value-type="float" office:value="0.0059841" calcext:value-type="float">
            <text:p>0.0059841</text:p>
          </table:table-cell>
          <table:table-cell office:value-type="float" office:value="0.00318726" calcext:value-type="float">
            <text:p>0.00318726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100941" calcext:value-type="float">
            <text:p>0.100941</text:p>
          </table:table-cell>
          <table:table-cell office:value-type="float" office:value="0.00123124" calcext:value-type="float">
            <text:p>0.00123124</text:p>
          </table:table-cell>
          <table:table-cell office:value-type="float" office:value="0.00952111" calcext:value-type="float">
            <text:p>0.00952111</text:p>
          </table:table-cell>
          <table:table-cell office:value-type="float" office:value="0.00614674" calcext:value-type="float">
            <text:p>0.00614674</text:p>
          </table:table-cell>
          <table:table-cell office:value-type="float" office:value="0.00355557" calcext:value-type="float">
            <text:p>0.00355557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0998744" calcext:value-type="float">
            <text:p>0.0998744</text:p>
          </table:table-cell>
          <table:table-cell office:value-type="float" office:value="0.0010915" calcext:value-type="float">
            <text:p>0.0010915</text:p>
          </table:table-cell>
          <table:table-cell office:value-type="float" office:value="0.00938058" calcext:value-type="float">
            <text:p>0.00938058</text:p>
          </table:table-cell>
          <table:table-cell office:value-type="float" office:value="0.00662124" calcext:value-type="float">
            <text:p>0.00662124</text:p>
          </table:table-cell>
          <table:table-cell office:value-type="float" office:value="0.00346003" calcext:value-type="float">
            <text:p>0.00346003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101207" calcext:value-type="float">
            <text:p>0.101207</text:p>
          </table:table-cell>
          <table:table-cell office:value-type="float" office:value="0.00119098" calcext:value-type="float">
            <text:p>0.00119098</text:p>
          </table:table-cell>
          <table:table-cell office:value-type="float" office:value="0.0100947" calcext:value-type="float">
            <text:p>0.0100947</text:p>
          </table:table-cell>
          <table:table-cell office:value-type="float" office:value="0.0061803" calcext:value-type="float">
            <text:p>0.0061803</text:p>
          </table:table-cell>
          <table:table-cell office:value-type="float" office:value="0.00320897" calcext:value-type="float">
            <text:p>0.00320897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102533" calcext:value-type="float">
            <text:p>0.102533</text:p>
          </table:table-cell>
          <table:table-cell office:value-type="float" office:value="0.00107571" calcext:value-type="float">
            <text:p>0.00107571</text:p>
          </table:table-cell>
          <table:table-cell office:value-type="float" office:value="0.0100781" calcext:value-type="float">
            <text:p>0.0100781</text:p>
          </table:table-cell>
          <table:table-cell office:value-type="float" office:value="0.00647518" calcext:value-type="float">
            <text:p>0.00647518</text:p>
          </table:table-cell>
          <table:table-cell office:value-type="float" office:value="0.0032145" calcext:value-type="float">
            <text:p>0.0032145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100104" calcext:value-type="float">
            <text:p>0.100104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977692" calcext:value-type="float">
            <text:p>0.00977692</text:p>
          </table:table-cell>
          <table:table-cell office:value-type="float" office:value="0.0061349" calcext:value-type="float">
            <text:p>0.0061349</text:p>
          </table:table-cell>
          <table:table-cell office:value-type="float" office:value="0.00320581" calcext:value-type="float">
            <text:p>0.00320581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102757" calcext:value-type="float">
            <text:p>0.102757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98606" calcext:value-type="float">
            <text:p>0.0098606</text:p>
          </table:table-cell>
          <table:table-cell office:value-type="float" office:value="0.0060295" calcext:value-type="float">
            <text:p>0.0060295</text:p>
          </table:table-cell>
          <table:table-cell office:value-type="float" office:value="0.00324845" calcext:value-type="float">
            <text:p>0.0032484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100322" calcext:value-type="float">
            <text:p>0.100322</text:p>
          </table:table-cell>
          <table:table-cell office:value-type="float" office:value="0.00109466" calcext:value-type="float">
            <text:p>0.00109466</text:p>
          </table:table-cell>
          <table:table-cell office:value-type="float" office:value="0.0102104" calcext:value-type="float">
            <text:p>0.0102104</text:p>
          </table:table-cell>
          <table:table-cell office:value-type="float" office:value="0.00646334" calcext:value-type="float">
            <text:p>0.00646334</text:p>
          </table:table-cell>
          <table:table-cell office:value-type="float" office:value="0.00321686" calcext:value-type="float">
            <text:p>0.00321686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101163" calcext:value-type="float">
            <text:p>0.101163</text:p>
          </table:table-cell>
          <table:table-cell office:value-type="float" office:value="0.00110255" calcext:value-type="float">
            <text:p>0.00110255</text:p>
          </table:table-cell>
          <table:table-cell office:value-type="float" office:value="0.00973468" calcext:value-type="float">
            <text:p>0.00973468</text:p>
          </table:table-cell>
          <table:table-cell office:value-type="float" office:value="0.00602713" calcext:value-type="float">
            <text:p>0.00602713</text:p>
          </table:table-cell>
          <table:table-cell office:value-type="float" office:value="0.00330134" calcext:value-type="float">
            <text:p>0.00330134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10443" calcext:value-type="float">
            <text:p>0.10443</text:p>
          </table:table-cell>
          <table:table-cell office:value-type="float" office:value="0.00120953" calcext:value-type="float">
            <text:p>0.00120953</text:p>
          </table:table-cell>
          <table:table-cell office:value-type="float" office:value="0.00973823" calcext:value-type="float">
            <text:p>0.00973823</text:p>
          </table:table-cell>
          <table:table-cell office:value-type="float" office:value="0.00612187" calcext:value-type="float">
            <text:p>0.00612187</text:p>
          </table:table-cell>
          <table:table-cell office:value-type="float" office:value="0.00328121" calcext:value-type="float">
            <text:p>0.00328121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00768" calcext:value-type="float">
            <text:p>0.100768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11099" calcext:value-type="float">
            <text:p>0.011099</text:p>
          </table:table-cell>
          <table:table-cell office:value-type="float" office:value="0.00625569" calcext:value-type="float">
            <text:p>0.00625569</text:p>
          </table:table-cell>
          <table:table-cell office:value-type="float" office:value="0.00322397" calcext:value-type="float">
            <text:p>0.00322397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101084" calcext:value-type="float">
            <text:p>0.101084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109537" calcext:value-type="float">
            <text:p>0.0109537</text:p>
          </table:table-cell>
          <table:table-cell office:value-type="float" office:value="0.00611516" calcext:value-type="float">
            <text:p>0.00611516</text:p>
          </table:table-cell>
          <table:table-cell office:value-type="float" office:value="0.00326384" calcext:value-type="float">
            <text:p>0.00326384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1025" calcext:value-type="float">
            <text:p>0.1025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00955704" calcext:value-type="float">
            <text:p>0.00955704</text:p>
          </table:table-cell>
          <table:table-cell office:value-type="float" office:value="0.00685178" calcext:value-type="float">
            <text:p>0.00685178</text:p>
          </table:table-cell>
          <table:table-cell office:value-type="float" office:value="0.00320936" calcext:value-type="float">
            <text:p>0.00320936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101688" calcext:value-type="float">
            <text:p>0.101688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0984205" calcext:value-type="float">
            <text:p>0.00984205</text:p>
          </table:table-cell>
          <table:table-cell office:value-type="float" office:value="0.00616135" calcext:value-type="float">
            <text:p>0.00616135</text:p>
          </table:table-cell>
          <table:table-cell office:value-type="float" office:value="0.0032216" calcext:value-type="float">
            <text:p>0.0032216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103054" calcext:value-type="float">
            <text:p>0.103054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0.00942085" calcext:value-type="float">
            <text:p>0.00942085</text:p>
          </table:table-cell>
          <table:table-cell office:value-type="float" office:value="0.00619174" calcext:value-type="float">
            <text:p>0.00619174</text:p>
          </table:table-cell>
          <table:table-cell office:value-type="float" office:value="0.00324134" calcext:value-type="float">
            <text:p>0.00324134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102696" calcext:value-type="float">
            <text:p>0.102696</text:p>
          </table:table-cell>
          <table:table-cell office:value-type="float" office:value="0.00105439" calcext:value-type="float">
            <text:p>0.00105439</text:p>
          </table:table-cell>
          <table:table-cell office:value-type="float" office:value="0.0100035" calcext:value-type="float">
            <text:p>0.0100035</text:p>
          </table:table-cell>
          <table:table-cell office:value-type="float" office:value="0.00663269" calcext:value-type="float">
            <text:p>0.00663269</text:p>
          </table:table-cell>
          <table:table-cell office:value-type="float" office:value="0.00343911" calcext:value-type="float">
            <text:p>0.00343911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02254" calcext:value-type="float">
            <text:p>0.102254</text:p>
          </table:table-cell>
          <table:table-cell office:value-type="float" office:value="0.00110255" calcext:value-type="float">
            <text:p>0.00110255</text:p>
          </table:table-cell>
          <table:table-cell office:value-type="float" office:value="0.0101409" calcext:value-type="float">
            <text:p>0.0101409</text:p>
          </table:table-cell>
          <table:table-cell office:value-type="float" office:value="0.00623596" calcext:value-type="float">
            <text:p>0.00623596</text:p>
          </table:table-cell>
          <table:table-cell office:value-type="float" office:value="0.00326621" calcext:value-type="float">
            <text:p>0.0032662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102654" calcext:value-type="float">
            <text:p>0.102654</text:p>
          </table:table-cell>
          <table:table-cell office:value-type="float" office:value="0.0010461" calcext:value-type="float">
            <text:p>0.0010461</text:p>
          </table:table-cell>
          <table:table-cell office:value-type="float" office:value="0.009786" calcext:value-type="float">
            <text:p>0.009786</text:p>
          </table:table-cell>
          <table:table-cell office:value-type="float" office:value="0.00655729" calcext:value-type="float">
            <text:p>0.00655729</text:p>
          </table:table-cell>
          <table:table-cell office:value-type="float" office:value="0.0032741" calcext:value-type="float">
            <text:p>0.0032741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103315" calcext:value-type="float">
            <text:p>0.103315</text:p>
          </table:table-cell>
          <table:table-cell office:value-type="float" office:value="0.00115032" calcext:value-type="float">
            <text:p>0.00115032</text:p>
          </table:table-cell>
          <table:table-cell office:value-type="float" office:value="0.00969046" calcext:value-type="float">
            <text:p>0.00969046</text:p>
          </table:table-cell>
          <table:table-cell office:value-type="float" office:value="0.00646531" calcext:value-type="float">
            <text:p>0.00646531</text:p>
          </table:table-cell>
          <table:table-cell office:value-type="float" office:value="0.00325437" calcext:value-type="float">
            <text:p>0.00325437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103495" calcext:value-type="float">
            <text:p>0.103495</text:p>
          </table:table-cell>
          <table:table-cell office:value-type="float" office:value="0.0010686" calcext:value-type="float">
            <text:p>0.0010686</text:p>
          </table:table-cell>
          <table:table-cell office:value-type="float" office:value="0.0100371" calcext:value-type="float">
            <text:p>0.0100371</text:p>
          </table:table-cell>
          <table:table-cell office:value-type="float" office:value="0.00652887" calcext:value-type="float">
            <text:p>0.00652887</text:p>
          </table:table-cell>
          <table:table-cell office:value-type="float" office:value="0.00319713" calcext:value-type="float">
            <text:p>0.00319713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03028" calcext:value-type="float">
            <text:p>0.103028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0970704" calcext:value-type="float">
            <text:p>0.00970704</text:p>
          </table:table-cell>
          <table:table-cell office:value-type="float" office:value="0.00643965" calcext:value-type="float">
            <text:p>0.00643965</text:p>
          </table:table-cell>
          <table:table-cell office:value-type="float" office:value="0.00333529" calcext:value-type="float">
            <text:p>0.00333529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105041" calcext:value-type="float">
            <text:p>0.105041</text:p>
          </table:table-cell>
          <table:table-cell office:value-type="float" office:value="0.00106466" calcext:value-type="float">
            <text:p>0.00106466</text:p>
          </table:table-cell>
          <table:table-cell office:value-type="float" office:value="0.00962967" calcext:value-type="float">
            <text:p>0.00962967</text:p>
          </table:table-cell>
          <table:table-cell office:value-type="float" office:value="0.00635241" calcext:value-type="float">
            <text:p>0.00635241</text:p>
          </table:table-cell>
          <table:table-cell office:value-type="float" office:value="0.00328516" calcext:value-type="float">
            <text:p>0.00328516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05562" calcext:value-type="float">
            <text:p>0.105562</text:p>
          </table:table-cell>
          <table:table-cell office:value-type="float" office:value="0.00110768" calcext:value-type="float">
            <text:p>0.00110768</text:p>
          </table:table-cell>
          <table:table-cell office:value-type="float" office:value="0.00969599" calcext:value-type="float">
            <text:p>0.00969599</text:p>
          </table:table-cell>
          <table:table-cell office:value-type="float" office:value="0.00703928" calcext:value-type="float">
            <text:p>0.00703928</text:p>
          </table:table-cell>
          <table:table-cell office:value-type="float" office:value="0.00328555" calcext:value-type="float">
            <text:p>0.00328555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103103" calcext:value-type="float">
            <text:p>0.103103</text:p>
          </table:table-cell>
          <table:table-cell office:value-type="float" office:value="0.00104926" calcext:value-type="float">
            <text:p>0.00104926</text:p>
          </table:table-cell>
          <table:table-cell office:value-type="float" office:value="0.0110161" calcext:value-type="float">
            <text:p>0.0110161</text:p>
          </table:table-cell>
          <table:table-cell office:value-type="float" office:value="0.00643254" calcext:value-type="float">
            <text:p>0.00643254</text:p>
          </table:table-cell>
          <table:table-cell office:value-type="float" office:value="0.0032666" calcext:value-type="float">
            <text:p>0.0032666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03724" calcext:value-type="float">
            <text:p>0.103724</text:p>
          </table:table-cell>
          <table:table-cell office:value-type="float" office:value="0.00120598" calcext:value-type="float">
            <text:p>0.00120598</text:p>
          </table:table-cell>
          <table:table-cell office:value-type="float" office:value="0.00987245" calcext:value-type="float">
            <text:p>0.00987245</text:p>
          </table:table-cell>
          <table:table-cell office:value-type="float" office:value="0.00635715" calcext:value-type="float">
            <text:p>0.00635715</text:p>
          </table:table-cell>
          <table:table-cell office:value-type="float" office:value="0.00319673" calcext:value-type="float">
            <text:p>0.00319673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05596" calcext:value-type="float">
            <text:p>0.105596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096348" calcext:value-type="float">
            <text:p>0.0096348</text:p>
          </table:table-cell>
          <table:table-cell office:value-type="float" office:value="0.00639149" calcext:value-type="float">
            <text:p>0.00639149</text:p>
          </table:table-cell>
          <table:table-cell office:value-type="float" office:value="0.00334516" calcext:value-type="float">
            <text:p>0.00334516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04301" calcext:value-type="float">
            <text:p>0.104301</text:p>
          </table:table-cell>
          <table:table-cell office:value-type="float" office:value="0.00123953" calcext:value-type="float">
            <text:p>0.00123953</text:p>
          </table:table-cell>
          <table:table-cell office:value-type="float" office:value="0.0102036" calcext:value-type="float">
            <text:p>0.0102036</text:p>
          </table:table-cell>
          <table:table-cell office:value-type="float" office:value="0.0072639" calcext:value-type="float">
            <text:p>0.0072639</text:p>
          </table:table-cell>
          <table:table-cell office:value-type="float" office:value="0.00325555" calcext:value-type="float">
            <text:p>0.0032555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05376" calcext:value-type="float">
            <text:p>0.105376</text:p>
          </table:table-cell>
          <table:table-cell office:value-type="float" office:value="0.00112426" calcext:value-type="float">
            <text:p>0.00112426</text:p>
          </table:table-cell>
          <table:table-cell office:value-type="float" office:value="0.0096277" calcext:value-type="float">
            <text:p>0.0096277</text:p>
          </table:table-cell>
          <table:table-cell office:value-type="float" office:value="0.0071206" calcext:value-type="float">
            <text:p>0.0071206</text:p>
          </table:table-cell>
          <table:table-cell office:value-type="float" office:value="0.00332463" calcext:value-type="float">
            <text:p>0.00332463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05648" calcext:value-type="float">
            <text:p>0.105648</text:p>
          </table:table-cell>
          <table:table-cell office:value-type="float" office:value="0.00111242" calcext:value-type="float">
            <text:p>0.00111242</text:p>
          </table:table-cell>
          <table:table-cell office:value-type="float" office:value="0.00972007" calcext:value-type="float">
            <text:p>0.00972007</text:p>
          </table:table-cell>
          <table:table-cell office:value-type="float" office:value="0.00634965" calcext:value-type="float">
            <text:p>0.00634965</text:p>
          </table:table-cell>
          <table:table-cell office:value-type="float" office:value="0.00331082" calcext:value-type="float">
            <text:p>0.00331082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05185" calcext:value-type="float">
            <text:p>0.105185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0101492" calcext:value-type="float">
            <text:p>0.0101492</text:p>
          </table:table-cell>
          <table:table-cell office:value-type="float" office:value="0.00642899" calcext:value-type="float">
            <text:p>0.00642899</text:p>
          </table:table-cell>
          <table:table-cell office:value-type="float" office:value="0.00322673" calcext:value-type="float">
            <text:p>0.00322673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05612" calcext:value-type="float">
            <text:p>0.105612</text:p>
          </table:table-cell>
          <table:table-cell office:value-type="float" office:value="0.00109505" calcext:value-type="float">
            <text:p>0.00109505</text:p>
          </table:table-cell>
          <table:table-cell office:value-type="float" office:value="0.00991784" calcext:value-type="float">
            <text:p>0.00991784</text:p>
          </table:table-cell>
          <table:table-cell office:value-type="float" office:value="0.00645307" calcext:value-type="float">
            <text:p>0.00645307</text:p>
          </table:table-cell>
          <table:table-cell office:value-type="float" office:value="0.00380939" calcext:value-type="float">
            <text:p>0.00380939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06226" calcext:value-type="float">
            <text:p>0.106226</text:p>
          </table:table-cell>
          <table:table-cell office:value-type="float" office:value="0.00112229" calcext:value-type="float">
            <text:p>0.00112229</text:p>
          </table:table-cell>
          <table:table-cell office:value-type="float" office:value="0.0100659" calcext:value-type="float">
            <text:p>0.0100659</text:p>
          </table:table-cell>
          <table:table-cell office:value-type="float" office:value="0.00698086" calcext:value-type="float">
            <text:p>0.00698086</text:p>
          </table:table-cell>
          <table:table-cell office:value-type="float" office:value="0.00324608" calcext:value-type="float">
            <text:p>0.00324608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05935" calcext:value-type="float">
            <text:p>0.105935</text:p>
          </table:table-cell>
          <table:table-cell office:value-type="float" office:value="0.00106031" calcext:value-type="float">
            <text:p>0.00106031</text:p>
          </table:table-cell>
          <table:table-cell office:value-type="float" office:value="0.00996127" calcext:value-type="float">
            <text:p>0.00996127</text:p>
          </table:table-cell>
          <table:table-cell office:value-type="float" office:value="0.00700257" calcext:value-type="float">
            <text:p>0.00700257</text:p>
          </table:table-cell>
          <table:table-cell office:value-type="float" office:value="0.00320186" calcext:value-type="float">
            <text:p>0.00320186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07648" calcext:value-type="float">
            <text:p>0.107648</text:p>
          </table:table-cell>
          <table:table-cell office:value-type="float" office:value="0.00121585" calcext:value-type="float">
            <text:p>0.00121585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761208" calcext:value-type="float">
            <text:p>0.00761208</text:p>
          </table:table-cell>
          <table:table-cell office:value-type="float" office:value="0.00330568" calcext:value-type="float">
            <text:p>0.00330568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06228" calcext:value-type="float">
            <text:p>0.106228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993798" calcext:value-type="float">
            <text:p>0.00993798</text:p>
          </table:table-cell>
          <table:table-cell office:value-type="float" office:value="0.00793341" calcext:value-type="float">
            <text:p>0.00793341</text:p>
          </table:table-cell>
          <table:table-cell office:value-type="float" office:value="0.00328239" calcext:value-type="float">
            <text:p>0.00328239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05864" calcext:value-type="float">
            <text:p>0.105864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0105664" calcext:value-type="float">
            <text:p>0.0105664</text:p>
          </table:table-cell>
          <table:table-cell office:value-type="float" office:value="0.00683401" calcext:value-type="float">
            <text:p>0.00683401</text:p>
          </table:table-cell>
          <table:table-cell office:value-type="float" office:value="0.00331871" calcext:value-type="float">
            <text:p>0.00331871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05828" calcext:value-type="float">
            <text:p>0.105828</text:p>
          </table:table-cell>
          <table:table-cell office:value-type="float" office:value="0.00106781" calcext:value-type="float">
            <text:p>0.00106781</text:p>
          </table:table-cell>
          <table:table-cell office:value-type="float" office:value="0.0114069" calcext:value-type="float">
            <text:p>0.0114069</text:p>
          </table:table-cell>
          <table:table-cell office:value-type="float" office:value="0.00645663" calcext:value-type="float">
            <text:p>0.00645663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06504" calcext:value-type="float">
            <text:p>0.106504</text:p>
          </table:table-cell>
          <table:table-cell office:value-type="float" office:value="0.00109663" calcext:value-type="float">
            <text:p>0.00109663</text:p>
          </table:table-cell>
          <table:table-cell office:value-type="float" office:value="0.0101377" calcext:value-type="float">
            <text:p>0.0101377</text:p>
          </table:table-cell>
          <table:table-cell office:value-type="float" office:value="0.00650913" calcext:value-type="float">
            <text:p>0.00650913</text:p>
          </table:table-cell>
          <table:table-cell office:value-type="float" office:value="0.00323344" calcext:value-type="float">
            <text:p>0.00323344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06298" calcext:value-type="float">
            <text:p>0.106298</text:p>
          </table:table-cell>
          <table:table-cell office:value-type="float" office:value="0.00108045" calcext:value-type="float">
            <text:p>0.00108045</text:p>
          </table:table-cell>
          <table:table-cell office:value-type="float" office:value="0.0103726" calcext:value-type="float">
            <text:p>0.0103726</text:p>
          </table:table-cell>
          <table:table-cell office:value-type="float" office:value="0.00730496" calcext:value-type="float">
            <text:p>0.00730496</text:p>
          </table:table-cell>
          <table:table-cell office:value-type="float" office:value="0.00329897" calcext:value-type="float">
            <text:p>0.00329897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06854" calcext:value-type="float">
            <text:p>0.106854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0105352" calcext:value-type="float">
            <text:p>0.0105352</text:p>
          </table:table-cell>
          <table:table-cell office:value-type="float" office:value="0.00642899" calcext:value-type="float">
            <text:p>0.00642899</text:p>
          </table:table-cell>
          <table:table-cell office:value-type="float" office:value="0.00324134" calcext:value-type="float">
            <text:p>0.00324134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06956" calcext:value-type="float">
            <text:p>0.106956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00991942" calcext:value-type="float">
            <text:p>0.00991942</text:p>
          </table:table-cell>
          <table:table-cell office:value-type="float" office:value="0.00674322" calcext:value-type="float">
            <text:p>0.00674322</text:p>
          </table:table-cell>
          <table:table-cell office:value-type="float" office:value="0.00315212" calcext:value-type="float">
            <text:p>0.00315212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06736" calcext:value-type="float">
            <text:p>0.106736</text:p>
          </table:table-cell>
          <table:table-cell office:value-type="float" office:value="0.00112861" calcext:value-type="float">
            <text:p>0.00112861</text:p>
          </table:table-cell>
          <table:table-cell office:value-type="float" office:value="0.0100264" calcext:value-type="float">
            <text:p>0.0100264</text:p>
          </table:table-cell>
          <table:table-cell office:value-type="float" office:value="0.00647518" calcext:value-type="float">
            <text:p>0.00647518</text:p>
          </table:table-cell>
          <table:table-cell office:value-type="float" office:value="0.00328792" calcext:value-type="float">
            <text:p>0.00328792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106829" calcext:value-type="float">
            <text:p>0.10682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102775" calcext:value-type="float">
            <text:p>0.0102775</text:p>
          </table:table-cell>
          <table:table-cell office:value-type="float" office:value="0.0067298" calcext:value-type="float">
            <text:p>0.0067298</text:p>
          </table:table-cell>
          <table:table-cell office:value-type="float" office:value="0.00322358" calcext:value-type="float">
            <text:p>0.00322358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07044" calcext:value-type="float">
            <text:p>0.107044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0101772" calcext:value-type="float">
            <text:p>0.0101772</text:p>
          </table:table-cell>
          <table:table-cell office:value-type="float" office:value="0.00678072" calcext:value-type="float">
            <text:p>0.00678072</text:p>
          </table:table-cell>
          <table:table-cell office:value-type="float" office:value="0.00324766" calcext:value-type="float">
            <text:p>0.00324766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06714" calcext:value-type="float">
            <text:p>0.106714</text:p>
          </table:table-cell>
          <table:table-cell office:value-type="float" office:value="0.00109229" calcext:value-type="float">
            <text:p>0.00109229</text:p>
          </table:table-cell>
          <table:table-cell office:value-type="float" office:value="0.00999956" calcext:value-type="float">
            <text:p>0.00999956</text:p>
          </table:table-cell>
          <table:table-cell office:value-type="float" office:value="0.00644636" calcext:value-type="float">
            <text:p>0.00644636</text:p>
          </table:table-cell>
          <table:table-cell office:value-type="float" office:value="0.00342569" calcext:value-type="float">
            <text:p>0.00342569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08918" calcext:value-type="float">
            <text:p>0.108918</text:p>
          </table:table-cell>
          <table:table-cell office:value-type="float" office:value="0.00111163" calcext:value-type="float">
            <text:p>0.00111163</text:p>
          </table:table-cell>
          <table:table-cell office:value-type="float" office:value="0.0120077" calcext:value-type="float">
            <text:p>0.0120077</text:p>
          </table:table-cell>
          <table:table-cell office:value-type="float" office:value="0.00674598" calcext:value-type="float">
            <text:p>0.00674598</text:p>
          </table:table-cell>
          <table:table-cell office:value-type="float" office:value="0.0033349" calcext:value-type="float">
            <text:p>0.0033349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08053" calcext:value-type="float">
            <text:p>0.108053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121514" calcext:value-type="float">
            <text:p>0.0121514</text:p>
          </table:table-cell>
          <table:table-cell office:value-type="float" office:value="0.00651426" calcext:value-type="float">
            <text:p>0.00651426</text:p>
          </table:table-cell>
          <table:table-cell office:value-type="float" office:value="0.00329503" calcext:value-type="float">
            <text:p>0.0032950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07941" calcext:value-type="float">
            <text:p>0.107941</text:p>
          </table:table-cell>
          <table:table-cell office:value-type="float" office:value="0.00110453" calcext:value-type="float">
            <text:p>0.00110453</text:p>
          </table:table-cell>
          <table:table-cell office:value-type="float" office:value="0.0119998" calcext:value-type="float">
            <text:p>0.0119998</text:p>
          </table:table-cell>
          <table:table-cell office:value-type="float" office:value="0.00704836" calcext:value-type="float">
            <text:p>0.00704836</text:p>
          </table:table-cell>
          <table:table-cell office:value-type="float" office:value="0.0032741" calcext:value-type="float">
            <text:p>0.0032741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08588" calcext:value-type="float">
            <text:p>0.108588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101563" calcext:value-type="float">
            <text:p>0.0101563</text:p>
          </table:table-cell>
          <table:table-cell office:value-type="float" office:value="0.00657308" calcext:value-type="float">
            <text:p>0.00657308</text:p>
          </table:table-cell>
          <table:table-cell office:value-type="float" office:value="0.00327253" calcext:value-type="float">
            <text:p>0.00327253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07643" calcext:value-type="float">
            <text:p>0.107643</text:p>
          </table:table-cell>
          <table:table-cell office:value-type="float" office:value="0.00112347" calcext:value-type="float">
            <text:p>0.00112347</text:p>
          </table:table-cell>
          <table:table-cell office:value-type="float" office:value="0.0102704" calcext:value-type="float">
            <text:p>0.0102704</text:p>
          </table:table-cell>
          <table:table-cell office:value-type="float" office:value="0.00748378" calcext:value-type="float">
            <text:p>0.00748378</text:p>
          </table:table-cell>
          <table:table-cell office:value-type="float" office:value="0.0031995" calcext:value-type="float">
            <text:p>0.0031995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07217" calcext:value-type="float">
            <text:p>0.107217</text:p>
          </table:table-cell>
          <table:table-cell office:value-type="float" office:value="0.00108242" calcext:value-type="float">
            <text:p>0.00108242</text:p>
          </table:table-cell>
          <table:table-cell office:value-type="float" office:value="0.0101318" calcext:value-type="float">
            <text:p>0.0101318</text:p>
          </table:table-cell>
          <table:table-cell office:value-type="float" office:value="0.00674519" calcext:value-type="float">
            <text:p>0.00674519</text:p>
          </table:table-cell>
          <table:table-cell office:value-type="float" office:value="0.00339174" calcext:value-type="float">
            <text:p>0.00339174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08042" calcext:value-type="float">
            <text:p>0.108042</text:p>
          </table:table-cell>
          <table:table-cell office:value-type="float" office:value="0.00107255" calcext:value-type="float">
            <text:p>0.00107255</text:p>
          </table:table-cell>
          <table:table-cell office:value-type="float" office:value="0.0100848" calcext:value-type="float">
            <text:p>0.0100848</text:p>
          </table:table-cell>
          <table:table-cell office:value-type="float" office:value="0.00653281" calcext:value-type="float">
            <text:p>0.00653281</text:p>
          </table:table-cell>
          <table:table-cell office:value-type="float" office:value="0.00325121" calcext:value-type="float">
            <text:p>0.00325121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07746" calcext:value-type="float">
            <text:p>0.107746</text:p>
          </table:table-cell>
          <table:table-cell office:value-type="float" office:value="0.00115782" calcext:value-type="float">
            <text:p>0.00115782</text:p>
          </table:table-cell>
          <table:table-cell office:value-type="float" office:value="0.0103181" calcext:value-type="float">
            <text:p>0.0103181</text:p>
          </table:table-cell>
          <table:table-cell office:value-type="float" office:value="0.00737048" calcext:value-type="float">
            <text:p>0.00737048</text:p>
          </table:table-cell>
          <table:table-cell office:value-type="float" office:value="0.00318489" calcext:value-type="float">
            <text:p>0.00318489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0839" calcext:value-type="float">
            <text:p>0.10839</text:p>
          </table:table-cell>
          <table:table-cell office:value-type="float" office:value="0.00107058" calcext:value-type="float">
            <text:p>0.00107058</text:p>
          </table:table-cell>
          <table:table-cell office:value-type="float" office:value="0.0105384" calcext:value-type="float">
            <text:p>0.0105384</text:p>
          </table:table-cell>
          <table:table-cell office:value-type="float" office:value="0.0069027" calcext:value-type="float">
            <text:p>0.0069027</text:p>
          </table:table-cell>
          <table:table-cell office:value-type="float" office:value="0.0033045" calcext:value-type="float">
            <text:p>0.003304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07958" calcext:value-type="float">
            <text:p>0.107958</text:p>
          </table:table-cell>
          <table:table-cell office:value-type="float" office:value="0.0011294" calcext:value-type="float">
            <text:p>0.0011294</text:p>
          </table:table-cell>
          <table:table-cell office:value-type="float" office:value="0.0102522" calcext:value-type="float">
            <text:p>0.0102522</text:p>
          </table:table-cell>
          <table:table-cell office:value-type="float" office:value="0.00728838" calcext:value-type="float">
            <text:p>0.00728838</text:p>
          </table:table-cell>
          <table:table-cell office:value-type="float" office:value="0.00363136" calcext:value-type="float">
            <text:p>0.0036313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09528" calcext:value-type="float">
            <text:p>0.109528</text:p>
          </table:table-cell>
          <table:table-cell office:value-type="float" office:value="0.00108281" calcext:value-type="float">
            <text:p>0.00108281</text:p>
          </table:table-cell>
          <table:table-cell office:value-type="float" office:value="0.0104926" calcext:value-type="float">
            <text:p>0.0104926</text:p>
          </table:table-cell>
          <table:table-cell office:value-type="float" office:value="0.00646452" calcext:value-type="float">
            <text:p>0.00646452</text:p>
          </table:table-cell>
          <table:table-cell office:value-type="float" office:value="0.00331358" calcext:value-type="float">
            <text:p>0.00331358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10398" calcext:value-type="float">
            <text:p>0.110398</text:p>
          </table:table-cell>
          <table:table-cell office:value-type="float" office:value="0.00113769" calcext:value-type="float">
            <text:p>0.00113769</text:p>
          </table:table-cell>
          <table:table-cell office:value-type="float" office:value="0.0103296" calcext:value-type="float">
            <text:p>0.0103296</text:p>
          </table:table-cell>
          <table:table-cell office:value-type="float" office:value="0.00663584" calcext:value-type="float">
            <text:p>0.00663584</text:p>
          </table:table-cell>
          <table:table-cell office:value-type="float" office:value="0.00333371" calcext:value-type="float">
            <text:p>0.003333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1097" calcext:value-type="float">
            <text:p>0.11097</text:p>
          </table:table-cell>
          <table:table-cell office:value-type="float" office:value="0.00106663" calcext:value-type="float">
            <text:p>0.00106663</text:p>
          </table:table-cell>
          <table:table-cell office:value-type="float" office:value="0.0101507" calcext:value-type="float">
            <text:p>0.0101507</text:p>
          </table:table-cell>
          <table:table-cell office:value-type="float" office:value="0.0069702" calcext:value-type="float">
            <text:p>0.0069702</text:p>
          </table:table-cell>
          <table:table-cell office:value-type="float" office:value="0.00325239" calcext:value-type="float">
            <text:p>0.00325239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10847" calcext:value-type="float">
            <text:p>0.110847</text:p>
          </table:table-cell>
          <table:table-cell office:value-type="float" office:value="0.00110334" calcext:value-type="float">
            <text:p>0.00110334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0688967" calcext:value-type="float">
            <text:p>0.00688967</text:p>
          </table:table-cell>
          <table:table-cell office:value-type="float" office:value="0.0032295" calcext:value-type="float">
            <text:p>0.003229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10356" calcext:value-type="float">
            <text:p>0.110356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0.0118296" calcext:value-type="float">
            <text:p>0.0118296</text:p>
          </table:table-cell>
          <table:table-cell office:value-type="float" office:value="0.0068873" calcext:value-type="float">
            <text:p>0.0068873</text:p>
          </table:table-cell>
          <table:table-cell office:value-type="float" office:value="0.00328792" calcext:value-type="float">
            <text:p>0.00328792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11026" calcext:value-type="float">
            <text:p>0.111026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120022" calcext:value-type="float">
            <text:p>0.0120022</text:p>
          </table:table-cell>
          <table:table-cell office:value-type="float" office:value="0.00717903" calcext:value-type="float">
            <text:p>0.00717903</text:p>
          </table:table-cell>
          <table:table-cell office:value-type="float" office:value="0.00322397" calcext:value-type="float">
            <text:p>0.00322397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10585" calcext:value-type="float">
            <text:p>0.110585</text:p>
          </table:table-cell>
          <table:table-cell office:value-type="float" office:value="0.00113255" calcext:value-type="float">
            <text:p>0.00113255</text:p>
          </table:table-cell>
          <table:table-cell office:value-type="float" office:value="0.0114755" calcext:value-type="float">
            <text:p>0.0114755</text:p>
          </table:table-cell>
          <table:table-cell office:value-type="float" office:value="0.00685533" calcext:value-type="float">
            <text:p>0.00685533</text:p>
          </table:table-cell>
          <table:table-cell office:value-type="float" office:value="0.00317423" calcext:value-type="float">
            <text:p>0.00317423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11862" calcext:value-type="float">
            <text:p>0.111862</text:p>
          </table:table-cell>
          <table:table-cell office:value-type="float" office:value="0.00112387" calcext:value-type="float">
            <text:p>0.00112387</text:p>
          </table:table-cell>
          <table:table-cell office:value-type="float" office:value="0.0103406" calcext:value-type="float">
            <text:p>0.0103406</text:p>
          </table:table-cell>
          <table:table-cell office:value-type="float" office:value="0.00661492" calcext:value-type="float">
            <text:p>0.00661492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12137" calcext:value-type="float">
            <text:p>0.112137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0103931" calcext:value-type="float">
            <text:p>0.0103931</text:p>
          </table:table-cell>
          <table:table-cell office:value-type="float" office:value="0.0067669" calcext:value-type="float">
            <text:p>0.0067669</text:p>
          </table:table-cell>
          <table:table-cell office:value-type="float" office:value="0.00355122" calcext:value-type="float">
            <text:p>0.00355122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17691" calcext:value-type="float">
            <text:p>0.117691</text:p>
          </table:table-cell>
          <table:table-cell office:value-type="float" office:value="0.00112584" calcext:value-type="float">
            <text:p>0.00112584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.00667137" calcext:value-type="float">
            <text:p>0.00667137</text:p>
          </table:table-cell>
          <table:table-cell office:value-type="float" office:value="0.00323344" calcext:value-type="float">
            <text:p>0.00323344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12192" calcext:value-type="float">
            <text:p>0.112192</text:p>
          </table:table-cell>
          <table:table-cell office:value-type="float" office:value="0.00109624" calcext:value-type="float">
            <text:p>0.00109624</text:p>
          </table:table-cell>
          <table:table-cell office:value-type="float" office:value="0.0108392" calcext:value-type="float">
            <text:p>0.0108392</text:p>
          </table:table-cell>
          <table:table-cell office:value-type="float" office:value="0.00651426" calcext:value-type="float">
            <text:p>0.00651426</text:p>
          </table:table-cell>
          <table:table-cell office:value-type="float" office:value="0.00333016" calcext:value-type="float">
            <text:p>0.00333016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10969" calcext:value-type="float">
            <text:p>0.110969</text:p>
          </table:table-cell>
          <table:table-cell office:value-type="float" office:value="0.00119256" calcext:value-type="float">
            <text:p>0.00119256</text:p>
          </table:table-cell>
          <table:table-cell office:value-type="float" office:value="0.0102143" calcext:value-type="float">
            <text:p>0.0102143</text:p>
          </table:table-cell>
          <table:table-cell office:value-type="float" office:value="0.00692362" calcext:value-type="float">
            <text:p>0.00692362</text:p>
          </table:table-cell>
          <table:table-cell office:value-type="float" office:value="0.00322279" calcext:value-type="float">
            <text:p>0.0032227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11934" calcext:value-type="float">
            <text:p>0.111934</text:p>
          </table:table-cell>
          <table:table-cell office:value-type="float" office:value="0.00110374" calcext:value-type="float">
            <text:p>0.00110374</text:p>
          </table:table-cell>
          <table:table-cell office:value-type="float" office:value="0.0104551" calcext:value-type="float">
            <text:p>0.0104551</text:p>
          </table:table-cell>
          <table:table-cell office:value-type="float" office:value="0.00729193" calcext:value-type="float">
            <text:p>0.00729193</text:p>
          </table:table-cell>
          <table:table-cell office:value-type="float" office:value="0.00319673" calcext:value-type="float">
            <text:p>0.00319673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12471" calcext:value-type="float">
            <text:p>0.112471</text:p>
          </table:table-cell>
          <table:table-cell office:value-type="float" office:value="0.00113295" calcext:value-type="float">
            <text:p>0.00113295</text:p>
          </table:table-cell>
          <table:table-cell office:value-type="float" office:value="0.0106209" calcext:value-type="float">
            <text:p>0.0106209</text:p>
          </table:table-cell>
          <table:table-cell office:value-type="float" office:value="0.00697376" calcext:value-type="float">
            <text:p>0.00697376</text:p>
          </table:table-cell>
          <table:table-cell office:value-type="float" office:value="0.00318528" calcext:value-type="float">
            <text:p>0.00318528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11294" calcext:value-type="float">
            <text:p>0.111294</text:p>
          </table:table-cell>
          <table:table-cell office:value-type="float" office:value="0.00118545" calcext:value-type="float">
            <text:p>0.00118545</text:p>
          </table:table-cell>
          <table:table-cell office:value-type="float" office:value="0.0105317" calcext:value-type="float">
            <text:p>0.0105317</text:p>
          </table:table-cell>
          <table:table-cell office:value-type="float" office:value="0.00667019" calcext:value-type="float">
            <text:p>0.00667019</text:p>
          </table:table-cell>
          <table:table-cell office:value-type="float" office:value="0.00332819" calcext:value-type="float">
            <text:p>0.00332819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12309" calcext:value-type="float">
            <text:p>0.112309</text:p>
          </table:table-cell>
          <table:table-cell office:value-type="float" office:value="0.00138007" calcext:value-type="float">
            <text:p>0.00138007</text:p>
          </table:table-cell>
          <table:table-cell office:value-type="float" office:value="0.0106284" calcext:value-type="float">
            <text:p>0.0106284</text:p>
          </table:table-cell>
          <table:table-cell office:value-type="float" office:value="0.00720587" calcext:value-type="float">
            <text:p>0.00720587</text:p>
          </table:table-cell>
          <table:table-cell office:value-type="float" office:value="0.00333332" calcext:value-type="float">
            <text:p>0.00333332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12237" calcext:value-type="float">
            <text:p>0.112237</text:p>
          </table:table-cell>
          <table:table-cell office:value-type="float" office:value="0.00145191" calcext:value-type="float">
            <text:p>0.00145191</text:p>
          </table:table-cell>
          <table:table-cell office:value-type="float" office:value="0.0109142" calcext:value-type="float">
            <text:p>0.0109142</text:p>
          </table:table-cell>
          <table:table-cell office:value-type="float" office:value="0.00735272" calcext:value-type="float">
            <text:p>0.00735272</text:p>
          </table:table-cell>
          <table:table-cell office:value-type="float" office:value="0.00322673" calcext:value-type="float">
            <text:p>0.00322673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13182" calcext:value-type="float">
            <text:p>0.113182</text:p>
          </table:table-cell>
          <table:table-cell office:value-type="float" office:value="0.00142546" calcext:value-type="float">
            <text:p>0.00142546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0744904" calcext:value-type="float">
            <text:p>0.00744904</text:p>
          </table:table-cell>
          <table:table-cell office:value-type="float" office:value="0.00357017" calcext:value-type="float">
            <text:p>0.00357017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13556" calcext:value-type="float">
            <text:p>0.113556</text:p>
          </table:table-cell>
          <table:table-cell office:value-type="float" office:value="0.00141283" calcext:value-type="float">
            <text:p>0.00141283</text:p>
          </table:table-cell>
          <table:table-cell office:value-type="float" office:value="0.0107903" calcext:value-type="float">
            <text:p>0.0107903</text:p>
          </table:table-cell>
          <table:table-cell office:value-type="float" office:value="0.00674953" calcext:value-type="float">
            <text:p>0.00674953</text:p>
          </table:table-cell>
          <table:table-cell office:value-type="float" office:value="0.00328792" calcext:value-type="float">
            <text:p>0.00328792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12526" calcext:value-type="float">
            <text:p>0.112526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107468" calcext:value-type="float">
            <text:p>0.0107468</text:p>
          </table:table-cell>
          <table:table-cell office:value-type="float" office:value="0.00689204" calcext:value-type="float">
            <text:p>0.00689204</text:p>
          </table:table-cell>
          <table:table-cell office:value-type="float" office:value="0.00339411" calcext:value-type="float">
            <text:p>0.00339411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13042" calcext:value-type="float">
            <text:p>0.113042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109335" calcext:value-type="float">
            <text:p>0.0109335</text:p>
          </table:table-cell>
          <table:table-cell office:value-type="float" office:value="0.00682414" calcext:value-type="float">
            <text:p>0.00682414</text:p>
          </table:table-cell>
          <table:table-cell office:value-type="float" office:value="0.00326621" calcext:value-type="float">
            <text:p>0.00326621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13102" calcext:value-type="float">
            <text:p>0.113102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724851" calcext:value-type="float">
            <text:p>0.00724851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13279" calcext:value-type="float">
            <text:p>0.113279</text:p>
          </table:table-cell>
          <table:table-cell office:value-type="float" office:value="0.00114598" calcext:value-type="float">
            <text:p>0.00114598</text:p>
          </table:table-cell>
          <table:table-cell office:value-type="float" office:value="0.0108976" calcext:value-type="float">
            <text:p>0.0108976</text:p>
          </table:table-cell>
          <table:table-cell office:value-type="float" office:value="0.00777037" calcext:value-type="float">
            <text:p>0.00777037</text:p>
          </table:table-cell>
          <table:table-cell office:value-type="float" office:value="0.0032366" calcext:value-type="float">
            <text:p>0.0032366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14388" calcext:value-type="float">
            <text:p>0.114388</text:p>
          </table:table-cell>
          <table:table-cell office:value-type="float" office:value="0.00106821" calcext:value-type="float">
            <text:p>0.00106821</text:p>
          </table:table-cell>
          <table:table-cell office:value-type="float" office:value="0.0105629" calcext:value-type="float">
            <text:p>0.0105629</text:p>
          </table:table-cell>
          <table:table-cell office:value-type="float" office:value="0.00872213" calcext:value-type="float">
            <text:p>0.00872213</text:p>
          </table:table-cell>
          <table:table-cell office:value-type="float" office:value="0.00319594" calcext:value-type="float">
            <text:p>0.00319594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13446" calcext:value-type="float">
            <text:p>0.113446</text:p>
          </table:table-cell>
          <table:table-cell office:value-type="float" office:value="0.00115427" calcext:value-type="float">
            <text:p>0.00115427</text:p>
          </table:table-cell>
          <table:table-cell office:value-type="float" office:value="0.0105242" calcext:value-type="float">
            <text:p>0.0105242</text:p>
          </table:table-cell>
          <table:table-cell office:value-type="float" office:value="0.0068877" calcext:value-type="float">
            <text:p>0.0068877</text:p>
          </table:table-cell>
          <table:table-cell office:value-type="float" office:value="0.00335542" calcext:value-type="float">
            <text:p>0.00335542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13302" calcext:value-type="float">
            <text:p>0.113302</text:p>
          </table:table-cell>
          <table:table-cell office:value-type="float" office:value="0.00107176" calcext:value-type="float">
            <text:p>0.00107176</text:p>
          </table:table-cell>
          <table:table-cell office:value-type="float" office:value="0.010945" calcext:value-type="float">
            <text:p>0.010945</text:p>
          </table:table-cell>
          <table:table-cell office:value-type="float" office:value="0.00711192" calcext:value-type="float">
            <text:p>0.00711192</text:p>
          </table:table-cell>
          <table:table-cell office:value-type="float" office:value="0.00326029" calcext:value-type="float">
            <text:p>0.00326029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13277" calcext:value-type="float">
            <text:p>0.113277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106162" calcext:value-type="float">
            <text:p>0.0106162</text:p>
          </table:table-cell>
          <table:table-cell office:value-type="float" office:value="0.00703415" calcext:value-type="float">
            <text:p>0.00703415</text:p>
          </table:table-cell>
          <table:table-cell office:value-type="float" office:value="0.00327884" calcext:value-type="float">
            <text:p>0.00327884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14733" calcext:value-type="float">
            <text:p>0.114733</text:p>
          </table:table-cell>
          <table:table-cell office:value-type="float" office:value="0.00119453" calcext:value-type="float">
            <text:p>0.00119453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668677" calcext:value-type="float">
            <text:p>0.00668677</text:p>
          </table:table-cell>
          <table:table-cell office:value-type="float" office:value="0.00322002" calcext:value-type="float">
            <text:p>0.00322002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13789" calcext:value-type="float">
            <text:p>0.113789</text:p>
          </table:table-cell>
          <table:table-cell office:value-type="float" office:value="0.00118032" calcext:value-type="float">
            <text:p>0.00118032</text:p>
          </table:table-cell>
          <table:table-cell office:value-type="float" office:value="0.0111065" calcext:value-type="float">
            <text:p>0.0111065</text:p>
          </table:table-cell>
          <table:table-cell office:value-type="float" office:value="0.00751733" calcext:value-type="float">
            <text:p>0.00751733</text:p>
          </table:table-cell>
          <table:table-cell office:value-type="float" office:value="0.00319673" calcext:value-type="float">
            <text:p>0.00319673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15091" calcext:value-type="float">
            <text:p>0.115091</text:p>
          </table:table-cell>
          <table:table-cell office:value-type="float" office:value="0.00106189" calcext:value-type="float">
            <text:p>0.00106189</text:p>
          </table:table-cell>
          <table:table-cell office:value-type="float" office:value="0.0108238" calcext:value-type="float">
            <text:p>0.0108238</text:p>
          </table:table-cell>
          <table:table-cell office:value-type="float" office:value="0.00702744" calcext:value-type="float">
            <text:p>0.00702744</text:p>
          </table:table-cell>
          <table:table-cell office:value-type="float" office:value="0.00328003" calcext:value-type="float">
            <text:p>0.00328003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14514" calcext:value-type="float">
            <text:p>0.114514</text:p>
          </table:table-cell>
          <table:table-cell office:value-type="float" office:value="0.00112624" calcext:value-type="float">
            <text:p>0.00112624</text:p>
          </table:table-cell>
          <table:table-cell office:value-type="float" office:value="0.0105783" calcext:value-type="float">
            <text:p>0.0105783</text:p>
          </table:table-cell>
          <table:table-cell office:value-type="float" office:value="0.0076026" calcext:value-type="float">
            <text:p>0.0076026</text:p>
          </table:table-cell>
          <table:table-cell office:value-type="float" office:value="0.00322318" calcext:value-type="float">
            <text:p>0.00322318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1612" calcext:value-type="float">
            <text:p>0.11612</text:p>
          </table:table-cell>
          <table:table-cell office:value-type="float" office:value="0.00105952" calcext:value-type="float">
            <text:p>0.00105952</text:p>
          </table:table-cell>
          <table:table-cell office:value-type="float" office:value="0.0112983" calcext:value-type="float">
            <text:p>0.0112983</text:p>
          </table:table-cell>
          <table:table-cell office:value-type="float" office:value="0.00704244" calcext:value-type="float">
            <text:p>0.00704244</text:p>
          </table:table-cell>
          <table:table-cell office:value-type="float" office:value="0.00324923" calcext:value-type="float">
            <text:p>0.00324923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16679" calcext:value-type="float">
            <text:p>0.116679</text:p>
          </table:table-cell>
          <table:table-cell office:value-type="float" office:value="0.00110453" calcext:value-type="float">
            <text:p>0.00110453</text:p>
          </table:table-cell>
          <table:table-cell office:value-type="float" office:value="0.0130269" calcext:value-type="float">
            <text:p>0.0130269</text:p>
          </table:table-cell>
          <table:table-cell office:value-type="float" office:value="0.00718811" calcext:value-type="float">
            <text:p>0.00718811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15342" calcext:value-type="float">
            <text:p>0.115342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011502" calcext:value-type="float">
            <text:p>0.011502</text:p>
          </table:table-cell>
          <table:table-cell office:value-type="float" office:value="0.00683204" calcext:value-type="float">
            <text:p>0.00683204</text:p>
          </table:table-cell>
          <table:table-cell office:value-type="float" office:value="0.00342174" calcext:value-type="float">
            <text:p>0.00342174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15103" calcext:value-type="float">
            <text:p>0.115103</text:p>
          </table:table-cell>
          <table:table-cell office:value-type="float" office:value="0.0011965" calcext:value-type="float">
            <text:p>0.0011965</text:p>
          </table:table-cell>
          <table:table-cell office:value-type="float" office:value="0.0113338" calcext:value-type="float">
            <text:p>0.0113338</text:p>
          </table:table-cell>
          <table:table-cell office:value-type="float" office:value="0.00693507" calcext:value-type="float">
            <text:p>0.00693507</text:p>
          </table:table-cell>
          <table:table-cell office:value-type="float" office:value="0.00349911" calcext:value-type="float">
            <text:p>0.00349911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155" calcext:value-type="float">
            <text:p>0.1155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109541" calcext:value-type="float">
            <text:p>0.0109541</text:p>
          </table:table-cell>
          <table:table-cell office:value-type="float" office:value="0.00706297" calcext:value-type="float">
            <text:p>0.00706297</text:p>
          </table:table-cell>
          <table:table-cell office:value-type="float" office:value="0.00329108" calcext:value-type="float">
            <text:p>0.00329108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15308" calcext:value-type="float">
            <text:p>0.115308</text:p>
          </table:table-cell>
          <table:table-cell office:value-type="float" office:value="0.00113413" calcext:value-type="float">
            <text:p>0.00113413</text:p>
          </table:table-cell>
          <table:table-cell office:value-type="float" office:value="0.0106051" calcext:value-type="float">
            <text:p>0.0106051</text:p>
          </table:table-cell>
          <table:table-cell office:value-type="float" office:value="0.00686164" calcext:value-type="float">
            <text:p>0.00686164</text:p>
          </table:table-cell>
          <table:table-cell office:value-type="float" office:value="0.00328832" calcext:value-type="float">
            <text:p>0.00328832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16963" calcext:value-type="float">
            <text:p>0.116963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111297" calcext:value-type="float">
            <text:p>0.0111297</text:p>
          </table:table-cell>
          <table:table-cell office:value-type="float" office:value="0.00735075" calcext:value-type="float">
            <text:p>0.00735075</text:p>
          </table:table-cell>
          <table:table-cell office:value-type="float" office:value="0.00334871" calcext:value-type="float">
            <text:p>0.00334871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55547" calcext:value-type="float">
            <text:p>0.155547</text:p>
          </table:table-cell>
          <table:table-cell office:value-type="float" office:value="0.00120716" calcext:value-type="float">
            <text:p>0.00120716</text:p>
          </table:table-cell>
          <table:table-cell office:value-type="float" office:value="0.0111969" calcext:value-type="float">
            <text:p>0.0111969</text:p>
          </table:table-cell>
          <table:table-cell office:value-type="float" office:value="0.00729627" calcext:value-type="float">
            <text:p>0.00729627</text:p>
          </table:table-cell>
          <table:table-cell office:value-type="float" office:value="0.00321647" calcext:value-type="float">
            <text:p>0.00321647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55533" calcext:value-type="float">
            <text:p>0.155533</text:p>
          </table:table-cell>
          <table:table-cell office:value-type="float" office:value="0.00115466" calcext:value-type="float">
            <text:p>0.00115466</text:p>
          </table:table-cell>
          <table:table-cell office:value-type="float" office:value="0.0110543" calcext:value-type="float">
            <text:p>0.0110543</text:p>
          </table:table-cell>
          <table:table-cell office:value-type="float" office:value="0.00768787" calcext:value-type="float">
            <text:p>0.00768787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17736" calcext:value-type="float">
            <text:p>0.117736</text:p>
          </table:table-cell>
          <table:table-cell office:value-type="float" office:value="0.00107847" calcext:value-type="float">
            <text:p>0.00107847</text:p>
          </table:table-cell>
          <table:table-cell office:value-type="float" office:value="0.0111917" calcext:value-type="float">
            <text:p>0.0111917</text:p>
          </table:table-cell>
          <table:table-cell office:value-type="float" office:value="0.00695639" calcext:value-type="float">
            <text:p>0.00695639</text:p>
          </table:table-cell>
          <table:table-cell office:value-type="float" office:value="0.00318055" calcext:value-type="float">
            <text:p>0.00318055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16893" calcext:value-type="float">
            <text:p>0.116893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111234" calcext:value-type="float">
            <text:p>0.0111234</text:p>
          </table:table-cell>
          <table:table-cell office:value-type="float" office:value="0.00713324" calcext:value-type="float">
            <text:p>0.00713324</text:p>
          </table:table-cell>
          <table:table-cell office:value-type="float" office:value="0.00332898" calcext:value-type="float">
            <text:p>0.00332898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17981" calcext:value-type="float">
            <text:p>0.11798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106509" calcext:value-type="float">
            <text:p>0.0106509</text:p>
          </table:table-cell>
          <table:table-cell office:value-type="float" office:value="0.00705152" calcext:value-type="float">
            <text:p>0.00705152</text:p>
          </table:table-cell>
          <table:table-cell office:value-type="float" office:value="0.00317699" calcext:value-type="float">
            <text:p>0.00317699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17462" calcext:value-type="float">
            <text:p>0.117462</text:p>
          </table:table-cell>
          <table:table-cell office:value-type="float" office:value="0.00114242" calcext:value-type="float">
            <text:p>0.00114242</text:p>
          </table:table-cell>
          <table:table-cell office:value-type="float" office:value="0.0112924" calcext:value-type="float">
            <text:p>0.0112924</text:p>
          </table:table-cell>
          <table:table-cell office:value-type="float" office:value="0.00743878" calcext:value-type="float">
            <text:p>0.00743878</text:p>
          </table:table-cell>
          <table:table-cell office:value-type="float" office:value="0.00330963" calcext:value-type="float">
            <text:p>0.00330963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17834" calcext:value-type="float">
            <text:p>0.117834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110982" calcext:value-type="float">
            <text:p>0.0110982</text:p>
          </table:table-cell>
          <table:table-cell office:value-type="float" office:value="0.00718495" calcext:value-type="float">
            <text:p>0.00718495</text:p>
          </table:table-cell>
          <table:table-cell office:value-type="float" office:value="0.00331555" calcext:value-type="float">
            <text:p>0.00331555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18419" calcext:value-type="float">
            <text:p>0.118419</text:p>
          </table:table-cell>
          <table:table-cell office:value-type="float" office:value="0.00112466" calcext:value-type="float">
            <text:p>0.00112466</text:p>
          </table:table-cell>
          <table:table-cell office:value-type="float" office:value="0.0107176" calcext:value-type="float">
            <text:p>0.0107176</text:p>
          </table:table-cell>
          <table:table-cell office:value-type="float" office:value="0.00716916" calcext:value-type="float">
            <text:p>0.00716916</text:p>
          </table:table-cell>
          <table:table-cell office:value-type="float" office:value="0.00321765" calcext:value-type="float">
            <text:p>0.00321765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17869" calcext:value-type="float">
            <text:p>0.117869</text:p>
          </table:table-cell>
          <table:table-cell office:value-type="float" office:value="0.00106781" calcext:value-type="float">
            <text:p>0.00106781</text:p>
          </table:table-cell>
          <table:table-cell office:value-type="float" office:value="0.011716" calcext:value-type="float">
            <text:p>0.011716</text:p>
          </table:table-cell>
          <table:table-cell office:value-type="float" office:value="0.00699073" calcext:value-type="float">
            <text:p>0.00699073</text:p>
          </table:table-cell>
          <table:table-cell office:value-type="float" office:value="0.00357491" calcext:value-type="float">
            <text:p>0.00357491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18139" calcext:value-type="float">
            <text:p>0.118139</text:p>
          </table:table-cell>
          <table:table-cell office:value-type="float" office:value="0.00107966" calcext:value-type="float">
            <text:p>0.00107966</text:p>
          </table:table-cell>
          <table:table-cell office:value-type="float" office:value="0.0113555" calcext:value-type="float">
            <text:p>0.0113555</text:p>
          </table:table-cell>
          <table:table-cell office:value-type="float" office:value="0.00736141" calcext:value-type="float">
            <text:p>0.00736141</text:p>
          </table:table-cell>
          <table:table-cell office:value-type="float" office:value="0.00332069" calcext:value-type="float">
            <text:p>0.00332069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18517" calcext:value-type="float">
            <text:p>0.118517</text:p>
          </table:table-cell>
          <table:table-cell office:value-type="float" office:value="0.00107571" calcext:value-type="float">
            <text:p>0.00107571</text:p>
          </table:table-cell>
          <table:table-cell office:value-type="float" office:value="0.0116275" calcext:value-type="float">
            <text:p>0.0116275</text:p>
          </table:table-cell>
          <table:table-cell office:value-type="float" office:value="0.00755128" calcext:value-type="float">
            <text:p>0.00755128</text:p>
          </table:table-cell>
          <table:table-cell office:value-type="float" office:value="0.00313791" calcext:value-type="float">
            <text:p>0.00313791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18528" calcext:value-type="float">
            <text:p>0.118528</text:p>
          </table:table-cell>
          <table:table-cell office:value-type="float" office:value="0.00111242" calcext:value-type="float">
            <text:p>0.00111242</text:p>
          </table:table-cell>
          <table:table-cell office:value-type="float" office:value="0.0114108" calcext:value-type="float">
            <text:p>0.0114108</text:p>
          </table:table-cell>
          <table:table-cell office:value-type="float" office:value="0.00715653" calcext:value-type="float">
            <text:p>0.00715653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18721" calcext:value-type="float">
            <text:p>0.118721</text:p>
          </table:table-cell>
          <table:table-cell office:value-type="float" office:value="0.00105676" calcext:value-type="float">
            <text:p>0.00105676</text:p>
          </table:table-cell>
          <table:table-cell office:value-type="float" office:value="0.0112896" calcext:value-type="float">
            <text:p>0.0112896</text:p>
          </table:table-cell>
          <table:table-cell office:value-type="float" office:value="0.00765273" calcext:value-type="float">
            <text:p>0.00765273</text:p>
          </table:table-cell>
          <table:table-cell office:value-type="float" office:value="0.0033049" calcext:value-type="float">
            <text:p>0.0033049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21043" calcext:value-type="float">
            <text:p>0.121043</text:p>
          </table:table-cell>
          <table:table-cell office:value-type="float" office:value="0.00120519" calcext:value-type="float">
            <text:p>0.00120519</text:p>
          </table:table-cell>
          <table:table-cell office:value-type="float" office:value="0.0108463" calcext:value-type="float">
            <text:p>0.0108463</text:p>
          </table:table-cell>
          <table:table-cell office:value-type="float" office:value="0.00730417" calcext:value-type="float">
            <text:p>0.00730417</text:p>
          </table:table-cell>
          <table:table-cell office:value-type="float" office:value="0.0031991" calcext:value-type="float">
            <text:p>0.003199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19788" calcext:value-type="float">
            <text:p>0.119788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114041" calcext:value-type="float">
            <text:p>0.0114041</text:p>
          </table:table-cell>
          <table:table-cell office:value-type="float" office:value="0.00716995" calcext:value-type="float">
            <text:p>0.00716995</text:p>
          </table:table-cell>
          <table:table-cell office:value-type="float" office:value="0.00321963" calcext:value-type="float">
            <text:p>0.00321963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21024" calcext:value-type="float">
            <text:p>0.121024</text:p>
          </table:table-cell>
          <table:table-cell office:value-type="float" office:value="0.00117795" calcext:value-type="float">
            <text:p>0.00117795</text:p>
          </table:table-cell>
          <table:table-cell office:value-type="float" office:value="0.0109884" calcext:value-type="float">
            <text:p>0.0109884</text:p>
          </table:table-cell>
          <table:table-cell office:value-type="float" office:value="0.00739456" calcext:value-type="float">
            <text:p>0.00739456</text:p>
          </table:table-cell>
          <table:table-cell office:value-type="float" office:value="0.00327055" calcext:value-type="float">
            <text:p>0.00327055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23144" calcext:value-type="float">
            <text:p>0.123144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130554" calcext:value-type="float">
            <text:p>0.0130554</text:p>
          </table:table-cell>
          <table:table-cell office:value-type="float" office:value="0.00727219" calcext:value-type="float">
            <text:p>0.00727219</text:p>
          </table:table-cell>
          <table:table-cell office:value-type="float" office:value="0.00322397" calcext:value-type="float">
            <text:p>0.00322397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19559" calcext:value-type="float">
            <text:p>0.119559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121462" calcext:value-type="float">
            <text:p>0.0121462</text:p>
          </table:table-cell>
          <table:table-cell office:value-type="float" office:value="0.00735746" calcext:value-type="float">
            <text:p>0.00735746</text:p>
          </table:table-cell>
          <table:table-cell office:value-type="float" office:value="0.00325476" calcext:value-type="float">
            <text:p>0.00325476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20513" calcext:value-type="float">
            <text:p>0.120513</text:p>
          </table:table-cell>
          <table:table-cell office:value-type="float" office:value="0.00116413" calcext:value-type="float">
            <text:p>0.00116413</text:p>
          </table:table-cell>
          <table:table-cell office:value-type="float" office:value="0.0113098" calcext:value-type="float">
            <text:p>0.0113098</text:p>
          </table:table-cell>
          <table:table-cell office:value-type="float" office:value="0.00929097" calcext:value-type="float">
            <text:p>0.00929097</text:p>
          </table:table-cell>
          <table:table-cell office:value-type="float" office:value="0.00338464" calcext:value-type="float">
            <text:p>0.00338464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20905" calcext:value-type="float">
            <text:p>0.120905</text:p>
          </table:table-cell>
          <table:table-cell office:value-type="float" office:value="0.00109505" calcext:value-type="float">
            <text:p>0.00109505</text:p>
          </table:table-cell>
          <table:table-cell office:value-type="float" office:value="0.0114736" calcext:value-type="float">
            <text:p>0.0114736</text:p>
          </table:table-cell>
          <table:table-cell office:value-type="float" office:value="0.00792117" calcext:value-type="float">
            <text:p>0.00792117</text:p>
          </table:table-cell>
          <table:table-cell office:value-type="float" office:value="0.00321923" calcext:value-type="float">
            <text:p>0.00321923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19414" calcext:value-type="float">
            <text:p>0.119414</text:p>
          </table:table-cell>
          <table:table-cell office:value-type="float" office:value="0.00116295" calcext:value-type="float">
            <text:p>0.00116295</text:p>
          </table:table-cell>
          <table:table-cell office:value-type="float" office:value="0.011395" calcext:value-type="float">
            <text:p>0.011395</text:p>
          </table:table-cell>
          <table:table-cell office:value-type="float" office:value="0.00737601" calcext:value-type="float">
            <text:p>0.00737601</text:p>
          </table:table-cell>
          <table:table-cell office:value-type="float" office:value="0.00323265" calcext:value-type="float">
            <text:p>0.0032326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20828" calcext:value-type="float">
            <text:p>0.120828</text:p>
          </table:table-cell>
          <table:table-cell office:value-type="float" office:value="0.00108913" calcext:value-type="float">
            <text:p>0.00108913</text:p>
          </table:table-cell>
          <table:table-cell office:value-type="float" office:value="0.0110405" calcext:value-type="float">
            <text:p>0.0110405</text:p>
          </table:table-cell>
          <table:table-cell office:value-type="float" office:value="0.00753194" calcext:value-type="float">
            <text:p>0.00753194</text:p>
          </table:table-cell>
          <table:table-cell office:value-type="float" office:value="0.00328042" calcext:value-type="float">
            <text:p>0.00328042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20278" calcext:value-type="float">
            <text:p>0.120278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117633" calcext:value-type="float">
            <text:p>0.0117633</text:p>
          </table:table-cell>
          <table:table-cell office:value-type="float" office:value="0.00752483" calcext:value-type="float">
            <text:p>0.00752483</text:p>
          </table:table-cell>
          <table:table-cell office:value-type="float" office:value="0.00329384" calcext:value-type="float">
            <text:p>0.00329384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20155" calcext:value-type="float">
            <text:p>0.120155</text:p>
          </table:table-cell>
          <table:table-cell office:value-type="float" office:value="0.00110216" calcext:value-type="float">
            <text:p>0.00110216</text:p>
          </table:table-cell>
          <table:table-cell office:value-type="float" office:value="0.0115881" calcext:value-type="float">
            <text:p>0.0115881</text:p>
          </table:table-cell>
          <table:table-cell office:value-type="float" office:value="0.00696665" calcext:value-type="float">
            <text:p>0.00696665</text:p>
          </table:table-cell>
          <table:table-cell office:value-type="float" office:value="0.00338187" calcext:value-type="float">
            <text:p>0.0033818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2168" calcext:value-type="float">
            <text:p>0.12168</text:p>
          </table:table-cell>
          <table:table-cell office:value-type="float" office:value="0.00118979" calcext:value-type="float">
            <text:p>0.00118979</text:p>
          </table:table-cell>
          <table:table-cell office:value-type="float" office:value="0.0113105" calcext:value-type="float">
            <text:p>0.0113105</text:p>
          </table:table-cell>
          <table:table-cell office:value-type="float" office:value="0.00794485" calcext:value-type="float">
            <text:p>0.00794485</text:p>
          </table:table-cell>
          <table:table-cell office:value-type="float" office:value="0.00319831" calcext:value-type="float">
            <text:p>0.00319831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20614" calcext:value-type="float">
            <text:p>0.120614</text:p>
          </table:table-cell>
          <table:table-cell office:value-type="float" office:value="0.00107413" calcext:value-type="float">
            <text:p>0.00107413</text:p>
          </table:table-cell>
          <table:table-cell office:value-type="float" office:value="0.0115912" calcext:value-type="float">
            <text:p>0.0115912</text:p>
          </table:table-cell>
          <table:table-cell office:value-type="float" office:value="0.00743917" calcext:value-type="float">
            <text:p>0.00743917</text:p>
          </table:table-cell>
          <table:table-cell office:value-type="float" office:value="0.00330213" calcext:value-type="float">
            <text:p>0.00330213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22094" calcext:value-type="float">
            <text:p>0.122094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0114906" calcext:value-type="float">
            <text:p>0.0114906</text:p>
          </table:table-cell>
          <table:table-cell office:value-type="float" office:value="0.00875134" calcext:value-type="float">
            <text:p>0.00875134</text:p>
          </table:table-cell>
          <table:table-cell office:value-type="float" office:value="0.00315726" calcext:value-type="float">
            <text:p>0.00315726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2232" calcext:value-type="float">
            <text:p>0.12232</text:p>
          </table:table-cell>
          <table:table-cell office:value-type="float" office:value="0.00108676" calcext:value-type="float">
            <text:p>0.00108676</text:p>
          </table:table-cell>
          <table:table-cell office:value-type="float" office:value="0.0110358" calcext:value-type="float">
            <text:p>0.0110358</text:p>
          </table:table-cell>
          <table:table-cell office:value-type="float" office:value="0.00827013" calcext:value-type="float">
            <text:p>0.00827013</text:p>
          </table:table-cell>
          <table:table-cell office:value-type="float" office:value="0.0032666" calcext:value-type="float">
            <text:p>0.0032666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20978" calcext:value-type="float">
            <text:p>0.120978</text:p>
          </table:table-cell>
          <table:table-cell office:value-type="float" office:value="0.00126717" calcext:value-type="float">
            <text:p>0.00126717</text:p>
          </table:table-cell>
          <table:table-cell office:value-type="float" office:value="0.0118577" calcext:value-type="float">
            <text:p>0.0118577</text:p>
          </table:table-cell>
          <table:table-cell office:value-type="float" office:value="0.00769497" calcext:value-type="float">
            <text:p>0.00769497</text:p>
          </table:table-cell>
          <table:table-cell office:value-type="float" office:value="0.00383782" calcext:value-type="float">
            <text:p>0.00383782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21776" calcext:value-type="float">
            <text:p>0.121776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112549" calcext:value-type="float">
            <text:p>0.0112549</text:p>
          </table:table-cell>
          <table:table-cell office:value-type="float" office:value="0.00734917" calcext:value-type="float">
            <text:p>0.00734917</text:p>
          </table:table-cell>
          <table:table-cell office:value-type="float" office:value="0.00321686" calcext:value-type="float">
            <text:p>0.00321686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21851" calcext:value-type="float">
            <text:p>0.121851</text:p>
          </table:table-cell>
          <table:table-cell office:value-type="float" office:value="0.00122493" calcext:value-type="float">
            <text:p>0.00122493</text:p>
          </table:table-cell>
          <table:table-cell office:value-type="float" office:value="0.0116485" calcext:value-type="float">
            <text:p>0.0116485</text:p>
          </table:table-cell>
          <table:table-cell office:value-type="float" office:value="0.00771629" calcext:value-type="float">
            <text:p>0.00771629</text:p>
          </table:table-cell>
          <table:table-cell office:value-type="float" office:value="0.00329463" calcext:value-type="float">
            <text:p>0.00329463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22257" calcext:value-type="float">
            <text:p>0.122257</text:p>
          </table:table-cell>
          <table:table-cell office:value-type="float" office:value="0.00114282" calcext:value-type="float">
            <text:p>0.00114282</text:p>
          </table:table-cell>
          <table:table-cell office:value-type="float" office:value="0.0119019" calcext:value-type="float">
            <text:p>0.0119019</text:p>
          </table:table-cell>
          <table:table-cell office:value-type="float" office:value="0.00727969" calcext:value-type="float">
            <text:p>0.00727969</text:p>
          </table:table-cell>
          <table:table-cell office:value-type="float" office:value="0.00324884" calcext:value-type="float">
            <text:p>0.00324884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23425" calcext:value-type="float">
            <text:p>0.123425</text:p>
          </table:table-cell>
          <table:table-cell office:value-type="float" office:value="0.00116216" calcext:value-type="float">
            <text:p>0.00116216</text:p>
          </table:table-cell>
          <table:table-cell office:value-type="float" office:value="0.0111092" calcext:value-type="float">
            <text:p>0.0111092</text:p>
          </table:table-cell>
          <table:table-cell office:value-type="float" office:value="0.00846514" calcext:value-type="float">
            <text:p>0.00846514</text:p>
          </table:table-cell>
          <table:table-cell office:value-type="float" office:value="0.00322515" calcext:value-type="float">
            <text:p>0.00322515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21253" calcext:value-type="float">
            <text:p>0.121253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0116453" calcext:value-type="float">
            <text:p>0.0116453</text:p>
          </table:table-cell>
          <table:table-cell office:value-type="float" office:value="0.00747549" calcext:value-type="float">
            <text:p>0.00747549</text:p>
          </table:table-cell>
          <table:table-cell office:value-type="float" office:value="0.00329661" calcext:value-type="float">
            <text:p>0.00329661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22722" calcext:value-type="float">
            <text:p>0.122722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121869" calcext:value-type="float">
            <text:p>0.0121869</text:p>
          </table:table-cell>
          <table:table-cell office:value-type="float" office:value="0.00795275" calcext:value-type="float">
            <text:p>0.00795275</text:p>
          </table:table-cell>
          <table:table-cell office:value-type="float" office:value="0.00328121" calcext:value-type="float">
            <text:p>0.00328121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25303" calcext:value-type="float">
            <text:p>0.125303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113927" calcext:value-type="float">
            <text:p>0.0113927</text:p>
          </table:table-cell>
          <table:table-cell office:value-type="float" office:value="0.00710205" calcext:value-type="float">
            <text:p>0.00710205</text:p>
          </table:table-cell>
          <table:table-cell office:value-type="float" office:value="0.00319278" calcext:value-type="float">
            <text:p>0.00319278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22377" calcext:value-type="float">
            <text:p>0.122377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113919" calcext:value-type="float">
            <text:p>0.0113919</text:p>
          </table:table-cell>
          <table:table-cell office:value-type="float" office:value="0.00853896" calcext:value-type="float">
            <text:p>0.00853896</text:p>
          </table:table-cell>
          <table:table-cell office:value-type="float" office:value="0.00337714" calcext:value-type="float">
            <text:p>0.00337714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21462" calcext:value-type="float">
            <text:p>0.121462</text:p>
          </table:table-cell>
          <table:table-cell office:value-type="float" office:value="0.00108045" calcext:value-type="float">
            <text:p>0.00108045</text:p>
          </table:table-cell>
          <table:table-cell office:value-type="float" office:value="0.0115806" calcext:value-type="float">
            <text:p>0.0115806</text:p>
          </table:table-cell>
          <table:table-cell office:value-type="float" office:value="0.0083783" calcext:value-type="float">
            <text:p>0.0083783</text:p>
          </table:table-cell>
          <table:table-cell office:value-type="float" office:value="0.00328792" calcext:value-type="float">
            <text:p>0.00328792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23806" calcext:value-type="float">
            <text:p>0.123806</text:p>
          </table:table-cell>
          <table:table-cell office:value-type="float" office:value="0.00107413" calcext:value-type="float">
            <text:p>0.00107413</text:p>
          </table:table-cell>
          <table:table-cell office:value-type="float" office:value="0.0134142" calcext:value-type="float">
            <text:p>0.0134142</text:p>
          </table:table-cell>
          <table:table-cell office:value-type="float" office:value="0.00744983" calcext:value-type="float">
            <text:p>0.00744983</text:p>
          </table:table-cell>
          <table:table-cell office:value-type="float" office:value="0.00317107" calcext:value-type="float">
            <text:p>0.00317107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22674" calcext:value-type="float">
            <text:p>0.122674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0119804" calcext:value-type="float">
            <text:p>0.0119804</text:p>
          </table:table-cell>
          <table:table-cell office:value-type="float" office:value="0.0072643" calcext:value-type="float">
            <text:p>0.0072643</text:p>
          </table:table-cell>
          <table:table-cell office:value-type="float" office:value="0.00325239" calcext:value-type="float">
            <text:p>0.00325239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23564" calcext:value-type="float">
            <text:p>0.123564</text:p>
          </table:table-cell>
          <table:table-cell office:value-type="float" office:value="0.00109032" calcext:value-type="float">
            <text:p>0.00109032</text:p>
          </table:table-cell>
          <table:table-cell office:value-type="float" office:value="0.011596" calcext:value-type="float">
            <text:p>0.011596</text:p>
          </table:table-cell>
          <table:table-cell office:value-type="float" office:value="0.00774353" calcext:value-type="float">
            <text:p>0.00774353</text:p>
          </table:table-cell>
          <table:table-cell office:value-type="float" office:value="0.00324055" calcext:value-type="float">
            <text:p>0.00324055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2542" calcext:value-type="float">
            <text:p>0.12542</text:p>
          </table:table-cell>
          <table:table-cell office:value-type="float" office:value="0.00138125" calcext:value-type="float">
            <text:p>0.00138125</text:p>
          </table:table-cell>
          <table:table-cell office:value-type="float" office:value="0.0114136" calcext:value-type="float">
            <text:p>0.0114136</text:p>
          </table:table-cell>
          <table:table-cell office:value-type="float" office:value="0.00864318" calcext:value-type="float">
            <text:p>0.00864318</text:p>
          </table:table-cell>
          <table:table-cell office:value-type="float" office:value="0.00333292" calcext:value-type="float">
            <text:p>0.00333292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24242" calcext:value-type="float">
            <text:p>0.124242</text:p>
          </table:table-cell>
          <table:table-cell office:value-type="float" office:value="0.00114084" calcext:value-type="float">
            <text:p>0.00114084</text:p>
          </table:table-cell>
          <table:table-cell office:value-type="float" office:value="0.0116848" calcext:value-type="float">
            <text:p>0.0116848</text:p>
          </table:table-cell>
          <table:table-cell office:value-type="float" office:value="0.00814065" calcext:value-type="float">
            <text:p>0.00814065</text:p>
          </table:table-cell>
          <table:table-cell office:value-type="float" office:value="0.00338661" calcext:value-type="float">
            <text:p>0.00338661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29268" calcext:value-type="float">
            <text:p>0.129268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0116907" calcext:value-type="float">
            <text:p>0.0116907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0.00324331" calcext:value-type="float">
            <text:p>0.0032433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22855" calcext:value-type="float">
            <text:p>0.122855</text:p>
          </table:table-cell>
          <table:table-cell office:value-type="float" office:value="0.00111045" calcext:value-type="float">
            <text:p>0.00111045</text:p>
          </table:table-cell>
          <table:table-cell office:value-type="float" office:value="0.0132966" calcext:value-type="float">
            <text:p>0.0132966</text:p>
          </table:table-cell>
          <table:table-cell office:value-type="float" office:value="0.00744786" calcext:value-type="float">
            <text:p>0.00744786</text:p>
          </table:table-cell>
          <table:table-cell office:value-type="float" office:value="0.00325792" calcext:value-type="float">
            <text:p>0.00325792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23964" calcext:value-type="float">
            <text:p>0.123964</text:p>
          </table:table-cell>
          <table:table-cell office:value-type="float" office:value="0.00114005" calcext:value-type="float">
            <text:p>0.00114005</text:p>
          </table:table-cell>
          <table:table-cell office:value-type="float" office:value="0.0136412" calcext:value-type="float">
            <text:p>0.0136412</text:p>
          </table:table-cell>
          <table:table-cell office:value-type="float" office:value="0.00747628" calcext:value-type="float">
            <text:p>0.00747628</text:p>
          </table:table-cell>
          <table:table-cell office:value-type="float" office:value="0.00325121" calcext:value-type="float">
            <text:p>0.00325121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23978" calcext:value-type="float">
            <text:p>0.123978</text:p>
          </table:table-cell>
          <table:table-cell office:value-type="float" office:value="0.00107097" calcext:value-type="float">
            <text:p>0.00107097</text:p>
          </table:table-cell>
          <table:table-cell office:value-type="float" office:value="0.0126563" calcext:value-type="float">
            <text:p>0.0126563</text:p>
          </table:table-cell>
          <table:table-cell office:value-type="float" office:value="0.00753115" calcext:value-type="float">
            <text:p>0.00753115</text:p>
          </table:table-cell>
          <table:table-cell office:value-type="float" office:value="0.00322476" calcext:value-type="float">
            <text:p>0.00322476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23312" calcext:value-type="float">
            <text:p>0.123312</text:p>
          </table:table-cell>
          <table:table-cell office:value-type="float" office:value="0.00114124" calcext:value-type="float">
            <text:p>0.00114124</text:p>
          </table:table-cell>
          <table:table-cell office:value-type="float" office:value="0.0114791" calcext:value-type="float">
            <text:p>0.0114791</text:p>
          </table:table-cell>
          <table:table-cell office:value-type="float" office:value="0.00730535" calcext:value-type="float">
            <text:p>0.00730535</text:p>
          </table:table-cell>
          <table:table-cell office:value-type="float" office:value="0.00320621" calcext:value-type="float">
            <text:p>0.00320621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2348" calcext:value-type="float">
            <text:p>0.12348</text:p>
          </table:table-cell>
          <table:table-cell office:value-type="float" office:value="0.0011369" calcext:value-type="float">
            <text:p>0.0011369</text:p>
          </table:table-cell>
          <table:table-cell office:value-type="float" office:value="0.0119954" calcext:value-type="float">
            <text:p>0.0119954</text:p>
          </table:table-cell>
          <table:table-cell office:value-type="float" office:value="0.00727337" calcext:value-type="float">
            <text:p>0.00727337</text:p>
          </table:table-cell>
          <table:table-cell office:value-type="float" office:value="0.00327331" calcext:value-type="float">
            <text:p>0.00327331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26414" calcext:value-type="float">
            <text:p>0.126414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11971" calcext:value-type="float">
            <text:p>0.011971</text:p>
          </table:table-cell>
          <table:table-cell office:value-type="float" office:value="0.00764168" calcext:value-type="float">
            <text:p>0.00764168</text:p>
          </table:table-cell>
          <table:table-cell office:value-type="float" office:value="0.00325437" calcext:value-type="float">
            <text:p>0.00325437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27391" calcext:value-type="float">
            <text:p>0.127391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119785" calcext:value-type="float">
            <text:p>0.0119785</text:p>
          </table:table-cell>
          <table:table-cell office:value-type="float" office:value="0.00965296" calcext:value-type="float">
            <text:p>0.00965296</text:p>
          </table:table-cell>
          <table:table-cell office:value-type="float" office:value="0.00326937" calcext:value-type="float">
            <text:p>0.00326937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27205" calcext:value-type="float">
            <text:p>0.127205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117057" calcext:value-type="float">
            <text:p>0.0117057</text:p>
          </table:table-cell>
          <table:table-cell office:value-type="float" office:value="0.00836882" calcext:value-type="float">
            <text:p>0.00836882</text:p>
          </table:table-cell>
          <table:table-cell office:value-type="float" office:value="0.00332266" calcext:value-type="float">
            <text:p>0.00332266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25575" calcext:value-type="float">
            <text:p>0.125575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115553" calcext:value-type="float">
            <text:p>0.0115553</text:p>
          </table:table-cell>
          <table:table-cell office:value-type="float" office:value="0.00803723" calcext:value-type="float">
            <text:p>0.00803723</text:p>
          </table:table-cell>
          <table:table-cell office:value-type="float" office:value="0.00331674" calcext:value-type="float">
            <text:p>0.00331674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26128" calcext:value-type="float">
            <text:p>0.126128</text:p>
          </table:table-cell>
          <table:table-cell office:value-type="float" office:value="0.00109347" calcext:value-type="float">
            <text:p>0.00109347</text:p>
          </table:table-cell>
          <table:table-cell office:value-type="float" office:value="0.0119161" calcext:value-type="float">
            <text:p>0.0119161</text:p>
          </table:table-cell>
          <table:table-cell office:value-type="float" office:value="0.00758444" calcext:value-type="float">
            <text:p>0.00758444</text:p>
          </table:table-cell>
          <table:table-cell office:value-type="float" office:value="0.00317463" calcext:value-type="float">
            <text:p>0.003174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25598" calcext:value-type="float">
            <text:p>0.125598</text:p>
          </table:table-cell>
          <table:table-cell office:value-type="float" office:value="0.00110255" calcext:value-type="float">
            <text:p>0.00110255</text:p>
          </table:table-cell>
          <table:table-cell office:value-type="float" office:value="0.0123239" calcext:value-type="float">
            <text:p>0.0123239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00334319" calcext:value-type="float">
            <text:p>0.00334319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26867" calcext:value-type="float">
            <text:p>0.126867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121968" calcext:value-type="float">
            <text:p>0.0121968</text:p>
          </table:table-cell>
          <table:table-cell office:value-type="float" office:value="0.00769537" calcext:value-type="float">
            <text:p>0.00769537</text:p>
          </table:table-cell>
          <table:table-cell office:value-type="float" office:value="0.00330292" calcext:value-type="float">
            <text:p>0.00330292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25793" calcext:value-type="float">
            <text:p>0.125793</text:p>
          </table:table-cell>
          <table:table-cell office:value-type="float" office:value="0.00112703" calcext:value-type="float">
            <text:p>0.00112703</text:p>
          </table:table-cell>
          <table:table-cell office:value-type="float" office:value="0.0129508" calcext:value-type="float">
            <text:p>0.0129508</text:p>
          </table:table-cell>
          <table:table-cell office:value-type="float" office:value="0.007603" calcext:value-type="float">
            <text:p>0.007603</text:p>
          </table:table-cell>
          <table:table-cell office:value-type="float" office:value="0.00373478" calcext:value-type="float">
            <text:p>0.00373478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274" calcext:value-type="float">
            <text:p>0.1274</text:p>
          </table:table-cell>
          <table:table-cell office:value-type="float" office:value="0.00122335" calcext:value-type="float">
            <text:p>0.00122335</text:p>
          </table:table-cell>
          <table:table-cell office:value-type="float" office:value="0.0123653" calcext:value-type="float">
            <text:p>0.0123653</text:p>
          </table:table-cell>
          <table:table-cell office:value-type="float" office:value="0.00732864" calcext:value-type="float">
            <text:p>0.00732864</text:p>
          </table:table-cell>
          <table:table-cell office:value-type="float" office:value="0.00324252" calcext:value-type="float">
            <text:p>0.00324252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2622" calcext:value-type="float">
            <text:p>0.12622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137576" calcext:value-type="float">
            <text:p>0.0137576</text:p>
          </table:table-cell>
          <table:table-cell office:value-type="float" office:value="0.0083104" calcext:value-type="float">
            <text:p>0.0083104</text:p>
          </table:table-cell>
          <table:table-cell office:value-type="float" office:value="0.00330608" calcext:value-type="float">
            <text:p>0.00330608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27648" calcext:value-type="float">
            <text:p>0.127648</text:p>
          </table:table-cell>
          <table:table-cell office:value-type="float" office:value="0.00121585" calcext:value-type="float">
            <text:p>0.00121585</text:p>
          </table:table-cell>
          <table:table-cell office:value-type="float" office:value="0.0128836" calcext:value-type="float">
            <text:p>0.0128836</text:p>
          </table:table-cell>
          <table:table-cell office:value-type="float" office:value="0.0076101" calcext:value-type="float">
            <text:p>0.0076101</text:p>
          </table:table-cell>
          <table:table-cell office:value-type="float" office:value="0.00321489" calcext:value-type="float">
            <text:p>0.00321489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26598" calcext:value-type="float">
            <text:p>0.126598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123286" calcext:value-type="float">
            <text:p>0.0123286</text:p>
          </table:table-cell>
          <table:table-cell office:value-type="float" office:value="0.00750431" calcext:value-type="float">
            <text:p>0.00750431</text:p>
          </table:table-cell>
          <table:table-cell office:value-type="float" office:value="0.00321765" calcext:value-type="float">
            <text:p>0.00321765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28568" calcext:value-type="float">
            <text:p>0.128568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121233" calcext:value-type="float">
            <text:p>0.0121233</text:p>
          </table:table-cell>
          <table:table-cell office:value-type="float" office:value="0.00748615" calcext:value-type="float">
            <text:p>0.00748615</text:p>
          </table:table-cell>
          <table:table-cell office:value-type="float" office:value="0.00329068" calcext:value-type="float">
            <text:p>0.00329068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29157" calcext:value-type="float">
            <text:p>0.129157</text:p>
          </table:table-cell>
          <table:table-cell office:value-type="float" office:value="0.00111953" calcext:value-type="float">
            <text:p>0.00111953</text:p>
          </table:table-cell>
          <table:table-cell office:value-type="float" office:value="0.0122122" calcext:value-type="float">
            <text:p>0.0122122</text:p>
          </table:table-cell>
          <table:table-cell office:value-type="float" office:value="0.00917531" calcext:value-type="float">
            <text:p>0.00917531</text:p>
          </table:table-cell>
          <table:table-cell office:value-type="float" office:value="0.00331082" calcext:value-type="float">
            <text:p>0.00331082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28801" calcext:value-type="float">
            <text:p>0.128801</text:p>
          </table:table-cell>
          <table:table-cell office:value-type="float" office:value="0.00118269" calcext:value-type="float">
            <text:p>0.00118269</text:p>
          </table:table-cell>
          <table:table-cell office:value-type="float" office:value="0.0119781" calcext:value-type="float">
            <text:p>0.0119781</text:p>
          </table:table-cell>
          <table:table-cell office:value-type="float" office:value="0.00769418" calcext:value-type="float">
            <text:p>0.00769418</text:p>
          </table:table-cell>
          <table:table-cell office:value-type="float" office:value="0.00323068" calcext:value-type="float">
            <text:p>0.0032306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28082" calcext:value-type="float">
            <text:p>0.128082</text:p>
          </table:table-cell>
          <table:table-cell office:value-type="float" office:value="0.00109466" calcext:value-type="float">
            <text:p>0.00109466</text:p>
          </table:table-cell>
          <table:table-cell office:value-type="float" office:value="0.0125911" calcext:value-type="float">
            <text:p>0.0125911</text:p>
          </table:table-cell>
          <table:table-cell office:value-type="float" office:value="0.00799222" calcext:value-type="float">
            <text:p>0.00799222</text:p>
          </table:table-cell>
          <table:table-cell office:value-type="float" office:value="0.00335977" calcext:value-type="float">
            <text:p>0.00335977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28155" calcext:value-type="float">
            <text:p>0.128155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119702" calcext:value-type="float">
            <text:p>0.0119702</text:p>
          </table:table-cell>
          <table:table-cell office:value-type="float" office:value="0.00765866" calcext:value-type="float">
            <text:p>0.00765866</text:p>
          </table:table-cell>
          <table:table-cell office:value-type="float" office:value="0.0033199" calcext:value-type="float">
            <text:p>0.0033199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128323" calcext:value-type="float">
            <text:p>0.128323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0118936" calcext:value-type="float">
            <text:p>0.0118936</text:p>
          </table:table-cell>
          <table:table-cell office:value-type="float" office:value="0.00911609" calcext:value-type="float">
            <text:p>0.00911609</text:p>
          </table:table-cell>
          <table:table-cell office:value-type="float" office:value="0.00318371" calcext:value-type="float">
            <text:p>0.00318371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131874" calcext:value-type="float">
            <text:p>0.131874</text:p>
          </table:table-cell>
          <table:table-cell office:value-type="float" office:value="0.00114163" calcext:value-type="float">
            <text:p>0.00114163</text:p>
          </table:table-cell>
          <table:table-cell office:value-type="float" office:value="0.0119943" calcext:value-type="float">
            <text:p>0.0119943</text:p>
          </table:table-cell>
          <table:table-cell office:value-type="float" office:value="0.00816908" calcext:value-type="float">
            <text:p>0.00816908</text:p>
          </table:table-cell>
          <table:table-cell office:value-type="float" office:value="0.00328713" calcext:value-type="float">
            <text:p>0.00328713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134961" calcext:value-type="float">
            <text:p>0.134961</text:p>
          </table:table-cell>
          <table:table-cell office:value-type="float" office:value="0.00115229" calcext:value-type="float">
            <text:p>0.00115229</text:p>
          </table:table-cell>
          <table:table-cell office:value-type="float" office:value="0.0119532" calcext:value-type="float">
            <text:p>0.0119532</text:p>
          </table:table-cell>
          <table:table-cell office:value-type="float" office:value="0.00797288" calcext:value-type="float">
            <text:p>0.00797288</text:p>
          </table:table-cell>
          <table:table-cell office:value-type="float" office:value="0.00321055" calcext:value-type="float">
            <text:p>0.00321055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30065" calcext:value-type="float">
            <text:p>0.130065</text:p>
          </table:table-cell>
          <table:table-cell office:value-type="float" office:value="0.0013773" calcext:value-type="float">
            <text:p>0.0013773</text:p>
          </table:table-cell>
          <table:table-cell office:value-type="float" office:value="0.0124838" calcext:value-type="float">
            <text:p>0.0124838</text:p>
          </table:table-cell>
          <table:table-cell office:value-type="float" office:value="0.00779445" calcext:value-type="float">
            <text:p>0.00779445</text:p>
          </table:table-cell>
          <table:table-cell office:value-type="float" office:value="0.00329187" calcext:value-type="float">
            <text:p>0.00329187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133343" calcext:value-type="float">
            <text:p>0.133343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0124561" calcext:value-type="float">
            <text:p>0.0124561</text:p>
          </table:table-cell>
          <table:table-cell office:value-type="float" office:value="0.00832579" calcext:value-type="float">
            <text:p>0.00832579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31102" calcext:value-type="float">
            <text:p>0.131102</text:p>
          </table:table-cell>
          <table:table-cell office:value-type="float" office:value="0.00109387" calcext:value-type="float">
            <text:p>0.00109387</text:p>
          </table:table-cell>
          <table:table-cell office:value-type="float" office:value="0.0119895" calcext:value-type="float">
            <text:p>0.0119895</text:p>
          </table:table-cell>
          <table:table-cell office:value-type="float" office:value="0.00757418" calcext:value-type="float">
            <text:p>0.00757418</text:p>
          </table:table-cell>
          <table:table-cell office:value-type="float" office:value="0.00347464" calcext:value-type="float">
            <text:p>0.00347464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29198" calcext:value-type="float">
            <text:p>0.129198</text:p>
          </table:table-cell>
          <table:table-cell office:value-type="float" office:value="0.00123835" calcext:value-type="float">
            <text:p>0.00123835</text:p>
          </table:table-cell>
          <table:table-cell office:value-type="float" office:value="0.0123002" calcext:value-type="float">
            <text:p>0.0123002</text:p>
          </table:table-cell>
          <table:table-cell office:value-type="float" office:value="0.00805854" calcext:value-type="float">
            <text:p>0.00805854</text:p>
          </table:table-cell>
          <table:table-cell office:value-type="float" office:value="0.00354175" calcext:value-type="float">
            <text:p>0.00354175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31357" calcext:value-type="float">
            <text:p>0.131357</text:p>
          </table:table-cell>
          <table:table-cell office:value-type="float" office:value="0.0011365" calcext:value-type="float">
            <text:p>0.0011365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0.00807789" calcext:value-type="float">
            <text:p>0.00807789</text:p>
          </table:table-cell>
          <table:table-cell office:value-type="float" office:value="0.00327805" calcext:value-type="float">
            <text:p>0.0032780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30724" calcext:value-type="float">
            <text:p>0.130724</text:p>
          </table:table-cell>
          <table:table-cell office:value-type="float" office:value="0.0011519" calcext:value-type="float">
            <text:p>0.0011519</text:p>
          </table:table-cell>
          <table:table-cell office:value-type="float" office:value="0.0125449" calcext:value-type="float">
            <text:p>0.0125449</text:p>
          </table:table-cell>
          <table:table-cell office:value-type="float" office:value="0.0080396" calcext:value-type="float">
            <text:p>0.0080396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31331" calcext:value-type="float">
            <text:p>0.131331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128371" calcext:value-type="float">
            <text:p>0.0128371</text:p>
          </table:table-cell>
          <table:table-cell office:value-type="float" office:value="0.00795078" calcext:value-type="float">
            <text:p>0.00795078</text:p>
          </table:table-cell>
          <table:table-cell office:value-type="float" office:value="0.00337871" calcext:value-type="float">
            <text:p>0.00337871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129241" calcext:value-type="float">
            <text:p>0.129241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122623" calcext:value-type="float">
            <text:p>0.0122623</text:p>
          </table:table-cell>
          <table:table-cell office:value-type="float" office:value="0.00782248" calcext:value-type="float">
            <text:p>0.00782248</text:p>
          </table:table-cell>
          <table:table-cell office:value-type="float" office:value="0.00331674" calcext:value-type="float">
            <text:p>0.00331674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3754" calcext:value-type="float">
            <text:p>0.13754</text:p>
          </table:table-cell>
          <table:table-cell office:value-type="float" office:value="0.00114834" calcext:value-type="float">
            <text:p>0.00114834</text:p>
          </table:table-cell>
          <table:table-cell office:value-type="float" office:value="0.0122678" calcext:value-type="float">
            <text:p>0.0122678</text:p>
          </table:table-cell>
          <table:table-cell office:value-type="float" office:value="0.00771353" calcext:value-type="float">
            <text:p>0.00771353</text:p>
          </table:table-cell>
          <table:table-cell office:value-type="float" office:value="0.00331792" calcext:value-type="float">
            <text:p>0.00331792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34217" calcext:value-type="float">
            <text:p>0.134217</text:p>
          </table:table-cell>
          <table:table-cell office:value-type="float" office:value="0.00111124" calcext:value-type="float">
            <text:p>0.00111124</text:p>
          </table:table-cell>
          <table:table-cell office:value-type="float" office:value="0.0121474" calcext:value-type="float">
            <text:p>0.0121474</text:p>
          </table:table-cell>
          <table:table-cell office:value-type="float" office:value="0.00784695" calcext:value-type="float">
            <text:p>0.00784695</text:p>
          </table:table-cell>
          <table:table-cell office:value-type="float" office:value="0.00316949" calcext:value-type="float">
            <text:p>0.00316949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30009" calcext:value-type="float">
            <text:p>0.130009</text:p>
          </table:table-cell>
          <table:table-cell office:value-type="float" office:value="0.00111953" calcext:value-type="float">
            <text:p>0.00111953</text:p>
          </table:table-cell>
          <table:table-cell office:value-type="float" office:value="0.012719" calcext:value-type="float">
            <text:p>0.012719</text:p>
          </table:table-cell>
          <table:table-cell office:value-type="float" office:value="0.00819829" calcext:value-type="float">
            <text:p>0.00819829</text:p>
          </table:table-cell>
          <table:table-cell office:value-type="float" office:value="0.00364517" calcext:value-type="float">
            <text:p>0.00364517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38363" calcext:value-type="float">
            <text:p>0.138363</text:p>
          </table:table-cell>
          <table:table-cell office:value-type="float" office:value="0.00108203" calcext:value-type="float">
            <text:p>0.00108203</text:p>
          </table:table-cell>
          <table:table-cell office:value-type="float" office:value="0.0129851" calcext:value-type="float">
            <text:p>0.0129851</text:p>
          </table:table-cell>
          <table:table-cell office:value-type="float" office:value="0.00790104" calcext:value-type="float">
            <text:p>0.00790104</text:p>
          </table:table-cell>
          <table:table-cell office:value-type="float" office:value="0.00318489" calcext:value-type="float">
            <text:p>0.00318489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148256" calcext:value-type="float">
            <text:p>0.148256</text:p>
          </table:table-cell>
          <table:table-cell office:value-type="float" office:value="0.00109229" calcext:value-type="float">
            <text:p>0.00109229</text:p>
          </table:table-cell>
          <table:table-cell office:value-type="float" office:value="0.0121605" calcext:value-type="float">
            <text:p>0.0121605</text:p>
          </table:table-cell>
          <table:table-cell office:value-type="float" office:value="0.00926058" calcext:value-type="float">
            <text:p>0.00926058</text:p>
          </table:table-cell>
          <table:table-cell office:value-type="float" office:value="0.00318568" calcext:value-type="float">
            <text:p>0.00318568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41546" calcext:value-type="float">
            <text:p>0.141546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134525" calcext:value-type="float">
            <text:p>0.0134525</text:p>
          </table:table-cell>
          <table:table-cell office:value-type="float" office:value="0.00923452" calcext:value-type="float">
            <text:p>0.00923452</text:p>
          </table:table-cell>
          <table:table-cell office:value-type="float" office:value="0.00327845" calcext:value-type="float">
            <text:p>0.00327845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45667" calcext:value-type="float">
            <text:p>0.145667</text:p>
          </table:table-cell>
          <table:table-cell office:value-type="float" office:value="0.00136743" calcext:value-type="float">
            <text:p>0.00136743</text:p>
          </table:table-cell>
          <table:table-cell office:value-type="float" office:value="0.0134864" calcext:value-type="float">
            <text:p>0.0134864</text:p>
          </table:table-cell>
          <table:table-cell office:value-type="float" office:value="0.00815486" calcext:value-type="float">
            <text:p>0.00815486</text:p>
          </table:table-cell>
          <table:table-cell office:value-type="float" office:value="0.00320107" calcext:value-type="float">
            <text:p>0.0032010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48093" calcext:value-type="float">
            <text:p>0.148093</text:p>
          </table:table-cell>
          <table:table-cell office:value-type="float" office:value="0.00121348" calcext:value-type="float">
            <text:p>0.00121348</text:p>
          </table:table-cell>
          <table:table-cell office:value-type="float" office:value="0.0125343" calcext:value-type="float">
            <text:p>0.0125343</text:p>
          </table:table-cell>
          <table:table-cell office:value-type="float" office:value="0.00811776" calcext:value-type="float">
            <text:p>0.00811776</text:p>
          </table:table-cell>
          <table:table-cell office:value-type="float" office:value="0.00407388" calcext:value-type="float">
            <text:p>0.00407388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39926" calcext:value-type="float">
            <text:p>0.139926</text:p>
          </table:table-cell>
          <table:table-cell office:value-type="float" office:value="0.00124032" calcext:value-type="float">
            <text:p>0.00124032</text:p>
          </table:table-cell>
          <table:table-cell office:value-type="float" office:value="0.0124147" calcext:value-type="float">
            <text:p>0.0124147</text:p>
          </table:table-cell>
          <table:table-cell office:value-type="float" office:value="0.00795433" calcext:value-type="float">
            <text:p>0.00795433</text:p>
          </table:table-cell>
          <table:table-cell office:value-type="float" office:value="0.0032295" calcext:value-type="float">
            <text:p>0.0032295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159231" calcext:value-type="float">
            <text:p>0.159231</text:p>
          </table:table-cell>
          <table:table-cell office:value-type="float" office:value="0.00115663" calcext:value-type="float">
            <text:p>0.00115663</text:p>
          </table:table-cell>
          <table:table-cell office:value-type="float" office:value="0.0125974" calcext:value-type="float">
            <text:p>0.0125974</text:p>
          </table:table-cell>
          <table:table-cell office:value-type="float" office:value="0.0078134" calcext:value-type="float">
            <text:p>0.0078134</text:p>
          </table:table-cell>
          <table:table-cell office:value-type="float" office:value="0.00323423" calcext:value-type="float">
            <text:p>0.00323423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47101" calcext:value-type="float">
            <text:p>0.147101</text:p>
          </table:table-cell>
          <table:table-cell office:value-type="float" office:value="0.00119729" calcext:value-type="float">
            <text:p>0.00119729</text:p>
          </table:table-cell>
          <table:table-cell office:value-type="float" office:value="0.0121762" calcext:value-type="float">
            <text:p>0.0121762</text:p>
          </table:table-cell>
          <table:table-cell office:value-type="float" office:value="0.00880937" calcext:value-type="float">
            <text:p>0.00880937</text:p>
          </table:table-cell>
          <table:table-cell office:value-type="float" office:value="0.00322002" calcext:value-type="float">
            <text:p>0.00322002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33445" calcext:value-type="float">
            <text:p>0.133445</text:p>
          </table:table-cell>
          <table:table-cell office:value-type="float" office:value="0.00110413" calcext:value-type="float">
            <text:p>0.00110413</text:p>
          </table:table-cell>
          <table:table-cell office:value-type="float" office:value="0.0126456" calcext:value-type="float">
            <text:p>0.0126456</text:p>
          </table:table-cell>
          <table:table-cell office:value-type="float" office:value="0.00839685" calcext:value-type="float">
            <text:p>0.00839685</text:p>
          </table:table-cell>
          <table:table-cell office:value-type="float" office:value="0.00326739" calcext:value-type="float">
            <text:p>0.00326739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33541" calcext:value-type="float">
            <text:p>0.133541</text:p>
          </table:table-cell>
          <table:table-cell office:value-type="float" office:value="0.00116256" calcext:value-type="float">
            <text:p>0.00116256</text:p>
          </table:table-cell>
          <table:table-cell office:value-type="float" office:value="0.0124798" calcext:value-type="float">
            <text:p>0.0124798</text:p>
          </table:table-cell>
          <table:table-cell office:value-type="float" office:value="0.00824211" calcext:value-type="float">
            <text:p>0.00824211</text:p>
          </table:table-cell>
          <table:table-cell office:value-type="float" office:value="0.00312844" calcext:value-type="float">
            <text:p>0.00312844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35282" calcext:value-type="float">
            <text:p>0.135282</text:p>
          </table:table-cell>
          <table:table-cell office:value-type="float" office:value="0.00109189" calcext:value-type="float">
            <text:p>0.00109189</text:p>
          </table:table-cell>
          <table:table-cell office:value-type="float" office:value="0.0125556" calcext:value-type="float">
            <text:p>0.0125556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.00345372" calcext:value-type="float">
            <text:p>0.00345372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33519" calcext:value-type="float">
            <text:p>0.133519</text:p>
          </table:table-cell>
          <table:table-cell office:value-type="float" office:value="0.00119019" calcext:value-type="float">
            <text:p>0.00119019</text:p>
          </table:table-cell>
          <table:table-cell office:value-type="float" office:value="0.0133025" calcext:value-type="float">
            <text:p>0.0133025</text:p>
          </table:table-cell>
          <table:table-cell office:value-type="float" office:value="0.00839527" calcext:value-type="float">
            <text:p>0.00839527</text:p>
          </table:table-cell>
          <table:table-cell office:value-type="float" office:value="0.00328595" calcext:value-type="float">
            <text:p>0.00328595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135189" calcext:value-type="float">
            <text:p>0.135189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125339" calcext:value-type="float">
            <text:p>0.0125339</text:p>
          </table:table-cell>
          <table:table-cell office:value-type="float" office:value="0.00896767" calcext:value-type="float">
            <text:p>0.00896767</text:p>
          </table:table-cell>
          <table:table-cell office:value-type="float" office:value="0.00317897" calcext:value-type="float">
            <text:p>0.00317897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3346" calcext:value-type="float">
            <text:p>0.13346</text:p>
          </table:table-cell>
          <table:table-cell office:value-type="float" office:value="0.00115821" calcext:value-type="float">
            <text:p>0.00115821</text:p>
          </table:table-cell>
          <table:table-cell office:value-type="float" office:value="0.0121083" calcext:value-type="float">
            <text:p>0.0121083</text:p>
          </table:table-cell>
          <table:table-cell office:value-type="float" office:value="0.010405" calcext:value-type="float">
            <text:p>0.010405</text:p>
          </table:table-cell>
          <table:table-cell office:value-type="float" office:value="0.00320344" calcext:value-type="float">
            <text:p>0.00320344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34159" calcext:value-type="float">
            <text:p>0.134159</text:p>
          </table:table-cell>
          <table:table-cell office:value-type="float" office:value="0.00111163" calcext:value-type="float">
            <text:p>0.00111163</text:p>
          </table:table-cell>
          <table:table-cell office:value-type="float" office:value="0.0129152" calcext:value-type="float">
            <text:p>0.0129152</text:p>
          </table:table-cell>
          <table:table-cell office:value-type="float" office:value="0.0104133" calcext:value-type="float">
            <text:p>0.0104133</text:p>
          </table:table-cell>
          <table:table-cell office:value-type="float" office:value="0.00358359" calcext:value-type="float">
            <text:p>0.00358359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33914" calcext:value-type="float">
            <text:p>0.133914</text:p>
          </table:table-cell>
          <table:table-cell office:value-type="float" office:value="0.00114321" calcext:value-type="float">
            <text:p>0.00114321</text:p>
          </table:table-cell>
          <table:table-cell office:value-type="float" office:value="0.0124348" calcext:value-type="float">
            <text:p>0.0124348</text:p>
          </table:table-cell>
          <table:table-cell office:value-type="float" office:value="0.0100627" calcext:value-type="float">
            <text:p>0.0100627</text:p>
          </table:table-cell>
          <table:table-cell office:value-type="float" office:value="0.00325673" calcext:value-type="float">
            <text:p>0.00325673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3398" calcext:value-type="float">
            <text:p>0.13398</text:p>
          </table:table-cell>
          <table:table-cell office:value-type="float" office:value="0.00108716" calcext:value-type="float">
            <text:p>0.00108716</text:p>
          </table:table-cell>
          <table:table-cell office:value-type="float" office:value="0.012618" calcext:value-type="float">
            <text:p>0.012618</text:p>
          </table:table-cell>
          <table:table-cell office:value-type="float" office:value="0.00872213" calcext:value-type="float">
            <text:p>0.00872213</text:p>
          </table:table-cell>
          <table:table-cell office:value-type="float" office:value="0.00326345" calcext:value-type="float">
            <text:p>0.00326345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133709" calcext:value-type="float">
            <text:p>0.133709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122805" calcext:value-type="float">
            <text:p>0.0122805</text:p>
          </table:table-cell>
          <table:table-cell office:value-type="float" office:value="0.00826579" calcext:value-type="float">
            <text:p>0.00826579</text:p>
          </table:table-cell>
          <table:table-cell office:value-type="float" office:value="0.00330174" calcext:value-type="float">
            <text:p>0.00330174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35494" calcext:value-type="float">
            <text:p>0.135494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0884292" calcext:value-type="float">
            <text:p>0.00884292</text:p>
          </table:table-cell>
          <table:table-cell office:value-type="float" office:value="0.00315252" calcext:value-type="float">
            <text:p>0.00315252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34007" calcext:value-type="float">
            <text:p>0.134007</text:p>
          </table:table-cell>
          <table:table-cell office:value-type="float" office:value="0.00112861" calcext:value-type="float">
            <text:p>0.00112861</text:p>
          </table:table-cell>
          <table:table-cell office:value-type="float" office:value="0.0133364" calcext:value-type="float">
            <text:p>0.0133364</text:p>
          </table:table-cell>
          <table:table-cell office:value-type="float" office:value="0.00916939" calcext:value-type="float">
            <text:p>0.00916939</text:p>
          </table:table-cell>
          <table:table-cell office:value-type="float" office:value="0.00315055" calcext:value-type="float">
            <text:p>0.00315055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3566" calcext:value-type="float">
            <text:p>0.13566</text:p>
          </table:table-cell>
          <table:table-cell office:value-type="float" office:value="0.00149415" calcext:value-type="float">
            <text:p>0.00149415</text:p>
          </table:table-cell>
          <table:table-cell office:value-type="float" office:value="0.0123689" calcext:value-type="float">
            <text:p>0.0123689</text:p>
          </table:table-cell>
          <table:table-cell office:value-type="float" office:value="0.00848172" calcext:value-type="float">
            <text:p>0.00848172</text:p>
          </table:table-cell>
          <table:table-cell office:value-type="float" office:value="0.00324371" calcext:value-type="float">
            <text:p>0.00324371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35657" calcext:value-type="float">
            <text:p>0.135657</text:p>
          </table:table-cell>
          <table:table-cell office:value-type="float" office:value="0.00114282" calcext:value-type="float">
            <text:p>0.00114282</text:p>
          </table:table-cell>
          <table:table-cell office:value-type="float" office:value="0.0132677" calcext:value-type="float">
            <text:p>0.0132677</text:p>
          </table:table-cell>
          <table:table-cell office:value-type="float" office:value="0.00826776" calcext:value-type="float">
            <text:p>0.00826776</text:p>
          </table:table-cell>
          <table:table-cell office:value-type="float" office:value="0.00326147" calcext:value-type="float">
            <text:p>0.00326147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35317" calcext:value-type="float">
            <text:p>0.135317</text:p>
          </table:table-cell>
          <table:table-cell office:value-type="float" office:value="0.00125611" calcext:value-type="float">
            <text:p>0.00125611</text:p>
          </table:table-cell>
          <table:table-cell office:value-type="float" office:value="0.0145085" calcext:value-type="float">
            <text:p>0.0145085</text:p>
          </table:table-cell>
          <table:table-cell office:value-type="float" office:value="0.00874542" calcext:value-type="float">
            <text:p>0.00874542</text:p>
          </table:table-cell>
          <table:table-cell office:value-type="float" office:value="0.00330805" calcext:value-type="float">
            <text:p>0.00330805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3534" calcext:value-type="float">
            <text:p>0.13534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0128015" calcext:value-type="float">
            <text:p>0.0128015</text:p>
          </table:table-cell>
          <table:table-cell office:value-type="float" office:value="0.00886503" calcext:value-type="float">
            <text:p>0.00886503</text:p>
          </table:table-cell>
          <table:table-cell office:value-type="float" office:value="0.00367241" calcext:value-type="float">
            <text:p>0.00367241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35748" calcext:value-type="float">
            <text:p>0.135748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013306" calcext:value-type="float">
            <text:p>0.013306</text:p>
          </table:table-cell>
          <table:table-cell office:value-type="float" office:value="0.00798749" calcext:value-type="float">
            <text:p>0.00798749</text:p>
          </table:table-cell>
          <table:table-cell office:value-type="float" office:value="0.00347385" calcext:value-type="float">
            <text:p>0.00347385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36369" calcext:value-type="float">
            <text:p>0.136369</text:p>
          </table:table-cell>
          <table:table-cell office:value-type="float" office:value="0.00121111" calcext:value-type="float">
            <text:p>0.00121111</text:p>
          </table:table-cell>
          <table:table-cell office:value-type="float" office:value="0.0129993" calcext:value-type="float">
            <text:p>0.0129993</text:p>
          </table:table-cell>
          <table:table-cell office:value-type="float" office:value="0.00839251" calcext:value-type="float">
            <text:p>0.00839251</text:p>
          </table:table-cell>
          <table:table-cell office:value-type="float" office:value="0.00322002" calcext:value-type="float">
            <text:p>0.00322002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36464" calcext:value-type="float">
            <text:p>0.136464</text:p>
          </table:table-cell>
          <table:table-cell office:value-type="float" office:value="0.00121229" calcext:value-type="float">
            <text:p>0.00121229</text:p>
          </table:table-cell>
          <table:table-cell office:value-type="float" office:value="0.0127976" calcext:value-type="float">
            <text:p>0.0127976</text:p>
          </table:table-cell>
          <table:table-cell office:value-type="float" office:value="0.00884213" calcext:value-type="float">
            <text:p>0.00884213</text:p>
          </table:table-cell>
          <table:table-cell office:value-type="float" office:value="0.00323976" calcext:value-type="float">
            <text:p>0.00323976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38438" calcext:value-type="float">
            <text:p>0.138438</text:p>
          </table:table-cell>
          <table:table-cell office:value-type="float" office:value="0.00110255" calcext:value-type="float">
            <text:p>0.00110255</text:p>
          </table:table-cell>
          <table:table-cell office:value-type="float" office:value="0.0127743" calcext:value-type="float">
            <text:p>0.0127743</text:p>
          </table:table-cell>
          <table:table-cell office:value-type="float" office:value="0.00875489" calcext:value-type="float">
            <text:p>0.00875489</text:p>
          </table:table-cell>
          <table:table-cell office:value-type="float" office:value="0.00315844" calcext:value-type="float">
            <text:p>0.00315844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136616" calcext:value-type="float">
            <text:p>0.136616</text:p>
          </table:table-cell>
          <table:table-cell office:value-type="float" office:value="0.00114677" calcext:value-type="float">
            <text:p>0.00114677</text:p>
          </table:table-cell>
          <table:table-cell office:value-type="float" office:value="0.0127553" calcext:value-type="float">
            <text:p>0.0127553</text:p>
          </table:table-cell>
          <table:table-cell office:value-type="float" office:value="0.00859186" calcext:value-type="float">
            <text:p>0.00859186</text:p>
          </table:table-cell>
          <table:table-cell office:value-type="float" office:value="0.00338464" calcext:value-type="float">
            <text:p>0.00338464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37709" calcext:value-type="float">
            <text:p>0.137709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0140517" calcext:value-type="float">
            <text:p>0.0140517</text:p>
          </table:table-cell>
          <table:table-cell office:value-type="float" office:value="0.00895503" calcext:value-type="float">
            <text:p>0.00895503</text:p>
          </table:table-cell>
          <table:table-cell office:value-type="float" office:value="0.00320897" calcext:value-type="float">
            <text:p>0.00320897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38539" calcext:value-type="float">
            <text:p>0.138539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0127857" calcext:value-type="float">
            <text:p>0.0127857</text:p>
          </table:table-cell>
          <table:table-cell office:value-type="float" office:value="0.00926334" calcext:value-type="float">
            <text:p>0.00926334</text:p>
          </table:table-cell>
          <table:table-cell office:value-type="float" office:value="0.00325358" calcext:value-type="float">
            <text:p>0.00325358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36557" calcext:value-type="float">
            <text:p>0.136557</text:p>
          </table:table-cell>
          <table:table-cell office:value-type="float" office:value="0.0011144" calcext:value-type="float">
            <text:p>0.0011144</text:p>
          </table:table-cell>
          <table:table-cell office:value-type="float" office:value="0.0126823" calcext:value-type="float">
            <text:p>0.0126823</text:p>
          </table:table-cell>
          <table:table-cell office:value-type="float" office:value="0.00886464" calcext:value-type="float">
            <text:p>0.00886464</text:p>
          </table:table-cell>
          <table:table-cell office:value-type="float" office:value="0.00321094" calcext:value-type="float">
            <text:p>0.00321094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36586" calcext:value-type="float">
            <text:p>0.136586</text:p>
          </table:table-cell>
          <table:table-cell office:value-type="float" office:value="0.00118032" calcext:value-type="float">
            <text:p>0.00118032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00885279" calcext:value-type="float">
            <text:p>0.00885279</text:p>
          </table:table-cell>
          <table:table-cell office:value-type="float" office:value="0.0034474" calcext:value-type="float">
            <text:p>0.0034474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135878" calcext:value-type="float">
            <text:p>0.135878</text:p>
          </table:table-cell>
          <table:table-cell office:value-type="float" office:value="0.00122453" calcext:value-type="float">
            <text:p>0.00122453</text:p>
          </table:table-cell>
          <table:table-cell office:value-type="float" office:value="0.0131118" calcext:value-type="float">
            <text:p>0.0131118</text:p>
          </table:table-cell>
          <table:table-cell office:value-type="float" office:value="0.00903556" calcext:value-type="float">
            <text:p>0.00903556</text:p>
          </table:table-cell>
          <table:table-cell office:value-type="float" office:value="0.00322279" calcext:value-type="float">
            <text:p>0.0032227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36495" calcext:value-type="float">
            <text:p>0.136495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0129192" calcext:value-type="float">
            <text:p>0.0129192</text:p>
          </table:table-cell>
          <table:table-cell office:value-type="float" office:value="0.00862502" calcext:value-type="float">
            <text:p>0.00862502</text:p>
          </table:table-cell>
          <table:table-cell office:value-type="float" office:value="0.00321647" calcext:value-type="float">
            <text:p>0.00321647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3588" calcext:value-type="float">
            <text:p>0.13588</text:p>
          </table:table-cell>
          <table:table-cell office:value-type="float" office:value="0.00122295" calcext:value-type="float">
            <text:p>0.00122295</text:p>
          </table:table-cell>
          <table:table-cell office:value-type="float" office:value="0.0132531" calcext:value-type="float">
            <text:p>0.0132531</text:p>
          </table:table-cell>
          <table:table-cell office:value-type="float" office:value="0.00980613" calcext:value-type="float">
            <text:p>0.00980613</text:p>
          </table:table-cell>
          <table:table-cell office:value-type="float" office:value="0.00327529" calcext:value-type="float">
            <text:p>0.00327529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37183" calcext:value-type="float">
            <text:p>0.137183</text:p>
          </table:table-cell>
          <table:table-cell office:value-type="float" office:value="0.00116137" calcext:value-type="float">
            <text:p>0.00116137</text:p>
          </table:table-cell>
          <table:table-cell office:value-type="float" office:value="0.0129575" calcext:value-type="float">
            <text:p>0.0129575</text:p>
          </table:table-cell>
          <table:table-cell office:value-type="float" office:value="0.0101571" calcext:value-type="float">
            <text:p>0.0101571</text:p>
          </table:table-cell>
          <table:table-cell office:value-type="float" office:value="0.00326266" calcext:value-type="float">
            <text:p>0.00326266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38453" calcext:value-type="float">
            <text:p>0.138453</text:p>
          </table:table-cell>
          <table:table-cell office:value-type="float" office:value="0.00124032" calcext:value-type="float">
            <text:p>0.00124032</text:p>
          </table:table-cell>
          <table:table-cell office:value-type="float" office:value="0.0131367" calcext:value-type="float">
            <text:p>0.0131367</text:p>
          </table:table-cell>
          <table:table-cell office:value-type="float" office:value="0.00943387" calcext:value-type="float">
            <text:p>0.00943387</text:p>
          </table:table-cell>
          <table:table-cell office:value-type="float" office:value="0.00321134" calcext:value-type="float">
            <text:p>0.00321134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37289" calcext:value-type="float">
            <text:p>0.137289</text:p>
          </table:table-cell>
          <table:table-cell office:value-type="float" office:value="0.00118506" calcext:value-type="float">
            <text:p>0.00118506</text:p>
          </table:table-cell>
          <table:table-cell office:value-type="float" office:value="0.0134106" calcext:value-type="float">
            <text:p>0.0134106</text:p>
          </table:table-cell>
          <table:table-cell office:value-type="float" office:value="0.00847343" calcext:value-type="float">
            <text:p>0.00847343</text:p>
          </table:table-cell>
          <table:table-cell office:value-type="float" office:value="0.00333253" calcext:value-type="float">
            <text:p>0.00333253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36158" calcext:value-type="float">
            <text:p>0.136158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13124" calcext:value-type="float">
            <text:p>0.013124</text:p>
          </table:table-cell>
          <table:table-cell office:value-type="float" office:value="0.00845133" calcext:value-type="float">
            <text:p>0.00845133</text:p>
          </table:table-cell>
          <table:table-cell office:value-type="float" office:value="0.00324687" calcext:value-type="float">
            <text:p>0.00324687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35169" calcext:value-type="float">
            <text:p>0.135169</text:p>
          </table:table-cell>
          <table:table-cell office:value-type="float" office:value="0.00115229" calcext:value-type="float">
            <text:p>0.00115229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0866094" calcext:value-type="float">
            <text:p>0.00866094</text:p>
          </table:table-cell>
          <table:table-cell office:value-type="float" office:value="0.00338424" calcext:value-type="float">
            <text:p>0.00338424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38376" calcext:value-type="float">
            <text:p>0.138376</text:p>
          </table:table-cell>
          <table:table-cell office:value-type="float" office:value="0.00123598" calcext:value-type="float">
            <text:p>0.00123598</text:p>
          </table:table-cell>
          <table:table-cell office:value-type="float" office:value="0.0140407" calcext:value-type="float">
            <text:p>0.0140407</text:p>
          </table:table-cell>
          <table:table-cell office:value-type="float" office:value="0.00857291" calcext:value-type="float">
            <text:p>0.00857291</text:p>
          </table:table-cell>
          <table:table-cell office:value-type="float" office:value="0.00334161" calcext:value-type="float">
            <text:p>0.00334161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38919" calcext:value-type="float">
            <text:p>0.138919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0130976" calcext:value-type="float">
            <text:p>0.0130976</text:p>
          </table:table-cell>
          <table:table-cell office:value-type="float" office:value="0.00887135" calcext:value-type="float">
            <text:p>0.00887135</text:p>
          </table:table-cell>
          <table:table-cell office:value-type="float" office:value="0.00340595" calcext:value-type="float">
            <text:p>0.00340595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140151" calcext:value-type="float">
            <text:p>0.140151</text:p>
          </table:table-cell>
          <table:table-cell office:value-type="float" office:value="0.00119216" calcext:value-type="float">
            <text:p>0.00119216</text:p>
          </table:table-cell>
          <table:table-cell office:value-type="float" office:value="0.0129069" calcext:value-type="float">
            <text:p>0.0129069</text:p>
          </table:table-cell>
          <table:table-cell office:value-type="float" office:value="0.00822908" calcext:value-type="float">
            <text:p>0.00822908</text:p>
          </table:table-cell>
          <table:table-cell office:value-type="float" office:value="0.00319278" calcext:value-type="float">
            <text:p>0.0031927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38497" calcext:value-type="float">
            <text:p>0.138497</text:p>
          </table:table-cell>
          <table:table-cell office:value-type="float" office:value="0.00115427" calcext:value-type="float">
            <text:p>0.00115427</text:p>
          </table:table-cell>
          <table:table-cell office:value-type="float" office:value="0.0138528" calcext:value-type="float">
            <text:p>0.0138528</text:p>
          </table:table-cell>
          <table:table-cell office:value-type="float" office:value="0.00935769" calcext:value-type="float">
            <text:p>0.00935769</text:p>
          </table:table-cell>
          <table:table-cell office:value-type="float" office:value="0.00340872" calcext:value-type="float">
            <text:p>0.00340872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39768" calcext:value-type="float">
            <text:p>0.139768</text:p>
          </table:table-cell>
          <table:table-cell office:value-type="float" office:value="0.00123993" calcext:value-type="float">
            <text:p>0.00123993</text:p>
          </table:table-cell>
          <table:table-cell office:value-type="float" office:value="0.0148215" calcext:value-type="float">
            <text:p>0.0148215</text:p>
          </table:table-cell>
          <table:table-cell office:value-type="float" office:value="0.00891122" calcext:value-type="float">
            <text:p>0.00891122</text:p>
          </table:table-cell>
          <table:table-cell office:value-type="float" office:value="0.00324529" calcext:value-type="float">
            <text:p>0.00324529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40936" calcext:value-type="float">
            <text:p>0.140936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0148815" calcext:value-type="float">
            <text:p>0.0148815</text:p>
          </table:table-cell>
          <table:table-cell office:value-type="float" office:value="0.0090028" calcext:value-type="float">
            <text:p>0.0090028</text:p>
          </table:table-cell>
          <table:table-cell office:value-type="float" office:value="0.00322515" calcext:value-type="float">
            <text:p>0.00322515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40672" calcext:value-type="float">
            <text:p>0.140672</text:p>
          </table:table-cell>
          <table:table-cell office:value-type="float" office:value="0.00119216" calcext:value-type="float">
            <text:p>0.00119216</text:p>
          </table:table-cell>
          <table:table-cell office:value-type="float" office:value="0.0140454" calcext:value-type="float">
            <text:p>0.0140454</text:p>
          </table:table-cell>
          <table:table-cell office:value-type="float" office:value="0.0090178" calcext:value-type="float">
            <text:p>0.0090178</text:p>
          </table:table-cell>
          <table:table-cell office:value-type="float" office:value="0.00324568" calcext:value-type="float">
            <text:p>0.00324568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39918" calcext:value-type="float">
            <text:p>0.139918</text:p>
          </table:table-cell>
          <table:table-cell office:value-type="float" office:value="0.00115584" calcext:value-type="float">
            <text:p>0.00115584</text:p>
          </table:table-cell>
          <table:table-cell office:value-type="float" office:value="0.0127636" calcext:value-type="float">
            <text:p>0.0127636</text:p>
          </table:table-cell>
          <table:table-cell office:value-type="float" office:value="0.00886069" calcext:value-type="float">
            <text:p>0.00886069</text:p>
          </table:table-cell>
          <table:table-cell office:value-type="float" office:value="0.00330963" calcext:value-type="float">
            <text:p>0.00330963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41046" calcext:value-type="float">
            <text:p>0.141046</text:p>
          </table:table-cell>
          <table:table-cell office:value-type="float" office:value="0.00125335" calcext:value-type="float">
            <text:p>0.00125335</text:p>
          </table:table-cell>
          <table:table-cell office:value-type="float" office:value="0.0134154" calcext:value-type="float">
            <text:p>0.0134154</text:p>
          </table:table-cell>
          <table:table-cell office:value-type="float" office:value="0.0084683" calcext:value-type="float">
            <text:p>0.0084683</text:p>
          </table:table-cell>
          <table:table-cell office:value-type="float" office:value="0.00324094" calcext:value-type="float">
            <text:p>0.00324094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40298" calcext:value-type="float">
            <text:p>0.140298</text:p>
          </table:table-cell>
          <table:table-cell office:value-type="float" office:value="0.00119966" calcext:value-type="float">
            <text:p>0.00119966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.00908096" calcext:value-type="float">
            <text:p>0.00908096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39654" calcext:value-type="float">
            <text:p>0.139654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0133956" calcext:value-type="float">
            <text:p>0.0133956</text:p>
          </table:table-cell>
          <table:table-cell office:value-type="float" office:value="0.00949624" calcext:value-type="float">
            <text:p>0.00949624</text:p>
          </table:table-cell>
          <table:table-cell office:value-type="float" office:value="0.00326897" calcext:value-type="float">
            <text:p>0.00326897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40359" calcext:value-type="float">
            <text:p>0.140359</text:p>
          </table:table-cell>
          <table:table-cell office:value-type="float" office:value="0.00114361" calcext:value-type="float">
            <text:p>0.00114361</text:p>
          </table:table-cell>
          <table:table-cell office:value-type="float" office:value="0.0137024" calcext:value-type="float">
            <text:p>0.0137024</text:p>
          </table:table-cell>
          <table:table-cell office:value-type="float" office:value="0.00968731" calcext:value-type="float">
            <text:p>0.00968731</text:p>
          </table:table-cell>
          <table:table-cell office:value-type="float" office:value="0.00341385" calcext:value-type="float">
            <text:p>0.00341385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140107" calcext:value-type="float">
            <text:p>0.140107</text:p>
          </table:table-cell>
          <table:table-cell office:value-type="float" office:value="0.00117558" calcext:value-type="float">
            <text:p>0.00117558</text:p>
          </table:table-cell>
          <table:table-cell office:value-type="float" office:value="0.0142282" calcext:value-type="float">
            <text:p>0.0142282</text:p>
          </table:table-cell>
          <table:table-cell office:value-type="float" office:value="0.00874581" calcext:value-type="float">
            <text:p>0.00874581</text:p>
          </table:table-cell>
          <table:table-cell office:value-type="float" office:value="0.00323897" calcext:value-type="float">
            <text:p>0.0032389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41343" calcext:value-type="float">
            <text:p>0.141343</text:p>
          </table:table-cell>
          <table:table-cell office:value-type="float" office:value="0.00117992" calcext:value-type="float">
            <text:p>0.00117992</text:p>
          </table:table-cell>
          <table:table-cell office:value-type="float" office:value="0.0137853" calcext:value-type="float">
            <text:p>0.0137853</text:p>
          </table:table-cell>
          <table:table-cell office:value-type="float" office:value="0.00919149" calcext:value-type="float">
            <text:p>0.00919149</text:p>
          </table:table-cell>
          <table:table-cell office:value-type="float" office:value="0.00339372" calcext:value-type="float">
            <text:p>0.00339372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41105" calcext:value-type="float">
            <text:p>0.141105</text:p>
          </table:table-cell>
          <table:table-cell office:value-type="float" office:value="0.00116769" calcext:value-type="float">
            <text:p>0.00116769</text:p>
          </table:table-cell>
          <table:table-cell office:value-type="float" office:value="0.0134778" calcext:value-type="float">
            <text:p>0.0134778</text:p>
          </table:table-cell>
          <table:table-cell office:value-type="float" office:value="0.00882398" calcext:value-type="float">
            <text:p>0.00882398</text:p>
          </table:table-cell>
          <table:table-cell office:value-type="float" office:value="0.00330568" calcext:value-type="float">
            <text:p>0.00330568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42204" calcext:value-type="float">
            <text:p>0.142204</text:p>
          </table:table-cell>
          <table:table-cell office:value-type="float" office:value="0.00118032" calcext:value-type="float">
            <text:p>0.00118032</text:p>
          </table:table-cell>
          <table:table-cell office:value-type="float" office:value="0.0136838" calcext:value-type="float">
            <text:p>0.0136838</text:p>
          </table:table-cell>
          <table:table-cell office:value-type="float" office:value="0.00887608" calcext:value-type="float">
            <text:p>0.00887608</text:p>
          </table:table-cell>
          <table:table-cell office:value-type="float" office:value="0.00326345" calcext:value-type="float">
            <text:p>0.00326345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140211" calcext:value-type="float">
            <text:p>0.140211</text:p>
          </table:table-cell>
          <table:table-cell office:value-type="float" office:value="0.0014381" calcext:value-type="float">
            <text:p>0.0014381</text:p>
          </table:table-cell>
          <table:table-cell office:value-type="float" office:value="0.0135389" calcext:value-type="float">
            <text:p>0.0135389</text:p>
          </table:table-cell>
          <table:table-cell office:value-type="float" office:value="0.00910662" calcext:value-type="float">
            <text:p>0.00910662</text:p>
          </table:table-cell>
          <table:table-cell office:value-type="float" office:value="0.00330371" calcext:value-type="float">
            <text:p>0.00330371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142562" calcext:value-type="float">
            <text:p>0.142562</text:p>
          </table:table-cell>
          <table:table-cell office:value-type="float" office:value="0.00122966" calcext:value-type="float">
            <text:p>0.00122966</text:p>
          </table:table-cell>
          <table:table-cell office:value-type="float" office:value="0.0132602" calcext:value-type="float">
            <text:p>0.0132602</text:p>
          </table:table-cell>
          <table:table-cell office:value-type="float" office:value="0.0112055" calcext:value-type="float">
            <text:p>0.0112055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4242" calcext:value-type="float">
            <text:p>0.14242</text:p>
          </table:table-cell>
          <table:table-cell office:value-type="float" office:value="0.00117558" calcext:value-type="float">
            <text:p>0.00117558</text:p>
          </table:table-cell>
          <table:table-cell office:value-type="float" office:value="0.0151878" calcext:value-type="float">
            <text:p>0.0151878</text:p>
          </table:table-cell>
          <table:table-cell office:value-type="float" office:value="0.0102743" calcext:value-type="float">
            <text:p>0.0102743</text:p>
          </table:table-cell>
          <table:table-cell office:value-type="float" office:value="0.00319239" calcext:value-type="float">
            <text:p>0.00319239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43774" calcext:value-type="float">
            <text:p>0.143774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0889819" calcext:value-type="float">
            <text:p>0.00889819</text:p>
          </table:table-cell>
          <table:table-cell office:value-type="float" office:value="0.0032895" calcext:value-type="float">
            <text:p>0.0032895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43211" calcext:value-type="float">
            <text:p>0.143211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0144007" calcext:value-type="float">
            <text:p>0.0144007</text:p>
          </table:table-cell>
          <table:table-cell office:value-type="float" office:value="0.00903399" calcext:value-type="float">
            <text:p>0.00903399</text:p>
          </table:table-cell>
          <table:table-cell office:value-type="float" office:value="0.00323858" calcext:value-type="float">
            <text:p>0.00323858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44053" calcext:value-type="float">
            <text:p>0.144053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139376" calcext:value-type="float">
            <text:p>0.0139376</text:p>
          </table:table-cell>
          <table:table-cell office:value-type="float" office:value="0.0100394" calcext:value-type="float">
            <text:p>0.0100394</text:p>
          </table:table-cell>
          <table:table-cell office:value-type="float" office:value="0.00325318" calcext:value-type="float">
            <text:p>0.00325318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143255" calcext:value-type="float">
            <text:p>0.143255</text:p>
          </table:table-cell>
          <table:table-cell office:value-type="float" office:value="0.00116019" calcext:value-type="float">
            <text:p>0.00116019</text:p>
          </table:table-cell>
          <table:table-cell office:value-type="float" office:value="0.0134264" calcext:value-type="float">
            <text:p>0.0134264</text:p>
          </table:table-cell>
          <table:table-cell office:value-type="float" office:value="0.010189" calcext:value-type="float">
            <text:p>0.010189</text:p>
          </table:table-cell>
          <table:table-cell office:value-type="float" office:value="0.00334319" calcext:value-type="float">
            <text:p>0.00334319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43528" calcext:value-type="float">
            <text:p>0.143528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0.0132168" calcext:value-type="float">
            <text:p>0.0132168</text:p>
          </table:table-cell>
          <table:table-cell office:value-type="float" office:value="0.0101539" calcext:value-type="float">
            <text:p>0.0101539</text:p>
          </table:table-cell>
          <table:table-cell office:value-type="float" office:value="0.00321094" calcext:value-type="float">
            <text:p>0.00321094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44196" calcext:value-type="float">
            <text:p>0.144196</text:p>
          </table:table-cell>
          <table:table-cell office:value-type="float" office:value="0.00116611" calcext:value-type="float">
            <text:p>0.00116611</text:p>
          </table:table-cell>
          <table:table-cell office:value-type="float" office:value="0.013443" calcext:value-type="float">
            <text:p>0.013443</text:p>
          </table:table-cell>
          <table:table-cell office:value-type="float" office:value="0.0103233" calcext:value-type="float">
            <text:p>0.0103233</text:p>
          </table:table-cell>
          <table:table-cell office:value-type="float" office:value="0.00338227" calcext:value-type="float">
            <text:p>0.00338227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44377" calcext:value-type="float">
            <text:p>0.144377</text:p>
          </table:table-cell>
          <table:table-cell office:value-type="float" office:value="0.00119137" calcext:value-type="float">
            <text:p>0.00119137</text:p>
          </table:table-cell>
          <table:table-cell office:value-type="float" office:value="0.0137343" calcext:value-type="float">
            <text:p>0.0137343</text:p>
          </table:table-cell>
          <table:table-cell office:value-type="float" office:value="0.00927676" calcext:value-type="float">
            <text:p>0.00927676</text:p>
          </table:table-cell>
          <table:table-cell office:value-type="float" office:value="0.00325476" calcext:value-type="float">
            <text:p>0.00325476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45426" calcext:value-type="float">
            <text:p>0.145426</text:p>
          </table:table-cell>
          <table:table-cell office:value-type="float" office:value="0.00114716" calcext:value-type="float">
            <text:p>0.00114716</text:p>
          </table:table-cell>
          <table:table-cell office:value-type="float" office:value="0.0132839" calcext:value-type="float">
            <text:p>0.0132839</text:p>
          </table:table-cell>
          <table:table-cell office:value-type="float" office:value="0.00907425" calcext:value-type="float">
            <text:p>0.00907425</text:p>
          </table:table-cell>
          <table:table-cell office:value-type="float" office:value="0.00331871" calcext:value-type="float">
            <text:p>0.00331871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144636" calcext:value-type="float">
            <text:p>0.144636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145965" calcext:value-type="float">
            <text:p>0.0145965</text:p>
          </table:table-cell>
          <table:table-cell office:value-type="float" office:value="0.00849278" calcext:value-type="float">
            <text:p>0.00849278</text:p>
          </table:table-cell>
          <table:table-cell office:value-type="float" office:value="0.00351135" calcext:value-type="float">
            <text:p>0.0035113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1445" calcext:value-type="float">
            <text:p>0.1445</text:p>
          </table:table-cell>
          <table:table-cell office:value-type="float" office:value="0.0010915" calcext:value-type="float">
            <text:p>0.0010915</text:p>
          </table:table-cell>
          <table:table-cell office:value-type="float" office:value="0.0140738" calcext:value-type="float">
            <text:p>0.0140738</text:p>
          </table:table-cell>
          <table:table-cell office:value-type="float" office:value="0.00884884" calcext:value-type="float">
            <text:p>0.00884884</text:p>
          </table:table-cell>
          <table:table-cell office:value-type="float" office:value="0.00321805" calcext:value-type="float">
            <text:p>0.00321805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144901" calcext:value-type="float">
            <text:p>0.144901</text:p>
          </table:table-cell>
          <table:table-cell office:value-type="float" office:value="0.00120953" calcext:value-type="float">
            <text:p>0.00120953</text:p>
          </table:table-cell>
          <table:table-cell office:value-type="float" office:value="0.0137679" calcext:value-type="float">
            <text:p>0.0137679</text:p>
          </table:table-cell>
          <table:table-cell office:value-type="float" office:value="0.0093494" calcext:value-type="float">
            <text:p>0.0093494</text:p>
          </table:table-cell>
          <table:table-cell office:value-type="float" office:value="0.00336056" calcext:value-type="float">
            <text:p>0.00336056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4603" calcext:value-type="float">
            <text:p>0.14603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139009" calcext:value-type="float">
            <text:p>0.0139009</text:p>
          </table:table-cell>
          <table:table-cell office:value-type="float" office:value="0.00951677" calcext:value-type="float">
            <text:p>0.00951677</text:p>
          </table:table-cell>
          <table:table-cell office:value-type="float" office:value="0.00324805" calcext:value-type="float">
            <text:p>0.00324805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144146" calcext:value-type="float">
            <text:p>0.144146</text:p>
          </table:table-cell>
          <table:table-cell office:value-type="float" office:value="0.0012348" calcext:value-type="float">
            <text:p>0.0012348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0.00336924" calcext:value-type="float">
            <text:p>0.00336924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145614" calcext:value-type="float">
            <text:p>0.145614</text:p>
          </table:table-cell>
          <table:table-cell office:value-type="float" office:value="0.00117479" calcext:value-type="float">
            <text:p>0.00117479</text:p>
          </table:table-cell>
          <table:table-cell office:value-type="float" office:value="0.0135476" calcext:value-type="float">
            <text:p>0.0135476</text:p>
          </table:table-cell>
          <table:table-cell office:value-type="float" office:value="0.0100422" calcext:value-type="float">
            <text:p>0.0100422</text:p>
          </table:table-cell>
          <table:table-cell office:value-type="float" office:value="0.00332661" calcext:value-type="float">
            <text:p>0.0033266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146305" calcext:value-type="float">
            <text:p>0.146305</text:p>
          </table:table-cell>
          <table:table-cell office:value-type="float" office:value="0.00118703" calcext:value-type="float">
            <text:p>0.00118703</text:p>
          </table:table-cell>
          <table:table-cell office:value-type="float" office:value="0.0134363" calcext:value-type="float">
            <text:p>0.0134363</text:p>
          </table:table-cell>
          <table:table-cell office:value-type="float" office:value="0.00960875" calcext:value-type="float">
            <text:p>0.00960875</text:p>
          </table:table-cell>
          <table:table-cell office:value-type="float" office:value="0.00324766" calcext:value-type="float">
            <text:p>0.00324766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46303" calcext:value-type="float">
            <text:p>0.146303</text:p>
          </table:table-cell>
          <table:table-cell office:value-type="float" office:value="0.00116413" calcext:value-type="float">
            <text:p>0.00116413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882674" calcext:value-type="float">
            <text:p>0.00882674</text:p>
          </table:table-cell>
          <table:table-cell office:value-type="float" office:value="0.00349083" calcext:value-type="float">
            <text:p>0.00349083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146353" calcext:value-type="float">
            <text:p>0.146353</text:p>
          </table:table-cell>
          <table:table-cell office:value-type="float" office:value="0.00121545" calcext:value-type="float">
            <text:p>0.00121545</text:p>
          </table:table-cell>
          <table:table-cell office:value-type="float" office:value="0.0135346" calcext:value-type="float">
            <text:p>0.0135346</text:p>
          </table:table-cell>
          <table:table-cell office:value-type="float" office:value="0.00936953" calcext:value-type="float">
            <text:p>0.00936953</text:p>
          </table:table-cell>
          <table:table-cell office:value-type="float" office:value="0.00326068" calcext:value-type="float">
            <text:p>0.00326068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46876" calcext:value-type="float">
            <text:p>0.146876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135168" calcext:value-type="float">
            <text:p>0.0135168</text:p>
          </table:table-cell>
          <table:table-cell office:value-type="float" office:value="0.00981165" calcext:value-type="float">
            <text:p>0.00981165</text:p>
          </table:table-cell>
          <table:table-cell office:value-type="float" office:value="0.00326108" calcext:value-type="float">
            <text:p>0.00326108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146714" calcext:value-type="float">
            <text:p>0.146714</text:p>
          </table:table-cell>
          <table:table-cell office:value-type="float" office:value="0.00113058" calcext:value-type="float">
            <text:p>0.00113058</text:p>
          </table:table-cell>
          <table:table-cell office:value-type="float" office:value="0.0143798" calcext:value-type="float">
            <text:p>0.0143798</text:p>
          </table:table-cell>
          <table:table-cell office:value-type="float" office:value="0.00903477" calcext:value-type="float">
            <text:p>0.00903477</text:p>
          </table:table-cell>
          <table:table-cell office:value-type="float" office:value="0.00334871" calcext:value-type="float">
            <text:p>0.00334871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148382" calcext:value-type="float">
            <text:p>0.148382</text:p>
          </table:table-cell>
          <table:table-cell office:value-type="float" office:value="0.00117716" calcext:value-type="float">
            <text:p>0.00117716</text:p>
          </table:table-cell>
          <table:table-cell office:value-type="float" office:value="0.0140087" calcext:value-type="float">
            <text:p>0.0140087</text:p>
          </table:table-cell>
          <table:table-cell office:value-type="float" office:value="0.00920807" calcext:value-type="float">
            <text:p>0.00920807</text:p>
          </table:table-cell>
          <table:table-cell office:value-type="float" office:value="0.00334911" calcext:value-type="float">
            <text:p>0.00334911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47602" calcext:value-type="float">
            <text:p>0.147602</text:p>
          </table:table-cell>
          <table:table-cell office:value-type="float" office:value="0.00119137" calcext:value-type="float">
            <text:p>0.00119137</text:p>
          </table:table-cell>
          <table:table-cell office:value-type="float" office:value="0.0143427" calcext:value-type="float">
            <text:p>0.0143427</text:p>
          </table:table-cell>
          <table:table-cell office:value-type="float" office:value="0.00945993" calcext:value-type="float">
            <text:p>0.00945993</text:p>
          </table:table-cell>
          <table:table-cell office:value-type="float" office:value="0.00328989" calcext:value-type="float">
            <text:p>0.00328989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148035" calcext:value-type="float">
            <text:p>0.148035</text:p>
          </table:table-cell>
          <table:table-cell office:value-type="float" office:value="0.00130585" calcext:value-type="float">
            <text:p>0.00130585</text:p>
          </table:table-cell>
          <table:table-cell office:value-type="float" office:value="0.0146478" calcext:value-type="float">
            <text:p>0.0146478</text:p>
          </table:table-cell>
          <table:table-cell office:value-type="float" office:value="0.00902609" calcext:value-type="float">
            <text:p>0.00902609</text:p>
          </table:table-cell>
          <table:table-cell office:value-type="float" office:value="0.00336411" calcext:value-type="float">
            <text:p>0.00336411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147213" calcext:value-type="float">
            <text:p>0.147213</text:p>
          </table:table-cell>
          <table:table-cell office:value-type="float" office:value="0.00113966" calcext:value-type="float">
            <text:p>0.00113966</text:p>
          </table:table-cell>
          <table:table-cell office:value-type="float" office:value="0.0134592" calcext:value-type="float">
            <text:p>0.0134592</text:p>
          </table:table-cell>
          <table:table-cell office:value-type="float" office:value="0.00914491" calcext:value-type="float">
            <text:p>0.00914491</text:p>
          </table:table-cell>
          <table:table-cell office:value-type="float" office:value="0.0033199" calcext:value-type="float">
            <text:p>0.0033199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149701" calcext:value-type="float">
            <text:p>0.149701</text:p>
          </table:table-cell>
          <table:table-cell office:value-type="float" office:value="0.00116532" calcext:value-type="float">
            <text:p>0.00116532</text:p>
          </table:table-cell>
          <table:table-cell office:value-type="float" office:value="0.0146683" calcext:value-type="float">
            <text:p>0.0146683</text:p>
          </table:table-cell>
          <table:table-cell office:value-type="float" office:value="0.00885082" calcext:value-type="float">
            <text:p>0.00885082</text:p>
          </table:table-cell>
          <table:table-cell office:value-type="float" office:value="0.00326147" calcext:value-type="float">
            <text:p>0.003261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48453" calcext:value-type="float">
            <text:p>0.148453</text:p>
          </table:table-cell>
          <table:table-cell office:value-type="float" office:value="0.00109584" calcext:value-type="float">
            <text:p>0.00109584</text:p>
          </table:table-cell>
          <table:table-cell office:value-type="float" office:value="0.0135938" calcext:value-type="float">
            <text:p>0.0135938</text:p>
          </table:table-cell>
          <table:table-cell office:value-type="float" office:value="0.00961783" calcext:value-type="float">
            <text:p>0.00961783</text:p>
          </table:table-cell>
          <table:table-cell office:value-type="float" office:value="0.0033349" calcext:value-type="float">
            <text:p>0.0033349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149352" calcext:value-type="float">
            <text:p>0.149352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926492" calcext:value-type="float">
            <text:p>0.00926492</text:p>
          </table:table-cell>
          <table:table-cell office:value-type="float" office:value="0.00329147" calcext:value-type="float">
            <text:p>0.00329147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149149" calcext:value-type="float">
            <text:p>0.149149</text:p>
          </table:table-cell>
          <table:table-cell office:value-type="float" office:value="0.00110847" calcext:value-type="float">
            <text:p>0.00110847</text:p>
          </table:table-cell>
          <table:table-cell office:value-type="float" office:value="0.0139191" calcext:value-type="float">
            <text:p>0.0139191</text:p>
          </table:table-cell>
          <table:table-cell office:value-type="float" office:value="0.00914057" calcext:value-type="float">
            <text:p>0.00914057</text:p>
          </table:table-cell>
          <table:table-cell office:value-type="float" office:value="0.00334871" calcext:value-type="float">
            <text:p>0.00334871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14825" calcext:value-type="float">
            <text:p>0.14825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0141149" calcext:value-type="float">
            <text:p>0.0141149</text:p>
          </table:table-cell>
          <table:table-cell office:value-type="float" office:value="0.0103312" calcext:value-type="float">
            <text:p>0.0103312</text:p>
          </table:table-cell>
          <table:table-cell office:value-type="float" office:value="0.00328753" calcext:value-type="float">
            <text:p>0.00328753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48786" calcext:value-type="float">
            <text:p>0.148786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142609" calcext:value-type="float">
            <text:p>0.0142609</text:p>
          </table:table-cell>
          <table:table-cell office:value-type="float" office:value="0.00931031" calcext:value-type="float">
            <text:p>0.00931031</text:p>
          </table:table-cell>
          <table:table-cell office:value-type="float" office:value="0.0032595" calcext:value-type="float">
            <text:p>0.0032595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48484" calcext:value-type="float">
            <text:p>0.148484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346398" calcext:value-type="float">
            <text:p>0.00346398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1503" calcext:value-type="float">
            <text:p>0.1503</text:p>
          </table:table-cell>
          <table:table-cell office:value-type="float" office:value="0.00115427" calcext:value-type="float">
            <text:p>0.00115427</text:p>
          </table:table-cell>
          <table:table-cell office:value-type="float" office:value="0.0137193" calcext:value-type="float">
            <text:p>0.0137193</text:p>
          </table:table-cell>
          <table:table-cell office:value-type="float" office:value="0.0108732" calcext:value-type="float">
            <text:p>0.0108732</text:p>
          </table:table-cell>
          <table:table-cell office:value-type="float" office:value="0.00335898" calcext:value-type="float">
            <text:p>0.00335898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148874" calcext:value-type="float">
            <text:p>0.148874</text:p>
          </table:table-cell>
          <table:table-cell office:value-type="float" office:value="0.00120677" calcext:value-type="float">
            <text:p>0.00120677</text:p>
          </table:table-cell>
          <table:table-cell office:value-type="float" office:value="0.0136068" calcext:value-type="float">
            <text:p>0.0136068</text:p>
          </table:table-cell>
          <table:table-cell office:value-type="float" office:value="0.00976507" calcext:value-type="float">
            <text:p>0.00976507</text:p>
          </table:table-cell>
          <table:table-cell office:value-type="float" office:value="0.00316673" calcext:value-type="float">
            <text:p>0.00316673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15103" calcext:value-type="float">
            <text:p>0.15103</text:p>
          </table:table-cell>
          <table:table-cell office:value-type="float" office:value="0.00112545" calcext:value-type="float">
            <text:p>0.00112545</text:p>
          </table:table-cell>
          <table:table-cell office:value-type="float" office:value="0.0140809" calcext:value-type="float">
            <text:p>0.0140809</text:p>
          </table:table-cell>
          <table:table-cell office:value-type="float" office:value="0.00947848" calcext:value-type="float">
            <text:p>0.00947848</text:p>
          </table:table-cell>
          <table:table-cell office:value-type="float" office:value="0.00319831" calcext:value-type="float">
            <text:p>0.00319831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150876" calcext:value-type="float">
            <text:p>0.150876</text:p>
          </table:table-cell>
          <table:table-cell office:value-type="float" office:value="0.00118111" calcext:value-type="float">
            <text:p>0.00118111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90178" calcext:value-type="float">
            <text:p>0.0090178</text:p>
          </table:table-cell>
          <table:table-cell office:value-type="float" office:value="0.00329582" calcext:value-type="float">
            <text:p>0.0032958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152238" calcext:value-type="float">
            <text:p>0.152238</text:p>
          </table:table-cell>
          <table:table-cell office:value-type="float" office:value="0.00110926" calcext:value-type="float">
            <text:p>0.00110926</text:p>
          </table:table-cell>
          <table:table-cell office:value-type="float" office:value="0.0141532" calcext:value-type="float">
            <text:p>0.0141532</text:p>
          </table:table-cell>
          <table:table-cell office:value-type="float" office:value="0.00974257" calcext:value-type="float">
            <text:p>0.00974257</text:p>
          </table:table-cell>
          <table:table-cell office:value-type="float" office:value="0.00324173" calcext:value-type="float">
            <text:p>0.00324173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151188" calcext:value-type="float">
            <text:p>0.151188</text:p>
          </table:table-cell>
          <table:table-cell office:value-type="float" office:value="0.00110768" calcext:value-type="float">
            <text:p>0.00110768</text:p>
          </table:table-cell>
          <table:table-cell office:value-type="float" office:value="0.0140241" calcext:value-type="float">
            <text:p>0.0140241</text:p>
          </table:table-cell>
          <table:table-cell office:value-type="float" office:value="0.00950098" calcext:value-type="float">
            <text:p>0.00950098</text:p>
          </table:table-cell>
          <table:table-cell office:value-type="float" office:value="0.00366215" calcext:value-type="float">
            <text:p>0.00366215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150827" calcext:value-type="float">
            <text:p>0.150827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0975165" calcext:value-type="float">
            <text:p>0.00975165</text:p>
          </table:table-cell>
          <table:table-cell office:value-type="float" office:value="0.00340161" calcext:value-type="float">
            <text:p>0.00340161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151853" calcext:value-type="float">
            <text:p>0.151853</text:p>
          </table:table-cell>
          <table:table-cell office:value-type="float" office:value="0.00110374" calcext:value-type="float">
            <text:p>0.00110374</text:p>
          </table:table-cell>
          <table:table-cell office:value-type="float" office:value="0.0144496" calcext:value-type="float">
            <text:p>0.0144496</text:p>
          </table:table-cell>
          <table:table-cell office:value-type="float" office:value="0.0101981" calcext:value-type="float">
            <text:p>0.0101981</text:p>
          </table:table-cell>
          <table:table-cell office:value-type="float" office:value="0.00320818" calcext:value-type="float">
            <text:p>0.00320818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151511" calcext:value-type="float">
            <text:p>0.151511</text:p>
          </table:table-cell>
          <table:table-cell office:value-type="float" office:value="0.00117519" calcext:value-type="float">
            <text:p>0.00117519</text:p>
          </table:table-cell>
          <table:table-cell office:value-type="float" office:value="0.0155865" calcext:value-type="float">
            <text:p>0.0155865</text:p>
          </table:table-cell>
          <table:table-cell office:value-type="float" office:value="0.00931268" calcext:value-type="float">
            <text:p>0.00931268</text:p>
          </table:table-cell>
          <table:table-cell office:value-type="float" office:value="0.00325792" calcext:value-type="float">
            <text:p>0.00325792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151675" calcext:value-type="float">
            <text:p>0.151675</text:p>
          </table:table-cell>
          <table:table-cell office:value-type="float" office:value="0.00112782" calcext:value-type="float">
            <text:p>0.00112782</text:p>
          </table:table-cell>
          <table:table-cell office:value-type="float" office:value="0.0150003" calcext:value-type="float">
            <text:p>0.0150003</text:p>
          </table:table-cell>
          <table:table-cell office:value-type="float" office:value="0.00982547" calcext:value-type="float">
            <text:p>0.00982547</text:p>
          </table:table-cell>
          <table:table-cell office:value-type="float" office:value="0.00351846" calcext:value-type="float">
            <text:p>0.00351846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151132" calcext:value-type="float">
            <text:p>0.151132</text:p>
          </table:table-cell>
          <table:table-cell office:value-type="float" office:value="0.00116492" calcext:value-type="float">
            <text:p>0.00116492</text:p>
          </table:table-cell>
          <table:table-cell office:value-type="float" office:value="0.0149478" calcext:value-type="float">
            <text:p>0.0149478</text:p>
          </table:table-cell>
          <table:table-cell office:value-type="float" office:value="0.00990205" calcext:value-type="float">
            <text:p>0.00990205</text:p>
          </table:table-cell>
          <table:table-cell office:value-type="float" office:value="0.00338898" calcext:value-type="float">
            <text:p>0.00338898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152681" calcext:value-type="float">
            <text:p>0.152681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0145712" calcext:value-type="float">
            <text:p>0.0145712</text:p>
          </table:table-cell>
          <table:table-cell office:value-type="float" office:value="0.00971889" calcext:value-type="float">
            <text:p>0.00971889</text:p>
          </table:table-cell>
          <table:table-cell office:value-type="float" office:value="0.0031991" calcext:value-type="float">
            <text:p>0.0031991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153339" calcext:value-type="float">
            <text:p>0.153339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0142736" calcext:value-type="float">
            <text:p>0.0142736</text:p>
          </table:table-cell>
          <table:table-cell office:value-type="float" office:value="0.00955546" calcext:value-type="float">
            <text:p>0.00955546</text:p>
          </table:table-cell>
          <table:table-cell office:value-type="float" office:value="0.00322081" calcext:value-type="float">
            <text:p>0.00322081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15318" calcext:value-type="float">
            <text:p>0.15318</text:p>
          </table:table-cell>
          <table:table-cell office:value-type="float" office:value="0.00108795" calcext:value-type="float">
            <text:p>0.00108795</text:p>
          </table:table-cell>
          <table:table-cell office:value-type="float" office:value="0.0139637" calcext:value-type="float">
            <text:p>0.0139637</text:p>
          </table:table-cell>
          <table:table-cell office:value-type="float" office:value="0.0102084" calcext:value-type="float">
            <text:p>0.0102084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15382" calcext:value-type="float">
            <text:p>0.15382</text:p>
          </table:table-cell>
          <table:table-cell office:value-type="float" office:value="0.00118308" calcext:value-type="float">
            <text:p>0.00118308</text:p>
          </table:table-cell>
          <table:table-cell office:value-type="float" office:value="0.0145061" calcext:value-type="float">
            <text:p>0.0145061</text:p>
          </table:table-cell>
          <table:table-cell office:value-type="float" office:value="0.0100829" calcext:value-type="float">
            <text:p>0.0100829</text:p>
          </table:table-cell>
          <table:table-cell office:value-type="float" office:value="0.00320068" calcext:value-type="float">
            <text:p>0.00320068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153979" calcext:value-type="float">
            <text:p>0.153979</text:p>
          </table:table-cell>
          <table:table-cell office:value-type="float" office:value="0.00120124" calcext:value-type="float">
            <text:p>0.00120124</text:p>
          </table:table-cell>
          <table:table-cell office:value-type="float" office:value="0.0141848" calcext:value-type="float">
            <text:p>0.0141848</text:p>
          </table:table-cell>
          <table:table-cell office:value-type="float" office:value="0.00941492" calcext:value-type="float">
            <text:p>0.00941492</text:p>
          </table:table-cell>
          <table:table-cell office:value-type="float" office:value="0.00322515" calcext:value-type="float">
            <text:p>0.00322515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153544" calcext:value-type="float">
            <text:p>0.153544</text:p>
          </table:table-cell>
          <table:table-cell office:value-type="float" office:value="0.00123716" calcext:value-type="float">
            <text:p>0.00123716</text:p>
          </table:table-cell>
          <table:table-cell office:value-type="float" office:value="0.0144378" calcext:value-type="float">
            <text:p>0.0144378</text:p>
          </table:table-cell>
          <table:table-cell office:value-type="float" office:value="0.00972599" calcext:value-type="float">
            <text:p>0.00972599</text:p>
          </table:table-cell>
          <table:table-cell office:value-type="float" office:value="0.00322436" calcext:value-type="float">
            <text:p>0.00322436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153976" calcext:value-type="float">
            <text:p>0.153976</text:p>
          </table:table-cell>
          <table:table-cell office:value-type="float" office:value="0.00114795" calcext:value-type="float">
            <text:p>0.00114795</text:p>
          </table:table-cell>
          <table:table-cell office:value-type="float" office:value="0.0144035" calcext:value-type="float">
            <text:p>0.0144035</text:p>
          </table:table-cell>
          <table:table-cell office:value-type="float" office:value="0.00948638" calcext:value-type="float">
            <text:p>0.00948638</text:p>
          </table:table-cell>
          <table:table-cell office:value-type="float" office:value="0.00318055" calcext:value-type="float">
            <text:p>0.0031805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153228" calcext:value-type="float">
            <text:p>0.153228</text:p>
          </table:table-cell>
          <table:table-cell office:value-type="float" office:value="0.00138993" calcext:value-type="float">
            <text:p>0.00138993</text:p>
          </table:table-cell>
          <table:table-cell office:value-type="float" office:value="0.0139124" calcext:value-type="float">
            <text:p>0.0139124</text:p>
          </table:table-cell>
          <table:table-cell office:value-type="float" office:value="0.00980573" calcext:value-type="float">
            <text:p>0.00980573</text:p>
          </table:table-cell>
          <table:table-cell office:value-type="float" office:value="0.00327134" calcext:value-type="float">
            <text:p>0.00327134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1553" calcext:value-type="float">
            <text:p>0.1553</text:p>
          </table:table-cell>
          <table:table-cell office:value-type="float" office:value="0.00138125" calcext:value-type="float">
            <text:p>0.00138125</text:p>
          </table:table-cell>
          <table:table-cell office:value-type="float" office:value="0.0145373" calcext:value-type="float">
            <text:p>0.0145373</text:p>
          </table:table-cell>
          <table:table-cell office:value-type="float" office:value="0.00980929" calcext:value-type="float">
            <text:p>0.00980929</text:p>
          </table:table-cell>
          <table:table-cell office:value-type="float" office:value="0.00326068" calcext:value-type="float">
            <text:p>0.00326068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155156" calcext:value-type="float">
            <text:p>0.155156</text:p>
          </table:table-cell>
          <table:table-cell office:value-type="float" office:value="0.00156047" calcext:value-type="float">
            <text:p>0.00156047</text:p>
          </table:table-cell>
          <table:table-cell office:value-type="float" office:value="0.0148752" calcext:value-type="float">
            <text:p>0.0148752</text:p>
          </table:table-cell>
          <table:table-cell office:value-type="float" office:value="0.00967981" calcext:value-type="float">
            <text:p>0.00967981</text:p>
          </table:table-cell>
          <table:table-cell office:value-type="float" office:value="0.00317226" calcext:value-type="float">
            <text:p>0.00317226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15444" calcext:value-type="float">
            <text:p>0.15444</text:p>
          </table:table-cell>
          <table:table-cell office:value-type="float" office:value="0.00135875" calcext:value-type="float">
            <text:p>0.00135875</text:p>
          </table:table-cell>
          <table:table-cell office:value-type="float" office:value="0.0147122" calcext:value-type="float">
            <text:p>0.0147122</text:p>
          </table:table-cell>
          <table:table-cell office:value-type="float" office:value="0.0105641" calcext:value-type="float">
            <text:p>0.0105641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159877" calcext:value-type="float">
            <text:p>0.159877</text:p>
          </table:table-cell>
          <table:table-cell office:value-type="float" office:value="0.00129204" calcext:value-type="float">
            <text:p>0.00129204</text:p>
          </table:table-cell>
          <table:table-cell office:value-type="float" office:value="0.014152" calcext:value-type="float">
            <text:p>0.014152</text:p>
          </table:table-cell>
          <table:table-cell office:value-type="float" office:value="0.0097627" calcext:value-type="float">
            <text:p>0.0097627</text:p>
          </table:table-cell>
          <table:table-cell office:value-type="float" office:value="0.0032066" calcext:value-type="float">
            <text:p>0.003206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165177" calcext:value-type="float">
            <text:p>0.165177</text:p>
          </table:table-cell>
          <table:table-cell office:value-type="float" office:value="0.00114992" calcext:value-type="float">
            <text:p>0.00114992</text:p>
          </table:table-cell>
          <table:table-cell office:value-type="float" office:value="0.0144378" calcext:value-type="float">
            <text:p>0.0144378</text:p>
          </table:table-cell>
          <table:table-cell office:value-type="float" office:value="0.00986416" calcext:value-type="float">
            <text:p>0.00986416</text:p>
          </table:table-cell>
          <table:table-cell office:value-type="float" office:value="0.0035528" calcext:value-type="float">
            <text:p>0.003552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158793" calcext:value-type="float">
            <text:p>0.158793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0146928" calcext:value-type="float">
            <text:p>0.0146928</text:p>
          </table:table-cell>
          <table:table-cell office:value-type="float" office:value="0.0108475" calcext:value-type="float">
            <text:p>0.0108475</text:p>
          </table:table-cell>
          <table:table-cell office:value-type="float" office:value="0.00329226" calcext:value-type="float">
            <text:p>0.00329226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153608" calcext:value-type="float">
            <text:p>0.153608</text:p>
          </table:table-cell>
          <table:table-cell office:value-type="float" office:value="0.00121032" calcext:value-type="float">
            <text:p>0.00121032</text:p>
          </table:table-cell>
          <table:table-cell office:value-type="float" office:value="0.0154693" calcext:value-type="float">
            <text:p>0.0154693</text:p>
          </table:table-cell>
          <table:table-cell office:value-type="float" office:value="0.0121178" calcext:value-type="float">
            <text:p>0.0121178</text:p>
          </table:table-cell>
          <table:table-cell office:value-type="float" office:value="0.00328239" calcext:value-type="float">
            <text:p>0.00328239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154598" calcext:value-type="float">
            <text:p>0.154598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152905" calcext:value-type="float">
            <text:p>0.0152905</text:p>
          </table:table-cell>
          <table:table-cell office:value-type="float" office:value="0.0106568" calcext:value-type="float">
            <text:p>0.0106568</text:p>
          </table:table-cell>
          <table:table-cell office:value-type="float" office:value="0.00327331" calcext:value-type="float">
            <text:p>0.00327331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156205" calcext:value-type="float">
            <text:p>0.156205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0150098" calcext:value-type="float">
            <text:p>0.0150098</text:p>
          </table:table-cell>
          <table:table-cell office:value-type="float" office:value="0.0103067" calcext:value-type="float">
            <text:p>0.0103067</text:p>
          </table:table-cell>
          <table:table-cell office:value-type="float" office:value="0.00329503" calcext:value-type="float">
            <text:p>0.00329503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153588" calcext:value-type="float">
            <text:p>0.153588</text:p>
          </table:table-cell>
          <table:table-cell office:value-type="float" office:value="0.00114005" calcext:value-type="float">
            <text:p>0.00114005</text:p>
          </table:table-cell>
          <table:table-cell office:value-type="float" office:value="0.0155676" calcext:value-type="float">
            <text:p>0.0155676</text:p>
          </table:table-cell>
          <table:table-cell office:value-type="float" office:value="0.0105151" calcext:value-type="float">
            <text:p>0.0105151</text:p>
          </table:table-cell>
          <table:table-cell office:value-type="float" office:value="0.00370518" calcext:value-type="float">
            <text:p>0.00370518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154278" calcext:value-type="float">
            <text:p>0.154278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0143624" calcext:value-type="float">
            <text:p>0.0143624</text:p>
          </table:table-cell>
          <table:table-cell office:value-type="float" office:value="0.0104587" calcext:value-type="float">
            <text:p>0.0104587</text:p>
          </table:table-cell>
          <table:table-cell office:value-type="float" office:value="0.00322594" calcext:value-type="float">
            <text:p>0.00322594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15761" calcext:value-type="float">
            <text:p>0.15761</text:p>
          </table:table-cell>
          <table:table-cell office:value-type="float" office:value="0.00114282" calcext:value-type="float">
            <text:p>0.00114282</text:p>
          </table:table-cell>
          <table:table-cell office:value-type="float" office:value="0.0144579" calcext:value-type="float">
            <text:p>0.0144579</text:p>
          </table:table-cell>
          <table:table-cell office:value-type="float" office:value="0.010386" calcext:value-type="float">
            <text:p>0.010386</text:p>
          </table:table-cell>
          <table:table-cell office:value-type="float" office:value="0.0031916" calcext:value-type="float">
            <text:p>0.0031916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17649" calcext:value-type="float">
            <text:p>0.17649</text:p>
          </table:table-cell>
          <table:table-cell office:value-type="float" office:value="0.00160942" calcext:value-type="float">
            <text:p>0.00160942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112032" calcext:value-type="float">
            <text:p>0.0112032</text:p>
          </table:table-cell>
          <table:table-cell office:value-type="float" office:value="0.00317344" calcext:value-type="float">
            <text:p>0.0031734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166985" calcext:value-type="float">
            <text:p>0.166985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0149522" calcext:value-type="float">
            <text:p>0.0149522</text:p>
          </table:table-cell>
          <table:table-cell office:value-type="float" office:value="0.0107741" calcext:value-type="float">
            <text:p>0.0107741</text:p>
          </table:table-cell>
          <table:table-cell office:value-type="float" office:value="0.00318173" calcext:value-type="float">
            <text:p>0.00318173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155613" calcext:value-type="float">
            <text:p>0.155613</text:p>
          </table:table-cell>
          <table:table-cell office:value-type="float" office:value="0.00123361" calcext:value-type="float">
            <text:p>0.00123361</text:p>
          </table:table-cell>
          <table:table-cell office:value-type="float" office:value="0.0151898" calcext:value-type="float">
            <text:p>0.0151898</text:p>
          </table:table-cell>
          <table:table-cell office:value-type="float" office:value="0.0102881" calcext:value-type="float">
            <text:p>0.0102881</text:p>
          </table:table-cell>
          <table:table-cell office:value-type="float" office:value="0.00324134" calcext:value-type="float">
            <text:p>0.00324134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158179" calcext:value-type="float">
            <text:p>0.158179</text:p>
          </table:table-cell>
          <table:table-cell office:value-type="float" office:value="0.00113927" calcext:value-type="float">
            <text:p>0.00113927</text:p>
          </table:table-cell>
          <table:table-cell office:value-type="float" office:value="0.0151227" calcext:value-type="float">
            <text:p>0.0151227</text:p>
          </table:table-cell>
          <table:table-cell office:value-type="float" office:value="0.0105727" calcext:value-type="float">
            <text:p>0.0105727</text:p>
          </table:table-cell>
          <table:table-cell office:value-type="float" office:value="0.00329503" calcext:value-type="float">
            <text:p>0.00329503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159453" calcext:value-type="float">
            <text:p>0.159453</text:p>
          </table:table-cell>
          <table:table-cell office:value-type="float" office:value="0.00118703" calcext:value-type="float">
            <text:p>0.00118703</text:p>
          </table:table-cell>
          <table:table-cell office:value-type="float" office:value="0.0140616" calcext:value-type="float">
            <text:p>0.0140616</text:p>
          </table:table-cell>
          <table:table-cell office:value-type="float" office:value="0.0102261" calcext:value-type="float">
            <text:p>0.0102261</text:p>
          </table:table-cell>
          <table:table-cell office:value-type="float" office:value="0.0032745" calcext:value-type="float">
            <text:p>0.0032745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155625" calcext:value-type="float">
            <text:p>0.155625</text:p>
          </table:table-cell>
          <table:table-cell office:value-type="float" office:value="0.00108597" calcext:value-type="float">
            <text:p>0.00108597</text:p>
          </table:table-cell>
          <table:table-cell office:value-type="float" office:value="0.0145756" calcext:value-type="float">
            <text:p>0.0145756</text:p>
          </table:table-cell>
          <table:table-cell office:value-type="float" office:value="0.0104334" calcext:value-type="float">
            <text:p>0.0104334</text:p>
          </table:table-cell>
          <table:table-cell office:value-type="float" office:value="0.00329661" calcext:value-type="float">
            <text:p>0.00329661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159138" calcext:value-type="float">
            <text:p>0.159138</text:p>
          </table:table-cell>
          <table:table-cell office:value-type="float" office:value="0.00120164" calcext:value-type="float">
            <text:p>0.00120164</text:p>
          </table:table-cell>
          <table:table-cell office:value-type="float" office:value="0.0149308" calcext:value-type="float">
            <text:p>0.0149308</text:p>
          </table:table-cell>
          <table:table-cell office:value-type="float" office:value="0.0108309" calcext:value-type="float">
            <text:p>0.0108309</text:p>
          </table:table-cell>
          <table:table-cell office:value-type="float" office:value="0.00345688" calcext:value-type="float">
            <text:p>0.00345688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156101" calcext:value-type="float">
            <text:p>0.156101</text:p>
          </table:table-cell>
          <table:table-cell office:value-type="float" office:value="0.00111795" calcext:value-type="float">
            <text:p>0.00111795</text:p>
          </table:table-cell>
          <table:table-cell office:value-type="float" office:value="0.0142677" calcext:value-type="float">
            <text:p>0.0142677</text:p>
          </table:table-cell>
          <table:table-cell office:value-type="float" office:value="0.0106454" calcext:value-type="float">
            <text:p>0.0106454</text:p>
          </table:table-cell>
          <table:table-cell office:value-type="float" office:value="0.00318173" calcext:value-type="float">
            <text:p>0.00318173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159528" calcext:value-type="float">
            <text:p>0.159528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0448" calcext:value-type="float">
            <text:p>0.010448</text:p>
          </table:table-cell>
          <table:table-cell office:value-type="float" office:value="0.00331595" calcext:value-type="float">
            <text:p>0.00331595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157783" calcext:value-type="float">
            <text:p>0.157783</text:p>
          </table:table-cell>
          <table:table-cell office:value-type="float" office:value="0.00115466" calcext:value-type="float">
            <text:p>0.00115466</text:p>
          </table:table-cell>
          <table:table-cell office:value-type="float" office:value="0.0142527" calcext:value-type="float">
            <text:p>0.0142527</text:p>
          </table:table-cell>
          <table:table-cell office:value-type="float" office:value="0.0113666" calcext:value-type="float">
            <text:p>0.0113666</text:p>
          </table:table-cell>
          <table:table-cell office:value-type="float" office:value="0.00340556" calcext:value-type="float">
            <text:p>0.00340556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160135" calcext:value-type="float">
            <text:p>0.160135</text:p>
          </table:table-cell>
          <table:table-cell office:value-type="float" office:value="0.00114795" calcext:value-type="float">
            <text:p>0.00114795</text:p>
          </table:table-cell>
          <table:table-cell office:value-type="float" office:value="0.0148882" calcext:value-type="float">
            <text:p>0.0148882</text:p>
          </table:table-cell>
          <table:table-cell office:value-type="float" office:value="0.0111653" calcext:value-type="float">
            <text:p>0.0111653</text:p>
          </table:table-cell>
          <table:table-cell office:value-type="float" office:value="0.00317778" calcext:value-type="float">
            <text:p>0.00317778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158292" calcext:value-type="float">
            <text:p>0.158292</text:p>
          </table:table-cell>
          <table:table-cell office:value-type="float" office:value="0.00118979" calcext:value-type="float">
            <text:p>0.00118979</text:p>
          </table:table-cell>
          <table:table-cell office:value-type="float" office:value="0.0156138" calcext:value-type="float">
            <text:p>0.0156138</text:p>
          </table:table-cell>
          <table:table-cell office:value-type="float" office:value="0.0102976" calcext:value-type="float">
            <text:p>0.0102976</text:p>
          </table:table-cell>
          <table:table-cell office:value-type="float" office:value="0.00324173" calcext:value-type="float">
            <text:p>0.00324173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165274" calcext:value-type="float">
            <text:p>0.165274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154014" calcext:value-type="float">
            <text:p>0.0154014</text:p>
          </table:table-cell>
          <table:table-cell office:value-type="float" office:value="0.0115612" calcext:value-type="float">
            <text:p>0.0115612</text:p>
          </table:table-cell>
          <table:table-cell office:value-type="float" office:value="0.00342372" calcext:value-type="float">
            <text:p>0.00342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166885" calcext:value-type="float">
            <text:p>0.166885</text:p>
          </table:table-cell>
          <table:table-cell office:value-type="float" office:value="0.00112071" calcext:value-type="float">
            <text:p>0.00112071</text:p>
          </table:table-cell>
          <table:table-cell office:value-type="float" office:value="0.0146968" calcext:value-type="float">
            <text:p>0.0146968</text:p>
          </table:table-cell>
          <table:table-cell office:value-type="float" office:value="0.0106781" calcext:value-type="float">
            <text:p>0.0106781</text:p>
          </table:table-cell>
          <table:table-cell office:value-type="float" office:value="0.00321489" calcext:value-type="float">
            <text:p>0.00321489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167248" calcext:value-type="float">
            <text:p>0.167248</text:p>
          </table:table-cell>
          <table:table-cell office:value-type="float" office:value="0.0012948" calcext:value-type="float">
            <text:p>0.0012948</text:p>
          </table:table-cell>
          <table:table-cell office:value-type="float" office:value="0.0150568" calcext:value-type="float">
            <text:p>0.0150568</text:p>
          </table:table-cell>
          <table:table-cell office:value-type="float" office:value="0.0101831" calcext:value-type="float">
            <text:p>0.0101831</text:p>
          </table:table-cell>
          <table:table-cell office:value-type="float" office:value="0.00325713" calcext:value-type="float">
            <text:p>0.00325713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166002" calcext:value-type="float">
            <text:p>0.166002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0155313" calcext:value-type="float">
            <text:p>0.0155313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0.00322121" calcext:value-type="float">
            <text:p>0.00322121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168654" calcext:value-type="float">
            <text:p>0.168654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0156126" calcext:value-type="float">
            <text:p>0.0156126</text:p>
          </table:table-cell>
          <table:table-cell office:value-type="float" office:value="0.0107681" calcext:value-type="float">
            <text:p>0.0107681</text:p>
          </table:table-cell>
          <table:table-cell office:value-type="float" office:value="0.00317226" calcext:value-type="float">
            <text:p>0.00317226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174416" calcext:value-type="float">
            <text:p>0.174416</text:p>
          </table:table-cell>
          <table:table-cell office:value-type="float" office:value="0.00124545" calcext:value-type="float">
            <text:p>0.00124545</text:p>
          </table:table-cell>
          <table:table-cell office:value-type="float" office:value="0.0154721" calcext:value-type="float">
            <text:p>0.0154721</text:p>
          </table:table-cell>
          <table:table-cell office:value-type="float" office:value="0.0100967" calcext:value-type="float">
            <text:p>0.0100967</text:p>
          </table:table-cell>
          <table:table-cell office:value-type="float" office:value="0.00330332" calcext:value-type="float">
            <text:p>0.00330332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165896" calcext:value-type="float">
            <text:p>0.165896</text:p>
          </table:table-cell>
          <table:table-cell office:value-type="float" office:value="0.00115308" calcext:value-type="float">
            <text:p>0.00115308</text:p>
          </table:table-cell>
          <table:table-cell office:value-type="float" office:value="0.0158968" calcext:value-type="float">
            <text:p>0.0158968</text:p>
          </table:table-cell>
          <table:table-cell office:value-type="float" office:value="0.0107295" calcext:value-type="float">
            <text:p>0.0107295</text:p>
          </table:table-cell>
          <table:table-cell office:value-type="float" office:value="0.00326463" calcext:value-type="float">
            <text:p>0.00326463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165638" calcext:value-type="float">
            <text:p>0.165638</text:p>
          </table:table-cell>
          <table:table-cell office:value-type="float" office:value="0.00118979" calcext:value-type="float">
            <text:p>0.00118979</text:p>
          </table:table-cell>
          <table:table-cell office:value-type="float" office:value="0.0155178" calcext:value-type="float">
            <text:p>0.0155178</text:p>
          </table:table-cell>
          <table:table-cell office:value-type="float" office:value="0.0100311" calcext:value-type="float">
            <text:p>0.0100311</text:p>
          </table:table-cell>
          <table:table-cell office:value-type="float" office:value="0.00328832" calcext:value-type="float">
            <text:p>0.00328832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164055" calcext:value-type="float">
            <text:p>0.164055</text:p>
          </table:table-cell>
          <table:table-cell office:value-type="float" office:value="0.00110847" calcext:value-type="float">
            <text:p>0.00110847</text:p>
          </table:table-cell>
          <table:table-cell office:value-type="float" office:value="0.0144745" calcext:value-type="float">
            <text:p>0.0144745</text:p>
          </table:table-cell>
          <table:table-cell office:value-type="float" office:value="0.0102479" calcext:value-type="float">
            <text:p>0.0102479</text:p>
          </table:table-cell>
          <table:table-cell office:value-type="float" office:value="0.00322752" calcext:value-type="float">
            <text:p>0.00322752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159877" calcext:value-type="float">
            <text:p>0.159877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0150031" calcext:value-type="float">
            <text:p>0.0150031</text:p>
          </table:table-cell>
          <table:table-cell office:value-type="float" office:value="0.0110705" calcext:value-type="float">
            <text:p>0.0110705</text:p>
          </table:table-cell>
          <table:table-cell office:value-type="float" office:value="0.00346832" calcext:value-type="float">
            <text:p>0.00346832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159396" calcext:value-type="float">
            <text:p>0.159396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147185" calcext:value-type="float">
            <text:p>0.0147185</text:p>
          </table:table-cell>
          <table:table-cell office:value-type="float" office:value="0.0118589" calcext:value-type="float">
            <text:p>0.0118589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171461" calcext:value-type="float">
            <text:p>0.171461</text:p>
          </table:table-cell>
          <table:table-cell office:value-type="float" office:value="0.0011515" calcext:value-type="float">
            <text:p>0.0011515</text:p>
          </table:table-cell>
          <table:table-cell office:value-type="float" office:value="0.0149222" calcext:value-type="float">
            <text:p>0.0149222</text:p>
          </table:table-cell>
          <table:table-cell office:value-type="float" office:value="0.0104973" calcext:value-type="float">
            <text:p>0.0104973</text:p>
          </table:table-cell>
          <table:table-cell office:value-type="float" office:value="0.00324766" calcext:value-type="float">
            <text:p>0.00324766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161491" calcext:value-type="float">
            <text:p>0.161491</text:p>
          </table:table-cell>
          <table:table-cell office:value-type="float" office:value="0.00112584" calcext:value-type="float">
            <text:p>0.00112584</text:p>
          </table:table-cell>
          <table:table-cell office:value-type="float" office:value="0.0148065" calcext:value-type="float">
            <text:p>0.0148065</text:p>
          </table:table-cell>
          <table:table-cell office:value-type="float" office:value="0.0109987" calcext:value-type="float">
            <text:p>0.0109987</text:p>
          </table:table-cell>
          <table:table-cell office:value-type="float" office:value="0.00320344" calcext:value-type="float">
            <text:p>0.00320344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159355" calcext:value-type="float">
            <text:p>0.159355</text:p>
          </table:table-cell>
          <table:table-cell office:value-type="float" office:value="0.00124151" calcext:value-type="float">
            <text:p>0.00124151</text:p>
          </table:table-cell>
          <table:table-cell office:value-type="float" office:value="0.0157547" calcext:value-type="float">
            <text:p>0.0157547</text:p>
          </table:table-cell>
          <table:table-cell office:value-type="float" office:value="0.0106166" calcext:value-type="float">
            <text:p>0.0106166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173369" calcext:value-type="float">
            <text:p>0.173369</text:p>
          </table:table-cell>
          <table:table-cell office:value-type="float" office:value="0.00114755" calcext:value-type="float">
            <text:p>0.00114755</text:p>
          </table:table-cell>
          <table:table-cell office:value-type="float" office:value="0.0154121" calcext:value-type="float">
            <text:p>0.0154121</text:p>
          </table:table-cell>
          <table:table-cell office:value-type="float" office:value="0.0101788" calcext:value-type="float">
            <text:p>0.0101788</text:p>
          </table:table-cell>
          <table:table-cell office:value-type="float" office:value="0.00320226" calcext:value-type="float">
            <text:p>0.00320226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167308" calcext:value-type="float">
            <text:p>0.167308</text:p>
          </table:table-cell>
          <table:table-cell office:value-type="float" office:value="0.00124545" calcext:value-type="float">
            <text:p>0.00124545</text:p>
          </table:table-cell>
          <table:table-cell office:value-type="float" office:value="0.015157" calcext:value-type="float">
            <text:p>0.015157</text:p>
          </table:table-cell>
          <table:table-cell office:value-type="float" office:value="0.0105518" calcext:value-type="float">
            <text:p>0.0105518</text:p>
          </table:table-cell>
          <table:table-cell office:value-type="float" office:value="0.00329384" calcext:value-type="float">
            <text:p>0.00329384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164101" calcext:value-type="float">
            <text:p>0.164101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152131" calcext:value-type="float">
            <text:p>0.0152131</text:p>
          </table:table-cell>
          <table:table-cell office:value-type="float" office:value="0.0102265" calcext:value-type="float">
            <text:p>0.0102265</text:p>
          </table:table-cell>
          <table:table-cell office:value-type="float" office:value="0.00326226" calcext:value-type="float">
            <text:p>0.00326226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163692" calcext:value-type="float">
            <text:p>0.163692</text:p>
          </table:table-cell>
          <table:table-cell office:value-type="float" office:value="0.00114913" calcext:value-type="float">
            <text:p>0.00114913</text:p>
          </table:table-cell>
          <table:table-cell office:value-type="float" office:value="0.0146814" calcext:value-type="float">
            <text:p>0.0146814</text:p>
          </table:table-cell>
          <table:table-cell office:value-type="float" office:value="0.0103521" calcext:value-type="float">
            <text:p>0.0103521</text:p>
          </table:table-cell>
          <table:table-cell office:value-type="float" office:value="0.0033799" calcext:value-type="float">
            <text:p>0.0033799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165644" calcext:value-type="float">
            <text:p>0.165644</text:p>
          </table:table-cell>
          <table:table-cell office:value-type="float" office:value="0.00114913" calcext:value-type="float">
            <text:p>0.00114913</text:p>
          </table:table-cell>
          <table:table-cell office:value-type="float" office:value="0.0152794" calcext:value-type="float">
            <text:p>0.0152794</text:p>
          </table:table-cell>
          <table:table-cell office:value-type="float" office:value="0.0104744" calcext:value-type="float">
            <text:p>0.0104744</text:p>
          </table:table-cell>
          <table:table-cell office:value-type="float" office:value="0.00336806" calcext:value-type="float">
            <text:p>0.00336806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164531" calcext:value-type="float">
            <text:p>0.164531</text:p>
          </table:table-cell>
          <table:table-cell office:value-type="float" office:value="0.00126243" calcext:value-type="float">
            <text:p>0.00126243</text:p>
          </table:table-cell>
          <table:table-cell office:value-type="float" office:value="0.0165758" calcext:value-type="float">
            <text:p>0.0165758</text:p>
          </table:table-cell>
          <table:table-cell office:value-type="float" office:value="0.0107389" calcext:value-type="float">
            <text:p>0.0107389</text:p>
          </table:table-cell>
          <table:table-cell office:value-type="float" office:value="0.00325121" calcext:value-type="float">
            <text:p>0.00325121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164457" calcext:value-type="float">
            <text:p>0.164457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0159027" calcext:value-type="float">
            <text:p>0.0159027</text:p>
          </table:table-cell>
          <table:table-cell office:value-type="float" office:value="0.0103485" calcext:value-type="float">
            <text:p>0.0103485</text:p>
          </table:table-cell>
          <table:table-cell office:value-type="float" office:value="0.00325989" calcext:value-type="float">
            <text:p>0.00325989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165627" calcext:value-type="float">
            <text:p>0.165627</text:p>
          </table:table-cell>
          <table:table-cell office:value-type="float" office:value="0.00119808" calcext:value-type="float">
            <text:p>0.00119808</text:p>
          </table:table-cell>
          <table:table-cell office:value-type="float" office:value="0.0165411" calcext:value-type="float">
            <text:p>0.0165411</text:p>
          </table:table-cell>
          <table:table-cell office:value-type="float" office:value="0.0102775" calcext:value-type="float">
            <text:p>0.0102775</text:p>
          </table:table-cell>
          <table:table-cell office:value-type="float" office:value="0.00324726" calcext:value-type="float">
            <text:p>0.00324726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165675" calcext:value-type="float">
            <text:p>0.165675</text:p>
          </table:table-cell>
          <table:table-cell office:value-type="float" office:value="0.00120795" calcext:value-type="float">
            <text:p>0.00120795</text:p>
          </table:table-cell>
          <table:table-cell office:value-type="float" office:value="0.0164317" calcext:value-type="float">
            <text:p>0.0164317</text:p>
          </table:table-cell>
          <table:table-cell office:value-type="float" office:value="0.0106434" calcext:value-type="float">
            <text:p>0.0106434</text:p>
          </table:table-cell>
          <table:table-cell office:value-type="float" office:value="0.00324489" calcext:value-type="float">
            <text:p>0.00324489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168697" calcext:value-type="float">
            <text:p>0.168697</text:p>
          </table:table-cell>
          <table:table-cell office:value-type="float" office:value="0.00125848" calcext:value-type="float">
            <text:p>0.00125848</text:p>
          </table:table-cell>
          <table:table-cell office:value-type="float" office:value="0.0157796" calcext:value-type="float">
            <text:p>0.0157796</text:p>
          </table:table-cell>
          <table:table-cell office:value-type="float" office:value="0.0103821" calcext:value-type="float">
            <text:p>0.0103821</text:p>
          </table:table-cell>
          <table:table-cell office:value-type="float" office:value="0.00323029" calcext:value-type="float">
            <text:p>0.00323029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167724" calcext:value-type="float">
            <text:p>0.167724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0153177" calcext:value-type="float">
            <text:p>0.0153177</text:p>
          </table:table-cell>
          <table:table-cell office:value-type="float" office:value="0.0105881" calcext:value-type="float">
            <text:p>0.0105881</text:p>
          </table:table-cell>
          <table:table-cell office:value-type="float" office:value="0.00317857" calcext:value-type="float">
            <text:p>0.00317857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162518" calcext:value-type="float">
            <text:p>0.162518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156307" calcext:value-type="float">
            <text:p>0.0156307</text:p>
          </table:table-cell>
          <table:table-cell office:value-type="float" office:value="0.0105506" calcext:value-type="float">
            <text:p>0.0105506</text:p>
          </table:table-cell>
          <table:table-cell office:value-type="float" office:value="0.00319436" calcext:value-type="float">
            <text:p>0.00319436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164839" calcext:value-type="float">
            <text:p>0.164839</text:p>
          </table:table-cell>
          <table:table-cell office:value-type="float" office:value="0.00116966" calcext:value-type="float">
            <text:p>0.00116966</text:p>
          </table:table-cell>
          <table:table-cell office:value-type="float" office:value="0.0154586" calcext:value-type="float">
            <text:p>0.0154586</text:p>
          </table:table-cell>
          <table:table-cell office:value-type="float" office:value="0.0106284" calcext:value-type="float">
            <text:p>0.0106284</text:p>
          </table:table-cell>
          <table:table-cell office:value-type="float" office:value="0.00332226" calcext:value-type="float">
            <text:p>0.00332226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16573" calcext:value-type="float">
            <text:p>0.16573</text:p>
          </table:table-cell>
          <table:table-cell office:value-type="float" office:value="0.00142862" calcext:value-type="float">
            <text:p>0.00142862</text:p>
          </table:table-cell>
          <table:table-cell office:value-type="float" office:value="0.0151223" calcext:value-type="float">
            <text:p>0.0151223</text:p>
          </table:table-cell>
          <table:table-cell office:value-type="float" office:value="0.0104444" calcext:value-type="float">
            <text:p>0.0104444</text:p>
          </table:table-cell>
          <table:table-cell office:value-type="float" office:value="0.00328713" calcext:value-type="float">
            <text:p>0.00328713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168764" calcext:value-type="float">
            <text:p>0.168764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0148854" calcext:value-type="float">
            <text:p>0.0148854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0.00325871" calcext:value-type="float">
            <text:p>0.00325871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167784" calcext:value-type="float">
            <text:p>0.167784</text:p>
          </table:table-cell>
          <table:table-cell office:value-type="float" office:value="0.00122137" calcext:value-type="float">
            <text:p>0.00122137</text:p>
          </table:table-cell>
          <table:table-cell office:value-type="float" office:value="0.0158025" calcext:value-type="float">
            <text:p>0.0158025</text:p>
          </table:table-cell>
          <table:table-cell office:value-type="float" office:value="0.010478" calcext:value-type="float">
            <text:p>0.010478</text:p>
          </table:table-cell>
          <table:table-cell office:value-type="float" office:value="0.00323029" calcext:value-type="float">
            <text:p>0.00323029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163504" calcext:value-type="float">
            <text:p>0.163504</text:p>
          </table:table-cell>
          <table:table-cell office:value-type="float" office:value="0.00120085" calcext:value-type="float">
            <text:p>0.00120085</text:p>
          </table:table-cell>
          <table:table-cell office:value-type="float" office:value="0.0159296" calcext:value-type="float">
            <text:p>0.0159296</text:p>
          </table:table-cell>
          <table:table-cell office:value-type="float" office:value="0.0118095" calcext:value-type="float">
            <text:p>0.0118095</text:p>
          </table:table-cell>
          <table:table-cell office:value-type="float" office:value="0.00330924" calcext:value-type="float">
            <text:p>0.0033092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169218" calcext:value-type="float">
            <text:p>0.169218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2102" calcext:value-type="float">
            <text:p>0.012102</text:p>
          </table:table-cell>
          <table:table-cell office:value-type="float" office:value="0.00330095" calcext:value-type="float">
            <text:p>0.00330095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172605" calcext:value-type="float">
            <text:p>0.172605</text:p>
          </table:table-cell>
          <table:table-cell office:value-type="float" office:value="0.00123401" calcext:value-type="float">
            <text:p>0.00123401</text:p>
          </table:table-cell>
          <table:table-cell office:value-type="float" office:value="0.0157061" calcext:value-type="float">
            <text:p>0.0157061</text:p>
          </table:table-cell>
          <table:table-cell office:value-type="float" office:value="0.011453" calcext:value-type="float">
            <text:p>0.011453</text:p>
          </table:table-cell>
          <table:table-cell office:value-type="float" office:value="0.00354688" calcext:value-type="float">
            <text:p>0.00354688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175579" calcext:value-type="float">
            <text:p>0.175579</text:p>
          </table:table-cell>
          <table:table-cell office:value-type="float" office:value="0.00111992" calcext:value-type="float">
            <text:p>0.00111992</text:p>
          </table:table-cell>
          <table:table-cell office:value-type="float" office:value="0.0158269" calcext:value-type="float">
            <text:p>0.0158269</text:p>
          </table:table-cell>
          <table:table-cell office:value-type="float" office:value="0.0117124" calcext:value-type="float">
            <text:p>0.0117124</text:p>
          </table:table-cell>
          <table:table-cell office:value-type="float" office:value="0.00326621" calcext:value-type="float">
            <text:p>0.00326621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168317" calcext:value-type="float">
            <text:p>0.168317</text:p>
          </table:table-cell>
          <table:table-cell office:value-type="float" office:value="0.00116729" calcext:value-type="float">
            <text:p>0.00116729</text:p>
          </table:table-cell>
          <table:table-cell office:value-type="float" office:value="0.0157164" calcext:value-type="float">
            <text:p>0.0157164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0319397" calcext:value-type="float">
            <text:p>0.00319397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16977" calcext:value-type="float">
            <text:p>0.16977</text:p>
          </table:table-cell>
          <table:table-cell office:value-type="float" office:value="0.00115624" calcext:value-type="float">
            <text:p>0.00115624</text:p>
          </table:table-cell>
          <table:table-cell office:value-type="float" office:value="0.0160966" calcext:value-type="float">
            <text:p>0.0160966</text:p>
          </table:table-cell>
          <table:table-cell office:value-type="float" office:value="0.0111866" calcext:value-type="float">
            <text:p>0.0111866</text:p>
          </table:table-cell>
          <table:table-cell office:value-type="float" office:value="0.00316515" calcext:value-type="float">
            <text:p>0.00316515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174254" calcext:value-type="float">
            <text:p>0.174254</text:p>
          </table:table-cell>
          <table:table-cell office:value-type="float" office:value="0.00118821" calcext:value-type="float">
            <text:p>0.00118821</text:p>
          </table:table-cell>
          <table:table-cell office:value-type="float" office:value="0.0154665" calcext:value-type="float">
            <text:p>0.0154665</text:p>
          </table:table-cell>
          <table:table-cell office:value-type="float" office:value="0.0107674" calcext:value-type="float">
            <text:p>0.0107674</text:p>
          </table:table-cell>
          <table:table-cell office:value-type="float" office:value="0.00327568" calcext:value-type="float">
            <text:p>0.00327568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16786" calcext:value-type="float">
            <text:p>0.16786</text:p>
          </table:table-cell>
          <table:table-cell office:value-type="float" office:value="0.00109979" calcext:value-type="float">
            <text:p>0.00109979</text:p>
          </table:table-cell>
          <table:table-cell office:value-type="float" office:value="0.0155463" calcext:value-type="float">
            <text:p>0.0155463</text:p>
          </table:table-cell>
          <table:table-cell office:value-type="float" office:value="0.0119753" calcext:value-type="float">
            <text:p>0.0119753</text:p>
          </table:table-cell>
          <table:table-cell office:value-type="float" office:value="0.00323581" calcext:value-type="float">
            <text:p>0.00323581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167791" calcext:value-type="float">
            <text:p>0.167791</text:p>
          </table:table-cell>
          <table:table-cell office:value-type="float" office:value="0.00123756" calcext:value-type="float">
            <text:p>0.00123756</text:p>
          </table:table-cell>
          <table:table-cell office:value-type="float" office:value="0.0160038" calcext:value-type="float">
            <text:p>0.0160038</text:p>
          </table:table-cell>
          <table:table-cell office:value-type="float" office:value="0.0109849" calcext:value-type="float">
            <text:p>0.0109849</text:p>
          </table:table-cell>
          <table:table-cell office:value-type="float" office:value="0.00327016" calcext:value-type="float">
            <text:p>0.00327016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169855" calcext:value-type="float">
            <text:p>0.169855</text:p>
          </table:table-cell>
          <table:table-cell office:value-type="float" office:value="0.00111953" calcext:value-type="float">
            <text:p>0.00111953</text:p>
          </table:table-cell>
          <table:table-cell office:value-type="float" office:value="0.0163022" calcext:value-type="float">
            <text:p>0.0163022</text:p>
          </table:table-cell>
          <table:table-cell office:value-type="float" office:value="0.0107117" calcext:value-type="float">
            <text:p>0.0107117</text:p>
          </table:table-cell>
          <table:table-cell office:value-type="float" office:value="0.00331279" calcext:value-type="float">
            <text:p>0.00331279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176004" calcext:value-type="float">
            <text:p>0.176004</text:p>
          </table:table-cell>
          <table:table-cell office:value-type="float" office:value="0.00126006" calcext:value-type="float">
            <text:p>0.00126006</text:p>
          </table:table-cell>
          <table:table-cell office:value-type="float" office:value="0.0156608" calcext:value-type="float">
            <text:p>0.0156608</text:p>
          </table:table-cell>
          <table:table-cell office:value-type="float" office:value="0.0108128" calcext:value-type="float">
            <text:p>0.0108128</text:p>
          </table:table-cell>
          <table:table-cell office:value-type="float" office:value="0.00318765" calcext:value-type="float">
            <text:p>0.0031876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192047" calcext:value-type="float">
            <text:p>0.192047</text:p>
          </table:table-cell>
          <table:table-cell office:value-type="float" office:value="0.00128098" calcext:value-type="float">
            <text:p>0.00128098</text:p>
          </table:table-cell>
          <table:table-cell office:value-type="float" office:value="0.015294" calcext:value-type="float">
            <text:p>0.015294</text:p>
          </table:table-cell>
          <table:table-cell office:value-type="float" office:value="0.0114744" calcext:value-type="float">
            <text:p>0.0114744</text:p>
          </table:table-cell>
          <table:table-cell office:value-type="float" office:value="0.00320739" calcext:value-type="float">
            <text:p>0.00320739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187993" calcext:value-type="float">
            <text:p>0.187993</text:p>
          </table:table-cell>
          <table:table-cell office:value-type="float" office:value="0.00121466" calcext:value-type="float">
            <text:p>0.00121466</text:p>
          </table:table-cell>
          <table:table-cell office:value-type="float" office:value="0.0160389" calcext:value-type="float">
            <text:p>0.0160389</text:p>
          </table:table-cell>
          <table:table-cell office:value-type="float" office:value="0.0104251" calcext:value-type="float">
            <text:p>0.0104251</text:p>
          </table:table-cell>
          <table:table-cell office:value-type="float" office:value="0.00326818" calcext:value-type="float">
            <text:p>0.00326818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182046" calcext:value-type="float">
            <text:p>0.182046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0160168" calcext:value-type="float">
            <text:p>0.0160168</text:p>
          </table:table-cell>
          <table:table-cell office:value-type="float" office:value="0.0117602" calcext:value-type="float">
            <text:p>0.0117602</text:p>
          </table:table-cell>
          <table:table-cell office:value-type="float" office:value="0.00328437" calcext:value-type="float">
            <text:p>0.00328437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194024" calcext:value-type="float">
            <text:p>0.194024</text:p>
          </table:table-cell>
          <table:table-cell office:value-type="float" office:value="0.00114953" calcext:value-type="float">
            <text:p>0.00114953</text:p>
          </table:table-cell>
          <table:table-cell office:value-type="float" office:value="0.0155711" calcext:value-type="float">
            <text:p>0.0155711</text:p>
          </table:table-cell>
          <table:table-cell office:value-type="float" office:value="0.0113295" calcext:value-type="float">
            <text:p>0.0113295</text:p>
          </table:table-cell>
          <table:table-cell office:value-type="float" office:value="0.0032745" calcext:value-type="float">
            <text:p>0.0032745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175198" calcext:value-type="float">
            <text:p>0.175198</text:p>
          </table:table-cell>
          <table:table-cell office:value-type="float" office:value="0.00118308" calcext:value-type="float">
            <text:p>0.00118308</text:p>
          </table:table-cell>
          <table:table-cell office:value-type="float" office:value="0.015866" calcext:value-type="float">
            <text:p>0.015866</text:p>
          </table:table-cell>
          <table:table-cell office:value-type="float" office:value="0.0109134" calcext:value-type="float">
            <text:p>0.0109134</text:p>
          </table:table-cell>
          <table:table-cell office:value-type="float" office:value="0.00323463" calcext:value-type="float">
            <text:p>0.00323463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167656" calcext:value-type="float">
            <text:p>0.167656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168423" calcext:value-type="float">
            <text:p>0.0168423</text:p>
          </table:table-cell>
          <table:table-cell office:value-type="float" office:value="0.0114159" calcext:value-type="float">
            <text:p>0.0114159</text:p>
          </table:table-cell>
          <table:table-cell office:value-type="float" office:value="0.00330213" calcext:value-type="float">
            <text:p>0.00330213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170748" calcext:value-type="float">
            <text:p>0.170748</text:p>
          </table:table-cell>
          <table:table-cell office:value-type="float" office:value="0.00121032" calcext:value-type="float">
            <text:p>0.00121032</text:p>
          </table:table-cell>
          <table:table-cell office:value-type="float" office:value="0.0166484" calcext:value-type="float">
            <text:p>0.0166484</text:p>
          </table:table-cell>
          <table:table-cell office:value-type="float" office:value="0.0115328" calcext:value-type="float">
            <text:p>0.0115328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16471" calcext:value-type="float">
            <text:p>0.16471</text:p>
          </table:table-cell>
          <table:table-cell office:value-type="float" office:value="0.00116335" calcext:value-type="float">
            <text:p>0.00116335</text:p>
          </table:table-cell>
          <table:table-cell office:value-type="float" office:value="0.0157448" calcext:value-type="float">
            <text:p>0.0157448</text:p>
          </table:table-cell>
          <table:table-cell office:value-type="float" office:value="0.0110583" calcext:value-type="float">
            <text:p>0.0110583</text:p>
          </table:table-cell>
          <table:table-cell office:value-type="float" office:value="0.00339608" calcext:value-type="float">
            <text:p>0.00339608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17156" calcext:value-type="float">
            <text:p>0.17156</text:p>
          </table:table-cell>
          <table:table-cell office:value-type="float" office:value="0.00117519" calcext:value-type="float">
            <text:p>0.00117519</text:p>
          </table:table-cell>
          <table:table-cell office:value-type="float" office:value="0.0157133" calcext:value-type="float">
            <text:p>0.0157133</text:p>
          </table:table-cell>
          <table:table-cell office:value-type="float" office:value="0.0110812" calcext:value-type="float">
            <text:p>0.0110812</text:p>
          </table:table-cell>
          <table:table-cell office:value-type="float" office:value="0.00317699" calcext:value-type="float">
            <text:p>0.00317699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166136" calcext:value-type="float">
            <text:p>0.166136</text:p>
          </table:table-cell>
          <table:table-cell office:value-type="float" office:value="0.00114479" calcext:value-type="float">
            <text:p>0.00114479</text:p>
          </table:table-cell>
          <table:table-cell office:value-type="float" office:value="0.0171123" calcext:value-type="float">
            <text:p>0.0171123</text:p>
          </table:table-cell>
          <table:table-cell office:value-type="float" office:value="0.0112079" calcext:value-type="float">
            <text:p>0.0112079</text:p>
          </table:table-cell>
          <table:table-cell office:value-type="float" office:value="0.00328239" calcext:value-type="float">
            <text:p>0.00328239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168655" calcext:value-type="float">
            <text:p>0.168655</text:p>
          </table:table-cell>
          <table:table-cell office:value-type="float" office:value="0.00116492" calcext:value-type="float">
            <text:p>0.00116492</text:p>
          </table:table-cell>
          <table:table-cell office:value-type="float" office:value="0.016185" calcext:value-type="float">
            <text:p>0.016185</text:p>
          </table:table-cell>
          <table:table-cell office:value-type="float" office:value="0.0112648" calcext:value-type="float">
            <text:p>0.0112648</text:p>
          </table:table-cell>
          <table:table-cell office:value-type="float" office:value="0.00329147" calcext:value-type="float">
            <text:p>0.00329147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170967" calcext:value-type="float">
            <text:p>0.170967</text:p>
          </table:table-cell>
          <table:table-cell office:value-type="float" office:value="0.00109821" calcext:value-type="float">
            <text:p>0.00109821</text:p>
          </table:table-cell>
          <table:table-cell office:value-type="float" office:value="0.0156627" calcext:value-type="float">
            <text:p>0.0156627</text:p>
          </table:table-cell>
          <table:table-cell office:value-type="float" office:value="0.0114724" calcext:value-type="float">
            <text:p>0.0114724</text:p>
          </table:table-cell>
          <table:table-cell office:value-type="float" office:value="0.00324766" calcext:value-type="float">
            <text:p>0.00324766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17218" calcext:value-type="float">
            <text:p>0.17218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0150327" calcext:value-type="float">
            <text:p>0.0150327</text:p>
          </table:table-cell>
          <table:table-cell office:value-type="float" office:value="0.0107654" calcext:value-type="float">
            <text:p>0.0107654</text:p>
          </table:table-cell>
          <table:table-cell office:value-type="float" office:value="0.00318055" calcext:value-type="float">
            <text:p>0.00318055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176682" calcext:value-type="float">
            <text:p>0.176682</text:p>
          </table:table-cell>
          <table:table-cell office:value-type="float" office:value="0.00109426" calcext:value-type="float">
            <text:p>0.00109426</text:p>
          </table:table-cell>
          <table:table-cell office:value-type="float" office:value="0.0161084" calcext:value-type="float">
            <text:p>0.0161084</text:p>
          </table:table-cell>
          <table:table-cell office:value-type="float" office:value="0.0107002" calcext:value-type="float">
            <text:p>0.0107002</text:p>
          </table:table-cell>
          <table:table-cell office:value-type="float" office:value="0.00321371" calcext:value-type="float">
            <text:p>0.00321371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173008" calcext:value-type="float">
            <text:p>0.173008</text:p>
          </table:table-cell>
          <table:table-cell office:value-type="float" office:value="0.00146296" calcext:value-type="float">
            <text:p>0.00146296</text:p>
          </table:table-cell>
          <table:table-cell office:value-type="float" office:value="0.0167404" calcext:value-type="float">
            <text:p>0.0167404</text:p>
          </table:table-cell>
          <table:table-cell office:value-type="float" office:value="0.0126985" calcext:value-type="float">
            <text:p>0.0126985</text:p>
          </table:table-cell>
          <table:table-cell office:value-type="float" office:value="0.00327134" calcext:value-type="float">
            <text:p>0.00327134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174888" calcext:value-type="float">
            <text:p>0.174888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0159706" calcext:value-type="float">
            <text:p>0.0159706</text:p>
          </table:table-cell>
          <table:table-cell office:value-type="float" office:value="0.0120961" calcext:value-type="float">
            <text:p>0.0120961</text:p>
          </table:table-cell>
          <table:table-cell office:value-type="float" office:value="0.00352359" calcext:value-type="float">
            <text:p>0.00352359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177402" calcext:value-type="float">
            <text:p>0.177402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0154717" calcext:value-type="float">
            <text:p>0.0154717</text:p>
          </table:table-cell>
          <table:table-cell office:value-type="float" office:value="0.011757" calcext:value-type="float">
            <text:p>0.011757</text:p>
          </table:table-cell>
          <table:table-cell office:value-type="float" office:value="0.0031995" calcext:value-type="float">
            <text:p>0.0031995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175004" calcext:value-type="float">
            <text:p>0.175004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0161956" calcext:value-type="float">
            <text:p>0.0161956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0330687" calcext:value-type="float">
            <text:p>0.00330687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174342" calcext:value-type="float">
            <text:p>0.174342</text:p>
          </table:table-cell>
          <table:table-cell office:value-type="float" office:value="0.00123401" calcext:value-type="float">
            <text:p>0.00123401</text:p>
          </table:table-cell>
          <table:table-cell office:value-type="float" office:value="0.0158143" calcext:value-type="float">
            <text:p>0.0158143</text:p>
          </table:table-cell>
          <table:table-cell office:value-type="float" office:value="0.0112138" calcext:value-type="float">
            <text:p>0.0112138</text:p>
          </table:table-cell>
          <table:table-cell office:value-type="float" office:value="0.00317028" calcext:value-type="float">
            <text:p>0.00317028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17684" calcext:value-type="float">
            <text:p>0.17684</text:p>
          </table:table-cell>
          <table:table-cell office:value-type="float" office:value="0.00111479" calcext:value-type="float">
            <text:p>0.00111479</text:p>
          </table:table-cell>
          <table:table-cell office:value-type="float" office:value="0.0155644" calcext:value-type="float">
            <text:p>0.0155644</text:p>
          </table:table-cell>
          <table:table-cell office:value-type="float" office:value="0.0110713" calcext:value-type="float">
            <text:p>0.0110713</text:p>
          </table:table-cell>
          <table:table-cell office:value-type="float" office:value="0.00327766" calcext:value-type="float">
            <text:p>0.0032776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176029" calcext:value-type="float">
            <text:p>0.176029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0154452" calcext:value-type="float">
            <text:p>0.0154452</text:p>
          </table:table-cell>
          <table:table-cell office:value-type="float" office:value="0.0110662" calcext:value-type="float">
            <text:p>0.0110662</text:p>
          </table:table-cell>
          <table:table-cell office:value-type="float" office:value="0.00373399" calcext:value-type="float">
            <text:p>0.00373399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175867" calcext:value-type="float">
            <text:p>0.175867</text:p>
          </table:table-cell>
          <table:table-cell office:value-type="float" office:value="0.00114045" calcext:value-type="float">
            <text:p>0.00114045</text:p>
          </table:table-cell>
          <table:table-cell office:value-type="float" office:value="0.0160835" calcext:value-type="float">
            <text:p>0.0160835</text:p>
          </table:table-cell>
          <table:table-cell office:value-type="float" office:value="0.0112845" calcext:value-type="float">
            <text:p>0.0112845</text:p>
          </table:table-cell>
          <table:table-cell office:value-type="float" office:value="0.00330726" calcext:value-type="float">
            <text:p>0.00330726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177184" calcext:value-type="float">
            <text:p>0.177184</text:p>
          </table:table-cell>
          <table:table-cell office:value-type="float" office:value="0.00111518" calcext:value-type="float">
            <text:p>0.00111518</text:p>
          </table:table-cell>
          <table:table-cell office:value-type="float" office:value="0.0158076" calcext:value-type="float">
            <text:p>0.0158076</text:p>
          </table:table-cell>
          <table:table-cell office:value-type="float" office:value="0.0118348" calcext:value-type="float">
            <text:p>0.0118348</text:p>
          </table:table-cell>
          <table:table-cell office:value-type="float" office:value="0.00329266" calcext:value-type="float">
            <text:p>0.00329266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175433" calcext:value-type="float">
            <text:p>0.175433</text:p>
          </table:table-cell>
          <table:table-cell office:value-type="float" office:value="0.00119729" calcext:value-type="float">
            <text:p>0.00119729</text:p>
          </table:table-cell>
          <table:table-cell office:value-type="float" office:value="0.0159675" calcext:value-type="float">
            <text:p>0.0159675</text:p>
          </table:table-cell>
          <table:table-cell office:value-type="float" office:value="0.0116619" calcext:value-type="float">
            <text:p>0.0116619</text:p>
          </table:table-cell>
          <table:table-cell office:value-type="float" office:value="0.0031995" calcext:value-type="float">
            <text:p>0.0031995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175739" calcext:value-type="float">
            <text:p>0.175739</text:p>
          </table:table-cell>
          <table:table-cell office:value-type="float" office:value="0.00135441" calcext:value-type="float">
            <text:p>0.00135441</text:p>
          </table:table-cell>
          <table:table-cell office:value-type="float" office:value="0.0156007" calcext:value-type="float">
            <text:p>0.0156007</text:p>
          </table:table-cell>
          <table:table-cell office:value-type="float" office:value="0.0111696" calcext:value-type="float">
            <text:p>0.0111696</text:p>
          </table:table-cell>
          <table:table-cell office:value-type="float" office:value="0.00318331" calcext:value-type="float">
            <text:p>0.00318331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176021" calcext:value-type="float">
            <text:p>0.176021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171932" calcext:value-type="float">
            <text:p>0.0171932</text:p>
          </table:table-cell>
          <table:table-cell office:value-type="float" office:value="0.0109411" calcext:value-type="float">
            <text:p>0.0109411</text:p>
          </table:table-cell>
          <table:table-cell office:value-type="float" office:value="0.00356228" calcext:value-type="float">
            <text:p>0.00356228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1777" calcext:value-type="float">
            <text:p>0.1777</text:p>
          </table:table-cell>
          <table:table-cell office:value-type="float" office:value="0.00118979" calcext:value-type="float">
            <text:p>0.00118979</text:p>
          </table:table-cell>
          <table:table-cell office:value-type="float" office:value="0.0161495" calcext:value-type="float">
            <text:p>0.0161495</text:p>
          </table:table-cell>
          <table:table-cell office:value-type="float" office:value="0.0115403" calcext:value-type="float">
            <text:p>0.0115403</text:p>
          </table:table-cell>
          <table:table-cell office:value-type="float" office:value="0.00323542" calcext:value-type="float">
            <text:p>0.00323542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178045" calcext:value-type="float">
            <text:p>0.178045</text:p>
          </table:table-cell>
          <table:table-cell office:value-type="float" office:value="0.00125059" calcext:value-type="float">
            <text:p>0.00125059</text:p>
          </table:table-cell>
          <table:table-cell office:value-type="float" office:value="0.0174656" calcext:value-type="float">
            <text:p>0.0174656</text:p>
          </table:table-cell>
          <table:table-cell office:value-type="float" office:value="0.0119915" calcext:value-type="float">
            <text:p>0.0119915</text:p>
          </table:table-cell>
          <table:table-cell office:value-type="float" office:value="0.00321884" calcext:value-type="float">
            <text:p>0.00321884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177086" calcext:value-type="float">
            <text:p>0.177086</text:p>
          </table:table-cell>
          <table:table-cell office:value-type="float" office:value="0.00124032" calcext:value-type="float">
            <text:p>0.00124032</text:p>
          </table:table-cell>
          <table:table-cell office:value-type="float" office:value="0.0166307" calcext:value-type="float">
            <text:p>0.0166307</text:p>
          </table:table-cell>
          <table:table-cell office:value-type="float" office:value="0.0119252" calcext:value-type="float">
            <text:p>0.0119252</text:p>
          </table:table-cell>
          <table:table-cell office:value-type="float" office:value="0.00332069" calcext:value-type="float">
            <text:p>0.00332069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171575" calcext:value-type="float">
            <text:p>0.171575</text:p>
          </table:table-cell>
          <table:table-cell office:value-type="float" office:value="0.00124388" calcext:value-type="float">
            <text:p>0.00124388</text:p>
          </table:table-cell>
          <table:table-cell office:value-type="float" office:value="0.0167992" calcext:value-type="float">
            <text:p>0.0167992</text:p>
          </table:table-cell>
          <table:table-cell office:value-type="float" office:value="0.0112517" calcext:value-type="float">
            <text:p>0.0112517</text:p>
          </table:table-cell>
          <table:table-cell office:value-type="float" office:value="0.0033945" calcext:value-type="float">
            <text:p>0.003394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174075" calcext:value-type="float">
            <text:p>0.174075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162592" calcext:value-type="float">
            <text:p>0.0162592</text:p>
          </table:table-cell>
          <table:table-cell office:value-type="float" office:value="0.0111001" calcext:value-type="float">
            <text:p>0.0111001</text:p>
          </table:table-cell>
          <table:table-cell office:value-type="float" office:value="0.00323937" calcext:value-type="float">
            <text:p>0.00323937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176871" calcext:value-type="float">
            <text:p>0.176871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0161214" calcext:value-type="float">
            <text:p>0.0161214</text:p>
          </table:table-cell>
          <table:table-cell office:value-type="float" office:value="0.0113962" calcext:value-type="float">
            <text:p>0.0113962</text:p>
          </table:table-cell>
          <table:table-cell office:value-type="float" office:value="0.00321765" calcext:value-type="float">
            <text:p>0.00321765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179612" calcext:value-type="float">
            <text:p>0.179612</text:p>
          </table:table-cell>
          <table:table-cell office:value-type="float" office:value="0.00120006" calcext:value-type="float">
            <text:p>0.00120006</text:p>
          </table:table-cell>
          <table:table-cell office:value-type="float" office:value="0.0160902" calcext:value-type="float">
            <text:p>0.0160902</text:p>
          </table:table-cell>
          <table:table-cell office:value-type="float" office:value="0.0116291" calcext:value-type="float">
            <text:p>0.0116291</text:p>
          </table:table-cell>
          <table:table-cell office:value-type="float" office:value="0.00330095" calcext:value-type="float">
            <text:p>0.00330095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178353" calcext:value-type="float">
            <text:p>0.178353</text:p>
          </table:table-cell>
          <table:table-cell office:value-type="float" office:value="0.00117716" calcext:value-type="float">
            <text:p>0.00117716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15592" calcext:value-type="float">
            <text:p>0.0115592</text:p>
          </table:table-cell>
          <table:table-cell office:value-type="float" office:value="0.00329818" calcext:value-type="float">
            <text:p>0.00329818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179721" calcext:value-type="float">
            <text:p>0.179721</text:p>
          </table:table-cell>
          <table:table-cell office:value-type="float" office:value="0.00115624" calcext:value-type="float">
            <text:p>0.00115624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14183" calcext:value-type="float">
            <text:p>0.0114183</text:p>
          </table:table-cell>
          <table:table-cell office:value-type="float" office:value="0.00318884" calcext:value-type="float">
            <text:p>0.00318884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184109" calcext:value-type="float">
            <text:p>0.184109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0159766" calcext:value-type="float">
            <text:p>0.0159766</text:p>
          </table:table-cell>
          <table:table-cell office:value-type="float" office:value="0.0123037" calcext:value-type="float">
            <text:p>0.0123037</text:p>
          </table:table-cell>
          <table:table-cell office:value-type="float" office:value="0.00326108" calcext:value-type="float">
            <text:p>0.00326108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177826" calcext:value-type="float">
            <text:p>0.177826</text:p>
          </table:table-cell>
          <table:table-cell office:value-type="float" office:value="0.00114598" calcext:value-type="float">
            <text:p>0.00114598</text:p>
          </table:table-cell>
          <table:table-cell office:value-type="float" office:value="0.0163101" calcext:value-type="float">
            <text:p>0.0163101</text:p>
          </table:table-cell>
          <table:table-cell office:value-type="float" office:value="0.0129808" calcext:value-type="float">
            <text:p>0.0129808</text:p>
          </table:table-cell>
          <table:table-cell office:value-type="float" office:value="0.00331634" calcext:value-type="float">
            <text:p>0.00331634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188947" calcext:value-type="float">
            <text:p>0.188947</text:p>
          </table:table-cell>
          <table:table-cell office:value-type="float" office:value="0.00116453" calcext:value-type="float">
            <text:p>0.00116453</text:p>
          </table:table-cell>
          <table:table-cell office:value-type="float" office:value="0.0162943" calcext:value-type="float">
            <text:p>0.0162943</text:p>
          </table:table-cell>
          <table:table-cell office:value-type="float" office:value="0.0119023" calcext:value-type="float">
            <text:p>0.0119023</text:p>
          </table:table-cell>
          <table:table-cell office:value-type="float" office:value="0.00320857" calcext:value-type="float">
            <text:p>0.00320857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176308" calcext:value-type="float">
            <text:p>0.176308</text:p>
          </table:table-cell>
          <table:table-cell office:value-type="float" office:value="0.00136546" calcext:value-type="float">
            <text:p>0.00136546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0.0118257" calcext:value-type="float">
            <text:p>0.0118257</text:p>
          </table:table-cell>
          <table:table-cell office:value-type="float" office:value="0.00319042" calcext:value-type="float">
            <text:p>0.00319042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187895" calcext:value-type="float">
            <text:p>0.187895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0161641" calcext:value-type="float">
            <text:p>0.0161641</text:p>
          </table:table-cell>
          <table:table-cell office:value-type="float" office:value="0.0113386" calcext:value-type="float">
            <text:p>0.0113386</text:p>
          </table:table-cell>
          <table:table-cell office:value-type="float" office:value="0.00365899" calcext:value-type="float">
            <text:p>0.0036589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196561" calcext:value-type="float">
            <text:p>0.196561</text:p>
          </table:table-cell>
          <table:table-cell office:value-type="float" office:value="0.00120322" calcext:value-type="float">
            <text:p>0.00120322</text:p>
          </table:table-cell>
          <table:table-cell office:value-type="float" office:value="0.016695" calcext:value-type="float">
            <text:p>0.016695</text:p>
          </table:table-cell>
          <table:table-cell office:value-type="float" office:value="0.0113899" calcext:value-type="float">
            <text:p>0.0113899</text:p>
          </table:table-cell>
          <table:table-cell office:value-type="float" office:value="0.00328003" calcext:value-type="float">
            <text:p>0.00328003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186004" calcext:value-type="float">
            <text:p>0.186004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163042" calcext:value-type="float">
            <text:p>0.0163042</text:p>
          </table:table-cell>
          <table:table-cell office:value-type="float" office:value="0.0111953" calcext:value-type="float">
            <text:p>0.0111953</text:p>
          </table:table-cell>
          <table:table-cell office:value-type="float" office:value="0.00333095" calcext:value-type="float">
            <text:p>0.00333095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192782" calcext:value-type="float">
            <text:p>0.192782</text:p>
          </table:table-cell>
          <table:table-cell office:value-type="float" office:value="0.00127861" calcext:value-type="float">
            <text:p>0.00127861</text:p>
          </table:table-cell>
          <table:table-cell office:value-type="float" office:value="0.0164684" calcext:value-type="float">
            <text:p>0.0164684</text:p>
          </table:table-cell>
          <table:table-cell office:value-type="float" office:value="0.0110543" calcext:value-type="float">
            <text:p>0.0110543</text:p>
          </table:table-cell>
          <table:table-cell office:value-type="float" office:value="0.00322634" calcext:value-type="float">
            <text:p>0.00322634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189552" calcext:value-type="float">
            <text:p>0.189552</text:p>
          </table:table-cell>
          <table:table-cell office:value-type="float" office:value="0.00116887" calcext:value-type="float">
            <text:p>0.00116887</text:p>
          </table:table-cell>
          <table:table-cell office:value-type="float" office:value="0.0174352" calcext:value-type="float">
            <text:p>0.0174352</text:p>
          </table:table-cell>
          <table:table-cell office:value-type="float" office:value="0.012273" calcext:value-type="float">
            <text:p>0.012273</text:p>
          </table:table-cell>
          <table:table-cell office:value-type="float" office:value="0.00332345" calcext:value-type="float">
            <text:p>0.00332345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185088" calcext:value-type="float">
            <text:p>0.185088</text:p>
          </table:table-cell>
          <table:table-cell office:value-type="float" office:value="0.00117558" calcext:value-type="float">
            <text:p>0.00117558</text:p>
          </table:table-cell>
          <table:table-cell office:value-type="float" office:value="0.0169761" calcext:value-type="float">
            <text:p>0.0169761</text:p>
          </table:table-cell>
          <table:table-cell office:value-type="float" office:value="0.0120385" calcext:value-type="float">
            <text:p>0.0120385</text:p>
          </table:table-cell>
          <table:table-cell office:value-type="float" office:value="0.00324923" calcext:value-type="float">
            <text:p>0.00324923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181309" calcext:value-type="float">
            <text:p>0.181309</text:p>
          </table:table-cell>
          <table:table-cell office:value-type="float" office:value="0.00115624" calcext:value-type="float">
            <text:p>0.00115624</text:p>
          </table:table-cell>
          <table:table-cell office:value-type="float" office:value="0.0168952" calcext:value-type="float">
            <text:p>0.0168952</text:p>
          </table:table-cell>
          <table:table-cell office:value-type="float" office:value="0.0113646" calcext:value-type="float">
            <text:p>0.0113646</text:p>
          </table:table-cell>
          <table:table-cell office:value-type="float" office:value="0.00366136" calcext:value-type="float">
            <text:p>0.00366136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18057" calcext:value-type="float">
            <text:p>0.18057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0168521" calcext:value-type="float">
            <text:p>0.0168521</text:p>
          </table:table-cell>
          <table:table-cell office:value-type="float" office:value="0.0119623" calcext:value-type="float">
            <text:p>0.0119623</text:p>
          </table:table-cell>
          <table:table-cell office:value-type="float" office:value="0.00324884" calcext:value-type="float">
            <text:p>0.00324884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176691" calcext:value-type="float">
            <text:p>0.176691</text:p>
          </table:table-cell>
          <table:table-cell office:value-type="float" office:value="0.00116492" calcext:value-type="float">
            <text:p>0.00116492</text:p>
          </table:table-cell>
          <table:table-cell office:value-type="float" office:value="0.0166168" calcext:value-type="float">
            <text:p>0.0166168</text:p>
          </table:table-cell>
          <table:table-cell office:value-type="float" office:value="0.0120085" calcext:value-type="float">
            <text:p>0.0120085</text:p>
          </table:table-cell>
          <table:table-cell office:value-type="float" office:value="0.00323897" calcext:value-type="float">
            <text:p>0.00323897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209893" calcext:value-type="float">
            <text:p>0.209893</text:p>
          </table:table-cell>
          <table:table-cell office:value-type="float" office:value="0.00123006" calcext:value-type="float">
            <text:p>0.00123006</text:p>
          </table:table-cell>
          <table:table-cell office:value-type="float" office:value="0.0162624" calcext:value-type="float">
            <text:p>0.0162624</text:p>
          </table:table-cell>
          <table:table-cell office:value-type="float" office:value="0.0114803" calcext:value-type="float">
            <text:p>0.0114803</text:p>
          </table:table-cell>
          <table:table-cell office:value-type="float" office:value="0.00327766" calcext:value-type="float">
            <text:p>0.00327766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222025" calcext:value-type="float">
            <text:p>0.222025</text:p>
          </table:table-cell>
          <table:table-cell office:value-type="float" office:value="0.00119098" calcext:value-type="float">
            <text:p>0.00119098</text:p>
          </table:table-cell>
          <table:table-cell office:value-type="float" office:value="0.0161684" calcext:value-type="float">
            <text:p>0.0161684</text:p>
          </table:table-cell>
          <table:table-cell office:value-type="float" office:value="0.0129393" calcext:value-type="float">
            <text:p>0.0129393</text:p>
          </table:table-cell>
          <table:table-cell office:value-type="float" office:value="0.00333766" calcext:value-type="float">
            <text:p>0.00333766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230933" calcext:value-type="float">
            <text:p>0.230933</text:p>
          </table:table-cell>
          <table:table-cell office:value-type="float" office:value="0.00120993" calcext:value-type="float">
            <text:p>0.00120993</text:p>
          </table:table-cell>
          <table:table-cell office:value-type="float" office:value="0.0162189" calcext:value-type="float">
            <text:p>0.0162189</text:p>
          </table:table-cell>
          <table:table-cell office:value-type="float" office:value="0.0129034" calcext:value-type="float">
            <text:p>0.0129034</text:p>
          </table:table-cell>
          <table:table-cell office:value-type="float" office:value="0.00373715" calcext:value-type="float">
            <text:p>0.00373715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179589" calcext:value-type="float">
            <text:p>0.179589</text:p>
          </table:table-cell>
          <table:table-cell office:value-type="float" office:value="0.00113413" calcext:value-type="float">
            <text:p>0.00113413</text:p>
          </table:table-cell>
          <table:table-cell office:value-type="float" office:value="0.0168798" calcext:value-type="float">
            <text:p>0.0168798</text:p>
          </table:table-cell>
          <table:table-cell office:value-type="float" office:value="0.0121135" calcext:value-type="float">
            <text:p>0.0121135</text:p>
          </table:table-cell>
          <table:table-cell office:value-type="float" office:value="0.00355557" calcext:value-type="float">
            <text:p>0.00355557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181011" calcext:value-type="float">
            <text:p>0.181011</text:p>
          </table:table-cell>
          <table:table-cell office:value-type="float" office:value="0.00116058" calcext:value-type="float">
            <text:p>0.00116058</text:p>
          </table:table-cell>
          <table:table-cell office:value-type="float" office:value="0.0166243" calcext:value-type="float">
            <text:p>0.0166243</text:p>
          </table:table-cell>
          <table:table-cell office:value-type="float" office:value="0.0116485" calcext:value-type="float">
            <text:p>0.0116485</text:p>
          </table:table-cell>
          <table:table-cell office:value-type="float" office:value="0.00330687" calcext:value-type="float">
            <text:p>0.00330687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179245" calcext:value-type="float">
            <text:p>0.179245</text:p>
          </table:table-cell>
          <table:table-cell office:value-type="float" office:value="0.0010836" calcext:value-type="float">
            <text:p>0.0010836</text:p>
          </table:table-cell>
          <table:table-cell office:value-type="float" office:value="0.0162754" calcext:value-type="float">
            <text:p>0.0162754</text:p>
          </table:table-cell>
          <table:table-cell office:value-type="float" office:value="0.0117246" calcext:value-type="float">
            <text:p>0.0117246</text:p>
          </table:table-cell>
          <table:table-cell office:value-type="float" office:value="0.00321726" calcext:value-type="float">
            <text:p>0.00321726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184705" calcext:value-type="float">
            <text:p>0.184705</text:p>
          </table:table-cell>
          <table:table-cell office:value-type="float" office:value="0.00123519" calcext:value-type="float">
            <text:p>0.00123519</text:p>
          </table:table-cell>
          <table:table-cell office:value-type="float" office:value="0.0161214" calcext:value-type="float">
            <text:p>0.0161214</text:p>
          </table:table-cell>
          <table:table-cell office:value-type="float" office:value="0.0121533" calcext:value-type="float">
            <text:p>0.0121533</text:p>
          </table:table-cell>
          <table:table-cell office:value-type="float" office:value="0.00321213" calcext:value-type="float">
            <text:p>0.00321213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179594" calcext:value-type="float">
            <text:p>0.179594</text:p>
          </table:table-cell>
          <table:table-cell office:value-type="float" office:value="0.00118821" calcext:value-type="float">
            <text:p>0.00118821</text:p>
          </table:table-cell>
          <table:table-cell office:value-type="float" office:value="0.0165513" calcext:value-type="float">
            <text:p>0.0165513</text:p>
          </table:table-cell>
          <table:table-cell office:value-type="float" office:value="0.0119797" calcext:value-type="float">
            <text:p>0.0119797</text:p>
          </table:table-cell>
          <table:table-cell office:value-type="float" office:value="0.00320305" calcext:value-type="float">
            <text:p>0.00320305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17915" calcext:value-type="float">
            <text:p>0.17915</text:p>
          </table:table-cell>
          <table:table-cell office:value-type="float" office:value="0.00128888" calcext:value-type="float">
            <text:p>0.00128888</text:p>
          </table:table-cell>
          <table:table-cell office:value-type="float" office:value="0.0168766" calcext:value-type="float">
            <text:p>0.0168766</text:p>
          </table:table-cell>
          <table:table-cell office:value-type="float" office:value="0.0115983" calcext:value-type="float">
            <text:p>0.0115983</text:p>
          </table:table-cell>
          <table:table-cell office:value-type="float" office:value="0.00323187" calcext:value-type="float">
            <text:p>0.00323187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186143" calcext:value-type="float">
            <text:p>0.186143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166836" calcext:value-type="float">
            <text:p>0.0166836</text:p>
          </table:table-cell>
          <table:table-cell office:value-type="float" office:value="0.0119354" calcext:value-type="float">
            <text:p>0.0119354</text:p>
          </table:table-cell>
          <table:table-cell office:value-type="float" office:value="0.00336056" calcext:value-type="float">
            <text:p>0.00336056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189274" calcext:value-type="float">
            <text:p>0.189274</text:p>
          </table:table-cell>
          <table:table-cell office:value-type="float" office:value="0.00123164" calcext:value-type="float">
            <text:p>0.00123164</text:p>
          </table:table-cell>
          <table:table-cell office:value-type="float" office:value="0.0175224" calcext:value-type="float">
            <text:p>0.0175224</text:p>
          </table:table-cell>
          <table:table-cell office:value-type="float" office:value="0.0118423" calcext:value-type="float">
            <text:p>0.0118423</text:p>
          </table:table-cell>
          <table:table-cell office:value-type="float" office:value="0.00323384" calcext:value-type="float">
            <text:p>0.00323384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185116" calcext:value-type="float">
            <text:p>0.185116</text:p>
          </table:table-cell>
          <table:table-cell office:value-type="float" office:value="0.00121822" calcext:value-type="float">
            <text:p>0.00121822</text:p>
          </table:table-cell>
          <table:table-cell office:value-type="float" office:value="0.0170712" calcext:value-type="float">
            <text:p>0.0170712</text:p>
          </table:table-cell>
          <table:table-cell office:value-type="float" office:value="0.0122031" calcext:value-type="float">
            <text:p>0.0122031</text:p>
          </table:table-cell>
          <table:table-cell office:value-type="float" office:value="0.00326502" calcext:value-type="float">
            <text:p>0.00326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20:56:25.0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20:59:42.506000000</dc:date>
    <meta:editing-duration>PT9M32S</meta:editing-duration>
    <meta:editing-cycles>3</meta:editing-cycles>
    <meta:generator>LibreOffice/4.4.3.2$Windows_x86 LibreOffice_project/88805f81e9fe61362df02b9941de8e38a9b5fd16</meta:generator>
    <meta:document-statistic meta:table-count="1" meta:cell-count="6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01cm" svg:height="17.001cm" xlink:href=".." xlink:type="simple" chart:class="chart:scatter" chart:style-name="ch1">
        <chart:legend chart:legend-position="end" svg:x="27.477cm" svg:y="6.956cm" style:legend-expansion="high" chart:style-name="ch2"/>
        <chart:plot-area chart:style-name="ch3" table:cell-range-address="insertion.A2:insertion.G1001 insertion.B1:insertion.G1" chart:data-source-has-labels="row" svg:x="1.671cm" svg:y="0.34cm" svg:width="25.146cm" svg:height="15.34cm">
          <chartooo:coordinate-region svg:x="2.769cm" svg:y="0.54cm" svg:width="23.398cm" svg:height="14.493cm"/>
          <chart:axis chart:dimension="x" chart:name="primary-x" chart:style-name="ch4">
            <chart:title svg:x="12.282cm" svg:y="16.02cm" chart:style-name="ch5">
              <text:p>Elements in data structure</text:p>
            </chart:title>
          </chart:axis>
          <chart:axis chart:dimension="y" chart:name="primary-y" chart:style-name="ch6">
            <chart:title svg:x="0.451cm" svg:y="10.475cm" chart:style-name="ch7">
              <text:p>Time (s) to insert 1.000 elements</text:p>
            </chart:title>
            <chart:grid chart:style-name="ch8" chart:class="major"/>
          </chart:axis>
          <chart:series chart:style-name="ch9" chart:values-cell-range-address="insertion.B2:insertion.B1001" chart:label-cell-address="insertion.B1:insertion.B1" chart:class="chart:scatter">
            <chart:domain table:cell-range-address="insertion.A2:insertion.A1001"/>
            <chart:data-point chart:repeated="1000"/>
          </chart:series>
          <chart:series chart:style-name="ch10" chart:values-cell-range-address="insertion.C2:insertion.C1001" chart:label-cell-address="insertion.C1:insertion.C1" chart:class="chart:scatter">
            <chart:data-point chart:repeated="1000"/>
          </chart:series>
          <chart:series chart:style-name="ch11" chart:values-cell-range-address="insertion.D2:insertion.D1001" chart:label-cell-address="insertion.D1:insertion.D1" chart:class="chart:scatter">
            <chart:data-point chart:repeated="1000"/>
          </chart:series>
          <chart:series chart:style-name="ch12" chart:values-cell-range-address="insertion.E2:insertion.E1001" chart:label-cell-address="insertion.E1:insertion.E1" chart:class="chart:scatter">
            <chart:data-point chart:repeated="1000"/>
          </chart:series>
          <chart:series chart:style-name="ch13" chart:values-cell-range-address="insertion.F2:insertion.F1001" chart:label-cell-address="insertion.F1:insertion.F1" chart:class="chart:scatter">
            <chart:data-point chart:repeated="1000"/>
          </chart:series>
          <chart:series chart:style-name="ch14" chart:values-cell-range-address="insertion.G2:insertion.G1001" chart:label-cell-address="insertion.G1:insertion.G1" chart:class="chart:scatter"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tiered vector</text:p>
                <draw:g>
                  <svg:desc>insertion.E1:insertion.E1</svg:desc>
                </draw:g>
              </table:table-cell>
              <table:table-cell office:value-type="string">
                <text:p>bittrick tiered vector</text:p>
                <draw:g>
                  <svg:desc>insertion.F1:insertion.F1</svg:desc>
                </draw:g>
              </table:table-cell>
              <table:table-cell office:value-type="string">
                <text:p>general tiered vector (k = 2)</text:p>
                <draw:g>
                  <svg:desc>insertion.G1:inser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.000844383">
                <text:p>0.000844383</text:p>
                <draw:g>
                  <svg:desc>insertion.B2:insertion.B1001</svg:desc>
                </draw:g>
              </table:table-cell>
              <table:table-cell office:value-type="float" office:value="0.000676611">
                <text:p>0.000676611</text:p>
                <draw:g>
                  <svg:desc>insertion.C2:insertion.C1001</svg:desc>
                </draw:g>
              </table:table-cell>
              <table:table-cell office:value-type="float" office:value="0.000503708">
                <text:p>0.000503708</text:p>
                <draw:g>
                  <svg:desc>insertion.D2:insertion.D1001</svg:desc>
                </draw:g>
              </table:table-cell>
              <table:table-cell office:value-type="float" office:value="0.00105163">
                <text:p>0.00105163</text:p>
                <draw:g>
                  <svg:desc>insertion.E2:insertion.E1001</svg:desc>
                </draw:g>
              </table:table-cell>
              <table:table-cell office:value-type="float" office:value="0.00110018">
                <text:p>0.00110018</text:p>
                <draw:g>
                  <svg:desc>insertion.F2:insertion.F1001</svg:desc>
                </draw:g>
              </table:table-cell>
              <table:table-cell office:value-type="float" office:value="0.00188535">
                <text:p>0.00188535</text:p>
                <draw:g>
                  <svg:desc>insertion.G2:insertion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36743">
                <text:p>0.00136743</text:p>
              </table:table-cell>
              <table:table-cell office:value-type="float" office:value="0.000721614">
                <text:p>0.000721614</text:p>
              </table:table-cell>
              <table:table-cell office:value-type="float" office:value="0.00050134">
                <text:p>0.00050134</text:p>
              </table:table-cell>
              <table:table-cell office:value-type="float" office:value="0.00115703">
                <text:p>0.00115703</text:p>
              </table:table-cell>
              <table:table-cell office:value-type="float" office:value="0.00103268">
                <text:p>0.00103268</text:p>
              </table:table-cell>
              <table:table-cell office:value-type="float" office:value="0.00182338">
                <text:p>0.00182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177166">
                <text:p>0.00177166</text:p>
              </table:table-cell>
              <table:table-cell office:value-type="float" office:value="0.000748457">
                <text:p>0.000748457</text:p>
              </table:table-cell>
              <table:table-cell office:value-type="float" office:value="0.000514762">
                <text:p>0.000514762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00103465">
                <text:p>0.00103465</text:p>
              </table:table-cell>
              <table:table-cell office:value-type="float" office:value="0.00179219">
                <text:p>0.0017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257302">
                <text:p>0.00257302</text:p>
              </table:table-cell>
              <table:table-cell office:value-type="float" office:value="0.00079267">
                <text:p>0.00079267</text:p>
              </table:table-cell>
              <table:table-cell office:value-type="float" office:value="0.000559369">
                <text:p>0.000559369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0108992">
                <text:p>0.00108992</text:p>
              </table:table-cell>
              <table:table-cell office:value-type="float" office:value="0.00187785">
                <text:p>0.00187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405138">
                <text:p>0.00405138</text:p>
              </table:table-cell>
              <table:table-cell office:value-type="float" office:value="0.000826619">
                <text:p>0.000826619</text:p>
              </table:table-cell>
              <table:table-cell office:value-type="float" office:value="0.000512788">
                <text:p>0.000512788</text:p>
              </table:table-cell>
              <table:table-cell office:value-type="float" office:value="0.00134533">
                <text:p>0.00134533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0214629">
                <text:p>0.0021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413586">
                <text:p>0.00413586</text:p>
              </table:table-cell>
              <table:table-cell office:value-type="float" office:value="0.0008807">
                <text:p>0.0008807</text:p>
              </table:table-cell>
              <table:table-cell office:value-type="float" office:value="0.000532131">
                <text:p>0.000532131</text:p>
              </table:table-cell>
              <table:table-cell office:value-type="float" office:value="0.0013094">
                <text:p>0.0013094</text:p>
              </table:table-cell>
              <table:table-cell office:value-type="float" office:value="0.00107966">
                <text:p>0.00107966</text:p>
              </table:table-cell>
              <table:table-cell office:value-type="float" office:value="0.00214116">
                <text:p>0.00214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696428">
                <text:p>0.00696428</text:p>
              </table:table-cell>
              <table:table-cell office:value-type="float" office:value="0.000920176">
                <text:p>0.000920176</text:p>
              </table:table-cell>
              <table:table-cell office:value-type="float" office:value="0.000526209">
                <text:p>0.000526209</text:p>
              </table:table-cell>
              <table:table-cell office:value-type="float" office:value="0.00136309">
                <text:p>0.00136309</text:p>
              </table:table-cell>
              <table:table-cell office:value-type="float" office:value="0.00108163">
                <text:p>0.00108163</text:p>
              </table:table-cell>
              <table:table-cell office:value-type="float" office:value="0.00209773">
                <text:p>0.00209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223503">
                <text:p>0.0223503</text:p>
              </table:table-cell>
              <table:table-cell office:value-type="float" office:value="0.000974652">
                <text:p>0.000974652</text:p>
              </table:table-cell>
              <table:table-cell office:value-type="float" office:value="0.000554632">
                <text:p>0.000554632</text:p>
              </table:table-cell>
              <table:table-cell office:value-type="float" office:value="0.00137454">
                <text:p>0.00137454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00226787">
                <text:p>0.00226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130372">
                <text:p>0.0130372</text:p>
              </table:table-cell>
              <table:table-cell office:value-type="float" office:value="0.00102479">
                <text:p>0.00102479</text:p>
              </table:table-cell>
              <table:table-cell office:value-type="float" office:value="0.000592923">
                <text:p>0.000592923</text:p>
              </table:table-cell>
              <table:table-cell office:value-type="float" office:value="0.00145981">
                <text:p>0.00145981</text:p>
              </table:table-cell>
              <table:table-cell office:value-type="float" office:value="0.00116887">
                <text:p>0.00116887</text:p>
              </table:table-cell>
              <table:table-cell office:value-type="float" office:value="0.00207563">
                <text:p>0.0020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15641">
                <text:p>0.015641</text:p>
              </table:table-cell>
              <table:table-cell office:value-type="float" office:value="0.00111163">
                <text:p>0.00111163</text:p>
              </table:table-cell>
              <table:table-cell office:value-type="float" office:value="0.000543579">
                <text:p>0.000543579</text:p>
              </table:table-cell>
              <table:table-cell office:value-type="float" office:value="0.00148428">
                <text:p>0.00148428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211629">
                <text:p>0.00211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150441">
                <text:p>0.0150441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000581475">
                <text:p>0.000581475</text:p>
              </table:table-cell>
              <table:table-cell office:value-type="float" office:value="0.00147757">
                <text:p>0.00147757</text:p>
              </table:table-cell>
              <table:table-cell office:value-type="float" office:value="0.00128532">
                <text:p>0.00128532</text:p>
              </table:table-cell>
              <table:table-cell office:value-type="float" office:value="0.00215458">
                <text:p>0.00215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137292">
                <text:p>0.0137292</text:p>
              </table:table-cell>
              <table:table-cell office:value-type="float" office:value="0.00125295">
                <text:p>0.00125295</text:p>
              </table:table-cell>
              <table:table-cell office:value-type="float" office:value="0.000551869">
                <text:p>0.000551869</text:p>
              </table:table-cell>
              <table:table-cell office:value-type="float" office:value="0.00194299">
                <text:p>0.00194299</text:p>
              </table:table-cell>
              <table:table-cell office:value-type="float" office:value="0.00123716">
                <text:p>0.00123716</text:p>
              </table:table-cell>
              <table:table-cell office:value-type="float" office:value="0.00235117">
                <text:p>0.00235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147899">
                <text:p>0.0147899</text:p>
              </table:table-cell>
              <table:table-cell office:value-type="float" office:value="0.0014227">
                <text:p>0.0014227</text:p>
              </table:table-cell>
              <table:table-cell office:value-type="float" office:value="0.000553842">
                <text:p>0.000553842</text:p>
              </table:table-cell>
              <table:table-cell office:value-type="float" office:value="0.00172903">
                <text:p>0.00172903</text:p>
              </table:table-cell>
              <table:table-cell office:value-type="float" office:value="0.00134533">
                <text:p>0.00134533</text:p>
              </table:table-cell>
              <table:table-cell office:value-type="float" office:value="0.00225169">
                <text:p>0.00225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169938">
                <text:p>0.0169938</text:p>
              </table:table-cell>
              <table:table-cell office:value-type="float" office:value="0.0014752">
                <text:p>0.0014752</text:p>
              </table:table-cell>
              <table:table-cell office:value-type="float" office:value="0.00061345">
                <text:p>0.00061345</text:p>
              </table:table-cell>
              <table:table-cell office:value-type="float" office:value="0.00171245">
                <text:p>0.00171245</text:p>
              </table:table-cell>
              <table:table-cell office:value-type="float" office:value="0.00131256">
                <text:p>0.00131256</text:p>
              </table:table-cell>
              <table:table-cell office:value-type="float" office:value="0.00220511">
                <text:p>0.00220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125114">
                <text:p>0.0125114</text:p>
              </table:table-cell>
              <table:table-cell office:value-type="float" office:value="0.00153521">
                <text:p>0.00153521</text:p>
              </table:table-cell>
              <table:table-cell office:value-type="float" office:value="0.000560553">
                <text:p>0.000560553</text:p>
              </table:table-cell>
              <table:table-cell office:value-type="float" office:value="0.00177166">
                <text:p>0.00177166</text:p>
              </table:table-cell>
              <table:table-cell office:value-type="float" office:value="0.00139151">
                <text:p>0.00139151</text:p>
              </table:table-cell>
              <table:table-cell office:value-type="float" office:value="0.00224695">
                <text:p>0.00224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130029">
                <text:p>0.0130029</text:p>
              </table:table-cell>
              <table:table-cell office:value-type="float" office:value="0.00159521">
                <text:p>0.00159521</text:p>
              </table:table-cell>
              <table:table-cell office:value-type="float" office:value="0.000611871">
                <text:p>0.000611871</text:p>
              </table:table-cell>
              <table:table-cell office:value-type="float" office:value="0.00180719">
                <text:p>0.00180719</text:p>
              </table:table-cell>
              <table:table-cell office:value-type="float" office:value="0.00139822">
                <text:p>0.00139822</text:p>
              </table:table-cell>
              <table:table-cell office:value-type="float" office:value="0.0022205">
                <text:p>0.0022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178935">
                <text:p>0.0178935</text:p>
              </table:table-cell>
              <table:table-cell office:value-type="float" office:value="0.0016035">
                <text:p>0.0016035</text:p>
              </table:table-cell>
              <table:table-cell office:value-type="float" office:value="0.000564106">
                <text:p>0.000564106</text:p>
              </table:table-cell>
              <table:table-cell office:value-type="float" office:value="0.00213247">
                <text:p>0.00213247</text:p>
              </table:table-cell>
              <table:table-cell office:value-type="float" office:value="0.00164534">
                <text:p>0.00164534</text:p>
              </table:table-cell>
              <table:table-cell office:value-type="float" office:value="0.00255367">
                <text:p>0.00255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145467">
                <text:p>0.0145467</text:p>
              </table:table-cell>
              <table:table-cell office:value-type="float" office:value="0.00165482">
                <text:p>0.00165482</text:p>
              </table:table-cell>
              <table:table-cell office:value-type="float" office:value="0.000609108">
                <text:p>0.000609108</text:p>
              </table:table-cell>
              <table:table-cell office:value-type="float" office:value="0.00166666">
                <text:p>0.00166666</text:p>
              </table:table-cell>
              <table:table-cell office:value-type="float" office:value="0.00120677">
                <text:p>0.00120677</text:p>
              </table:table-cell>
              <table:table-cell office:value-type="float" office:value="0.00248578">
                <text:p>0.00248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136116">
                <text:p>0.0136116</text:p>
              </table:table-cell>
              <table:table-cell office:value-type="float" office:value="0.00191812">
                <text:p>0.00191812</text:p>
              </table:table-cell>
              <table:table-cell office:value-type="float" office:value="0.00056608">
                <text:p>0.00056608</text:p>
              </table:table-cell>
              <table:table-cell office:value-type="float" office:value="0.0017918">
                <text:p>0.0017918</text:p>
              </table:table-cell>
              <table:table-cell office:value-type="float" office:value="0.00125256">
                <text:p>0.00125256</text:p>
              </table:table-cell>
              <table:table-cell office:value-type="float" office:value="0.00234248">
                <text:p>0.00234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146908">
                <text:p>0.0146908</text:p>
              </table:table-cell>
              <table:table-cell office:value-type="float" office:value="0.00196115">
                <text:p>0.00196115</text:p>
              </table:table-cell>
              <table:table-cell office:value-type="float" office:value="0.000620556">
                <text:p>0.000620556</text:p>
              </table:table-cell>
              <table:table-cell office:value-type="float" office:value="0.00172666">
                <text:p>0.00172666</text:p>
              </table:table-cell>
              <table:table-cell office:value-type="float" office:value="0.0012648">
                <text:p>0.0012648</text:p>
              </table:table-cell>
              <table:table-cell office:value-type="float" office:value="0.00229906">
                <text:p>0.00229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144102">
                <text:p>0.0144102</text:p>
              </table:table-cell>
              <table:table-cell office:value-type="float" office:value="0.00200615">
                <text:p>0.00200615</text:p>
              </table:table-cell>
              <table:table-cell office:value-type="float" office:value="0.00058937">
                <text:p>0.00058937</text:p>
              </table:table-cell>
              <table:table-cell office:value-type="float" office:value="0.00174798">
                <text:p>0.00174798</text:p>
              </table:table-cell>
              <table:table-cell office:value-type="float" office:value="0.00127782">
                <text:p>0.00127782</text:p>
              </table:table-cell>
              <table:table-cell office:value-type="float" office:value="0.00225721">
                <text:p>0.00225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148179">
                <text:p>0.0148179</text:p>
              </table:table-cell>
              <table:table-cell office:value-type="float" office:value="0.00217076">
                <text:p>0.00217076</text:p>
              </table:table-cell>
              <table:table-cell office:value-type="float" office:value="0.00061345">
                <text:p>0.00061345</text:p>
              </table:table-cell>
              <table:table-cell office:value-type="float" office:value="0.00187746">
                <text:p>0.00187746</text:p>
              </table:table-cell>
              <table:table-cell office:value-type="float" office:value="0.00131651">
                <text:p>0.00131651</text:p>
              </table:table-cell>
              <table:table-cell office:value-type="float" office:value="0.00226116">
                <text:p>0.00226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183723">
                <text:p>0.0183723</text:p>
              </table:table-cell>
              <table:table-cell office:value-type="float" office:value="0.00223076">
                <text:p>0.00223076</text:p>
              </table:table-cell>
              <table:table-cell office:value-type="float" office:value="0.000590949">
                <text:p>0.000590949</text:p>
              </table:table-cell>
              <table:table-cell office:value-type="float" office:value="0.00194417">
                <text:p>0.00194417</text:p>
              </table:table-cell>
              <table:table-cell office:value-type="float" office:value="0.00133427">
                <text:p>0.00133427</text:p>
              </table:table-cell>
              <table:table-cell office:value-type="float" office:value="0.00230103">
                <text:p>0.00230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166615">
                <text:p>0.0166615</text:p>
              </table:table-cell>
              <table:table-cell office:value-type="float" office:value="0.0023334">
                <text:p>0.0023334</text:p>
              </table:table-cell>
              <table:table-cell office:value-type="float" office:value="0.000607134">
                <text:p>0.000607134</text:p>
              </table:table-cell>
              <table:table-cell office:value-type="float" office:value="0.00188654">
                <text:p>0.00188654</text:p>
              </table:table-cell>
              <table:table-cell office:value-type="float" office:value="0.00135006">
                <text:p>0.00135006</text:p>
              </table:table-cell>
              <table:table-cell office:value-type="float" office:value="0.00234406">
                <text:p>0.00234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195025">
                <text:p>0.0195025</text:p>
              </table:table-cell>
              <table:table-cell office:value-type="float" office:value="0.00238709">
                <text:p>0.00238709</text:p>
              </table:table-cell>
              <table:table-cell office:value-type="float" office:value="0.000597265">
                <text:p>0.000597265</text:p>
              </table:table-cell>
              <table:table-cell office:value-type="float" office:value="0.00187114">
                <text:p>0.00187114</text:p>
              </table:table-cell>
              <table:table-cell office:value-type="float" office:value="0.00139388">
                <text:p>0.00139388</text:p>
              </table:table-cell>
              <table:table-cell office:value-type="float" office:value="0.00239656">
                <text:p>0.00239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173882">
                <text:p>0.0173882</text:p>
              </table:table-cell>
              <table:table-cell office:value-type="float" office:value="0.00249051">
                <text:p>0.00249051</text:p>
              </table:table-cell>
              <table:table-cell office:value-type="float" office:value="0.000636741">
                <text:p>0.000636741</text:p>
              </table:table-cell>
              <table:table-cell office:value-type="float" office:value="0.00191141">
                <text:p>0.00191141</text:p>
              </table:table-cell>
              <table:table-cell office:value-type="float" office:value="0.00137336">
                <text:p>0.00137336</text:p>
              </table:table-cell>
              <table:table-cell office:value-type="float" office:value="0.00229077">
                <text:p>0.00229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177901">
                <text:p>0.0177901</text:p>
              </table:table-cell>
              <table:table-cell office:value-type="float" office:value="0.0024913">
                <text:p>0.0024913</text:p>
              </table:table-cell>
              <table:table-cell office:value-type="float" office:value="0.000573185">
                <text:p>0.000573185</text:p>
              </table:table-cell>
              <table:table-cell office:value-type="float" office:value="0.00187785">
                <text:p>0.00187785</text:p>
              </table:table-cell>
              <table:table-cell office:value-type="float" office:value="0.00137572">
                <text:p>0.00137572</text:p>
              </table:table-cell>
              <table:table-cell office:value-type="float" office:value="0.00233182">
                <text:p>0.00233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185527">
                <text:p>0.0185527</text:p>
              </table:table-cell>
              <table:table-cell office:value-type="float" office:value="0.00259631">
                <text:p>0.00259631</text:p>
              </table:table-cell>
              <table:table-cell office:value-type="float" office:value="0.000635557">
                <text:p>0.000635557</text:p>
              </table:table-cell>
              <table:table-cell office:value-type="float" office:value="0.00197062">
                <text:p>0.00197062</text:p>
              </table:table-cell>
              <table:table-cell office:value-type="float" office:value="0.00141283">
                <text:p>0.00141283</text:p>
              </table:table-cell>
              <table:table-cell office:value-type="float" office:value="0.00235511">
                <text:p>0.00235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197354">
                <text:p>0.0197354</text:p>
              </table:table-cell>
              <table:table-cell office:value-type="float" office:value="0.00258131">
                <text:p>0.00258131</text:p>
              </table:table-cell>
              <table:table-cell office:value-type="float" office:value="0.00059766">
                <text:p>0.00059766</text:p>
              </table:table-cell>
              <table:table-cell office:value-type="float" office:value="0.0018893">
                <text:p>0.0018893</text:p>
              </table:table-cell>
              <table:table-cell office:value-type="float" office:value="0.00139309">
                <text:p>0.00139309</text:p>
              </table:table-cell>
              <table:table-cell office:value-type="float" office:value="0.00241275">
                <text:p>0.00241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203031">
                <text:p>0.0203031</text:p>
              </table:table-cell>
              <table:table-cell office:value-type="float" office:value="0.00264052">
                <text:p>0.00264052</text:p>
              </table:table-cell>
              <table:table-cell office:value-type="float" office:value="0.000636346">
                <text:p>0.000636346</text:p>
              </table:table-cell>
              <table:table-cell office:value-type="float" office:value="0.00192364">
                <text:p>0.00192364</text:p>
              </table:table-cell>
              <table:table-cell office:value-type="float" office:value="0.00140809">
                <text:p>0.00140809</text:p>
              </table:table-cell>
              <table:table-cell office:value-type="float" office:value="0.00235274">
                <text:p>0.00235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20958">
                <text:p>0.020958</text:p>
              </table:table-cell>
              <table:table-cell office:value-type="float" office:value="0.00263263">
                <text:p>0.00263263</text:p>
              </table:table-cell>
              <table:table-cell office:value-type="float" office:value="0.000577133">
                <text:p>0.000577133</text:p>
              </table:table-cell>
              <table:table-cell office:value-type="float" office:value="0.00195799">
                <text:p>0.00195799</text:p>
              </table:table-cell>
              <table:table-cell office:value-type="float" office:value="0.00142546">
                <text:p>0.00142546</text:p>
              </table:table-cell>
              <table:table-cell office:value-type="float" office:value="0.00237051">
                <text:p>0.00237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216634">
                <text:p>0.0216634</text:p>
              </table:table-cell>
              <table:table-cell office:value-type="float" office:value="0.00270289">
                <text:p>0.00270289</text:p>
              </table:table-cell>
              <table:table-cell office:value-type="float" office:value="0.000630425">
                <text:p>0.000630425</text:p>
              </table:table-cell>
              <table:table-cell office:value-type="float" office:value="0.00202589">
                <text:p>0.00202589</text:p>
              </table:table-cell>
              <table:table-cell office:value-type="float" office:value="0.00144402">
                <text:p>0.00144402</text:p>
              </table:table-cell>
              <table:table-cell office:value-type="float" office:value="0.00246762">
                <text:p>0.00246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2192">
                <text:p>0.02192</text:p>
              </table:table-cell>
              <table:table-cell office:value-type="float" office:value="0.00265907">
                <text:p>0.00265907</text:p>
              </table:table-cell>
              <table:table-cell office:value-type="float" office:value="0.000596081">
                <text:p>0.000596081</text:p>
              </table:table-cell>
              <table:table-cell office:value-type="float" office:value="0.00191535">
                <text:p>0.00191535</text:p>
              </table:table-cell>
              <table:table-cell office:value-type="float" office:value="0.00139388">
                <text:p>0.00139388</text:p>
              </table:table-cell>
              <table:table-cell office:value-type="float" office:value="0.00260736">
                <text:p>0.00260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229981">
                <text:p>0.0229981</text:p>
              </table:table-cell>
              <table:table-cell office:value-type="float" office:value="0.00282448">
                <text:p>0.00282448</text:p>
              </table:table-cell>
              <table:table-cell office:value-type="float" office:value="0.000594107">
                <text:p>0.000594107</text:p>
              </table:table-cell>
              <table:table-cell office:value-type="float" office:value="0.00197457">
                <text:p>0.00197457</text:p>
              </table:table-cell>
              <table:table-cell office:value-type="float" office:value="0.00143691">
                <text:p>0.00143691</text:p>
              </table:table-cell>
              <table:table-cell office:value-type="float" office:value="0.00251775">
                <text:p>0.00251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243706">
                <text:p>0.0243706</text:p>
              </table:table-cell>
              <table:table-cell office:value-type="float" office:value="0.00286632">
                <text:p>0.00286632</text:p>
              </table:table-cell>
              <table:table-cell office:value-type="float" office:value="0.000624898">
                <text:p>0.000624898</text:p>
              </table:table-cell>
              <table:table-cell office:value-type="float" office:value="0.00204839">
                <text:p>0.00204839</text:p>
              </table:table-cell>
              <table:table-cell office:value-type="float" office:value="0.0014977">
                <text:p>0.0014977</text:p>
              </table:table-cell>
              <table:table-cell office:value-type="float" office:value="0.00251696">
                <text:p>0.00251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244204">
                <text:p>0.0244204</text:p>
              </table:table-cell>
              <table:table-cell office:value-type="float" office:value="0.00300172">
                <text:p>0.00300172</text:p>
              </table:table-cell>
              <table:table-cell office:value-type="float" office:value="0.000598055">
                <text:p>0.000598055</text:p>
              </table:table-cell>
              <table:table-cell office:value-type="float" office:value="0.00214234">
                <text:p>0.00214234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00254736">
                <text:p>0.00254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254341">
                <text:p>0.0254341</text:p>
              </table:table-cell>
              <table:table-cell office:value-type="float" office:value="0.00308778">
                <text:p>0.00308778</text:p>
              </table:table-cell>
              <table:table-cell office:value-type="float" office:value="0.000649768">
                <text:p>0.000649768</text:p>
              </table:table-cell>
              <table:table-cell office:value-type="float" office:value="0.00216524">
                <text:p>0.00216524</text:p>
              </table:table-cell>
              <table:table-cell office:value-type="float" office:value="0.00150797">
                <text:p>0.00150797</text:p>
              </table:table-cell>
              <table:table-cell office:value-type="float" office:value="0.0025892">
                <text:p>0.0025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260199">
                <text:p>0.0260199</text:p>
              </table:table-cell>
              <table:table-cell office:value-type="float" office:value="0.003207">
                <text:p>0.003207</text:p>
              </table:table-cell>
              <table:table-cell office:value-type="float" office:value="0.000641478">
                <text:p>0.000641478</text:p>
              </table:table-cell>
              <table:table-cell office:value-type="float" office:value="0.00210444">
                <text:p>0.00210444</text:p>
              </table:table-cell>
              <table:table-cell office:value-type="float" office:value="0.00152692">
                <text:p>0.00152692</text:p>
              </table:table-cell>
              <table:table-cell office:value-type="float" office:value="0.00260499">
                <text:p>0.00260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269137">
                <text:p>0.0269137</text:p>
              </table:table-cell>
              <table:table-cell office:value-type="float" office:value="0.00352675">
                <text:p>0.00352675</text:p>
              </table:table-cell>
              <table:table-cell office:value-type="float" office:value="0.000716876">
                <text:p>0.000716876</text:p>
              </table:table-cell>
              <table:table-cell office:value-type="float" office:value="0.00224734">
                <text:p>0.00224734</text:p>
              </table:table-cell>
              <table:table-cell office:value-type="float" office:value="0.0016181">
                <text:p>0.0016181</text:p>
              </table:table-cell>
              <table:table-cell office:value-type="float" office:value="0.00257854">
                <text:p>0.00257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274576">
                <text:p>0.0274576</text:p>
              </table:table-cell>
              <table:table-cell office:value-type="float" office:value="0.00354649">
                <text:p>0.00354649</text:p>
              </table:table-cell>
              <table:table-cell office:value-type="float" office:value="0.000703455">
                <text:p>0.000703455</text:p>
              </table:table-cell>
              <table:table-cell office:value-type="float" office:value="0.0022209">
                <text:p>0.0022209</text:p>
              </table:table-cell>
              <table:table-cell office:value-type="float" office:value="0.00171245">
                <text:p>0.00171245</text:p>
              </table:table-cell>
              <table:table-cell office:value-type="float" office:value="0.00274276">
                <text:p>0.00274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284757">
                <text:p>0.0284757</text:p>
              </table:table-cell>
              <table:table-cell office:value-type="float" office:value="0.00372847">
                <text:p>0.00372847</text:p>
              </table:table-cell>
              <table:table-cell office:value-type="float" office:value="0.000753983">
                <text:p>0.000753983</text:p>
              </table:table-cell>
              <table:table-cell office:value-type="float" office:value="0.00232077">
                <text:p>0.00232077</text:p>
              </table:table-cell>
              <table:table-cell office:value-type="float" office:value="0.00159205">
                <text:p>0.00159205</text:p>
              </table:table-cell>
              <table:table-cell office:value-type="float" office:value="0.00266302">
                <text:p>0.00266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285456">
                <text:p>0.0285456</text:p>
              </table:table-cell>
              <table:table-cell office:value-type="float" office:value="0.00380347">
                <text:p>0.00380347</text:p>
              </table:table-cell>
              <table:table-cell office:value-type="float" office:value="0.000706613">
                <text:p>0.000706613</text:p>
              </table:table-cell>
              <table:table-cell office:value-type="float" office:value="0.00231366">
                <text:p>0.00231366</text:p>
              </table:table-cell>
              <table:table-cell office:value-type="float" office:value="0.00170574">
                <text:p>0.00170574</text:p>
              </table:table-cell>
              <table:table-cell office:value-type="float" office:value="0.00265671">
                <text:p>0.00265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296217">
                <text:p>0.0296217</text:p>
              </table:table-cell>
              <table:table-cell office:value-type="float" office:value="0.00524433">
                <text:p>0.00524433</text:p>
              </table:table-cell>
              <table:table-cell office:value-type="float" office:value="0.000745694">
                <text:p>0.000745694</text:p>
              </table:table-cell>
              <table:table-cell office:value-type="float" office:value="0.00242301">
                <text:p>0.00242301</text:p>
              </table:table-cell>
              <table:table-cell office:value-type="float" office:value="0.00169824">
                <text:p>0.00169824</text:p>
              </table:table-cell>
              <table:table-cell office:value-type="float" office:value="0.00273842">
                <text:p>0.00273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306698">
                <text:p>0.0306698</text:p>
              </table:table-cell>
              <table:table-cell office:value-type="float" office:value="0.00483102">
                <text:p>0.00483102</text:p>
              </table:table-cell>
              <table:table-cell office:value-type="float" office:value="0.000760694">
                <text:p>0.000760694</text:p>
              </table:table-cell>
              <table:table-cell office:value-type="float" office:value="0.00249959">
                <text:p>0.00249959</text:p>
              </table:table-cell>
              <table:table-cell office:value-type="float" office:value="0.00173021">
                <text:p>0.00173021</text:p>
              </table:table-cell>
              <table:table-cell office:value-type="float" office:value="0.00272342">
                <text:p>0.00272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32158">
                <text:p>0.032158</text:p>
              </table:table-cell>
              <table:table-cell office:value-type="float" office:value="0.00420731">
                <text:p>0.00420731</text:p>
              </table:table-cell>
              <table:table-cell office:value-type="float" office:value="0.000726351">
                <text:p>0.000726351</text:p>
              </table:table-cell>
              <table:table-cell office:value-type="float" office:value="0.00248222">
                <text:p>0.00248222</text:p>
              </table:table-cell>
              <table:table-cell office:value-type="float" office:value="0.00176969">
                <text:p>0.00176969</text:p>
              </table:table-cell>
              <table:table-cell office:value-type="float" office:value="0.00275618">
                <text:p>0.00275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318655">
                <text:p>0.0318655</text:p>
              </table:table-cell>
              <table:table-cell office:value-type="float" office:value="0.00431389">
                <text:p>0.00431389</text:p>
              </table:table-cell>
              <table:table-cell office:value-type="float" office:value="0.000704639">
                <text:p>0.000704639</text:p>
              </table:table-cell>
              <table:table-cell office:value-type="float" office:value="0.0027175">
                <text:p>0.0027175</text:p>
              </table:table-cell>
              <table:table-cell office:value-type="float" office:value="0.00183088">
                <text:p>0.00183088</text:p>
              </table:table-cell>
              <table:table-cell office:value-type="float" office:value="0.00275618">
                <text:p>0.00275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322575">
                <text:p>0.0322575</text:p>
              </table:table-cell>
              <table:table-cell office:value-type="float" office:value="0.00440271">
                <text:p>0.00440271</text:p>
              </table:table-cell>
              <table:table-cell office:value-type="float" office:value="0.00077609">
                <text:p>0.00077609</text:p>
              </table:table-cell>
              <table:table-cell office:value-type="float" office:value="0.00252328">
                <text:p>0.00252328</text:p>
              </table:table-cell>
              <table:table-cell office:value-type="float" office:value="0.00201562">
                <text:p>0.00201562</text:p>
              </table:table-cell>
              <table:table-cell office:value-type="float" office:value="0.00292948">
                <text:p>0.00292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328354">
                <text:p>0.0328354</text:p>
              </table:table-cell>
              <table:table-cell office:value-type="float" office:value="0.00458311">
                <text:p>0.00458311</text:p>
              </table:table-cell>
              <table:table-cell office:value-type="float" office:value="0.000695954">
                <text:p>0.000695954</text:p>
              </table:table-cell>
              <table:table-cell office:value-type="float" office:value="0.00266618">
                <text:p>0.00266618</text:p>
              </table:table-cell>
              <table:table-cell office:value-type="float" office:value="0.00188654">
                <text:p>0.00188654</text:p>
              </table:table-cell>
              <table:table-cell office:value-type="float" office:value="0.00282882">
                <text:p>0.00282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33855">
                <text:p>0.033855</text:p>
              </table:table-cell>
              <table:table-cell office:value-type="float" office:value="0.00462062">
                <text:p>0.00462062</text:p>
              </table:table-cell>
              <table:table-cell office:value-type="float" office:value="0.000748457">
                <text:p>0.000748457</text:p>
              </table:table-cell>
              <table:table-cell office:value-type="float" office:value="0.00267092">
                <text:p>0.00267092</text:p>
              </table:table-cell>
              <table:table-cell office:value-type="float" office:value="0.00189759">
                <text:p>0.00189759</text:p>
              </table:table-cell>
              <table:table-cell office:value-type="float" office:value="0.00280079">
                <text:p>0.00280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338578">
                <text:p>0.0338578</text:p>
              </table:table-cell>
              <table:table-cell office:value-type="float" office:value="0.00476589">
                <text:p>0.00476589</text:p>
              </table:table-cell>
              <table:table-cell office:value-type="float" office:value="0.000696349">
                <text:p>0.000696349</text:p>
              </table:table-cell>
              <table:table-cell office:value-type="float" office:value="0.00277987">
                <text:p>0.00277987</text:p>
              </table:table-cell>
              <table:table-cell office:value-type="float" office:value="0.00193272">
                <text:p>0.00193272</text:p>
              </table:table-cell>
              <table:table-cell office:value-type="float" office:value="0.0031762">
                <text:p>0.0031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357321">
                <text:p>0.0357321</text:p>
              </table:table-cell>
              <table:table-cell office:value-type="float" office:value="0.00489221">
                <text:p>0.00489221</text:p>
              </table:table-cell>
              <table:table-cell office:value-type="float" office:value="0.000750431">
                <text:p>0.000750431</text:p>
              </table:table-cell>
              <table:table-cell office:value-type="float" office:value="0.00298514">
                <text:p>0.00298514</text:p>
              </table:table-cell>
              <table:table-cell office:value-type="float" office:value="0.00198562">
                <text:p>0.00198562</text:p>
              </table:table-cell>
              <table:table-cell office:value-type="float" office:value="0.00300133">
                <text:p>0.00300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351269">
                <text:p>0.0351269</text:p>
              </table:table-cell>
              <table:table-cell office:value-type="float" office:value="0.00501892">
                <text:p>0.00501892</text:p>
              </table:table-cell>
              <table:table-cell office:value-type="float" office:value="0.000689244">
                <text:p>0.000689244</text:p>
              </table:table-cell>
              <table:table-cell office:value-type="float" office:value="0.00277474">
                <text:p>0.00277474</text:p>
              </table:table-cell>
              <table:table-cell office:value-type="float" office:value="0.00197299">
                <text:p>0.00197299</text:p>
              </table:table-cell>
              <table:table-cell office:value-type="float" office:value="0.0028758">
                <text:p>0.0028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35935">
                <text:p>0.035935</text:p>
              </table:table-cell>
              <table:table-cell office:value-type="float" office:value="0.00515117">
                <text:p>0.00515117</text:p>
              </table:table-cell>
              <table:table-cell office:value-type="float" office:value="0.000736219">
                <text:p>0.000736219</text:p>
              </table:table-cell>
              <table:table-cell office:value-type="float" office:value="0.00284895">
                <text:p>0.00284895</text:p>
              </table:table-cell>
              <table:table-cell office:value-type="float" office:value="0.00210247">
                <text:p>0.00210247</text:p>
              </table:table-cell>
              <table:table-cell office:value-type="float" office:value="0.00289909">
                <text:p>0.00289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352754">
                <text:p>0.0352754</text:p>
              </table:table-cell>
              <table:table-cell office:value-type="float" office:value="0.00537934">
                <text:p>0.00537934</text:p>
              </table:table-cell>
              <table:table-cell office:value-type="float" office:value="0.000695954">
                <text:p>0.000695954</text:p>
              </table:table-cell>
              <table:table-cell office:value-type="float" office:value="0.00293185">
                <text:p>0.00293185</text:p>
              </table:table-cell>
              <table:table-cell office:value-type="float" office:value="0.00206378">
                <text:p>0.00206378</text:p>
              </table:table-cell>
              <table:table-cell office:value-type="float" office:value="0.00303488">
                <text:p>0.00303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36496">
                <text:p>0.036496</text:p>
              </table:table-cell>
              <table:table-cell office:value-type="float" office:value="0.00537736">
                <text:p>0.00537736</text:p>
              </table:table-cell>
              <table:table-cell office:value-type="float" office:value="0.000703455">
                <text:p>0.000703455</text:p>
              </table:table-cell>
              <table:table-cell office:value-type="float" office:value="0.00321213">
                <text:p>0.00321213</text:p>
              </table:table-cell>
              <table:table-cell office:value-type="float" office:value="0.00211984">
                <text:p>0.00211984</text:p>
              </table:table-cell>
              <table:table-cell office:value-type="float" office:value="0.00294448">
                <text:p>0.00294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372085">
                <text:p>0.0372085</text:p>
              </table:table-cell>
              <table:table-cell office:value-type="float" office:value="0.00563435">
                <text:p>0.00563435</text:p>
              </table:table-cell>
              <table:table-cell office:value-type="float" office:value="0.000746878">
                <text:p>0.000746878</text:p>
              </table:table-cell>
              <table:table-cell office:value-type="float" office:value="0.00302343">
                <text:p>0.00302343</text:p>
              </table:table-cell>
              <table:table-cell office:value-type="float" office:value="0.00211431">
                <text:p>0.00211431</text:p>
              </table:table-cell>
              <table:table-cell office:value-type="float" office:value="0.00286198">
                <text:p>0.00286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374615">
                <text:p>0.0374615</text:p>
              </table:table-cell>
              <table:table-cell office:value-type="float" office:value="0.00583094">
                <text:p>0.00583094</text:p>
              </table:table-cell>
              <table:table-cell office:value-type="float" office:value="0.000714508">
                <text:p>0.000714508</text:p>
              </table:table-cell>
              <table:table-cell office:value-type="float" office:value="0.00302225">
                <text:p>0.00302225</text:p>
              </table:table-cell>
              <table:table-cell office:value-type="float" office:value="0.00223116">
                <text:p>0.00223116</text:p>
              </table:table-cell>
              <table:table-cell office:value-type="float" office:value="0.00288409">
                <text:p>0.00288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39371">
                <text:p>0.039371</text:p>
              </table:table-cell>
              <table:table-cell office:value-type="float" office:value="0.00576462">
                <text:p>0.00576462</text:p>
              </table:table-cell>
              <table:table-cell office:value-type="float" office:value="0.000744904">
                <text:p>0.000744904</text:p>
              </table:table-cell>
              <table:table-cell office:value-type="float" office:value="0.0031762">
                <text:p>0.0031762</text:p>
              </table:table-cell>
              <table:table-cell office:value-type="float" office:value="0.00211668">
                <text:p>0.00211668</text:p>
              </table:table-cell>
              <table:table-cell office:value-type="float" office:value="0.00304396">
                <text:p>0.00304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387678">
                <text:p>0.0387678</text:p>
              </table:table-cell>
              <table:table-cell office:value-type="float" office:value="0.00602437">
                <text:p>0.00602437</text:p>
              </table:table-cell>
              <table:table-cell office:value-type="float" office:value="0.000712929">
                <text:p>0.000712929</text:p>
              </table:table-cell>
              <table:table-cell office:value-type="float" office:value="0.00313791">
                <text:p>0.00313791</text:p>
              </table:table-cell>
              <table:table-cell office:value-type="float" office:value="0.00225524">
                <text:p>0.00225524</text:p>
              </table:table-cell>
              <table:table-cell office:value-type="float" office:value="0.00297291">
                <text:p>0.00297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407041">
                <text:p>0.0407041</text:p>
              </table:table-cell>
              <table:table-cell office:value-type="float" office:value="0.00623517">
                <text:p>0.00623517</text:p>
              </table:table-cell>
              <table:table-cell office:value-type="float" office:value="0.000741746">
                <text:p>0.000741746</text:p>
              </table:table-cell>
              <table:table-cell office:value-type="float" office:value="0.00319752">
                <text:p>0.00319752</text:p>
              </table:table-cell>
              <table:table-cell office:value-type="float" office:value="0.00236419">
                <text:p>0.00236419</text:p>
              </table:table-cell>
              <table:table-cell office:value-type="float" office:value="0.00284777">
                <text:p>0.00284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404719">
                <text:p>0.0404719</text:p>
              </table:table-cell>
              <table:table-cell office:value-type="float" office:value="0.00626991">
                <text:p>0.00626991</text:p>
              </table:table-cell>
              <table:table-cell office:value-type="float" office:value="0.000705823">
                <text:p>0.000705823</text:p>
              </table:table-cell>
              <table:table-cell office:value-type="float" office:value="0.00327055">
                <text:p>0.00327055</text:p>
              </table:table-cell>
              <table:table-cell office:value-type="float" office:value="0.00228564">
                <text:p>0.00228564</text:p>
              </table:table-cell>
              <table:table-cell office:value-type="float" office:value="0.00300804">
                <text:p>0.00300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413424">
                <text:p>0.0413424</text:p>
              </table:table-cell>
              <table:table-cell office:value-type="float" office:value="0.00655847">
                <text:p>0.00655847</text:p>
              </table:table-cell>
              <table:table-cell office:value-type="float" office:value="0.000747273">
                <text:p>0.000747273</text:p>
              </table:table-cell>
              <table:table-cell office:value-type="float" office:value="0.003252">
                <text:p>0.003252</text:p>
              </table:table-cell>
              <table:table-cell office:value-type="float" office:value="0.0022959">
                <text:p>0.0022959</text:p>
              </table:table-cell>
              <table:table-cell office:value-type="float" office:value="0.00286593">
                <text:p>0.0028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421619">
                <text:p>0.0421619</text:p>
              </table:table-cell>
              <table:table-cell office:value-type="float" office:value="0.006609">
                <text:p>0.006609</text:p>
              </table:table-cell>
              <table:table-cell office:value-type="float" office:value="0.000701876">
                <text:p>0.000701876</text:p>
              </table:table-cell>
              <table:table-cell office:value-type="float" office:value="0.00329226">
                <text:p>0.00329226</text:p>
              </table:table-cell>
              <table:table-cell office:value-type="float" office:value="0.00228879">
                <text:p>0.00228879</text:p>
              </table:table-cell>
              <table:table-cell office:value-type="float" office:value="0.00296619">
                <text:p>0.00296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426198">
                <text:p>0.0426198</text:p>
              </table:table-cell>
              <table:table-cell office:value-type="float" office:value="0.00651663">
                <text:p>0.00651663</text:p>
              </table:table-cell>
              <table:table-cell office:value-type="float" office:value="0.0007603">
                <text:p>0.0007603</text:p>
              </table:table-cell>
              <table:table-cell office:value-type="float" office:value="0.00335384">
                <text:p>0.00335384</text:p>
              </table:table-cell>
              <table:table-cell office:value-type="float" office:value="0.00238788">
                <text:p>0.00238788</text:p>
              </table:table-cell>
              <table:table-cell office:value-type="float" office:value="0.00301001">
                <text:p>0.00301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429052">
                <text:p>0.0429052</text:p>
              </table:table-cell>
              <table:table-cell office:value-type="float" office:value="0.00681309">
                <text:p>0.00681309</text:p>
              </table:table-cell>
              <table:table-cell office:value-type="float" office:value="0.000733061">
                <text:p>0.000733061</text:p>
              </table:table-cell>
              <table:table-cell office:value-type="float" office:value="0.00356267">
                <text:p>0.00356267</text:p>
              </table:table-cell>
              <table:table-cell office:value-type="float" office:value="0.00245657">
                <text:p>0.00245657</text:p>
              </table:table-cell>
              <table:table-cell office:value-type="float" office:value="0.0029808">
                <text:p>0.0029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44363">
                <text:p>0.044363</text:p>
              </table:table-cell>
              <table:table-cell office:value-type="float" office:value="0.00682848">
                <text:p>0.00682848</text:p>
              </table:table-cell>
              <table:table-cell office:value-type="float" office:value="0.000794249">
                <text:p>0.000794249</text:p>
              </table:table-cell>
              <table:table-cell office:value-type="float" office:value="0.00453811">
                <text:p>0.00453811</text:p>
              </table:table-cell>
              <table:table-cell office:value-type="float" office:value="0.00329779">
                <text:p>0.00329779</text:p>
              </table:table-cell>
              <table:table-cell office:value-type="float" office:value="0.0040198">
                <text:p>0.0040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448818">
                <text:p>0.0448818</text:p>
              </table:table-cell>
              <table:table-cell office:value-type="float" office:value="0.00702152">
                <text:p>0.00702152</text:p>
              </table:table-cell>
              <table:table-cell office:value-type="float" office:value="0.000770563">
                <text:p>0.000770563</text:p>
              </table:table-cell>
              <table:table-cell office:value-type="float" office:value="0.00269618">
                <text:p>0.00269618</text:p>
              </table:table-cell>
              <table:table-cell office:value-type="float" office:value="0.00188851">
                <text:p>0.00188851</text:p>
              </table:table-cell>
              <table:table-cell office:value-type="float" office:value="0.00280316">
                <text:p>0.00280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455161">
                <text:p>0.0455161</text:p>
              </table:table-cell>
              <table:table-cell office:value-type="float" office:value="0.00716719">
                <text:p>0.00716719</text:p>
              </table:table-cell>
              <table:table-cell office:value-type="float" office:value="0.000817539">
                <text:p>0.000817539</text:p>
              </table:table-cell>
              <table:table-cell office:value-type="float" office:value="0.00269223">
                <text:p>0.00269223</text:p>
              </table:table-cell>
              <table:table-cell office:value-type="float" office:value="0.00178864">
                <text:p>0.00178864</text:p>
              </table:table-cell>
              <table:table-cell office:value-type="float" office:value="0.00278461">
                <text:p>0.00278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454036">
                <text:p>0.0454036</text:p>
              </table:table-cell>
              <table:table-cell office:value-type="float" office:value="0.0073239">
                <text:p>0.0073239</text:p>
              </table:table-cell>
              <table:table-cell office:value-type="float" office:value="0.00080846">
                <text:p>0.00080846</text:p>
              </table:table-cell>
              <table:table-cell office:value-type="float" office:value="0.00273289">
                <text:p>0.00273289</text:p>
              </table:table-cell>
              <table:table-cell office:value-type="float" office:value="0.00185061">
                <text:p>0.00185061</text:p>
              </table:table-cell>
              <table:table-cell office:value-type="float" office:value="0.00277632">
                <text:p>0.00277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465006">
                <text:p>0.0465006</text:p>
              </table:table-cell>
              <table:table-cell office:value-type="float" office:value="0.00744786">
                <text:p>0.00744786</text:p>
              </table:table-cell>
              <table:table-cell office:value-type="float" office:value="0.00085662">
                <text:p>0.00085662</text:p>
              </table:table-cell>
              <table:table-cell office:value-type="float" office:value="0.00278816">
                <text:p>0.00278816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0312133">
                <text:p>0.0031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479293">
                <text:p>0.0479293</text:p>
              </table:table-cell>
              <table:table-cell office:value-type="float" office:value="0.0076705">
                <text:p>0.0076705</text:p>
              </table:table-cell>
              <table:table-cell office:value-type="float" office:value="0.000789117">
                <text:p>0.000789117</text:p>
              </table:table-cell>
              <table:table-cell office:value-type="float" office:value="0.0028004">
                <text:p>0.0028004</text:p>
              </table:table-cell>
              <table:table-cell office:value-type="float" office:value="0.00184904">
                <text:p>0.00184904</text:p>
              </table:table-cell>
              <table:table-cell office:value-type="float" office:value="0.0027779">
                <text:p>0.0027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493508">
                <text:p>0.0493508</text:p>
              </table:table-cell>
              <table:table-cell office:value-type="float" office:value="0.00789235">
                <text:p>0.00789235</text:p>
              </table:table-cell>
              <table:table-cell office:value-type="float" office:value="0.000811223">
                <text:p>0.000811223</text:p>
              </table:table-cell>
              <table:table-cell office:value-type="float" office:value="0.0028004">
                <text:p>0.0028004</text:p>
              </table:table-cell>
              <table:table-cell office:value-type="float" office:value="0.00184746">
                <text:p>0.00184746</text:p>
              </table:table-cell>
              <table:table-cell office:value-type="float" office:value="0.002755">
                <text:p>0.002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497566">
                <text:p>0.0497566</text:p>
              </table:table-cell>
              <table:table-cell office:value-type="float" office:value="0.00813197">
                <text:p>0.00813197</text:p>
              </table:table-cell>
              <table:table-cell office:value-type="float" office:value="0.000750036">
                <text:p>0.000750036</text:p>
              </table:table-cell>
              <table:table-cell office:value-type="float" office:value="0.00281698">
                <text:p>0.00281698</text:p>
              </table:table-cell>
              <table:table-cell office:value-type="float" office:value="0.00189364">
                <text:p>0.00189364</text:p>
              </table:table-cell>
              <table:table-cell office:value-type="float" office:value="0.00273132">
                <text:p>0.00273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490243">
                <text:p>0.0490243</text:p>
              </table:table-cell>
              <table:table-cell office:value-type="float" office:value="0.00814855">
                <text:p>0.00814855</text:p>
              </table:table-cell>
              <table:table-cell office:value-type="float" office:value="0.000738193">
                <text:p>0.000738193</text:p>
              </table:table-cell>
              <table:table-cell office:value-type="float" office:value="0.00279842">
                <text:p>0.00279842</text:p>
              </table:table-cell>
              <table:table-cell office:value-type="float" office:value="0.00192088">
                <text:p>0.00192088</text:p>
              </table:table-cell>
              <table:table-cell office:value-type="float" office:value="0.00285053">
                <text:p>0.00285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497175">
                <text:p>0.0497175</text:p>
              </table:table-cell>
              <table:table-cell office:value-type="float" office:value="0.00839132">
                <text:p>0.00839132</text:p>
              </table:table-cell>
              <table:table-cell office:value-type="float" office:value="0.000795038">
                <text:p>0.000795038</text:p>
              </table:table-cell>
              <table:table-cell office:value-type="float" office:value="0.0028683">
                <text:p>0.0028683</text:p>
              </table:table-cell>
              <table:table-cell office:value-type="float" office:value="0.00206102">
                <text:p>0.00206102</text:p>
              </table:table-cell>
              <table:table-cell office:value-type="float" office:value="0.00284974">
                <text:p>0.002849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502117">
                <text:p>0.0502117</text:p>
              </table:table-cell>
              <table:table-cell office:value-type="float" office:value="0.00877976">
                <text:p>0.00877976</text:p>
              </table:table-cell>
              <table:table-cell office:value-type="float" office:value="0.000724377">
                <text:p>0.000724377</text:p>
              </table:table-cell>
              <table:table-cell office:value-type="float" office:value="0.00290974">
                <text:p>0.00290974</text:p>
              </table:table-cell>
              <table:table-cell office:value-type="float" office:value="0.00189838">
                <text:p>0.00189838</text:p>
              </table:table-cell>
              <table:table-cell office:value-type="float" office:value="0.00275974">
                <text:p>0.00275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514331">
                <text:p>0.0514331</text:p>
              </table:table-cell>
              <table:table-cell office:value-type="float" office:value="0.0088824">
                <text:p>0.0088824</text:p>
              </table:table-cell>
              <table:table-cell office:value-type="float" office:value="0.000773721">
                <text:p>0.000773721</text:p>
              </table:table-cell>
              <table:table-cell office:value-type="float" office:value="0.0029733">
                <text:p>0.0029733</text:p>
              </table:table-cell>
              <table:table-cell office:value-type="float" office:value="0.0019197">
                <text:p>0.0019197</text:p>
              </table:table-cell>
              <table:table-cell office:value-type="float" office:value="0.00285487">
                <text:p>0.002854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517841">
                <text:p>0.0517841</text:p>
              </table:table-cell>
              <table:table-cell office:value-type="float" office:value="0.0100185">
                <text:p>0.0100185</text:p>
              </table:table-cell>
              <table:table-cell office:value-type="float" office:value="0.000705429">
                <text:p>0.000705429</text:p>
              </table:table-cell>
              <table:table-cell office:value-type="float" office:value="0.00298435">
                <text:p>0.00298435</text:p>
              </table:table-cell>
              <table:table-cell office:value-type="float" office:value="0.00192443">
                <text:p>0.00192443</text:p>
              </table:table-cell>
              <table:table-cell office:value-type="float" office:value="0.00280671">
                <text:p>0.00280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52105">
                <text:p>0.052105</text:p>
              </table:table-cell>
              <table:table-cell office:value-type="float" office:value="0.0091911">
                <text:p>0.0091911</text:p>
              </table:table-cell>
              <table:table-cell office:value-type="float" office:value="0.000765431">
                <text:p>0.000765431</text:p>
              </table:table-cell>
              <table:table-cell office:value-type="float" office:value="0.00300685">
                <text:p>0.00300685</text:p>
              </table:table-cell>
              <table:table-cell office:value-type="float" office:value="0.00195483">
                <text:p>0.00195483</text:p>
              </table:table-cell>
              <table:table-cell office:value-type="float" office:value="0.00275224">
                <text:p>0.00275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526817">
                <text:p>0.0526817</text:p>
              </table:table-cell>
              <table:table-cell office:value-type="float" office:value="0.00962099">
                <text:p>0.00962099</text:p>
              </table:table-cell>
              <table:table-cell office:value-type="float" office:value="0.000698718">
                <text:p>0.000698718</text:p>
              </table:table-cell>
              <table:table-cell office:value-type="float" office:value="0.00299106">
                <text:p>0.00299106</text:p>
              </table:table-cell>
              <table:table-cell office:value-type="float" office:value="0.00193904">
                <text:p>0.00193904</text:p>
              </table:table-cell>
              <table:table-cell office:value-type="float" office:value="0.00276763">
                <text:p>0.00276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53838">
                <text:p>0.053838</text:p>
              </table:table-cell>
              <table:table-cell office:value-type="float" office:value="0.00973547">
                <text:p>0.00973547</text:p>
              </table:table-cell>
              <table:table-cell office:value-type="float" office:value="0.000748457">
                <text:p>0.000748457</text:p>
              </table:table-cell>
              <table:table-cell office:value-type="float" office:value="0.00306173">
                <text:p>0.00306173</text:p>
              </table:table-cell>
              <table:table-cell office:value-type="float" office:value="0.00199589">
                <text:p>0.00199589</text:p>
              </table:table-cell>
              <table:table-cell office:value-type="float" office:value="0.00277592">
                <text:p>0.00277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541798">
                <text:p>0.0541798</text:p>
              </table:table-cell>
              <table:table-cell office:value-type="float" office:value="0.00981876">
                <text:p>0.00981876</text:p>
              </table:table-cell>
              <table:table-cell office:value-type="float" office:value="0.000716876">
                <text:p>0.000716876</text:p>
              </table:table-cell>
              <table:table-cell office:value-type="float" office:value="0.00310515">
                <text:p>0.00310515</text:p>
              </table:table-cell>
              <table:table-cell office:value-type="float" office:value="0.00202865">
                <text:p>0.00202865</text:p>
              </table:table-cell>
              <table:table-cell office:value-type="float" office:value="0.00291132">
                <text:p>0.00291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546129">
                <text:p>0.0546129</text:p>
              </table:table-cell>
              <table:table-cell office:value-type="float" office:value="0.0101385">
                <text:p>0.0101385</text:p>
              </table:table-cell>
              <table:table-cell office:value-type="float" office:value="0.00080846">
                <text:p>0.00080846</text:p>
              </table:table-cell>
              <table:table-cell office:value-type="float" office:value="0.0031091">
                <text:p>0.0031091</text:p>
              </table:table-cell>
              <table:table-cell office:value-type="float" office:value="0.0020622">
                <text:p>0.0020622</text:p>
              </table:table-cell>
              <table:table-cell office:value-type="float" office:value="0.00276566">
                <text:p>0.00276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558118">
                <text:p>0.0558118</text:p>
              </table:table-cell>
              <table:table-cell office:value-type="float" office:value="0.0102933">
                <text:p>0.0102933</text:p>
              </table:table-cell>
              <table:table-cell office:value-type="float" office:value="0.000766616">
                <text:p>0.000766616</text:p>
              </table:table-cell>
              <table:table-cell office:value-type="float" office:value="0.00310278">
                <text:p>0.00310278</text:p>
              </table:table-cell>
              <table:table-cell office:value-type="float" office:value="0.00200852">
                <text:p>0.00200852</text:p>
              </table:table-cell>
              <table:table-cell office:value-type="float" office:value="0.00288093">
                <text:p>0.00288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568543">
                <text:p>0.0568543</text:p>
              </table:table-cell>
              <table:table-cell office:value-type="float" office:value="0.0105337">
                <text:p>0.0105337</text:p>
              </table:table-cell>
              <table:table-cell office:value-type="float" office:value="0.000800565">
                <text:p>0.000800565</text:p>
              </table:table-cell>
              <table:table-cell office:value-type="float" office:value="0.00318449">
                <text:p>0.00318449</text:p>
              </table:table-cell>
              <table:table-cell office:value-type="float" office:value="0.00206734">
                <text:p>0.00206734</text:p>
              </table:table-cell>
              <table:table-cell office:value-type="float" office:value="0.00286672">
                <text:p>0.00286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570094">
                <text:p>0.0570094</text:p>
              </table:table-cell>
              <table:table-cell office:value-type="float" office:value="0.0107749">
                <text:p>0.0107749</text:p>
              </table:table-cell>
              <table:table-cell office:value-type="float" office:value="0.000750431">
                <text:p>0.000750431</text:p>
              </table:table-cell>
              <table:table-cell office:value-type="float" office:value="0.0031616">
                <text:p>0.0031616</text:p>
              </table:table-cell>
              <table:table-cell office:value-type="float" office:value="0.00206655">
                <text:p>0.00206655</text:p>
              </table:table-cell>
              <table:table-cell office:value-type="float" office:value="0.00281185">
                <text:p>0.00281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58986">
                <text:p>0.058986</text:p>
              </table:table-cell>
              <table:table-cell office:value-type="float" office:value="0.0111005">
                <text:p>0.0111005</text:p>
              </table:table-cell>
              <table:table-cell office:value-type="float" office:value="0.000800959">
                <text:p>0.000800959</text:p>
              </table:table-cell>
              <table:table-cell office:value-type="float" office:value="0.00318449">
                <text:p>0.00318449</text:p>
              </table:table-cell>
              <table:table-cell office:value-type="float" office:value="0.00207642">
                <text:p>0.00207642</text:p>
              </table:table-cell>
              <table:table-cell office:value-type="float" office:value="0.00282685">
                <text:p>0.002826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585825">
                <text:p>0.0585825</text:p>
              </table:table-cell>
              <table:table-cell office:value-type="float" office:value="0.0112095">
                <text:p>0.0112095</text:p>
              </table:table-cell>
              <table:table-cell office:value-type="float" office:value="0.000732272">
                <text:p>0.000732272</text:p>
              </table:table-cell>
              <table:table-cell office:value-type="float" office:value="0.00322476">
                <text:p>0.00322476</text:p>
              </table:table-cell>
              <table:table-cell office:value-type="float" office:value="0.0021005">
                <text:p>0.0021005</text:p>
              </table:table-cell>
              <table:table-cell office:value-type="float" office:value="0.00282092">
                <text:p>0.00282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594135">
                <text:p>0.0594135</text:p>
              </table:table-cell>
              <table:table-cell office:value-type="float" office:value="0.0115312">
                <text:p>0.0115312</text:p>
              </table:table-cell>
              <table:table-cell office:value-type="float" office:value="0.000778853">
                <text:p>0.000778853</text:p>
              </table:table-cell>
              <table:table-cell office:value-type="float" office:value="0.003207">
                <text:p>0.003207</text:p>
              </table:table-cell>
              <table:table-cell office:value-type="float" office:value="0.00215221">
                <text:p>0.00215221</text:p>
              </table:table-cell>
              <table:table-cell office:value-type="float" office:value="0.00278619">
                <text:p>0.002786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599752">
                <text:p>0.0599752</text:p>
              </table:table-cell>
              <table:table-cell office:value-type="float" office:value="0.0121885">
                <text:p>0.0121885</text:p>
              </table:table-cell>
              <table:table-cell office:value-type="float" office:value="0.000729114">
                <text:p>0.000729114</text:p>
              </table:table-cell>
              <table:table-cell office:value-type="float" office:value="0.0032745">
                <text:p>0.0032745</text:p>
              </table:table-cell>
              <table:table-cell office:value-type="float" office:value="0.0022134">
                <text:p>0.0022134</text:p>
              </table:table-cell>
              <table:table-cell office:value-type="float" office:value="0.00275618">
                <text:p>0.00275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603953">
                <text:p>0.0603953</text:p>
              </table:table-cell>
              <table:table-cell office:value-type="float" office:value="0.0119497">
                <text:p>0.0119497</text:p>
              </table:table-cell>
              <table:table-cell office:value-type="float" office:value="0.000798196">
                <text:p>0.000798196</text:p>
              </table:table-cell>
              <table:table-cell office:value-type="float" office:value="0.003342">
                <text:p>0.003342</text:p>
              </table:table-cell>
              <table:table-cell office:value-type="float" office:value="0.00214352">
                <text:p>0.00214352</text:p>
              </table:table-cell>
              <table:table-cell office:value-type="float" office:value="0.00274197">
                <text:p>0.002741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616399">
                <text:p>0.0616399</text:p>
              </table:table-cell>
              <table:table-cell office:value-type="float" office:value="0.0121222">
                <text:p>0.0121222</text:p>
              </table:table-cell>
              <table:table-cell office:value-type="float" office:value="0.000747273">
                <text:p>0.000747273</text:p>
              </table:table-cell>
              <table:table-cell office:value-type="float" office:value="0.00329266">
                <text:p>0.00329266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290935">
                <text:p>0.002909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621006">
                <text:p>0.0621006</text:p>
              </table:table-cell>
              <table:table-cell office:value-type="float" office:value="0.0124763">
                <text:p>0.0124763</text:p>
              </table:table-cell>
              <table:table-cell office:value-type="float" office:value="0.000742536">
                <text:p>0.000742536</text:p>
              </table:table-cell>
              <table:table-cell office:value-type="float" office:value="0.00334674">
                <text:p>0.00334674</text:p>
              </table:table-cell>
              <table:table-cell office:value-type="float" office:value="0.00217866">
                <text:p>0.00217866</text:p>
              </table:table-cell>
              <table:table-cell office:value-type="float" office:value="0.00277671">
                <text:p>0.00277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626608">
                <text:p>0.0626608</text:p>
              </table:table-cell>
              <table:table-cell office:value-type="float" office:value="0.012779">
                <text:p>0.012779</text:p>
              </table:table-cell>
              <table:table-cell office:value-type="float" office:value="0.000789117">
                <text:p>0.000789117</text:p>
              </table:table-cell>
              <table:table-cell office:value-type="float" office:value="0.00334832">
                <text:p>0.00334832</text:p>
              </table:table-cell>
              <table:table-cell office:value-type="float" office:value="0.00221497">
                <text:p>0.00221497</text:p>
              </table:table-cell>
              <table:table-cell office:value-type="float" office:value="0.00269816">
                <text:p>0.00269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634803">
                <text:p>0.0634803</text:p>
              </table:table-cell>
              <table:table-cell office:value-type="float" office:value="0.0128517">
                <text:p>0.0128517</text:p>
              </table:table-cell>
              <table:table-cell office:value-type="float" office:value="0.000742536">
                <text:p>0.000742536</text:p>
              </table:table-cell>
              <table:table-cell office:value-type="float" office:value="0.00342095">
                <text:p>0.00342095</text:p>
              </table:table-cell>
              <table:table-cell office:value-type="float" office:value="0.00237248">
                <text:p>0.00237248</text:p>
              </table:table-cell>
              <table:table-cell office:value-type="float" office:value="0.00281145">
                <text:p>0.00281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638182">
                <text:p>0.0638182</text:p>
              </table:table-cell>
              <table:table-cell office:value-type="float" office:value="0.013126">
                <text:p>0.013126</text:p>
              </table:table-cell>
              <table:table-cell office:value-type="float" office:value="0.000778853">
                <text:p>0.000778853</text:p>
              </table:table-cell>
              <table:table-cell office:value-type="float" office:value="0.00354135">
                <text:p>0.00354135</text:p>
              </table:table-cell>
              <table:table-cell office:value-type="float" office:value="0.00225721">
                <text:p>0.00225721</text:p>
              </table:table-cell>
              <table:table-cell office:value-type="float" office:value="0.00276763">
                <text:p>0.00276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646318">
                <text:p>0.0646318</text:p>
              </table:table-cell>
              <table:table-cell office:value-type="float" office:value="0.0133246">
                <text:p>0.0133246</text:p>
              </table:table-cell>
              <table:table-cell office:value-type="float" office:value="0.000762668">
                <text:p>0.000762668</text:p>
              </table:table-cell>
              <table:table-cell office:value-type="float" office:value="0.00359583">
                <text:p>0.00359583</text:p>
              </table:table-cell>
              <table:table-cell office:value-type="float" office:value="0.00258368">
                <text:p>0.00258368</text:p>
              </table:table-cell>
              <table:table-cell office:value-type="float" office:value="0.00273566">
                <text:p>0.002735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65606">
                <text:p>0.065606</text:p>
              </table:table-cell>
              <table:table-cell office:value-type="float" office:value="0.0135993">
                <text:p>0.0135993</text:p>
              </table:table-cell>
              <table:table-cell office:value-type="float" office:value="0.000875963">
                <text:p>0.000875963</text:p>
              </table:table-cell>
              <table:table-cell office:value-type="float" office:value="0.00350504">
                <text:p>0.00350504</text:p>
              </table:table-cell>
              <table:table-cell office:value-type="float" office:value="0.00246249">
                <text:p>0.00246249</text:p>
              </table:table-cell>
              <table:table-cell office:value-type="float" office:value="0.0029354">
                <text:p>0.0029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665041">
                <text:p>0.0665041</text:p>
              </table:table-cell>
              <table:table-cell office:value-type="float" office:value="0.0140403">
                <text:p>0.0140403</text:p>
              </table:table-cell>
              <table:table-cell office:value-type="float" office:value="0.000828987">
                <text:p>0.000828987</text:p>
              </table:table-cell>
              <table:table-cell office:value-type="float" office:value="0.00357609">
                <text:p>0.00357609</text:p>
              </table:table-cell>
              <table:table-cell office:value-type="float" office:value="0.00228366">
                <text:p>0.00228366</text:p>
              </table:table-cell>
              <table:table-cell office:value-type="float" office:value="0.00306844">
                <text:p>0.00306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663332">
                <text:p>0.0663332</text:p>
              </table:table-cell>
              <table:table-cell office:value-type="float" office:value="0.0144354">
                <text:p>0.0144354</text:p>
              </table:table-cell>
              <table:table-cell office:value-type="float" office:value="0.000863726">
                <text:p>0.000863726</text:p>
              </table:table-cell>
              <table:table-cell office:value-type="float" office:value="0.00386703">
                <text:p>0.00386703</text:p>
              </table:table-cell>
              <table:table-cell office:value-type="float" office:value="0.00232511">
                <text:p>0.00232511</text:p>
              </table:table-cell>
              <table:table-cell office:value-type="float" office:value="0.00282014">
                <text:p>0.002820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669458">
                <text:p>0.0669458</text:p>
              </table:table-cell>
              <table:table-cell office:value-type="float" office:value="0.014439">
                <text:p>0.014439</text:p>
              </table:table-cell>
              <table:table-cell office:value-type="float" office:value="0.000806881">
                <text:p>0.000806881</text:p>
              </table:table-cell>
              <table:table-cell office:value-type="float" office:value="0.00351175">
                <text:p>0.00351175</text:p>
              </table:table-cell>
              <table:table-cell office:value-type="float" office:value="0.00234682">
                <text:p>0.00234682</text:p>
              </table:table-cell>
              <table:table-cell office:value-type="float" office:value="0.00281066">
                <text:p>0.00281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67894">
                <text:p>0.067894</text:p>
              </table:table-cell>
              <table:table-cell office:value-type="float" office:value="0.0144307">
                <text:p>0.0144307</text:p>
              </table:table-cell>
              <table:table-cell office:value-type="float" office:value="0.000850304">
                <text:p>0.000850304</text:p>
              </table:table-cell>
              <table:table-cell office:value-type="float" office:value="0.0036207">
                <text:p>0.0036207</text:p>
              </table:table-cell>
              <table:table-cell office:value-type="float" office:value="0.00233853">
                <text:p>0.00233853</text:p>
              </table:table-cell>
              <table:table-cell office:value-type="float" office:value="0.00281461">
                <text:p>0.00281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688118">
                <text:p>0.0688118</text:p>
              </table:table-cell>
              <table:table-cell office:value-type="float" office:value="0.0147264">
                <text:p>0.0147264</text:p>
              </table:table-cell>
              <table:table-cell office:value-type="float" office:value="0.000853857">
                <text:p>0.000853857</text:p>
              </table:table-cell>
              <table:table-cell office:value-type="float" office:value="0.00362307">
                <text:p>0.00362307</text:p>
              </table:table-cell>
              <table:table-cell office:value-type="float" office:value="0.00231998">
                <text:p>0.00231998</text:p>
              </table:table-cell>
              <table:table-cell office:value-type="float" office:value="0.00318173">
                <text:p>0.003181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691711">
                <text:p>0.0691711</text:p>
              </table:table-cell>
              <table:table-cell office:value-type="float" office:value="0.015217">
                <text:p>0.015217</text:p>
              </table:table-cell>
              <table:table-cell office:value-type="float" office:value="0.000891358">
                <text:p>0.000891358</text:p>
              </table:table-cell>
              <table:table-cell office:value-type="float" office:value="0.00368978">
                <text:p>0.00368978</text:p>
              </table:table-cell>
              <table:table-cell office:value-type="float" office:value="0.00242656">
                <text:p>0.00242656</text:p>
              </table:table-cell>
              <table:table-cell office:value-type="float" office:value="0.00282408">
                <text:p>0.00282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702855">
                <text:p>0.0702855</text:p>
              </table:table-cell>
              <table:table-cell office:value-type="float" office:value="0.0154586">
                <text:p>0.0154586</text:p>
              </table:table-cell>
              <table:table-cell office:value-type="float" office:value="0.000820697">
                <text:p>0.000820697</text:p>
              </table:table-cell>
              <table:table-cell office:value-type="float" office:value="0.00369491">
                <text:p>0.00369491</text:p>
              </table:table-cell>
              <table:table-cell office:value-type="float" office:value="0.00243604">
                <text:p>0.00243604</text:p>
              </table:table-cell>
              <table:table-cell office:value-type="float" office:value="0.00274632">
                <text:p>0.002746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705863">
                <text:p>0.0705863</text:p>
              </table:table-cell>
              <table:table-cell office:value-type="float" office:value="0.0155036">
                <text:p>0.0155036</text:p>
              </table:table-cell>
              <table:table-cell office:value-type="float" office:value="0.000892148">
                <text:p>0.000892148</text:p>
              </table:table-cell>
              <table:table-cell office:value-type="float" office:value="0.00368662">
                <text:p>0.00368662</text:p>
              </table:table-cell>
              <table:table-cell office:value-type="float" office:value="0.00244551">
                <text:p>0.00244551</text:p>
              </table:table-cell>
              <table:table-cell office:value-type="float" office:value="0.00282408">
                <text:p>0.00282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717721">
                <text:p>0.0717721</text:p>
              </table:table-cell>
              <table:table-cell office:value-type="float" office:value="0.0154511">
                <text:p>0.0154511</text:p>
              </table:table-cell>
              <table:table-cell office:value-type="float" office:value="0.000842409">
                <text:p>0.000842409</text:p>
              </table:table-cell>
              <table:table-cell office:value-type="float" office:value="0.00373005">
                <text:p>0.00373005</text:p>
              </table:table-cell>
              <table:table-cell office:value-type="float" office:value="0.00235985">
                <text:p>0.00235985</text:p>
              </table:table-cell>
              <table:table-cell office:value-type="float" office:value="0.00280829">
                <text:p>0.002808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71913">
                <text:p>0.071913</text:p>
              </table:table-cell>
              <table:table-cell office:value-type="float" office:value="0.0158333">
                <text:p>0.0158333</text:p>
              </table:table-cell>
              <table:table-cell office:value-type="float" office:value="0.000892148">
                <text:p>0.000892148</text:p>
              </table:table-cell>
              <table:table-cell office:value-type="float" office:value="0.00384334">
                <text:p>0.00384334</text:p>
              </table:table-cell>
              <table:table-cell office:value-type="float" office:value="0.00242735">
                <text:p>0.00242735</text:p>
              </table:table-cell>
              <table:table-cell office:value-type="float" office:value="0.00272895">
                <text:p>0.002728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773587">
                <text:p>0.0773587</text:p>
              </table:table-cell>
              <table:table-cell office:value-type="float" office:value="0.0159493">
                <text:p>0.0159493</text:p>
              </table:table-cell>
              <table:table-cell office:value-type="float" office:value="0.000863331">
                <text:p>0.000863331</text:p>
              </table:table-cell>
              <table:table-cell office:value-type="float" office:value="0.00400993">
                <text:p>0.00400993</text:p>
              </table:table-cell>
              <table:table-cell office:value-type="float" office:value="0.00248933">
                <text:p>0.00248933</text:p>
              </table:table-cell>
              <table:table-cell office:value-type="float" office:value="0.0028075">
                <text:p>0.0028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791371">
                <text:p>0.0791371</text:p>
              </table:table-cell>
              <table:table-cell office:value-type="float" office:value="0.0161933">
                <text:p>0.0161933</text:p>
              </table:table-cell>
              <table:table-cell office:value-type="float" office:value="0.000904385">
                <text:p>0.000904385</text:p>
              </table:table-cell>
              <table:table-cell office:value-type="float" office:value="0.00385045">
                <text:p>0.00385045</text:p>
              </table:table-cell>
              <table:table-cell office:value-type="float" office:value="0.00245854">
                <text:p>0.00245854</text:p>
              </table:table-cell>
              <table:table-cell office:value-type="float" office:value="0.00279092">
                <text:p>0.00279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805266">
                <text:p>0.0805266</text:p>
              </table:table-cell>
              <table:table-cell office:value-type="float" office:value="0.0166078">
                <text:p>0.0166078</text:p>
              </table:table-cell>
              <table:table-cell office:value-type="float" office:value="0.000870831">
                <text:p>0.000870831</text:p>
              </table:table-cell>
              <table:table-cell office:value-type="float" office:value="0.00383624">
                <text:p>0.00383624</text:p>
              </table:table-cell>
              <table:table-cell office:value-type="float" office:value="0.00250315">
                <text:p>0.00250315</text:p>
              </table:table-cell>
              <table:table-cell office:value-type="float" office:value="0.00279329">
                <text:p>0.00279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806462">
                <text:p>0.0806462</text:p>
              </table:table-cell>
              <table:table-cell office:value-type="float" office:value="0.0167515">
                <text:p>0.0167515</text:p>
              </table:table-cell>
              <table:table-cell office:value-type="float" office:value="0.000902017">
                <text:p>0.000902017</text:p>
              </table:table-cell>
              <table:table-cell office:value-type="float" office:value="0.00400993">
                <text:p>0.00400993</text:p>
              </table:table-cell>
              <table:table-cell office:value-type="float" office:value="0.00248972">
                <text:p>0.00248972</text:p>
              </table:table-cell>
              <table:table-cell office:value-type="float" office:value="0.00278224">
                <text:p>0.00278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815759">
                <text:p>0.0815759</text:p>
              </table:table-cell>
              <table:table-cell office:value-type="float" office:value="0.0171324">
                <text:p>0.0171324</text:p>
              </table:table-cell>
              <table:table-cell office:value-type="float" office:value="0.00086491">
                <text:p>0.00086491</text:p>
              </table:table-cell>
              <table:table-cell office:value-type="float" office:value="0.00382676">
                <text:p>0.00382676</text:p>
              </table:table-cell>
              <table:table-cell office:value-type="float" office:value="0.00252644">
                <text:p>0.00252644</text:p>
              </table:table-cell>
              <table:table-cell office:value-type="float" office:value="0.00283829">
                <text:p>0.00283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823982">
                <text:p>0.0823982</text:p>
              </table:table-cell>
              <table:table-cell office:value-type="float" office:value="0.017145">
                <text:p>0.017145</text:p>
              </table:table-cell>
              <table:table-cell office:value-type="float" office:value="0.00085583">
                <text:p>0.00085583</text:p>
              </table:table-cell>
              <table:table-cell office:value-type="float" office:value="0.00385913">
                <text:p>0.00385913</text:p>
              </table:table-cell>
              <table:table-cell office:value-type="float" office:value="0.00260578">
                <text:p>0.00260578</text:p>
              </table:table-cell>
              <table:table-cell office:value-type="float" office:value="0.00328437">
                <text:p>0.00328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841422">
                <text:p>0.0841422</text:p>
              </table:table-cell>
              <table:table-cell office:value-type="float" office:value="0.0173645">
                <text:p>0.0173645</text:p>
              </table:table-cell>
              <table:table-cell office:value-type="float" office:value="0.000878332">
                <text:p>0.000878332</text:p>
              </table:table-cell>
              <table:table-cell office:value-type="float" office:value="0.00390453">
                <text:p>0.00390453</text:p>
              </table:table-cell>
              <table:table-cell office:value-type="float" office:value="0.00254341">
                <text:p>0.00254341</text:p>
              </table:table-cell>
              <table:table-cell office:value-type="float" office:value="0.00279684">
                <text:p>0.00279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840167">
                <text:p>0.0840167</text:p>
              </table:table-cell>
              <table:table-cell office:value-type="float" office:value="0.0179018">
                <text:p>0.0179018</text:p>
              </table:table-cell>
              <table:table-cell office:value-type="float" office:value="0.000834514">
                <text:p>0.000834514</text:p>
              </table:table-cell>
              <table:table-cell office:value-type="float" office:value="0.0039519">
                <text:p>0.0039519</text:p>
              </table:table-cell>
              <table:table-cell office:value-type="float" office:value="0.00304436">
                <text:p>0.00304436</text:p>
              </table:table-cell>
              <table:table-cell office:value-type="float" office:value="0.00278698">
                <text:p>0.002786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856806">
                <text:p>0.0856806</text:p>
              </table:table-cell>
              <table:table-cell office:value-type="float" office:value="0.0177534">
                <text:p>0.0177534</text:p>
              </table:table-cell>
              <table:table-cell office:value-type="float" office:value="0.000890569">
                <text:p>0.000890569</text:p>
              </table:table-cell>
              <table:table-cell office:value-type="float" office:value="0.00385361">
                <text:p>0.00385361</text:p>
              </table:table-cell>
              <table:table-cell office:value-type="float" office:value="0.00285132">
                <text:p>0.00285132</text:p>
              </table:table-cell>
              <table:table-cell office:value-type="float" office:value="0.00281224">
                <text:p>0.00281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857512">
                <text:p>0.0857512</text:p>
              </table:table-cell>
              <table:table-cell office:value-type="float" office:value="0.0179618">
                <text:p>0.0179618</text:p>
              </table:table-cell>
              <table:table-cell office:value-type="float" office:value="0.000847541">
                <text:p>0.000847541</text:p>
              </table:table-cell>
              <table:table-cell office:value-type="float" office:value="0.00398427">
                <text:p>0.00398427</text:p>
              </table:table-cell>
              <table:table-cell office:value-type="float" office:value="0.002755">
                <text:p>0.002755</text:p>
              </table:table-cell>
              <table:table-cell office:value-type="float" office:value="0.00275421">
                <text:p>0.002754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865849">
                <text:p>0.0865849</text:p>
              </table:table-cell>
              <table:table-cell office:value-type="float" office:value="0.0180036">
                <text:p>0.0180036</text:p>
              </table:table-cell>
              <table:table-cell office:value-type="float" office:value="0.000898859">
                <text:p>0.000898859</text:p>
              </table:table-cell>
              <table:table-cell office:value-type="float" office:value="0.00389505">
                <text:p>0.00389505</text:p>
              </table:table-cell>
              <table:table-cell office:value-type="float" office:value="0.00259315">
                <text:p>0.00259315</text:p>
              </table:table-cell>
              <table:table-cell office:value-type="float" office:value="0.00274947">
                <text:p>0.002749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868786">
                <text:p>0.0868786</text:p>
              </table:table-cell>
              <table:table-cell office:value-type="float" office:value="0.0182677">
                <text:p>0.0182677</text:p>
              </table:table-cell>
              <table:table-cell office:value-type="float" office:value="0.000933203">
                <text:p>0.000933203</text:p>
              </table:table-cell>
              <table:table-cell office:value-type="float" office:value="0.00412243">
                <text:p>0.00412243</text:p>
              </table:table-cell>
              <table:table-cell office:value-type="float" office:value="0.00260618">
                <text:p>0.00260618</text:p>
              </table:table-cell>
              <table:table-cell office:value-type="float" office:value="0.00284303">
                <text:p>0.002843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887983">
                <text:p>0.0887983</text:p>
              </table:table-cell>
              <table:table-cell office:value-type="float" office:value="0.0184454">
                <text:p>0.0184454</text:p>
              </table:table-cell>
              <table:table-cell office:value-type="float" office:value="0.000996364">
                <text:p>0.000996364</text:p>
              </table:table-cell>
              <table:table-cell office:value-type="float" office:value="0.00395111">
                <text:p>0.00395111</text:p>
              </table:table-cell>
              <table:table-cell office:value-type="float" office:value="0.00267723">
                <text:p>0.00267723</text:p>
              </table:table-cell>
              <table:table-cell office:value-type="float" office:value="0.00279724">
                <text:p>0.002797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886116">
                <text:p>0.0886116</text:p>
              </table:table-cell>
              <table:table-cell office:value-type="float" office:value="0.018786">
                <text:p>0.018786</text:p>
              </table:table-cell>
              <table:table-cell office:value-type="float" office:value="0.000898069">
                <text:p>0.000898069</text:p>
              </table:table-cell>
              <table:table-cell office:value-type="float" office:value="0.00458035">
                <text:p>0.00458035</text:p>
              </table:table-cell>
              <table:table-cell office:value-type="float" office:value="0.00276921">
                <text:p>0.00276921</text:p>
              </table:table-cell>
              <table:table-cell office:value-type="float" office:value="0.00279132">
                <text:p>0.00279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894252">
                <text:p>0.0894252</text:p>
              </table:table-cell>
              <table:table-cell office:value-type="float" office:value="0.0188255">
                <text:p>0.0188255</text:p>
              </table:table-cell>
              <table:table-cell office:value-type="float" office:value="0.000936755">
                <text:p>0.000936755</text:p>
              </table:table-cell>
              <table:table-cell office:value-type="float" office:value="0.00411612">
                <text:p>0.00411612</text:p>
              </table:table-cell>
              <table:table-cell office:value-type="float" office:value="0.00267526">
                <text:p>0.00267526</text:p>
              </table:table-cell>
              <table:table-cell office:value-type="float" office:value="0.00274987">
                <text:p>0.002749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887569">
                <text:p>0.0887569</text:p>
              </table:table-cell>
              <table:table-cell office:value-type="float" office:value="0.0188772">
                <text:p>0.0188772</text:p>
              </table:table-cell>
              <table:table-cell office:value-type="float" office:value="0.000876358">
                <text:p>0.000876358</text:p>
              </table:table-cell>
              <table:table-cell office:value-type="float" office:value="0.00422231">
                <text:p>0.00422231</text:p>
              </table:table-cell>
              <table:table-cell office:value-type="float" office:value="0.00272895">
                <text:p>0.00272895</text:p>
              </table:table-cell>
              <table:table-cell office:value-type="float" office:value="0.00287027">
                <text:p>0.00287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904922">
                <text:p>0.0904922</text:p>
              </table:table-cell>
              <table:table-cell office:value-type="float" office:value="0.0189463">
                <text:p>0.0189463</text:p>
              </table:table-cell>
              <table:table-cell office:value-type="float" office:value="0.000907149">
                <text:p>0.000907149</text:p>
              </table:table-cell>
              <table:table-cell office:value-type="float" office:value="0.00412993">
                <text:p>0.00412993</text:p>
              </table:table-cell>
              <table:table-cell office:value-type="float" office:value="0.00269105">
                <text:p>0.00269105</text:p>
              </table:table-cell>
              <table:table-cell office:value-type="float" office:value="0.00291725">
                <text:p>0.00291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9138">
                <text:p>0.09138</text:p>
              </table:table-cell>
              <table:table-cell office:value-type="float" office:value="0.0191764">
                <text:p>0.0191764</text:p>
              </table:table-cell>
              <table:table-cell office:value-type="float" office:value="0.000842804">
                <text:p>0.000842804</text:p>
              </table:table-cell>
              <table:table-cell office:value-type="float" office:value="0.00407467">
                <text:p>0.00407467</text:p>
              </table:table-cell>
              <table:table-cell office:value-type="float" office:value="0.00270645">
                <text:p>0.00270645</text:p>
              </table:table-cell>
              <table:table-cell office:value-type="float" office:value="0.00280119">
                <text:p>0.002801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924352">
                <text:p>0.0924352</text:p>
              </table:table-cell>
              <table:table-cell office:value-type="float" office:value="0.0194113">
                <text:p>0.0194113</text:p>
              </table:table-cell>
              <table:table-cell office:value-type="float" office:value="0.000862936">
                <text:p>0.000862936</text:p>
              </table:table-cell>
              <table:table-cell office:value-type="float" office:value="0.00423257">
                <text:p>0.00423257</text:p>
              </table:table-cell>
              <table:table-cell office:value-type="float" office:value="0.00275145">
                <text:p>0.00275145</text:p>
              </table:table-cell>
              <table:table-cell office:value-type="float" office:value="0.00269579">
                <text:p>0.00269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928473">
                <text:p>0.0928473</text:p>
              </table:table-cell>
              <table:table-cell office:value-type="float" office:value="0.0194911">
                <text:p>0.0194911</text:p>
              </table:table-cell>
              <table:table-cell office:value-type="float" office:value="0.00081596">
                <text:p>0.00081596</text:p>
              </table:table-cell>
              <table:table-cell office:value-type="float" office:value="0.00417494">
                <text:p>0.00417494</text:p>
              </table:table-cell>
              <table:table-cell office:value-type="float" office:value="0.00287737">
                <text:p>0.00287737</text:p>
              </table:table-cell>
              <table:table-cell office:value-type="float" office:value="0.00287303">
                <text:p>0.002873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932966">
                <text:p>0.0932966</text:p>
              </table:table-cell>
              <table:table-cell office:value-type="float" office:value="0.0196786">
                <text:p>0.0196786</text:p>
              </table:table-cell>
              <table:table-cell office:value-type="float" office:value="0.00086412">
                <text:p>0.00086412</text:p>
              </table:table-cell>
              <table:table-cell office:value-type="float" office:value="0.00430165">
                <text:p>0.00430165</text:p>
              </table:table-cell>
              <table:table-cell office:value-type="float" office:value="0.0028379">
                <text:p>0.0028379</text:p>
              </table:table-cell>
              <table:table-cell office:value-type="float" office:value="0.00276171">
                <text:p>0.002761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101553">
                <text:p>0.101553</text:p>
              </table:table-cell>
              <table:table-cell office:value-type="float" office:value="0.0199008">
                <text:p>0.0199008</text:p>
              </table:table-cell>
              <table:table-cell office:value-type="float" office:value="0.000857804">
                <text:p>0.000857804</text:p>
              </table:table-cell>
              <table:table-cell office:value-type="float" office:value="0.00422704">
                <text:p>0.00422704</text:p>
              </table:table-cell>
              <table:table-cell office:value-type="float" office:value="0.00283435">
                <text:p>0.00283435</text:p>
              </table:table-cell>
              <table:table-cell office:value-type="float" office:value="0.00272697">
                <text:p>0.00272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226767">
                <text:p>0.226767</text:p>
              </table:table-cell>
              <table:table-cell office:value-type="float" office:value="0.0200591">
                <text:p>0.0200591</text:p>
              </table:table-cell>
              <table:table-cell office:value-type="float" office:value="0.000887806">
                <text:p>0.000887806</text:p>
              </table:table-cell>
              <table:table-cell office:value-type="float" office:value="0.00422862">
                <text:p>0.00422862</text:p>
              </table:table-cell>
              <table:table-cell office:value-type="float" office:value="0.00278066">
                <text:p>0.00278066</text:p>
              </table:table-cell>
              <table:table-cell office:value-type="float" office:value="0.00296146">
                <text:p>0.00296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233956">
                <text:p>0.233956</text:p>
              </table:table-cell>
              <table:table-cell office:value-type="float" office:value="0.0203177">
                <text:p>0.0203177</text:p>
              </table:table-cell>
              <table:table-cell office:value-type="float" office:value="0.000855436">
                <text:p>0.000855436</text:p>
              </table:table-cell>
              <table:table-cell office:value-type="float" office:value="0.0043735">
                <text:p>0.0043735</text:p>
              </table:table-cell>
              <table:table-cell office:value-type="float" office:value="0.00287264">
                <text:p>0.00287264</text:p>
              </table:table-cell>
              <table:table-cell office:value-type="float" office:value="0.00277119">
                <text:p>0.00277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234396">
                <text:p>0.234396</text:p>
              </table:table-cell>
              <table:table-cell office:value-type="float" office:value="0.0211281">
                <text:p>0.0211281</text:p>
              </table:table-cell>
              <table:table-cell office:value-type="float" office:value="0.000829382">
                <text:p>0.000829382</text:p>
              </table:table-cell>
              <table:table-cell office:value-type="float" office:value="0.00435731">
                <text:p>0.00435731</text:p>
              </table:table-cell>
              <table:table-cell office:value-type="float" office:value="0.00283237">
                <text:p>0.00283237</text:p>
              </table:table-cell>
              <table:table-cell office:value-type="float" office:value="0.00277237">
                <text:p>0.002772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234477">
                <text:p>0.234477</text:p>
              </table:table-cell>
              <table:table-cell office:value-type="float" office:value="0.0204965">
                <text:p>0.0204965</text:p>
              </table:table-cell>
              <table:table-cell office:value-type="float" office:value="0.000872015">
                <text:p>0.000872015</text:p>
              </table:table-cell>
              <table:table-cell office:value-type="float" office:value="0.00428231">
                <text:p>0.00428231</text:p>
              </table:table-cell>
              <table:table-cell office:value-type="float" office:value="0.0028833">
                <text:p>0.0028833</text:p>
              </table:table-cell>
              <table:table-cell office:value-type="float" office:value="0.00282724">
                <text:p>0.002827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234693">
                <text:p>0.234693</text:p>
              </table:table-cell>
              <table:table-cell office:value-type="float" office:value="0.0207551">
                <text:p>0.0207551</text:p>
              </table:table-cell>
              <table:table-cell office:value-type="float" office:value="0.00082346">
                <text:p>0.00082346</text:p>
              </table:table-cell>
              <table:table-cell office:value-type="float" office:value="0.00444455">
                <text:p>0.00444455</text:p>
              </table:table-cell>
              <table:table-cell office:value-type="float" office:value="0.0029054">
                <text:p>0.0029054</text:p>
              </table:table-cell>
              <table:table-cell office:value-type="float" office:value="0.00279724">
                <text:p>0.002797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236138">
                <text:p>0.236138</text:p>
              </table:table-cell>
              <table:table-cell office:value-type="float" office:value="0.0210267">
                <text:p>0.0210267</text:p>
              </table:table-cell>
              <table:table-cell office:value-type="float" office:value="0.000861752">
                <text:p>0.000861752</text:p>
              </table:table-cell>
              <table:table-cell office:value-type="float" office:value="0.00437192">
                <text:p>0.00437192</text:p>
              </table:table-cell>
              <table:table-cell office:value-type="float" office:value="0.0029208">
                <text:p>0.0029208</text:p>
              </table:table-cell>
              <table:table-cell office:value-type="float" office:value="0.00304238">
                <text:p>0.00304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238979">
                <text:p>0.238979</text:p>
              </table:table-cell>
              <table:table-cell office:value-type="float" office:value="0.0209375">
                <text:p>0.0209375</text:p>
              </table:table-cell>
              <table:table-cell office:value-type="float" office:value="0.000814381">
                <text:p>0.000814381</text:p>
              </table:table-cell>
              <table:table-cell office:value-type="float" office:value="0.00431547">
                <text:p>0.00431547</text:p>
              </table:table-cell>
              <table:table-cell office:value-type="float" office:value="0.00292514">
                <text:p>0.00292514</text:p>
              </table:table-cell>
              <table:table-cell office:value-type="float" office:value="0.00272421">
                <text:p>0.00272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238534">
                <text:p>0.238534</text:p>
              </table:table-cell>
              <table:table-cell office:value-type="float" office:value="0.0212244">
                <text:p>0.0212244</text:p>
              </table:table-cell>
              <table:table-cell office:value-type="float" office:value="0.000842804">
                <text:p>0.000842804</text:p>
              </table:table-cell>
              <table:table-cell office:value-type="float" office:value="0.00442126">
                <text:p>0.00442126</text:p>
              </table:table-cell>
              <table:table-cell office:value-type="float" office:value="0.0028754">
                <text:p>0.0028754</text:p>
              </table:table-cell>
              <table:table-cell office:value-type="float" office:value="0.00278895">
                <text:p>0.002788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240425">
                <text:p>0.240425</text:p>
              </table:table-cell>
              <table:table-cell office:value-type="float" office:value="0.0217218">
                <text:p>0.0217218</text:p>
              </table:table-cell>
              <table:table-cell office:value-type="float" office:value="0.00080846">
                <text:p>0.00080846</text:p>
              </table:table-cell>
              <table:table-cell office:value-type="float" office:value="0.00478089">
                <text:p>0.00478089</text:p>
              </table:table-cell>
              <table:table-cell office:value-type="float" office:value="0.00303449">
                <text:p>0.00303449</text:p>
              </table:table-cell>
              <table:table-cell office:value-type="float" office:value="0.00274197">
                <text:p>0.002741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243557">
                <text:p>0.243557</text:p>
              </table:table-cell>
              <table:table-cell office:value-type="float" office:value="0.0215833">
                <text:p>0.0215833</text:p>
              </table:table-cell>
              <table:table-cell office:value-type="float" office:value="0.000849514">
                <text:p>0.000849514</text:p>
              </table:table-cell>
              <table:table-cell office:value-type="float" office:value="0.00437626">
                <text:p>0.00437626</text:p>
              </table:table-cell>
              <table:table-cell office:value-type="float" office:value="0.0030708">
                <text:p>0.0030708</text:p>
              </table:table-cell>
              <table:table-cell office:value-type="float" office:value="0.00278263">
                <text:p>0.00278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245613">
                <text:p>0.245613</text:p>
              </table:table-cell>
              <table:table-cell office:value-type="float" office:value="0.0217664">
                <text:p>0.0217664</text:p>
              </table:table-cell>
              <table:table-cell office:value-type="float" office:value="0.000834908">
                <text:p>0.000834908</text:p>
              </table:table-cell>
              <table:table-cell office:value-type="float" office:value="0.00454009">
                <text:p>0.00454009</text:p>
              </table:table-cell>
              <table:table-cell office:value-type="float" office:value="0.00301751">
                <text:p>0.00301751</text:p>
              </table:table-cell>
              <table:table-cell office:value-type="float" office:value="0.00272895">
                <text:p>0.00272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243595">
                <text:p>0.243595</text:p>
              </table:table-cell>
              <table:table-cell office:value-type="float" office:value="0.0219907">
                <text:p>0.0219907</text:p>
              </table:table-cell>
              <table:table-cell office:value-type="float" office:value="0.00088149">
                <text:p>0.00088149</text:p>
              </table:table-cell>
              <table:table-cell office:value-type="float" office:value="0.00443074">
                <text:p>0.00443074</text:p>
              </table:table-cell>
              <table:table-cell office:value-type="float" office:value="0.00315015">
                <text:p>0.00315015</text:p>
              </table:table-cell>
              <table:table-cell office:value-type="float" office:value="0.00276605">
                <text:p>0.002766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246598">
                <text:p>0.246598</text:p>
              </table:table-cell>
              <table:table-cell office:value-type="float" office:value="0.0220242">
                <text:p>0.0220242</text:p>
              </table:table-cell>
              <table:table-cell office:value-type="float" office:value="0.000901227">
                <text:p>0.000901227</text:p>
              </table:table-cell>
              <table:table-cell office:value-type="float" office:value="0.00465141">
                <text:p>0.00465141</text:p>
              </table:table-cell>
              <table:table-cell office:value-type="float" office:value="0.00300607">
                <text:p>0.00300607</text:p>
              </table:table-cell>
              <table:table-cell office:value-type="float" office:value="0.00319121">
                <text:p>0.00319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247683">
                <text:p>0.247683</text:p>
              </table:table-cell>
              <table:table-cell office:value-type="float" office:value="0.0227758">
                <text:p>0.0227758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00453061">
                <text:p>0.00453061</text:p>
              </table:table-cell>
              <table:table-cell office:value-type="float" office:value="0.00313476">
                <text:p>0.00313476</text:p>
              </table:table-cell>
              <table:table-cell office:value-type="float" office:value="0.00306054">
                <text:p>0.00306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25177">
                <text:p>0.25177</text:p>
              </table:table-cell>
              <table:table-cell office:value-type="float" office:value="0.0229929">
                <text:p>0.0229929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459338">
                <text:p>0.00459338</text:p>
              </table:table-cell>
              <table:table-cell office:value-type="float" office:value="0.00303922">
                <text:p>0.00303922</text:p>
              </table:table-cell>
              <table:table-cell office:value-type="float" office:value="0.00278619">
                <text:p>0.002786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254265">
                <text:p>0.254265</text:p>
              </table:table-cell>
              <table:table-cell office:value-type="float" office:value="0.0228343">
                <text:p>0.0228343</text:p>
              </table:table-cell>
              <table:table-cell office:value-type="float" office:value="0.00118821">
                <text:p>0.00118821</text:p>
              </table:table-cell>
              <table:table-cell office:value-type="float" office:value="0.00472996">
                <text:p>0.00472996</text:p>
              </table:table-cell>
              <table:table-cell office:value-type="float" office:value="0.00310712">
                <text:p>0.00310712</text:p>
              </table:table-cell>
              <table:table-cell office:value-type="float" office:value="0.00282606">
                <text:p>0.002826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258314">
                <text:p>0.258314</text:p>
              </table:table-cell>
              <table:table-cell office:value-type="float" office:value="0.0229329">
                <text:p>0.0229329</text:p>
              </table:table-cell>
              <table:table-cell office:value-type="float" office:value="0.000954914">
                <text:p>0.000954914</text:p>
              </table:table-cell>
              <table:table-cell office:value-type="float" office:value="0.00462693">
                <text:p>0.00462693</text:p>
              </table:table-cell>
              <table:table-cell office:value-type="float" office:value="0.0030337">
                <text:p>0.0030337</text:p>
              </table:table-cell>
              <table:table-cell office:value-type="float" office:value="0.00275618">
                <text:p>0.002756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262695">
                <text:p>0.262695</text:p>
              </table:table-cell>
              <table:table-cell office:value-type="float" office:value="0.0231935">
                <text:p>0.0231935</text:p>
              </table:table-cell>
              <table:table-cell office:value-type="float" office:value="0.00107492">
                <text:p>0.00107492</text:p>
              </table:table-cell>
              <table:table-cell office:value-type="float" office:value="0.00464509">
                <text:p>0.00464509</text:p>
              </table:table-cell>
              <table:table-cell office:value-type="float" office:value="0.00323739">
                <text:p>0.00323739</text:p>
              </table:table-cell>
              <table:table-cell office:value-type="float" office:value="0.0027629">
                <text:p>0.0027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26039">
                <text:p>0.26039</text:p>
              </table:table-cell>
              <table:table-cell office:value-type="float" office:value="0.0232235">
                <text:p>0.0232235</text:p>
              </table:table-cell>
              <table:table-cell office:value-type="float" office:value="0.000961625">
                <text:p>0.000961625</text:p>
              </table:table-cell>
              <table:table-cell office:value-type="float" office:value="0.00465733">
                <text:p>0.00465733</text:p>
              </table:table-cell>
              <table:table-cell office:value-type="float" office:value="0.00315805">
                <text:p>0.00315805</text:p>
              </table:table-cell>
              <table:table-cell office:value-type="float" office:value="0.00290382">
                <text:p>0.002903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261647">
                <text:p>0.261647</text:p>
              </table:table-cell>
              <table:table-cell office:value-type="float" office:value="0.0234805">
                <text:p>0.0234805</text:p>
              </table:table-cell>
              <table:table-cell office:value-type="float" office:value="0.000973073">
                <text:p>0.000973073</text:p>
              </table:table-cell>
              <table:table-cell office:value-type="float" office:value="0.00477852">
                <text:p>0.00477852</text:p>
              </table:table-cell>
              <table:table-cell office:value-type="float" office:value="0.0030937">
                <text:p>0.0030937</text:p>
              </table:table-cell>
              <table:table-cell office:value-type="float" office:value="0.00284185">
                <text:p>0.00284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261881">
                <text:p>0.261881</text:p>
              </table:table-cell>
              <table:table-cell office:value-type="float" office:value="0.0233597">
                <text:p>0.0233597</text:p>
              </table:table-cell>
              <table:table-cell office:value-type="float" office:value="0.000920965">
                <text:p>0.000920965</text:p>
              </table:table-cell>
              <table:table-cell office:value-type="float" office:value="0.00471733">
                <text:p>0.00471733</text:p>
              </table:table-cell>
              <table:table-cell office:value-type="float" office:value="0.00312923">
                <text:p>0.00312923</text:p>
              </table:table-cell>
              <table:table-cell office:value-type="float" office:value="0.00277592">
                <text:p>0.002775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26578">
                <text:p>0.26578</text:p>
              </table:table-cell>
              <table:table-cell office:value-type="float" office:value="0.0235255">
                <text:p>0.0235255</text:p>
              </table:table-cell>
              <table:table-cell office:value-type="float" office:value="0.000960441">
                <text:p>0.000960441</text:p>
              </table:table-cell>
              <table:table-cell office:value-type="float" office:value="0.00500353">
                <text:p>0.00500353</text:p>
              </table:table-cell>
              <table:table-cell office:value-type="float" office:value="0.00322042">
                <text:p>0.00322042</text:p>
              </table:table-cell>
              <table:table-cell office:value-type="float" office:value="0.00277513">
                <text:p>0.00277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265537">
                <text:p>0.265537</text:p>
              </table:table-cell>
              <table:table-cell office:value-type="float" office:value="0.0238851">
                <text:p>0.0238851</text:p>
              </table:table-cell>
              <table:table-cell office:value-type="float" office:value="0.000904385">
                <text:p>0.000904385</text:p>
              </table:table-cell>
              <table:table-cell office:value-type="float" office:value="0.00483339">
                <text:p>0.00483339</text:p>
              </table:table-cell>
              <table:table-cell office:value-type="float" office:value="0.0035153">
                <text:p>0.0035153</text:p>
              </table:table-cell>
              <table:table-cell office:value-type="float" office:value="0.0029958">
                <text:p>0.0029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264832">
                <text:p>0.264832</text:p>
              </table:table-cell>
              <table:table-cell office:value-type="float" office:value="0.0240359">
                <text:p>0.0240359</text:p>
              </table:table-cell>
              <table:table-cell office:value-type="float" office:value="0.000971494">
                <text:p>0.000971494</text:p>
              </table:table-cell>
              <table:table-cell office:value-type="float" office:value="0.00479431">
                <text:p>0.00479431</text:p>
              </table:table-cell>
              <table:table-cell office:value-type="float" office:value="0.00322318">
                <text:p>0.00322318</text:p>
              </table:table-cell>
              <table:table-cell office:value-type="float" office:value="0.00273645">
                <text:p>0.00273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267941">
                <text:p>0.267941</text:p>
              </table:table-cell>
              <table:table-cell office:value-type="float" office:value="0.0242731">
                <text:p>0.0242731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00511051">
                <text:p>0.00511051</text:p>
              </table:table-cell>
              <table:table-cell office:value-type="float" office:value="0.00321489">
                <text:p>0.00321489</text:p>
              </table:table-cell>
              <table:table-cell office:value-type="float" office:value="0.00280987">
                <text:p>0.002809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268675">
                <text:p>0.268675</text:p>
              </table:table-cell>
              <table:table-cell office:value-type="float" office:value="0.0240592">
                <text:p>0.0240592</text:p>
              </table:table-cell>
              <table:table-cell office:value-type="float" office:value="0.000966757">
                <text:p>0.000966757</text:p>
              </table:table-cell>
              <table:table-cell office:value-type="float" office:value="0.00486694">
                <text:p>0.00486694</text:p>
              </table:table-cell>
              <table:table-cell office:value-type="float" office:value="0.00322673">
                <text:p>0.00322673</text:p>
              </table:table-cell>
              <table:table-cell office:value-type="float" office:value="0.00278698">
                <text:p>0.00278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270618">
                <text:p>0.270618</text:p>
              </table:table-cell>
              <table:table-cell office:value-type="float" office:value="0.0244421">
                <text:p>0.0244421</text:p>
              </table:table-cell>
              <table:table-cell office:value-type="float" office:value="0.000973862">
                <text:p>0.000973862</text:p>
              </table:table-cell>
              <table:table-cell office:value-type="float" office:value="0.00489852">
                <text:p>0.00489852</text:p>
              </table:table-cell>
              <table:table-cell office:value-type="float" office:value="0.00317542">
                <text:p>0.00317542</text:p>
              </table:table-cell>
              <table:table-cell office:value-type="float" office:value="0.00275697">
                <text:p>0.00275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270963">
                <text:p>0.270963</text:p>
              </table:table-cell>
              <table:table-cell office:value-type="float" office:value="0.0246241">
                <text:p>0.0246241</text:p>
              </table:table-cell>
              <table:table-cell office:value-type="float" office:value="0.000924913">
                <text:p>0.000924913</text:p>
              </table:table-cell>
              <table:table-cell office:value-type="float" office:value="0.0049534">
                <text:p>0.0049534</text:p>
              </table:table-cell>
              <table:table-cell office:value-type="float" office:value="0.00332976">
                <text:p>0.00332976</text:p>
              </table:table-cell>
              <table:table-cell office:value-type="float" office:value="0.00276921">
                <text:p>0.002769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27773">
                <text:p>0.27773</text:p>
              </table:table-cell>
              <table:table-cell office:value-type="float" office:value="0.0253777">
                <text:p>0.0253777</text:p>
              </table:table-cell>
              <table:table-cell office:value-type="float" office:value="0.00096123">
                <text:p>0.00096123</text:p>
              </table:table-cell>
              <table:table-cell office:value-type="float" office:value="0.00483852">
                <text:p>0.00483852</text:p>
              </table:table-cell>
              <table:table-cell office:value-type="float" office:value="0.00330016">
                <text:p>0.00330016</text:p>
              </table:table-cell>
              <table:table-cell office:value-type="float" office:value="0.00285487">
                <text:p>0.002854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275927">
                <text:p>0.275927</text:p>
              </table:table-cell>
              <table:table-cell office:value-type="float" office:value="0.025305">
                <text:p>0.025305</text:p>
              </table:table-cell>
              <table:table-cell office:value-type="float" office:value="0.000895306">
                <text:p>0.000895306</text:p>
              </table:table-cell>
              <table:table-cell office:value-type="float" office:value="0.00502879">
                <text:p>0.00502879</text:p>
              </table:table-cell>
              <table:table-cell office:value-type="float" office:value="0.00326502">
                <text:p>0.00326502</text:p>
              </table:table-cell>
              <table:table-cell office:value-type="float" office:value="0.00277711">
                <text:p>0.002777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277289">
                <text:p>0.277289</text:p>
              </table:table-cell>
              <table:table-cell office:value-type="float" office:value="0.0253078">
                <text:p>0.0253078</text:p>
              </table:table-cell>
              <table:table-cell office:value-type="float" office:value="0.000949388">
                <text:p>0.000949388</text:p>
              </table:table-cell>
              <table:table-cell office:value-type="float" office:value="0.00491431">
                <text:p>0.00491431</text:p>
              </table:table-cell>
              <table:table-cell office:value-type="float" office:value="0.00327213">
                <text:p>0.00327213</text:p>
              </table:table-cell>
              <table:table-cell office:value-type="float" office:value="0.00274908">
                <text:p>0.002749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277351">
                <text:p>0.277351</text:p>
              </table:table-cell>
              <table:table-cell office:value-type="float" office:value="0.0252616">
                <text:p>0.0252616</text:p>
              </table:table-cell>
              <table:table-cell office:value-type="float" office:value="0.000897675">
                <text:p>0.000897675</text:p>
              </table:table-cell>
              <table:table-cell office:value-type="float" office:value="0.00509314">
                <text:p>0.00509314</text:p>
              </table:table-cell>
              <table:table-cell office:value-type="float" office:value="0.00333727">
                <text:p>0.00333727</text:p>
              </table:table-cell>
              <table:table-cell office:value-type="float" office:value="0.00272342">
                <text:p>0.002723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284743">
                <text:p>0.284743</text:p>
              </table:table-cell>
              <table:table-cell office:value-type="float" office:value="0.0254586">
                <text:p>0.0254586</text:p>
              </table:table-cell>
              <table:table-cell office:value-type="float" office:value="0.000942282">
                <text:p>0.000942282</text:p>
              </table:table-cell>
              <table:table-cell office:value-type="float" office:value="0.00499287">
                <text:p>0.00499287</text:p>
              </table:table-cell>
              <table:table-cell office:value-type="float" office:value="0.00336924">
                <text:p>0.00336924</text:p>
              </table:table-cell>
              <table:table-cell office:value-type="float" office:value="0.00279053">
                <text:p>0.002790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290452">
                <text:p>0.290452</text:p>
              </table:table-cell>
              <table:table-cell office:value-type="float" office:value="0.0257322">
                <text:p>0.0257322</text:p>
              </table:table-cell>
              <table:table-cell office:value-type="float" office:value="0.000915044">
                <text:p>0.000915044</text:p>
              </table:table-cell>
              <table:table-cell office:value-type="float" office:value="0.00504774">
                <text:p>0.00504774</text:p>
              </table:table-cell>
              <table:table-cell office:value-type="float" office:value="0.00334713">
                <text:p>0.00334713</text:p>
              </table:table-cell>
              <table:table-cell office:value-type="float" office:value="0.00275303">
                <text:p>0.00275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285983">
                <text:p>0.285983</text:p>
              </table:table-cell>
              <table:table-cell office:value-type="float" office:value="0.0259153">
                <text:p>0.0259153</text:p>
              </table:table-cell>
              <table:table-cell office:value-type="float" office:value="0.000997943">
                <text:p>0.000997943</text:p>
              </table:table-cell>
              <table:table-cell office:value-type="float" office:value="0.00545829">
                <text:p>0.00545829</text:p>
              </table:table-cell>
              <table:table-cell office:value-type="float" office:value="0.00338898">
                <text:p>0.00338898</text:p>
              </table:table-cell>
              <table:table-cell office:value-type="float" office:value="0.00268947">
                <text:p>0.00268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285108">
                <text:p>0.285108</text:p>
              </table:table-cell>
              <table:table-cell office:value-type="float" office:value="0.0262568">
                <text:p>0.0262568</text:p>
              </table:table-cell>
              <table:table-cell office:value-type="float" office:value="0.000949388">
                <text:p>0.000949388</text:p>
              </table:table-cell>
              <table:table-cell office:value-type="float" office:value="0.00505169">
                <text:p>0.00505169</text:p>
              </table:table-cell>
              <table:table-cell office:value-type="float" office:value="0.00338977">
                <text:p>0.00338977</text:p>
              </table:table-cell>
              <table:table-cell office:value-type="float" office:value="0.00289001">
                <text:p>0.00289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285127">
                <text:p>0.285127</text:p>
              </table:table-cell>
              <table:table-cell office:value-type="float" office:value="0.0261849">
                <text:p>0.0261849</text:p>
              </table:table-cell>
              <table:table-cell office:value-type="float" office:value="0.000982152">
                <text:p>0.000982152</text:p>
              </table:table-cell>
              <table:table-cell office:value-type="float" office:value="0.00519933">
                <text:p>0.00519933</text:p>
              </table:table-cell>
              <table:table-cell office:value-type="float" office:value="0.00345727">
                <text:p>0.00345727</text:p>
              </table:table-cell>
              <table:table-cell office:value-type="float" office:value="0.00273132">
                <text:p>0.00273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289184">
                <text:p>0.289184</text:p>
              </table:table-cell>
              <table:table-cell office:value-type="float" office:value="0.0263657">
                <text:p>0.0263657</text:p>
              </table:table-cell>
              <table:table-cell office:value-type="float" office:value="0.000914254">
                <text:p>0.000914254</text:p>
              </table:table-cell>
              <table:table-cell office:value-type="float" office:value="0.00517643">
                <text:p>0.00517643</text:p>
              </table:table-cell>
              <table:table-cell office:value-type="float" office:value="0.00336806">
                <text:p>0.00336806</text:p>
              </table:table-cell>
              <table:table-cell office:value-type="float" office:value="0.00276487">
                <text:p>0.002764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290477">
                <text:p>0.290477</text:p>
              </table:table-cell>
              <table:table-cell office:value-type="float" office:value="0.0264925">
                <text:p>0.0264925</text:p>
              </table:table-cell>
              <table:table-cell office:value-type="float" office:value="0.000977415">
                <text:p>0.000977415</text:p>
              </table:table-cell>
              <table:table-cell office:value-type="float" office:value="0.00513893">
                <text:p>0.00513893</text:p>
              </table:table-cell>
              <table:table-cell office:value-type="float" office:value="0.00346635">
                <text:p>0.00346635</text:p>
              </table:table-cell>
              <table:table-cell office:value-type="float" office:value="0.00276092">
                <text:p>0.002760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293882">
                <text:p>0.293882</text:p>
              </table:table-cell>
              <table:table-cell office:value-type="float" office:value="0.0266188">
                <text:p>0.0266188</text:p>
              </table:table-cell>
              <table:table-cell office:value-type="float" office:value="0.000950177">
                <text:p>0.000950177</text:p>
              </table:table-cell>
              <table:table-cell office:value-type="float" office:value="0.00527631">
                <text:p>0.00527631</text:p>
              </table:table-cell>
              <table:table-cell office:value-type="float" office:value="0.00350859">
                <text:p>0.00350859</text:p>
              </table:table-cell>
              <table:table-cell office:value-type="float" office:value="0.00290856">
                <text:p>0.00290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293326">
                <text:p>0.293326</text:p>
              </table:table-cell>
              <table:table-cell office:value-type="float" office:value="0.0267226">
                <text:p>0.0267226</text:p>
              </table:table-cell>
              <table:table-cell office:value-type="float" office:value="0.00099439">
                <text:p>0.00099439</text:p>
              </table:table-cell>
              <table:table-cell office:value-type="float" office:value="0.00539473">
                <text:p>0.00539473</text:p>
              </table:table-cell>
              <table:table-cell office:value-type="float" office:value="0.00346753">
                <text:p>0.00346753</text:p>
              </table:table-cell>
              <table:table-cell office:value-type="float" office:value="0.00281066">
                <text:p>0.002810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292351">
                <text:p>0.292351</text:p>
              </table:table-cell>
              <table:table-cell office:value-type="float" office:value="0.0303421">
                <text:p>0.0303421</text:p>
              </table:table-cell>
              <table:table-cell office:value-type="float" office:value="0.000959256">
                <text:p>0.000959256</text:p>
              </table:table-cell>
              <table:table-cell office:value-type="float" office:value="0.00521749">
                <text:p>0.00521749</text:p>
              </table:table-cell>
              <table:table-cell office:value-type="float" office:value="0.0040498">
                <text:p>0.0040498</text:p>
              </table:table-cell>
              <table:table-cell office:value-type="float" office:value="0.00274237">
                <text:p>0.002742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293586">
                <text:p>0.293586</text:p>
              </table:table-cell>
              <table:table-cell office:value-type="float" office:value="0.0273799">
                <text:p>0.0273799</text:p>
              </table:table-cell>
              <table:table-cell office:value-type="float" office:value="0.00095294">
                <text:p>0.00095294</text:p>
              </table:table-cell>
              <table:table-cell office:value-type="float" office:value="0.00532091">
                <text:p>0.00532091</text:p>
              </table:table-cell>
              <table:table-cell office:value-type="float" office:value="0.00349201">
                <text:p>0.00349201</text:p>
              </table:table-cell>
              <table:table-cell office:value-type="float" office:value="0.00280829">
                <text:p>0.002808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297645">
                <text:p>0.297645</text:p>
              </table:table-cell>
              <table:table-cell office:value-type="float" office:value="0.0273949">
                <text:p>0.0273949</text:p>
              </table:table-cell>
              <table:table-cell office:value-type="float" office:value="0.000969125">
                <text:p>0.000969125</text:p>
              </table:table-cell>
              <table:table-cell office:value-type="float" office:value="0.00602595">
                <text:p>0.00602595</text:p>
              </table:table-cell>
              <table:table-cell office:value-type="float" office:value="0.00353267">
                <text:p>0.00353267</text:p>
              </table:table-cell>
              <table:table-cell office:value-type="float" office:value="0.00274276">
                <text:p>0.00274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295418">
                <text:p>0.295418</text:p>
              </table:table-cell>
              <table:table-cell office:value-type="float" office:value="0.0277825">
                <text:p>0.0277825</text:p>
              </table:table-cell>
              <table:table-cell office:value-type="float" office:value="0.000902412">
                <text:p>0.000902412</text:p>
              </table:table-cell>
              <table:table-cell office:value-type="float" office:value="0.00530946">
                <text:p>0.00530946</text:p>
              </table:table-cell>
              <table:table-cell office:value-type="float" office:value="0.00353306">
                <text:p>0.00353306</text:p>
              </table:table-cell>
              <table:table-cell office:value-type="float" office:value="0.00282092">
                <text:p>0.002820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299499">
                <text:p>0.299499</text:p>
              </table:table-cell>
              <table:table-cell office:value-type="float" office:value="0.0281335">
                <text:p>0.0281335</text:p>
              </table:table-cell>
              <table:table-cell office:value-type="float" office:value="0.000943071">
                <text:p>0.000943071</text:p>
              </table:table-cell>
              <table:table-cell office:value-type="float" office:value="0.00552066">
                <text:p>0.00552066</text:p>
              </table:table-cell>
              <table:table-cell office:value-type="float" office:value="0.00406283">
                <text:p>0.00406283</text:p>
              </table:table-cell>
              <table:table-cell office:value-type="float" office:value="0.00275974">
                <text:p>0.00275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303125">
                <text:p>0.303125</text:p>
              </table:table-cell>
              <table:table-cell office:value-type="float" office:value="0.0285803">
                <text:p>0.0285803</text:p>
              </table:table-cell>
              <table:table-cell office:value-type="float" office:value="0.0010761">
                <text:p>0.0010761</text:p>
              </table:table-cell>
              <table:table-cell office:value-type="float" office:value="0.00537065">
                <text:p>0.00537065</text:p>
              </table:table-cell>
              <table:table-cell office:value-type="float" office:value="0.00363333">
                <text:p>0.00363333</text:p>
              </table:table-cell>
              <table:table-cell office:value-type="float" office:value="0.00278224">
                <text:p>0.00278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30255">
                <text:p>0.30255</text:p>
              </table:table-cell>
              <table:table-cell office:value-type="float" office:value="0.0288969">
                <text:p>0.0288969</text:p>
              </table:table-cell>
              <table:table-cell office:value-type="float" office:value="0.000917018">
                <text:p>0.000917018</text:p>
              </table:table-cell>
              <table:table-cell office:value-type="float" office:value="0.00526999">
                <text:p>0.00526999</text:p>
              </table:table-cell>
              <table:table-cell office:value-type="float" office:value="0.00362702">
                <text:p>0.00362702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307556">
                <text:p>0.307556</text:p>
              </table:table-cell>
              <table:table-cell office:value-type="float" office:value="0.0286356">
                <text:p>0.0286356</text:p>
              </table:table-cell>
              <table:table-cell office:value-type="float" office:value="0.000851883">
                <text:p>0.000851883</text:p>
              </table:table-cell>
              <table:table-cell office:value-type="float" office:value="0.00542158">
                <text:p>0.00542158</text:p>
              </table:table-cell>
              <table:table-cell office:value-type="float" office:value="0.00355991">
                <text:p>0.00355991</text:p>
              </table:table-cell>
              <table:table-cell office:value-type="float" office:value="0.00276724">
                <text:p>0.002767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306522">
                <text:p>0.306522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926097">
                <text:p>0.000926097</text:p>
              </table:table-cell>
              <table:table-cell office:value-type="float" office:value="0.00535131">
                <text:p>0.00535131</text:p>
              </table:table-cell>
              <table:table-cell office:value-type="float" office:value="0.00359386">
                <text:p>0.00359386</text:p>
              </table:table-cell>
              <table:table-cell office:value-type="float" office:value="0.00276329">
                <text:p>0.00276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306144">
                <text:p>0.306144</text:p>
              </table:table-cell>
              <table:table-cell office:value-type="float" office:value="0.0291353">
                <text:p>0.0291353</text:p>
              </table:table-cell>
              <table:table-cell office:value-type="float" office:value="0.000853857">
                <text:p>0.000853857</text:p>
              </table:table-cell>
              <table:table-cell office:value-type="float" office:value="0.00539552">
                <text:p>0.00539552</text:p>
              </table:table-cell>
              <table:table-cell office:value-type="float" office:value="0.0037861">
                <text:p>0.0037861</text:p>
              </table:table-cell>
              <table:table-cell office:value-type="float" office:value="0.00293185">
                <text:p>0.002931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314974">
                <text:p>0.314974</text:p>
              </table:table-cell>
              <table:table-cell office:value-type="float" office:value="0.028812">
                <text:p>0.028812</text:p>
              </table:table-cell>
              <table:table-cell office:value-type="float" office:value="0.000901227">
                <text:p>0.000901227</text:p>
              </table:table-cell>
              <table:table-cell office:value-type="float" office:value="0.00561224">
                <text:p>0.00561224</text:p>
              </table:table-cell>
              <table:table-cell office:value-type="float" office:value="0.00364794">
                <text:p>0.00364794</text:p>
              </table:table-cell>
              <table:table-cell office:value-type="float" office:value="0.00285566">
                <text:p>0.00285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317285">
                <text:p>0.317285</text:p>
              </table:table-cell>
              <table:table-cell office:value-type="float" office:value="0.0294121">
                <text:p>0.0294121</text:p>
              </table:table-cell>
              <table:table-cell office:value-type="float" office:value="0.000947019">
                <text:p>0.000947019</text:p>
              </table:table-cell>
              <table:table-cell office:value-type="float" office:value="0.00546974">
                <text:p>0.00546974</text:p>
              </table:table-cell>
              <table:table-cell office:value-type="float" office:value="0.00366531">
                <text:p>0.00366531</text:p>
              </table:table-cell>
              <table:table-cell office:value-type="float" office:value="0.00283079">
                <text:p>0.002830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323727">
                <text:p>0.323727</text:p>
              </table:table-cell>
              <table:table-cell office:value-type="float" office:value="0.0295727">
                <text:p>0.0295727</text:p>
              </table:table-cell>
              <table:table-cell office:value-type="float" office:value="0.000989653">
                <text:p>0.000989653</text:p>
              </table:table-cell>
              <table:table-cell office:value-type="float" office:value="0.00541842">
                <text:p>0.00541842</text:p>
              </table:table-cell>
              <table:table-cell office:value-type="float" office:value="0.00366057">
                <text:p>0.00366057</text:p>
              </table:table-cell>
              <table:table-cell office:value-type="float" office:value="0.00272579">
                <text:p>0.002725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317793">
                <text:p>0.317793</text:p>
              </table:table-cell>
              <table:table-cell office:value-type="float" office:value="0.0299916">
                <text:p>0.0299916</text:p>
              </table:table-cell>
              <table:table-cell office:value-type="float" office:value="0.000910702">
                <text:p>0.000910702</text:p>
              </table:table-cell>
              <table:table-cell office:value-type="float" office:value="0.00560395">
                <text:p>0.00560395</text:p>
              </table:table-cell>
              <table:table-cell office:value-type="float" office:value="0.00376558">
                <text:p>0.00376558</text:p>
              </table:table-cell>
              <table:table-cell office:value-type="float" office:value="0.00272618">
                <text:p>0.00272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345731">
                <text:p>0.345731</text:p>
              </table:table-cell>
              <table:table-cell office:value-type="float" office:value="0.0298404">
                <text:p>0.0298404</text:p>
              </table:table-cell>
              <table:table-cell office:value-type="float" office:value="0.00100939">
                <text:p>0.00100939</text:p>
              </table:table-cell>
              <table:table-cell office:value-type="float" office:value="0.00600779">
                <text:p>0.00600779</text:p>
              </table:table-cell>
              <table:table-cell office:value-type="float" office:value="0.00393493">
                <text:p>0.00393493</text:p>
              </table:table-cell>
              <table:table-cell office:value-type="float" office:value="0.00276724">
                <text:p>0.00276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318044">
                <text:p>0.318044</text:p>
              </table:table-cell>
              <table:table-cell office:value-type="float" office:value="0.0299904">
                <text:p>0.0299904</text:p>
              </table:table-cell>
              <table:table-cell office:value-type="float" office:value="0.000955309">
                <text:p>0.000955309</text:p>
              </table:table-cell>
              <table:table-cell office:value-type="float" office:value="0.00548118">
                <text:p>0.00548118</text:p>
              </table:table-cell>
              <table:table-cell office:value-type="float" office:value="0.00372057">
                <text:p>0.00372057</text:p>
              </table:table-cell>
              <table:table-cell office:value-type="float" office:value="0.00290698">
                <text:p>0.002906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319746">
                <text:p>0.319746</text:p>
              </table:table-cell>
              <table:table-cell office:value-type="float" office:value="0.0296394">
                <text:p>0.0296394</text:p>
              </table:table-cell>
              <table:table-cell office:value-type="float" office:value="0.00100979">
                <text:p>0.00100979</text:p>
              </table:table-cell>
              <table:table-cell office:value-type="float" office:value="0.0059087">
                <text:p>0.0059087</text:p>
              </table:table-cell>
              <table:table-cell office:value-type="float" office:value="0.00384887">
                <text:p>0.00384887</text:p>
              </table:table-cell>
              <table:table-cell office:value-type="float" office:value="0.00281185">
                <text:p>0.00281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317755">
                <text:p>0.317755</text:p>
              </table:table-cell>
              <table:table-cell office:value-type="float" office:value="0.0299418">
                <text:p>0.0299418</text:p>
              </table:table-cell>
              <table:table-cell office:value-type="float" office:value="0.000964783">
                <text:p>0.000964783</text:p>
              </table:table-cell>
              <table:table-cell office:value-type="float" office:value="0.00563593">
                <text:p>0.00563593</text:p>
              </table:table-cell>
              <table:table-cell office:value-type="float" office:value="0.0039744">
                <text:p>0.0039744</text:p>
              </table:table-cell>
              <table:table-cell office:value-type="float" office:value="0.00278855">
                <text:p>0.002788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336848">
                <text:p>0.336848</text:p>
              </table:table-cell>
              <table:table-cell office:value-type="float" office:value="0.0301589">
                <text:p>0.0301589</text:p>
              </table:table-cell>
              <table:table-cell office:value-type="float" office:value="0.00100031">
                <text:p>0.00100031</text:p>
              </table:table-cell>
              <table:table-cell office:value-type="float" office:value="0.00568922">
                <text:p>0.00568922</text:p>
              </table:table-cell>
              <table:table-cell office:value-type="float" office:value="0.00377308">
                <text:p>0.00377308</text:p>
              </table:table-cell>
              <table:table-cell office:value-type="float" office:value="0.00279724">
                <text:p>0.00279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322554">
                <text:p>0.322554</text:p>
              </table:table-cell>
              <table:table-cell office:value-type="float" office:value="0.0304159">
                <text:p>0.0304159</text:p>
              </table:table-cell>
              <table:table-cell office:value-type="float" office:value="0.000926097">
                <text:p>0.000926097</text:p>
              </table:table-cell>
              <table:table-cell office:value-type="float" office:value="0.00571883">
                <text:p>0.00571883</text:p>
              </table:table-cell>
              <table:table-cell office:value-type="float" office:value="0.00379242">
                <text:p>0.00379242</text:p>
              </table:table-cell>
              <table:table-cell office:value-type="float" office:value="0.00277276">
                <text:p>0.002772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32803">
                <text:p>0.32803</text:p>
              </table:table-cell>
              <table:table-cell office:value-type="float" office:value="0.0338858">
                <text:p>0.0338858</text:p>
              </table:table-cell>
              <table:table-cell office:value-type="float" office:value="0.000911886">
                <text:p>0.000911886</text:p>
              </table:table-cell>
              <table:table-cell office:value-type="float" office:value="0.00567264">
                <text:p>0.00567264</text:p>
              </table:table-cell>
              <table:table-cell office:value-type="float" office:value="0.00382439">
                <text:p>0.00382439</text:p>
              </table:table-cell>
              <table:table-cell office:value-type="float" office:value="0.00280948">
                <text:p>0.00280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332017">
                <text:p>0.332017</text:p>
              </table:table-cell>
              <table:table-cell office:value-type="float" office:value="0.0308892">
                <text:p>0.0308892</text:p>
              </table:table-cell>
              <table:table-cell office:value-type="float" office:value="0.000966757">
                <text:p>0.000966757</text:p>
              </table:table-cell>
              <table:table-cell office:value-type="float" office:value="0.00577567">
                <text:p>0.00577567</text:p>
              </table:table-cell>
              <table:table-cell office:value-type="float" office:value="0.00378215">
                <text:p>0.00378215</text:p>
              </table:table-cell>
              <table:table-cell office:value-type="float" office:value="0.00280948">
                <text:p>0.002809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337569">
                <text:p>0.337569</text:p>
              </table:table-cell>
              <table:table-cell office:value-type="float" office:value="0.0312244">
                <text:p>0.0312244</text:p>
              </table:table-cell>
              <table:table-cell office:value-type="float" office:value="0.000926492">
                <text:p>0.000926492</text:p>
              </table:table-cell>
              <table:table-cell office:value-type="float" office:value="0.00576817">
                <text:p>0.00576817</text:p>
              </table:table-cell>
              <table:table-cell office:value-type="float" office:value="0.00422033">
                <text:p>0.00422033</text:p>
              </table:table-cell>
              <table:table-cell office:value-type="float" office:value="0.00275184">
                <text:p>0.00275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330683">
                <text:p>0.330683</text:p>
              </table:table-cell>
              <table:table-cell office:value-type="float" office:value="0.0313468">
                <text:p>0.0313468</text:p>
              </table:table-cell>
              <table:table-cell office:value-type="float" office:value="0.00108479">
                <text:p>0.00108479</text:p>
              </table:table-cell>
              <table:table-cell office:value-type="float" office:value="0.00572198">
                <text:p>0.00572198</text:p>
              </table:table-cell>
              <table:table-cell office:value-type="float" office:value="0.00449035">
                <text:p>0.00449035</text:p>
              </table:table-cell>
              <table:table-cell office:value-type="float" office:value="0.00288606">
                <text:p>0.002886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335264">
                <text:p>0.335264</text:p>
              </table:table-cell>
              <table:table-cell office:value-type="float" office:value="0.0315422">
                <text:p>0.0315422</text:p>
              </table:table-cell>
              <table:table-cell office:value-type="float" office:value="0.00101847">
                <text:p>0.00101847</text:p>
              </table:table-cell>
              <table:table-cell office:value-type="float" office:value="0.00572277">
                <text:p>0.00572277</text:p>
              </table:table-cell>
              <table:table-cell office:value-type="float" office:value="0.00395111">
                <text:p>0.00395111</text:p>
              </table:table-cell>
              <table:table-cell office:value-type="float" office:value="0.00278382">
                <text:p>0.00278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336048">
                <text:p>0.336048</text:p>
              </table:table-cell>
              <table:table-cell office:value-type="float" office:value="0.0318157">
                <text:p>0.0318157</text:p>
              </table:table-cell>
              <table:table-cell office:value-type="float" office:value="0.00105005">
                <text:p>0.00105005</text:p>
              </table:table-cell>
              <table:table-cell office:value-type="float" office:value="0.00597029">
                <text:p>0.00597029</text:p>
              </table:table-cell>
              <table:table-cell office:value-type="float" office:value="0.00422783">
                <text:p>0.00422783</text:p>
              </table:table-cell>
              <table:table-cell office:value-type="float" office:value="0.00275145">
                <text:p>0.002751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33643">
                <text:p>0.33643</text:p>
              </table:table-cell>
              <table:table-cell office:value-type="float" office:value="0.0315939">
                <text:p>0.0315939</text:p>
              </table:table-cell>
              <table:table-cell office:value-type="float" office:value="0.000957283">
                <text:p>0.000957283</text:p>
              </table:table-cell>
              <table:table-cell office:value-type="float" office:value="0.00593515">
                <text:p>0.00593515</text:p>
              </table:table-cell>
              <table:table-cell office:value-type="float" office:value="0.00394045">
                <text:p>0.00394045</text:p>
              </table:table-cell>
              <table:table-cell office:value-type="float" office:value="0.00275776">
                <text:p>0.00275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341627">
                <text:p>0.341627</text:p>
              </table:table-cell>
              <table:table-cell office:value-type="float" office:value="0.0317107">
                <text:p>0.0317107</text:p>
              </table:table-cell>
              <table:table-cell office:value-type="float" office:value="0.00105321">
                <text:p>0.00105321</text:p>
              </table:table-cell>
              <table:table-cell office:value-type="float" office:value="0.00580923">
                <text:p>0.00580923</text:p>
              </table:table-cell>
              <table:table-cell office:value-type="float" office:value="0.00397559">
                <text:p>0.00397559</text:p>
              </table:table-cell>
              <table:table-cell office:value-type="float" office:value="0.00282369">
                <text:p>0.002823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342385">
                <text:p>0.342385</text:p>
              </table:table-cell>
              <table:table-cell office:value-type="float" office:value="0.0318228">
                <text:p>0.0318228</text:p>
              </table:table-cell>
              <table:table-cell office:value-type="float" office:value="0.00100347">
                <text:p>0.00100347</text:p>
              </table:table-cell>
              <table:table-cell office:value-type="float" office:value="0.00584317">
                <text:p>0.00584317</text:p>
              </table:table-cell>
              <table:table-cell office:value-type="float" office:value="0.00392466">
                <text:p>0.00392466</text:p>
              </table:table-cell>
              <table:table-cell office:value-type="float" office:value="0.00280513">
                <text:p>0.002805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0.0321071">
                <text:p>0.0321071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0575238">
                <text:p>0.00575238</text:p>
              </table:table-cell>
              <table:table-cell office:value-type="float" office:value="0.0045614">
                <text:p>0.0045614</text:p>
              </table:table-cell>
              <table:table-cell office:value-type="float" office:value="0.00278342">
                <text:p>0.002783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320842">
                <text:p>0.0320842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613964">
                <text:p>0.00613964</text:p>
              </table:table-cell>
              <table:table-cell office:value-type="float" office:value="0.00398703">
                <text:p>0.00398703</text:p>
              </table:table-cell>
              <table:table-cell office:value-type="float" office:value="0.00279013">
                <text:p>0.00279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327371">
                <text:p>0.0327371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00611911">
                <text:p>0.00611911</text:p>
              </table:table-cell>
              <table:table-cell office:value-type="float" office:value="0.00396019">
                <text:p>0.00396019</text:p>
              </table:table-cell>
              <table:table-cell office:value-type="float" office:value="0.00279329">
                <text:p>0.002793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330288">
                <text:p>0.0330288</text:p>
              </table:table-cell>
              <table:table-cell office:value-type="float" office:value="0.000976231">
                <text:p>0.000976231</text:p>
              </table:table-cell>
              <table:table-cell office:value-type="float" office:value="0.00607134">
                <text:p>0.00607134</text:p>
              </table:table-cell>
              <table:table-cell office:value-type="float" office:value="0.00417849">
                <text:p>0.00417849</text:p>
              </table:table-cell>
              <table:table-cell office:value-type="float" office:value="0.00278737">
                <text:p>0.00278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328247">
                <text:p>0.0328247</text:p>
              </table:table-cell>
              <table:table-cell office:value-type="float" office:value="0.00101373">
                <text:p>0.00101373</text:p>
              </table:table-cell>
              <table:table-cell office:value-type="float" office:value="0.00602003">
                <text:p>0.00602003</text:p>
              </table:table-cell>
              <table:table-cell office:value-type="float" office:value="0.00391282">
                <text:p>0.00391282</text:p>
              </table:table-cell>
              <table:table-cell office:value-type="float" office:value="0.00287343">
                <text:p>0.00287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330055">
                <text:p>0.0330055</text:p>
              </table:table-cell>
              <table:table-cell office:value-type="float" office:value="0.000948598">
                <text:p>0.000948598</text:p>
              </table:table-cell>
              <table:table-cell office:value-type="float" office:value="0.00607332">
                <text:p>0.00607332</text:p>
              </table:table-cell>
              <table:table-cell office:value-type="float" office:value="0.00414612">
                <text:p>0.00414612</text:p>
              </table:table-cell>
              <table:table-cell office:value-type="float" office:value="0.00284224">
                <text:p>0.002842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328567">
                <text:p>0.0328567</text:p>
              </table:table-cell>
              <table:table-cell office:value-type="float" office:value="0.00097031">
                <text:p>0.00097031</text:p>
              </table:table-cell>
              <table:table-cell office:value-type="float" office:value="0.00607726">
                <text:p>0.00607726</text:p>
              </table:table-cell>
              <table:table-cell office:value-type="float" office:value="0.00411809">
                <text:p>0.00411809</text:p>
              </table:table-cell>
              <table:table-cell office:value-type="float" office:value="0.00290185">
                <text:p>0.002901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338487">
                <text:p>0.0338487</text:p>
              </table:table-cell>
              <table:table-cell office:value-type="float" office:value="0.000911491">
                <text:p>0.000911491</text:p>
              </table:table-cell>
              <table:table-cell office:value-type="float" office:value="0.00612542">
                <text:p>0.00612542</text:p>
              </table:table-cell>
              <table:table-cell office:value-type="float" office:value="0.00408098">
                <text:p>0.00408098</text:p>
              </table:table-cell>
              <table:table-cell office:value-type="float" office:value="0.00278579">
                <text:p>0.002785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340516">
                <text:p>0.0340516</text:p>
              </table:table-cell>
              <table:table-cell office:value-type="float" office:value="0.00095294">
                <text:p>0.00095294</text:p>
              </table:table-cell>
              <table:table-cell office:value-type="float" office:value="0.00631293">
                <text:p>0.00631293</text:p>
              </table:table-cell>
              <table:table-cell office:value-type="float" office:value="0.0041248">
                <text:p>0.0041248</text:p>
              </table:table-cell>
              <table:table-cell office:value-type="float" office:value="0.00282211">
                <text:p>0.00282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338152">
                <text:p>0.0338152</text:p>
              </table:table-cell>
              <table:table-cell office:value-type="float" office:value="0.000962415">
                <text:p>0.000962415</text:p>
              </table:table-cell>
              <table:table-cell office:value-type="float" office:value="0.00616293">
                <text:p>0.00616293</text:p>
              </table:table-cell>
              <table:table-cell office:value-type="float" office:value="0.00419033">
                <text:p>0.00419033</text:p>
              </table:table-cell>
              <table:table-cell office:value-type="float" office:value="0.00281658">
                <text:p>0.00281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334725">
                <text:p>0.0334725</text:p>
              </table:table-cell>
              <table:table-cell office:value-type="float" office:value="0.00093715">
                <text:p>0.00093715</text:p>
              </table:table-cell>
              <table:table-cell office:value-type="float" office:value="0.00614358">
                <text:p>0.00614358</text:p>
              </table:table-cell>
              <table:table-cell office:value-type="float" office:value="0.00422941">
                <text:p>0.00422941</text:p>
              </table:table-cell>
              <table:table-cell office:value-type="float" office:value="0.00297685">
                <text:p>0.00297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335313">
                <text:p>0.0335313</text:p>
              </table:table-cell>
              <table:table-cell office:value-type="float" office:value="0.000934782">
                <text:p>0.000934782</text:p>
              </table:table-cell>
              <table:table-cell office:value-type="float" office:value="0.00642465">
                <text:p>0.00642465</text:p>
              </table:table-cell>
              <table:table-cell office:value-type="float" office:value="0.00418283">
                <text:p>0.00418283</text:p>
              </table:table-cell>
              <table:table-cell office:value-type="float" office:value="0.00282132">
                <text:p>0.00282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337141">
                <text:p>0.0337141</text:p>
              </table:table-cell>
              <table:table-cell office:value-type="float" office:value="0.000900438">
                <text:p>0.000900438</text:p>
              </table:table-cell>
              <table:table-cell office:value-type="float" office:value="0.00624346">
                <text:p>0.00624346</text:p>
              </table:table-cell>
              <table:table-cell office:value-type="float" office:value="0.0041473">
                <text:p>0.0041473</text:p>
              </table:table-cell>
              <table:table-cell office:value-type="float" office:value="0.00285053">
                <text:p>0.002850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33827">
                <text:p>0.033827</text:p>
              </table:table-cell>
              <table:table-cell office:value-type="float" office:value="0.000937545">
                <text:p>0.000937545</text:p>
              </table:table-cell>
              <table:table-cell office:value-type="float" office:value="0.00621977">
                <text:p>0.00621977</text:p>
              </table:table-cell>
              <table:table-cell office:value-type="float" office:value="0.00426376">
                <text:p>0.00426376</text:p>
              </table:table-cell>
              <table:table-cell office:value-type="float" office:value="0.00277434">
                <text:p>0.002774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341633">
                <text:p>0.0341633</text:p>
              </table:table-cell>
              <table:table-cell office:value-type="float" office:value="0.0010536">
                <text:p>0.0010536</text:p>
              </table:table-cell>
              <table:table-cell office:value-type="float" office:value="0.0061799">
                <text:p>0.0061799</text:p>
              </table:table-cell>
              <table:table-cell office:value-type="float" office:value="0.00422231">
                <text:p>0.00422231</text:p>
              </table:table-cell>
              <table:table-cell office:value-type="float" office:value="0.00300962">
                <text:p>0.00300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345684">
                <text:p>0.0345684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623043">
                <text:p>0.00623043</text:p>
              </table:table-cell>
              <table:table-cell office:value-type="float" office:value="0.00419507">
                <text:p>0.00419507</text:p>
              </table:table-cell>
              <table:table-cell office:value-type="float" office:value="0.00277711">
                <text:p>0.002777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348471">
                <text:p>0.0348471</text:p>
              </table:table-cell>
              <table:table-cell office:value-type="float" office:value="0.0009861">
                <text:p>0.0009861</text:p>
              </table:table-cell>
              <table:table-cell office:value-type="float" office:value="0.00659874">
                <text:p>0.00659874</text:p>
              </table:table-cell>
              <table:table-cell office:value-type="float" office:value="0.00489142">
                <text:p>0.00489142</text:p>
              </table:table-cell>
              <table:table-cell office:value-type="float" office:value="0.00281461">
                <text:p>0.002814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351451">
                <text:p>0.0351451</text:p>
              </table:table-cell>
              <table:table-cell office:value-type="float" office:value="0.00103979">
                <text:p>0.00103979</text:p>
              </table:table-cell>
              <table:table-cell office:value-type="float" office:value="0.00692599">
                <text:p>0.00692599</text:p>
              </table:table-cell>
              <table:table-cell office:value-type="float" office:value="0.00427244">
                <text:p>0.00427244</text:p>
              </table:table-cell>
              <table:table-cell office:value-type="float" office:value="0.00280316">
                <text:p>0.002803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350989">
                <text:p>0.0350989</text:p>
              </table:table-cell>
              <table:table-cell office:value-type="float" office:value="0.000981758">
                <text:p>0.000981758</text:p>
              </table:table-cell>
              <table:table-cell office:value-type="float" office:value="0.00653676">
                <text:p>0.00653676</text:p>
              </table:table-cell>
              <table:table-cell office:value-type="float" office:value="0.00428823">
                <text:p>0.00428823</text:p>
              </table:table-cell>
              <table:table-cell office:value-type="float" office:value="0.00292869">
                <text:p>0.00292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350413">
                <text:p>0.0350413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0631491">
                <text:p>0.00631491</text:p>
              </table:table-cell>
              <table:table-cell office:value-type="float" office:value="0.0042752">
                <text:p>0.0042752</text:p>
              </table:table-cell>
              <table:table-cell office:value-type="float" office:value="0.00280237">
                <text:p>0.002802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35468">
                <text:p>0.035468</text:p>
              </table:table-cell>
              <table:table-cell office:value-type="float" office:value="0.000943466">
                <text:p>0.000943466</text:p>
              </table:table-cell>
              <table:table-cell office:value-type="float" office:value="0.00642741">
                <text:p>0.00642741</text:p>
              </table:table-cell>
              <table:table-cell office:value-type="float" office:value="0.00437389">
                <text:p>0.00437389</text:p>
              </table:table-cell>
              <table:table-cell office:value-type="float" office:value="0.00279171">
                <text:p>0.002791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357791">
                <text:p>0.0357791</text:p>
              </table:table-cell>
              <table:table-cell office:value-type="float" office:value="0.000987679">
                <text:p>0.000987679</text:p>
              </table:table-cell>
              <table:table-cell office:value-type="float" office:value="0.00650123">
                <text:p>0.00650123</text:p>
              </table:table-cell>
              <table:table-cell office:value-type="float" office:value="0.00434231">
                <text:p>0.00434231</text:p>
              </table:table-cell>
              <table:table-cell office:value-type="float" office:value="0.00276092">
                <text:p>0.002760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358399">
                <text:p>0.0358399</text:p>
              </table:table-cell>
              <table:table-cell office:value-type="float" office:value="0.000935571">
                <text:p>0.000935571</text:p>
              </table:table-cell>
              <table:table-cell office:value-type="float" office:value="0.00648544">
                <text:p>0.00648544</text:p>
              </table:table-cell>
              <table:table-cell office:value-type="float" office:value="0.00436205">
                <text:p>0.00436205</text:p>
              </table:table-cell>
              <table:table-cell office:value-type="float" office:value="0.0028225">
                <text:p>0.0028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36327">
                <text:p>0.036327</text:p>
              </table:table-cell>
              <table:table-cell office:value-type="float" office:value="0.00106031">
                <text:p>0.00106031</text:p>
              </table:table-cell>
              <table:table-cell office:value-type="float" office:value="0.00655531">
                <text:p>0.00655531</text:p>
              </table:table-cell>
              <table:table-cell office:value-type="float" office:value="0.00431271">
                <text:p>0.00431271</text:p>
              </table:table-cell>
              <table:table-cell office:value-type="float" office:value="0.00282961">
                <text:p>0.002829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36385">
                <text:p>0.036385</text:p>
              </table:table-cell>
              <table:table-cell office:value-type="float" office:value="0.000949388">
                <text:p>0.000949388</text:p>
              </table:table-cell>
              <table:table-cell office:value-type="float" office:value="0.00640175">
                <text:p>0.00640175</text:p>
              </table:table-cell>
              <table:table-cell office:value-type="float" office:value="0.00445324">
                <text:p>0.00445324</text:p>
              </table:table-cell>
              <table:table-cell office:value-type="float" office:value="0.00278698">
                <text:p>0.002786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361277">
                <text:p>0.0361277</text:p>
              </table:table-cell>
              <table:table-cell office:value-type="float" office:value="0.001129">
                <text:p>0.001129</text:p>
              </table:table-cell>
              <table:table-cell office:value-type="float" office:value="0.00649294">
                <text:p>0.00649294</text:p>
              </table:table-cell>
              <table:table-cell office:value-type="float" office:value="0.00445127">
                <text:p>0.00445127</text:p>
              </table:table-cell>
              <table:table-cell office:value-type="float" office:value="0.00302699">
                <text:p>0.003026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373111">
                <text:p>0.0373111</text:p>
              </table:table-cell>
              <table:table-cell office:value-type="float" office:value="0.000963204">
                <text:p>0.000963204</text:p>
              </table:table-cell>
              <table:table-cell office:value-type="float" office:value="0.00651426">
                <text:p>0.00651426</text:p>
              </table:table-cell>
              <table:table-cell office:value-type="float" office:value="0.00439205">
                <text:p>0.00439205</text:p>
              </table:table-cell>
              <table:table-cell office:value-type="float" office:value="0.00275303">
                <text:p>0.00275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36374">
                <text:p>0.036374</text:p>
              </table:table-cell>
              <table:table-cell office:value-type="float" office:value="0.00105518">
                <text:p>0.00105518</text:p>
              </table:table-cell>
              <table:table-cell office:value-type="float" office:value="0.00654742">
                <text:p>0.00654742</text:p>
              </table:table-cell>
              <table:table-cell office:value-type="float" office:value="0.00433797">
                <text:p>0.00433797</text:p>
              </table:table-cell>
              <table:table-cell office:value-type="float" office:value="0.00284066">
                <text:p>0.002840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36511">
                <text:p>0.036511</text:p>
              </table:table-cell>
              <table:table-cell office:value-type="float" office:value="0.000959651">
                <text:p>0.000959651</text:p>
              </table:table-cell>
              <table:table-cell office:value-type="float" office:value="0.00666111">
                <text:p>0.00666111</text:p>
              </table:table-cell>
              <table:table-cell office:value-type="float" office:value="0.00439126">
                <text:p>0.00439126</text:p>
              </table:table-cell>
              <table:table-cell office:value-type="float" office:value="0.0028154">
                <text:p>0.0028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365852">
                <text:p>0.0365852</text:p>
              </table:table-cell>
              <table:table-cell office:value-type="float" office:value="0.001024">
                <text:p>0.001024</text:p>
              </table:table-cell>
              <table:table-cell office:value-type="float" office:value="0.006579">
                <text:p>0.006579</text:p>
              </table:table-cell>
              <table:table-cell office:value-type="float" office:value="0.00446232">
                <text:p>0.00446232</text:p>
              </table:table-cell>
              <table:table-cell office:value-type="float" office:value="0.00278145">
                <text:p>0.002781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375693">
                <text:p>0.0375693</text:p>
              </table:table-cell>
              <table:table-cell office:value-type="float" office:value="0.00101255">
                <text:p>0.00101255</text:p>
              </table:table-cell>
              <table:table-cell office:value-type="float" office:value="0.00658216">
                <text:p>0.00658216</text:p>
              </table:table-cell>
              <table:table-cell office:value-type="float" office:value="0.00442403">
                <text:p>0.00442403</text:p>
              </table:table-cell>
              <table:table-cell office:value-type="float" office:value="0.00278737">
                <text:p>0.00278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377225">
                <text:p>0.0377225</text:p>
              </table:table-cell>
              <table:table-cell office:value-type="float" office:value="0.00105242">
                <text:p>0.00105242</text:p>
              </table:table-cell>
              <table:table-cell office:value-type="float" office:value="0.00667571">
                <text:p>0.00667571</text:p>
              </table:table-cell>
              <table:table-cell office:value-type="float" office:value="0.00453772">
                <text:p>0.00453772</text:p>
              </table:table-cell>
              <table:table-cell office:value-type="float" office:value="0.00274276">
                <text:p>0.002742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374264">
                <text:p>0.0374264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0665361">
                <text:p>0.00665361</text:p>
              </table:table-cell>
              <table:table-cell office:value-type="float" office:value="0.00474023">
                <text:p>0.00474023</text:p>
              </table:table-cell>
              <table:table-cell office:value-type="float" office:value="0.00298238">
                <text:p>0.002982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374939">
                <text:p>0.0374939</text:p>
              </table:table-cell>
              <table:table-cell office:value-type="float" office:value="0.00103505">
                <text:p>0.00103505</text:p>
              </table:table-cell>
              <table:table-cell office:value-type="float" office:value="0.00670216">
                <text:p>0.00670216</text:p>
              </table:table-cell>
              <table:table-cell office:value-type="float" office:value="0.00464312">
                <text:p>0.00464312</text:p>
              </table:table-cell>
              <table:table-cell office:value-type="float" office:value="0.00286474">
                <text:p>0.002864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378792">
                <text:p>0.0378792</text:p>
              </table:table-cell>
              <table:table-cell office:value-type="float" office:value="0.00104808">
                <text:p>0.00104808</text:p>
              </table:table-cell>
              <table:table-cell office:value-type="float" office:value="0.00678822">
                <text:p>0.00678822</text:p>
              </table:table-cell>
              <table:table-cell office:value-type="float" office:value="0.00446074">
                <text:p>0.00446074</text:p>
              </table:table-cell>
              <table:table-cell office:value-type="float" office:value="0.00282921">
                <text:p>0.002829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378713">
                <text:p>0.0378713</text:p>
              </table:table-cell>
              <table:table-cell office:value-type="float" office:value="0.000982547">
                <text:p>0.000982547</text:p>
              </table:table-cell>
              <table:table-cell office:value-type="float" office:value="0.00675703">
                <text:p>0.00675703</text:p>
              </table:table-cell>
              <table:table-cell office:value-type="float" office:value="0.00457996">
                <text:p>0.00457996</text:p>
              </table:table-cell>
              <table:table-cell office:value-type="float" office:value="0.00287066">
                <text:p>0.002870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379451">
                <text:p>0.0379451</text:p>
              </table:table-cell>
              <table:table-cell office:value-type="float" office:value="0.000982152">
                <text:p>0.000982152</text:p>
              </table:table-cell>
              <table:table-cell office:value-type="float" office:value="0.00665913">
                <text:p>0.00665913</text:p>
              </table:table-cell>
              <table:table-cell office:value-type="float" office:value="0.00467312">
                <text:p>0.00467312</text:p>
              </table:table-cell>
              <table:table-cell office:value-type="float" office:value="0.00280198">
                <text:p>0.002801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389205">
                <text:p>0.0389205</text:p>
              </table:table-cell>
              <table:table-cell office:value-type="float" office:value="0.000929255">
                <text:p>0.000929255</text:p>
              </table:table-cell>
              <table:table-cell office:value-type="float" office:value="0.00692638">
                <text:p>0.00692638</text:p>
              </table:table-cell>
              <table:table-cell office:value-type="float" office:value="0.00458627">
                <text:p>0.00458627</text:p>
              </table:table-cell>
              <table:table-cell office:value-type="float" office:value="0.00275461">
                <text:p>0.00275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38874">
                <text:p>0.038874</text:p>
              </table:table-cell>
              <table:table-cell office:value-type="float" office:value="0.000972678">
                <text:p>0.000972678</text:p>
              </table:table-cell>
              <table:table-cell office:value-type="float" office:value="0.00684625">
                <text:p>0.00684625</text:p>
              </table:table-cell>
              <table:table-cell office:value-type="float" office:value="0.00461154">
                <text:p>0.00461154</text:p>
              </table:table-cell>
              <table:table-cell office:value-type="float" office:value="0.00282092">
                <text:p>0.002820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393402">
                <text:p>0.0393402</text:p>
              </table:table-cell>
              <table:table-cell office:value-type="float" office:value="0.000938729">
                <text:p>0.000938729</text:p>
              </table:table-cell>
              <table:table-cell office:value-type="float" office:value="0.00683322">
                <text:p>0.00683322</text:p>
              </table:table-cell>
              <table:table-cell office:value-type="float" office:value="0.00469088">
                <text:p>0.00469088</text:p>
              </table:table-cell>
              <table:table-cell office:value-type="float" office:value="0.00279408">
                <text:p>0.002794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390942">
                <text:p>0.0390942</text:p>
              </table:table-cell>
              <table:table-cell office:value-type="float" office:value="0.00100307">
                <text:p>0.00100307</text:p>
              </table:table-cell>
              <table:table-cell office:value-type="float" office:value="0.00695994">
                <text:p>0.00695994</text:p>
              </table:table-cell>
              <table:table-cell office:value-type="float" office:value="0.00460562">
                <text:p>0.00460562</text:p>
              </table:table-cell>
              <table:table-cell office:value-type="float" office:value="0.00276842">
                <text:p>0.002768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391195">
                <text:p>0.0391195</text:p>
              </table:table-cell>
              <table:table-cell office:value-type="float" office:value="0.00096123">
                <text:p>0.00096123</text:p>
              </table:table-cell>
              <table:table-cell office:value-type="float" office:value="0.00697691">
                <text:p>0.00697691</text:p>
              </table:table-cell>
              <table:table-cell office:value-type="float" office:value="0.00465654">
                <text:p>0.00465654</text:p>
              </table:table-cell>
              <table:table-cell office:value-type="float" office:value="0.00278263">
                <text:p>0.002782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390334">
                <text:p>0.0390334</text:p>
              </table:table-cell>
              <table:table-cell office:value-type="float" office:value="0.00100584">
                <text:p>0.00100584</text:p>
              </table:table-cell>
              <table:table-cell office:value-type="float" office:value="0.00684941">
                <text:p>0.00684941</text:p>
              </table:table-cell>
              <table:table-cell office:value-type="float" office:value="0.00478799">
                <text:p>0.00478799</text:p>
              </table:table-cell>
              <table:table-cell office:value-type="float" office:value="0.00285251">
                <text:p>0.00285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39039">
                <text:p>0.039039</text:p>
              </table:table-cell>
              <table:table-cell office:value-type="float" office:value="0.000956888">
                <text:p>0.000956888</text:p>
              </table:table-cell>
              <table:table-cell office:value-type="float" office:value="0.0068652">
                <text:p>0.0068652</text:p>
              </table:table-cell>
              <table:table-cell office:value-type="float" office:value="0.00471575">
                <text:p>0.00471575</text:p>
              </table:table-cell>
              <table:table-cell office:value-type="float" office:value="0.00311541">
                <text:p>0.00311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400732">
                <text:p>0.0400732</text:p>
              </table:table-cell>
              <table:table-cell office:value-type="float" office:value="0.00102518">
                <text:p>0.00102518</text:p>
              </table:table-cell>
              <table:table-cell office:value-type="float" office:value="0.00698086">
                <text:p>0.00698086</text:p>
              </table:table-cell>
              <table:table-cell office:value-type="float" office:value="0.00468378">
                <text:p>0.00468378</text:p>
              </table:table-cell>
              <table:table-cell office:value-type="float" office:value="0.00280474">
                <text:p>0.002804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00957283">
                <text:p>0.000957283</text:p>
              </table:table-cell>
              <table:table-cell office:value-type="float" office:value="0.00717232">
                <text:p>0.00717232</text:p>
              </table:table-cell>
              <table:table-cell office:value-type="float" office:value="0.00466049">
                <text:p>0.00466049</text:p>
              </table:table-cell>
              <table:table-cell office:value-type="float" office:value="0.00276882">
                <text:p>0.00276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396828">
                <text:p>0.0396828</text:p>
              </table:table-cell>
              <table:table-cell office:value-type="float" office:value="0.000987284">
                <text:p>0.000987284</text:p>
              </table:table-cell>
              <table:table-cell office:value-type="float" office:value="0.00766576">
                <text:p>0.00766576</text:p>
              </table:table-cell>
              <table:table-cell office:value-type="float" office:value="0.00483615">
                <text:p>0.00483615</text:p>
              </table:table-cell>
              <table:table-cell office:value-type="float" office:value="0.00306883">
                <text:p>0.003068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401151">
                <text:p>0.0401151</text:p>
              </table:table-cell>
              <table:table-cell office:value-type="float" office:value="0.000955704">
                <text:p>0.000955704</text:p>
              </table:table-cell>
              <table:table-cell office:value-type="float" office:value="0.00710955">
                <text:p>0.00710955</text:p>
              </table:table-cell>
              <table:table-cell office:value-type="float" office:value="0.0045918">
                <text:p>0.0045918</text:p>
              </table:table-cell>
              <table:table-cell office:value-type="float" office:value="0.00278145">
                <text:p>0.002781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401471">
                <text:p>0.0401471</text:p>
              </table:table-cell>
              <table:table-cell office:value-type="float" office:value="0.000998337">
                <text:p>0.000998337</text:p>
              </table:table-cell>
              <table:table-cell office:value-type="float" office:value="0.00720271">
                <text:p>0.00720271</text:p>
              </table:table-cell>
              <table:table-cell office:value-type="float" office:value="0.00476707">
                <text:p>0.00476707</text:p>
              </table:table-cell>
              <table:table-cell office:value-type="float" office:value="0.0027775">
                <text:p>0.0027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400594">
                <text:p>0.0400594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0710639">
                <text:p>0.00710639</text:p>
              </table:table-cell>
              <table:table-cell office:value-type="float" office:value="0.0054046">
                <text:p>0.0054046</text:p>
              </table:table-cell>
              <table:table-cell office:value-type="float" office:value="0.00275184">
                <text:p>0.00275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407052">
                <text:p>0.0407052</text:p>
              </table:table-cell>
              <table:table-cell office:value-type="float" office:value="0.00110729">
                <text:p>0.00110729</text:p>
              </table:table-cell>
              <table:table-cell office:value-type="float" office:value="0.00716955">
                <text:p>0.00716955</text:p>
              </table:table-cell>
              <table:table-cell office:value-type="float" office:value="0.00490287">
                <text:p>0.00490287</text:p>
              </table:table-cell>
              <table:table-cell office:value-type="float" office:value="0.00276605">
                <text:p>0.002766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406717">
                <text:p>0.0406717</text:p>
              </table:table-cell>
              <table:table-cell office:value-type="float" office:value="0.0010761">
                <text:p>0.0010761</text:p>
              </table:table-cell>
              <table:table-cell office:value-type="float" office:value="0.00719837">
                <text:p>0.00719837</text:p>
              </table:table-cell>
              <table:table-cell office:value-type="float" office:value="0.00477773">
                <text:p>0.00477773</text:p>
              </table:table-cell>
              <table:table-cell office:value-type="float" office:value="0.00289909">
                <text:p>0.002899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42501">
                <text:p>0.042501</text:p>
              </table:table-cell>
              <table:table-cell office:value-type="float" office:value="0.00100307">
                <text:p>0.00100307</text:p>
              </table:table-cell>
              <table:table-cell office:value-type="float" office:value="0.00723508">
                <text:p>0.00723508</text:p>
              </table:table-cell>
              <table:table-cell office:value-type="float" office:value="0.00498616">
                <text:p>0.00498616</text:p>
              </table:table-cell>
              <table:table-cell office:value-type="float" office:value="0.00290145">
                <text:p>0.00290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411817">
                <text:p>0.0411817</text:p>
              </table:table-cell>
              <table:table-cell office:value-type="float" office:value="0.00105163">
                <text:p>0.00105163</text:p>
              </table:table-cell>
              <table:table-cell office:value-type="float" office:value="0.00811934">
                <text:p>0.00811934</text:p>
              </table:table-cell>
              <table:table-cell office:value-type="float" office:value="0.00479431">
                <text:p>0.00479431</text:p>
              </table:table-cell>
              <table:table-cell office:value-type="float" office:value="0.00283711">
                <text:p>0.00283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416507">
                <text:p>0.0416507</text:p>
              </table:table-cell>
              <table:table-cell office:value-type="float" office:value="0.000994784">
                <text:p>0.000994784</text:p>
              </table:table-cell>
              <table:table-cell office:value-type="float" office:value="0.0072489">
                <text:p>0.0072489</text:p>
              </table:table-cell>
              <table:table-cell office:value-type="float" office:value="0.004848">
                <text:p>0.004848</text:p>
              </table:table-cell>
              <table:table-cell office:value-type="float" office:value="0.00286395">
                <text:p>0.00286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416128">
                <text:p>0.0416128</text:p>
              </table:table-cell>
              <table:table-cell office:value-type="float" office:value="0.00102755">
                <text:p>0.00102755</text:p>
              </table:table-cell>
              <table:table-cell office:value-type="float" office:value="0.00723627">
                <text:p>0.00723627</text:p>
              </table:table-cell>
              <table:table-cell office:value-type="float" office:value="0.00472523">
                <text:p>0.00472523</text:p>
              </table:table-cell>
              <table:table-cell office:value-type="float" office:value="0.00284974">
                <text:p>0.00284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415323">
                <text:p>0.0415323</text:p>
              </table:table-cell>
              <table:table-cell office:value-type="float" office:value="0.000978994">
                <text:p>0.000978994</text:p>
              </table:table-cell>
              <table:table-cell office:value-type="float" office:value="0.00726232">
                <text:p>0.00726232</text:p>
              </table:table-cell>
              <table:table-cell office:value-type="float" office:value="0.00502603">
                <text:p>0.00502603</text:p>
              </table:table-cell>
              <table:table-cell office:value-type="float" office:value="0.00277829">
                <text:p>0.00277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413455">
                <text:p>0.0413455</text:p>
              </table:table-cell>
              <table:table-cell office:value-type="float" office:value="0.00101057">
                <text:p>0.00101057</text:p>
              </table:table-cell>
              <table:table-cell office:value-type="float" office:value="0.00722048">
                <text:p>0.00722048</text:p>
              </table:table-cell>
              <table:table-cell office:value-type="float" office:value="0.00491471">
                <text:p>0.00491471</text:p>
              </table:table-cell>
              <table:table-cell office:value-type="float" office:value="0.00301001">
                <text:p>0.00301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418161">
                <text:p>0.0418161</text:p>
              </table:table-cell>
              <table:table-cell office:value-type="float" office:value="0.000981758">
                <text:p>0.000981758</text:p>
              </table:table-cell>
              <table:table-cell office:value-type="float" office:value="0.00725758">
                <text:p>0.00725758</text:p>
              </table:table-cell>
              <table:table-cell office:value-type="float" office:value="0.00490484">
                <text:p>0.00490484</text:p>
              </table:table-cell>
              <table:table-cell office:value-type="float" office:value="0.00281658">
                <text:p>0.00281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418927">
                <text:p>0.0418927</text:p>
              </table:table-cell>
              <table:table-cell office:value-type="float" office:value="0.00100386">
                <text:p>0.00100386</text:p>
              </table:table-cell>
              <table:table-cell office:value-type="float" office:value="0.00736456">
                <text:p>0.00736456</text:p>
              </table:table-cell>
              <table:table-cell office:value-type="float" office:value="0.0049684">
                <text:p>0.0049684</text:p>
              </table:table-cell>
              <table:table-cell office:value-type="float" office:value="0.00274118">
                <text:p>0.002741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417352">
                <text:p>0.0417352</text:p>
              </table:table-cell>
              <table:table-cell office:value-type="float" office:value="0.000957283">
                <text:p>0.000957283</text:p>
              </table:table-cell>
              <table:table-cell office:value-type="float" office:value="0.00726351">
                <text:p>0.00726351</text:p>
              </table:table-cell>
              <table:table-cell office:value-type="float" office:value="0.00600305">
                <text:p>0.00600305</text:p>
              </table:table-cell>
              <table:table-cell office:value-type="float" office:value="0.00283514">
                <text:p>0.002835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42094">
                <text:p>0.042094</text:p>
              </table:table-cell>
              <table:table-cell office:value-type="float" office:value="0.00101926">
                <text:p>0.00101926</text:p>
              </table:table-cell>
              <table:table-cell office:value-type="float" office:value="0.0075197">
                <text:p>0.0075197</text:p>
              </table:table-cell>
              <table:table-cell office:value-type="float" office:value="0.00500077">
                <text:p>0.00500077</text:p>
              </table:table-cell>
              <table:table-cell office:value-type="float" office:value="0.00283869">
                <text:p>0.002838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424256">
                <text:p>0.0424256</text:p>
              </table:table-cell>
              <table:table-cell office:value-type="float" office:value="0.000983731">
                <text:p>0.000983731</text:p>
              </table:table-cell>
              <table:table-cell office:value-type="float" office:value="0.0107543">
                <text:p>0.0107543</text:p>
              </table:table-cell>
              <table:table-cell office:value-type="float" office:value="0.00698323">
                <text:p>0.00698323</text:p>
              </table:table-cell>
              <table:table-cell office:value-type="float" office:value="0.00673769">
                <text:p>0.006737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445474">
                <text:p>0.0445474</text:p>
              </table:table-cell>
              <table:table-cell office:value-type="float" office:value="0.00103821">
                <text:p>0.00103821</text:p>
              </table:table-cell>
              <table:table-cell office:value-type="float" office:value="0.00524117">
                <text:p>0.00524117</text:p>
              </table:table-cell>
              <table:table-cell office:value-type="float" office:value="0.00319476">
                <text:p>0.00319476</text:p>
              </table:table-cell>
              <table:table-cell office:value-type="float" office:value="0.00344227">
                <text:p>0.003442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448233">
                <text:p>0.0448233</text:p>
              </table:table-cell>
              <table:table-cell office:value-type="float" office:value="0.00101886">
                <text:p>0.00101886</text:p>
              </table:table-cell>
              <table:table-cell office:value-type="float" office:value="0.00508327">
                <text:p>0.00508327</text:p>
              </table:table-cell>
              <table:table-cell office:value-type="float" office:value="0.00321529">
                <text:p>0.00321529</text:p>
              </table:table-cell>
              <table:table-cell office:value-type="float" office:value="0.00328239">
                <text:p>0.003282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427667">
                <text:p>0.0427667</text:p>
              </table:table-cell>
              <table:table-cell office:value-type="float" office:value="0.00105676">
                <text:p>0.00105676</text:p>
              </table:table-cell>
              <table:table-cell office:value-type="float" office:value="0.00521157">
                <text:p>0.00521157</text:p>
              </table:table-cell>
              <table:table-cell office:value-type="float" office:value="0.00383624">
                <text:p>0.00383624</text:p>
              </table:table-cell>
              <table:table-cell office:value-type="float" office:value="0.00325002">
                <text:p>0.00325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448711">
                <text:p>0.0448711</text:p>
              </table:table-cell>
              <table:table-cell office:value-type="float" office:value="0.00109624">
                <text:p>0.00109624</text:p>
              </table:table-cell>
              <table:table-cell office:value-type="float" office:value="0.00534183">
                <text:p>0.00534183</text:p>
              </table:table-cell>
              <table:table-cell office:value-type="float" office:value="0.00324213">
                <text:p>0.00324213</text:p>
              </table:table-cell>
              <table:table-cell office:value-type="float" office:value="0.00364123">
                <text:p>0.003641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440962">
                <text:p>0.0440962</text:p>
              </table:table-cell>
              <table:table-cell office:value-type="float" office:value="0.00109663">
                <text:p>0.00109663</text:p>
              </table:table-cell>
              <table:table-cell office:value-type="float" office:value="0.00531262">
                <text:p>0.00531262</text:p>
              </table:table-cell>
              <table:table-cell office:value-type="float" office:value="0.00326581">
                <text:p>0.00326581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439872">
                <text:p>0.0439872</text:p>
              </table:table-cell>
              <table:table-cell office:value-type="float" office:value="0.00101136">
                <text:p>0.00101136</text:p>
              </table:table-cell>
              <table:table-cell office:value-type="float" office:value="0.00557316">
                <text:p>0.00557316</text:p>
              </table:table-cell>
              <table:table-cell office:value-type="float" office:value="0.00322713">
                <text:p>0.00322713</text:p>
              </table:table-cell>
              <table:table-cell office:value-type="float" office:value="0.00327687">
                <text:p>0.003276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444467">
                <text:p>0.0444467</text:p>
              </table:table-cell>
              <table:table-cell office:value-type="float" office:value="0.00102558">
                <text:p>0.00102558</text:p>
              </table:table-cell>
              <table:table-cell office:value-type="float" office:value="0.00527236">
                <text:p>0.00527236</text:p>
              </table:table-cell>
              <table:table-cell office:value-type="float" office:value="0.00324766">
                <text:p>0.00324766</text:p>
              </table:table-cell>
              <table:table-cell office:value-type="float" office:value="0.00326897">
                <text:p>0.003268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438503">
                <text:p>0.0438503</text:p>
              </table:table-cell>
              <table:table-cell office:value-type="float" office:value="0.000965573">
                <text:p>0.000965573</text:p>
              </table:table-cell>
              <table:table-cell office:value-type="float" office:value="0.00525736">
                <text:p>0.00525736</text:p>
              </table:table-cell>
              <table:table-cell office:value-type="float" office:value="0.00326976">
                <text:p>0.00326976</text:p>
              </table:table-cell>
              <table:table-cell office:value-type="float" office:value="0.0032216">
                <text:p>0.00322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44215">
                <text:p>0.044215</text:p>
              </table:table-cell>
              <table:table-cell office:value-type="float" office:value="0.000956098">
                <text:p>0.000956098</text:p>
              </table:table-cell>
              <table:table-cell office:value-type="float" office:value="0.0052163">
                <text:p>0.0052163</text:p>
              </table:table-cell>
              <table:table-cell office:value-type="float" office:value="0.00326897">
                <text:p>0.00326897</text:p>
              </table:table-cell>
              <table:table-cell office:value-type="float" office:value="0.00327766">
                <text:p>0.003277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445253">
                <text:p>0.0445253</text:p>
              </table:table-cell>
              <table:table-cell office:value-type="float" office:value="0.000991626">
                <text:p>0.000991626</text:p>
              </table:table-cell>
              <table:table-cell office:value-type="float" office:value="0.00538802">
                <text:p>0.00538802</text:p>
              </table:table-cell>
              <table:table-cell office:value-type="float" office:value="0.00326502">
                <text:p>0.00326502</text:p>
              </table:table-cell>
              <table:table-cell office:value-type="float" office:value="0.0032516">
                <text:p>0.00325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445367">
                <text:p>0.0445367</text:p>
              </table:table-cell>
              <table:table-cell office:value-type="float" office:value="0.000944256">
                <text:p>0.000944256</text:p>
              </table:table-cell>
              <table:table-cell office:value-type="float" office:value="0.00527078">
                <text:p>0.00527078</text:p>
              </table:table-cell>
              <table:table-cell office:value-type="float" office:value="0.00331358">
                <text:p>0.00331358</text:p>
              </table:table-cell>
              <table:table-cell office:value-type="float" office:value="0.00389111">
                <text:p>0.003891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447673">
                <text:p>0.0447673</text:p>
              </table:table-cell>
              <table:table-cell office:value-type="float" office:value="0.000978994">
                <text:p>0.000978994</text:p>
              </table:table-cell>
              <table:table-cell office:value-type="float" office:value="0.005405">
                <text:p>0.005405</text:p>
              </table:table-cell>
              <table:table-cell office:value-type="float" office:value="0.00329463">
                <text:p>0.00329463</text:p>
              </table:table-cell>
              <table:table-cell office:value-type="float" office:value="0.00353188">
                <text:p>0.003531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458908">
                <text:p>0.0458908</text:p>
              </table:table-cell>
              <table:table-cell office:value-type="float" office:value="0.000921755">
                <text:p>0.000921755</text:p>
              </table:table-cell>
              <table:table-cell office:value-type="float" office:value="0.00525538">
                <text:p>0.00525538</text:p>
              </table:table-cell>
              <table:table-cell office:value-type="float" office:value="0.00321331">
                <text:p>0.00321331</text:p>
              </table:table-cell>
              <table:table-cell office:value-type="float" office:value="0.00329661">
                <text:p>0.003296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45648">
                <text:p>0.045648</text:p>
              </table:table-cell>
              <table:table-cell office:value-type="float" office:value="0.000971099">
                <text:p>0.000971099</text:p>
              </table:table-cell>
              <table:table-cell office:value-type="float" office:value="0.00541921">
                <text:p>0.00541921</text:p>
              </table:table-cell>
              <table:table-cell office:value-type="float" office:value="0.00324094">
                <text:p>0.00324094</text:p>
              </table:table-cell>
              <table:table-cell office:value-type="float" office:value="0.00333174">
                <text:p>0.00333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455082">
                <text:p>0.0455082</text:p>
              </table:table-cell>
              <table:table-cell office:value-type="float" office:value="0.000907543">
                <text:p>0.000907543</text:p>
              </table:table-cell>
              <table:table-cell office:value-type="float" office:value="0.00569948">
                <text:p>0.00569948</text:p>
              </table:table-cell>
              <table:table-cell office:value-type="float" office:value="0.00332976">
                <text:p>0.00332976</text:p>
              </table:table-cell>
              <table:table-cell office:value-type="float" office:value="0.00320581">
                <text:p>0.00320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456602">
                <text:p>0.0456602</text:p>
              </table:table-cell>
              <table:table-cell office:value-type="float" office:value="0.000962809">
                <text:p>0.000962809</text:p>
              </table:table-cell>
              <table:table-cell office:value-type="float" office:value="0.00586725">
                <text:p>0.00586725</text:p>
              </table:table-cell>
              <table:table-cell office:value-type="float" office:value="0.00328555">
                <text:p>0.00328555</text:p>
              </table:table-cell>
              <table:table-cell office:value-type="float" office:value="0.00325555">
                <text:p>0.003255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46055">
                <text:p>0.046055</text:p>
              </table:table-cell>
              <table:table-cell office:value-type="float" office:value="0.00090557">
                <text:p>0.00090557</text:p>
              </table:table-cell>
              <table:table-cell office:value-type="float" office:value="0.00533354">
                <text:p>0.00533354</text:p>
              </table:table-cell>
              <table:table-cell office:value-type="float" office:value="0.00338582">
                <text:p>0.00338582</text:p>
              </table:table-cell>
              <table:table-cell office:value-type="float" office:value="0.00323226">
                <text:p>0.003232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459823">
                <text:p>0.0459823</text:p>
              </table:table-cell>
              <table:table-cell office:value-type="float" office:value="0.00097781">
                <text:p>0.00097781</text:p>
              </table:table-cell>
              <table:table-cell office:value-type="float" office:value="0.00543421">
                <text:p>0.00543421</text:p>
              </table:table-cell>
              <table:table-cell office:value-type="float" office:value="0.00324884">
                <text:p>0.00324884</text:p>
              </table:table-cell>
              <table:table-cell office:value-type="float" office:value="0.00332898">
                <text:p>0.003328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46025">
                <text:p>0.046025</text:p>
              </table:table-cell>
              <table:table-cell office:value-type="float" office:value="0.000960046">
                <text:p>0.000960046</text:p>
              </table:table-cell>
              <table:table-cell office:value-type="float" office:value="0.00541329">
                <text:p>0.00541329</text:p>
              </table:table-cell>
              <table:table-cell office:value-type="float" office:value="0.00332819">
                <text:p>0.00332819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466167">
                <text:p>0.0466167</text:p>
              </table:table-cell>
              <table:table-cell office:value-type="float" office:value="0.00100465">
                <text:p>0.00100465</text:p>
              </table:table-cell>
              <table:table-cell office:value-type="float" office:value="0.00539552">
                <text:p>0.00539552</text:p>
              </table:table-cell>
              <table:table-cell office:value-type="float" office:value="0.00339569">
                <text:p>0.00339569</text:p>
              </table:table-cell>
              <table:table-cell office:value-type="float" office:value="0.0031762">
                <text:p>0.00317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46447">
                <text:p>0.046447</text:p>
              </table:table-cell>
              <table:table-cell office:value-type="float" office:value="0.000989258">
                <text:p>0.000989258</text:p>
              </table:table-cell>
              <table:table-cell office:value-type="float" office:value="0.00536868">
                <text:p>0.00536868</text:p>
              </table:table-cell>
              <table:table-cell office:value-type="float" office:value="0.00342174">
                <text:p>0.00342174</text:p>
              </table:table-cell>
              <table:table-cell office:value-type="float" office:value="0.00326068">
                <text:p>0.00326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46387">
                <text:p>0.046387</text:p>
              </table:table-cell>
              <table:table-cell office:value-type="float" office:value="0.00102873">
                <text:p>0.00102873</text:p>
              </table:table-cell>
              <table:table-cell office:value-type="float" office:value="0.00600818">
                <text:p>0.00600818</text:p>
              </table:table-cell>
              <table:table-cell office:value-type="float" office:value="0.00355359">
                <text:p>0.00355359</text:p>
              </table:table-cell>
              <table:table-cell office:value-type="float" office:value="0.0032295">
                <text:p>0.00322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466763">
                <text:p>0.0466763</text:p>
              </table:table-cell>
              <table:table-cell office:value-type="float" office:value="0.00100189">
                <text:p>0.00100189</text:p>
              </table:table-cell>
              <table:table-cell office:value-type="float" office:value="0.00546816">
                <text:p>0.00546816</text:p>
              </table:table-cell>
              <table:table-cell office:value-type="float" office:value="0.00343635">
                <text:p>0.00343635</text:p>
              </table:table-cell>
              <table:table-cell office:value-type="float" office:value="0.00360294">
                <text:p>0.003602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471982">
                <text:p>0.0471982</text:p>
              </table:table-cell>
              <table:table-cell office:value-type="float" office:value="0.00105952">
                <text:p>0.00105952</text:p>
              </table:table-cell>
              <table:table-cell office:value-type="float" office:value="0.00551671">
                <text:p>0.00551671</text:p>
              </table:table-cell>
              <table:table-cell office:value-type="float" office:value="0.00338661">
                <text:p>0.00338661</text:p>
              </table:table-cell>
              <table:table-cell office:value-type="float" office:value="0.00354175">
                <text:p>0.003541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469519">
                <text:p>0.0469519</text:p>
              </table:table-cell>
              <table:table-cell office:value-type="float" office:value="0.00103465">
                <text:p>0.00103465</text:p>
              </table:table-cell>
              <table:table-cell office:value-type="float" office:value="0.00545395">
                <text:p>0.00545395</text:p>
              </table:table-cell>
              <table:table-cell office:value-type="float" office:value="0.00343714">
                <text:p>0.00343714</text:p>
              </table:table-cell>
              <table:table-cell office:value-type="float" office:value="0.00331674">
                <text:p>0.003316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474524">
                <text:p>0.0474524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544289">
                <text:p>0.00544289</text:p>
              </table:table-cell>
              <table:table-cell office:value-type="float" office:value="0.00384808">
                <text:p>0.00384808</text:p>
              </table:table-cell>
              <table:table-cell office:value-type="float" office:value="0.00353148">
                <text:p>0.003531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475428">
                <text:p>0.0475428</text:p>
              </table:table-cell>
              <table:table-cell office:value-type="float" office:value="0.00103387">
                <text:p>0.00103387</text:p>
              </table:table-cell>
              <table:table-cell office:value-type="float" office:value="0.00551829">
                <text:p>0.00551829</text:p>
              </table:table-cell>
              <table:table-cell office:value-type="float" office:value="0.0034778">
                <text:p>0.0034778</text:p>
              </table:table-cell>
              <table:table-cell office:value-type="float" office:value="0.00326305">
                <text:p>0.003263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478183">
                <text:p>0.0478183</text:p>
              </table:table-cell>
              <table:table-cell office:value-type="float" office:value="0.00104729">
                <text:p>0.00104729</text:p>
              </table:table-cell>
              <table:table-cell office:value-type="float" office:value="0.00554869">
                <text:p>0.00554869</text:p>
              </table:table-cell>
              <table:table-cell office:value-type="float" office:value="0.00335424">
                <text:p>0.00335424</text:p>
              </table:table-cell>
              <table:table-cell office:value-type="float" office:value="0.00324094">
                <text:p>0.003240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48026">
                <text:p>0.048026</text:p>
              </table:table-cell>
              <table:table-cell office:value-type="float" office:value="0.00111597">
                <text:p>0.00111597</text:p>
              </table:table-cell>
              <table:table-cell office:value-type="float" office:value="0.00550211">
                <text:p>0.00550211</text:p>
              </table:table-cell>
              <table:table-cell office:value-type="float" office:value="0.00341148">
                <text:p>0.00341148</text:p>
              </table:table-cell>
              <table:table-cell office:value-type="float" office:value="0.00325397">
                <text:p>0.003253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480662">
                <text:p>0.0480662</text:p>
              </table:table-cell>
              <table:table-cell office:value-type="float" office:value="0.00103979">
                <text:p>0.00103979</text:p>
              </table:table-cell>
              <table:table-cell office:value-type="float" office:value="0.00544802">
                <text:p>0.00544802</text:p>
              </table:table-cell>
              <table:table-cell office:value-type="float" office:value="0.00337279">
                <text:p>0.00337279</text:p>
              </table:table-cell>
              <table:table-cell office:value-type="float" office:value="0.00318686">
                <text:p>0.003186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483047">
                <text:p>0.0483047</text:p>
              </table:table-cell>
              <table:table-cell office:value-type="float" office:value="0.00110097">
                <text:p>0.00110097</text:p>
              </table:table-cell>
              <table:table-cell office:value-type="float" office:value="0.00542039">
                <text:p>0.00542039</text:p>
              </table:table-cell>
              <table:table-cell office:value-type="float" office:value="0.00373478">
                <text:p>0.00373478</text:p>
              </table:table-cell>
              <table:table-cell office:value-type="float" office:value="0.00327568">
                <text:p>0.003275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480023">
                <text:p>0.0480023</text:p>
              </table:table-cell>
              <table:table-cell office:value-type="float" office:value="0.00104452">
                <text:p>0.00104452</text:p>
              </table:table-cell>
              <table:table-cell office:value-type="float" office:value="0.00580923">
                <text:p>0.00580923</text:p>
              </table:table-cell>
              <table:table-cell office:value-type="float" office:value="0.00345688">
                <text:p>0.00345688</text:p>
              </table:table-cell>
              <table:table-cell office:value-type="float" office:value="0.00329818">
                <text:p>0.003298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481563">
                <text:p>0.0481563</text:p>
              </table:table-cell>
              <table:table-cell office:value-type="float" office:value="0.00109742">
                <text:p>0.00109742</text:p>
              </table:table-cell>
              <table:table-cell office:value-type="float" office:value="0.00552619">
                <text:p>0.00552619</text:p>
              </table:table-cell>
              <table:table-cell office:value-type="float" office:value="0.00337319">
                <text:p>0.00337319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490081">
                <text:p>0.0490081</text:p>
              </table:table-cell>
              <table:table-cell office:value-type="float" office:value="0.00104492">
                <text:p>0.00104492</text:p>
              </table:table-cell>
              <table:table-cell office:value-type="float" office:value="0.00559329">
                <text:p>0.00559329</text:p>
              </table:table-cell>
              <table:table-cell office:value-type="float" office:value="0.00345609">
                <text:p>0.00345609</text:p>
              </table:table-cell>
              <table:table-cell office:value-type="float" office:value="0.00327213">
                <text:p>0.003272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486379">
                <text:p>0.0486379</text:p>
              </table:table-cell>
              <table:table-cell office:value-type="float" office:value="0.00110255">
                <text:p>0.00110255</text:p>
              </table:table-cell>
              <table:table-cell office:value-type="float" office:value="0.00570304">
                <text:p>0.00570304</text:p>
              </table:table-cell>
              <table:table-cell office:value-type="float" office:value="0.0034703">
                <text:p>0.0034703</text:p>
              </table:table-cell>
              <table:table-cell office:value-type="float" office:value="0.00319673">
                <text:p>0.003196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491574">
                <text:p>0.0491574</text:p>
              </table:table-cell>
              <table:table-cell office:value-type="float" office:value="0.00104373">
                <text:p>0.00104373</text:p>
              </table:table-cell>
              <table:table-cell office:value-type="float" office:value="0.00565014">
                <text:p>0.00565014</text:p>
              </table:table-cell>
              <table:table-cell office:value-type="float" office:value="0.00341937">
                <text:p>0.00341937</text:p>
              </table:table-cell>
              <table:table-cell office:value-type="float" office:value="0.00325831">
                <text:p>0.003258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495087">
                <text:p>0.0495087</text:p>
              </table:table-cell>
              <table:table-cell office:value-type="float" office:value="0.0011294">
                <text:p>0.0011294</text:p>
              </table:table-cell>
              <table:table-cell office:value-type="float" office:value="0.00554474">
                <text:p>0.00554474</text:p>
              </table:table-cell>
              <table:table-cell office:value-type="float" office:value="0.00348964">
                <text:p>0.00348964</text:p>
              </table:table-cell>
              <table:table-cell office:value-type="float" office:value="0.00329424">
                <text:p>0.003294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497625">
                <text:p>0.0497625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573304">
                <text:p>0.00573304</text:p>
              </table:table-cell>
              <table:table-cell office:value-type="float" office:value="0.00351846">
                <text:p>0.00351846</text:p>
              </table:table-cell>
              <table:table-cell office:value-type="float" office:value="0.00330055">
                <text:p>0.00330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494968">
                <text:p>0.0494968</text:p>
              </table:table-cell>
              <table:table-cell office:value-type="float" office:value="0.00109624">
                <text:p>0.00109624</text:p>
              </table:table-cell>
              <table:table-cell office:value-type="float" office:value="0.00595015">
                <text:p>0.00595015</text:p>
              </table:table-cell>
              <table:table-cell office:value-type="float" office:value="0.00348688">
                <text:p>0.00348688</text:p>
              </table:table-cell>
              <table:table-cell office:value-type="float" office:value="0.00323818">
                <text:p>0.00323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496666">
                <text:p>0.0496666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588778">
                <text:p>0.00588778</text:p>
              </table:table-cell>
              <table:table-cell office:value-type="float" office:value="0.00376123">
                <text:p>0.00376123</text:p>
              </table:table-cell>
              <table:table-cell office:value-type="float" office:value="0.00336529">
                <text:p>0.003365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501545">
                <text:p>0.0501545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006549">
                <text:p>0.006549</text:p>
              </table:table-cell>
              <table:table-cell office:value-type="float" office:value="0.00364912">
                <text:p>0.00364912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50858">
                <text:p>0.050858</text:p>
              </table:table-cell>
              <table:table-cell office:value-type="float" office:value="0.00103268">
                <text:p>0.00103268</text:p>
              </table:table-cell>
              <table:table-cell office:value-type="float" office:value="0.00619332">
                <text:p>0.00619332</text:p>
              </table:table-cell>
              <table:table-cell office:value-type="float" office:value="0.00344109">
                <text:p>0.00344109</text:p>
              </table:table-cell>
              <table:table-cell office:value-type="float" office:value="0.00328279">
                <text:p>0.003282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512638">
                <text:p>0.0512638</text:p>
              </table:table-cell>
              <table:table-cell office:value-type="float" office:value="0.001174">
                <text:p>0.001174</text:p>
              </table:table-cell>
              <table:table-cell office:value-type="float" office:value="0.00566514">
                <text:p>0.00566514</text:p>
              </table:table-cell>
              <table:table-cell office:value-type="float" office:value="0.00350346">
                <text:p>0.00350346</text:p>
              </table:table-cell>
              <table:table-cell office:value-type="float" office:value="0.00326305">
                <text:p>0.003263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503357">
                <text:p>0.0503357</text:p>
              </table:table-cell>
              <table:table-cell office:value-type="float" office:value="0.00104887">
                <text:p>0.00104887</text:p>
              </table:table-cell>
              <table:table-cell office:value-type="float" office:value="0.00567501">
                <text:p>0.00567501</text:p>
              </table:table-cell>
              <table:table-cell office:value-type="float" office:value="0.00349714">
                <text:p>0.00349714</text:p>
              </table:table-cell>
              <table:table-cell office:value-type="float" office:value="0.00327766">
                <text:p>0.003277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510901">
                <text:p>0.0510901</text:p>
              </table:table-cell>
              <table:table-cell office:value-type="float" office:value="0.00115111">
                <text:p>0.00115111</text:p>
              </table:table-cell>
              <table:table-cell office:value-type="float" office:value="0.00561224">
                <text:p>0.00561224</text:p>
              </table:table-cell>
              <table:table-cell office:value-type="float" office:value="0.00348688">
                <text:p>0.00348688</text:p>
              </table:table-cell>
              <table:table-cell office:value-type="float" office:value="0.00340674">
                <text:p>0.003406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500325">
                <text:p>0.0500325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0583962">
                <text:p>0.00583962</text:p>
              </table:table-cell>
              <table:table-cell office:value-type="float" office:value="0.00367873">
                <text:p>0.00367873</text:p>
              </table:table-cell>
              <table:table-cell office:value-type="float" office:value="0.00318489">
                <text:p>0.003184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505789">
                <text:p>0.0505789</text:p>
              </table:table-cell>
              <table:table-cell office:value-type="float" office:value="0.00111913">
                <text:p>0.00111913</text:p>
              </table:table-cell>
              <table:table-cell office:value-type="float" office:value="0.00577014">
                <text:p>0.00577014</text:p>
              </table:table-cell>
              <table:table-cell office:value-type="float" office:value="0.00352714">
                <text:p>0.00352714</text:p>
              </table:table-cell>
              <table:table-cell office:value-type="float" office:value="0.00324529">
                <text:p>0.003245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506353">
                <text:p>0.0506353</text:p>
              </table:table-cell>
              <table:table-cell office:value-type="float" office:value="0.00108755">
                <text:p>0.00108755</text:p>
              </table:table-cell>
              <table:table-cell office:value-type="float" office:value="0.00606897">
                <text:p>0.00606897</text:p>
              </table:table-cell>
              <table:table-cell office:value-type="float" office:value="0.00355754">
                <text:p>0.00355754</text:p>
              </table:table-cell>
              <table:table-cell office:value-type="float" office:value="0.00322831">
                <text:p>0.00322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515618">
                <text:p>0.0515618</text:p>
              </table:table-cell>
              <table:table-cell office:value-type="float" office:value="0.00118032">
                <text:p>0.00118032</text:p>
              </table:table-cell>
              <table:table-cell office:value-type="float" office:value="0.00573225">
                <text:p>0.00573225</text:p>
              </table:table-cell>
              <table:table-cell office:value-type="float" office:value="0.0038765">
                <text:p>0.0038765</text:p>
              </table:table-cell>
              <table:table-cell office:value-type="float" office:value="0.0032895">
                <text:p>0.00328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514769">
                <text:p>0.0514769</text:p>
              </table:table-cell>
              <table:table-cell office:value-type="float" office:value="0.00114203">
                <text:p>0.00114203</text:p>
              </table:table-cell>
              <table:table-cell office:value-type="float" office:value="0.00571133">
                <text:p>0.00571133</text:p>
              </table:table-cell>
              <table:table-cell office:value-type="float" office:value="0.0036357">
                <text:p>0.0036357</text:p>
              </table:table-cell>
              <table:table-cell office:value-type="float" office:value="0.00329029">
                <text:p>0.003290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508355">
                <text:p>0.0508355</text:p>
              </table:table-cell>
              <table:table-cell office:value-type="float" office:value="0.00106939">
                <text:p>0.00106939</text:p>
              </table:table-cell>
              <table:table-cell office:value-type="float" office:value="0.00616608">
                <text:p>0.00616608</text:p>
              </table:table-cell>
              <table:table-cell office:value-type="float" office:value="0.00354333">
                <text:p>0.00354333</text:p>
              </table:table-cell>
              <table:table-cell office:value-type="float" office:value="0.00320344">
                <text:p>0.003203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510901">
                <text:p>0.0510901</text:p>
              </table:table-cell>
              <table:table-cell office:value-type="float" office:value="0.00114755">
                <text:p>0.00114755</text:p>
              </table:table-cell>
              <table:table-cell office:value-type="float" office:value="0.00646847">
                <text:p>0.00646847</text:p>
              </table:table-cell>
              <table:table-cell office:value-type="float" office:value="0.00363846">
                <text:p>0.00363846</text:p>
              </table:table-cell>
              <table:table-cell office:value-type="float" office:value="0.00324016">
                <text:p>0.003240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511315">
                <text:p>0.0511315</text:p>
              </table:table-cell>
              <table:table-cell office:value-type="float" office:value="0.00105676">
                <text:p>0.00105676</text:p>
              </table:table-cell>
              <table:table-cell office:value-type="float" office:value="0.0057583">
                <text:p>0.0057583</text:p>
              </table:table-cell>
              <table:table-cell office:value-type="float" office:value="0.00375294">
                <text:p>0.00375294</text:p>
              </table:table-cell>
              <table:table-cell office:value-type="float" office:value="0.00331042">
                <text:p>0.003310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514864">
                <text:p>0.0514864</text:p>
              </table:table-cell>
              <table:table-cell office:value-type="float" office:value="0.00109663">
                <text:p>0.00109663</text:p>
              </table:table-cell>
              <table:table-cell office:value-type="float" office:value="0.00595094">
                <text:p>0.00595094</text:p>
              </table:table-cell>
              <table:table-cell office:value-type="float" office:value="0.00365504">
                <text:p>0.00365504</text:p>
              </table:table-cell>
              <table:table-cell office:value-type="float" office:value="0.00325042">
                <text:p>0.00325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516194">
                <text:p>0.0516194</text:p>
              </table:table-cell>
              <table:table-cell office:value-type="float" office:value="0.00113019">
                <text:p>0.00113019</text:p>
              </table:table-cell>
              <table:table-cell office:value-type="float" office:value="0.00582659">
                <text:p>0.00582659</text:p>
              </table:table-cell>
              <table:table-cell office:value-type="float" office:value="0.00364399">
                <text:p>0.00364399</text:p>
              </table:table-cell>
              <table:table-cell office:value-type="float" office:value="0.00323147">
                <text:p>0.003231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517095">
                <text:p>0.0517095</text:p>
              </table:table-cell>
              <table:table-cell office:value-type="float" office:value="0.00114321">
                <text:p>0.00114321</text:p>
              </table:table-cell>
              <table:table-cell office:value-type="float" office:value="0.00602437">
                <text:p>0.00602437</text:p>
              </table:table-cell>
              <table:table-cell office:value-type="float" office:value="0.0035978">
                <text:p>0.0035978</text:p>
              </table:table-cell>
              <table:table-cell office:value-type="float" office:value="0.00321568">
                <text:p>0.003215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520635">
                <text:p>0.0520635</text:p>
              </table:table-cell>
              <table:table-cell office:value-type="float" office:value="0.00102952">
                <text:p>0.00102952</text:p>
              </table:table-cell>
              <table:table-cell office:value-type="float" office:value="0.00595923">
                <text:p>0.00595923</text:p>
              </table:table-cell>
              <table:table-cell office:value-type="float" office:value="0.00372334">
                <text:p>0.00372334</text:p>
              </table:table-cell>
              <table:table-cell office:value-type="float" office:value="0.00326068">
                <text:p>0.00326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522874">
                <text:p>0.0522874</text:p>
              </table:table-cell>
              <table:table-cell office:value-type="float" office:value="0.0010461">
                <text:p>0.0010461</text:p>
              </table:table-cell>
              <table:table-cell office:value-type="float" office:value="0.00590278">
                <text:p>0.00590278</text:p>
              </table:table-cell>
              <table:table-cell office:value-type="float" office:value="0.00368347">
                <text:p>0.00368347</text:p>
              </table:table-cell>
              <table:table-cell office:value-type="float" office:value="0.00327963">
                <text:p>0.00327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529083">
                <text:p>0.0529083</text:p>
              </table:table-cell>
              <table:table-cell office:value-type="float" office:value="0.000999522">
                <text:p>0.000999522</text:p>
              </table:table-cell>
              <table:table-cell office:value-type="float" office:value="0.00589726">
                <text:p>0.00589726</text:p>
              </table:table-cell>
              <table:table-cell office:value-type="float" office:value="0.00384413">
                <text:p>0.00384413</text:p>
              </table:table-cell>
              <table:table-cell office:value-type="float" office:value="0.00329147">
                <text:p>0.003291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532703">
                <text:p>0.0532703</text:p>
              </table:table-cell>
              <table:table-cell office:value-type="float" office:value="0.00101926">
                <text:p>0.00101926</text:p>
              </table:table-cell>
              <table:table-cell office:value-type="float" office:value="0.00588107">
                <text:p>0.00588107</text:p>
              </table:table-cell>
              <table:table-cell office:value-type="float" office:value="0.00366136">
                <text:p>0.00366136</text:p>
              </table:table-cell>
              <table:table-cell office:value-type="float" office:value="0.00330095">
                <text:p>0.003300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526952">
                <text:p>0.0526952</text:p>
              </table:table-cell>
              <table:table-cell office:value-type="float" office:value="0.000963599">
                <text:p>0.000963599</text:p>
              </table:table-cell>
              <table:table-cell office:value-type="float" office:value="0.00621661">
                <text:p>0.00621661</text:p>
              </table:table-cell>
              <table:table-cell office:value-type="float" office:value="0.00364952">
                <text:p>0.00364952</text:p>
              </table:table-cell>
              <table:table-cell office:value-type="float" office:value="0.00327174">
                <text:p>0.003271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526482">
                <text:p>0.0526482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0609227">
                <text:p>0.00609227</text:p>
              </table:table-cell>
              <table:table-cell office:value-type="float" office:value="0.00380387">
                <text:p>0.00380387</text:p>
              </table:table-cell>
              <table:table-cell office:value-type="float" office:value="0.00331437">
                <text:p>0.003314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528633">
                <text:p>0.0528633</text:p>
              </table:table-cell>
              <table:table-cell office:value-type="float" office:value="0.000980179">
                <text:p>0.000980179</text:p>
              </table:table-cell>
              <table:table-cell office:value-type="float" office:value="0.00597739">
                <text:p>0.00597739</text:p>
              </table:table-cell>
              <table:table-cell office:value-type="float" office:value="0.00387571">
                <text:p>0.00387571</text:p>
              </table:table-cell>
              <table:table-cell office:value-type="float" office:value="0.00328318">
                <text:p>0.003283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535194">
                <text:p>0.0535194</text:p>
              </table:table-cell>
              <table:table-cell office:value-type="float" office:value="0.00101413">
                <text:p>0.00101413</text:p>
              </table:table-cell>
              <table:table-cell office:value-type="float" office:value="0.00582304">
                <text:p>0.00582304</text:p>
              </table:table-cell>
              <table:table-cell office:value-type="float" office:value="0.00364202">
                <text:p>0.00364202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535111">
                <text:p>0.0535111</text:p>
              </table:table-cell>
              <table:table-cell office:value-type="float" office:value="0.000948203">
                <text:p>0.000948203</text:p>
              </table:table-cell>
              <table:table-cell office:value-type="float" office:value="0.00591068">
                <text:p>0.00591068</text:p>
              </table:table-cell>
              <table:table-cell office:value-type="float" office:value="0.00371781">
                <text:p>0.00371781</text:p>
              </table:table-cell>
              <table:table-cell office:value-type="float" office:value="0.00331555">
                <text:p>0.00331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548592">
                <text:p>0.0548592</text:p>
              </table:table-cell>
              <table:table-cell office:value-type="float" office:value="0.00102321">
                <text:p>0.00102321</text:p>
              </table:table-cell>
              <table:table-cell office:value-type="float" office:value="0.00601134">
                <text:p>0.00601134</text:p>
              </table:table-cell>
              <table:table-cell office:value-type="float" office:value="0.00483892">
                <text:p>0.00483892</text:p>
              </table:table-cell>
              <table:table-cell office:value-type="float" office:value="0.00324094">
                <text:p>0.0032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539734">
                <text:p>0.0539734</text:p>
              </table:table-cell>
              <table:table-cell office:value-type="float" office:value="0.00100071">
                <text:p>0.00100071</text:p>
              </table:table-cell>
              <table:table-cell office:value-type="float" office:value="0.00602792">
                <text:p>0.00602792</text:p>
              </table:table-cell>
              <table:table-cell office:value-type="float" office:value="0.00430244">
                <text:p>0.00430244</text:p>
              </table:table-cell>
              <table:table-cell office:value-type="float" office:value="0.00331279">
                <text:p>0.003312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542994">
                <text:p>0.0542994</text:p>
              </table:table-cell>
              <table:table-cell office:value-type="float" office:value="0.00103426">
                <text:p>0.00103426</text:p>
              </table:table-cell>
              <table:table-cell office:value-type="float" office:value="0.00602674">
                <text:p>0.00602674</text:p>
              </table:table-cell>
              <table:table-cell office:value-type="float" office:value="0.00374623">
                <text:p>0.00374623</text:p>
              </table:table-cell>
              <table:table-cell office:value-type="float" office:value="0.00331279">
                <text:p>0.003312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55053">
                <text:p>0.055053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596476">
                <text:p>0.00596476</text:p>
              </table:table-cell>
              <table:table-cell office:value-type="float" office:value="0.00369294">
                <text:p>0.00369294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552338">
                <text:p>0.0552338</text:p>
              </table:table-cell>
              <table:table-cell office:value-type="float" office:value="0.000967152">
                <text:p>0.000967152</text:p>
              </table:table-cell>
              <table:table-cell office:value-type="float" office:value="0.00610687">
                <text:p>0.00610687</text:p>
              </table:table-cell>
              <table:table-cell office:value-type="float" office:value="0.00378531">
                <text:p>0.00378531</text:p>
              </table:table-cell>
              <table:table-cell office:value-type="float" office:value="0.00321331">
                <text:p>0.003213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553219">
                <text:p>0.0553219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613174">
                <text:p>0.00613174</text:p>
              </table:table-cell>
              <table:table-cell office:value-type="float" office:value="0.00408177">
                <text:p>0.00408177</text:p>
              </table:table-cell>
              <table:table-cell office:value-type="float" office:value="0.00352083">
                <text:p>0.003520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555496">
                <text:p>0.0555496</text:p>
              </table:table-cell>
              <table:table-cell office:value-type="float" office:value="0.000995179">
                <text:p>0.000995179</text:p>
              </table:table-cell>
              <table:table-cell office:value-type="float" office:value="0.00612187">
                <text:p>0.00612187</text:p>
              </table:table-cell>
              <table:table-cell office:value-type="float" office:value="0.00374268">
                <text:p>0.00374268</text:p>
              </table:table-cell>
              <table:table-cell office:value-type="float" office:value="0.0032141">
                <text:p>0.00321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564035">
                <text:p>0.0564035</text:p>
              </table:table-cell>
              <table:table-cell office:value-type="float" office:value="0.000992811">
                <text:p>0.000992811</text:p>
              </table:table-cell>
              <table:table-cell office:value-type="float" office:value="0.00596515">
                <text:p>0.00596515</text:p>
              </table:table-cell>
              <table:table-cell office:value-type="float" office:value="0.00377189">
                <text:p>0.00377189</text:p>
              </table:table-cell>
              <table:table-cell office:value-type="float" office:value="0.00320423">
                <text:p>0.00320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551395">
                <text:p>0.0551395</text:p>
              </table:table-cell>
              <table:table-cell office:value-type="float" office:value="0.000948993">
                <text:p>0.000948993</text:p>
              </table:table-cell>
              <table:table-cell office:value-type="float" office:value="0.00635241">
                <text:p>0.00635241</text:p>
              </table:table-cell>
              <table:table-cell office:value-type="float" office:value="0.00403954">
                <text:p>0.00403954</text:p>
              </table:table-cell>
              <table:table-cell office:value-type="float" office:value="0.00327134">
                <text:p>0.00327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549314">
                <text:p>0.0549314</text:p>
              </table:table-cell>
              <table:table-cell office:value-type="float" office:value="0.000957677">
                <text:p>0.000957677</text:p>
              </table:table-cell>
              <table:table-cell office:value-type="float" office:value="0.00620003">
                <text:p>0.00620003</text:p>
              </table:table-cell>
              <table:table-cell office:value-type="float" office:value="0.00389466">
                <text:p>0.00389466</text:p>
              </table:table-cell>
              <table:table-cell office:value-type="float" office:value="0.00324292">
                <text:p>0.00324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550432">
                <text:p>0.0550432</text:p>
              </table:table-cell>
              <table:table-cell office:value-type="float" office:value="0.000980179">
                <text:p>0.000980179</text:p>
              </table:table-cell>
              <table:table-cell office:value-type="float" office:value="0.00604726">
                <text:p>0.00604726</text:p>
              </table:table-cell>
              <table:table-cell office:value-type="float" office:value="0.00383308">
                <text:p>0.00383308</text:p>
              </table:table-cell>
              <table:table-cell office:value-type="float" office:value="0.00372136">
                <text:p>0.003721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568811">
                <text:p>0.0568811</text:p>
              </table:table-cell>
              <table:table-cell office:value-type="float" office:value="0.00100031">
                <text:p>0.00100031</text:p>
              </table:table-cell>
              <table:table-cell office:value-type="float" office:value="0.00646531">
                <text:p>0.00646531</text:p>
              </table:table-cell>
              <table:table-cell office:value-type="float" office:value="0.00387413">
                <text:p>0.00387413</text:p>
              </table:table-cell>
              <table:table-cell office:value-type="float" office:value="0.00325634">
                <text:p>0.003256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579553">
                <text:p>0.0579553</text:p>
              </table:table-cell>
              <table:table-cell office:value-type="float" office:value="0.00109189">
                <text:p>0.00109189</text:p>
              </table:table-cell>
              <table:table-cell office:value-type="float" office:value="0.0061803">
                <text:p>0.0061803</text:p>
              </table:table-cell>
              <table:table-cell office:value-type="float" office:value="0.00378452">
                <text:p>0.00378452</text:p>
              </table:table-cell>
              <table:table-cell office:value-type="float" office:value="0.00327647">
                <text:p>0.003276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556689">
                <text:p>0.0556689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00622253">
                <text:p>0.00622253</text:p>
              </table:table-cell>
              <table:table-cell office:value-type="float" office:value="0.00384492">
                <text:p>0.00384492</text:p>
              </table:table-cell>
              <table:table-cell office:value-type="float" office:value="0.00323384">
                <text:p>0.003233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558552">
                <text:p>0.0558552</text:p>
              </table:table-cell>
              <table:table-cell office:value-type="float" office:value="0.00104097">
                <text:p>0.00104097</text:p>
              </table:table-cell>
              <table:table-cell office:value-type="float" office:value="0.00612227">
                <text:p>0.00612227</text:p>
              </table:table-cell>
              <table:table-cell office:value-type="float" office:value="0.00394243">
                <text:p>0.00394243</text:p>
              </table:table-cell>
              <table:table-cell office:value-type="float" office:value="0.00345451">
                <text:p>0.003454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563151">
                <text:p>0.0563151</text:p>
              </table:table-cell>
              <table:table-cell office:value-type="float" office:value="0.00102202">
                <text:p>0.00102202</text:p>
              </table:table-cell>
              <table:table-cell office:value-type="float" office:value="0.00606463">
                <text:p>0.00606463</text:p>
              </table:table-cell>
              <table:table-cell office:value-type="float" office:value="0.00396256">
                <text:p>0.00396256</text:p>
              </table:table-cell>
              <table:table-cell office:value-type="float" office:value="0.00318449">
                <text:p>0.003184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572917">
                <text:p>0.0572917</text:p>
              </table:table-cell>
              <table:table-cell office:value-type="float" office:value="0.00100939">
                <text:p>0.00100939</text:p>
              </table:table-cell>
              <table:table-cell office:value-type="float" office:value="0.00706929">
                <text:p>0.00706929</text:p>
              </table:table-cell>
              <table:table-cell office:value-type="float" office:value="0.00380979">
                <text:p>0.00380979</text:p>
              </table:table-cell>
              <table:table-cell office:value-type="float" office:value="0.00327016">
                <text:p>0.00327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574966">
                <text:p>0.0574966</text:p>
              </table:table-cell>
              <table:table-cell office:value-type="float" office:value="0.00104097">
                <text:p>0.00104097</text:p>
              </table:table-cell>
              <table:table-cell office:value-type="float" office:value="0.00676217">
                <text:p>0.00676217</text:p>
              </table:table-cell>
              <table:table-cell office:value-type="float" office:value="0.00387058">
                <text:p>0.00387058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566115">
                <text:p>0.0566115</text:p>
              </table:table-cell>
              <table:table-cell office:value-type="float" office:value="0.00106189">
                <text:p>0.00106189</text:p>
              </table:table-cell>
              <table:table-cell office:value-type="float" office:value="0.0061878">
                <text:p>0.0061878</text:p>
              </table:table-cell>
              <table:table-cell office:value-type="float" office:value="0.00386308">
                <text:p>0.00386308</text:p>
              </table:table-cell>
              <table:table-cell office:value-type="float" office:value="0.00320186">
                <text:p>0.0032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565799">
                <text:p>0.0565799</text:p>
              </table:table-cell>
              <table:table-cell office:value-type="float" office:value="0.000998732">
                <text:p>0.000998732</text:p>
              </table:table-cell>
              <table:table-cell office:value-type="float" office:value="0.00640096">
                <text:p>0.00640096</text:p>
              </table:table-cell>
              <table:table-cell office:value-type="float" office:value="0.00386703">
                <text:p>0.00386703</text:p>
              </table:table-cell>
              <table:table-cell office:value-type="float" office:value="0.00322989">
                <text:p>0.003229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576264">
                <text:p>0.0576264</text:p>
              </table:table-cell>
              <table:table-cell office:value-type="float" office:value="0.000999916">
                <text:p>0.000999916</text:p>
              </table:table-cell>
              <table:table-cell office:value-type="float" office:value="0.00652571">
                <text:p>0.00652571</text:p>
              </table:table-cell>
              <table:table-cell office:value-type="float" office:value="0.00386229">
                <text:p>0.00386229</text:p>
              </table:table-cell>
              <table:table-cell office:value-type="float" office:value="0.00324608">
                <text:p>0.00324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578246">
                <text:p>0.0578246</text:p>
              </table:table-cell>
              <table:table-cell office:value-type="float" office:value="0.00101097">
                <text:p>0.00101097</text:p>
              </table:table-cell>
              <table:table-cell office:value-type="float" office:value="0.00675032">
                <text:p>0.00675032</text:p>
              </table:table-cell>
              <table:table-cell office:value-type="float" office:value="0.0040198">
                <text:p>0.0040198</text:p>
              </table:table-cell>
              <table:table-cell office:value-type="float" office:value="0.00320818">
                <text:p>0.003208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578795">
                <text:p>0.0578795</text:p>
              </table:table-cell>
              <table:table-cell office:value-type="float" office:value="0.00103229">
                <text:p>0.00103229</text:p>
              </table:table-cell>
              <table:table-cell office:value-type="float" office:value="0.00622253">
                <text:p>0.00622253</text:p>
              </table:table-cell>
              <table:table-cell office:value-type="float" office:value="0.00396611">
                <text:p>0.00396611</text:p>
              </table:table-cell>
              <table:table-cell office:value-type="float" office:value="0.00332345">
                <text:p>0.00332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574472">
                <text:p>0.0574472</text:p>
              </table:table-cell>
              <table:table-cell office:value-type="float" office:value="0.000989653">
                <text:p>0.000989653</text:p>
              </table:table-cell>
              <table:table-cell office:value-type="float" office:value="0.00622017">
                <text:p>0.00622017</text:p>
              </table:table-cell>
              <table:table-cell office:value-type="float" office:value="0.00449864">
                <text:p>0.00449864</text:p>
              </table:table-cell>
              <table:table-cell office:value-type="float" office:value="0.00346122">
                <text:p>0.003461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57585">
                <text:p>0.057585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0655847">
                <text:p>0.00655847</text:p>
              </table:table-cell>
              <table:table-cell office:value-type="float" office:value="0.00404546">
                <text:p>0.00404546</text:p>
              </table:table-cell>
              <table:table-cell office:value-type="float" office:value="0.0033124">
                <text:p>0.00331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579182">
                <text:p>0.0579182</text:p>
              </table:table-cell>
              <table:table-cell office:value-type="float" office:value="0.000960441">
                <text:p>0.000960441</text:p>
              </table:table-cell>
              <table:table-cell office:value-type="float" office:value="0.00641833">
                <text:p>0.00641833</text:p>
              </table:table-cell>
              <table:table-cell office:value-type="float" office:value="0.00388321">
                <text:p>0.00388321</text:p>
              </table:table-cell>
              <table:table-cell office:value-type="float" office:value="0.00329621">
                <text:p>0.003296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585186">
                <text:p>0.0585186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635754">
                <text:p>0.00635754</text:p>
              </table:table-cell>
              <table:table-cell office:value-type="float" office:value="0.00393611">
                <text:p>0.00393611</text:p>
              </table:table-cell>
              <table:table-cell office:value-type="float" office:value="0.0033049">
                <text:p>0.00330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58382">
                <text:p>0.058382</text:p>
              </table:table-cell>
              <table:table-cell office:value-type="float" office:value="0.00095373">
                <text:p>0.00095373</text:p>
              </table:table-cell>
              <table:table-cell office:value-type="float" office:value="0.00633938">
                <text:p>0.00633938</text:p>
              </table:table-cell>
              <table:table-cell office:value-type="float" office:value="0.00395032">
                <text:p>0.00395032</text:p>
              </table:table-cell>
              <table:table-cell office:value-type="float" office:value="0.00321094">
                <text:p>0.00321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594703">
                <text:p>0.0594703</text:p>
              </table:table-cell>
              <table:table-cell office:value-type="float" office:value="0.0010315">
                <text:p>0.0010315</text:p>
              </table:table-cell>
              <table:table-cell office:value-type="float" office:value="0.00636228">
                <text:p>0.00636228</text:p>
              </table:table-cell>
              <table:table-cell office:value-type="float" office:value="0.00409638">
                <text:p>0.00409638</text:p>
              </table:table-cell>
              <table:table-cell office:value-type="float" office:value="0.00322555">
                <text:p>0.003225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587657">
                <text:p>0.0587657</text:p>
              </table:table-cell>
              <table:table-cell office:value-type="float" office:value="0.000971889">
                <text:p>0.000971889</text:p>
              </table:table-cell>
              <table:table-cell office:value-type="float" office:value="0.00630464">
                <text:p>0.00630464</text:p>
              </table:table-cell>
              <table:table-cell office:value-type="float" office:value="0.00396335">
                <text:p>0.00396335</text:p>
              </table:table-cell>
              <table:table-cell office:value-type="float" office:value="0.00321686">
                <text:p>0.003216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593953">
                <text:p>0.0593953</text:p>
              </table:table-cell>
              <table:table-cell office:value-type="float" office:value="0.00102242">
                <text:p>0.00102242</text:p>
              </table:table-cell>
              <table:table-cell office:value-type="float" office:value="0.00644123">
                <text:p>0.00644123</text:p>
              </table:table-cell>
              <table:table-cell office:value-type="float" office:value="0.00399769">
                <text:p>0.0039976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591253">
                <text:p>0.0591253</text:p>
              </table:table-cell>
              <table:table-cell office:value-type="float" office:value="0.0009936">
                <text:p>0.0009936</text:p>
              </table:table-cell>
              <table:table-cell office:value-type="float" office:value="0.00628254">
                <text:p>0.00628254</text:p>
              </table:table-cell>
              <table:table-cell office:value-type="float" office:value="0.00413783">
                <text:p>0.00413783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595118">
                <text:p>0.0595118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635241">
                <text:p>0.00635241</text:p>
              </table:table-cell>
              <table:table-cell office:value-type="float" office:value="0.00402335">
                <text:p>0.00402335</text:p>
              </table:table-cell>
              <table:table-cell office:value-type="float" office:value="0.00329226">
                <text:p>0.003292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594159">
                <text:p>0.0594159</text:p>
              </table:table-cell>
              <table:table-cell office:value-type="float" office:value="0.00100702">
                <text:p>0.00100702</text:p>
              </table:table-cell>
              <table:table-cell office:value-type="float" office:value="0.00677835">
                <text:p>0.00677835</text:p>
              </table:table-cell>
              <table:table-cell office:value-type="float" office:value="0.00394322">
                <text:p>0.00394322</text:p>
              </table:table-cell>
              <table:table-cell office:value-type="float" office:value="0.00354451">
                <text:p>0.003544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599464">
                <text:p>0.0599464</text:p>
              </table:table-cell>
              <table:table-cell office:value-type="float" office:value="0.00103623">
                <text:p>0.00103623</text:p>
              </table:table-cell>
              <table:table-cell office:value-type="float" office:value="0.00638596">
                <text:p>0.00638596</text:p>
              </table:table-cell>
              <table:table-cell office:value-type="float" office:value="0.00403519">
                <text:p>0.0040351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600088">
                <text:p>0.0600088</text:p>
              </table:table-cell>
              <table:table-cell office:value-type="float" office:value="0.00107216">
                <text:p>0.00107216</text:p>
              </table:table-cell>
              <table:table-cell office:value-type="float" office:value="0.00649136">
                <text:p>0.00649136</text:p>
              </table:table-cell>
              <table:table-cell office:value-type="float" office:value="0.0041027">
                <text:p>0.0041027</text:p>
              </table:table-cell>
              <table:table-cell office:value-type="float" office:value="0.00322989">
                <text:p>0.00322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602401">
                <text:p>0.0602401</text:p>
              </table:table-cell>
              <table:table-cell office:value-type="float" office:value="0.00104373">
                <text:p>0.00104373</text:p>
              </table:table-cell>
              <table:table-cell office:value-type="float" office:value="0.00645584">
                <text:p>0.00645584</text:p>
              </table:table-cell>
              <table:table-cell office:value-type="float" office:value="0.00401151">
                <text:p>0.00401151</text:p>
              </table:table-cell>
              <table:table-cell office:value-type="float" office:value="0.00332187">
                <text:p>0.003321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601387">
                <text:p>0.0601387</text:p>
              </table:table-cell>
              <table:table-cell office:value-type="float" office:value="0.000980179">
                <text:p>0.000980179</text:p>
              </table:table-cell>
              <table:table-cell office:value-type="float" office:value="0.00640096">
                <text:p>0.00640096</text:p>
              </table:table-cell>
              <table:table-cell office:value-type="float" office:value="0.00400717">
                <text:p>0.00400717</text:p>
              </table:table-cell>
              <table:table-cell office:value-type="float" office:value="0.00330647">
                <text:p>0.003306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618172">
                <text:p>0.0618172</text:p>
              </table:table-cell>
              <table:table-cell office:value-type="float" office:value="0.00105716">
                <text:p>0.00105716</text:p>
              </table:table-cell>
              <table:table-cell office:value-type="float" office:value="0.00647281">
                <text:p>0.00647281</text:p>
              </table:table-cell>
              <table:table-cell office:value-type="float" office:value="0.00424205">
                <text:p>0.00424205</text:p>
              </table:table-cell>
              <table:table-cell office:value-type="float" office:value="0.00356504">
                <text:p>0.00356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609321">
                <text:p>0.0609321</text:p>
              </table:table-cell>
              <table:table-cell office:value-type="float" office:value="0.000982152">
                <text:p>0.000982152</text:p>
              </table:table-cell>
              <table:table-cell office:value-type="float" office:value="0.00650676">
                <text:p>0.00650676</text:p>
              </table:table-cell>
              <table:table-cell office:value-type="float" office:value="0.00516893">
                <text:p>0.00516893</text:p>
              </table:table-cell>
              <table:table-cell office:value-type="float" office:value="0.00327845">
                <text:p>0.003278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607126">
                <text:p>0.0607126</text:p>
              </table:table-cell>
              <table:table-cell office:value-type="float" office:value="0.000973862">
                <text:p>0.000973862</text:p>
              </table:table-cell>
              <table:table-cell office:value-type="float" office:value="0.00670335">
                <text:p>0.00670335</text:p>
              </table:table-cell>
              <table:table-cell office:value-type="float" office:value="0.00402177">
                <text:p>0.00402177</text:p>
              </table:table-cell>
              <table:table-cell office:value-type="float" office:value="0.00320818">
                <text:p>0.003208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612424">
                <text:p>0.0612424</text:p>
              </table:table-cell>
              <table:table-cell office:value-type="float" office:value="0.00113374">
                <text:p>0.00113374</text:p>
              </table:table-cell>
              <table:table-cell office:value-type="float" office:value="0.00645268">
                <text:p>0.00645268</text:p>
              </table:table-cell>
              <table:table-cell office:value-type="float" office:value="0.00401585">
                <text:p>0.00401585</text:p>
              </table:table-cell>
              <table:table-cell office:value-type="float" office:value="0.00320621">
                <text:p>0.003206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614872">
                <text:p>0.0614872</text:p>
              </table:table-cell>
              <table:table-cell office:value-type="float" office:value="0.00110492">
                <text:p>0.00110492</text:p>
              </table:table-cell>
              <table:table-cell office:value-type="float" office:value="0.00652413">
                <text:p>0.00652413</text:p>
              </table:table-cell>
              <table:table-cell office:value-type="float" office:value="0.00409559">
                <text:p>0.00409559</text:p>
              </table:table-cell>
              <table:table-cell office:value-type="float" office:value="0.0032291">
                <text:p>0.00322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619818">
                <text:p>0.0619818</text:p>
              </table:table-cell>
              <table:table-cell office:value-type="float" office:value="0.00111163">
                <text:p>0.00111163</text:p>
              </table:table-cell>
              <table:table-cell office:value-type="float" office:value="0.00640215">
                <text:p>0.00640215</text:p>
              </table:table-cell>
              <table:table-cell office:value-type="float" office:value="0.00429099">
                <text:p>0.00429099</text:p>
              </table:table-cell>
              <table:table-cell office:value-type="float" office:value="0.00324134">
                <text:p>0.00324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625779">
                <text:p>0.0625779</text:p>
              </table:table-cell>
              <table:table-cell office:value-type="float" office:value="0.000996758">
                <text:p>0.000996758</text:p>
              </table:table-cell>
              <table:table-cell office:value-type="float" office:value="0.00651505">
                <text:p>0.00651505</text:p>
              </table:table-cell>
              <table:table-cell office:value-type="float" office:value="0.00451798">
                <text:p>0.00451798</text:p>
              </table:table-cell>
              <table:table-cell office:value-type="float" office:value="0.00323542">
                <text:p>0.00323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62283">
                <text:p>0.062283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680046">
                <text:p>0.00680046</text:p>
              </table:table-cell>
              <table:table-cell office:value-type="float" office:value="0.00407348">
                <text:p>0.00407348</text:p>
              </table:table-cell>
              <table:table-cell office:value-type="float" office:value="0.00326542">
                <text:p>0.00326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637329">
                <text:p>0.0637329</text:p>
              </table:table-cell>
              <table:table-cell office:value-type="float" office:value="0.000990047">
                <text:p>0.000990047</text:p>
              </table:table-cell>
              <table:table-cell office:value-type="float" office:value="0.00651584">
                <text:p>0.00651584</text:p>
              </table:table-cell>
              <table:table-cell office:value-type="float" office:value="0.00426297">
                <text:p>0.00426297</text:p>
              </table:table-cell>
              <table:table-cell office:value-type="float" office:value="0.00315923">
                <text:p>0.003159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711946">
                <text:p>0.0711946</text:p>
              </table:table-cell>
              <table:table-cell office:value-type="float" office:value="0.00104729">
                <text:p>0.00104729</text:p>
              </table:table-cell>
              <table:table-cell office:value-type="float" office:value="0.00649886">
                <text:p>0.00649886</text:p>
              </table:table-cell>
              <table:table-cell office:value-type="float" office:value="0.00410585">
                <text:p>0.00410585</text:p>
              </table:table-cell>
              <table:table-cell office:value-type="float" office:value="0.00323621">
                <text:p>0.003236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620915">
                <text:p>0.0620915</text:p>
              </table:table-cell>
              <table:table-cell office:value-type="float" office:value="0.00101886">
                <text:p>0.00101886</text:p>
              </table:table-cell>
              <table:table-cell office:value-type="float" office:value="0.00644123">
                <text:p>0.00644123</text:p>
              </table:table-cell>
              <table:table-cell office:value-type="float" office:value="0.00410901">
                <text:p>0.00410901</text:p>
              </table:table-cell>
              <table:table-cell office:value-type="float" office:value="0.00325121">
                <text:p>0.00325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623908">
                <text:p>0.0623908</text:p>
              </table:table-cell>
              <table:table-cell office:value-type="float" office:value="0.00105479">
                <text:p>0.00105479</text:p>
              </table:table-cell>
              <table:table-cell office:value-type="float" office:value="0.006684">
                <text:p>0.006684</text:p>
              </table:table-cell>
              <table:table-cell office:value-type="float" office:value="0.00409125">
                <text:p>0.00409125</text:p>
              </table:table-cell>
              <table:table-cell office:value-type="float" office:value="0.00328121">
                <text:p>0.003281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62645">
                <text:p>0.062645</text:p>
              </table:table-cell>
              <table:table-cell office:value-type="float" office:value="0.000984916">
                <text:p>0.000984916</text:p>
              </table:table-cell>
              <table:table-cell office:value-type="float" office:value="0.00685059">
                <text:p>0.00685059</text:p>
              </table:table-cell>
              <table:table-cell office:value-type="float" office:value="0.00405296">
                <text:p>0.00405296</text:p>
              </table:table-cell>
              <table:table-cell office:value-type="float" office:value="0.00321884">
                <text:p>0.003218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625518">
                <text:p>0.0625518</text:p>
              </table:table-cell>
              <table:table-cell office:value-type="float" office:value="0.00107768">
                <text:p>0.00107768</text:p>
              </table:table-cell>
              <table:table-cell office:value-type="float" office:value="0.00651031">
                <text:p>0.00651031</text:p>
              </table:table-cell>
              <table:table-cell office:value-type="float" office:value="0.00426849">
                <text:p>0.00426849</text:p>
              </table:table-cell>
              <table:table-cell office:value-type="float" office:value="0.00326937">
                <text:p>0.003269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629316">
                <text:p>0.0629316</text:p>
              </table:table-cell>
              <table:table-cell office:value-type="float" office:value="0.00103426">
                <text:p>0.00103426</text:p>
              </table:table-cell>
              <table:table-cell office:value-type="float" office:value="0.00659755">
                <text:p>0.00659755</text:p>
              </table:table-cell>
              <table:table-cell office:value-type="float" office:value="0.0042002">
                <text:p>0.0042002</text:p>
              </table:table-cell>
              <table:table-cell office:value-type="float" office:value="0.00334674">
                <text:p>0.003346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632249">
                <text:p>0.0632249</text:p>
              </table:table-cell>
              <table:table-cell office:value-type="float" office:value="0.0010465">
                <text:p>0.0010465</text:p>
              </table:table-cell>
              <table:table-cell office:value-type="float" office:value="0.00657308">
                <text:p>0.00657308</text:p>
              </table:table-cell>
              <table:table-cell office:value-type="float" office:value="0.00410467">
                <text:p>0.00410467</text:p>
              </table:table-cell>
              <table:table-cell office:value-type="float" office:value="0.00324292">
                <text:p>0.003242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629588">
                <text:p>0.0629588</text:p>
              </table:table-cell>
              <table:table-cell office:value-type="float" office:value="0.000986889">
                <text:p>0.000986889</text:p>
              </table:table-cell>
              <table:table-cell office:value-type="float" office:value="0.00697849">
                <text:p>0.00697849</text:p>
              </table:table-cell>
              <table:table-cell office:value-type="float" office:value="0.00444692">
                <text:p>0.00444692</text:p>
              </table:table-cell>
              <table:table-cell office:value-type="float" office:value="0.00318568">
                <text:p>0.003185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631372">
                <text:p>0.0631372</text:p>
              </table:table-cell>
              <table:table-cell office:value-type="float" office:value="0.00108084">
                <text:p>0.00108084</text:p>
              </table:table-cell>
              <table:table-cell office:value-type="float" office:value="0.00789314">
                <text:p>0.00789314</text:p>
              </table:table-cell>
              <table:table-cell office:value-type="float" office:value="0.00415323">
                <text:p>0.00415323</text:p>
              </table:table-cell>
              <table:table-cell office:value-type="float" office:value="0.00329779">
                <text:p>0.003297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63618">
                <text:p>0.063618</text:p>
              </table:table-cell>
              <table:table-cell office:value-type="float" office:value="0.000963599">
                <text:p>0.000963599</text:p>
              </table:table-cell>
              <table:table-cell office:value-type="float" office:value="0.00656202">
                <text:p>0.00656202</text:p>
              </table:table-cell>
              <table:table-cell office:value-type="float" office:value="0.0042681">
                <text:p>0.0042681</text:p>
              </table:table-cell>
              <table:table-cell office:value-type="float" office:value="0.00313712">
                <text:p>0.003137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644901">
                <text:p>0.0644901</text:p>
              </table:table-cell>
              <table:table-cell office:value-type="float" office:value="0.00118821">
                <text:p>0.00118821</text:p>
              </table:table-cell>
              <table:table-cell office:value-type="float" office:value="0.00673453">
                <text:p>0.00673453</text:p>
              </table:table-cell>
              <table:table-cell office:value-type="float" office:value="0.00427205">
                <text:p>0.00427205</text:p>
              </table:table-cell>
              <table:table-cell office:value-type="float" office:value="0.0037411">
                <text:p>0.00374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639039">
                <text:p>0.0639039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0672624">
                <text:p>0.00672624</text:p>
              </table:table-cell>
              <table:table-cell office:value-type="float" office:value="0.00464233">
                <text:p>0.00464233</text:p>
              </table:table-cell>
              <table:table-cell office:value-type="float" office:value="0.00321686">
                <text:p>0.003216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647498">
                <text:p>0.0647498</text:p>
              </table:table-cell>
              <table:table-cell office:value-type="float" office:value="0.00138796">
                <text:p>0.00138796</text:p>
              </table:table-cell>
              <table:table-cell office:value-type="float" office:value="0.00691454">
                <text:p>0.00691454</text:p>
              </table:table-cell>
              <table:table-cell office:value-type="float" office:value="0.00421125">
                <text:p>0.00421125</text:p>
              </table:table-cell>
              <table:table-cell office:value-type="float" office:value="0.00319239">
                <text:p>0.003192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649014">
                <text:p>0.0649014</text:p>
              </table:table-cell>
              <table:table-cell office:value-type="float" office:value="0.00112663">
                <text:p>0.00112663</text:p>
              </table:table-cell>
              <table:table-cell office:value-type="float" office:value="0.00674795">
                <text:p>0.00674795</text:p>
              </table:table-cell>
              <table:table-cell office:value-type="float" office:value="0.00418244">
                <text:p>0.00418244</text:p>
              </table:table-cell>
              <table:table-cell office:value-type="float" office:value="0.0032445">
                <text:p>0.0032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651244">
                <text:p>0.0651244</text:p>
              </table:table-cell>
              <table:table-cell office:value-type="float" office:value="0.00105952">
                <text:p>0.00105952</text:p>
              </table:table-cell>
              <table:table-cell office:value-type="float" office:value="0.00662479">
                <text:p>0.00662479</text:p>
              </table:table-cell>
              <table:table-cell office:value-type="float" office:value="0.00544329">
                <text:p>0.00544329</text:p>
              </table:table-cell>
              <table:table-cell office:value-type="float" office:value="0.00324252">
                <text:p>0.003242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655121">
                <text:p>0.0655121</text:p>
              </table:table-cell>
              <table:table-cell office:value-type="float" office:value="0.00109939">
                <text:p>0.00109939</text:p>
              </table:table-cell>
              <table:table-cell office:value-type="float" office:value="0.00679611">
                <text:p>0.00679611</text:p>
              </table:table-cell>
              <table:table-cell office:value-type="float" office:value="0.00488234">
                <text:p>0.00488234</text:p>
              </table:table-cell>
              <table:table-cell office:value-type="float" office:value="0.00318805">
                <text:p>0.00318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6549">
                <text:p>0.06549</text:p>
              </table:table-cell>
              <table:table-cell office:value-type="float" office:value="0.00101729">
                <text:p>0.00101729</text:p>
              </table:table-cell>
              <table:table-cell office:value-type="float" office:value="0.00688454">
                <text:p>0.00688454</text:p>
              </table:table-cell>
              <table:table-cell office:value-type="float" office:value="0.00421244">
                <text:p>0.00421244</text:p>
              </table:table-cell>
              <table:table-cell office:value-type="float" office:value="0.00318923">
                <text:p>0.003189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646345">
                <text:p>0.0646345</text:p>
              </table:table-cell>
              <table:table-cell office:value-type="float" office:value="0.00104926">
                <text:p>0.00104926</text:p>
              </table:table-cell>
              <table:table-cell office:value-type="float" office:value="0.00683638">
                <text:p>0.00683638</text:p>
              </table:table-cell>
              <table:table-cell office:value-type="float" office:value="0.00424836">
                <text:p>0.00424836</text:p>
              </table:table-cell>
              <table:table-cell office:value-type="float" office:value="0.00321765">
                <text:p>0.003217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65111">
                <text:p>0.065111</text:p>
              </table:table-cell>
              <table:table-cell office:value-type="float" office:value="0.000998337">
                <text:p>0.000998337</text:p>
              </table:table-cell>
              <table:table-cell office:value-type="float" office:value="0.00672466">
                <text:p>0.00672466</text:p>
              </table:table-cell>
              <table:table-cell office:value-type="float" office:value="0.00451916">
                <text:p>0.00451916</text:p>
              </table:table-cell>
              <table:table-cell office:value-type="float" office:value="0.00316436">
                <text:p>0.003164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656013">
                <text:p>0.0656013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67744">
                <text:p>0.0067744</text:p>
              </table:table-cell>
              <table:table-cell office:value-type="float" office:value="0.00437074">
                <text:p>0.00437074</text:p>
              </table:table-cell>
              <table:table-cell office:value-type="float" office:value="0.00324213">
                <text:p>0.003242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653522">
                <text:p>0.0653522</text:p>
              </table:table-cell>
              <table:table-cell office:value-type="float" office:value="0.000986889">
                <text:p>0.000986889</text:p>
              </table:table-cell>
              <table:table-cell office:value-type="float" office:value="0.00674243">
                <text:p>0.00674243</text:p>
              </table:table-cell>
              <table:table-cell office:value-type="float" office:value="0.00445442">
                <text:p>0.00445442</text:p>
              </table:table-cell>
              <table:table-cell office:value-type="float" office:value="0.00326029">
                <text:p>0.003260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657675">
                <text:p>0.0657675</text:p>
              </table:table-cell>
              <table:table-cell office:value-type="float" office:value="0.00108716">
                <text:p>0.00108716</text:p>
              </table:table-cell>
              <table:table-cell office:value-type="float" office:value="0.00716363">
                <text:p>0.00716363</text:p>
              </table:table-cell>
              <table:table-cell office:value-type="float" office:value="0.00451995">
                <text:p>0.00451995</text:p>
              </table:table-cell>
              <table:table-cell office:value-type="float" office:value="0.0032441">
                <text:p>0.00324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663675">
                <text:p>0.0663675</text:p>
              </table:table-cell>
              <table:table-cell office:value-type="float" office:value="0.000995179">
                <text:p>0.000995179</text:p>
              </table:table-cell>
              <table:table-cell office:value-type="float" office:value="0.00699626">
                <text:p>0.00699626</text:p>
              </table:table-cell>
              <table:table-cell office:value-type="float" office:value="0.00428942">
                <text:p>0.00428942</text:p>
              </table:table-cell>
              <table:table-cell office:value-type="float" office:value="0.00335858">
                <text:p>0.003358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665353">
                <text:p>0.0665353</text:p>
              </table:table-cell>
              <table:table-cell office:value-type="float" office:value="0.00103584">
                <text:p>0.00103584</text:p>
              </table:table-cell>
              <table:table-cell office:value-type="float" office:value="0.00717705">
                <text:p>0.00717705</text:p>
              </table:table-cell>
              <table:table-cell office:value-type="float" office:value="0.00426099">
                <text:p>0.00426099</text:p>
              </table:table-cell>
              <table:table-cell office:value-type="float" office:value="0.00329621">
                <text:p>0.003296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66499">
                <text:p>0.066499</text:p>
              </table:table-cell>
              <table:table-cell office:value-type="float" office:value="0.00110018">
                <text:p>0.00110018</text:p>
              </table:table-cell>
              <table:table-cell office:value-type="float" office:value="0.00688572">
                <text:p>0.00688572</text:p>
              </table:table-cell>
              <table:table-cell office:value-type="float" office:value="0.00427284">
                <text:p>0.00427284</text:p>
              </table:table-cell>
              <table:table-cell office:value-type="float" office:value="0.00330055">
                <text:p>0.00330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668464">
                <text:p>0.0668464</text:p>
              </table:table-cell>
              <table:table-cell office:value-type="float" office:value="0.00108439">
                <text:p>0.00108439</text:p>
              </table:table-cell>
              <table:table-cell office:value-type="float" office:value="0.00694217">
                <text:p>0.00694217</text:p>
              </table:table-cell>
              <table:table-cell office:value-type="float" office:value="0.00436284">
                <text:p>0.00436284</text:p>
              </table:table-cell>
              <table:table-cell office:value-type="float" office:value="0.00330095">
                <text:p>0.003300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66467">
                <text:p>0.066467</text:p>
              </table:table-cell>
              <table:table-cell office:value-type="float" office:value="0.000996364">
                <text:p>0.000996364</text:p>
              </table:table-cell>
              <table:table-cell office:value-type="float" office:value="0.00679059">
                <text:p>0.00679059</text:p>
              </table:table-cell>
              <table:table-cell office:value-type="float" office:value="0.00427639">
                <text:p>0.00427639</text:p>
              </table:table-cell>
              <table:table-cell office:value-type="float" office:value="0.00321805">
                <text:p>0.00321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663869">
                <text:p>0.0663869</text:p>
              </table:table-cell>
              <table:table-cell office:value-type="float" office:value="0.00104413">
                <text:p>0.00104413</text:p>
              </table:table-cell>
              <table:table-cell office:value-type="float" office:value="0.00676967">
                <text:p>0.00676967</text:p>
              </table:table-cell>
              <table:table-cell office:value-type="float" office:value="0.00444929">
                <text:p>0.00444929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670133">
                <text:p>0.0670133</text:p>
              </table:table-cell>
              <table:table-cell office:value-type="float" office:value="0.000999916">
                <text:p>0.000999916</text:p>
              </table:table-cell>
              <table:table-cell office:value-type="float" office:value="0.00701363">
                <text:p>0.00701363</text:p>
              </table:table-cell>
              <table:table-cell office:value-type="float" office:value="0.00435258">
                <text:p>0.00435258</text:p>
              </table:table-cell>
              <table:table-cell office:value-type="float" office:value="0.00324094">
                <text:p>0.003240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672407">
                <text:p>0.0672407</text:p>
              </table:table-cell>
              <table:table-cell office:value-type="float" office:value="0.00104373">
                <text:p>0.00104373</text:p>
              </table:table-cell>
              <table:table-cell office:value-type="float" office:value="0.00689322">
                <text:p>0.00689322</text:p>
              </table:table-cell>
              <table:table-cell office:value-type="float" office:value="0.00442403">
                <text:p>0.00442403</text:p>
              </table:table-cell>
              <table:table-cell office:value-type="float" office:value="0.00329424">
                <text:p>0.003294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67986">
                <text:p>0.067986</text:p>
              </table:table-cell>
              <table:table-cell office:value-type="float" office:value="0.000982152">
                <text:p>0.000982152</text:p>
              </table:table-cell>
              <table:table-cell office:value-type="float" office:value="0.00785209">
                <text:p>0.00785209</text:p>
              </table:table-cell>
              <table:table-cell office:value-type="float" office:value="0.00436639">
                <text:p>0.00436639</text:p>
              </table:table-cell>
              <table:table-cell office:value-type="float" office:value="0.00335029">
                <text:p>0.00335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675976">
                <text:p>0.0675976</text:p>
              </table:table-cell>
              <table:table-cell office:value-type="float" office:value="0.00104334">
                <text:p>0.00104334</text:p>
              </table:table-cell>
              <table:table-cell office:value-type="float" office:value="0.00733298">
                <text:p>0.00733298</text:p>
              </table:table-cell>
              <table:table-cell office:value-type="float" office:value="0.00468141">
                <text:p>0.00468141</text:p>
              </table:table-cell>
              <table:table-cell office:value-type="float" office:value="0.00326542">
                <text:p>0.003265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680018">
                <text:p>0.0680018</text:p>
              </table:table-cell>
              <table:table-cell office:value-type="float" office:value="0.00104926">
                <text:p>0.00104926</text:p>
              </table:table-cell>
              <table:table-cell office:value-type="float" office:value="0.00691573">
                <text:p>0.00691573</text:p>
              </table:table-cell>
              <table:table-cell office:value-type="float" office:value="0.00441653">
                <text:p>0.00441653</text:p>
              </table:table-cell>
              <table:table-cell office:value-type="float" office:value="0.00321134">
                <text:p>0.00321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678869">
                <text:p>0.0678869</text:p>
              </table:table-cell>
              <table:table-cell office:value-type="float" office:value="0.00103387">
                <text:p>0.00103387</text:p>
              </table:table-cell>
              <table:table-cell office:value-type="float" office:value="0.00735312">
                <text:p>0.00735312</text:p>
              </table:table-cell>
              <table:table-cell office:value-type="float" office:value="0.00441179">
                <text:p>0.00441179</text:p>
              </table:table-cell>
              <table:table-cell office:value-type="float" office:value="0.00320384">
                <text:p>0.003203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675723">
                <text:p>0.0675723</text:p>
              </table:table-cell>
              <table:table-cell office:value-type="float" office:value="0.00106466">
                <text:p>0.00106466</text:p>
              </table:table-cell>
              <table:table-cell office:value-type="float" office:value="0.00685651">
                <text:p>0.00685651</text:p>
              </table:table-cell>
              <table:table-cell office:value-type="float" office:value="0.00450416">
                <text:p>0.00450416</text:p>
              </table:table-cell>
              <table:table-cell office:value-type="float" office:value="0.00359267">
                <text:p>0.003592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67086">
                <text:p>0.067086</text:p>
              </table:table-cell>
              <table:table-cell office:value-type="float" office:value="0.00102479">
                <text:p>0.00102479</text:p>
              </table:table-cell>
              <table:table-cell office:value-type="float" office:value="0.00690625">
                <text:p>0.00690625</text:p>
              </table:table-cell>
              <table:table-cell office:value-type="float" office:value="0.00457364">
                <text:p>0.00457364</text:p>
              </table:table-cell>
              <table:table-cell office:value-type="float" office:value="0.00328003">
                <text:p>0.00328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677018">
                <text:p>0.0677018</text:p>
              </table:table-cell>
              <table:table-cell office:value-type="float" office:value="0.0010386">
                <text:p>0.0010386</text:p>
              </table:table-cell>
              <table:table-cell office:value-type="float" office:value="0.00721495">
                <text:p>0.00721495</text:p>
              </table:table-cell>
              <table:table-cell office:value-type="float" office:value="0.0045239">
                <text:p>0.0045239</text:p>
              </table:table-cell>
              <table:table-cell office:value-type="float" office:value="0.00325752">
                <text:p>0.003257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69933">
                <text:p>0.069933</text:p>
              </table:table-cell>
              <table:table-cell office:value-type="float" office:value="0.001009">
                <text:p>0.001009</text:p>
              </table:table-cell>
              <table:table-cell office:value-type="float" office:value="0.00703849">
                <text:p>0.00703849</text:p>
              </table:table-cell>
              <table:table-cell office:value-type="float" office:value="0.00440271">
                <text:p>0.00440271</text:p>
              </table:table-cell>
              <table:table-cell office:value-type="float" office:value="0.00321489">
                <text:p>0.003214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687341">
                <text:p>0.0687341</text:p>
              </table:table-cell>
              <table:table-cell office:value-type="float" office:value="0.00105755">
                <text:p>0.00105755</text:p>
              </table:table-cell>
              <table:table-cell office:value-type="float" office:value="0.00712732">
                <text:p>0.00712732</text:p>
              </table:table-cell>
              <table:table-cell office:value-type="float" office:value="0.00448719">
                <text:p>0.00448719</text:p>
              </table:table-cell>
              <table:table-cell office:value-type="float" office:value="0.00326108">
                <text:p>0.003261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689788">
                <text:p>0.0689788</text:p>
              </table:table-cell>
              <table:table-cell office:value-type="float" office:value="0.000985705">
                <text:p>0.000985705</text:p>
              </table:table-cell>
              <table:table-cell office:value-type="float" office:value="0.00724495">
                <text:p>0.00724495</text:p>
              </table:table-cell>
              <table:table-cell office:value-type="float" office:value="0.00443508">
                <text:p>0.00443508</text:p>
              </table:table-cell>
              <table:table-cell office:value-type="float" office:value="0.00320818">
                <text:p>0.003208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705594">
                <text:p>0.0705594</text:p>
              </table:table-cell>
              <table:table-cell office:value-type="float" office:value="0.00103465">
                <text:p>0.00103465</text:p>
              </table:table-cell>
              <table:table-cell office:value-type="float" office:value="0.00691454">
                <text:p>0.00691454</text:p>
              </table:table-cell>
              <table:table-cell office:value-type="float" office:value="0.00444455">
                <text:p>0.00444455</text:p>
              </table:table-cell>
              <table:table-cell office:value-type="float" office:value="0.00330568">
                <text:p>0.003305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690661">
                <text:p>0.0690661</text:p>
              </table:table-cell>
              <table:table-cell office:value-type="float" office:value="0.00100623">
                <text:p>0.00100623</text:p>
              </table:table-cell>
              <table:table-cell office:value-type="float" office:value="0.00731167">
                <text:p>0.00731167</text:p>
              </table:table-cell>
              <table:table-cell office:value-type="float" office:value="0.004441">
                <text:p>0.004441</text:p>
              </table:table-cell>
              <table:table-cell office:value-type="float" office:value="0.0032591">
                <text:p>0.00325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698611">
                <text:p>0.0698611</text:p>
              </table:table-cell>
              <table:table-cell office:value-type="float" office:value="0.00103189">
                <text:p>0.00103189</text:p>
              </table:table-cell>
              <table:table-cell office:value-type="float" office:value="0.00721692">
                <text:p>0.00721692</text:p>
              </table:table-cell>
              <table:table-cell office:value-type="float" office:value="0.00537342">
                <text:p>0.00537342</text:p>
              </table:table-cell>
              <table:table-cell office:value-type="float" office:value="0.00327529">
                <text:p>0.003275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696266">
                <text:p>0.0696266</text:p>
              </table:table-cell>
              <table:table-cell office:value-type="float" office:value="0.000997548">
                <text:p>0.000997548</text:p>
              </table:table-cell>
              <table:table-cell office:value-type="float" office:value="0.00782603">
                <text:p>0.00782603</text:p>
              </table:table-cell>
              <table:table-cell office:value-type="float" office:value="0.00445561">
                <text:p>0.00445561</text:p>
              </table:table-cell>
              <table:table-cell office:value-type="float" office:value="0.00325516">
                <text:p>0.003255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698887">
                <text:p>0.0698887</text:p>
              </table:table-cell>
              <table:table-cell office:value-type="float" office:value="0.00106781">
                <text:p>0.00106781</text:p>
              </table:table-cell>
              <table:table-cell office:value-type="float" office:value="0.0079038">
                <text:p>0.0079038</text:p>
              </table:table-cell>
              <table:table-cell office:value-type="float" office:value="0.0044564">
                <text:p>0.0044564</text:p>
              </table:table-cell>
              <table:table-cell office:value-type="float" office:value="0.00335858">
                <text:p>0.003358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701698">
                <text:p>0.0701698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709416">
                <text:p>0.00709416</text:p>
              </table:table-cell>
              <table:table-cell office:value-type="float" office:value="0.00452311">
                <text:p>0.00452311</text:p>
              </table:table-cell>
              <table:table-cell office:value-type="float" office:value="0.00320226">
                <text:p>0.003202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704442">
                <text:p>0.0704442</text:p>
              </table:table-cell>
              <table:table-cell office:value-type="float" office:value="0.00112821">
                <text:p>0.00112821</text:p>
              </table:table-cell>
              <table:table-cell office:value-type="float" office:value="0.0072868">
                <text:p>0.0072868</text:p>
              </table:table-cell>
              <table:table-cell office:value-type="float" office:value="0.00446232">
                <text:p>0.00446232</text:p>
              </table:table-cell>
              <table:table-cell office:value-type="float" office:value="0.00322081">
                <text:p>0.003220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702472">
                <text:p>0.0702472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0724653">
                <text:p>0.00724653</text:p>
              </table:table-cell>
              <table:table-cell office:value-type="float" office:value="0.00456811">
                <text:p>0.00456811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693396">
                <text:p>0.0693396</text:p>
              </table:table-cell>
              <table:table-cell office:value-type="float" office:value="0.00132125">
                <text:p>0.00132125</text:p>
              </table:table-cell>
              <table:table-cell office:value-type="float" office:value="0.00716087">
                <text:p>0.00716087</text:p>
              </table:table-cell>
              <table:table-cell office:value-type="float" office:value="0.00450101">
                <text:p>0.00450101</text:p>
              </table:table-cell>
              <table:table-cell office:value-type="float" office:value="0.00324371">
                <text:p>0.003243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699878">
                <text:p>0.0699878</text:p>
              </table:table-cell>
              <table:table-cell office:value-type="float" office:value="0.00112624">
                <text:p>0.00112624</text:p>
              </table:table-cell>
              <table:table-cell office:value-type="float" office:value="0.00722442">
                <text:p>0.00722442</text:p>
              </table:table-cell>
              <table:table-cell office:value-type="float" office:value="0.00485984">
                <text:p>0.00485984</text:p>
              </table:table-cell>
              <table:table-cell office:value-type="float" office:value="0.00325752">
                <text:p>0.003257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718005">
                <text:p>0.0718005</text:p>
              </table:table-cell>
              <table:table-cell office:value-type="float" office:value="0.00112821">
                <text:p>0.00112821</text:p>
              </table:table-cell>
              <table:table-cell office:value-type="float" office:value="0.00732509">
                <text:p>0.00732509</text:p>
              </table:table-cell>
              <table:table-cell office:value-type="float" office:value="0.00461667">
                <text:p>0.00461667</text:p>
              </table:table-cell>
              <table:table-cell office:value-type="float" office:value="0.00324371">
                <text:p>0.003243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717844">
                <text:p>0.0717844</text:p>
              </table:table-cell>
              <table:table-cell office:value-type="float" office:value="0.00109466">
                <text:p>0.00109466</text:p>
              </table:table-cell>
              <table:table-cell office:value-type="float" office:value="0.00726982">
                <text:p>0.00726982</text:p>
              </table:table-cell>
              <table:table-cell office:value-type="float" office:value="0.00455351">
                <text:p>0.00455351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707612">
                <text:p>0.0707612</text:p>
              </table:table-cell>
              <table:table-cell office:value-type="float" office:value="0.00103387">
                <text:p>0.00103387</text:p>
              </table:table-cell>
              <table:table-cell office:value-type="float" office:value="0.00842251">
                <text:p>0.00842251</text:p>
              </table:table-cell>
              <table:table-cell office:value-type="float" office:value="0.00459496">
                <text:p>0.00459496</text:p>
              </table:table-cell>
              <table:table-cell office:value-type="float" office:value="0.00324647">
                <text:p>0.003246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724247">
                <text:p>0.0724247</text:p>
              </table:table-cell>
              <table:table-cell office:value-type="float" office:value="0.00107729">
                <text:p>0.00107729</text:p>
              </table:table-cell>
              <table:table-cell office:value-type="float" office:value="0.00763852">
                <text:p>0.00763852</text:p>
              </table:table-cell>
              <table:table-cell office:value-type="float" office:value="0.00456969">
                <text:p>0.00456969</text:p>
              </table:table-cell>
              <table:table-cell office:value-type="float" office:value="0.0033945">
                <text:p>0.00339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714745">
                <text:p>0.0714745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00745733">
                <text:p>0.00745733</text:p>
              </table:table-cell>
              <table:table-cell office:value-type="float" office:value="0.00457403">
                <text:p>0.00457403</text:p>
              </table:table-cell>
              <table:table-cell office:value-type="float" office:value="0.00328595">
                <text:p>0.003285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720346">
                <text:p>0.0720346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733219">
                <text:p>0.00733219</text:p>
              </table:table-cell>
              <table:table-cell office:value-type="float" office:value="0.00462654">
                <text:p>0.00462654</text:p>
              </table:table-cell>
              <table:table-cell office:value-type="float" office:value="0.00327924">
                <text:p>0.003279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708042">
                <text:p>0.0708042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00767484">
                <text:p>0.00767484</text:p>
              </table:table-cell>
              <table:table-cell office:value-type="float" office:value="0.00467904">
                <text:p>0.00467904</text:p>
              </table:table-cell>
              <table:table-cell office:value-type="float" office:value="0.00324726">
                <text:p>0.003247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7151">
                <text:p>0.07151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73618">
                <text:p>0.0073618</text:p>
              </table:table-cell>
              <table:table-cell office:value-type="float" office:value="0.00457167">
                <text:p>0.00457167</text:p>
              </table:table-cell>
              <table:table-cell office:value-type="float" office:value="0.00323976">
                <text:p>0.003239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717465">
                <text:p>0.0717465</text:p>
              </table:table-cell>
              <table:table-cell office:value-type="float" office:value="0.00100031">
                <text:p>0.00100031</text:p>
              </table:table-cell>
              <table:table-cell office:value-type="float" office:value="0.00816039">
                <text:p>0.00816039</text:p>
              </table:table-cell>
              <table:table-cell office:value-type="float" office:value="0.00497945">
                <text:p>0.00497945</text:p>
              </table:table-cell>
              <table:table-cell office:value-type="float" office:value="0.0032745">
                <text:p>0.00327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73213">
                <text:p>0.073213</text:p>
              </table:table-cell>
              <table:table-cell office:value-type="float" office:value="0.00108597">
                <text:p>0.00108597</text:p>
              </table:table-cell>
              <table:table-cell office:value-type="float" office:value="0.00747904">
                <text:p>0.00747904</text:p>
              </table:table-cell>
              <table:table-cell office:value-type="float" office:value="0.0049226">
                <text:p>0.0049226</text:p>
              </table:table-cell>
              <table:table-cell office:value-type="float" office:value="0.00344701">
                <text:p>0.00344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729011">
                <text:p>0.0729011</text:p>
              </table:table-cell>
              <table:table-cell office:value-type="float" office:value="0.000986889">
                <text:p>0.000986889</text:p>
              </table:table-cell>
              <table:table-cell office:value-type="float" office:value="0.00719758">
                <text:p>0.00719758</text:p>
              </table:table-cell>
              <table:table-cell office:value-type="float" office:value="0.00507182">
                <text:p>0.00507182</text:p>
              </table:table-cell>
              <table:table-cell office:value-type="float" office:value="0.00329858">
                <text:p>0.003298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727405">
                <text:p>0.0727405</text:p>
              </table:table-cell>
              <table:table-cell office:value-type="float" office:value="0.00106939">
                <text:p>0.00106939</text:p>
              </table:table-cell>
              <table:table-cell office:value-type="float" office:value="0.00745733">
                <text:p>0.00745733</text:p>
              </table:table-cell>
              <table:table-cell office:value-type="float" office:value="0.00464943">
                <text:p>0.00464943</text:p>
              </table:table-cell>
              <table:table-cell office:value-type="float" office:value="0.00323779">
                <text:p>0.003237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725016">
                <text:p>0.0725016</text:p>
              </table:table-cell>
              <table:table-cell office:value-type="float" office:value="0.00100347">
                <text:p>0.00100347</text:p>
              </table:table-cell>
              <table:table-cell office:value-type="float" office:value="0.00725403">
                <text:p>0.00725403</text:p>
              </table:table-cell>
              <table:table-cell office:value-type="float" office:value="0.00494787">
                <text:p>0.00494787</text:p>
              </table:table-cell>
              <table:table-cell office:value-type="float" office:value="0.00338029">
                <text:p>0.003380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724989">
                <text:p>0.0724989</text:p>
              </table:table-cell>
              <table:table-cell office:value-type="float" office:value="0.00105992">
                <text:p>0.00105992</text:p>
              </table:table-cell>
              <table:table-cell office:value-type="float" office:value="0.00736575">
                <text:p>0.00736575</text:p>
              </table:table-cell>
              <table:table-cell office:value-type="float" office:value="0.00477062">
                <text:p>0.00477062</text:p>
              </table:table-cell>
              <table:table-cell office:value-type="float" office:value="0.00333055">
                <text:p>0.00333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735252">
                <text:p>0.0735252</text:p>
              </table:table-cell>
              <table:table-cell office:value-type="float" office:value="0.00102084">
                <text:p>0.00102084</text:p>
              </table:table-cell>
              <table:table-cell office:value-type="float" office:value="0.00807236">
                <text:p>0.00807236</text:p>
              </table:table-cell>
              <table:table-cell office:value-type="float" office:value="0.00464193">
                <text:p>0.00464193</text:p>
              </table:table-cell>
              <table:table-cell office:value-type="float" office:value="0.0031687">
                <text:p>0.00316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730772">
                <text:p>0.0730772</text:p>
              </table:table-cell>
              <table:table-cell office:value-type="float" office:value="0.00112387">
                <text:p>0.00112387</text:p>
              </table:table-cell>
              <table:table-cell office:value-type="float" office:value="0.00758721">
                <text:p>0.00758721</text:p>
              </table:table-cell>
              <table:table-cell office:value-type="float" office:value="0.00526999">
                <text:p>0.00526999</text:p>
              </table:table-cell>
              <table:table-cell office:value-type="float" office:value="0.00331595">
                <text:p>0.003315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736547">
                <text:p>0.0736547</text:p>
              </table:table-cell>
              <table:table-cell office:value-type="float" office:value="0.00101847">
                <text:p>0.00101847</text:p>
              </table:table-cell>
              <table:table-cell office:value-type="float" office:value="0.00729667">
                <text:p>0.00729667</text:p>
              </table:table-cell>
              <table:table-cell office:value-type="float" office:value="0.0048247">
                <text:p>0.0048247</text:p>
              </table:table-cell>
              <table:table-cell office:value-type="float" office:value="0.0031841">
                <text:p>0.00318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737514">
                <text:p>0.0737514</text:p>
              </table:table-cell>
              <table:table-cell office:value-type="float" office:value="0.00108518">
                <text:p>0.00108518</text:p>
              </table:table-cell>
              <table:table-cell office:value-type="float" office:value="0.00734996">
                <text:p>0.00734996</text:p>
              </table:table-cell>
              <table:table-cell office:value-type="float" office:value="0.00463838">
                <text:p>0.00463838</text:p>
              </table:table-cell>
              <table:table-cell office:value-type="float" office:value="0.00320265">
                <text:p>0.00320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745891">
                <text:p>0.0745891</text:p>
              </table:table-cell>
              <table:table-cell office:value-type="float" office:value="0.0010386">
                <text:p>0.0010386</text:p>
              </table:table-cell>
              <table:table-cell office:value-type="float" office:value="0.00754062">
                <text:p>0.00754062</text:p>
              </table:table-cell>
              <table:table-cell office:value-type="float" office:value="0.00504379">
                <text:p>0.00504379</text:p>
              </table:table-cell>
              <table:table-cell office:value-type="float" office:value="0.00327016">
                <text:p>0.003270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756743">
                <text:p>0.0756743</text:p>
              </table:table-cell>
              <table:table-cell office:value-type="float" office:value="0.00108163">
                <text:p>0.00108163</text:p>
              </table:table-cell>
              <table:table-cell office:value-type="float" office:value="0.00738075">
                <text:p>0.00738075</text:p>
              </table:table-cell>
              <table:table-cell office:value-type="float" office:value="0.00616411">
                <text:p>0.00616411</text:p>
              </table:table-cell>
              <table:table-cell office:value-type="float" office:value="0.00357136">
                <text:p>0.003571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73783">
                <text:p>0.073783</text:p>
              </table:table-cell>
              <table:table-cell office:value-type="float" office:value="0.00104137">
                <text:p>0.00104137</text:p>
              </table:table-cell>
              <table:table-cell office:value-type="float" office:value="0.00750668">
                <text:p>0.00750668</text:p>
              </table:table-cell>
              <table:table-cell office:value-type="float" office:value="0.00492221">
                <text:p>0.00492221</text:p>
              </table:table-cell>
              <table:table-cell office:value-type="float" office:value="0.00348332">
                <text:p>0.00348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745508">
                <text:p>0.0745508</text:p>
              </table:table-cell>
              <table:table-cell office:value-type="float" office:value="0.00110018">
                <text:p>0.00110018</text:p>
              </table:table-cell>
              <table:table-cell office:value-type="float" office:value="0.00735114">
                <text:p>0.00735114</text:p>
              </table:table-cell>
              <table:table-cell office:value-type="float" office:value="0.00481168">
                <text:p>0.00481168</text:p>
              </table:table-cell>
              <table:table-cell office:value-type="float" office:value="0.00328358">
                <text:p>0.003283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744332">
                <text:p>0.0744332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0773958">
                <text:p>0.00773958</text:p>
              </table:table-cell>
              <table:table-cell office:value-type="float" office:value="0.00487958">
                <text:p>0.00487958</text:p>
              </table:table-cell>
              <table:table-cell office:value-type="float" office:value="0.00323818">
                <text:p>0.003238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741841">
                <text:p>0.0741841</text:p>
              </table:table-cell>
              <table:table-cell office:value-type="float" office:value="0.000980968">
                <text:p>0.000980968</text:p>
              </table:table-cell>
              <table:table-cell office:value-type="float" office:value="0.00755997">
                <text:p>0.00755997</text:p>
              </table:table-cell>
              <table:table-cell office:value-type="float" office:value="0.00469838">
                <text:p>0.00469838</text:p>
              </table:table-cell>
              <table:table-cell office:value-type="float" office:value="0.00319318">
                <text:p>0.003193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754465">
                <text:p>0.0754465</text:p>
              </table:table-cell>
              <table:table-cell office:value-type="float" office:value="0.00112821">
                <text:p>0.00112821</text:p>
              </table:table-cell>
              <table:table-cell office:value-type="float" office:value="0.00779208">
                <text:p>0.00779208</text:p>
              </table:table-cell>
              <table:table-cell office:value-type="float" office:value="0.0048851">
                <text:p>0.0048851</text:p>
              </table:table-cell>
              <table:table-cell office:value-type="float" office:value="0.00340832">
                <text:p>0.003408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750273">
                <text:p>0.0750273</text:p>
              </table:table-cell>
              <table:table-cell office:value-type="float" office:value="0.00100347">
                <text:p>0.00100347</text:p>
              </table:table-cell>
              <table:table-cell office:value-type="float" office:value="0.00754181">
                <text:p>0.00754181</text:p>
              </table:table-cell>
              <table:table-cell office:value-type="float" office:value="0.00477773">
                <text:p>0.00477773</text:p>
              </table:table-cell>
              <table:table-cell office:value-type="float" office:value="0.00329503">
                <text:p>0.003295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754347">
                <text:p>0.0754347</text:p>
              </table:table-cell>
              <table:table-cell office:value-type="float" office:value="0.00106189">
                <text:p>0.00106189</text:p>
              </table:table-cell>
              <table:table-cell office:value-type="float" office:value="0.00745615">
                <text:p>0.00745615</text:p>
              </table:table-cell>
              <table:table-cell office:value-type="float" office:value="0.00509985">
                <text:p>0.00509985</text:p>
              </table:table-cell>
              <table:table-cell office:value-type="float" office:value="0.00329147">
                <text:p>0.003291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756253">
                <text:p>0.0756253</text:p>
              </table:table-cell>
              <table:table-cell office:value-type="float" office:value="0.00102044">
                <text:p>0.00102044</text:p>
              </table:table-cell>
              <table:table-cell office:value-type="float" office:value="0.00773287">
                <text:p>0.00773287</text:p>
              </table:table-cell>
              <table:table-cell office:value-type="float" office:value="0.00486023">
                <text:p>0.00486023</text:p>
              </table:table-cell>
              <table:table-cell office:value-type="float" office:value="0.00322239">
                <text:p>0.003222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765123">
                <text:p>0.0765123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00750628">
                <text:p>0.00750628</text:p>
              </table:table-cell>
              <table:table-cell office:value-type="float" office:value="0.00486418">
                <text:p>0.00486418</text:p>
              </table:table-cell>
              <table:table-cell office:value-type="float" office:value="0.00329818">
                <text:p>0.003298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758752">
                <text:p>0.0758752</text:p>
              </table:table-cell>
              <table:table-cell office:value-type="float" office:value="0.00100702">
                <text:p>0.00100702</text:p>
              </table:table-cell>
              <table:table-cell office:value-type="float" office:value="0.00759865">
                <text:p>0.00759865</text:p>
              </table:table-cell>
              <table:table-cell office:value-type="float" office:value="0.0048172">
                <text:p>0.0048172</text:p>
              </table:table-cell>
              <table:table-cell office:value-type="float" office:value="0.00327726">
                <text:p>0.003277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777996">
                <text:p>0.0777996</text:p>
              </table:table-cell>
              <table:table-cell office:value-type="float" office:value="0.00108439">
                <text:p>0.00108439</text:p>
              </table:table-cell>
              <table:table-cell office:value-type="float" office:value="0.00762471">
                <text:p>0.00762471</text:p>
              </table:table-cell>
              <table:table-cell office:value-type="float" office:value="0.00481641">
                <text:p>0.00481641</text:p>
              </table:table-cell>
              <table:table-cell office:value-type="float" office:value="0.00334634">
                <text:p>0.003346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769043">
                <text:p>0.0769043</text:p>
              </table:table-cell>
              <table:table-cell office:value-type="float" office:value="0.00101176">
                <text:p>0.00101176</text:p>
              </table:table-cell>
              <table:table-cell office:value-type="float" office:value="0.00776721">
                <text:p>0.00776721</text:p>
              </table:table-cell>
              <table:table-cell office:value-type="float" office:value="0.00544447">
                <text:p>0.00544447</text:p>
              </table:table-cell>
              <table:table-cell office:value-type="float" office:value="0.00329029">
                <text:p>0.003290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758393">
                <text:p>0.0758393</text:p>
              </table:table-cell>
              <table:table-cell office:value-type="float" office:value="0.00112308">
                <text:p>0.00112308</text:p>
              </table:table-cell>
              <table:table-cell office:value-type="float" office:value="0.00751497">
                <text:p>0.00751497</text:p>
              </table:table-cell>
              <table:table-cell office:value-type="float" office:value="0.00486931">
                <text:p>0.00486931</text:p>
              </table:table-cell>
              <table:table-cell office:value-type="float" office:value="0.00381531">
                <text:p>0.003815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771676">
                <text:p>0.0771676</text:p>
              </table:table-cell>
              <table:table-cell office:value-type="float" office:value="0.00101136">
                <text:p>0.00101136</text:p>
              </table:table-cell>
              <table:table-cell office:value-type="float" office:value="0.00870831">
                <text:p>0.00870831</text:p>
              </table:table-cell>
              <table:table-cell office:value-type="float" office:value="0.00487602">
                <text:p>0.00487602</text:p>
              </table:table-cell>
              <table:table-cell office:value-type="float" office:value="0.00326858">
                <text:p>0.003268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763892">
                <text:p>0.0763892</text:p>
              </table:table-cell>
              <table:table-cell office:value-type="float" office:value="0.0010461">
                <text:p>0.0010461</text:p>
              </table:table-cell>
              <table:table-cell office:value-type="float" office:value="0.00824092">
                <text:p>0.00824092</text:p>
              </table:table-cell>
              <table:table-cell office:value-type="float" office:value="0.00499603">
                <text:p>0.00499603</text:p>
              </table:table-cell>
              <table:table-cell office:value-type="float" office:value="0.00324173">
                <text:p>0.003241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780073">
                <text:p>0.0780073</text:p>
              </table:table-cell>
              <table:table-cell office:value-type="float" office:value="0.00104176">
                <text:p>0.00104176</text:p>
              </table:table-cell>
              <table:table-cell office:value-type="float" office:value="0.00985824">
                <text:p>0.00985824</text:p>
              </table:table-cell>
              <table:table-cell office:value-type="float" office:value="0.00503985">
                <text:p>0.00503985</text:p>
              </table:table-cell>
              <table:table-cell office:value-type="float" office:value="0.0032366">
                <text:p>0.00323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773808">
                <text:p>0.0773808</text:p>
              </table:table-cell>
              <table:table-cell office:value-type="float" office:value="0.001084">
                <text:p>0.001084</text:p>
              </table:table-cell>
              <table:table-cell office:value-type="float" office:value="0.00896451">
                <text:p>0.00896451</text:p>
              </table:table-cell>
              <table:table-cell office:value-type="float" office:value="0.00505129">
                <text:p>0.00505129</text:p>
              </table:table-cell>
              <table:table-cell office:value-type="float" office:value="0.00324923">
                <text:p>0.003249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780341">
                <text:p>0.0780341</text:p>
              </table:table-cell>
              <table:table-cell office:value-type="float" office:value="0.00105163">
                <text:p>0.00105163</text:p>
              </table:table-cell>
              <table:table-cell office:value-type="float" office:value="0.00802736">
                <text:p>0.00802736</text:p>
              </table:table-cell>
              <table:table-cell office:value-type="float" office:value="0.00493326">
                <text:p>0.00493326</text:p>
              </table:table-cell>
              <table:table-cell office:value-type="float" office:value="0.00319713">
                <text:p>0.003197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77862">
                <text:p>0.077862</text:p>
              </table:table-cell>
              <table:table-cell office:value-type="float" office:value="0.00110018">
                <text:p>0.00110018</text:p>
              </table:table-cell>
              <table:table-cell office:value-type="float" office:value="0.00773682">
                <text:p>0.00773682</text:p>
              </table:table-cell>
              <table:table-cell office:value-type="float" office:value="0.00490918">
                <text:p>0.00490918</text:p>
              </table:table-cell>
              <table:table-cell office:value-type="float" office:value="0.00337042">
                <text:p>0.003370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786985">
                <text:p>0.0786985</text:p>
              </table:table-cell>
              <table:table-cell office:value-type="float" office:value="0.00104492">
                <text:p>0.00104492</text:p>
              </table:table-cell>
              <table:table-cell office:value-type="float" office:value="0.00791762">
                <text:p>0.00791762</text:p>
              </table:table-cell>
              <table:table-cell office:value-type="float" office:value="0.0049684">
                <text:p>0.0049684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775277">
                <text:p>0.0775277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785406">
                <text:p>0.00785406</text:p>
              </table:table-cell>
              <table:table-cell office:value-type="float" office:value="0.00549342">
                <text:p>0.00549342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787502">
                <text:p>0.0787502</text:p>
              </table:table-cell>
              <table:table-cell office:value-type="float" office:value="0.00103623">
                <text:p>0.00103623</text:p>
              </table:table-cell>
              <table:table-cell office:value-type="float" office:value="0.00769971">
                <text:p>0.00769971</text:p>
              </table:table-cell>
              <table:table-cell office:value-type="float" office:value="0.00488629">
                <text:p>0.00488629</text:p>
              </table:table-cell>
              <table:table-cell office:value-type="float" office:value="0.00347306">
                <text:p>0.003473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783961">
                <text:p>0.0783961</text:p>
              </table:table-cell>
              <table:table-cell office:value-type="float" office:value="0.0009936">
                <text:p>0.0009936</text:p>
              </table:table-cell>
              <table:table-cell office:value-type="float" office:value="0.00777748">
                <text:p>0.00777748</text:p>
              </table:table-cell>
              <table:table-cell office:value-type="float" office:value="0.00486142">
                <text:p>0.00486142</text:p>
              </table:table-cell>
              <table:table-cell office:value-type="float" office:value="0.0032441">
                <text:p>0.00324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773891">
                <text:p>0.0773891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0784182">
                <text:p>0.00784182</text:p>
              </table:table-cell>
              <table:table-cell office:value-type="float" office:value="0.00496405">
                <text:p>0.00496405</text:p>
              </table:table-cell>
              <table:table-cell office:value-type="float" office:value="0.00323344">
                <text:p>0.003233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778352">
                <text:p>0.0778352</text:p>
              </table:table-cell>
              <table:table-cell office:value-type="float" office:value="0.000998732">
                <text:p>0.000998732</text:p>
              </table:table-cell>
              <table:table-cell office:value-type="float" office:value="0.00822868">
                <text:p>0.00822868</text:p>
              </table:table-cell>
              <table:table-cell office:value-type="float" office:value="0.00513143">
                <text:p>0.00513143</text:p>
              </table:table-cell>
              <table:table-cell office:value-type="float" office:value="0.00324016">
                <text:p>0.00324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777629">
                <text:p>0.0777629</text:p>
              </table:table-cell>
              <table:table-cell office:value-type="float" office:value="0.0010536">
                <text:p>0.0010536</text:p>
              </table:table-cell>
              <table:table-cell office:value-type="float" office:value="0.00773958">
                <text:p>0.00773958</text:p>
              </table:table-cell>
              <table:table-cell office:value-type="float" office:value="0.004908">
                <text:p>0.004908</text:p>
              </table:table-cell>
              <table:table-cell office:value-type="float" office:value="0.00335306">
                <text:p>0.003353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78254">
                <text:p>0.078254</text:p>
              </table:table-cell>
              <table:table-cell office:value-type="float" office:value="0.00104018">
                <text:p>0.00104018</text:p>
              </table:table-cell>
              <table:table-cell office:value-type="float" office:value="0.00800051">
                <text:p>0.00800051</text:p>
              </table:table-cell>
              <table:table-cell office:value-type="float" office:value="0.00550684">
                <text:p>0.00550684</text:p>
              </table:table-cell>
              <table:table-cell office:value-type="float" office:value="0.00317265">
                <text:p>0.003172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786614">
                <text:p>0.0786614</text:p>
              </table:table-cell>
              <table:table-cell office:value-type="float" office:value="0.00112111">
                <text:p>0.00112111</text:p>
              </table:table-cell>
              <table:table-cell office:value-type="float" office:value="0.0078213">
                <text:p>0.0078213</text:p>
              </table:table-cell>
              <table:table-cell office:value-type="float" office:value="0.00527512">
                <text:p>0.00527512</text:p>
              </table:table-cell>
              <table:table-cell office:value-type="float" office:value="0.00336964">
                <text:p>0.003369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777629">
                <text:p>0.0777629</text:p>
              </table:table-cell>
              <table:table-cell office:value-type="float" office:value="0.00131769">
                <text:p>0.00131769</text:p>
              </table:table-cell>
              <table:table-cell office:value-type="float" office:value="0.00786314">
                <text:p>0.00786314</text:p>
              </table:table-cell>
              <table:table-cell office:value-type="float" office:value="0.00497945">
                <text:p>0.00497945</text:p>
              </table:table-cell>
              <table:table-cell office:value-type="float" office:value="0.00322436">
                <text:p>0.003224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786326">
                <text:p>0.0786326</text:p>
              </table:table-cell>
              <table:table-cell office:value-type="float" office:value="0.00123874">
                <text:p>0.00123874</text:p>
              </table:table-cell>
              <table:table-cell office:value-type="float" office:value="0.00767208">
                <text:p>0.00767208</text:p>
              </table:table-cell>
              <table:table-cell office:value-type="float" office:value="0.00518827">
                <text:p>0.00518827</text:p>
              </table:table-cell>
              <table:table-cell office:value-type="float" office:value="0.0032441">
                <text:p>0.00324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785153">
                <text:p>0.0785153</text:p>
              </table:table-cell>
              <table:table-cell office:value-type="float" office:value="0.00108084">
                <text:p>0.00108084</text:p>
              </table:table-cell>
              <table:table-cell office:value-type="float" office:value="0.00779958">
                <text:p>0.00779958</text:p>
              </table:table-cell>
              <table:table-cell office:value-type="float" office:value="0.00521946">
                <text:p>0.00521946</text:p>
              </table:table-cell>
              <table:table-cell office:value-type="float" office:value="0.00341029">
                <text:p>0.003410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789275">
                <text:p>0.0789275</text:p>
              </table:table-cell>
              <table:table-cell office:value-type="float" office:value="0.00112032">
                <text:p>0.00112032</text:p>
              </table:table-cell>
              <table:table-cell office:value-type="float" office:value="0.00774669">
                <text:p>0.00774669</text:p>
              </table:table-cell>
              <table:table-cell office:value-type="float" office:value="0.00486497">
                <text:p>0.00486497</text:p>
              </table:table-cell>
              <table:table-cell office:value-type="float" office:value="0.0033645">
                <text:p>0.00336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790348">
                <text:p>0.0790348</text:p>
              </table:table-cell>
              <table:table-cell office:value-type="float" office:value="0.00102636">
                <text:p>0.00102636</text:p>
              </table:table-cell>
              <table:table-cell office:value-type="float" office:value="0.00796341">
                <text:p>0.00796341</text:p>
              </table:table-cell>
              <table:table-cell office:value-type="float" office:value="0.00504222">
                <text:p>0.00504222</text:p>
              </table:table-cell>
              <table:table-cell office:value-type="float" office:value="0.00323108">
                <text:p>0.003231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796009">
                <text:p>0.0796009</text:p>
              </table:table-cell>
              <table:table-cell office:value-type="float" office:value="0.00106347">
                <text:p>0.00106347</text:p>
              </table:table-cell>
              <table:table-cell office:value-type="float" office:value="0.00778261">
                <text:p>0.00778261</text:p>
              </table:table-cell>
              <table:table-cell office:value-type="float" office:value="0.00508643">
                <text:p>0.00508643</text:p>
              </table:table-cell>
              <table:table-cell office:value-type="float" office:value="0.00321292">
                <text:p>0.003212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794588">
                <text:p>0.0794588</text:p>
              </table:table-cell>
              <table:table-cell office:value-type="float" office:value="0.00103702">
                <text:p>0.00103702</text:p>
              </table:table-cell>
              <table:table-cell office:value-type="float" office:value="0.00849949">
                <text:p>0.00849949</text:p>
              </table:table-cell>
              <table:table-cell office:value-type="float" office:value="0.00514288">
                <text:p>0.00514288</text:p>
              </table:table-cell>
              <table:table-cell office:value-type="float" office:value="0.00338464">
                <text:p>0.003384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798922">
                <text:p>0.0798922</text:p>
              </table:table-cell>
              <table:table-cell office:value-type="float" office:value="0.00106584">
                <text:p>0.00106584</text:p>
              </table:table-cell>
              <table:table-cell office:value-type="float" office:value="0.00791091">
                <text:p>0.00791091</text:p>
              </table:table-cell>
              <table:table-cell office:value-type="float" office:value="0.00489221">
                <text:p>0.00489221</text:p>
              </table:table-cell>
              <table:table-cell office:value-type="float" office:value="0.00354609">
                <text:p>0.003546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79458">
                <text:p>0.079458</text:p>
              </table:table-cell>
              <table:table-cell office:value-type="float" office:value="0.00101334">
                <text:p>0.00101334</text:p>
              </table:table-cell>
              <table:table-cell office:value-type="float" office:value="0.00807512">
                <text:p>0.00807512</text:p>
              </table:table-cell>
              <table:table-cell office:value-type="float" office:value="0.00527236">
                <text:p>0.00527236</text:p>
              </table:table-cell>
              <table:table-cell office:value-type="float" office:value="0.00321094">
                <text:p>0.003210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816908">
                <text:p>0.0816908</text:p>
              </table:table-cell>
              <table:table-cell office:value-type="float" office:value="0.00106939">
                <text:p>0.00106939</text:p>
              </table:table-cell>
              <table:table-cell office:value-type="float" office:value="0.0078284">
                <text:p>0.0078284</text:p>
              </table:table-cell>
              <table:table-cell office:value-type="float" office:value="0.00498261">
                <text:p>0.00498261</text:p>
              </table:table-cell>
              <table:table-cell office:value-type="float" office:value="0.00326068">
                <text:p>0.003260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806312">
                <text:p>0.0806312</text:p>
              </table:table-cell>
              <table:table-cell office:value-type="float" office:value="0.000978205">
                <text:p>0.000978205</text:p>
              </table:table-cell>
              <table:table-cell office:value-type="float" office:value="0.00818329">
                <text:p>0.00818329</text:p>
              </table:table-cell>
              <table:table-cell office:value-type="float" office:value="0.0051559">
                <text:p>0.0051559</text:p>
              </table:table-cell>
              <table:table-cell office:value-type="float" office:value="0.00326976">
                <text:p>0.003269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807852">
                <text:p>0.0807852</text:p>
              </table:table-cell>
              <table:table-cell office:value-type="float" office:value="0.00108953">
                <text:p>0.00108953</text:p>
              </table:table-cell>
              <table:table-cell office:value-type="float" office:value="0.00785643">
                <text:p>0.00785643</text:p>
              </table:table-cell>
              <table:table-cell office:value-type="float" office:value="0.00501695">
                <text:p>0.00501695</text:p>
              </table:table-cell>
              <table:table-cell office:value-type="float" office:value="0.00327489">
                <text:p>0.003274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805294">
                <text:p>0.0805294</text:p>
              </table:table-cell>
              <table:table-cell office:value-type="float" office:value="0.00102281">
                <text:p>0.00102281</text:p>
              </table:table-cell>
              <table:table-cell office:value-type="float" office:value="0.00835619">
                <text:p>0.00835619</text:p>
              </table:table-cell>
              <table:table-cell office:value-type="float" office:value="0.00536828">
                <text:p>0.00536828</text:p>
              </table:table-cell>
              <table:table-cell office:value-type="float" office:value="0.00330805">
                <text:p>0.00330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814421">
                <text:p>0.0814421</text:p>
              </table:table-cell>
              <table:table-cell office:value-type="float" office:value="0.00100623">
                <text:p>0.00100623</text:p>
              </table:table-cell>
              <table:table-cell office:value-type="float" office:value="0.00804749">
                <text:p>0.00804749</text:p>
              </table:table-cell>
              <table:table-cell office:value-type="float" office:value="0.0050888">
                <text:p>0.0050888</text:p>
              </table:table-cell>
              <table:table-cell office:value-type="float" office:value="0.00324647">
                <text:p>0.003246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813852">
                <text:p>0.0813852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865541">
                <text:p>0.00865541</text:p>
              </table:table-cell>
              <table:table-cell office:value-type="float" office:value="0.00547842">
                <text:p>0.00547842</text:p>
              </table:table-cell>
              <table:table-cell office:value-type="float" office:value="0.00319752">
                <text:p>0.003197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823145">
                <text:p>0.0823145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00799222">
                <text:p>0.00799222</text:p>
              </table:table-cell>
              <table:table-cell office:value-type="float" office:value="0.00529407">
                <text:p>0.00529407</text:p>
              </table:table-cell>
              <table:table-cell office:value-type="float" office:value="0.00326226">
                <text:p>0.003262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816442">
                <text:p>0.0816442</text:p>
              </table:table-cell>
              <table:table-cell office:value-type="float" office:value="0.00113571">
                <text:p>0.00113571</text:p>
              </table:table-cell>
              <table:table-cell office:value-type="float" office:value="0.00950019">
                <text:p>0.00950019</text:p>
              </table:table-cell>
              <table:table-cell office:value-type="float" office:value="0.0050509">
                <text:p>0.0050509</text:p>
              </table:table-cell>
              <table:table-cell office:value-type="float" office:value="0.00331161">
                <text:p>0.003311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817512">
                <text:p>0.0817512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0970783">
                <text:p>0.00970783</text:p>
              </table:table-cell>
              <table:table-cell office:value-type="float" office:value="0.00506669">
                <text:p>0.00506669</text:p>
              </table:table-cell>
              <table:table-cell office:value-type="float" office:value="0.00332187">
                <text:p>0.003321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820516">
                <text:p>0.0820516</text:p>
              </table:table-cell>
              <table:table-cell office:value-type="float" office:value="0.00111637">
                <text:p>0.00111637</text:p>
              </table:table-cell>
              <table:table-cell office:value-type="float" office:value="0.00964625">
                <text:p>0.00964625</text:p>
              </table:table-cell>
              <table:table-cell office:value-type="float" office:value="0.00520249">
                <text:p>0.00520249</text:p>
              </table:table-cell>
              <table:table-cell office:value-type="float" office:value="0.0033799">
                <text:p>0.00337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820417">
                <text:p>0.0820417</text:p>
              </table:table-cell>
              <table:table-cell office:value-type="float" office:value="0.00108282">
                <text:p>0.00108282</text:p>
              </table:table-cell>
              <table:table-cell office:value-type="float" office:value="0.0096427">
                <text:p>0.0096427</text:p>
              </table:table-cell>
              <table:table-cell office:value-type="float" office:value="0.00528381">
                <text:p>0.00528381</text:p>
              </table:table-cell>
              <table:table-cell office:value-type="float" office:value="0.00316673">
                <text:p>0.003166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833132">
                <text:p>0.0833132</text:p>
              </table:table-cell>
              <table:table-cell office:value-type="float" office:value="0.00107413">
                <text:p>0.00107413</text:p>
              </table:table-cell>
              <table:table-cell office:value-type="float" office:value="0.00944887">
                <text:p>0.00944887</text:p>
              </table:table-cell>
              <table:table-cell office:value-type="float" office:value="0.00518038">
                <text:p>0.00518038</text:p>
              </table:table-cell>
              <table:table-cell office:value-type="float" office:value="0.0032891">
                <text:p>0.0032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0884431">
                <text:p>0.0884431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0833171">
                <text:p>0.00833171</text:p>
              </table:table-cell>
              <table:table-cell office:value-type="float" office:value="0.00521393">
                <text:p>0.00521393</text:p>
              </table:table-cell>
              <table:table-cell office:value-type="float" office:value="0.00335977">
                <text:p>0.003359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829891">
                <text:p>0.0829891</text:p>
              </table:table-cell>
              <table:table-cell office:value-type="float" office:value="0.00106387">
                <text:p>0.00106387</text:p>
              </table:table-cell>
              <table:table-cell office:value-type="float" office:value="0.00800446">
                <text:p>0.00800446</text:p>
              </table:table-cell>
              <table:table-cell office:value-type="float" office:value="0.00505287">
                <text:p>0.00505287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833345">
                <text:p>0.0833345</text:p>
              </table:table-cell>
              <table:table-cell office:value-type="float" office:value="0.00100307">
                <text:p>0.00100307</text:p>
              </table:table-cell>
              <table:table-cell office:value-type="float" office:value="0.00808776">
                <text:p>0.00808776</text:p>
              </table:table-cell>
              <table:table-cell office:value-type="float" office:value="0.00517288">
                <text:p>0.00517288</text:p>
              </table:table-cell>
              <table:table-cell office:value-type="float" office:value="0.00323739">
                <text:p>0.003237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823579">
                <text:p>0.0823579</text:p>
              </table:table-cell>
              <table:table-cell office:value-type="float" office:value="0.00110097">
                <text:p>0.00110097</text:p>
              </table:table-cell>
              <table:table-cell office:value-type="float" office:value="0.00820934">
                <text:p>0.00820934</text:p>
              </table:table-cell>
              <table:table-cell office:value-type="float" office:value="0.00530828">
                <text:p>0.00530828</text:p>
              </table:table-cell>
              <table:table-cell office:value-type="float" office:value="0.00321489">
                <text:p>0.003214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831561">
                <text:p>0.0831561</text:p>
              </table:table-cell>
              <table:table-cell office:value-type="float" office:value="0.0009936">
                <text:p>0.0009936</text:p>
              </table:table-cell>
              <table:table-cell office:value-type="float" office:value="0.00809802">
                <text:p>0.00809802</text:p>
              </table:table-cell>
              <table:table-cell office:value-type="float" office:value="0.00552737">
                <text:p>0.00552737</text:p>
              </table:table-cell>
              <table:table-cell office:value-type="float" office:value="0.00327766">
                <text:p>0.003277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830704">
                <text:p>0.0830704</text:p>
              </table:table-cell>
              <table:table-cell office:value-type="float" office:value="0.00106624">
                <text:p>0.00106624</text:p>
              </table:table-cell>
              <table:table-cell office:value-type="float" office:value="0.00840553">
                <text:p>0.00840553</text:p>
              </table:table-cell>
              <table:table-cell office:value-type="float" office:value="0.00529131">
                <text:p>0.00529131</text:p>
              </table:table-cell>
              <table:table-cell office:value-type="float" office:value="0.00328318">
                <text:p>0.003283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0831237">
                <text:p>0.0831237</text:p>
              </table:table-cell>
              <table:table-cell office:value-type="float" office:value="0.00101965">
                <text:p>0.00101965</text:p>
              </table:table-cell>
              <table:table-cell office:value-type="float" office:value="0.00821092">
                <text:p>0.00821092</text:p>
              </table:table-cell>
              <table:table-cell office:value-type="float" office:value="0.00544605">
                <text:p>0.00544605</text:p>
              </table:table-cell>
              <table:table-cell office:value-type="float" office:value="0.00328989">
                <text:p>0.003289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0852743">
                <text:p>0.0852743</text:p>
              </table:table-cell>
              <table:table-cell office:value-type="float" office:value="0.00106031">
                <text:p>0.00106031</text:p>
              </table:table-cell>
              <table:table-cell office:value-type="float" office:value="0.00832974">
                <text:p>0.00832974</text:p>
              </table:table-cell>
              <table:table-cell office:value-type="float" office:value="0.00566356">
                <text:p>0.00566356</text:p>
              </table:table-cell>
              <table:table-cell office:value-type="float" office:value="0.00338069">
                <text:p>0.00338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0851153">
                <text:p>0.0851153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804986">
                <text:p>0.00804986</text:p>
              </table:table-cell>
              <table:table-cell office:value-type="float" office:value="0.00600187">
                <text:p>0.00600187</text:p>
              </table:table-cell>
              <table:table-cell office:value-type="float" office:value="0.00322673">
                <text:p>0.003226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0841339">
                <text:p>0.0841339</text:p>
              </table:table-cell>
              <table:table-cell office:value-type="float" office:value="0.00106584">
                <text:p>0.00106584</text:p>
              </table:table-cell>
              <table:table-cell office:value-type="float" office:value="0.00819395">
                <text:p>0.00819395</text:p>
              </table:table-cell>
              <table:table-cell office:value-type="float" office:value="0.0065036">
                <text:p>0.0065036</text:p>
              </table:table-cell>
              <table:table-cell office:value-type="float" office:value="0.0033645">
                <text:p>0.0033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0837924">
                <text:p>0.0837924</text:p>
              </table:table-cell>
              <table:table-cell office:value-type="float" office:value="0.00111716">
                <text:p>0.00111716</text:p>
              </table:table-cell>
              <table:table-cell office:value-type="float" office:value="0.00826263">
                <text:p>0.00826263</text:p>
              </table:table-cell>
              <table:table-cell office:value-type="float" office:value="0.00531775">
                <text:p>0.00531775</text:p>
              </table:table-cell>
              <table:table-cell office:value-type="float" office:value="0.00359583">
                <text:p>0.003595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0841335">
                <text:p>0.0841335</text:p>
              </table:table-cell>
              <table:table-cell office:value-type="float" office:value="0.00110847">
                <text:p>0.00110847</text:p>
              </table:table-cell>
              <table:table-cell office:value-type="float" office:value="0.00813355">
                <text:p>0.00813355</text:p>
              </table:table-cell>
              <table:table-cell office:value-type="float" office:value="0.0052317">
                <text:p>0.0052317</text:p>
              </table:table-cell>
              <table:table-cell office:value-type="float" office:value="0.00324923">
                <text:p>0.003249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0841173">
                <text:p>0.0841173</text:p>
              </table:table-cell>
              <table:table-cell office:value-type="float" office:value="0.00101847">
                <text:p>0.00101847</text:p>
              </table:table-cell>
              <table:table-cell office:value-type="float" office:value="0.00831987">
                <text:p>0.00831987</text:p>
              </table:table-cell>
              <table:table-cell office:value-type="float" office:value="0.00523367">
                <text:p>0.00523367</text:p>
              </table:table-cell>
              <table:table-cell office:value-type="float" office:value="0.00320976">
                <text:p>0.003209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0851386">
                <text:p>0.0851386</text:p>
              </table:table-cell>
              <table:table-cell office:value-type="float" office:value="0.0010611">
                <text:p>0.0010611</text:p>
              </table:table-cell>
              <table:table-cell office:value-type="float" office:value="0.00831514">
                <text:p>0.00831514</text:p>
              </table:table-cell>
              <table:table-cell office:value-type="float" office:value="0.00525657">
                <text:p>0.00525657</text:p>
              </table:table-cell>
              <table:table-cell office:value-type="float" office:value="0.00316318">
                <text:p>0.003163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085538">
                <text:p>0.085538</text:p>
              </table:table-cell>
              <table:table-cell office:value-type="float" office:value="0.0011065">
                <text:p>0.0011065</text:p>
              </table:table-cell>
              <table:table-cell office:value-type="float" office:value="0.00843277">
                <text:p>0.00843277</text:p>
              </table:table-cell>
              <table:table-cell office:value-type="float" office:value="0.0055779">
                <text:p>0.0055779</text:p>
              </table:table-cell>
              <table:table-cell office:value-type="float" office:value="0.00330371">
                <text:p>0.003303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0859727">
                <text:p>0.0859727</text:p>
              </table:table-cell>
              <table:table-cell office:value-type="float" office:value="0.00108005">
                <text:p>0.00108005</text:p>
              </table:table-cell>
              <table:table-cell office:value-type="float" office:value="0.00850264">
                <text:p>0.00850264</text:p>
              </table:table-cell>
              <table:table-cell office:value-type="float" office:value="0.00541684">
                <text:p>0.00541684</text:p>
              </table:table-cell>
              <table:table-cell office:value-type="float" office:value="0.00329818">
                <text:p>0.003298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0853825">
                <text:p>0.0853825</text:p>
              </table:table-cell>
              <table:table-cell office:value-type="float" office:value="0.00113808">
                <text:p>0.00113808</text:p>
              </table:table-cell>
              <table:table-cell office:value-type="float" office:value="0.00809012">
                <text:p>0.00809012</text:p>
              </table:table-cell>
              <table:table-cell office:value-type="float" office:value="0.00559803">
                <text:p>0.00559803</text:p>
              </table:table-cell>
              <table:table-cell office:value-type="float" office:value="0.00324923">
                <text:p>0.003249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0890277">
                <text:p>0.0890277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860568">
                <text:p>0.00860568</text:p>
              </table:table-cell>
              <table:table-cell office:value-type="float" office:value="0.00541684">
                <text:p>0.00541684</text:p>
              </table:table-cell>
              <table:table-cell office:value-type="float" office:value="0.00316476">
                <text:p>0.003164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0854129">
                <text:p>0.0854129</text:p>
              </table:table-cell>
              <table:table-cell office:value-type="float" office:value="0.00108045">
                <text:p>0.00108045</text:p>
              </table:table-cell>
              <table:table-cell office:value-type="float" office:value="0.00885279">
                <text:p>0.00885279</text:p>
              </table:table-cell>
              <table:table-cell office:value-type="float" office:value="0.00533789">
                <text:p>0.00533789</text:p>
              </table:table-cell>
              <table:table-cell office:value-type="float" office:value="0.00329029">
                <text:p>0.003290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0871723">
                <text:p>0.0871723</text:p>
              </table:table-cell>
              <table:table-cell office:value-type="float" office:value="0.0010536">
                <text:p>0.0010536</text:p>
              </table:table-cell>
              <table:table-cell office:value-type="float" office:value="0.00837751">
                <text:p>0.00837751</text:p>
              </table:table-cell>
              <table:table-cell office:value-type="float" office:value="0.0053446">
                <text:p>0.0053446</text:p>
              </table:table-cell>
              <table:table-cell office:value-type="float" office:value="0.00351491">
                <text:p>0.003514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0858017">
                <text:p>0.0858017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0826697">
                <text:p>0.00826697</text:p>
              </table:table-cell>
              <table:table-cell office:value-type="float" office:value="0.00534183">
                <text:p>0.00534183</text:p>
              </table:table-cell>
              <table:table-cell office:value-type="float" office:value="0.00321292">
                <text:p>0.003212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0863122">
                <text:p>0.0863122</text:p>
              </table:table-cell>
              <table:table-cell office:value-type="float" office:value="0.00102479">
                <text:p>0.00102479</text:p>
              </table:table-cell>
              <table:table-cell office:value-type="float" office:value="0.00827803">
                <text:p>0.00827803</text:p>
              </table:table-cell>
              <table:table-cell office:value-type="float" office:value="0.00530473">
                <text:p>0.00530473</text:p>
              </table:table-cell>
              <table:table-cell office:value-type="float" office:value="0.00328318">
                <text:p>0.003283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0865885">
                <text:p>0.0865885</text:p>
              </table:table-cell>
              <table:table-cell office:value-type="float" office:value="0.00110926">
                <text:p>0.00110926</text:p>
              </table:table-cell>
              <table:table-cell office:value-type="float" office:value="0.00885319">
                <text:p>0.00885319</text:p>
              </table:table-cell>
              <table:table-cell office:value-type="float" office:value="0.00646768">
                <text:p>0.00646768</text:p>
              </table:table-cell>
              <table:table-cell office:value-type="float" office:value="0.00327213">
                <text:p>0.003272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0865731">
                <text:p>0.0865731</text:p>
              </table:table-cell>
              <table:table-cell office:value-type="float" office:value="0.000975441">
                <text:p>0.000975441</text:p>
              </table:table-cell>
              <table:table-cell office:value-type="float" office:value="0.00849712">
                <text:p>0.00849712</text:p>
              </table:table-cell>
              <table:table-cell office:value-type="float" office:value="0.00550921">
                <text:p>0.00550921</text:p>
              </table:table-cell>
              <table:table-cell office:value-type="float" office:value="0.00316673">
                <text:p>0.003166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0869398">
                <text:p>0.0869398</text:p>
              </table:table-cell>
              <table:table-cell office:value-type="float" office:value="0.00126124">
                <text:p>0.00126124</text:p>
              </table:table-cell>
              <table:table-cell office:value-type="float" office:value="0.0100047">
                <text:p>0.0100047</text:p>
              </table:table-cell>
              <table:table-cell office:value-type="float" office:value="0.00544329">
                <text:p>0.00544329</text:p>
              </table:table-cell>
              <table:table-cell office:value-type="float" office:value="0.00324726">
                <text:p>0.003247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0875943">
                <text:p>0.0875943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0888477">
                <text:p>0.00888477</text:p>
              </table:table-cell>
              <table:table-cell office:value-type="float" office:value="0.00534105">
                <text:p>0.00534105</text:p>
              </table:table-cell>
              <table:table-cell office:value-type="float" office:value="0.00348846">
                <text:p>0.003488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0877187">
                <text:p>0.0877187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00865936">
                <text:p>0.00865936</text:p>
              </table:table-cell>
              <table:table-cell office:value-type="float" office:value="0.00536276">
                <text:p>0.00536276</text:p>
              </table:table-cell>
              <table:table-cell office:value-type="float" office:value="0.00348767">
                <text:p>0.003487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0876066">
                <text:p>0.0876066</text:p>
              </table:table-cell>
              <table:table-cell office:value-type="float" office:value="0.00104926">
                <text:p>0.00104926</text:p>
              </table:table-cell>
              <table:table-cell office:value-type="float" office:value="0.00834356">
                <text:p>0.00834356</text:p>
              </table:table-cell>
              <table:table-cell office:value-type="float" office:value="0.00550882">
                <text:p>0.00550882</text:p>
              </table:table-cell>
              <table:table-cell office:value-type="float" office:value="0.00331318">
                <text:p>0.003313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0881659">
                <text:p>0.0881659</text:p>
              </table:table-cell>
              <table:table-cell office:value-type="float" office:value="0.00109387">
                <text:p>0.00109387</text:p>
              </table:table-cell>
              <table:table-cell office:value-type="float" office:value="0.00861199">
                <text:p>0.00861199</text:p>
              </table:table-cell>
              <table:table-cell office:value-type="float" office:value="0.00571291">
                <text:p>0.00571291</text:p>
              </table:table-cell>
              <table:table-cell office:value-type="float" office:value="0.00323423">
                <text:p>0.003234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087487">
                <text:p>0.087487</text:p>
              </table:table-cell>
              <table:table-cell office:value-type="float" office:value="0.00106939">
                <text:p>0.00106939</text:p>
              </table:table-cell>
              <table:table-cell office:value-type="float" office:value="0.00870318">
                <text:p>0.00870318</text:p>
              </table:table-cell>
              <table:table-cell office:value-type="float" office:value="0.00530631">
                <text:p>0.00530631</text:p>
              </table:table-cell>
              <table:table-cell office:value-type="float" office:value="0.003372">
                <text:p>0.0033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0873231">
                <text:p>0.0873231</text:p>
              </table:table-cell>
              <table:table-cell office:value-type="float" office:value="0.001054">
                <text:p>0.001054</text:p>
              </table:table-cell>
              <table:table-cell office:value-type="float" office:value="0.00863883">
                <text:p>0.00863883</text:p>
              </table:table-cell>
              <table:table-cell office:value-type="float" office:value="0.00531736">
                <text:p>0.00531736</text:p>
              </table:table-cell>
              <table:table-cell office:value-type="float" office:value="0.00332463">
                <text:p>0.003324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0882599">
                <text:p>0.0882599</text:p>
              </table:table-cell>
              <table:table-cell office:value-type="float" office:value="0.00105676">
                <text:p>0.00105676</text:p>
              </table:table-cell>
              <table:table-cell office:value-type="float" office:value="0.00880621">
                <text:p>0.00880621</text:p>
              </table:table-cell>
              <table:table-cell office:value-type="float" office:value="0.00551355">
                <text:p>0.00551355</text:p>
              </table:table-cell>
              <table:table-cell office:value-type="float" office:value="0.00327647">
                <text:p>0.003276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087571">
                <text:p>0.087571</text:p>
              </table:table-cell>
              <table:table-cell office:value-type="float" office:value="0.000990047">
                <text:p>0.000990047</text:p>
              </table:table-cell>
              <table:table-cell office:value-type="float" office:value="0.00856975">
                <text:p>0.00856975</text:p>
              </table:table-cell>
              <table:table-cell office:value-type="float" office:value="0.00529446">
                <text:p>0.00529446</text:p>
              </table:table-cell>
              <table:table-cell office:value-type="float" office:value="0.00320226">
                <text:p>0.00320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0897252">
                <text:p>0.0897252</text:p>
              </table:table-cell>
              <table:table-cell office:value-type="float" office:value="0.00106781">
                <text:p>0.00106781</text:p>
              </table:table-cell>
              <table:table-cell office:value-type="float" office:value="0.0084379">
                <text:p>0.0084379</text:p>
              </table:table-cell>
              <table:table-cell office:value-type="float" office:value="0.00568567">
                <text:p>0.00568567</text:p>
              </table:table-cell>
              <table:table-cell office:value-type="float" office:value="0.00321292">
                <text:p>0.003212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088325">
                <text:p>0.088325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0865186">
                <text:p>0.00865186</text:p>
              </table:table-cell>
              <table:table-cell office:value-type="float" office:value="0.00549184">
                <text:p>0.00549184</text:p>
              </table:table-cell>
              <table:table-cell office:value-type="float" office:value="0.00329463">
                <text:p>0.003294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0881446">
                <text:p>0.0881446</text:p>
              </table:table-cell>
              <table:table-cell office:value-type="float" office:value="0.00107768">
                <text:p>0.00107768</text:p>
              </table:table-cell>
              <table:table-cell office:value-type="float" office:value="0.00843396">
                <text:p>0.00843396</text:p>
              </table:table-cell>
              <table:table-cell office:value-type="float" office:value="0.00547408">
                <text:p>0.00547408</text:p>
              </table:table-cell>
              <table:table-cell office:value-type="float" office:value="0.00318252">
                <text:p>0.003182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0892089">
                <text:p>0.0892089</text:p>
              </table:table-cell>
              <table:table-cell office:value-type="float" office:value="0.00103387">
                <text:p>0.00103387</text:p>
              </table:table-cell>
              <table:table-cell office:value-type="float" office:value="0.00869805">
                <text:p>0.00869805</text:p>
              </table:table-cell>
              <table:table-cell office:value-type="float" office:value="0.00616648">
                <text:p>0.00616648</text:p>
              </table:table-cell>
              <table:table-cell office:value-type="float" office:value="0.00325516">
                <text:p>0.003255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0900884">
                <text:p>0.0900884</text:p>
              </table:table-cell>
              <table:table-cell office:value-type="float" office:value="0.00108282">
                <text:p>0.00108282</text:p>
              </table:table-cell>
              <table:table-cell office:value-type="float" office:value="0.0104914">
                <text:p>0.0104914</text:p>
              </table:table-cell>
              <table:table-cell office:value-type="float" office:value="0.005495">
                <text:p>0.005495</text:p>
              </table:table-cell>
              <table:table-cell office:value-type="float" office:value="0.0032745">
                <text:p>0.00327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0890451">
                <text:p>0.0890451</text:p>
              </table:table-cell>
              <table:table-cell office:value-type="float" office:value="0.00100228">
                <text:p>0.00100228</text:p>
              </table:table-cell>
              <table:table-cell office:value-type="float" office:value="0.0100884">
                <text:p>0.0100884</text:p>
              </table:table-cell>
              <table:table-cell office:value-type="float" office:value="0.00554474">
                <text:p>0.00554474</text:p>
              </table:table-cell>
              <table:table-cell office:value-type="float" office:value="0.00323463">
                <text:p>0.003234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0895582">
                <text:p>0.0895582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10476">
                <text:p>0.010476</text:p>
              </table:table-cell>
              <table:table-cell office:value-type="float" office:value="0.00578041">
                <text:p>0.00578041</text:p>
              </table:table-cell>
              <table:table-cell office:value-type="float" office:value="0.00337437">
                <text:p>0.003374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0897694">
                <text:p>0.0897694</text:p>
              </table:table-cell>
              <table:table-cell office:value-type="float" office:value="0.00107334">
                <text:p>0.00107334</text:p>
              </table:table-cell>
              <table:table-cell office:value-type="float" office:value="0.00944137">
                <text:p>0.00944137</text:p>
              </table:table-cell>
              <table:table-cell office:value-type="float" office:value="0.00553053">
                <text:p>0.00553053</text:p>
              </table:table-cell>
              <table:table-cell office:value-type="float" office:value="0.00321726">
                <text:p>0.003217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0889487">
                <text:p>0.0889487</text:p>
              </table:table-cell>
              <table:table-cell office:value-type="float" office:value="0.00113966">
                <text:p>0.00113966</text:p>
              </table:table-cell>
              <table:table-cell office:value-type="float" office:value="0.00895819">
                <text:p>0.00895819</text:p>
              </table:table-cell>
              <table:table-cell office:value-type="float" office:value="0.00576738">
                <text:p>0.00576738</text:p>
              </table:table-cell>
              <table:table-cell office:value-type="float" office:value="0.00330687">
                <text:p>0.003306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0896226">
                <text:p>0.0896226</text:p>
              </table:table-cell>
              <table:table-cell office:value-type="float" office:value="0.00103189">
                <text:p>0.00103189</text:p>
              </table:table-cell>
              <table:table-cell office:value-type="float" office:value="0.00857173">
                <text:p>0.00857173</text:p>
              </table:table-cell>
              <table:table-cell office:value-type="float" office:value="0.00562053">
                <text:p>0.00562053</text:p>
              </table:table-cell>
              <table:table-cell office:value-type="float" office:value="0.00322713">
                <text:p>0.003227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0895796">
                <text:p>0.0895796</text:p>
              </table:table-cell>
              <table:table-cell office:value-type="float" office:value="0.00123914">
                <text:p>0.00123914</text:p>
              </table:table-cell>
              <table:table-cell office:value-type="float" office:value="0.0101981">
                <text:p>0.0101981</text:p>
              </table:table-cell>
              <table:table-cell office:value-type="float" office:value="0.00547645">
                <text:p>0.00547645</text:p>
              </table:table-cell>
              <table:table-cell office:value-type="float" office:value="0.00340595">
                <text:p>0.003405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0897382">
                <text:p>0.0897382</text:p>
              </table:table-cell>
              <table:table-cell office:value-type="float" office:value="0.00106545">
                <text:p>0.00106545</text:p>
              </table:table-cell>
              <table:table-cell office:value-type="float" office:value="0.0101054">
                <text:p>0.0101054</text:p>
              </table:table-cell>
              <table:table-cell office:value-type="float" office:value="0.00558974">
                <text:p>0.00558974</text:p>
              </table:table-cell>
              <table:table-cell office:value-type="float" office:value="0.00323265">
                <text:p>0.003232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09021">
                <text:p>0.09021</text:p>
              </table:table-cell>
              <table:table-cell office:value-type="float" office:value="0.00115663">
                <text:p>0.00115663</text:p>
              </table:table-cell>
              <table:table-cell office:value-type="float" office:value="0.00883503">
                <text:p>0.00883503</text:p>
              </table:table-cell>
              <table:table-cell office:value-type="float" office:value="0.00551513">
                <text:p>0.00551513</text:p>
              </table:table-cell>
              <table:table-cell office:value-type="float" office:value="0.00323423">
                <text:p>0.003234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0900339">
                <text:p>0.0900339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00860094">
                <text:p>0.00860094</text:p>
              </table:table-cell>
              <table:table-cell office:value-type="float" office:value="0.0055325">
                <text:p>0.0055325</text:p>
              </table:table-cell>
              <table:table-cell office:value-type="float" office:value="0.00329463">
                <text:p>0.003294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0912399">
                <text:p>0.0912399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850067">
                <text:p>0.00850067</text:p>
              </table:table-cell>
              <table:table-cell office:value-type="float" office:value="0.0056308">
                <text:p>0.0056308</text:p>
              </table:table-cell>
              <table:table-cell office:value-type="float" office:value="0.00322081">
                <text:p>0.003220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0904117">
                <text:p>0.0904117</text:p>
              </table:table-cell>
              <table:table-cell office:value-type="float" office:value="0.00105163">
                <text:p>0.00105163</text:p>
              </table:table-cell>
              <table:table-cell office:value-type="float" office:value="0.00943703">
                <text:p>0.00943703</text:p>
              </table:table-cell>
              <table:table-cell office:value-type="float" office:value="0.00577962">
                <text:p>0.00577962</text:p>
              </table:table-cell>
              <table:table-cell office:value-type="float" office:value="0.00325476">
                <text:p>0.003254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0914874">
                <text:p>0.0914874</text:p>
              </table:table-cell>
              <table:table-cell office:value-type="float" office:value="0.00105676">
                <text:p>0.00105676</text:p>
              </table:table-cell>
              <table:table-cell office:value-type="float" office:value="0.00912044">
                <text:p>0.00912044</text:p>
              </table:table-cell>
              <table:table-cell office:value-type="float" office:value="0.00558816">
                <text:p>0.00558816</text:p>
              </table:table-cell>
              <table:table-cell office:value-type="float" office:value="0.00328989">
                <text:p>0.003289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0903643">
                <text:p>0.0903643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897477">
                <text:p>0.00897477</text:p>
              </table:table-cell>
              <table:table-cell office:value-type="float" office:value="0.00641794">
                <text:p>0.00641794</text:p>
              </table:table-cell>
              <table:table-cell office:value-type="float" office:value="0.00327568">
                <text:p>0.003275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0922011">
                <text:p>0.0922011</text:p>
              </table:table-cell>
              <table:table-cell office:value-type="float" office:value="0.00102439">
                <text:p>0.00102439</text:p>
              </table:table-cell>
              <table:table-cell office:value-type="float" office:value="0.00880503">
                <text:p>0.00880503</text:p>
              </table:table-cell>
              <table:table-cell office:value-type="float" office:value="0.00581673">
                <text:p>0.00581673</text:p>
              </table:table-cell>
              <table:table-cell office:value-type="float" office:value="0.00321963">
                <text:p>0.00321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0916173">
                <text:p>0.0916173</text:p>
              </table:table-cell>
              <table:table-cell office:value-type="float" office:value="0.0010765">
                <text:p>0.0010765</text:p>
              </table:table-cell>
              <table:table-cell office:value-type="float" office:value="0.0105459">
                <text:p>0.0105459</text:p>
              </table:table-cell>
              <table:table-cell office:value-type="float" office:value="0.00560908">
                <text:p>0.00560908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0910271">
                <text:p>0.0910271</text:p>
              </table:table-cell>
              <table:table-cell office:value-type="float" office:value="0.001039">
                <text:p>0.001039</text:p>
              </table:table-cell>
              <table:table-cell office:value-type="float" office:value="0.00925702">
                <text:p>0.00925702</text:p>
              </table:table-cell>
              <table:table-cell office:value-type="float" office:value="0.00642465">
                <text:p>0.00642465</text:p>
              </table:table-cell>
              <table:table-cell office:value-type="float" office:value="0.00322989">
                <text:p>0.003229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0925564">
                <text:p>0.0925564</text:p>
              </table:table-cell>
              <table:table-cell office:value-type="float" office:value="0.00122572">
                <text:p>0.00122572</text:p>
              </table:table-cell>
              <table:table-cell office:value-type="float" office:value="0.0089203">
                <text:p>0.0089203</text:p>
              </table:table-cell>
              <table:table-cell office:value-type="float" office:value="0.0069481">
                <text:p>0.0069481</text:p>
              </table:table-cell>
              <table:table-cell office:value-type="float" office:value="0.00332424">
                <text:p>0.003324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0936526">
                <text:p>0.0936526</text:p>
              </table:table-cell>
              <table:table-cell office:value-type="float" office:value="0.00113216">
                <text:p>0.00113216</text:p>
              </table:table-cell>
              <table:table-cell office:value-type="float" office:value="0.0089428">
                <text:p>0.0089428</text:p>
              </table:table-cell>
              <table:table-cell office:value-type="float" office:value="0.00564895">
                <text:p>0.00564895</text:p>
              </table:table-cell>
              <table:table-cell office:value-type="float" office:value="0.00326581">
                <text:p>0.003265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0948259">
                <text:p>0.0948259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00916978">
                <text:p>0.00916978</text:p>
              </table:table-cell>
              <table:table-cell office:value-type="float" office:value="0.00561816">
                <text:p>0.00561816</text:p>
              </table:table-cell>
              <table:table-cell office:value-type="float" office:value="0.00324292">
                <text:p>0.003242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0925833">
                <text:p>0.0925833</text:p>
              </table:table-cell>
              <table:table-cell office:value-type="float" office:value="0.0010761">
                <text:p>0.0010761</text:p>
              </table:table-cell>
              <table:table-cell office:value-type="float" office:value="0.00925465">
                <text:p>0.00925465</text:p>
              </table:table-cell>
              <table:table-cell office:value-type="float" office:value="0.00592173">
                <text:p>0.00592173</text:p>
              </table:table-cell>
              <table:table-cell office:value-type="float" office:value="0.00324845">
                <text:p>0.003248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0928288">
                <text:p>0.0928288</text:p>
              </table:table-cell>
              <table:table-cell office:value-type="float" office:value="0.00118387">
                <text:p>0.00118387</text:p>
              </table:table-cell>
              <table:table-cell office:value-type="float" office:value="0.0092211">
                <text:p>0.0092211</text:p>
              </table:table-cell>
              <table:table-cell office:value-type="float" office:value="0.0058112">
                <text:p>0.0058112</text:p>
              </table:table-cell>
              <table:table-cell office:value-type="float" office:value="0.00366689">
                <text:p>0.003666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0933029">
                <text:p>0.0933029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00981718">
                <text:p>0.00981718</text:p>
              </table:table-cell>
              <table:table-cell office:value-type="float" office:value="0.00563593">
                <text:p>0.00563593</text:p>
              </table:table-cell>
              <table:table-cell office:value-type="float" office:value="0.00327016">
                <text:p>0.003270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0932654">
                <text:p>0.0932654</text:p>
              </table:table-cell>
              <table:table-cell office:value-type="float" office:value="0.001099">
                <text:p>0.001099</text:p>
              </table:table-cell>
              <table:table-cell office:value-type="float" office:value="0.00885042">
                <text:p>0.00885042</text:p>
              </table:table-cell>
              <table:table-cell office:value-type="float" office:value="0.00588265">
                <text:p>0.00588265</text:p>
              </table:table-cell>
              <table:table-cell office:value-type="float" office:value="0.00320344">
                <text:p>0.003203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0933479">
                <text:p>0.0933479</text:p>
              </table:table-cell>
              <table:table-cell office:value-type="float" office:value="0.00106663">
                <text:p>0.00106663</text:p>
              </table:table-cell>
              <table:table-cell office:value-type="float" office:value="0.00893648">
                <text:p>0.00893648</text:p>
              </table:table-cell>
              <table:table-cell office:value-type="float" office:value="0.00578988">
                <text:p>0.00578988</text:p>
              </table:table-cell>
              <table:table-cell office:value-type="float" office:value="0.00339648">
                <text:p>0.003396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0970783">
                <text:p>0.0970783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088895">
                <text:p>0.0088895</text:p>
              </table:table-cell>
              <table:table-cell office:value-type="float" office:value="0.00564066">
                <text:p>0.00564066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0944161">
                <text:p>0.0944161</text:p>
              </table:table-cell>
              <table:table-cell office:value-type="float" office:value="0.00120322">
                <text:p>0.00120322</text:p>
              </table:table-cell>
              <table:table-cell office:value-type="float" office:value="0.00926531">
                <text:p>0.00926531</text:p>
              </table:table-cell>
              <table:table-cell office:value-type="float" office:value="0.0062099">
                <text:p>0.0062099</text:p>
              </table:table-cell>
              <table:table-cell office:value-type="float" office:value="0.00329345">
                <text:p>0.00329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0947868">
                <text:p>0.0947868</text:p>
              </table:table-cell>
              <table:table-cell office:value-type="float" office:value="0.00112703">
                <text:p>0.00112703</text:p>
              </table:table-cell>
              <table:table-cell office:value-type="float" office:value="0.0090182">
                <text:p>0.0090182</text:p>
              </table:table-cell>
              <table:table-cell office:value-type="float" office:value="0.00581594">
                <text:p>0.00581594</text:p>
              </table:table-cell>
              <table:table-cell office:value-type="float" office:value="0.00339608">
                <text:p>0.003396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0953631">
                <text:p>0.0953631</text:p>
              </table:table-cell>
              <table:table-cell office:value-type="float" office:value="0.00102597">
                <text:p>0.00102597</text:p>
              </table:table-cell>
              <table:table-cell office:value-type="float" office:value="0.00922978">
                <text:p>0.00922978</text:p>
              </table:table-cell>
              <table:table-cell office:value-type="float" office:value="0.00615977">
                <text:p>0.00615977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095101">
                <text:p>0.095101</text:p>
              </table:table-cell>
              <table:table-cell office:value-type="float" office:value="0.00115506">
                <text:p>0.00115506</text:p>
              </table:table-cell>
              <table:table-cell office:value-type="float" office:value="0.00885003">
                <text:p>0.00885003</text:p>
              </table:table-cell>
              <table:table-cell office:value-type="float" office:value="0.00586252">
                <text:p>0.00586252</text:p>
              </table:table-cell>
              <table:table-cell office:value-type="float" office:value="0.00323858">
                <text:p>0.003238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0943904">
                <text:p>0.0943904</text:p>
              </table:table-cell>
              <table:table-cell office:value-type="float" office:value="0.00107374">
                <text:p>0.00107374</text:p>
              </table:table-cell>
              <table:table-cell office:value-type="float" office:value="0.00898069">
                <text:p>0.00898069</text:p>
              </table:table-cell>
              <table:table-cell office:value-type="float" office:value="0.00557987">
                <text:p>0.00557987</text:p>
              </table:table-cell>
              <table:table-cell office:value-type="float" office:value="0.00331674">
                <text:p>0.003316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096534">
                <text:p>0.096534</text:p>
              </table:table-cell>
              <table:table-cell office:value-type="float" office:value="0.00110571">
                <text:p>0.00110571</text:p>
              </table:table-cell>
              <table:table-cell office:value-type="float" office:value="0.00884174">
                <text:p>0.00884174</text:p>
              </table:table-cell>
              <table:table-cell office:value-type="float" office:value="0.00617359">
                <text:p>0.00617359</text:p>
              </table:table-cell>
              <table:table-cell office:value-type="float" office:value="0.00330608">
                <text:p>0.003306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0952707">
                <text:p>0.0952707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897438">
                <text:p>0.00897438</text:p>
              </table:table-cell>
              <table:table-cell office:value-type="float" office:value="0.00594305">
                <text:p>0.00594305</text:p>
              </table:table-cell>
              <table:table-cell office:value-type="float" office:value="0.00323384">
                <text:p>0.003233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0961286">
                <text:p>0.0961286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0971375">
                <text:p>0.00971375</text:p>
              </table:table-cell>
              <table:table-cell office:value-type="float" office:value="0.00580409">
                <text:p>0.00580409</text:p>
              </table:table-cell>
              <table:table-cell office:value-type="float" office:value="0.00330253">
                <text:p>0.003302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0946123">
                <text:p>0.0946123</text:p>
              </table:table-cell>
              <table:table-cell office:value-type="float" office:value="0.00112703">
                <text:p>0.00112703</text:p>
              </table:table-cell>
              <table:table-cell office:value-type="float" office:value="0.00903833">
                <text:p>0.00903833</text:p>
              </table:table-cell>
              <table:table-cell office:value-type="float" office:value="0.00734404">
                <text:p>0.00734404</text:p>
              </table:table-cell>
              <table:table-cell office:value-type="float" office:value="0.00329029">
                <text:p>0.003290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0948847">
                <text:p>0.0948847</text:p>
              </table:table-cell>
              <table:table-cell office:value-type="float" office:value="0.00109071">
                <text:p>0.00109071</text:p>
              </table:table-cell>
              <table:table-cell office:value-type="float" office:value="0.00904662">
                <text:p>0.00904662</text:p>
              </table:table-cell>
              <table:table-cell office:value-type="float" office:value="0.00635715">
                <text:p>0.00635715</text:p>
              </table:table-cell>
              <table:table-cell office:value-type="float" office:value="0.00336924">
                <text:p>0.003369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0960918">
                <text:p>0.0960918</text:p>
              </table:table-cell>
              <table:table-cell office:value-type="float" office:value="0.0011144">
                <text:p>0.0011144</text:p>
              </table:table-cell>
              <table:table-cell office:value-type="float" office:value="0.00967231">
                <text:p>0.00967231</text:p>
              </table:table-cell>
              <table:table-cell office:value-type="float" office:value="0.00600818">
                <text:p>0.00600818</text:p>
              </table:table-cell>
              <table:table-cell office:value-type="float" office:value="0.00331674">
                <text:p>0.003316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0953963">
                <text:p>0.0953963</text:p>
              </table:table-cell>
              <table:table-cell office:value-type="float" office:value="0.00108439">
                <text:p>0.00108439</text:p>
              </table:table-cell>
              <table:table-cell office:value-type="float" office:value="0.00942677">
                <text:p>0.00942677</text:p>
              </table:table-cell>
              <table:table-cell office:value-type="float" office:value="0.00614674">
                <text:p>0.00614674</text:p>
              </table:table-cell>
              <table:table-cell office:value-type="float" office:value="0.00325239">
                <text:p>0.003252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0962296">
                <text:p>0.0962296</text:p>
              </table:table-cell>
              <table:table-cell office:value-type="float" office:value="0.00109861">
                <text:p>0.00109861</text:p>
              </table:table-cell>
              <table:table-cell office:value-type="float" office:value="0.00896885">
                <text:p>0.00896885</text:p>
              </table:table-cell>
              <table:table-cell office:value-type="float" office:value="0.0056983">
                <text:p>0.0056983</text:p>
              </table:table-cell>
              <table:table-cell office:value-type="float" office:value="0.00315291">
                <text:p>0.003152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0960307">
                <text:p>0.0960307</text:p>
              </table:table-cell>
              <table:table-cell office:value-type="float" office:value="0.00102834">
                <text:p>0.00102834</text:p>
              </table:table-cell>
              <table:table-cell office:value-type="float" office:value="0.00900359">
                <text:p>0.00900359</text:p>
              </table:table-cell>
              <table:table-cell office:value-type="float" office:value="0.00643926">
                <text:p>0.00643926</text:p>
              </table:table-cell>
              <table:table-cell office:value-type="float" office:value="0.00348411">
                <text:p>0.003484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098109">
                <text:p>0.098109</text:p>
              </table:table-cell>
              <table:table-cell office:value-type="float" office:value="0.00109071">
                <text:p>0.00109071</text:p>
              </table:table-cell>
              <table:table-cell office:value-type="float" office:value="0.00972244">
                <text:p>0.00972244</text:p>
              </table:table-cell>
              <table:table-cell office:value-type="float" office:value="0.00573304">
                <text:p>0.00573304</text:p>
              </table:table-cell>
              <table:table-cell office:value-type="float" office:value="0.00342214">
                <text:p>0.003422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0966358">
                <text:p>0.0966358</text:p>
              </table:table-cell>
              <table:table-cell office:value-type="float" office:value="0.00102044">
                <text:p>0.00102044</text:p>
              </table:table-cell>
              <table:table-cell office:value-type="float" office:value="0.00900793">
                <text:p>0.00900793</text:p>
              </table:table-cell>
              <table:table-cell office:value-type="float" office:value="0.00572948">
                <text:p>0.00572948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0966733">
                <text:p>0.0966733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00904859">
                <text:p>0.00904859</text:p>
              </table:table-cell>
              <table:table-cell office:value-type="float" office:value="0.00610332">
                <text:p>0.00610332</text:p>
              </table:table-cell>
              <table:table-cell office:value-type="float" office:value="0.00326147">
                <text:p>0.003261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10098">
                <text:p>0.10098</text:p>
              </table:table-cell>
              <table:table-cell office:value-type="float" office:value="0.00106031">
                <text:p>0.00106031</text:p>
              </table:table-cell>
              <table:table-cell office:value-type="float" office:value="0.00918676">
                <text:p>0.00918676</text:p>
              </table:table-cell>
              <table:table-cell office:value-type="float" office:value="0.00600897">
                <text:p>0.00600897</text:p>
              </table:table-cell>
              <table:table-cell office:value-type="float" office:value="0.00322831">
                <text:p>0.003228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09644">
                <text:p>0.09644</text:p>
              </table:table-cell>
              <table:table-cell office:value-type="float" office:value="0.00118308">
                <text:p>0.00118308</text:p>
              </table:table-cell>
              <table:table-cell office:value-type="float" office:value="0.00946624">
                <text:p>0.00946624</text:p>
              </table:table-cell>
              <table:table-cell office:value-type="float" office:value="0.00618898">
                <text:p>0.00618898</text:p>
              </table:table-cell>
              <table:table-cell office:value-type="float" office:value="0.00362386">
                <text:p>0.003623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0979464">
                <text:p>0.0979464</text:p>
              </table:table-cell>
              <table:table-cell office:value-type="float" office:value="0.00109782">
                <text:p>0.00109782</text:p>
              </table:table-cell>
              <table:table-cell office:value-type="float" office:value="0.00959454">
                <text:p>0.00959454</text:p>
              </table:table-cell>
              <table:table-cell office:value-type="float" office:value="0.0059316">
                <text:p>0.0059316</text:p>
              </table:table-cell>
              <table:table-cell office:value-type="float" office:value="0.00328595">
                <text:p>0.003285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0967317">
                <text:p>0.0967317</text:p>
              </table:table-cell>
              <table:table-cell office:value-type="float" office:value="0.0011065">
                <text:p>0.0011065</text:p>
              </table:table-cell>
              <table:table-cell office:value-type="float" office:value="0.00928387">
                <text:p>0.00928387</text:p>
              </table:table-cell>
              <table:table-cell office:value-type="float" office:value="0.00597976">
                <text:p>0.00597976</text:p>
              </table:table-cell>
              <table:table-cell office:value-type="float" office:value="0.0032291">
                <text:p>0.00322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0972583">
                <text:p>0.0972583</text:p>
              </table:table-cell>
              <table:table-cell office:value-type="float" office:value="0.00107018">
                <text:p>0.00107018</text:p>
              </table:table-cell>
              <table:table-cell office:value-type="float" office:value="0.0103083">
                <text:p>0.0103083</text:p>
              </table:table-cell>
              <table:table-cell office:value-type="float" office:value="0.00671637">
                <text:p>0.00671637</text:p>
              </table:table-cell>
              <table:table-cell office:value-type="float" office:value="0.00319199">
                <text:p>0.003191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0977968">
                <text:p>0.0977968</text:p>
              </table:table-cell>
              <table:table-cell office:value-type="float" office:value="0.00107137">
                <text:p>0.00107137</text:p>
              </table:table-cell>
              <table:table-cell office:value-type="float" office:value="0.0103769">
                <text:p>0.0103769</text:p>
              </table:table-cell>
              <table:table-cell office:value-type="float" office:value="0.00633938">
                <text:p>0.00633938</text:p>
              </table:table-cell>
              <table:table-cell office:value-type="float" office:value="0.00320384">
                <text:p>0.003203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0972785">
                <text:p>0.0972785</text:p>
              </table:table-cell>
              <table:table-cell office:value-type="float" office:value="0.00105913">
                <text:p>0.00105913</text:p>
              </table:table-cell>
              <table:table-cell office:value-type="float" office:value="0.00925189">
                <text:p>0.00925189</text:p>
              </table:table-cell>
              <table:table-cell office:value-type="float" office:value="0.00602476">
                <text:p>0.00602476</text:p>
              </table:table-cell>
              <table:table-cell office:value-type="float" office:value="0.00320581">
                <text:p>0.00320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0982208">
                <text:p>0.0982208</text:p>
              </table:table-cell>
              <table:table-cell office:value-type="float" office:value="0.00110176">
                <text:p>0.00110176</text:p>
              </table:table-cell>
              <table:table-cell office:value-type="float" office:value="0.00920531">
                <text:p>0.00920531</text:p>
              </table:table-cell>
              <table:table-cell office:value-type="float" office:value="0.00600068">
                <text:p>0.00600068</text:p>
              </table:table-cell>
              <table:table-cell office:value-type="float" office:value="0.00321726">
                <text:p>0.003217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0997264">
                <text:p>0.0997264</text:p>
              </table:table-cell>
              <table:table-cell office:value-type="float" office:value="0.00104531">
                <text:p>0.00104531</text:p>
              </table:table-cell>
              <table:table-cell office:value-type="float" office:value="0.00926689">
                <text:p>0.00926689</text:p>
              </table:table-cell>
              <table:table-cell office:value-type="float" office:value="0.00654071">
                <text:p>0.00654071</text:p>
              </table:table-cell>
              <table:table-cell office:value-type="float" office:value="0.00324884">
                <text:p>0.003248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0983514">
                <text:p>0.0983514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00919662">
                <text:p>0.00919662</text:p>
              </table:table-cell>
              <table:table-cell office:value-type="float" office:value="0.00633307">
                <text:p>0.00633307</text:p>
              </table:table-cell>
              <table:table-cell office:value-type="float" office:value="0.00320068">
                <text:p>0.003200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10093">
                <text:p>0.10093</text:p>
              </table:table-cell>
              <table:table-cell office:value-type="float" office:value="0.00105952">
                <text:p>0.00105952</text:p>
              </table:table-cell>
              <table:table-cell office:value-type="float" office:value="0.0100422">
                <text:p>0.0100422</text:p>
              </table:table-cell>
              <table:table-cell office:value-type="float" office:value="0.00604647">
                <text:p>0.00604647</text:p>
              </table:table-cell>
              <table:table-cell office:value-type="float" office:value="0.00315805">
                <text:p>0.003158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0997496">
                <text:p>0.0997496</text:p>
              </table:table-cell>
              <table:table-cell office:value-type="float" office:value="0.00107255">
                <text:p>0.00107255</text:p>
              </table:table-cell>
              <table:table-cell office:value-type="float" office:value="0.00939716">
                <text:p>0.00939716</text:p>
              </table:table-cell>
              <table:table-cell office:value-type="float" office:value="0.00626438">
                <text:p>0.00626438</text:p>
              </table:table-cell>
              <table:table-cell office:value-type="float" office:value="0.00323937">
                <text:p>0.003239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100971">
                <text:p>0.100971</text:p>
              </table:table-cell>
              <table:table-cell office:value-type="float" office:value="0.00108913">
                <text:p>0.00108913</text:p>
              </table:table-cell>
              <table:table-cell office:value-type="float" office:value="0.00947098">
                <text:p>0.00947098</text:p>
              </table:table-cell>
              <table:table-cell office:value-type="float" office:value="0.00601766">
                <text:p>0.00601766</text:p>
              </table:table-cell>
              <table:table-cell office:value-type="float" office:value="0.00328595">
                <text:p>0.003285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0997848">
                <text:p>0.0997848</text:p>
              </table:table-cell>
              <table:table-cell office:value-type="float" office:value="0.00102676">
                <text:p>0.00102676</text:p>
              </table:table-cell>
              <table:table-cell office:value-type="float" office:value="0.00953335">
                <text:p>0.00953335</text:p>
              </table:table-cell>
              <table:table-cell office:value-type="float" office:value="0.00628175">
                <text:p>0.00628175</text:p>
              </table:table-cell>
              <table:table-cell office:value-type="float" office:value="0.00321055">
                <text:p>0.003210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0998025">
                <text:p>0.0998025</text:p>
              </table:table-cell>
              <table:table-cell office:value-type="float" office:value="0.00107531">
                <text:p>0.00107531</text:p>
              </table:table-cell>
              <table:table-cell office:value-type="float" office:value="0.00912675">
                <text:p>0.00912675</text:p>
              </table:table-cell>
              <table:table-cell office:value-type="float" office:value="0.0080617">
                <text:p>0.0080617</text:p>
              </table:table-cell>
              <table:table-cell office:value-type="float" office:value="0.00322713">
                <text:p>0.003227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0993884">
                <text:p>0.0993884</text:p>
              </table:table-cell>
              <table:table-cell office:value-type="float" office:value="0.00101413">
                <text:p>0.00101413</text:p>
              </table:table-cell>
              <table:table-cell office:value-type="float" office:value="0.00958427">
                <text:p>0.00958427</text:p>
              </table:table-cell>
              <table:table-cell office:value-type="float" office:value="0.00642741">
                <text:p>0.00642741</text:p>
              </table:table-cell>
              <table:table-cell office:value-type="float" office:value="0.00316949">
                <text:p>0.003169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0994552">
                <text:p>0.0994552</text:p>
              </table:table-cell>
              <table:table-cell office:value-type="float" office:value="0.00109347">
                <text:p>0.00109347</text:p>
              </table:table-cell>
              <table:table-cell office:value-type="float" office:value="0.00912083">
                <text:p>0.00912083</text:p>
              </table:table-cell>
              <table:table-cell office:value-type="float" office:value="0.00631412">
                <text:p>0.00631412</text:p>
              </table:table-cell>
              <table:table-cell office:value-type="float" office:value="0.00334516">
                <text:p>0.003345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09918">
                <text:p>0.09918</text:p>
              </table:table-cell>
              <table:table-cell office:value-type="float" office:value="0.000998732">
                <text:p>0.000998732</text:p>
              </table:table-cell>
              <table:table-cell office:value-type="float" office:value="0.00984679">
                <text:p>0.00984679</text:p>
              </table:table-cell>
              <table:table-cell office:value-type="float" office:value="0.00601016">
                <text:p>0.00601016</text:p>
              </table:table-cell>
              <table:table-cell office:value-type="float" office:value="0.00333292">
                <text:p>0.003332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0993991">
                <text:p>0.0993991</text:p>
              </table:table-cell>
              <table:table-cell office:value-type="float" office:value="0.00109663">
                <text:p>0.00109663</text:p>
              </table:table-cell>
              <table:table-cell office:value-type="float" office:value="0.0100232">
                <text:p>0.0100232</text:p>
              </table:table-cell>
              <table:table-cell office:value-type="float" office:value="0.00598608">
                <text:p>0.00598608</text:p>
              </table:table-cell>
              <table:table-cell office:value-type="float" office:value="0.0032595">
                <text:p>0.00325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0995392">
                <text:p>0.0995392</text:p>
              </table:table-cell>
              <table:table-cell office:value-type="float" office:value="0.00106426">
                <text:p>0.00106426</text:p>
              </table:table-cell>
              <table:table-cell office:value-type="float" office:value="0.00948085">
                <text:p>0.00948085</text:p>
              </table:table-cell>
              <table:table-cell office:value-type="float" office:value="0.0059841">
                <text:p>0.0059841</text:p>
              </table:table-cell>
              <table:table-cell office:value-type="float" office:value="0.00318726">
                <text:p>0.003187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100941">
                <text:p>0.100941</text:p>
              </table:table-cell>
              <table:table-cell office:value-type="float" office:value="0.00123124">
                <text:p>0.00123124</text:p>
              </table:table-cell>
              <table:table-cell office:value-type="float" office:value="0.00952111">
                <text:p>0.00952111</text:p>
              </table:table-cell>
              <table:table-cell office:value-type="float" office:value="0.00614674">
                <text:p>0.00614674</text:p>
              </table:table-cell>
              <table:table-cell office:value-type="float" office:value="0.00355557">
                <text:p>0.003555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0998744">
                <text:p>0.0998744</text:p>
              </table:table-cell>
              <table:table-cell office:value-type="float" office:value="0.0010915">
                <text:p>0.0010915</text:p>
              </table:table-cell>
              <table:table-cell office:value-type="float" office:value="0.00938058">
                <text:p>0.00938058</text:p>
              </table:table-cell>
              <table:table-cell office:value-type="float" office:value="0.00662124">
                <text:p>0.00662124</text:p>
              </table:table-cell>
              <table:table-cell office:value-type="float" office:value="0.00346003">
                <text:p>0.003460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101207">
                <text:p>0.101207</text:p>
              </table:table-cell>
              <table:table-cell office:value-type="float" office:value="0.00119098">
                <text:p>0.00119098</text:p>
              </table:table-cell>
              <table:table-cell office:value-type="float" office:value="0.0100947">
                <text:p>0.0100947</text:p>
              </table:table-cell>
              <table:table-cell office:value-type="float" office:value="0.0061803">
                <text:p>0.0061803</text:p>
              </table:table-cell>
              <table:table-cell office:value-type="float" office:value="0.00320897">
                <text:p>0.003208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102533">
                <text:p>0.102533</text:p>
              </table:table-cell>
              <table:table-cell office:value-type="float" office:value="0.00107571">
                <text:p>0.00107571</text:p>
              </table:table-cell>
              <table:table-cell office:value-type="float" office:value="0.0100781">
                <text:p>0.0100781</text:p>
              </table:table-cell>
              <table:table-cell office:value-type="float" office:value="0.00647518">
                <text:p>0.00647518</text:p>
              </table:table-cell>
              <table:table-cell office:value-type="float" office:value="0.0032145">
                <text:p>0.00321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100104">
                <text:p>0.100104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977692">
                <text:p>0.00977692</text:p>
              </table:table-cell>
              <table:table-cell office:value-type="float" office:value="0.0061349">
                <text:p>0.0061349</text:p>
              </table:table-cell>
              <table:table-cell office:value-type="float" office:value="0.00320581">
                <text:p>0.003205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102757">
                <text:p>0.102757</text:p>
              </table:table-cell>
              <table:table-cell office:value-type="float" office:value="0.001069">
                <text:p>0.001069</text:p>
              </table:table-cell>
              <table:table-cell office:value-type="float" office:value="0.0098606">
                <text:p>0.0098606</text:p>
              </table:table-cell>
              <table:table-cell office:value-type="float" office:value="0.0060295">
                <text:p>0.0060295</text:p>
              </table:table-cell>
              <table:table-cell office:value-type="float" office:value="0.00324845">
                <text:p>0.003248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100322">
                <text:p>0.100322</text:p>
              </table:table-cell>
              <table:table-cell office:value-type="float" office:value="0.00109466">
                <text:p>0.00109466</text:p>
              </table:table-cell>
              <table:table-cell office:value-type="float" office:value="0.0102104">
                <text:p>0.0102104</text:p>
              </table:table-cell>
              <table:table-cell office:value-type="float" office:value="0.00646334">
                <text:p>0.00646334</text:p>
              </table:table-cell>
              <table:table-cell office:value-type="float" office:value="0.00321686">
                <text:p>0.003216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101163">
                <text:p>0.101163</text:p>
              </table:table-cell>
              <table:table-cell office:value-type="float" office:value="0.00110255">
                <text:p>0.00110255</text:p>
              </table:table-cell>
              <table:table-cell office:value-type="float" office:value="0.00973468">
                <text:p>0.00973468</text:p>
              </table:table-cell>
              <table:table-cell office:value-type="float" office:value="0.00602713">
                <text:p>0.00602713</text:p>
              </table:table-cell>
              <table:table-cell office:value-type="float" office:value="0.00330134">
                <text:p>0.003301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10443">
                <text:p>0.10443</text:p>
              </table:table-cell>
              <table:table-cell office:value-type="float" office:value="0.00120953">
                <text:p>0.00120953</text:p>
              </table:table-cell>
              <table:table-cell office:value-type="float" office:value="0.00973823">
                <text:p>0.00973823</text:p>
              </table:table-cell>
              <table:table-cell office:value-type="float" office:value="0.00612187">
                <text:p>0.00612187</text:p>
              </table:table-cell>
              <table:table-cell office:value-type="float" office:value="0.00328121">
                <text:p>0.003281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00768">
                <text:p>0.100768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11099">
                <text:p>0.011099</text:p>
              </table:table-cell>
              <table:table-cell office:value-type="float" office:value="0.00625569">
                <text:p>0.00625569</text:p>
              </table:table-cell>
              <table:table-cell office:value-type="float" office:value="0.00322397">
                <text:p>0.003223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101084">
                <text:p>0.101084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109537">
                <text:p>0.0109537</text:p>
              </table:table-cell>
              <table:table-cell office:value-type="float" office:value="0.00611516">
                <text:p>0.00611516</text:p>
              </table:table-cell>
              <table:table-cell office:value-type="float" office:value="0.00326384">
                <text:p>0.003263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1025">
                <text:p>0.1025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00955704">
                <text:p>0.00955704</text:p>
              </table:table-cell>
              <table:table-cell office:value-type="float" office:value="0.00685178">
                <text:p>0.00685178</text:p>
              </table:table-cell>
              <table:table-cell office:value-type="float" office:value="0.00320936">
                <text:p>0.003209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101688">
                <text:p>0.101688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0984205">
                <text:p>0.00984205</text:p>
              </table:table-cell>
              <table:table-cell office:value-type="float" office:value="0.00616135">
                <text:p>0.00616135</text:p>
              </table:table-cell>
              <table:table-cell office:value-type="float" office:value="0.0032216">
                <text:p>0.00322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103054">
                <text:p>0.103054</text:p>
              </table:table-cell>
              <table:table-cell office:value-type="float" office:value="0.0010765">
                <text:p>0.0010765</text:p>
              </table:table-cell>
              <table:table-cell office:value-type="float" office:value="0.00942085">
                <text:p>0.00942085</text:p>
              </table:table-cell>
              <table:table-cell office:value-type="float" office:value="0.00619174">
                <text:p>0.00619174</text:p>
              </table:table-cell>
              <table:table-cell office:value-type="float" office:value="0.00324134">
                <text:p>0.003241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102696">
                <text:p>0.102696</text:p>
              </table:table-cell>
              <table:table-cell office:value-type="float" office:value="0.00105439">
                <text:p>0.00105439</text:p>
              </table:table-cell>
              <table:table-cell office:value-type="float" office:value="0.0100035">
                <text:p>0.0100035</text:p>
              </table:table-cell>
              <table:table-cell office:value-type="float" office:value="0.00663269">
                <text:p>0.00663269</text:p>
              </table:table-cell>
              <table:table-cell office:value-type="float" office:value="0.00343911">
                <text:p>0.003439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02254">
                <text:p>0.102254</text:p>
              </table:table-cell>
              <table:table-cell office:value-type="float" office:value="0.00110255">
                <text:p>0.00110255</text:p>
              </table:table-cell>
              <table:table-cell office:value-type="float" office:value="0.0101409">
                <text:p>0.0101409</text:p>
              </table:table-cell>
              <table:table-cell office:value-type="float" office:value="0.00623596">
                <text:p>0.00623596</text:p>
              </table:table-cell>
              <table:table-cell office:value-type="float" office:value="0.00326621">
                <text:p>0.003266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102654">
                <text:p>0.102654</text:p>
              </table:table-cell>
              <table:table-cell office:value-type="float" office:value="0.0010461">
                <text:p>0.0010461</text:p>
              </table:table-cell>
              <table:table-cell office:value-type="float" office:value="0.009786">
                <text:p>0.009786</text:p>
              </table:table-cell>
              <table:table-cell office:value-type="float" office:value="0.00655729">
                <text:p>0.00655729</text:p>
              </table:table-cell>
              <table:table-cell office:value-type="float" office:value="0.0032741">
                <text:p>0.00327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103315">
                <text:p>0.103315</text:p>
              </table:table-cell>
              <table:table-cell office:value-type="float" office:value="0.00115032">
                <text:p>0.00115032</text:p>
              </table:table-cell>
              <table:table-cell office:value-type="float" office:value="0.00969046">
                <text:p>0.00969046</text:p>
              </table:table-cell>
              <table:table-cell office:value-type="float" office:value="0.00646531">
                <text:p>0.00646531</text:p>
              </table:table-cell>
              <table:table-cell office:value-type="float" office:value="0.00325437">
                <text:p>0.003254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103495">
                <text:p>0.103495</text:p>
              </table:table-cell>
              <table:table-cell office:value-type="float" office:value="0.0010686">
                <text:p>0.0010686</text:p>
              </table:table-cell>
              <table:table-cell office:value-type="float" office:value="0.0100371">
                <text:p>0.0100371</text:p>
              </table:table-cell>
              <table:table-cell office:value-type="float" office:value="0.00652887">
                <text:p>0.00652887</text:p>
              </table:table-cell>
              <table:table-cell office:value-type="float" office:value="0.00319713">
                <text:p>0.003197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03028">
                <text:p>0.103028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0970704">
                <text:p>0.00970704</text:p>
              </table:table-cell>
              <table:table-cell office:value-type="float" office:value="0.00643965">
                <text:p>0.00643965</text:p>
              </table:table-cell>
              <table:table-cell office:value-type="float" office:value="0.00333529">
                <text:p>0.003335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105041">
                <text:p>0.105041</text:p>
              </table:table-cell>
              <table:table-cell office:value-type="float" office:value="0.00106466">
                <text:p>0.00106466</text:p>
              </table:table-cell>
              <table:table-cell office:value-type="float" office:value="0.00962967">
                <text:p>0.00962967</text:p>
              </table:table-cell>
              <table:table-cell office:value-type="float" office:value="0.00635241">
                <text:p>0.00635241</text:p>
              </table:table-cell>
              <table:table-cell office:value-type="float" office:value="0.00328516">
                <text:p>0.003285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05562">
                <text:p>0.105562</text:p>
              </table:table-cell>
              <table:table-cell office:value-type="float" office:value="0.00110768">
                <text:p>0.00110768</text:p>
              </table:table-cell>
              <table:table-cell office:value-type="float" office:value="0.00969599">
                <text:p>0.00969599</text:p>
              </table:table-cell>
              <table:table-cell office:value-type="float" office:value="0.00703928">
                <text:p>0.00703928</text:p>
              </table:table-cell>
              <table:table-cell office:value-type="float" office:value="0.00328555">
                <text:p>0.003285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103103">
                <text:p>0.103103</text:p>
              </table:table-cell>
              <table:table-cell office:value-type="float" office:value="0.00104926">
                <text:p>0.00104926</text:p>
              </table:table-cell>
              <table:table-cell office:value-type="float" office:value="0.0110161">
                <text:p>0.0110161</text:p>
              </table:table-cell>
              <table:table-cell office:value-type="float" office:value="0.00643254">
                <text:p>0.00643254</text:p>
              </table:table-cell>
              <table:table-cell office:value-type="float" office:value="0.0032666">
                <text:p>0.00326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03724">
                <text:p>0.103724</text:p>
              </table:table-cell>
              <table:table-cell office:value-type="float" office:value="0.00120598">
                <text:p>0.00120598</text:p>
              </table:table-cell>
              <table:table-cell office:value-type="float" office:value="0.00987245">
                <text:p>0.00987245</text:p>
              </table:table-cell>
              <table:table-cell office:value-type="float" office:value="0.00635715">
                <text:p>0.00635715</text:p>
              </table:table-cell>
              <table:table-cell office:value-type="float" office:value="0.00319673">
                <text:p>0.003196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05596">
                <text:p>0.105596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096348">
                <text:p>0.0096348</text:p>
              </table:table-cell>
              <table:table-cell office:value-type="float" office:value="0.00639149">
                <text:p>0.00639149</text:p>
              </table:table-cell>
              <table:table-cell office:value-type="float" office:value="0.00334516">
                <text:p>0.003345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04301">
                <text:p>0.104301</text:p>
              </table:table-cell>
              <table:table-cell office:value-type="float" office:value="0.00123953">
                <text:p>0.00123953</text:p>
              </table:table-cell>
              <table:table-cell office:value-type="float" office:value="0.0102036">
                <text:p>0.0102036</text:p>
              </table:table-cell>
              <table:table-cell office:value-type="float" office:value="0.0072639">
                <text:p>0.0072639</text:p>
              </table:table-cell>
              <table:table-cell office:value-type="float" office:value="0.00325555">
                <text:p>0.003255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05376">
                <text:p>0.105376</text:p>
              </table:table-cell>
              <table:table-cell office:value-type="float" office:value="0.00112426">
                <text:p>0.00112426</text:p>
              </table:table-cell>
              <table:table-cell office:value-type="float" office:value="0.0096277">
                <text:p>0.0096277</text:p>
              </table:table-cell>
              <table:table-cell office:value-type="float" office:value="0.0071206">
                <text:p>0.0071206</text:p>
              </table:table-cell>
              <table:table-cell office:value-type="float" office:value="0.00332463">
                <text:p>0.003324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05648">
                <text:p>0.105648</text:p>
              </table:table-cell>
              <table:table-cell office:value-type="float" office:value="0.00111242">
                <text:p>0.00111242</text:p>
              </table:table-cell>
              <table:table-cell office:value-type="float" office:value="0.00972007">
                <text:p>0.00972007</text:p>
              </table:table-cell>
              <table:table-cell office:value-type="float" office:value="0.00634965">
                <text:p>0.00634965</text:p>
              </table:table-cell>
              <table:table-cell office:value-type="float" office:value="0.00331082">
                <text:p>0.003310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05185">
                <text:p>0.105185</text:p>
              </table:table-cell>
              <table:table-cell office:value-type="float" office:value="0.0011365">
                <text:p>0.0011365</text:p>
              </table:table-cell>
              <table:table-cell office:value-type="float" office:value="0.0101492">
                <text:p>0.0101492</text:p>
              </table:table-cell>
              <table:table-cell office:value-type="float" office:value="0.00642899">
                <text:p>0.00642899</text:p>
              </table:table-cell>
              <table:table-cell office:value-type="float" office:value="0.00322673">
                <text:p>0.003226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05612">
                <text:p>0.105612</text:p>
              </table:table-cell>
              <table:table-cell office:value-type="float" office:value="0.00109505">
                <text:p>0.00109505</text:p>
              </table:table-cell>
              <table:table-cell office:value-type="float" office:value="0.00991784">
                <text:p>0.00991784</text:p>
              </table:table-cell>
              <table:table-cell office:value-type="float" office:value="0.00645307">
                <text:p>0.00645307</text:p>
              </table:table-cell>
              <table:table-cell office:value-type="float" office:value="0.00380939">
                <text:p>0.003809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06226">
                <text:p>0.106226</text:p>
              </table:table-cell>
              <table:table-cell office:value-type="float" office:value="0.00112229">
                <text:p>0.00112229</text:p>
              </table:table-cell>
              <table:table-cell office:value-type="float" office:value="0.0100659">
                <text:p>0.0100659</text:p>
              </table:table-cell>
              <table:table-cell office:value-type="float" office:value="0.00698086">
                <text:p>0.00698086</text:p>
              </table:table-cell>
              <table:table-cell office:value-type="float" office:value="0.00324608">
                <text:p>0.003246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05935">
                <text:p>0.105935</text:p>
              </table:table-cell>
              <table:table-cell office:value-type="float" office:value="0.00106031">
                <text:p>0.00106031</text:p>
              </table:table-cell>
              <table:table-cell office:value-type="float" office:value="0.00996127">
                <text:p>0.00996127</text:p>
              </table:table-cell>
              <table:table-cell office:value-type="float" office:value="0.00700257">
                <text:p>0.00700257</text:p>
              </table:table-cell>
              <table:table-cell office:value-type="float" office:value="0.00320186">
                <text:p>0.003201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07648">
                <text:p>0.107648</text:p>
              </table:table-cell>
              <table:table-cell office:value-type="float" office:value="0.00121585">
                <text:p>0.00121585</text:p>
              </table:table-cell>
              <table:table-cell office:value-type="float" office:value="0.0101744">
                <text:p>0.0101744</text:p>
              </table:table-cell>
              <table:table-cell office:value-type="float" office:value="0.00761208">
                <text:p>0.00761208</text:p>
              </table:table-cell>
              <table:table-cell office:value-type="float" office:value="0.00330568">
                <text:p>0.003305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06228">
                <text:p>0.106228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993798">
                <text:p>0.00993798</text:p>
              </table:table-cell>
              <table:table-cell office:value-type="float" office:value="0.00793341">
                <text:p>0.00793341</text:p>
              </table:table-cell>
              <table:table-cell office:value-type="float" office:value="0.00328239">
                <text:p>0.003282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05864">
                <text:p>0.105864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0105664">
                <text:p>0.0105664</text:p>
              </table:table-cell>
              <table:table-cell office:value-type="float" office:value="0.00683401">
                <text:p>0.00683401</text:p>
              </table:table-cell>
              <table:table-cell office:value-type="float" office:value="0.00331871">
                <text:p>0.003318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05828">
                <text:p>0.105828</text:p>
              </table:table-cell>
              <table:table-cell office:value-type="float" office:value="0.00106781">
                <text:p>0.00106781</text:p>
              </table:table-cell>
              <table:table-cell office:value-type="float" office:value="0.0114069">
                <text:p>0.0114069</text:p>
              </table:table-cell>
              <table:table-cell office:value-type="float" office:value="0.00645663">
                <text:p>0.00645663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06504">
                <text:p>0.106504</text:p>
              </table:table-cell>
              <table:table-cell office:value-type="float" office:value="0.00109663">
                <text:p>0.00109663</text:p>
              </table:table-cell>
              <table:table-cell office:value-type="float" office:value="0.0101377">
                <text:p>0.0101377</text:p>
              </table:table-cell>
              <table:table-cell office:value-type="float" office:value="0.00650913">
                <text:p>0.00650913</text:p>
              </table:table-cell>
              <table:table-cell office:value-type="float" office:value="0.00323344">
                <text:p>0.003233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06298">
                <text:p>0.106298</text:p>
              </table:table-cell>
              <table:table-cell office:value-type="float" office:value="0.00108045">
                <text:p>0.00108045</text:p>
              </table:table-cell>
              <table:table-cell office:value-type="float" office:value="0.0103726">
                <text:p>0.0103726</text:p>
              </table:table-cell>
              <table:table-cell office:value-type="float" office:value="0.00730496">
                <text:p>0.00730496</text:p>
              </table:table-cell>
              <table:table-cell office:value-type="float" office:value="0.00329897">
                <text:p>0.003298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06854">
                <text:p>0.106854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0105352">
                <text:p>0.0105352</text:p>
              </table:table-cell>
              <table:table-cell office:value-type="float" office:value="0.00642899">
                <text:p>0.00642899</text:p>
              </table:table-cell>
              <table:table-cell office:value-type="float" office:value="0.00324134">
                <text:p>0.003241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06956">
                <text:p>0.106956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00991942">
                <text:p>0.00991942</text:p>
              </table:table-cell>
              <table:table-cell office:value-type="float" office:value="0.00674322">
                <text:p>0.00674322</text:p>
              </table:table-cell>
              <table:table-cell office:value-type="float" office:value="0.00315212">
                <text:p>0.003152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06736">
                <text:p>0.106736</text:p>
              </table:table-cell>
              <table:table-cell office:value-type="float" office:value="0.00112861">
                <text:p>0.00112861</text:p>
              </table:table-cell>
              <table:table-cell office:value-type="float" office:value="0.0100264">
                <text:p>0.0100264</text:p>
              </table:table-cell>
              <table:table-cell office:value-type="float" office:value="0.00647518">
                <text:p>0.00647518</text:p>
              </table:table-cell>
              <table:table-cell office:value-type="float" office:value="0.00328792">
                <text:p>0.003287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106829">
                <text:p>0.106829</text:p>
              </table:table-cell>
              <table:table-cell office:value-type="float" office:value="0.001039">
                <text:p>0.001039</text:p>
              </table:table-cell>
              <table:table-cell office:value-type="float" office:value="0.0102775">
                <text:p>0.0102775</text:p>
              </table:table-cell>
              <table:table-cell office:value-type="float" office:value="0.0067298">
                <text:p>0.0067298</text:p>
              </table:table-cell>
              <table:table-cell office:value-type="float" office:value="0.00322358">
                <text:p>0.003223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07044">
                <text:p>0.107044</text:p>
              </table:table-cell>
              <table:table-cell office:value-type="float" office:value="0.0011144">
                <text:p>0.0011144</text:p>
              </table:table-cell>
              <table:table-cell office:value-type="float" office:value="0.0101772">
                <text:p>0.0101772</text:p>
              </table:table-cell>
              <table:table-cell office:value-type="float" office:value="0.00678072">
                <text:p>0.00678072</text:p>
              </table:table-cell>
              <table:table-cell office:value-type="float" office:value="0.00324766">
                <text:p>0.003247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06714">
                <text:p>0.106714</text:p>
              </table:table-cell>
              <table:table-cell office:value-type="float" office:value="0.00109229">
                <text:p>0.00109229</text:p>
              </table:table-cell>
              <table:table-cell office:value-type="float" office:value="0.00999956">
                <text:p>0.00999956</text:p>
              </table:table-cell>
              <table:table-cell office:value-type="float" office:value="0.00644636">
                <text:p>0.00644636</text:p>
              </table:table-cell>
              <table:table-cell office:value-type="float" office:value="0.00342569">
                <text:p>0.003425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08918">
                <text:p>0.108918</text:p>
              </table:table-cell>
              <table:table-cell office:value-type="float" office:value="0.00111163">
                <text:p>0.00111163</text:p>
              </table:table-cell>
              <table:table-cell office:value-type="float" office:value="0.0120077">
                <text:p>0.0120077</text:p>
              </table:table-cell>
              <table:table-cell office:value-type="float" office:value="0.00674598">
                <text:p>0.00674598</text:p>
              </table:table-cell>
              <table:table-cell office:value-type="float" office:value="0.0033349">
                <text:p>0.00333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08053">
                <text:p>0.108053</text:p>
              </table:table-cell>
              <table:table-cell office:value-type="float" office:value="0.00106939">
                <text:p>0.00106939</text:p>
              </table:table-cell>
              <table:table-cell office:value-type="float" office:value="0.0121514">
                <text:p>0.0121514</text:p>
              </table:table-cell>
              <table:table-cell office:value-type="float" office:value="0.00651426">
                <text:p>0.00651426</text:p>
              </table:table-cell>
              <table:table-cell office:value-type="float" office:value="0.00329503">
                <text:p>0.003295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07941">
                <text:p>0.107941</text:p>
              </table:table-cell>
              <table:table-cell office:value-type="float" office:value="0.00110453">
                <text:p>0.00110453</text:p>
              </table:table-cell>
              <table:table-cell office:value-type="float" office:value="0.0119998">
                <text:p>0.0119998</text:p>
              </table:table-cell>
              <table:table-cell office:value-type="float" office:value="0.00704836">
                <text:p>0.00704836</text:p>
              </table:table-cell>
              <table:table-cell office:value-type="float" office:value="0.0032741">
                <text:p>0.00327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08588">
                <text:p>0.108588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101563">
                <text:p>0.0101563</text:p>
              </table:table-cell>
              <table:table-cell office:value-type="float" office:value="0.00657308">
                <text:p>0.00657308</text:p>
              </table:table-cell>
              <table:table-cell office:value-type="float" office:value="0.00327253">
                <text:p>0.003272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07643">
                <text:p>0.107643</text:p>
              </table:table-cell>
              <table:table-cell office:value-type="float" office:value="0.00112347">
                <text:p>0.00112347</text:p>
              </table:table-cell>
              <table:table-cell office:value-type="float" office:value="0.0102704">
                <text:p>0.0102704</text:p>
              </table:table-cell>
              <table:table-cell office:value-type="float" office:value="0.00748378">
                <text:p>0.00748378</text:p>
              </table:table-cell>
              <table:table-cell office:value-type="float" office:value="0.0031995">
                <text:p>0.00319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07217">
                <text:p>0.107217</text:p>
              </table:table-cell>
              <table:table-cell office:value-type="float" office:value="0.00108242">
                <text:p>0.00108242</text:p>
              </table:table-cell>
              <table:table-cell office:value-type="float" office:value="0.0101318">
                <text:p>0.0101318</text:p>
              </table:table-cell>
              <table:table-cell office:value-type="float" office:value="0.00674519">
                <text:p>0.00674519</text:p>
              </table:table-cell>
              <table:table-cell office:value-type="float" office:value="0.00339174">
                <text:p>0.003391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08042">
                <text:p>0.108042</text:p>
              </table:table-cell>
              <table:table-cell office:value-type="float" office:value="0.00107255">
                <text:p>0.00107255</text:p>
              </table:table-cell>
              <table:table-cell office:value-type="float" office:value="0.0100848">
                <text:p>0.0100848</text:p>
              </table:table-cell>
              <table:table-cell office:value-type="float" office:value="0.00653281">
                <text:p>0.00653281</text:p>
              </table:table-cell>
              <table:table-cell office:value-type="float" office:value="0.00325121">
                <text:p>0.003251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07746">
                <text:p>0.107746</text:p>
              </table:table-cell>
              <table:table-cell office:value-type="float" office:value="0.00115782">
                <text:p>0.00115782</text:p>
              </table:table-cell>
              <table:table-cell office:value-type="float" office:value="0.0103181">
                <text:p>0.0103181</text:p>
              </table:table-cell>
              <table:table-cell office:value-type="float" office:value="0.00737048">
                <text:p>0.00737048</text:p>
              </table:table-cell>
              <table:table-cell office:value-type="float" office:value="0.00318489">
                <text:p>0.003184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0839">
                <text:p>0.10839</text:p>
              </table:table-cell>
              <table:table-cell office:value-type="float" office:value="0.00107058">
                <text:p>0.00107058</text:p>
              </table:table-cell>
              <table:table-cell office:value-type="float" office:value="0.0105384">
                <text:p>0.0105384</text:p>
              </table:table-cell>
              <table:table-cell office:value-type="float" office:value="0.0069027">
                <text:p>0.0069027</text:p>
              </table:table-cell>
              <table:table-cell office:value-type="float" office:value="0.0033045">
                <text:p>0.00330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07958">
                <text:p>0.107958</text:p>
              </table:table-cell>
              <table:table-cell office:value-type="float" office:value="0.0011294">
                <text:p>0.0011294</text:p>
              </table:table-cell>
              <table:table-cell office:value-type="float" office:value="0.0102522">
                <text:p>0.0102522</text:p>
              </table:table-cell>
              <table:table-cell office:value-type="float" office:value="0.00728838">
                <text:p>0.00728838</text:p>
              </table:table-cell>
              <table:table-cell office:value-type="float" office:value="0.00363136">
                <text:p>0.003631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09528">
                <text:p>0.109528</text:p>
              </table:table-cell>
              <table:table-cell office:value-type="float" office:value="0.00108281">
                <text:p>0.00108281</text:p>
              </table:table-cell>
              <table:table-cell office:value-type="float" office:value="0.0104926">
                <text:p>0.0104926</text:p>
              </table:table-cell>
              <table:table-cell office:value-type="float" office:value="0.00646452">
                <text:p>0.00646452</text:p>
              </table:table-cell>
              <table:table-cell office:value-type="float" office:value="0.00331358">
                <text:p>0.003313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10398">
                <text:p>0.110398</text:p>
              </table:table-cell>
              <table:table-cell office:value-type="float" office:value="0.00113769">
                <text:p>0.00113769</text:p>
              </table:table-cell>
              <table:table-cell office:value-type="float" office:value="0.0103296">
                <text:p>0.0103296</text:p>
              </table:table-cell>
              <table:table-cell office:value-type="float" office:value="0.00663584">
                <text:p>0.00663584</text:p>
              </table:table-cell>
              <table:table-cell office:value-type="float" office:value="0.00333371">
                <text:p>0.003333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1097">
                <text:p>0.11097</text:p>
              </table:table-cell>
              <table:table-cell office:value-type="float" office:value="0.00106663">
                <text:p>0.00106663</text:p>
              </table:table-cell>
              <table:table-cell office:value-type="float" office:value="0.0101507">
                <text:p>0.0101507</text:p>
              </table:table-cell>
              <table:table-cell office:value-type="float" office:value="0.0069702">
                <text:p>0.0069702</text:p>
              </table:table-cell>
              <table:table-cell office:value-type="float" office:value="0.00325239">
                <text:p>0.003252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10847">
                <text:p>0.110847</text:p>
              </table:table-cell>
              <table:table-cell office:value-type="float" office:value="0.00110334">
                <text:p>0.00110334</text:p>
              </table:table-cell>
              <table:table-cell office:value-type="float" office:value="0.010686">
                <text:p>0.010686</text:p>
              </table:table-cell>
              <table:table-cell office:value-type="float" office:value="0.00688967">
                <text:p>0.00688967</text:p>
              </table:table-cell>
              <table:table-cell office:value-type="float" office:value="0.0032295">
                <text:p>0.00322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10356">
                <text:p>0.110356</text:p>
              </table:table-cell>
              <table:table-cell office:value-type="float" office:value="0.0010765">
                <text:p>0.0010765</text:p>
              </table:table-cell>
              <table:table-cell office:value-type="float" office:value="0.0118296">
                <text:p>0.0118296</text:p>
              </table:table-cell>
              <table:table-cell office:value-type="float" office:value="0.0068873">
                <text:p>0.0068873</text:p>
              </table:table-cell>
              <table:table-cell office:value-type="float" office:value="0.00328792">
                <text:p>0.003287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11026">
                <text:p>0.111026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120022">
                <text:p>0.0120022</text:p>
              </table:table-cell>
              <table:table-cell office:value-type="float" office:value="0.00717903">
                <text:p>0.00717903</text:p>
              </table:table-cell>
              <table:table-cell office:value-type="float" office:value="0.00322397">
                <text:p>0.003223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10585">
                <text:p>0.110585</text:p>
              </table:table-cell>
              <table:table-cell office:value-type="float" office:value="0.00113255">
                <text:p>0.00113255</text:p>
              </table:table-cell>
              <table:table-cell office:value-type="float" office:value="0.0114755">
                <text:p>0.0114755</text:p>
              </table:table-cell>
              <table:table-cell office:value-type="float" office:value="0.00685533">
                <text:p>0.00685533</text:p>
              </table:table-cell>
              <table:table-cell office:value-type="float" office:value="0.00317423">
                <text:p>0.003174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11862">
                <text:p>0.111862</text:p>
              </table:table-cell>
              <table:table-cell office:value-type="float" office:value="0.00112387">
                <text:p>0.00112387</text:p>
              </table:table-cell>
              <table:table-cell office:value-type="float" office:value="0.0103406">
                <text:p>0.0103406</text:p>
              </table:table-cell>
              <table:table-cell office:value-type="float" office:value="0.00661492">
                <text:p>0.00661492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12137">
                <text:p>0.112137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0103931">
                <text:p>0.0103931</text:p>
              </table:table-cell>
              <table:table-cell office:value-type="float" office:value="0.0067669">
                <text:p>0.0067669</text:p>
              </table:table-cell>
              <table:table-cell office:value-type="float" office:value="0.00355122">
                <text:p>0.003551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17691">
                <text:p>0.117691</text:p>
              </table:table-cell>
              <table:table-cell office:value-type="float" office:value="0.00112584">
                <text:p>0.00112584</text:p>
              </table:table-cell>
              <table:table-cell office:value-type="float" office:value="0.010551">
                <text:p>0.010551</text:p>
              </table:table-cell>
              <table:table-cell office:value-type="float" office:value="0.00667137">
                <text:p>0.00667137</text:p>
              </table:table-cell>
              <table:table-cell office:value-type="float" office:value="0.00323344">
                <text:p>0.003233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12192">
                <text:p>0.112192</text:p>
              </table:table-cell>
              <table:table-cell office:value-type="float" office:value="0.00109624">
                <text:p>0.00109624</text:p>
              </table:table-cell>
              <table:table-cell office:value-type="float" office:value="0.0108392">
                <text:p>0.0108392</text:p>
              </table:table-cell>
              <table:table-cell office:value-type="float" office:value="0.00651426">
                <text:p>0.00651426</text:p>
              </table:table-cell>
              <table:table-cell office:value-type="float" office:value="0.00333016">
                <text:p>0.003330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10969">
                <text:p>0.110969</text:p>
              </table:table-cell>
              <table:table-cell office:value-type="float" office:value="0.00119256">
                <text:p>0.00119256</text:p>
              </table:table-cell>
              <table:table-cell office:value-type="float" office:value="0.0102143">
                <text:p>0.0102143</text:p>
              </table:table-cell>
              <table:table-cell office:value-type="float" office:value="0.00692362">
                <text:p>0.00692362</text:p>
              </table:table-cell>
              <table:table-cell office:value-type="float" office:value="0.00322279">
                <text:p>0.003222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11934">
                <text:p>0.111934</text:p>
              </table:table-cell>
              <table:table-cell office:value-type="float" office:value="0.00110374">
                <text:p>0.00110374</text:p>
              </table:table-cell>
              <table:table-cell office:value-type="float" office:value="0.0104551">
                <text:p>0.0104551</text:p>
              </table:table-cell>
              <table:table-cell office:value-type="float" office:value="0.00729193">
                <text:p>0.00729193</text:p>
              </table:table-cell>
              <table:table-cell office:value-type="float" office:value="0.00319673">
                <text:p>0.003196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12471">
                <text:p>0.112471</text:p>
              </table:table-cell>
              <table:table-cell office:value-type="float" office:value="0.00113295">
                <text:p>0.00113295</text:p>
              </table:table-cell>
              <table:table-cell office:value-type="float" office:value="0.0106209">
                <text:p>0.0106209</text:p>
              </table:table-cell>
              <table:table-cell office:value-type="float" office:value="0.00697376">
                <text:p>0.00697376</text:p>
              </table:table-cell>
              <table:table-cell office:value-type="float" office:value="0.00318528">
                <text:p>0.003185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11294">
                <text:p>0.111294</text:p>
              </table:table-cell>
              <table:table-cell office:value-type="float" office:value="0.00118545">
                <text:p>0.00118545</text:p>
              </table:table-cell>
              <table:table-cell office:value-type="float" office:value="0.0105317">
                <text:p>0.0105317</text:p>
              </table:table-cell>
              <table:table-cell office:value-type="float" office:value="0.00667019">
                <text:p>0.00667019</text:p>
              </table:table-cell>
              <table:table-cell office:value-type="float" office:value="0.00332819">
                <text:p>0.003328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12309">
                <text:p>0.112309</text:p>
              </table:table-cell>
              <table:table-cell office:value-type="float" office:value="0.00138007">
                <text:p>0.00138007</text:p>
              </table:table-cell>
              <table:table-cell office:value-type="float" office:value="0.0106284">
                <text:p>0.0106284</text:p>
              </table:table-cell>
              <table:table-cell office:value-type="float" office:value="0.00720587">
                <text:p>0.00720587</text:p>
              </table:table-cell>
              <table:table-cell office:value-type="float" office:value="0.00333332">
                <text:p>0.003333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12237">
                <text:p>0.112237</text:p>
              </table:table-cell>
              <table:table-cell office:value-type="float" office:value="0.00145191">
                <text:p>0.00145191</text:p>
              </table:table-cell>
              <table:table-cell office:value-type="float" office:value="0.0109142">
                <text:p>0.0109142</text:p>
              </table:table-cell>
              <table:table-cell office:value-type="float" office:value="0.00735272">
                <text:p>0.00735272</text:p>
              </table:table-cell>
              <table:table-cell office:value-type="float" office:value="0.00322673">
                <text:p>0.003226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13182">
                <text:p>0.113182</text:p>
              </table:table-cell>
              <table:table-cell office:value-type="float" office:value="0.00142546">
                <text:p>0.00142546</text:p>
              </table:table-cell>
              <table:table-cell office:value-type="float" office:value="0.0103671">
                <text:p>0.0103671</text:p>
              </table:table-cell>
              <table:table-cell office:value-type="float" office:value="0.00744904">
                <text:p>0.00744904</text:p>
              </table:table-cell>
              <table:table-cell office:value-type="float" office:value="0.00357017">
                <text:p>0.003570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13556">
                <text:p>0.113556</text:p>
              </table:table-cell>
              <table:table-cell office:value-type="float" office:value="0.00141283">
                <text:p>0.00141283</text:p>
              </table:table-cell>
              <table:table-cell office:value-type="float" office:value="0.0107903">
                <text:p>0.0107903</text:p>
              </table:table-cell>
              <table:table-cell office:value-type="float" office:value="0.00674953">
                <text:p>0.00674953</text:p>
              </table:table-cell>
              <table:table-cell office:value-type="float" office:value="0.00328792">
                <text:p>0.003287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12526">
                <text:p>0.112526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107468">
                <text:p>0.0107468</text:p>
              </table:table-cell>
              <table:table-cell office:value-type="float" office:value="0.00689204">
                <text:p>0.00689204</text:p>
              </table:table-cell>
              <table:table-cell office:value-type="float" office:value="0.00339411">
                <text:p>0.003394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13042">
                <text:p>0.113042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109335">
                <text:p>0.0109335</text:p>
              </table:table-cell>
              <table:table-cell office:value-type="float" office:value="0.00682414">
                <text:p>0.00682414</text:p>
              </table:table-cell>
              <table:table-cell office:value-type="float" office:value="0.00326621">
                <text:p>0.003266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13102">
                <text:p>0.113102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10977">
                <text:p>0.010977</text:p>
              </table:table-cell>
              <table:table-cell office:value-type="float" office:value="0.00724851">
                <text:p>0.00724851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13279">
                <text:p>0.113279</text:p>
              </table:table-cell>
              <table:table-cell office:value-type="float" office:value="0.00114598">
                <text:p>0.00114598</text:p>
              </table:table-cell>
              <table:table-cell office:value-type="float" office:value="0.0108976">
                <text:p>0.0108976</text:p>
              </table:table-cell>
              <table:table-cell office:value-type="float" office:value="0.00777037">
                <text:p>0.00777037</text:p>
              </table:table-cell>
              <table:table-cell office:value-type="float" office:value="0.0032366">
                <text:p>0.00323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14388">
                <text:p>0.114388</text:p>
              </table:table-cell>
              <table:table-cell office:value-type="float" office:value="0.00106821">
                <text:p>0.00106821</text:p>
              </table:table-cell>
              <table:table-cell office:value-type="float" office:value="0.0105629">
                <text:p>0.0105629</text:p>
              </table:table-cell>
              <table:table-cell office:value-type="float" office:value="0.00872213">
                <text:p>0.00872213</text:p>
              </table:table-cell>
              <table:table-cell office:value-type="float" office:value="0.00319594">
                <text:p>0.003195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13446">
                <text:p>0.113446</text:p>
              </table:table-cell>
              <table:table-cell office:value-type="float" office:value="0.00115427">
                <text:p>0.00115427</text:p>
              </table:table-cell>
              <table:table-cell office:value-type="float" office:value="0.0105242">
                <text:p>0.0105242</text:p>
              </table:table-cell>
              <table:table-cell office:value-type="float" office:value="0.0068877">
                <text:p>0.0068877</text:p>
              </table:table-cell>
              <table:table-cell office:value-type="float" office:value="0.00335542">
                <text:p>0.003355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13302">
                <text:p>0.113302</text:p>
              </table:table-cell>
              <table:table-cell office:value-type="float" office:value="0.00107176">
                <text:p>0.00107176</text:p>
              </table:table-cell>
              <table:table-cell office:value-type="float" office:value="0.010945">
                <text:p>0.010945</text:p>
              </table:table-cell>
              <table:table-cell office:value-type="float" office:value="0.00711192">
                <text:p>0.00711192</text:p>
              </table:table-cell>
              <table:table-cell office:value-type="float" office:value="0.00326029">
                <text:p>0.003260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13277">
                <text:p>0.113277</text:p>
              </table:table-cell>
              <table:table-cell office:value-type="float" office:value="0.001099">
                <text:p>0.001099</text:p>
              </table:table-cell>
              <table:table-cell office:value-type="float" office:value="0.0106162">
                <text:p>0.0106162</text:p>
              </table:table-cell>
              <table:table-cell office:value-type="float" office:value="0.00703415">
                <text:p>0.00703415</text:p>
              </table:table-cell>
              <table:table-cell office:value-type="float" office:value="0.00327884">
                <text:p>0.003278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14733">
                <text:p>0.114733</text:p>
              </table:table-cell>
              <table:table-cell office:value-type="float" office:value="0.00119453">
                <text:p>0.00119453</text:p>
              </table:table-cell>
              <table:table-cell office:value-type="float" office:value="0.01153">
                <text:p>0.01153</text:p>
              </table:table-cell>
              <table:table-cell office:value-type="float" office:value="0.00668677">
                <text:p>0.00668677</text:p>
              </table:table-cell>
              <table:table-cell office:value-type="float" office:value="0.00322002">
                <text:p>0.003220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13789">
                <text:p>0.113789</text:p>
              </table:table-cell>
              <table:table-cell office:value-type="float" office:value="0.00118032">
                <text:p>0.00118032</text:p>
              </table:table-cell>
              <table:table-cell office:value-type="float" office:value="0.0111065">
                <text:p>0.0111065</text:p>
              </table:table-cell>
              <table:table-cell office:value-type="float" office:value="0.00751733">
                <text:p>0.00751733</text:p>
              </table:table-cell>
              <table:table-cell office:value-type="float" office:value="0.00319673">
                <text:p>0.003196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15091">
                <text:p>0.115091</text:p>
              </table:table-cell>
              <table:table-cell office:value-type="float" office:value="0.00106189">
                <text:p>0.00106189</text:p>
              </table:table-cell>
              <table:table-cell office:value-type="float" office:value="0.0108238">
                <text:p>0.0108238</text:p>
              </table:table-cell>
              <table:table-cell office:value-type="float" office:value="0.00702744">
                <text:p>0.00702744</text:p>
              </table:table-cell>
              <table:table-cell office:value-type="float" office:value="0.00328003">
                <text:p>0.003280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14514">
                <text:p>0.114514</text:p>
              </table:table-cell>
              <table:table-cell office:value-type="float" office:value="0.00112624">
                <text:p>0.00112624</text:p>
              </table:table-cell>
              <table:table-cell office:value-type="float" office:value="0.0105783">
                <text:p>0.0105783</text:p>
              </table:table-cell>
              <table:table-cell office:value-type="float" office:value="0.0076026">
                <text:p>0.0076026</text:p>
              </table:table-cell>
              <table:table-cell office:value-type="float" office:value="0.00322318">
                <text:p>0.003223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1612">
                <text:p>0.11612</text:p>
              </table:table-cell>
              <table:table-cell office:value-type="float" office:value="0.00105952">
                <text:p>0.00105952</text:p>
              </table:table-cell>
              <table:table-cell office:value-type="float" office:value="0.0112983">
                <text:p>0.0112983</text:p>
              </table:table-cell>
              <table:table-cell office:value-type="float" office:value="0.00704244">
                <text:p>0.00704244</text:p>
              </table:table-cell>
              <table:table-cell office:value-type="float" office:value="0.00324923">
                <text:p>0.003249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16679">
                <text:p>0.116679</text:p>
              </table:table-cell>
              <table:table-cell office:value-type="float" office:value="0.00110453">
                <text:p>0.00110453</text:p>
              </table:table-cell>
              <table:table-cell office:value-type="float" office:value="0.0130269">
                <text:p>0.0130269</text:p>
              </table:table-cell>
              <table:table-cell office:value-type="float" office:value="0.00718811">
                <text:p>0.00718811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15342">
                <text:p>0.115342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011502">
                <text:p>0.011502</text:p>
              </table:table-cell>
              <table:table-cell office:value-type="float" office:value="0.00683204">
                <text:p>0.00683204</text:p>
              </table:table-cell>
              <table:table-cell office:value-type="float" office:value="0.00342174">
                <text:p>0.003421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15103">
                <text:p>0.115103</text:p>
              </table:table-cell>
              <table:table-cell office:value-type="float" office:value="0.0011965">
                <text:p>0.0011965</text:p>
              </table:table-cell>
              <table:table-cell office:value-type="float" office:value="0.0113338">
                <text:p>0.0113338</text:p>
              </table:table-cell>
              <table:table-cell office:value-type="float" office:value="0.00693507">
                <text:p>0.00693507</text:p>
              </table:table-cell>
              <table:table-cell office:value-type="float" office:value="0.00349911">
                <text:p>0.003499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155">
                <text:p>0.1155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109541">
                <text:p>0.0109541</text:p>
              </table:table-cell>
              <table:table-cell office:value-type="float" office:value="0.00706297">
                <text:p>0.00706297</text:p>
              </table:table-cell>
              <table:table-cell office:value-type="float" office:value="0.00329108">
                <text:p>0.003291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15308">
                <text:p>0.115308</text:p>
              </table:table-cell>
              <table:table-cell office:value-type="float" office:value="0.00113413">
                <text:p>0.00113413</text:p>
              </table:table-cell>
              <table:table-cell office:value-type="float" office:value="0.0106051">
                <text:p>0.0106051</text:p>
              </table:table-cell>
              <table:table-cell office:value-type="float" office:value="0.00686164">
                <text:p>0.00686164</text:p>
              </table:table-cell>
              <table:table-cell office:value-type="float" office:value="0.00328832">
                <text:p>0.003288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16963">
                <text:p>0.116963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111297">
                <text:p>0.0111297</text:p>
              </table:table-cell>
              <table:table-cell office:value-type="float" office:value="0.00735075">
                <text:p>0.00735075</text:p>
              </table:table-cell>
              <table:table-cell office:value-type="float" office:value="0.00334871">
                <text:p>0.003348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55547">
                <text:p>0.155547</text:p>
              </table:table-cell>
              <table:table-cell office:value-type="float" office:value="0.00120716">
                <text:p>0.00120716</text:p>
              </table:table-cell>
              <table:table-cell office:value-type="float" office:value="0.0111969">
                <text:p>0.0111969</text:p>
              </table:table-cell>
              <table:table-cell office:value-type="float" office:value="0.00729627">
                <text:p>0.00729627</text:p>
              </table:table-cell>
              <table:table-cell office:value-type="float" office:value="0.00321647">
                <text:p>0.003216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55533">
                <text:p>0.155533</text:p>
              </table:table-cell>
              <table:table-cell office:value-type="float" office:value="0.00115466">
                <text:p>0.00115466</text:p>
              </table:table-cell>
              <table:table-cell office:value-type="float" office:value="0.0110543">
                <text:p>0.0110543</text:p>
              </table:table-cell>
              <table:table-cell office:value-type="float" office:value="0.00768787">
                <text:p>0.00768787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17736">
                <text:p>0.117736</text:p>
              </table:table-cell>
              <table:table-cell office:value-type="float" office:value="0.00107847">
                <text:p>0.00107847</text:p>
              </table:table-cell>
              <table:table-cell office:value-type="float" office:value="0.0111917">
                <text:p>0.0111917</text:p>
              </table:table-cell>
              <table:table-cell office:value-type="float" office:value="0.00695639">
                <text:p>0.00695639</text:p>
              </table:table-cell>
              <table:table-cell office:value-type="float" office:value="0.00318055">
                <text:p>0.003180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16893">
                <text:p>0.116893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111234">
                <text:p>0.0111234</text:p>
              </table:table-cell>
              <table:table-cell office:value-type="float" office:value="0.00713324">
                <text:p>0.00713324</text:p>
              </table:table-cell>
              <table:table-cell office:value-type="float" office:value="0.00332898">
                <text:p>0.003328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17981">
                <text:p>0.117981</text:p>
              </table:table-cell>
              <table:table-cell office:value-type="float" office:value="0.001129">
                <text:p>0.001129</text:p>
              </table:table-cell>
              <table:table-cell office:value-type="float" office:value="0.0106509">
                <text:p>0.0106509</text:p>
              </table:table-cell>
              <table:table-cell office:value-type="float" office:value="0.00705152">
                <text:p>0.00705152</text:p>
              </table:table-cell>
              <table:table-cell office:value-type="float" office:value="0.00317699">
                <text:p>0.003176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17462">
                <text:p>0.117462</text:p>
              </table:table-cell>
              <table:table-cell office:value-type="float" office:value="0.00114242">
                <text:p>0.00114242</text:p>
              </table:table-cell>
              <table:table-cell office:value-type="float" office:value="0.0112924">
                <text:p>0.0112924</text:p>
              </table:table-cell>
              <table:table-cell office:value-type="float" office:value="0.00743878">
                <text:p>0.00743878</text:p>
              </table:table-cell>
              <table:table-cell office:value-type="float" office:value="0.00330963">
                <text:p>0.00330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17834">
                <text:p>0.117834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110982">
                <text:p>0.0110982</text:p>
              </table:table-cell>
              <table:table-cell office:value-type="float" office:value="0.00718495">
                <text:p>0.00718495</text:p>
              </table:table-cell>
              <table:table-cell office:value-type="float" office:value="0.00331555">
                <text:p>0.003315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18419">
                <text:p>0.118419</text:p>
              </table:table-cell>
              <table:table-cell office:value-type="float" office:value="0.00112466">
                <text:p>0.00112466</text:p>
              </table:table-cell>
              <table:table-cell office:value-type="float" office:value="0.0107176">
                <text:p>0.0107176</text:p>
              </table:table-cell>
              <table:table-cell office:value-type="float" office:value="0.00716916">
                <text:p>0.00716916</text:p>
              </table:table-cell>
              <table:table-cell office:value-type="float" office:value="0.00321765">
                <text:p>0.003217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17869">
                <text:p>0.117869</text:p>
              </table:table-cell>
              <table:table-cell office:value-type="float" office:value="0.00106781">
                <text:p>0.00106781</text:p>
              </table:table-cell>
              <table:table-cell office:value-type="float" office:value="0.011716">
                <text:p>0.011716</text:p>
              </table:table-cell>
              <table:table-cell office:value-type="float" office:value="0.00699073">
                <text:p>0.00699073</text:p>
              </table:table-cell>
              <table:table-cell office:value-type="float" office:value="0.00357491">
                <text:p>0.003574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18139">
                <text:p>0.118139</text:p>
              </table:table-cell>
              <table:table-cell office:value-type="float" office:value="0.00107966">
                <text:p>0.00107966</text:p>
              </table:table-cell>
              <table:table-cell office:value-type="float" office:value="0.0113555">
                <text:p>0.0113555</text:p>
              </table:table-cell>
              <table:table-cell office:value-type="float" office:value="0.00736141">
                <text:p>0.00736141</text:p>
              </table:table-cell>
              <table:table-cell office:value-type="float" office:value="0.00332069">
                <text:p>0.003320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18517">
                <text:p>0.118517</text:p>
              </table:table-cell>
              <table:table-cell office:value-type="float" office:value="0.00107571">
                <text:p>0.00107571</text:p>
              </table:table-cell>
              <table:table-cell office:value-type="float" office:value="0.0116275">
                <text:p>0.0116275</text:p>
              </table:table-cell>
              <table:table-cell office:value-type="float" office:value="0.00755128">
                <text:p>0.00755128</text:p>
              </table:table-cell>
              <table:table-cell office:value-type="float" office:value="0.00313791">
                <text:p>0.003137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18528">
                <text:p>0.118528</text:p>
              </table:table-cell>
              <table:table-cell office:value-type="float" office:value="0.00111242">
                <text:p>0.00111242</text:p>
              </table:table-cell>
              <table:table-cell office:value-type="float" office:value="0.0114108">
                <text:p>0.0114108</text:p>
              </table:table-cell>
              <table:table-cell office:value-type="float" office:value="0.00715653">
                <text:p>0.00715653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18721">
                <text:p>0.118721</text:p>
              </table:table-cell>
              <table:table-cell office:value-type="float" office:value="0.00105676">
                <text:p>0.00105676</text:p>
              </table:table-cell>
              <table:table-cell office:value-type="float" office:value="0.0112896">
                <text:p>0.0112896</text:p>
              </table:table-cell>
              <table:table-cell office:value-type="float" office:value="0.00765273">
                <text:p>0.00765273</text:p>
              </table:table-cell>
              <table:table-cell office:value-type="float" office:value="0.0033049">
                <text:p>0.00330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21043">
                <text:p>0.121043</text:p>
              </table:table-cell>
              <table:table-cell office:value-type="float" office:value="0.00120519">
                <text:p>0.00120519</text:p>
              </table:table-cell>
              <table:table-cell office:value-type="float" office:value="0.0108463">
                <text:p>0.0108463</text:p>
              </table:table-cell>
              <table:table-cell office:value-type="float" office:value="0.00730417">
                <text:p>0.00730417</text:p>
              </table:table-cell>
              <table:table-cell office:value-type="float" office:value="0.0031991">
                <text:p>0.00319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19788">
                <text:p>0.119788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114041">
                <text:p>0.0114041</text:p>
              </table:table-cell>
              <table:table-cell office:value-type="float" office:value="0.00716995">
                <text:p>0.00716995</text:p>
              </table:table-cell>
              <table:table-cell office:value-type="float" office:value="0.00321963">
                <text:p>0.00321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21024">
                <text:p>0.121024</text:p>
              </table:table-cell>
              <table:table-cell office:value-type="float" office:value="0.00117795">
                <text:p>0.00117795</text:p>
              </table:table-cell>
              <table:table-cell office:value-type="float" office:value="0.0109884">
                <text:p>0.0109884</text:p>
              </table:table-cell>
              <table:table-cell office:value-type="float" office:value="0.00739456">
                <text:p>0.00739456</text:p>
              </table:table-cell>
              <table:table-cell office:value-type="float" office:value="0.00327055">
                <text:p>0.003270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23144">
                <text:p>0.123144</text:p>
              </table:table-cell>
              <table:table-cell office:value-type="float" office:value="0.001084">
                <text:p>0.001084</text:p>
              </table:table-cell>
              <table:table-cell office:value-type="float" office:value="0.0130554">
                <text:p>0.0130554</text:p>
              </table:table-cell>
              <table:table-cell office:value-type="float" office:value="0.00727219">
                <text:p>0.00727219</text:p>
              </table:table-cell>
              <table:table-cell office:value-type="float" office:value="0.00322397">
                <text:p>0.003223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19559">
                <text:p>0.119559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121462">
                <text:p>0.0121462</text:p>
              </table:table-cell>
              <table:table-cell office:value-type="float" office:value="0.00735746">
                <text:p>0.00735746</text:p>
              </table:table-cell>
              <table:table-cell office:value-type="float" office:value="0.00325476">
                <text:p>0.003254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20513">
                <text:p>0.120513</text:p>
              </table:table-cell>
              <table:table-cell office:value-type="float" office:value="0.00116413">
                <text:p>0.00116413</text:p>
              </table:table-cell>
              <table:table-cell office:value-type="float" office:value="0.0113098">
                <text:p>0.0113098</text:p>
              </table:table-cell>
              <table:table-cell office:value-type="float" office:value="0.00929097">
                <text:p>0.00929097</text:p>
              </table:table-cell>
              <table:table-cell office:value-type="float" office:value="0.00338464">
                <text:p>0.003384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20905">
                <text:p>0.120905</text:p>
              </table:table-cell>
              <table:table-cell office:value-type="float" office:value="0.00109505">
                <text:p>0.00109505</text:p>
              </table:table-cell>
              <table:table-cell office:value-type="float" office:value="0.0114736">
                <text:p>0.0114736</text:p>
              </table:table-cell>
              <table:table-cell office:value-type="float" office:value="0.00792117">
                <text:p>0.00792117</text:p>
              </table:table-cell>
              <table:table-cell office:value-type="float" office:value="0.00321923">
                <text:p>0.003219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19414">
                <text:p>0.119414</text:p>
              </table:table-cell>
              <table:table-cell office:value-type="float" office:value="0.00116295">
                <text:p>0.00116295</text:p>
              </table:table-cell>
              <table:table-cell office:value-type="float" office:value="0.011395">
                <text:p>0.011395</text:p>
              </table:table-cell>
              <table:table-cell office:value-type="float" office:value="0.00737601">
                <text:p>0.00737601</text:p>
              </table:table-cell>
              <table:table-cell office:value-type="float" office:value="0.00323265">
                <text:p>0.003232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20828">
                <text:p>0.120828</text:p>
              </table:table-cell>
              <table:table-cell office:value-type="float" office:value="0.00108913">
                <text:p>0.00108913</text:p>
              </table:table-cell>
              <table:table-cell office:value-type="float" office:value="0.0110405">
                <text:p>0.0110405</text:p>
              </table:table-cell>
              <table:table-cell office:value-type="float" office:value="0.00753194">
                <text:p>0.00753194</text:p>
              </table:table-cell>
              <table:table-cell office:value-type="float" office:value="0.00328042">
                <text:p>0.003280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20278">
                <text:p>0.120278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117633">
                <text:p>0.0117633</text:p>
              </table:table-cell>
              <table:table-cell office:value-type="float" office:value="0.00752483">
                <text:p>0.00752483</text:p>
              </table:table-cell>
              <table:table-cell office:value-type="float" office:value="0.00329384">
                <text:p>0.003293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20155">
                <text:p>0.120155</text:p>
              </table:table-cell>
              <table:table-cell office:value-type="float" office:value="0.00110216">
                <text:p>0.00110216</text:p>
              </table:table-cell>
              <table:table-cell office:value-type="float" office:value="0.0115881">
                <text:p>0.0115881</text:p>
              </table:table-cell>
              <table:table-cell office:value-type="float" office:value="0.00696665">
                <text:p>0.00696665</text:p>
              </table:table-cell>
              <table:table-cell office:value-type="float" office:value="0.00338187">
                <text:p>0.003381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2168">
                <text:p>0.12168</text:p>
              </table:table-cell>
              <table:table-cell office:value-type="float" office:value="0.00118979">
                <text:p>0.00118979</text:p>
              </table:table-cell>
              <table:table-cell office:value-type="float" office:value="0.0113105">
                <text:p>0.0113105</text:p>
              </table:table-cell>
              <table:table-cell office:value-type="float" office:value="0.00794485">
                <text:p>0.00794485</text:p>
              </table:table-cell>
              <table:table-cell office:value-type="float" office:value="0.00319831">
                <text:p>0.003198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20614">
                <text:p>0.120614</text:p>
              </table:table-cell>
              <table:table-cell office:value-type="float" office:value="0.00107413">
                <text:p>0.00107413</text:p>
              </table:table-cell>
              <table:table-cell office:value-type="float" office:value="0.0115912">
                <text:p>0.0115912</text:p>
              </table:table-cell>
              <table:table-cell office:value-type="float" office:value="0.00743917">
                <text:p>0.00743917</text:p>
              </table:table-cell>
              <table:table-cell office:value-type="float" office:value="0.00330213">
                <text:p>0.003302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22094">
                <text:p>0.122094</text:p>
              </table:table-cell>
              <table:table-cell office:value-type="float" office:value="0.0011144">
                <text:p>0.0011144</text:p>
              </table:table-cell>
              <table:table-cell office:value-type="float" office:value="0.0114906">
                <text:p>0.0114906</text:p>
              </table:table-cell>
              <table:table-cell office:value-type="float" office:value="0.00875134">
                <text:p>0.00875134</text:p>
              </table:table-cell>
              <table:table-cell office:value-type="float" office:value="0.00315726">
                <text:p>0.003157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2232">
                <text:p>0.12232</text:p>
              </table:table-cell>
              <table:table-cell office:value-type="float" office:value="0.00108676">
                <text:p>0.00108676</text:p>
              </table:table-cell>
              <table:table-cell office:value-type="float" office:value="0.0110358">
                <text:p>0.0110358</text:p>
              </table:table-cell>
              <table:table-cell office:value-type="float" office:value="0.00827013">
                <text:p>0.00827013</text:p>
              </table:table-cell>
              <table:table-cell office:value-type="float" office:value="0.0032666">
                <text:p>0.0032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20978">
                <text:p>0.120978</text:p>
              </table:table-cell>
              <table:table-cell office:value-type="float" office:value="0.00126717">
                <text:p>0.00126717</text:p>
              </table:table-cell>
              <table:table-cell office:value-type="float" office:value="0.0118577">
                <text:p>0.0118577</text:p>
              </table:table-cell>
              <table:table-cell office:value-type="float" office:value="0.00769497">
                <text:p>0.00769497</text:p>
              </table:table-cell>
              <table:table-cell office:value-type="float" office:value="0.00383782">
                <text:p>0.003837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21776">
                <text:p>0.121776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112549">
                <text:p>0.0112549</text:p>
              </table:table-cell>
              <table:table-cell office:value-type="float" office:value="0.00734917">
                <text:p>0.00734917</text:p>
              </table:table-cell>
              <table:table-cell office:value-type="float" office:value="0.00321686">
                <text:p>0.003216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21851">
                <text:p>0.121851</text:p>
              </table:table-cell>
              <table:table-cell office:value-type="float" office:value="0.00122493">
                <text:p>0.00122493</text:p>
              </table:table-cell>
              <table:table-cell office:value-type="float" office:value="0.0116485">
                <text:p>0.0116485</text:p>
              </table:table-cell>
              <table:table-cell office:value-type="float" office:value="0.00771629">
                <text:p>0.00771629</text:p>
              </table:table-cell>
              <table:table-cell office:value-type="float" office:value="0.00329463">
                <text:p>0.003294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22257">
                <text:p>0.122257</text:p>
              </table:table-cell>
              <table:table-cell office:value-type="float" office:value="0.00114282">
                <text:p>0.00114282</text:p>
              </table:table-cell>
              <table:table-cell office:value-type="float" office:value="0.0119019">
                <text:p>0.0119019</text:p>
              </table:table-cell>
              <table:table-cell office:value-type="float" office:value="0.00727969">
                <text:p>0.00727969</text:p>
              </table:table-cell>
              <table:table-cell office:value-type="float" office:value="0.00324884">
                <text:p>0.003248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23425">
                <text:p>0.123425</text:p>
              </table:table-cell>
              <table:table-cell office:value-type="float" office:value="0.00116216">
                <text:p>0.00116216</text:p>
              </table:table-cell>
              <table:table-cell office:value-type="float" office:value="0.0111092">
                <text:p>0.0111092</text:p>
              </table:table-cell>
              <table:table-cell office:value-type="float" office:value="0.00846514">
                <text:p>0.00846514</text:p>
              </table:table-cell>
              <table:table-cell office:value-type="float" office:value="0.00322515">
                <text:p>0.003225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21253">
                <text:p>0.121253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0116453">
                <text:p>0.0116453</text:p>
              </table:table-cell>
              <table:table-cell office:value-type="float" office:value="0.00747549">
                <text:p>0.00747549</text:p>
              </table:table-cell>
              <table:table-cell office:value-type="float" office:value="0.00329661">
                <text:p>0.003296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22722">
                <text:p>0.122722</text:p>
              </table:table-cell>
              <table:table-cell office:value-type="float" office:value="0.001114">
                <text:p>0.001114</text:p>
              </table:table-cell>
              <table:table-cell office:value-type="float" office:value="0.0121869">
                <text:p>0.0121869</text:p>
              </table:table-cell>
              <table:table-cell office:value-type="float" office:value="0.00795275">
                <text:p>0.00795275</text:p>
              </table:table-cell>
              <table:table-cell office:value-type="float" office:value="0.00328121">
                <text:p>0.003281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25303">
                <text:p>0.125303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113927">
                <text:p>0.0113927</text:p>
              </table:table-cell>
              <table:table-cell office:value-type="float" office:value="0.00710205">
                <text:p>0.00710205</text:p>
              </table:table-cell>
              <table:table-cell office:value-type="float" office:value="0.00319278">
                <text:p>0.003192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22377">
                <text:p>0.122377</text:p>
              </table:table-cell>
              <table:table-cell office:value-type="float" office:value="0.001129">
                <text:p>0.001129</text:p>
              </table:table-cell>
              <table:table-cell office:value-type="float" office:value="0.0113919">
                <text:p>0.0113919</text:p>
              </table:table-cell>
              <table:table-cell office:value-type="float" office:value="0.00853896">
                <text:p>0.00853896</text:p>
              </table:table-cell>
              <table:table-cell office:value-type="float" office:value="0.00337714">
                <text:p>0.003377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21462">
                <text:p>0.121462</text:p>
              </table:table-cell>
              <table:table-cell office:value-type="float" office:value="0.00108045">
                <text:p>0.00108045</text:p>
              </table:table-cell>
              <table:table-cell office:value-type="float" office:value="0.0115806">
                <text:p>0.0115806</text:p>
              </table:table-cell>
              <table:table-cell office:value-type="float" office:value="0.0083783">
                <text:p>0.0083783</text:p>
              </table:table-cell>
              <table:table-cell office:value-type="float" office:value="0.00328792">
                <text:p>0.003287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23806">
                <text:p>0.123806</text:p>
              </table:table-cell>
              <table:table-cell office:value-type="float" office:value="0.00107413">
                <text:p>0.00107413</text:p>
              </table:table-cell>
              <table:table-cell office:value-type="float" office:value="0.0134142">
                <text:p>0.0134142</text:p>
              </table:table-cell>
              <table:table-cell office:value-type="float" office:value="0.00744983">
                <text:p>0.00744983</text:p>
              </table:table-cell>
              <table:table-cell office:value-type="float" office:value="0.00317107">
                <text:p>0.003171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22674">
                <text:p>0.122674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0119804">
                <text:p>0.0119804</text:p>
              </table:table-cell>
              <table:table-cell office:value-type="float" office:value="0.0072643">
                <text:p>0.0072643</text:p>
              </table:table-cell>
              <table:table-cell office:value-type="float" office:value="0.00325239">
                <text:p>0.003252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23564">
                <text:p>0.123564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011596">
                <text:p>0.011596</text:p>
              </table:table-cell>
              <table:table-cell office:value-type="float" office:value="0.00774353">
                <text:p>0.00774353</text:p>
              </table:table-cell>
              <table:table-cell office:value-type="float" office:value="0.00324055">
                <text:p>0.00324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2542">
                <text:p>0.12542</text:p>
              </table:table-cell>
              <table:table-cell office:value-type="float" office:value="0.00138125">
                <text:p>0.00138125</text:p>
              </table:table-cell>
              <table:table-cell office:value-type="float" office:value="0.0114136">
                <text:p>0.0114136</text:p>
              </table:table-cell>
              <table:table-cell office:value-type="float" office:value="0.00864318">
                <text:p>0.00864318</text:p>
              </table:table-cell>
              <table:table-cell office:value-type="float" office:value="0.00333292">
                <text:p>0.003332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24242">
                <text:p>0.124242</text:p>
              </table:table-cell>
              <table:table-cell office:value-type="float" office:value="0.00114084">
                <text:p>0.00114084</text:p>
              </table:table-cell>
              <table:table-cell office:value-type="float" office:value="0.0116848">
                <text:p>0.0116848</text:p>
              </table:table-cell>
              <table:table-cell office:value-type="float" office:value="0.00814065">
                <text:p>0.00814065</text:p>
              </table:table-cell>
              <table:table-cell office:value-type="float" office:value="0.00338661">
                <text:p>0.003386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29268">
                <text:p>0.129268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0116907">
                <text:p>0.0116907</text:p>
              </table:table-cell>
              <table:table-cell office:value-type="float" office:value="0.007588">
                <text:p>0.007588</text:p>
              </table:table-cell>
              <table:table-cell office:value-type="float" office:value="0.00324331">
                <text:p>0.003243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22855">
                <text:p>0.122855</text:p>
              </table:table-cell>
              <table:table-cell office:value-type="float" office:value="0.00111045">
                <text:p>0.00111045</text:p>
              </table:table-cell>
              <table:table-cell office:value-type="float" office:value="0.0132966">
                <text:p>0.0132966</text:p>
              </table:table-cell>
              <table:table-cell office:value-type="float" office:value="0.00744786">
                <text:p>0.00744786</text:p>
              </table:table-cell>
              <table:table-cell office:value-type="float" office:value="0.00325792">
                <text:p>0.003257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23964">
                <text:p>0.123964</text:p>
              </table:table-cell>
              <table:table-cell office:value-type="float" office:value="0.00114005">
                <text:p>0.00114005</text:p>
              </table:table-cell>
              <table:table-cell office:value-type="float" office:value="0.0136412">
                <text:p>0.0136412</text:p>
              </table:table-cell>
              <table:table-cell office:value-type="float" office:value="0.00747628">
                <text:p>0.00747628</text:p>
              </table:table-cell>
              <table:table-cell office:value-type="float" office:value="0.00325121">
                <text:p>0.003251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23978">
                <text:p>0.123978</text:p>
              </table:table-cell>
              <table:table-cell office:value-type="float" office:value="0.00107097">
                <text:p>0.00107097</text:p>
              </table:table-cell>
              <table:table-cell office:value-type="float" office:value="0.0126563">
                <text:p>0.0126563</text:p>
              </table:table-cell>
              <table:table-cell office:value-type="float" office:value="0.00753115">
                <text:p>0.00753115</text:p>
              </table:table-cell>
              <table:table-cell office:value-type="float" office:value="0.00322476">
                <text:p>0.003224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23312">
                <text:p>0.123312</text:p>
              </table:table-cell>
              <table:table-cell office:value-type="float" office:value="0.00114124">
                <text:p>0.00114124</text:p>
              </table:table-cell>
              <table:table-cell office:value-type="float" office:value="0.0114791">
                <text:p>0.0114791</text:p>
              </table:table-cell>
              <table:table-cell office:value-type="float" office:value="0.00730535">
                <text:p>0.00730535</text:p>
              </table:table-cell>
              <table:table-cell office:value-type="float" office:value="0.00320621">
                <text:p>0.003206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2348">
                <text:p>0.12348</text:p>
              </table:table-cell>
              <table:table-cell office:value-type="float" office:value="0.0011369">
                <text:p>0.0011369</text:p>
              </table:table-cell>
              <table:table-cell office:value-type="float" office:value="0.0119954">
                <text:p>0.0119954</text:p>
              </table:table-cell>
              <table:table-cell office:value-type="float" office:value="0.00727337">
                <text:p>0.00727337</text:p>
              </table:table-cell>
              <table:table-cell office:value-type="float" office:value="0.00327331">
                <text:p>0.003273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26414">
                <text:p>0.126414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11971">
                <text:p>0.011971</text:p>
              </table:table-cell>
              <table:table-cell office:value-type="float" office:value="0.00764168">
                <text:p>0.00764168</text:p>
              </table:table-cell>
              <table:table-cell office:value-type="float" office:value="0.00325437">
                <text:p>0.003254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27391">
                <text:p>0.127391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119785">
                <text:p>0.0119785</text:p>
              </table:table-cell>
              <table:table-cell office:value-type="float" office:value="0.00965296">
                <text:p>0.00965296</text:p>
              </table:table-cell>
              <table:table-cell office:value-type="float" office:value="0.00326937">
                <text:p>0.003269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27205">
                <text:p>0.127205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117057">
                <text:p>0.0117057</text:p>
              </table:table-cell>
              <table:table-cell office:value-type="float" office:value="0.00836882">
                <text:p>0.00836882</text:p>
              </table:table-cell>
              <table:table-cell office:value-type="float" office:value="0.00332266">
                <text:p>0.003322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25575">
                <text:p>0.125575</text:p>
              </table:table-cell>
              <table:table-cell office:value-type="float" office:value="0.001069">
                <text:p>0.001069</text:p>
              </table:table-cell>
              <table:table-cell office:value-type="float" office:value="0.0115553">
                <text:p>0.0115553</text:p>
              </table:table-cell>
              <table:table-cell office:value-type="float" office:value="0.00803723">
                <text:p>0.00803723</text:p>
              </table:table-cell>
              <table:table-cell office:value-type="float" office:value="0.00331674">
                <text:p>0.003316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26128">
                <text:p>0.126128</text:p>
              </table:table-cell>
              <table:table-cell office:value-type="float" office:value="0.00109347">
                <text:p>0.00109347</text:p>
              </table:table-cell>
              <table:table-cell office:value-type="float" office:value="0.0119161">
                <text:p>0.0119161</text:p>
              </table:table-cell>
              <table:table-cell office:value-type="float" office:value="0.00758444">
                <text:p>0.00758444</text:p>
              </table:table-cell>
              <table:table-cell office:value-type="float" office:value="0.00317463">
                <text:p>0.003174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25598">
                <text:p>0.125598</text:p>
              </table:table-cell>
              <table:table-cell office:value-type="float" office:value="0.00110255">
                <text:p>0.00110255</text:p>
              </table:table-cell>
              <table:table-cell office:value-type="float" office:value="0.0123239">
                <text:p>0.0123239</text:p>
              </table:table-cell>
              <table:table-cell office:value-type="float" office:value="0.008145">
                <text:p>0.008145</text:p>
              </table:table-cell>
              <table:table-cell office:value-type="float" office:value="0.00334319">
                <text:p>0.003343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26867">
                <text:p>0.126867</text:p>
              </table:table-cell>
              <table:table-cell office:value-type="float" office:value="0.001114">
                <text:p>0.001114</text:p>
              </table:table-cell>
              <table:table-cell office:value-type="float" office:value="0.0121968">
                <text:p>0.0121968</text:p>
              </table:table-cell>
              <table:table-cell office:value-type="float" office:value="0.00769537">
                <text:p>0.00769537</text:p>
              </table:table-cell>
              <table:table-cell office:value-type="float" office:value="0.00330292">
                <text:p>0.003302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25793">
                <text:p>0.125793</text:p>
              </table:table-cell>
              <table:table-cell office:value-type="float" office:value="0.00112703">
                <text:p>0.00112703</text:p>
              </table:table-cell>
              <table:table-cell office:value-type="float" office:value="0.0129508">
                <text:p>0.0129508</text:p>
              </table:table-cell>
              <table:table-cell office:value-type="float" office:value="0.007603">
                <text:p>0.007603</text:p>
              </table:table-cell>
              <table:table-cell office:value-type="float" office:value="0.00373478">
                <text:p>0.003734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274">
                <text:p>0.1274</text:p>
              </table:table-cell>
              <table:table-cell office:value-type="float" office:value="0.00122335">
                <text:p>0.00122335</text:p>
              </table:table-cell>
              <table:table-cell office:value-type="float" office:value="0.0123653">
                <text:p>0.0123653</text:p>
              </table:table-cell>
              <table:table-cell office:value-type="float" office:value="0.00732864">
                <text:p>0.00732864</text:p>
              </table:table-cell>
              <table:table-cell office:value-type="float" office:value="0.00324252">
                <text:p>0.003242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2622">
                <text:p>0.12622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137576">
                <text:p>0.0137576</text:p>
              </table:table-cell>
              <table:table-cell office:value-type="float" office:value="0.0083104">
                <text:p>0.0083104</text:p>
              </table:table-cell>
              <table:table-cell office:value-type="float" office:value="0.00330608">
                <text:p>0.003306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27648">
                <text:p>0.127648</text:p>
              </table:table-cell>
              <table:table-cell office:value-type="float" office:value="0.00121585">
                <text:p>0.00121585</text:p>
              </table:table-cell>
              <table:table-cell office:value-type="float" office:value="0.0128836">
                <text:p>0.0128836</text:p>
              </table:table-cell>
              <table:table-cell office:value-type="float" office:value="0.0076101">
                <text:p>0.0076101</text:p>
              </table:table-cell>
              <table:table-cell office:value-type="float" office:value="0.00321489">
                <text:p>0.003214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26598">
                <text:p>0.126598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123286">
                <text:p>0.0123286</text:p>
              </table:table-cell>
              <table:table-cell office:value-type="float" office:value="0.00750431">
                <text:p>0.00750431</text:p>
              </table:table-cell>
              <table:table-cell office:value-type="float" office:value="0.00321765">
                <text:p>0.003217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28568">
                <text:p>0.128568</text:p>
              </table:table-cell>
              <table:table-cell office:value-type="float" office:value="0.00110571">
                <text:p>0.00110571</text:p>
              </table:table-cell>
              <table:table-cell office:value-type="float" office:value="0.0121233">
                <text:p>0.0121233</text:p>
              </table:table-cell>
              <table:table-cell office:value-type="float" office:value="0.00748615">
                <text:p>0.00748615</text:p>
              </table:table-cell>
              <table:table-cell office:value-type="float" office:value="0.00329068">
                <text:p>0.003290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29157">
                <text:p>0.129157</text:p>
              </table:table-cell>
              <table:table-cell office:value-type="float" office:value="0.00111953">
                <text:p>0.00111953</text:p>
              </table:table-cell>
              <table:table-cell office:value-type="float" office:value="0.0122122">
                <text:p>0.0122122</text:p>
              </table:table-cell>
              <table:table-cell office:value-type="float" office:value="0.00917531">
                <text:p>0.00917531</text:p>
              </table:table-cell>
              <table:table-cell office:value-type="float" office:value="0.00331082">
                <text:p>0.003310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28801">
                <text:p>0.128801</text:p>
              </table:table-cell>
              <table:table-cell office:value-type="float" office:value="0.00118269">
                <text:p>0.00118269</text:p>
              </table:table-cell>
              <table:table-cell office:value-type="float" office:value="0.0119781">
                <text:p>0.0119781</text:p>
              </table:table-cell>
              <table:table-cell office:value-type="float" office:value="0.00769418">
                <text:p>0.00769418</text:p>
              </table:table-cell>
              <table:table-cell office:value-type="float" office:value="0.00323068">
                <text:p>0.003230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28082">
                <text:p>0.128082</text:p>
              </table:table-cell>
              <table:table-cell office:value-type="float" office:value="0.00109466">
                <text:p>0.00109466</text:p>
              </table:table-cell>
              <table:table-cell office:value-type="float" office:value="0.0125911">
                <text:p>0.0125911</text:p>
              </table:table-cell>
              <table:table-cell office:value-type="float" office:value="0.00799222">
                <text:p>0.00799222</text:p>
              </table:table-cell>
              <table:table-cell office:value-type="float" office:value="0.00335977">
                <text:p>0.003359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28155">
                <text:p>0.128155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119702">
                <text:p>0.0119702</text:p>
              </table:table-cell>
              <table:table-cell office:value-type="float" office:value="0.00765866">
                <text:p>0.00765866</text:p>
              </table:table-cell>
              <table:table-cell office:value-type="float" office:value="0.0033199">
                <text:p>0.00331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128323">
                <text:p>0.128323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0118936">
                <text:p>0.0118936</text:p>
              </table:table-cell>
              <table:table-cell office:value-type="float" office:value="0.00911609">
                <text:p>0.00911609</text:p>
              </table:table-cell>
              <table:table-cell office:value-type="float" office:value="0.00318371">
                <text:p>0.003183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131874">
                <text:p>0.131874</text:p>
              </table:table-cell>
              <table:table-cell office:value-type="float" office:value="0.00114163">
                <text:p>0.00114163</text:p>
              </table:table-cell>
              <table:table-cell office:value-type="float" office:value="0.0119943">
                <text:p>0.0119943</text:p>
              </table:table-cell>
              <table:table-cell office:value-type="float" office:value="0.00816908">
                <text:p>0.00816908</text:p>
              </table:table-cell>
              <table:table-cell office:value-type="float" office:value="0.00328713">
                <text:p>0.003287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134961">
                <text:p>0.134961</text:p>
              </table:table-cell>
              <table:table-cell office:value-type="float" office:value="0.00115229">
                <text:p>0.00115229</text:p>
              </table:table-cell>
              <table:table-cell office:value-type="float" office:value="0.0119532">
                <text:p>0.0119532</text:p>
              </table:table-cell>
              <table:table-cell office:value-type="float" office:value="0.00797288">
                <text:p>0.00797288</text:p>
              </table:table-cell>
              <table:table-cell office:value-type="float" office:value="0.00321055">
                <text:p>0.003210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30065">
                <text:p>0.130065</text:p>
              </table:table-cell>
              <table:table-cell office:value-type="float" office:value="0.0013773">
                <text:p>0.0013773</text:p>
              </table:table-cell>
              <table:table-cell office:value-type="float" office:value="0.0124838">
                <text:p>0.0124838</text:p>
              </table:table-cell>
              <table:table-cell office:value-type="float" office:value="0.00779445">
                <text:p>0.00779445</text:p>
              </table:table-cell>
              <table:table-cell office:value-type="float" office:value="0.00329187">
                <text:p>0.003291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133343">
                <text:p>0.133343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0124561">
                <text:p>0.0124561</text:p>
              </table:table-cell>
              <table:table-cell office:value-type="float" office:value="0.00832579">
                <text:p>0.00832579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31102">
                <text:p>0.131102</text:p>
              </table:table-cell>
              <table:table-cell office:value-type="float" office:value="0.00109387">
                <text:p>0.00109387</text:p>
              </table:table-cell>
              <table:table-cell office:value-type="float" office:value="0.0119895">
                <text:p>0.0119895</text:p>
              </table:table-cell>
              <table:table-cell office:value-type="float" office:value="0.00757418">
                <text:p>0.00757418</text:p>
              </table:table-cell>
              <table:table-cell office:value-type="float" office:value="0.00347464">
                <text:p>0.003474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29198">
                <text:p>0.129198</text:p>
              </table:table-cell>
              <table:table-cell office:value-type="float" office:value="0.00123835">
                <text:p>0.00123835</text:p>
              </table:table-cell>
              <table:table-cell office:value-type="float" office:value="0.0123002">
                <text:p>0.0123002</text:p>
              </table:table-cell>
              <table:table-cell office:value-type="float" office:value="0.00805854">
                <text:p>0.00805854</text:p>
              </table:table-cell>
              <table:table-cell office:value-type="float" office:value="0.00354175">
                <text:p>0.003541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31357">
                <text:p>0.131357</text:p>
              </table:table-cell>
              <table:table-cell office:value-type="float" office:value="0.0011365">
                <text:p>0.0011365</text:p>
              </table:table-cell>
              <table:table-cell office:value-type="float" office:value="0.012646">
                <text:p>0.012646</text:p>
              </table:table-cell>
              <table:table-cell office:value-type="float" office:value="0.00807789">
                <text:p>0.00807789</text:p>
              </table:table-cell>
              <table:table-cell office:value-type="float" office:value="0.00327805">
                <text:p>0.003278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30724">
                <text:p>0.130724</text:p>
              </table:table-cell>
              <table:table-cell office:value-type="float" office:value="0.0011519">
                <text:p>0.0011519</text:p>
              </table:table-cell>
              <table:table-cell office:value-type="float" office:value="0.0125449">
                <text:p>0.0125449</text:p>
              </table:table-cell>
              <table:table-cell office:value-type="float" office:value="0.0080396">
                <text:p>0.0080396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31331">
                <text:p>0.131331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128371">
                <text:p>0.0128371</text:p>
              </table:table-cell>
              <table:table-cell office:value-type="float" office:value="0.00795078">
                <text:p>0.00795078</text:p>
              </table:table-cell>
              <table:table-cell office:value-type="float" office:value="0.00337871">
                <text:p>0.003378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129241">
                <text:p>0.129241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122623">
                <text:p>0.0122623</text:p>
              </table:table-cell>
              <table:table-cell office:value-type="float" office:value="0.00782248">
                <text:p>0.00782248</text:p>
              </table:table-cell>
              <table:table-cell office:value-type="float" office:value="0.00331674">
                <text:p>0.003316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3754">
                <text:p>0.13754</text:p>
              </table:table-cell>
              <table:table-cell office:value-type="float" office:value="0.00114834">
                <text:p>0.00114834</text:p>
              </table:table-cell>
              <table:table-cell office:value-type="float" office:value="0.0122678">
                <text:p>0.0122678</text:p>
              </table:table-cell>
              <table:table-cell office:value-type="float" office:value="0.00771353">
                <text:p>0.00771353</text:p>
              </table:table-cell>
              <table:table-cell office:value-type="float" office:value="0.00331792">
                <text:p>0.003317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34217">
                <text:p>0.134217</text:p>
              </table:table-cell>
              <table:table-cell office:value-type="float" office:value="0.00111124">
                <text:p>0.00111124</text:p>
              </table:table-cell>
              <table:table-cell office:value-type="float" office:value="0.0121474">
                <text:p>0.0121474</text:p>
              </table:table-cell>
              <table:table-cell office:value-type="float" office:value="0.00784695">
                <text:p>0.00784695</text:p>
              </table:table-cell>
              <table:table-cell office:value-type="float" office:value="0.00316949">
                <text:p>0.003169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30009">
                <text:p>0.130009</text:p>
              </table:table-cell>
              <table:table-cell office:value-type="float" office:value="0.00111953">
                <text:p>0.00111953</text:p>
              </table:table-cell>
              <table:table-cell office:value-type="float" office:value="0.012719">
                <text:p>0.012719</text:p>
              </table:table-cell>
              <table:table-cell office:value-type="float" office:value="0.00819829">
                <text:p>0.00819829</text:p>
              </table:table-cell>
              <table:table-cell office:value-type="float" office:value="0.00364517">
                <text:p>0.003645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38363">
                <text:p>0.138363</text:p>
              </table:table-cell>
              <table:table-cell office:value-type="float" office:value="0.00108203">
                <text:p>0.00108203</text:p>
              </table:table-cell>
              <table:table-cell office:value-type="float" office:value="0.0129851">
                <text:p>0.0129851</text:p>
              </table:table-cell>
              <table:table-cell office:value-type="float" office:value="0.00790104">
                <text:p>0.00790104</text:p>
              </table:table-cell>
              <table:table-cell office:value-type="float" office:value="0.00318489">
                <text:p>0.003184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148256">
                <text:p>0.148256</text:p>
              </table:table-cell>
              <table:table-cell office:value-type="float" office:value="0.00109229">
                <text:p>0.00109229</text:p>
              </table:table-cell>
              <table:table-cell office:value-type="float" office:value="0.0121605">
                <text:p>0.0121605</text:p>
              </table:table-cell>
              <table:table-cell office:value-type="float" office:value="0.00926058">
                <text:p>0.00926058</text:p>
              </table:table-cell>
              <table:table-cell office:value-type="float" office:value="0.00318568">
                <text:p>0.003185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41546">
                <text:p>0.141546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134525">
                <text:p>0.0134525</text:p>
              </table:table-cell>
              <table:table-cell office:value-type="float" office:value="0.00923452">
                <text:p>0.00923452</text:p>
              </table:table-cell>
              <table:table-cell office:value-type="float" office:value="0.00327845">
                <text:p>0.003278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45667">
                <text:p>0.145667</text:p>
              </table:table-cell>
              <table:table-cell office:value-type="float" office:value="0.00136743">
                <text:p>0.00136743</text:p>
              </table:table-cell>
              <table:table-cell office:value-type="float" office:value="0.0134864">
                <text:p>0.0134864</text:p>
              </table:table-cell>
              <table:table-cell office:value-type="float" office:value="0.00815486">
                <text:p>0.00815486</text:p>
              </table:table-cell>
              <table:table-cell office:value-type="float" office:value="0.00320107">
                <text:p>0.003201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48093">
                <text:p>0.148093</text:p>
              </table:table-cell>
              <table:table-cell office:value-type="float" office:value="0.00121348">
                <text:p>0.00121348</text:p>
              </table:table-cell>
              <table:table-cell office:value-type="float" office:value="0.0125343">
                <text:p>0.0125343</text:p>
              </table:table-cell>
              <table:table-cell office:value-type="float" office:value="0.00811776">
                <text:p>0.00811776</text:p>
              </table:table-cell>
              <table:table-cell office:value-type="float" office:value="0.00407388">
                <text:p>0.004073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39926">
                <text:p>0.139926</text:p>
              </table:table-cell>
              <table:table-cell office:value-type="float" office:value="0.00124032">
                <text:p>0.00124032</text:p>
              </table:table-cell>
              <table:table-cell office:value-type="float" office:value="0.0124147">
                <text:p>0.0124147</text:p>
              </table:table-cell>
              <table:table-cell office:value-type="float" office:value="0.00795433">
                <text:p>0.00795433</text:p>
              </table:table-cell>
              <table:table-cell office:value-type="float" office:value="0.0032295">
                <text:p>0.00322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159231">
                <text:p>0.159231</text:p>
              </table:table-cell>
              <table:table-cell office:value-type="float" office:value="0.00115663">
                <text:p>0.00115663</text:p>
              </table:table-cell>
              <table:table-cell office:value-type="float" office:value="0.0125974">
                <text:p>0.0125974</text:p>
              </table:table-cell>
              <table:table-cell office:value-type="float" office:value="0.0078134">
                <text:p>0.0078134</text:p>
              </table:table-cell>
              <table:table-cell office:value-type="float" office:value="0.00323423">
                <text:p>0.003234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47101">
                <text:p>0.147101</text:p>
              </table:table-cell>
              <table:table-cell office:value-type="float" office:value="0.00119729">
                <text:p>0.00119729</text:p>
              </table:table-cell>
              <table:table-cell office:value-type="float" office:value="0.0121762">
                <text:p>0.0121762</text:p>
              </table:table-cell>
              <table:table-cell office:value-type="float" office:value="0.00880937">
                <text:p>0.00880937</text:p>
              </table:table-cell>
              <table:table-cell office:value-type="float" office:value="0.00322002">
                <text:p>0.003220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33445">
                <text:p>0.133445</text:p>
              </table:table-cell>
              <table:table-cell office:value-type="float" office:value="0.00110413">
                <text:p>0.00110413</text:p>
              </table:table-cell>
              <table:table-cell office:value-type="float" office:value="0.0126456">
                <text:p>0.0126456</text:p>
              </table:table-cell>
              <table:table-cell office:value-type="float" office:value="0.00839685">
                <text:p>0.00839685</text:p>
              </table:table-cell>
              <table:table-cell office:value-type="float" office:value="0.00326739">
                <text:p>0.003267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33541">
                <text:p>0.133541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0124798">
                <text:p>0.0124798</text:p>
              </table:table-cell>
              <table:table-cell office:value-type="float" office:value="0.00824211">
                <text:p>0.00824211</text:p>
              </table:table-cell>
              <table:table-cell office:value-type="float" office:value="0.00312844">
                <text:p>0.003128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35282">
                <text:p>0.135282</text:p>
              </table:table-cell>
              <table:table-cell office:value-type="float" office:value="0.00109189">
                <text:p>0.00109189</text:p>
              </table:table-cell>
              <table:table-cell office:value-type="float" office:value="0.0125556">
                <text:p>0.0125556</text:p>
              </table:table-cell>
              <table:table-cell office:value-type="float" office:value="0.008295">
                <text:p>0.008295</text:p>
              </table:table-cell>
              <table:table-cell office:value-type="float" office:value="0.00345372">
                <text:p>0.003453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33519">
                <text:p>0.133519</text:p>
              </table:table-cell>
              <table:table-cell office:value-type="float" office:value="0.00119019">
                <text:p>0.00119019</text:p>
              </table:table-cell>
              <table:table-cell office:value-type="float" office:value="0.0133025">
                <text:p>0.0133025</text:p>
              </table:table-cell>
              <table:table-cell office:value-type="float" office:value="0.00839527">
                <text:p>0.00839527</text:p>
              </table:table-cell>
              <table:table-cell office:value-type="float" office:value="0.00328595">
                <text:p>0.003285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135189">
                <text:p>0.135189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125339">
                <text:p>0.0125339</text:p>
              </table:table-cell>
              <table:table-cell office:value-type="float" office:value="0.00896767">
                <text:p>0.00896767</text:p>
              </table:table-cell>
              <table:table-cell office:value-type="float" office:value="0.00317897">
                <text:p>0.003178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3346">
                <text:p>0.13346</text:p>
              </table:table-cell>
              <table:table-cell office:value-type="float" office:value="0.00115821">
                <text:p>0.00115821</text:p>
              </table:table-cell>
              <table:table-cell office:value-type="float" office:value="0.0121083">
                <text:p>0.0121083</text:p>
              </table:table-cell>
              <table:table-cell office:value-type="float" office:value="0.010405">
                <text:p>0.010405</text:p>
              </table:table-cell>
              <table:table-cell office:value-type="float" office:value="0.00320344">
                <text:p>0.003203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34159">
                <text:p>0.134159</text:p>
              </table:table-cell>
              <table:table-cell office:value-type="float" office:value="0.00111163">
                <text:p>0.00111163</text:p>
              </table:table-cell>
              <table:table-cell office:value-type="float" office:value="0.0129152">
                <text:p>0.0129152</text:p>
              </table:table-cell>
              <table:table-cell office:value-type="float" office:value="0.0104133">
                <text:p>0.0104133</text:p>
              </table:table-cell>
              <table:table-cell office:value-type="float" office:value="0.00358359">
                <text:p>0.003583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33914">
                <text:p>0.133914</text:p>
              </table:table-cell>
              <table:table-cell office:value-type="float" office:value="0.00114321">
                <text:p>0.00114321</text:p>
              </table:table-cell>
              <table:table-cell office:value-type="float" office:value="0.0124348">
                <text:p>0.0124348</text:p>
              </table:table-cell>
              <table:table-cell office:value-type="float" office:value="0.0100627">
                <text:p>0.0100627</text:p>
              </table:table-cell>
              <table:table-cell office:value-type="float" office:value="0.00325673">
                <text:p>0.003256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3398">
                <text:p>0.13398</text:p>
              </table:table-cell>
              <table:table-cell office:value-type="float" office:value="0.00108716">
                <text:p>0.00108716</text:p>
              </table:table-cell>
              <table:table-cell office:value-type="float" office:value="0.012618">
                <text:p>0.012618</text:p>
              </table:table-cell>
              <table:table-cell office:value-type="float" office:value="0.00872213">
                <text:p>0.00872213</text:p>
              </table:table-cell>
              <table:table-cell office:value-type="float" office:value="0.00326345">
                <text:p>0.00326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133709">
                <text:p>0.133709</text:p>
              </table:table-cell>
              <table:table-cell office:value-type="float" office:value="0.00113729">
                <text:p>0.00113729</text:p>
              </table:table-cell>
              <table:table-cell office:value-type="float" office:value="0.0122805">
                <text:p>0.0122805</text:p>
              </table:table-cell>
              <table:table-cell office:value-type="float" office:value="0.00826579">
                <text:p>0.00826579</text:p>
              </table:table-cell>
              <table:table-cell office:value-type="float" office:value="0.00330174">
                <text:p>0.003301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35494">
                <text:p>0.135494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123077">
                <text:p>0.0123077</text:p>
              </table:table-cell>
              <table:table-cell office:value-type="float" office:value="0.00884292">
                <text:p>0.00884292</text:p>
              </table:table-cell>
              <table:table-cell office:value-type="float" office:value="0.00315252">
                <text:p>0.003152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34007">
                <text:p>0.134007</text:p>
              </table:table-cell>
              <table:table-cell office:value-type="float" office:value="0.00112861">
                <text:p>0.00112861</text:p>
              </table:table-cell>
              <table:table-cell office:value-type="float" office:value="0.0133364">
                <text:p>0.0133364</text:p>
              </table:table-cell>
              <table:table-cell office:value-type="float" office:value="0.00916939">
                <text:p>0.00916939</text:p>
              </table:table-cell>
              <table:table-cell office:value-type="float" office:value="0.00315055">
                <text:p>0.003150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3566">
                <text:p>0.13566</text:p>
              </table:table-cell>
              <table:table-cell office:value-type="float" office:value="0.00149415">
                <text:p>0.00149415</text:p>
              </table:table-cell>
              <table:table-cell office:value-type="float" office:value="0.0123689">
                <text:p>0.0123689</text:p>
              </table:table-cell>
              <table:table-cell office:value-type="float" office:value="0.00848172">
                <text:p>0.00848172</text:p>
              </table:table-cell>
              <table:table-cell office:value-type="float" office:value="0.00324371">
                <text:p>0.003243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35657">
                <text:p>0.135657</text:p>
              </table:table-cell>
              <table:table-cell office:value-type="float" office:value="0.00114282">
                <text:p>0.00114282</text:p>
              </table:table-cell>
              <table:table-cell office:value-type="float" office:value="0.0132677">
                <text:p>0.0132677</text:p>
              </table:table-cell>
              <table:table-cell office:value-type="float" office:value="0.00826776">
                <text:p>0.00826776</text:p>
              </table:table-cell>
              <table:table-cell office:value-type="float" office:value="0.00326147">
                <text:p>0.003261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35317">
                <text:p>0.135317</text:p>
              </table:table-cell>
              <table:table-cell office:value-type="float" office:value="0.00125611">
                <text:p>0.00125611</text:p>
              </table:table-cell>
              <table:table-cell office:value-type="float" office:value="0.0145085">
                <text:p>0.0145085</text:p>
              </table:table-cell>
              <table:table-cell office:value-type="float" office:value="0.00874542">
                <text:p>0.00874542</text:p>
              </table:table-cell>
              <table:table-cell office:value-type="float" office:value="0.00330805">
                <text:p>0.003308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3534">
                <text:p>0.13534</text:p>
              </table:table-cell>
              <table:table-cell office:value-type="float" office:value="0.0011669">
                <text:p>0.0011669</text:p>
              </table:table-cell>
              <table:table-cell office:value-type="float" office:value="0.0128015">
                <text:p>0.0128015</text:p>
              </table:table-cell>
              <table:table-cell office:value-type="float" office:value="0.00886503">
                <text:p>0.00886503</text:p>
              </table:table-cell>
              <table:table-cell office:value-type="float" office:value="0.00367241">
                <text:p>0.003672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35748">
                <text:p>0.135748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013306">
                <text:p>0.013306</text:p>
              </table:table-cell>
              <table:table-cell office:value-type="float" office:value="0.00798749">
                <text:p>0.00798749</text:p>
              </table:table-cell>
              <table:table-cell office:value-type="float" office:value="0.00347385">
                <text:p>0.003473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36369">
                <text:p>0.136369</text:p>
              </table:table-cell>
              <table:table-cell office:value-type="float" office:value="0.00121111">
                <text:p>0.00121111</text:p>
              </table:table-cell>
              <table:table-cell office:value-type="float" office:value="0.0129993">
                <text:p>0.0129993</text:p>
              </table:table-cell>
              <table:table-cell office:value-type="float" office:value="0.00839251">
                <text:p>0.00839251</text:p>
              </table:table-cell>
              <table:table-cell office:value-type="float" office:value="0.00322002">
                <text:p>0.003220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36464">
                <text:p>0.136464</text:p>
              </table:table-cell>
              <table:table-cell office:value-type="float" office:value="0.00121229">
                <text:p>0.00121229</text:p>
              </table:table-cell>
              <table:table-cell office:value-type="float" office:value="0.0127976">
                <text:p>0.0127976</text:p>
              </table:table-cell>
              <table:table-cell office:value-type="float" office:value="0.00884213">
                <text:p>0.00884213</text:p>
              </table:table-cell>
              <table:table-cell office:value-type="float" office:value="0.00323976">
                <text:p>0.003239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38438">
                <text:p>0.138438</text:p>
              </table:table-cell>
              <table:table-cell office:value-type="float" office:value="0.00110255">
                <text:p>0.00110255</text:p>
              </table:table-cell>
              <table:table-cell office:value-type="float" office:value="0.0127743">
                <text:p>0.0127743</text:p>
              </table:table-cell>
              <table:table-cell office:value-type="float" office:value="0.00875489">
                <text:p>0.00875489</text:p>
              </table:table-cell>
              <table:table-cell office:value-type="float" office:value="0.00315844">
                <text:p>0.003158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136616">
                <text:p>0.136616</text:p>
              </table:table-cell>
              <table:table-cell office:value-type="float" office:value="0.00114677">
                <text:p>0.00114677</text:p>
              </table:table-cell>
              <table:table-cell office:value-type="float" office:value="0.0127553">
                <text:p>0.0127553</text:p>
              </table:table-cell>
              <table:table-cell office:value-type="float" office:value="0.00859186">
                <text:p>0.00859186</text:p>
              </table:table-cell>
              <table:table-cell office:value-type="float" office:value="0.00338464">
                <text:p>0.003384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37709">
                <text:p>0.137709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140517">
                <text:p>0.0140517</text:p>
              </table:table-cell>
              <table:table-cell office:value-type="float" office:value="0.00895503">
                <text:p>0.00895503</text:p>
              </table:table-cell>
              <table:table-cell office:value-type="float" office:value="0.00320897">
                <text:p>0.003208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38539">
                <text:p>0.138539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0127857">
                <text:p>0.0127857</text:p>
              </table:table-cell>
              <table:table-cell office:value-type="float" office:value="0.00926334">
                <text:p>0.00926334</text:p>
              </table:table-cell>
              <table:table-cell office:value-type="float" office:value="0.00325358">
                <text:p>0.003253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36557">
                <text:p>0.136557</text:p>
              </table:table-cell>
              <table:table-cell office:value-type="float" office:value="0.0011144">
                <text:p>0.0011144</text:p>
              </table:table-cell>
              <table:table-cell office:value-type="float" office:value="0.0126823">
                <text:p>0.0126823</text:p>
              </table:table-cell>
              <table:table-cell office:value-type="float" office:value="0.00886464">
                <text:p>0.00886464</text:p>
              </table:table-cell>
              <table:table-cell office:value-type="float" office:value="0.00321094">
                <text:p>0.003210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36586">
                <text:p>0.136586</text:p>
              </table:table-cell>
              <table:table-cell office:value-type="float" office:value="0.00118032">
                <text:p>0.00118032</text:p>
              </table:table-cell>
              <table:table-cell office:value-type="float" office:value="0.013248">
                <text:p>0.013248</text:p>
              </table:table-cell>
              <table:table-cell office:value-type="float" office:value="0.00885279">
                <text:p>0.00885279</text:p>
              </table:table-cell>
              <table:table-cell office:value-type="float" office:value="0.0034474">
                <text:p>0.00344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135878">
                <text:p>0.135878</text:p>
              </table:table-cell>
              <table:table-cell office:value-type="float" office:value="0.00122453">
                <text:p>0.00122453</text:p>
              </table:table-cell>
              <table:table-cell office:value-type="float" office:value="0.0131118">
                <text:p>0.0131118</text:p>
              </table:table-cell>
              <table:table-cell office:value-type="float" office:value="0.00903556">
                <text:p>0.00903556</text:p>
              </table:table-cell>
              <table:table-cell office:value-type="float" office:value="0.00322279">
                <text:p>0.003222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36495">
                <text:p>0.136495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0129192">
                <text:p>0.0129192</text:p>
              </table:table-cell>
              <table:table-cell office:value-type="float" office:value="0.00862502">
                <text:p>0.00862502</text:p>
              </table:table-cell>
              <table:table-cell office:value-type="float" office:value="0.00321647">
                <text:p>0.003216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3588">
                <text:p>0.13588</text:p>
              </table:table-cell>
              <table:table-cell office:value-type="float" office:value="0.00122295">
                <text:p>0.00122295</text:p>
              </table:table-cell>
              <table:table-cell office:value-type="float" office:value="0.0132531">
                <text:p>0.0132531</text:p>
              </table:table-cell>
              <table:table-cell office:value-type="float" office:value="0.00980613">
                <text:p>0.00980613</text:p>
              </table:table-cell>
              <table:table-cell office:value-type="float" office:value="0.00327529">
                <text:p>0.003275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37183">
                <text:p>0.137183</text:p>
              </table:table-cell>
              <table:table-cell office:value-type="float" office:value="0.00116137">
                <text:p>0.00116137</text:p>
              </table:table-cell>
              <table:table-cell office:value-type="float" office:value="0.0129575">
                <text:p>0.0129575</text:p>
              </table:table-cell>
              <table:table-cell office:value-type="float" office:value="0.0101571">
                <text:p>0.0101571</text:p>
              </table:table-cell>
              <table:table-cell office:value-type="float" office:value="0.00326266">
                <text:p>0.003262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38453">
                <text:p>0.138453</text:p>
              </table:table-cell>
              <table:table-cell office:value-type="float" office:value="0.00124032">
                <text:p>0.00124032</text:p>
              </table:table-cell>
              <table:table-cell office:value-type="float" office:value="0.0131367">
                <text:p>0.0131367</text:p>
              </table:table-cell>
              <table:table-cell office:value-type="float" office:value="0.00943387">
                <text:p>0.00943387</text:p>
              </table:table-cell>
              <table:table-cell office:value-type="float" office:value="0.00321134">
                <text:p>0.003211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37289">
                <text:p>0.137289</text:p>
              </table:table-cell>
              <table:table-cell office:value-type="float" office:value="0.00118506">
                <text:p>0.00118506</text:p>
              </table:table-cell>
              <table:table-cell office:value-type="float" office:value="0.0134106">
                <text:p>0.0134106</text:p>
              </table:table-cell>
              <table:table-cell office:value-type="float" office:value="0.00847343">
                <text:p>0.00847343</text:p>
              </table:table-cell>
              <table:table-cell office:value-type="float" office:value="0.00333253">
                <text:p>0.003332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36158">
                <text:p>0.136158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13124">
                <text:p>0.013124</text:p>
              </table:table-cell>
              <table:table-cell office:value-type="float" office:value="0.00845133">
                <text:p>0.00845133</text:p>
              </table:table-cell>
              <table:table-cell office:value-type="float" office:value="0.00324687">
                <text:p>0.003246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35169">
                <text:p>0.135169</text:p>
              </table:table-cell>
              <table:table-cell office:value-type="float" office:value="0.00115229">
                <text:p>0.00115229</text:p>
              </table:table-cell>
              <table:table-cell office:value-type="float" office:value="0.013914">
                <text:p>0.013914</text:p>
              </table:table-cell>
              <table:table-cell office:value-type="float" office:value="0.00866094">
                <text:p>0.00866094</text:p>
              </table:table-cell>
              <table:table-cell office:value-type="float" office:value="0.00338424">
                <text:p>0.003384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38376">
                <text:p>0.138376</text:p>
              </table:table-cell>
              <table:table-cell office:value-type="float" office:value="0.00123598">
                <text:p>0.00123598</text:p>
              </table:table-cell>
              <table:table-cell office:value-type="float" office:value="0.0140407">
                <text:p>0.0140407</text:p>
              </table:table-cell>
              <table:table-cell office:value-type="float" office:value="0.00857291">
                <text:p>0.00857291</text:p>
              </table:table-cell>
              <table:table-cell office:value-type="float" office:value="0.00334161">
                <text:p>0.0033416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38919">
                <text:p>0.138919</text:p>
              </table:table-cell>
              <table:table-cell office:value-type="float" office:value="0.00120282">
                <text:p>0.00120282</text:p>
              </table:table-cell>
              <table:table-cell office:value-type="float" office:value="0.0130976">
                <text:p>0.0130976</text:p>
              </table:table-cell>
              <table:table-cell office:value-type="float" office:value="0.00887135">
                <text:p>0.00887135</text:p>
              </table:table-cell>
              <table:table-cell office:value-type="float" office:value="0.00340595">
                <text:p>0.003405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140151">
                <text:p>0.140151</text:p>
              </table:table-cell>
              <table:table-cell office:value-type="float" office:value="0.00119216">
                <text:p>0.00119216</text:p>
              </table:table-cell>
              <table:table-cell office:value-type="float" office:value="0.0129069">
                <text:p>0.0129069</text:p>
              </table:table-cell>
              <table:table-cell office:value-type="float" office:value="0.00822908">
                <text:p>0.00822908</text:p>
              </table:table-cell>
              <table:table-cell office:value-type="float" office:value="0.00319278">
                <text:p>0.00319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38497">
                <text:p>0.138497</text:p>
              </table:table-cell>
              <table:table-cell office:value-type="float" office:value="0.00115427">
                <text:p>0.00115427</text:p>
              </table:table-cell>
              <table:table-cell office:value-type="float" office:value="0.0138528">
                <text:p>0.0138528</text:p>
              </table:table-cell>
              <table:table-cell office:value-type="float" office:value="0.00935769">
                <text:p>0.00935769</text:p>
              </table:table-cell>
              <table:table-cell office:value-type="float" office:value="0.00340872">
                <text:p>0.003408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39768">
                <text:p>0.139768</text:p>
              </table:table-cell>
              <table:table-cell office:value-type="float" office:value="0.00123993">
                <text:p>0.00123993</text:p>
              </table:table-cell>
              <table:table-cell office:value-type="float" office:value="0.0148215">
                <text:p>0.0148215</text:p>
              </table:table-cell>
              <table:table-cell office:value-type="float" office:value="0.00891122">
                <text:p>0.00891122</text:p>
              </table:table-cell>
              <table:table-cell office:value-type="float" office:value="0.00324529">
                <text:p>0.003245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40936">
                <text:p>0.140936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0148815">
                <text:p>0.0148815</text:p>
              </table:table-cell>
              <table:table-cell office:value-type="float" office:value="0.0090028">
                <text:p>0.0090028</text:p>
              </table:table-cell>
              <table:table-cell office:value-type="float" office:value="0.00322515">
                <text:p>0.003225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40672">
                <text:p>0.140672</text:p>
              </table:table-cell>
              <table:table-cell office:value-type="float" office:value="0.00119216">
                <text:p>0.00119216</text:p>
              </table:table-cell>
              <table:table-cell office:value-type="float" office:value="0.0140454">
                <text:p>0.0140454</text:p>
              </table:table-cell>
              <table:table-cell office:value-type="float" office:value="0.0090178">
                <text:p>0.0090178</text:p>
              </table:table-cell>
              <table:table-cell office:value-type="float" office:value="0.00324568">
                <text:p>0.003245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39918">
                <text:p>0.139918</text:p>
              </table:table-cell>
              <table:table-cell office:value-type="float" office:value="0.00115584">
                <text:p>0.00115584</text:p>
              </table:table-cell>
              <table:table-cell office:value-type="float" office:value="0.0127636">
                <text:p>0.0127636</text:p>
              </table:table-cell>
              <table:table-cell office:value-type="float" office:value="0.00886069">
                <text:p>0.00886069</text:p>
              </table:table-cell>
              <table:table-cell office:value-type="float" office:value="0.00330963">
                <text:p>0.003309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41046">
                <text:p>0.141046</text:p>
              </table:table-cell>
              <table:table-cell office:value-type="float" office:value="0.00125335">
                <text:p>0.00125335</text:p>
              </table:table-cell>
              <table:table-cell office:value-type="float" office:value="0.0134154">
                <text:p>0.0134154</text:p>
              </table:table-cell>
              <table:table-cell office:value-type="float" office:value="0.0084683">
                <text:p>0.0084683</text:p>
              </table:table-cell>
              <table:table-cell office:value-type="float" office:value="0.00324094">
                <text:p>0.003240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40298">
                <text:p>0.140298</text:p>
              </table:table-cell>
              <table:table-cell office:value-type="float" office:value="0.00119966">
                <text:p>0.00119966</text:p>
              </table:table-cell>
              <table:table-cell office:value-type="float" office:value="0.0137276">
                <text:p>0.0137276</text:p>
              </table:table-cell>
              <table:table-cell office:value-type="float" office:value="0.00908096">
                <text:p>0.00908096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39654">
                <text:p>0.139654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0133956">
                <text:p>0.0133956</text:p>
              </table:table-cell>
              <table:table-cell office:value-type="float" office:value="0.00949624">
                <text:p>0.00949624</text:p>
              </table:table-cell>
              <table:table-cell office:value-type="float" office:value="0.00326897">
                <text:p>0.003268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40359">
                <text:p>0.140359</text:p>
              </table:table-cell>
              <table:table-cell office:value-type="float" office:value="0.00114361">
                <text:p>0.00114361</text:p>
              </table:table-cell>
              <table:table-cell office:value-type="float" office:value="0.0137024">
                <text:p>0.0137024</text:p>
              </table:table-cell>
              <table:table-cell office:value-type="float" office:value="0.00968731">
                <text:p>0.00968731</text:p>
              </table:table-cell>
              <table:table-cell office:value-type="float" office:value="0.00341385">
                <text:p>0.003413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140107">
                <text:p>0.140107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0142282">
                <text:p>0.0142282</text:p>
              </table:table-cell>
              <table:table-cell office:value-type="float" office:value="0.00874581">
                <text:p>0.00874581</text:p>
              </table:table-cell>
              <table:table-cell office:value-type="float" office:value="0.00323897">
                <text:p>0.003238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41343">
                <text:p>0.141343</text:p>
              </table:table-cell>
              <table:table-cell office:value-type="float" office:value="0.00117992">
                <text:p>0.00117992</text:p>
              </table:table-cell>
              <table:table-cell office:value-type="float" office:value="0.0137853">
                <text:p>0.0137853</text:p>
              </table:table-cell>
              <table:table-cell office:value-type="float" office:value="0.00919149">
                <text:p>0.00919149</text:p>
              </table:table-cell>
              <table:table-cell office:value-type="float" office:value="0.00339372">
                <text:p>0.003393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41105">
                <text:p>0.141105</text:p>
              </table:table-cell>
              <table:table-cell office:value-type="float" office:value="0.00116769">
                <text:p>0.00116769</text:p>
              </table:table-cell>
              <table:table-cell office:value-type="float" office:value="0.0134778">
                <text:p>0.0134778</text:p>
              </table:table-cell>
              <table:table-cell office:value-type="float" office:value="0.00882398">
                <text:p>0.00882398</text:p>
              </table:table-cell>
              <table:table-cell office:value-type="float" office:value="0.00330568">
                <text:p>0.003305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42204">
                <text:p>0.142204</text:p>
              </table:table-cell>
              <table:table-cell office:value-type="float" office:value="0.00118032">
                <text:p>0.00118032</text:p>
              </table:table-cell>
              <table:table-cell office:value-type="float" office:value="0.0136838">
                <text:p>0.0136838</text:p>
              </table:table-cell>
              <table:table-cell office:value-type="float" office:value="0.00887608">
                <text:p>0.00887608</text:p>
              </table:table-cell>
              <table:table-cell office:value-type="float" office:value="0.00326345">
                <text:p>0.003263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140211">
                <text:p>0.140211</text:p>
              </table:table-cell>
              <table:table-cell office:value-type="float" office:value="0.0014381">
                <text:p>0.0014381</text:p>
              </table:table-cell>
              <table:table-cell office:value-type="float" office:value="0.0135389">
                <text:p>0.0135389</text:p>
              </table:table-cell>
              <table:table-cell office:value-type="float" office:value="0.00910662">
                <text:p>0.00910662</text:p>
              </table:table-cell>
              <table:table-cell office:value-type="float" office:value="0.00330371">
                <text:p>0.003303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142562">
                <text:p>0.142562</text:p>
              </table:table-cell>
              <table:table-cell office:value-type="float" office:value="0.00122966">
                <text:p>0.00122966</text:p>
              </table:table-cell>
              <table:table-cell office:value-type="float" office:value="0.0132602">
                <text:p>0.0132602</text:p>
              </table:table-cell>
              <table:table-cell office:value-type="float" office:value="0.0112055">
                <text:p>0.0112055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4242">
                <text:p>0.14242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0151878">
                <text:p>0.0151878</text:p>
              </table:table-cell>
              <table:table-cell office:value-type="float" office:value="0.0102743">
                <text:p>0.0102743</text:p>
              </table:table-cell>
              <table:table-cell office:value-type="float" office:value="0.00319239">
                <text:p>0.003192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43774">
                <text:p>0.143774</text:p>
              </table:table-cell>
              <table:table-cell office:value-type="float" office:value="0.0012198">
                <text:p>0.0012198</text:p>
              </table:table-cell>
              <table:table-cell office:value-type="float" office:value="0.0136364">
                <text:p>0.0136364</text:p>
              </table:table-cell>
              <table:table-cell office:value-type="float" office:value="0.00889819">
                <text:p>0.00889819</text:p>
              </table:table-cell>
              <table:table-cell office:value-type="float" office:value="0.0032895">
                <text:p>0.0032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43211">
                <text:p>0.143211</text:p>
              </table:table-cell>
              <table:table-cell office:value-type="float" office:value="0.0011669">
                <text:p>0.0011669</text:p>
              </table:table-cell>
              <table:table-cell office:value-type="float" office:value="0.0144007">
                <text:p>0.0144007</text:p>
              </table:table-cell>
              <table:table-cell office:value-type="float" office:value="0.00903399">
                <text:p>0.00903399</text:p>
              </table:table-cell>
              <table:table-cell office:value-type="float" office:value="0.00323858">
                <text:p>0.003238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44053">
                <text:p>0.144053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139376">
                <text:p>0.0139376</text:p>
              </table:table-cell>
              <table:table-cell office:value-type="float" office:value="0.0100394">
                <text:p>0.0100394</text:p>
              </table:table-cell>
              <table:table-cell office:value-type="float" office:value="0.00325318">
                <text:p>0.003253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143255">
                <text:p>0.143255</text:p>
              </table:table-cell>
              <table:table-cell office:value-type="float" office:value="0.00116019">
                <text:p>0.00116019</text:p>
              </table:table-cell>
              <table:table-cell office:value-type="float" office:value="0.0134264">
                <text:p>0.0134264</text:p>
              </table:table-cell>
              <table:table-cell office:value-type="float" office:value="0.010189">
                <text:p>0.010189</text:p>
              </table:table-cell>
              <table:table-cell office:value-type="float" office:value="0.00334319">
                <text:p>0.003343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43528">
                <text:p>0.143528</text:p>
              </table:table-cell>
              <table:table-cell office:value-type="float" office:value="0.0012569">
                <text:p>0.0012569</text:p>
              </table:table-cell>
              <table:table-cell office:value-type="float" office:value="0.0132168">
                <text:p>0.0132168</text:p>
              </table:table-cell>
              <table:table-cell office:value-type="float" office:value="0.0101539">
                <text:p>0.0101539</text:p>
              </table:table-cell>
              <table:table-cell office:value-type="float" office:value="0.00321094">
                <text:p>0.003210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44196">
                <text:p>0.144196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13443">
                <text:p>0.013443</text:p>
              </table:table-cell>
              <table:table-cell office:value-type="float" office:value="0.0103233">
                <text:p>0.0103233</text:p>
              </table:table-cell>
              <table:table-cell office:value-type="float" office:value="0.00338227">
                <text:p>0.003382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44377">
                <text:p>0.144377</text:p>
              </table:table-cell>
              <table:table-cell office:value-type="float" office:value="0.00119137">
                <text:p>0.00119137</text:p>
              </table:table-cell>
              <table:table-cell office:value-type="float" office:value="0.0137343">
                <text:p>0.0137343</text:p>
              </table:table-cell>
              <table:table-cell office:value-type="float" office:value="0.00927676">
                <text:p>0.00927676</text:p>
              </table:table-cell>
              <table:table-cell office:value-type="float" office:value="0.00325476">
                <text:p>0.003254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45426">
                <text:p>0.145426</text:p>
              </table:table-cell>
              <table:table-cell office:value-type="float" office:value="0.00114716">
                <text:p>0.00114716</text:p>
              </table:table-cell>
              <table:table-cell office:value-type="float" office:value="0.0132839">
                <text:p>0.0132839</text:p>
              </table:table-cell>
              <table:table-cell office:value-type="float" office:value="0.00907425">
                <text:p>0.00907425</text:p>
              </table:table-cell>
              <table:table-cell office:value-type="float" office:value="0.00331871">
                <text:p>0.0033187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144636">
                <text:p>0.144636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145965">
                <text:p>0.0145965</text:p>
              </table:table-cell>
              <table:table-cell office:value-type="float" office:value="0.00849278">
                <text:p>0.00849278</text:p>
              </table:table-cell>
              <table:table-cell office:value-type="float" office:value="0.00351135">
                <text:p>0.003511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1445">
                <text:p>0.1445</text:p>
              </table:table-cell>
              <table:table-cell office:value-type="float" office:value="0.0010915">
                <text:p>0.0010915</text:p>
              </table:table-cell>
              <table:table-cell office:value-type="float" office:value="0.0140738">
                <text:p>0.0140738</text:p>
              </table:table-cell>
              <table:table-cell office:value-type="float" office:value="0.00884884">
                <text:p>0.00884884</text:p>
              </table:table-cell>
              <table:table-cell office:value-type="float" office:value="0.00321805">
                <text:p>0.003218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144901">
                <text:p>0.144901</text:p>
              </table:table-cell>
              <table:table-cell office:value-type="float" office:value="0.00120953">
                <text:p>0.00120953</text:p>
              </table:table-cell>
              <table:table-cell office:value-type="float" office:value="0.0137679">
                <text:p>0.0137679</text:p>
              </table:table-cell>
              <table:table-cell office:value-type="float" office:value="0.0093494">
                <text:p>0.0093494</text:p>
              </table:table-cell>
              <table:table-cell office:value-type="float" office:value="0.00336056">
                <text:p>0.003360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4603">
                <text:p>0.14603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139009">
                <text:p>0.0139009</text:p>
              </table:table-cell>
              <table:table-cell office:value-type="float" office:value="0.00951677">
                <text:p>0.00951677</text:p>
              </table:table-cell>
              <table:table-cell office:value-type="float" office:value="0.00324805">
                <text:p>0.003248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144146">
                <text:p>0.144146</text:p>
              </table:table-cell>
              <table:table-cell office:value-type="float" office:value="0.0012348">
                <text:p>0.0012348</text:p>
              </table:table-cell>
              <table:table-cell office:value-type="float" office:value="0.013807">
                <text:p>0.013807</text:p>
              </table:table-cell>
              <table:table-cell office:value-type="float" office:value="0.010045">
                <text:p>0.010045</text:p>
              </table:table-cell>
              <table:table-cell office:value-type="float" office:value="0.00336924">
                <text:p>0.003369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145614">
                <text:p>0.145614</text:p>
              </table:table-cell>
              <table:table-cell office:value-type="float" office:value="0.00117479">
                <text:p>0.00117479</text:p>
              </table:table-cell>
              <table:table-cell office:value-type="float" office:value="0.0135476">
                <text:p>0.0135476</text:p>
              </table:table-cell>
              <table:table-cell office:value-type="float" office:value="0.0100422">
                <text:p>0.0100422</text:p>
              </table:table-cell>
              <table:table-cell office:value-type="float" office:value="0.00332661">
                <text:p>0.003326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146305">
                <text:p>0.146305</text:p>
              </table:table-cell>
              <table:table-cell office:value-type="float" office:value="0.00118703">
                <text:p>0.00118703</text:p>
              </table:table-cell>
              <table:table-cell office:value-type="float" office:value="0.0134363">
                <text:p>0.0134363</text:p>
              </table:table-cell>
              <table:table-cell office:value-type="float" office:value="0.00960875">
                <text:p>0.00960875</text:p>
              </table:table-cell>
              <table:table-cell office:value-type="float" office:value="0.00324766">
                <text:p>0.003247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46303">
                <text:p>0.146303</text:p>
              </table:table-cell>
              <table:table-cell office:value-type="float" office:value="0.00116413">
                <text:p>0.00116413</text:p>
              </table:table-cell>
              <table:table-cell office:value-type="float" office:value="0.01379">
                <text:p>0.01379</text:p>
              </table:table-cell>
              <table:table-cell office:value-type="float" office:value="0.00882674">
                <text:p>0.00882674</text:p>
              </table:table-cell>
              <table:table-cell office:value-type="float" office:value="0.00349083">
                <text:p>0.003490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146353">
                <text:p>0.146353</text:p>
              </table:table-cell>
              <table:table-cell office:value-type="float" office:value="0.00121545">
                <text:p>0.00121545</text:p>
              </table:table-cell>
              <table:table-cell office:value-type="float" office:value="0.0135346">
                <text:p>0.0135346</text:p>
              </table:table-cell>
              <table:table-cell office:value-type="float" office:value="0.00936953">
                <text:p>0.00936953</text:p>
              </table:table-cell>
              <table:table-cell office:value-type="float" office:value="0.00326068">
                <text:p>0.003260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46876">
                <text:p>0.146876</text:p>
              </table:table-cell>
              <table:table-cell office:value-type="float" office:value="0.001174">
                <text:p>0.001174</text:p>
              </table:table-cell>
              <table:table-cell office:value-type="float" office:value="0.0135168">
                <text:p>0.0135168</text:p>
              </table:table-cell>
              <table:table-cell office:value-type="float" office:value="0.00981165">
                <text:p>0.00981165</text:p>
              </table:table-cell>
              <table:table-cell office:value-type="float" office:value="0.00326108">
                <text:p>0.003261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146714">
                <text:p>0.146714</text:p>
              </table:table-cell>
              <table:table-cell office:value-type="float" office:value="0.00113058">
                <text:p>0.00113058</text:p>
              </table:table-cell>
              <table:table-cell office:value-type="float" office:value="0.0143798">
                <text:p>0.0143798</text:p>
              </table:table-cell>
              <table:table-cell office:value-type="float" office:value="0.00903477">
                <text:p>0.00903477</text:p>
              </table:table-cell>
              <table:table-cell office:value-type="float" office:value="0.00334871">
                <text:p>0.003348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148382">
                <text:p>0.148382</text:p>
              </table:table-cell>
              <table:table-cell office:value-type="float" office:value="0.00117716">
                <text:p>0.00117716</text:p>
              </table:table-cell>
              <table:table-cell office:value-type="float" office:value="0.0140087">
                <text:p>0.0140087</text:p>
              </table:table-cell>
              <table:table-cell office:value-type="float" office:value="0.00920807">
                <text:p>0.00920807</text:p>
              </table:table-cell>
              <table:table-cell office:value-type="float" office:value="0.00334911">
                <text:p>0.003349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47602">
                <text:p>0.147602</text:p>
              </table:table-cell>
              <table:table-cell office:value-type="float" office:value="0.00119137">
                <text:p>0.00119137</text:p>
              </table:table-cell>
              <table:table-cell office:value-type="float" office:value="0.0143427">
                <text:p>0.0143427</text:p>
              </table:table-cell>
              <table:table-cell office:value-type="float" office:value="0.00945993">
                <text:p>0.00945993</text:p>
              </table:table-cell>
              <table:table-cell office:value-type="float" office:value="0.00328989">
                <text:p>0.003289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148035">
                <text:p>0.148035</text:p>
              </table:table-cell>
              <table:table-cell office:value-type="float" office:value="0.00130585">
                <text:p>0.00130585</text:p>
              </table:table-cell>
              <table:table-cell office:value-type="float" office:value="0.0146478">
                <text:p>0.0146478</text:p>
              </table:table-cell>
              <table:table-cell office:value-type="float" office:value="0.00902609">
                <text:p>0.00902609</text:p>
              </table:table-cell>
              <table:table-cell office:value-type="float" office:value="0.00336411">
                <text:p>0.003364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147213">
                <text:p>0.147213</text:p>
              </table:table-cell>
              <table:table-cell office:value-type="float" office:value="0.00113966">
                <text:p>0.00113966</text:p>
              </table:table-cell>
              <table:table-cell office:value-type="float" office:value="0.0134592">
                <text:p>0.0134592</text:p>
              </table:table-cell>
              <table:table-cell office:value-type="float" office:value="0.00914491">
                <text:p>0.00914491</text:p>
              </table:table-cell>
              <table:table-cell office:value-type="float" office:value="0.0033199">
                <text:p>0.00331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149701">
                <text:p>0.149701</text:p>
              </table:table-cell>
              <table:table-cell office:value-type="float" office:value="0.00116532">
                <text:p>0.00116532</text:p>
              </table:table-cell>
              <table:table-cell office:value-type="float" office:value="0.0146683">
                <text:p>0.0146683</text:p>
              </table:table-cell>
              <table:table-cell office:value-type="float" office:value="0.00885082">
                <text:p>0.00885082</text:p>
              </table:table-cell>
              <table:table-cell office:value-type="float" office:value="0.00326147">
                <text:p>0.0032614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48453">
                <text:p>0.148453</text:p>
              </table:table-cell>
              <table:table-cell office:value-type="float" office:value="0.00109584">
                <text:p>0.00109584</text:p>
              </table:table-cell>
              <table:table-cell office:value-type="float" office:value="0.0135938">
                <text:p>0.0135938</text:p>
              </table:table-cell>
              <table:table-cell office:value-type="float" office:value="0.00961783">
                <text:p>0.00961783</text:p>
              </table:table-cell>
              <table:table-cell office:value-type="float" office:value="0.0033349">
                <text:p>0.00333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149352">
                <text:p>0.149352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137521">
                <text:p>0.0137521</text:p>
              </table:table-cell>
              <table:table-cell office:value-type="float" office:value="0.00926492">
                <text:p>0.00926492</text:p>
              </table:table-cell>
              <table:table-cell office:value-type="float" office:value="0.00329147">
                <text:p>0.003291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149149">
                <text:p>0.149149</text:p>
              </table:table-cell>
              <table:table-cell office:value-type="float" office:value="0.00110847">
                <text:p>0.00110847</text:p>
              </table:table-cell>
              <table:table-cell office:value-type="float" office:value="0.0139191">
                <text:p>0.0139191</text:p>
              </table:table-cell>
              <table:table-cell office:value-type="float" office:value="0.00914057">
                <text:p>0.00914057</text:p>
              </table:table-cell>
              <table:table-cell office:value-type="float" office:value="0.00334871">
                <text:p>0.003348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14825">
                <text:p>0.14825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0141149">
                <text:p>0.0141149</text:p>
              </table:table-cell>
              <table:table-cell office:value-type="float" office:value="0.0103312">
                <text:p>0.0103312</text:p>
              </table:table-cell>
              <table:table-cell office:value-type="float" office:value="0.00328753">
                <text:p>0.003287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48786">
                <text:p>0.148786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142609">
                <text:p>0.0142609</text:p>
              </table:table-cell>
              <table:table-cell office:value-type="float" office:value="0.00931031">
                <text:p>0.00931031</text:p>
              </table:table-cell>
              <table:table-cell office:value-type="float" office:value="0.0032595">
                <text:p>0.00325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48484">
                <text:p>0.148484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142349">
                <text:p>0.0142349</text:p>
              </table:table-cell>
              <table:table-cell office:value-type="float" office:value="0.01048">
                <text:p>0.01048</text:p>
              </table:table-cell>
              <table:table-cell office:value-type="float" office:value="0.00346398">
                <text:p>0.003463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1503">
                <text:p>0.1503</text:p>
              </table:table-cell>
              <table:table-cell office:value-type="float" office:value="0.00115427">
                <text:p>0.00115427</text:p>
              </table:table-cell>
              <table:table-cell office:value-type="float" office:value="0.0137193">
                <text:p>0.0137193</text:p>
              </table:table-cell>
              <table:table-cell office:value-type="float" office:value="0.0108732">
                <text:p>0.0108732</text:p>
              </table:table-cell>
              <table:table-cell office:value-type="float" office:value="0.00335898">
                <text:p>0.003358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148874">
                <text:p>0.148874</text:p>
              </table:table-cell>
              <table:table-cell office:value-type="float" office:value="0.00120677">
                <text:p>0.00120677</text:p>
              </table:table-cell>
              <table:table-cell office:value-type="float" office:value="0.0136068">
                <text:p>0.0136068</text:p>
              </table:table-cell>
              <table:table-cell office:value-type="float" office:value="0.00976507">
                <text:p>0.00976507</text:p>
              </table:table-cell>
              <table:table-cell office:value-type="float" office:value="0.00316673">
                <text:p>0.003166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15103">
                <text:p>0.15103</text:p>
              </table:table-cell>
              <table:table-cell office:value-type="float" office:value="0.00112545">
                <text:p>0.00112545</text:p>
              </table:table-cell>
              <table:table-cell office:value-type="float" office:value="0.0140809">
                <text:p>0.0140809</text:p>
              </table:table-cell>
              <table:table-cell office:value-type="float" office:value="0.00947848">
                <text:p>0.00947848</text:p>
              </table:table-cell>
              <table:table-cell office:value-type="float" office:value="0.00319831">
                <text:p>0.003198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150876">
                <text:p>0.150876</text:p>
              </table:table-cell>
              <table:table-cell office:value-type="float" office:value="0.00118111">
                <text:p>0.00118111</text:p>
              </table:table-cell>
              <table:table-cell office:value-type="float" office:value="0.01388">
                <text:p>0.01388</text:p>
              </table:table-cell>
              <table:table-cell office:value-type="float" office:value="0.0090178">
                <text:p>0.0090178</text:p>
              </table:table-cell>
              <table:table-cell office:value-type="float" office:value="0.00329582">
                <text:p>0.003295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152238">
                <text:p>0.152238</text:p>
              </table:table-cell>
              <table:table-cell office:value-type="float" office:value="0.00110926">
                <text:p>0.00110926</text:p>
              </table:table-cell>
              <table:table-cell office:value-type="float" office:value="0.0141532">
                <text:p>0.0141532</text:p>
              </table:table-cell>
              <table:table-cell office:value-type="float" office:value="0.00974257">
                <text:p>0.00974257</text:p>
              </table:table-cell>
              <table:table-cell office:value-type="float" office:value="0.00324173">
                <text:p>0.003241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151188">
                <text:p>0.151188</text:p>
              </table:table-cell>
              <table:table-cell office:value-type="float" office:value="0.00110768">
                <text:p>0.00110768</text:p>
              </table:table-cell>
              <table:table-cell office:value-type="float" office:value="0.0140241">
                <text:p>0.0140241</text:p>
              </table:table-cell>
              <table:table-cell office:value-type="float" office:value="0.00950098">
                <text:p>0.00950098</text:p>
              </table:table-cell>
              <table:table-cell office:value-type="float" office:value="0.00366215">
                <text:p>0.003662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150827">
                <text:p>0.150827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0137967">
                <text:p>0.0137967</text:p>
              </table:table-cell>
              <table:table-cell office:value-type="float" office:value="0.00975165">
                <text:p>0.00975165</text:p>
              </table:table-cell>
              <table:table-cell office:value-type="float" office:value="0.00340161">
                <text:p>0.003401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151853">
                <text:p>0.151853</text:p>
              </table:table-cell>
              <table:table-cell office:value-type="float" office:value="0.00110374">
                <text:p>0.00110374</text:p>
              </table:table-cell>
              <table:table-cell office:value-type="float" office:value="0.0144496">
                <text:p>0.0144496</text:p>
              </table:table-cell>
              <table:table-cell office:value-type="float" office:value="0.0101981">
                <text:p>0.0101981</text:p>
              </table:table-cell>
              <table:table-cell office:value-type="float" office:value="0.00320818">
                <text:p>0.003208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151511">
                <text:p>0.151511</text:p>
              </table:table-cell>
              <table:table-cell office:value-type="float" office:value="0.00117519">
                <text:p>0.00117519</text:p>
              </table:table-cell>
              <table:table-cell office:value-type="float" office:value="0.0155865">
                <text:p>0.0155865</text:p>
              </table:table-cell>
              <table:table-cell office:value-type="float" office:value="0.00931268">
                <text:p>0.00931268</text:p>
              </table:table-cell>
              <table:table-cell office:value-type="float" office:value="0.00325792">
                <text:p>0.003257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151675">
                <text:p>0.151675</text:p>
              </table:table-cell>
              <table:table-cell office:value-type="float" office:value="0.00112782">
                <text:p>0.00112782</text:p>
              </table:table-cell>
              <table:table-cell office:value-type="float" office:value="0.0150003">
                <text:p>0.0150003</text:p>
              </table:table-cell>
              <table:table-cell office:value-type="float" office:value="0.00982547">
                <text:p>0.00982547</text:p>
              </table:table-cell>
              <table:table-cell office:value-type="float" office:value="0.00351846">
                <text:p>0.003518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151132">
                <text:p>0.151132</text:p>
              </table:table-cell>
              <table:table-cell office:value-type="float" office:value="0.00116492">
                <text:p>0.00116492</text:p>
              </table:table-cell>
              <table:table-cell office:value-type="float" office:value="0.0149478">
                <text:p>0.0149478</text:p>
              </table:table-cell>
              <table:table-cell office:value-type="float" office:value="0.00990205">
                <text:p>0.00990205</text:p>
              </table:table-cell>
              <table:table-cell office:value-type="float" office:value="0.00338898">
                <text:p>0.003388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152681">
                <text:p>0.152681</text:p>
              </table:table-cell>
              <table:table-cell office:value-type="float" office:value="0.00108163">
                <text:p>0.00108163</text:p>
              </table:table-cell>
              <table:table-cell office:value-type="float" office:value="0.0145712">
                <text:p>0.0145712</text:p>
              </table:table-cell>
              <table:table-cell office:value-type="float" office:value="0.00971889">
                <text:p>0.00971889</text:p>
              </table:table-cell>
              <table:table-cell office:value-type="float" office:value="0.0031991">
                <text:p>0.0031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153339">
                <text:p>0.153339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0142736">
                <text:p>0.0142736</text:p>
              </table:table-cell>
              <table:table-cell office:value-type="float" office:value="0.00955546">
                <text:p>0.00955546</text:p>
              </table:table-cell>
              <table:table-cell office:value-type="float" office:value="0.00322081">
                <text:p>0.003220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15318">
                <text:p>0.15318</text:p>
              </table:table-cell>
              <table:table-cell office:value-type="float" office:value="0.00108795">
                <text:p>0.00108795</text:p>
              </table:table-cell>
              <table:table-cell office:value-type="float" office:value="0.0139637">
                <text:p>0.0139637</text:p>
              </table:table-cell>
              <table:table-cell office:value-type="float" office:value="0.0102084">
                <text:p>0.0102084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15382">
                <text:p>0.15382</text:p>
              </table:table-cell>
              <table:table-cell office:value-type="float" office:value="0.00118308">
                <text:p>0.00118308</text:p>
              </table:table-cell>
              <table:table-cell office:value-type="float" office:value="0.0145061">
                <text:p>0.0145061</text:p>
              </table:table-cell>
              <table:table-cell office:value-type="float" office:value="0.0100829">
                <text:p>0.0100829</text:p>
              </table:table-cell>
              <table:table-cell office:value-type="float" office:value="0.00320068">
                <text:p>0.003200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153979">
                <text:p>0.153979</text:p>
              </table:table-cell>
              <table:table-cell office:value-type="float" office:value="0.00120124">
                <text:p>0.00120124</text:p>
              </table:table-cell>
              <table:table-cell office:value-type="float" office:value="0.0141848">
                <text:p>0.0141848</text:p>
              </table:table-cell>
              <table:table-cell office:value-type="float" office:value="0.00941492">
                <text:p>0.00941492</text:p>
              </table:table-cell>
              <table:table-cell office:value-type="float" office:value="0.00322515">
                <text:p>0.003225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153544">
                <text:p>0.153544</text:p>
              </table:table-cell>
              <table:table-cell office:value-type="float" office:value="0.00123716">
                <text:p>0.00123716</text:p>
              </table:table-cell>
              <table:table-cell office:value-type="float" office:value="0.0144378">
                <text:p>0.0144378</text:p>
              </table:table-cell>
              <table:table-cell office:value-type="float" office:value="0.00972599">
                <text:p>0.00972599</text:p>
              </table:table-cell>
              <table:table-cell office:value-type="float" office:value="0.00322436">
                <text:p>0.003224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153976">
                <text:p>0.153976</text:p>
              </table:table-cell>
              <table:table-cell office:value-type="float" office:value="0.00114795">
                <text:p>0.00114795</text:p>
              </table:table-cell>
              <table:table-cell office:value-type="float" office:value="0.0144035">
                <text:p>0.0144035</text:p>
              </table:table-cell>
              <table:table-cell office:value-type="float" office:value="0.00948638">
                <text:p>0.00948638</text:p>
              </table:table-cell>
              <table:table-cell office:value-type="float" office:value="0.00318055">
                <text:p>0.003180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153228">
                <text:p>0.153228</text:p>
              </table:table-cell>
              <table:table-cell office:value-type="float" office:value="0.00138993">
                <text:p>0.00138993</text:p>
              </table:table-cell>
              <table:table-cell office:value-type="float" office:value="0.0139124">
                <text:p>0.0139124</text:p>
              </table:table-cell>
              <table:table-cell office:value-type="float" office:value="0.00980573">
                <text:p>0.00980573</text:p>
              </table:table-cell>
              <table:table-cell office:value-type="float" office:value="0.00327134">
                <text:p>0.00327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1553">
                <text:p>0.1553</text:p>
              </table:table-cell>
              <table:table-cell office:value-type="float" office:value="0.00138125">
                <text:p>0.00138125</text:p>
              </table:table-cell>
              <table:table-cell office:value-type="float" office:value="0.0145373">
                <text:p>0.0145373</text:p>
              </table:table-cell>
              <table:table-cell office:value-type="float" office:value="0.00980929">
                <text:p>0.00980929</text:p>
              </table:table-cell>
              <table:table-cell office:value-type="float" office:value="0.00326068">
                <text:p>0.003260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155156">
                <text:p>0.155156</text:p>
              </table:table-cell>
              <table:table-cell office:value-type="float" office:value="0.00156047">
                <text:p>0.00156047</text:p>
              </table:table-cell>
              <table:table-cell office:value-type="float" office:value="0.0148752">
                <text:p>0.0148752</text:p>
              </table:table-cell>
              <table:table-cell office:value-type="float" office:value="0.00967981">
                <text:p>0.00967981</text:p>
              </table:table-cell>
              <table:table-cell office:value-type="float" office:value="0.00317226">
                <text:p>0.003172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15444">
                <text:p>0.15444</text:p>
              </table:table-cell>
              <table:table-cell office:value-type="float" office:value="0.00135875">
                <text:p>0.00135875</text:p>
              </table:table-cell>
              <table:table-cell office:value-type="float" office:value="0.0147122">
                <text:p>0.0147122</text:p>
              </table:table-cell>
              <table:table-cell office:value-type="float" office:value="0.0105641">
                <text:p>0.0105641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159877">
                <text:p>0.159877</text:p>
              </table:table-cell>
              <table:table-cell office:value-type="float" office:value="0.00129204">
                <text:p>0.00129204</text:p>
              </table:table-cell>
              <table:table-cell office:value-type="float" office:value="0.014152">
                <text:p>0.014152</text:p>
              </table:table-cell>
              <table:table-cell office:value-type="float" office:value="0.0097627">
                <text:p>0.0097627</text:p>
              </table:table-cell>
              <table:table-cell office:value-type="float" office:value="0.0032066">
                <text:p>0.00320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165177">
                <text:p>0.165177</text:p>
              </table:table-cell>
              <table:table-cell office:value-type="float" office:value="0.00114992">
                <text:p>0.00114992</text:p>
              </table:table-cell>
              <table:table-cell office:value-type="float" office:value="0.0144378">
                <text:p>0.0144378</text:p>
              </table:table-cell>
              <table:table-cell office:value-type="float" office:value="0.00986416">
                <text:p>0.00986416</text:p>
              </table:table-cell>
              <table:table-cell office:value-type="float" office:value="0.0035528">
                <text:p>0.00355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158793">
                <text:p>0.158793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0146928">
                <text:p>0.0146928</text:p>
              </table:table-cell>
              <table:table-cell office:value-type="float" office:value="0.0108475">
                <text:p>0.0108475</text:p>
              </table:table-cell>
              <table:table-cell office:value-type="float" office:value="0.00329226">
                <text:p>0.003292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153608">
                <text:p>0.153608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0154693">
                <text:p>0.0154693</text:p>
              </table:table-cell>
              <table:table-cell office:value-type="float" office:value="0.0121178">
                <text:p>0.0121178</text:p>
              </table:table-cell>
              <table:table-cell office:value-type="float" office:value="0.00328239">
                <text:p>0.003282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154598">
                <text:p>0.154598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152905">
                <text:p>0.0152905</text:p>
              </table:table-cell>
              <table:table-cell office:value-type="float" office:value="0.0106568">
                <text:p>0.0106568</text:p>
              </table:table-cell>
              <table:table-cell office:value-type="float" office:value="0.00327331">
                <text:p>0.003273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156205">
                <text:p>0.156205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0150098">
                <text:p>0.0150098</text:p>
              </table:table-cell>
              <table:table-cell office:value-type="float" office:value="0.0103067">
                <text:p>0.0103067</text:p>
              </table:table-cell>
              <table:table-cell office:value-type="float" office:value="0.00329503">
                <text:p>0.003295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153588">
                <text:p>0.153588</text:p>
              </table:table-cell>
              <table:table-cell office:value-type="float" office:value="0.00114005">
                <text:p>0.00114005</text:p>
              </table:table-cell>
              <table:table-cell office:value-type="float" office:value="0.0155676">
                <text:p>0.0155676</text:p>
              </table:table-cell>
              <table:table-cell office:value-type="float" office:value="0.0105151">
                <text:p>0.0105151</text:p>
              </table:table-cell>
              <table:table-cell office:value-type="float" office:value="0.00370518">
                <text:p>0.003705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154278">
                <text:p>0.154278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0143624">
                <text:p>0.0143624</text:p>
              </table:table-cell>
              <table:table-cell office:value-type="float" office:value="0.0104587">
                <text:p>0.0104587</text:p>
              </table:table-cell>
              <table:table-cell office:value-type="float" office:value="0.00322594">
                <text:p>0.003225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15761">
                <text:p>0.15761</text:p>
              </table:table-cell>
              <table:table-cell office:value-type="float" office:value="0.00114282">
                <text:p>0.00114282</text:p>
              </table:table-cell>
              <table:table-cell office:value-type="float" office:value="0.0144579">
                <text:p>0.0144579</text:p>
              </table:table-cell>
              <table:table-cell office:value-type="float" office:value="0.010386">
                <text:p>0.010386</text:p>
              </table:table-cell>
              <table:table-cell office:value-type="float" office:value="0.0031916">
                <text:p>0.00319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17649">
                <text:p>0.17649</text:p>
              </table:table-cell>
              <table:table-cell office:value-type="float" office:value="0.00160942">
                <text:p>0.00160942</text:p>
              </table:table-cell>
              <table:table-cell office:value-type="float" office:value="0.014437">
                <text:p>0.014437</text:p>
              </table:table-cell>
              <table:table-cell office:value-type="float" office:value="0.0112032">
                <text:p>0.0112032</text:p>
              </table:table-cell>
              <table:table-cell office:value-type="float" office:value="0.00317344">
                <text:p>0.003173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166985">
                <text:p>0.166985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0149522">
                <text:p>0.0149522</text:p>
              </table:table-cell>
              <table:table-cell office:value-type="float" office:value="0.0107741">
                <text:p>0.0107741</text:p>
              </table:table-cell>
              <table:table-cell office:value-type="float" office:value="0.00318173">
                <text:p>0.003181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155613">
                <text:p>0.155613</text:p>
              </table:table-cell>
              <table:table-cell office:value-type="float" office:value="0.00123361">
                <text:p>0.00123361</text:p>
              </table:table-cell>
              <table:table-cell office:value-type="float" office:value="0.0151898">
                <text:p>0.0151898</text:p>
              </table:table-cell>
              <table:table-cell office:value-type="float" office:value="0.0102881">
                <text:p>0.0102881</text:p>
              </table:table-cell>
              <table:table-cell office:value-type="float" office:value="0.00324134">
                <text:p>0.00324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158179">
                <text:p>0.158179</text:p>
              </table:table-cell>
              <table:table-cell office:value-type="float" office:value="0.00113927">
                <text:p>0.00113927</text:p>
              </table:table-cell>
              <table:table-cell office:value-type="float" office:value="0.0151227">
                <text:p>0.0151227</text:p>
              </table:table-cell>
              <table:table-cell office:value-type="float" office:value="0.0105727">
                <text:p>0.0105727</text:p>
              </table:table-cell>
              <table:table-cell office:value-type="float" office:value="0.00329503">
                <text:p>0.003295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159453">
                <text:p>0.159453</text:p>
              </table:table-cell>
              <table:table-cell office:value-type="float" office:value="0.00118703">
                <text:p>0.00118703</text:p>
              </table:table-cell>
              <table:table-cell office:value-type="float" office:value="0.0140616">
                <text:p>0.0140616</text:p>
              </table:table-cell>
              <table:table-cell office:value-type="float" office:value="0.0102261">
                <text:p>0.0102261</text:p>
              </table:table-cell>
              <table:table-cell office:value-type="float" office:value="0.0032745">
                <text:p>0.00327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155625">
                <text:p>0.155625</text:p>
              </table:table-cell>
              <table:table-cell office:value-type="float" office:value="0.00108597">
                <text:p>0.00108597</text:p>
              </table:table-cell>
              <table:table-cell office:value-type="float" office:value="0.0145756">
                <text:p>0.0145756</text:p>
              </table:table-cell>
              <table:table-cell office:value-type="float" office:value="0.0104334">
                <text:p>0.0104334</text:p>
              </table:table-cell>
              <table:table-cell office:value-type="float" office:value="0.00329661">
                <text:p>0.003296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159138">
                <text:p>0.159138</text:p>
              </table:table-cell>
              <table:table-cell office:value-type="float" office:value="0.00120164">
                <text:p>0.00120164</text:p>
              </table:table-cell>
              <table:table-cell office:value-type="float" office:value="0.0149308">
                <text:p>0.0149308</text:p>
              </table:table-cell>
              <table:table-cell office:value-type="float" office:value="0.0108309">
                <text:p>0.0108309</text:p>
              </table:table-cell>
              <table:table-cell office:value-type="float" office:value="0.00345688">
                <text:p>0.003456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156101">
                <text:p>0.156101</text:p>
              </table:table-cell>
              <table:table-cell office:value-type="float" office:value="0.00111795">
                <text:p>0.00111795</text:p>
              </table:table-cell>
              <table:table-cell office:value-type="float" office:value="0.0142677">
                <text:p>0.0142677</text:p>
              </table:table-cell>
              <table:table-cell office:value-type="float" office:value="0.0106454">
                <text:p>0.0106454</text:p>
              </table:table-cell>
              <table:table-cell office:value-type="float" office:value="0.00318173">
                <text:p>0.003181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159528">
                <text:p>0.159528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14165">
                <text:p>0.014165</text:p>
              </table:table-cell>
              <table:table-cell office:value-type="float" office:value="0.010448">
                <text:p>0.010448</text:p>
              </table:table-cell>
              <table:table-cell office:value-type="float" office:value="0.00331595">
                <text:p>0.003315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157783">
                <text:p>0.157783</text:p>
              </table:table-cell>
              <table:table-cell office:value-type="float" office:value="0.00115466">
                <text:p>0.00115466</text:p>
              </table:table-cell>
              <table:table-cell office:value-type="float" office:value="0.0142527">
                <text:p>0.0142527</text:p>
              </table:table-cell>
              <table:table-cell office:value-type="float" office:value="0.0113666">
                <text:p>0.0113666</text:p>
              </table:table-cell>
              <table:table-cell office:value-type="float" office:value="0.00340556">
                <text:p>0.003405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160135">
                <text:p>0.160135</text:p>
              </table:table-cell>
              <table:table-cell office:value-type="float" office:value="0.00114795">
                <text:p>0.00114795</text:p>
              </table:table-cell>
              <table:table-cell office:value-type="float" office:value="0.0148882">
                <text:p>0.0148882</text:p>
              </table:table-cell>
              <table:table-cell office:value-type="float" office:value="0.0111653">
                <text:p>0.0111653</text:p>
              </table:table-cell>
              <table:table-cell office:value-type="float" office:value="0.00317778">
                <text:p>0.003177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158292">
                <text:p>0.158292</text:p>
              </table:table-cell>
              <table:table-cell office:value-type="float" office:value="0.00118979">
                <text:p>0.00118979</text:p>
              </table:table-cell>
              <table:table-cell office:value-type="float" office:value="0.0156138">
                <text:p>0.0156138</text:p>
              </table:table-cell>
              <table:table-cell office:value-type="float" office:value="0.0102976">
                <text:p>0.0102976</text:p>
              </table:table-cell>
              <table:table-cell office:value-type="float" office:value="0.00324173">
                <text:p>0.003241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165274">
                <text:p>0.165274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154014">
                <text:p>0.0154014</text:p>
              </table:table-cell>
              <table:table-cell office:value-type="float" office:value="0.0115612">
                <text:p>0.0115612</text:p>
              </table:table-cell>
              <table:table-cell office:value-type="float" office:value="0.00342372">
                <text:p>0.003423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166885">
                <text:p>0.166885</text:p>
              </table:table-cell>
              <table:table-cell office:value-type="float" office:value="0.00112071">
                <text:p>0.00112071</text:p>
              </table:table-cell>
              <table:table-cell office:value-type="float" office:value="0.0146968">
                <text:p>0.0146968</text:p>
              </table:table-cell>
              <table:table-cell office:value-type="float" office:value="0.0106781">
                <text:p>0.0106781</text:p>
              </table:table-cell>
              <table:table-cell office:value-type="float" office:value="0.00321489">
                <text:p>0.003214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167248">
                <text:p>0.167248</text:p>
              </table:table-cell>
              <table:table-cell office:value-type="float" office:value="0.0012948">
                <text:p>0.0012948</text:p>
              </table:table-cell>
              <table:table-cell office:value-type="float" office:value="0.0150568">
                <text:p>0.0150568</text:p>
              </table:table-cell>
              <table:table-cell office:value-type="float" office:value="0.0101831">
                <text:p>0.0101831</text:p>
              </table:table-cell>
              <table:table-cell office:value-type="float" office:value="0.00325713">
                <text:p>0.003257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166002">
                <text:p>0.166002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0155313">
                <text:p>0.0155313</text:p>
              </table:table-cell>
              <table:table-cell office:value-type="float" office:value="0.010264">
                <text:p>0.010264</text:p>
              </table:table-cell>
              <table:table-cell office:value-type="float" office:value="0.00322121">
                <text:p>0.003221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168654">
                <text:p>0.168654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0156126">
                <text:p>0.0156126</text:p>
              </table:table-cell>
              <table:table-cell office:value-type="float" office:value="0.0107681">
                <text:p>0.0107681</text:p>
              </table:table-cell>
              <table:table-cell office:value-type="float" office:value="0.00317226">
                <text:p>0.003172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174416">
                <text:p>0.174416</text:p>
              </table:table-cell>
              <table:table-cell office:value-type="float" office:value="0.00124545">
                <text:p>0.00124545</text:p>
              </table:table-cell>
              <table:table-cell office:value-type="float" office:value="0.0154721">
                <text:p>0.0154721</text:p>
              </table:table-cell>
              <table:table-cell office:value-type="float" office:value="0.0100967">
                <text:p>0.0100967</text:p>
              </table:table-cell>
              <table:table-cell office:value-type="float" office:value="0.00330332">
                <text:p>0.003303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165896">
                <text:p>0.165896</text:p>
              </table:table-cell>
              <table:table-cell office:value-type="float" office:value="0.00115308">
                <text:p>0.00115308</text:p>
              </table:table-cell>
              <table:table-cell office:value-type="float" office:value="0.0158968">
                <text:p>0.0158968</text:p>
              </table:table-cell>
              <table:table-cell office:value-type="float" office:value="0.0107295">
                <text:p>0.0107295</text:p>
              </table:table-cell>
              <table:table-cell office:value-type="float" office:value="0.00326463">
                <text:p>0.003264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165638">
                <text:p>0.165638</text:p>
              </table:table-cell>
              <table:table-cell office:value-type="float" office:value="0.00118979">
                <text:p>0.00118979</text:p>
              </table:table-cell>
              <table:table-cell office:value-type="float" office:value="0.0155178">
                <text:p>0.0155178</text:p>
              </table:table-cell>
              <table:table-cell office:value-type="float" office:value="0.0100311">
                <text:p>0.0100311</text:p>
              </table:table-cell>
              <table:table-cell office:value-type="float" office:value="0.00328832">
                <text:p>0.003288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164055">
                <text:p>0.164055</text:p>
              </table:table-cell>
              <table:table-cell office:value-type="float" office:value="0.00110847">
                <text:p>0.00110847</text:p>
              </table:table-cell>
              <table:table-cell office:value-type="float" office:value="0.0144745">
                <text:p>0.0144745</text:p>
              </table:table-cell>
              <table:table-cell office:value-type="float" office:value="0.0102479">
                <text:p>0.0102479</text:p>
              </table:table-cell>
              <table:table-cell office:value-type="float" office:value="0.00322752">
                <text:p>0.003227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159877">
                <text:p>0.159877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0150031">
                <text:p>0.0150031</text:p>
              </table:table-cell>
              <table:table-cell office:value-type="float" office:value="0.0110705">
                <text:p>0.0110705</text:p>
              </table:table-cell>
              <table:table-cell office:value-type="float" office:value="0.00346832">
                <text:p>0.003468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159396">
                <text:p>0.159396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147185">
                <text:p>0.0147185</text:p>
              </table:table-cell>
              <table:table-cell office:value-type="float" office:value="0.0118589">
                <text:p>0.0118589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171461">
                <text:p>0.171461</text:p>
              </table:table-cell>
              <table:table-cell office:value-type="float" office:value="0.0011515">
                <text:p>0.0011515</text:p>
              </table:table-cell>
              <table:table-cell office:value-type="float" office:value="0.0149222">
                <text:p>0.0149222</text:p>
              </table:table-cell>
              <table:table-cell office:value-type="float" office:value="0.0104973">
                <text:p>0.0104973</text:p>
              </table:table-cell>
              <table:table-cell office:value-type="float" office:value="0.00324766">
                <text:p>0.003247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161491">
                <text:p>0.161491</text:p>
              </table:table-cell>
              <table:table-cell office:value-type="float" office:value="0.00112584">
                <text:p>0.00112584</text:p>
              </table:table-cell>
              <table:table-cell office:value-type="float" office:value="0.0148065">
                <text:p>0.0148065</text:p>
              </table:table-cell>
              <table:table-cell office:value-type="float" office:value="0.0109987">
                <text:p>0.0109987</text:p>
              </table:table-cell>
              <table:table-cell office:value-type="float" office:value="0.00320344">
                <text:p>0.003203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159355">
                <text:p>0.159355</text:p>
              </table:table-cell>
              <table:table-cell office:value-type="float" office:value="0.00124151">
                <text:p>0.00124151</text:p>
              </table:table-cell>
              <table:table-cell office:value-type="float" office:value="0.0157547">
                <text:p>0.0157547</text:p>
              </table:table-cell>
              <table:table-cell office:value-type="float" office:value="0.0106166">
                <text:p>0.0106166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173369">
                <text:p>0.173369</text:p>
              </table:table-cell>
              <table:table-cell office:value-type="float" office:value="0.00114755">
                <text:p>0.00114755</text:p>
              </table:table-cell>
              <table:table-cell office:value-type="float" office:value="0.0154121">
                <text:p>0.0154121</text:p>
              </table:table-cell>
              <table:table-cell office:value-type="float" office:value="0.0101788">
                <text:p>0.0101788</text:p>
              </table:table-cell>
              <table:table-cell office:value-type="float" office:value="0.00320226">
                <text:p>0.003202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167308">
                <text:p>0.167308</text:p>
              </table:table-cell>
              <table:table-cell office:value-type="float" office:value="0.00124545">
                <text:p>0.00124545</text:p>
              </table:table-cell>
              <table:table-cell office:value-type="float" office:value="0.015157">
                <text:p>0.015157</text:p>
              </table:table-cell>
              <table:table-cell office:value-type="float" office:value="0.0105518">
                <text:p>0.0105518</text:p>
              </table:table-cell>
              <table:table-cell office:value-type="float" office:value="0.00329384">
                <text:p>0.003293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164101">
                <text:p>0.164101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152131">
                <text:p>0.0152131</text:p>
              </table:table-cell>
              <table:table-cell office:value-type="float" office:value="0.0102265">
                <text:p>0.0102265</text:p>
              </table:table-cell>
              <table:table-cell office:value-type="float" office:value="0.00326226">
                <text:p>0.003262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163692">
                <text:p>0.163692</text:p>
              </table:table-cell>
              <table:table-cell office:value-type="float" office:value="0.00114913">
                <text:p>0.00114913</text:p>
              </table:table-cell>
              <table:table-cell office:value-type="float" office:value="0.0146814">
                <text:p>0.0146814</text:p>
              </table:table-cell>
              <table:table-cell office:value-type="float" office:value="0.0103521">
                <text:p>0.0103521</text:p>
              </table:table-cell>
              <table:table-cell office:value-type="float" office:value="0.0033799">
                <text:p>0.00337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165644">
                <text:p>0.165644</text:p>
              </table:table-cell>
              <table:table-cell office:value-type="float" office:value="0.00114913">
                <text:p>0.00114913</text:p>
              </table:table-cell>
              <table:table-cell office:value-type="float" office:value="0.0152794">
                <text:p>0.0152794</text:p>
              </table:table-cell>
              <table:table-cell office:value-type="float" office:value="0.0104744">
                <text:p>0.0104744</text:p>
              </table:table-cell>
              <table:table-cell office:value-type="float" office:value="0.00336806">
                <text:p>0.003368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164531">
                <text:p>0.164531</text:p>
              </table:table-cell>
              <table:table-cell office:value-type="float" office:value="0.00126243">
                <text:p>0.00126243</text:p>
              </table:table-cell>
              <table:table-cell office:value-type="float" office:value="0.0165758">
                <text:p>0.0165758</text:p>
              </table:table-cell>
              <table:table-cell office:value-type="float" office:value="0.0107389">
                <text:p>0.0107389</text:p>
              </table:table-cell>
              <table:table-cell office:value-type="float" office:value="0.00325121">
                <text:p>0.003251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164457">
                <text:p>0.164457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0159027">
                <text:p>0.0159027</text:p>
              </table:table-cell>
              <table:table-cell office:value-type="float" office:value="0.0103485">
                <text:p>0.0103485</text:p>
              </table:table-cell>
              <table:table-cell office:value-type="float" office:value="0.00325989">
                <text:p>0.003259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165627">
                <text:p>0.165627</text:p>
              </table:table-cell>
              <table:table-cell office:value-type="float" office:value="0.00119808">
                <text:p>0.00119808</text:p>
              </table:table-cell>
              <table:table-cell office:value-type="float" office:value="0.0165411">
                <text:p>0.0165411</text:p>
              </table:table-cell>
              <table:table-cell office:value-type="float" office:value="0.0102775">
                <text:p>0.0102775</text:p>
              </table:table-cell>
              <table:table-cell office:value-type="float" office:value="0.00324726">
                <text:p>0.003247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165675">
                <text:p>0.165675</text:p>
              </table:table-cell>
              <table:table-cell office:value-type="float" office:value="0.00120795">
                <text:p>0.00120795</text:p>
              </table:table-cell>
              <table:table-cell office:value-type="float" office:value="0.0164317">
                <text:p>0.0164317</text:p>
              </table:table-cell>
              <table:table-cell office:value-type="float" office:value="0.0106434">
                <text:p>0.0106434</text:p>
              </table:table-cell>
              <table:table-cell office:value-type="float" office:value="0.00324489">
                <text:p>0.003244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168697">
                <text:p>0.168697</text:p>
              </table:table-cell>
              <table:table-cell office:value-type="float" office:value="0.00125848">
                <text:p>0.00125848</text:p>
              </table:table-cell>
              <table:table-cell office:value-type="float" office:value="0.0157796">
                <text:p>0.0157796</text:p>
              </table:table-cell>
              <table:table-cell office:value-type="float" office:value="0.0103821">
                <text:p>0.0103821</text:p>
              </table:table-cell>
              <table:table-cell office:value-type="float" office:value="0.00323029">
                <text:p>0.003230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167724">
                <text:p>0.167724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0153177">
                <text:p>0.0153177</text:p>
              </table:table-cell>
              <table:table-cell office:value-type="float" office:value="0.0105881">
                <text:p>0.0105881</text:p>
              </table:table-cell>
              <table:table-cell office:value-type="float" office:value="0.00317857">
                <text:p>0.003178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162518">
                <text:p>0.162518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156307">
                <text:p>0.0156307</text:p>
              </table:table-cell>
              <table:table-cell office:value-type="float" office:value="0.0105506">
                <text:p>0.0105506</text:p>
              </table:table-cell>
              <table:table-cell office:value-type="float" office:value="0.00319436">
                <text:p>0.003194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164839">
                <text:p>0.164839</text:p>
              </table:table-cell>
              <table:table-cell office:value-type="float" office:value="0.00116966">
                <text:p>0.00116966</text:p>
              </table:table-cell>
              <table:table-cell office:value-type="float" office:value="0.0154586">
                <text:p>0.0154586</text:p>
              </table:table-cell>
              <table:table-cell office:value-type="float" office:value="0.0106284">
                <text:p>0.0106284</text:p>
              </table:table-cell>
              <table:table-cell office:value-type="float" office:value="0.00332226">
                <text:p>0.003322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16573">
                <text:p>0.16573</text:p>
              </table:table-cell>
              <table:table-cell office:value-type="float" office:value="0.00142862">
                <text:p>0.00142862</text:p>
              </table:table-cell>
              <table:table-cell office:value-type="float" office:value="0.0151223">
                <text:p>0.0151223</text:p>
              </table:table-cell>
              <table:table-cell office:value-type="float" office:value="0.0104444">
                <text:p>0.0104444</text:p>
              </table:table-cell>
              <table:table-cell office:value-type="float" office:value="0.00328713">
                <text:p>0.003287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168764">
                <text:p>0.168764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0148854">
                <text:p>0.0148854</text:p>
              </table:table-cell>
              <table:table-cell office:value-type="float" office:value="0.010236">
                <text:p>0.010236</text:p>
              </table:table-cell>
              <table:table-cell office:value-type="float" office:value="0.00325871">
                <text:p>0.003258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167784">
                <text:p>0.167784</text:p>
              </table:table-cell>
              <table:table-cell office:value-type="float" office:value="0.00122137">
                <text:p>0.00122137</text:p>
              </table:table-cell>
              <table:table-cell office:value-type="float" office:value="0.0158025">
                <text:p>0.0158025</text:p>
              </table:table-cell>
              <table:table-cell office:value-type="float" office:value="0.010478">
                <text:p>0.010478</text:p>
              </table:table-cell>
              <table:table-cell office:value-type="float" office:value="0.00323029">
                <text:p>0.003230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163504">
                <text:p>0.163504</text:p>
              </table:table-cell>
              <table:table-cell office:value-type="float" office:value="0.00120085">
                <text:p>0.00120085</text:p>
              </table:table-cell>
              <table:table-cell office:value-type="float" office:value="0.0159296">
                <text:p>0.0159296</text:p>
              </table:table-cell>
              <table:table-cell office:value-type="float" office:value="0.0118095">
                <text:p>0.0118095</text:p>
              </table:table-cell>
              <table:table-cell office:value-type="float" office:value="0.00330924">
                <text:p>0.003309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169218">
                <text:p>0.169218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01569">
                <text:p>0.01569</text:p>
              </table:table-cell>
              <table:table-cell office:value-type="float" office:value="0.012102">
                <text:p>0.012102</text:p>
              </table:table-cell>
              <table:table-cell office:value-type="float" office:value="0.00330095">
                <text:p>0.003300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172605">
                <text:p>0.172605</text:p>
              </table:table-cell>
              <table:table-cell office:value-type="float" office:value="0.00123401">
                <text:p>0.00123401</text:p>
              </table:table-cell>
              <table:table-cell office:value-type="float" office:value="0.0157061">
                <text:p>0.0157061</text:p>
              </table:table-cell>
              <table:table-cell office:value-type="float" office:value="0.011453">
                <text:p>0.011453</text:p>
              </table:table-cell>
              <table:table-cell office:value-type="float" office:value="0.00354688">
                <text:p>0.003546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175579">
                <text:p>0.175579</text:p>
              </table:table-cell>
              <table:table-cell office:value-type="float" office:value="0.00111992">
                <text:p>0.00111992</text:p>
              </table:table-cell>
              <table:table-cell office:value-type="float" office:value="0.0158269">
                <text:p>0.0158269</text:p>
              </table:table-cell>
              <table:table-cell office:value-type="float" office:value="0.0117124">
                <text:p>0.0117124</text:p>
              </table:table-cell>
              <table:table-cell office:value-type="float" office:value="0.00326621">
                <text:p>0.003266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168317">
                <text:p>0.168317</text:p>
              </table:table-cell>
              <table:table-cell office:value-type="float" office:value="0.00116729">
                <text:p>0.00116729</text:p>
              </table:table-cell>
              <table:table-cell office:value-type="float" office:value="0.0157164">
                <text:p>0.0157164</text:p>
              </table:table-cell>
              <table:table-cell office:value-type="float" office:value="0.0107918">
                <text:p>0.0107918</text:p>
              </table:table-cell>
              <table:table-cell office:value-type="float" office:value="0.00319397">
                <text:p>0.003193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16977">
                <text:p>0.16977</text:p>
              </table:table-cell>
              <table:table-cell office:value-type="float" office:value="0.00115624">
                <text:p>0.00115624</text:p>
              </table:table-cell>
              <table:table-cell office:value-type="float" office:value="0.0160966">
                <text:p>0.0160966</text:p>
              </table:table-cell>
              <table:table-cell office:value-type="float" office:value="0.0111866">
                <text:p>0.0111866</text:p>
              </table:table-cell>
              <table:table-cell office:value-type="float" office:value="0.00316515">
                <text:p>0.003165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174254">
                <text:p>0.174254</text:p>
              </table:table-cell>
              <table:table-cell office:value-type="float" office:value="0.00118821">
                <text:p>0.00118821</text:p>
              </table:table-cell>
              <table:table-cell office:value-type="float" office:value="0.0154665">
                <text:p>0.0154665</text:p>
              </table:table-cell>
              <table:table-cell office:value-type="float" office:value="0.0107674">
                <text:p>0.0107674</text:p>
              </table:table-cell>
              <table:table-cell office:value-type="float" office:value="0.00327568">
                <text:p>0.003275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16786">
                <text:p>0.16786</text:p>
              </table:table-cell>
              <table:table-cell office:value-type="float" office:value="0.00109979">
                <text:p>0.00109979</text:p>
              </table:table-cell>
              <table:table-cell office:value-type="float" office:value="0.0155463">
                <text:p>0.0155463</text:p>
              </table:table-cell>
              <table:table-cell office:value-type="float" office:value="0.0119753">
                <text:p>0.0119753</text:p>
              </table:table-cell>
              <table:table-cell office:value-type="float" office:value="0.00323581">
                <text:p>0.003235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167791">
                <text:p>0.167791</text:p>
              </table:table-cell>
              <table:table-cell office:value-type="float" office:value="0.00123756">
                <text:p>0.00123756</text:p>
              </table:table-cell>
              <table:table-cell office:value-type="float" office:value="0.0160038">
                <text:p>0.0160038</text:p>
              </table:table-cell>
              <table:table-cell office:value-type="float" office:value="0.0109849">
                <text:p>0.0109849</text:p>
              </table:table-cell>
              <table:table-cell office:value-type="float" office:value="0.00327016">
                <text:p>0.003270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169855">
                <text:p>0.169855</text:p>
              </table:table-cell>
              <table:table-cell office:value-type="float" office:value="0.00111953">
                <text:p>0.00111953</text:p>
              </table:table-cell>
              <table:table-cell office:value-type="float" office:value="0.0163022">
                <text:p>0.0163022</text:p>
              </table:table-cell>
              <table:table-cell office:value-type="float" office:value="0.0107117">
                <text:p>0.0107117</text:p>
              </table:table-cell>
              <table:table-cell office:value-type="float" office:value="0.00331279">
                <text:p>0.003312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176004">
                <text:p>0.176004</text:p>
              </table:table-cell>
              <table:table-cell office:value-type="float" office:value="0.00126006">
                <text:p>0.00126006</text:p>
              </table:table-cell>
              <table:table-cell office:value-type="float" office:value="0.0156608">
                <text:p>0.0156608</text:p>
              </table:table-cell>
              <table:table-cell office:value-type="float" office:value="0.0108128">
                <text:p>0.0108128</text:p>
              </table:table-cell>
              <table:table-cell office:value-type="float" office:value="0.00318765">
                <text:p>0.003187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192047">
                <text:p>0.192047</text:p>
              </table:table-cell>
              <table:table-cell office:value-type="float" office:value="0.00128098">
                <text:p>0.00128098</text:p>
              </table:table-cell>
              <table:table-cell office:value-type="float" office:value="0.015294">
                <text:p>0.015294</text:p>
              </table:table-cell>
              <table:table-cell office:value-type="float" office:value="0.0114744">
                <text:p>0.0114744</text:p>
              </table:table-cell>
              <table:table-cell office:value-type="float" office:value="0.00320739">
                <text:p>0.003207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187993">
                <text:p>0.187993</text:p>
              </table:table-cell>
              <table:table-cell office:value-type="float" office:value="0.00121466">
                <text:p>0.00121466</text:p>
              </table:table-cell>
              <table:table-cell office:value-type="float" office:value="0.0160389">
                <text:p>0.0160389</text:p>
              </table:table-cell>
              <table:table-cell office:value-type="float" office:value="0.0104251">
                <text:p>0.0104251</text:p>
              </table:table-cell>
              <table:table-cell office:value-type="float" office:value="0.00326818">
                <text:p>0.003268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182046">
                <text:p>0.182046</text:p>
              </table:table-cell>
              <table:table-cell office:value-type="float" office:value="0.00119848">
                <text:p>0.00119848</text:p>
              </table:table-cell>
              <table:table-cell office:value-type="float" office:value="0.0160168">
                <text:p>0.0160168</text:p>
              </table:table-cell>
              <table:table-cell office:value-type="float" office:value="0.0117602">
                <text:p>0.0117602</text:p>
              </table:table-cell>
              <table:table-cell office:value-type="float" office:value="0.00328437">
                <text:p>0.003284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194024">
                <text:p>0.194024</text:p>
              </table:table-cell>
              <table:table-cell office:value-type="float" office:value="0.00114953">
                <text:p>0.00114953</text:p>
              </table:table-cell>
              <table:table-cell office:value-type="float" office:value="0.0155711">
                <text:p>0.0155711</text:p>
              </table:table-cell>
              <table:table-cell office:value-type="float" office:value="0.0113295">
                <text:p>0.0113295</text:p>
              </table:table-cell>
              <table:table-cell office:value-type="float" office:value="0.0032745">
                <text:p>0.00327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175198">
                <text:p>0.175198</text:p>
              </table:table-cell>
              <table:table-cell office:value-type="float" office:value="0.00118308">
                <text:p>0.00118308</text:p>
              </table:table-cell>
              <table:table-cell office:value-type="float" office:value="0.015866">
                <text:p>0.015866</text:p>
              </table:table-cell>
              <table:table-cell office:value-type="float" office:value="0.0109134">
                <text:p>0.0109134</text:p>
              </table:table-cell>
              <table:table-cell office:value-type="float" office:value="0.00323463">
                <text:p>0.003234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167656">
                <text:p>0.167656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168423">
                <text:p>0.0168423</text:p>
              </table:table-cell>
              <table:table-cell office:value-type="float" office:value="0.0114159">
                <text:p>0.0114159</text:p>
              </table:table-cell>
              <table:table-cell office:value-type="float" office:value="0.00330213">
                <text:p>0.003302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170748">
                <text:p>0.170748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0166484">
                <text:p>0.0166484</text:p>
              </table:table-cell>
              <table:table-cell office:value-type="float" office:value="0.0115328">
                <text:p>0.0115328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16471">
                <text:p>0.16471</text:p>
              </table:table-cell>
              <table:table-cell office:value-type="float" office:value="0.00116335">
                <text:p>0.00116335</text:p>
              </table:table-cell>
              <table:table-cell office:value-type="float" office:value="0.0157448">
                <text:p>0.0157448</text:p>
              </table:table-cell>
              <table:table-cell office:value-type="float" office:value="0.0110583">
                <text:p>0.0110583</text:p>
              </table:table-cell>
              <table:table-cell office:value-type="float" office:value="0.00339608">
                <text:p>0.003396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17156">
                <text:p>0.17156</text:p>
              </table:table-cell>
              <table:table-cell office:value-type="float" office:value="0.00117519">
                <text:p>0.00117519</text:p>
              </table:table-cell>
              <table:table-cell office:value-type="float" office:value="0.0157133">
                <text:p>0.0157133</text:p>
              </table:table-cell>
              <table:table-cell office:value-type="float" office:value="0.0110812">
                <text:p>0.0110812</text:p>
              </table:table-cell>
              <table:table-cell office:value-type="float" office:value="0.00317699">
                <text:p>0.003176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166136">
                <text:p>0.166136</text:p>
              </table:table-cell>
              <table:table-cell office:value-type="float" office:value="0.00114479">
                <text:p>0.00114479</text:p>
              </table:table-cell>
              <table:table-cell office:value-type="float" office:value="0.0171123">
                <text:p>0.0171123</text:p>
              </table:table-cell>
              <table:table-cell office:value-type="float" office:value="0.0112079">
                <text:p>0.0112079</text:p>
              </table:table-cell>
              <table:table-cell office:value-type="float" office:value="0.00328239">
                <text:p>0.003282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168655">
                <text:p>0.168655</text:p>
              </table:table-cell>
              <table:table-cell office:value-type="float" office:value="0.00116492">
                <text:p>0.00116492</text:p>
              </table:table-cell>
              <table:table-cell office:value-type="float" office:value="0.016185">
                <text:p>0.016185</text:p>
              </table:table-cell>
              <table:table-cell office:value-type="float" office:value="0.0112648">
                <text:p>0.0112648</text:p>
              </table:table-cell>
              <table:table-cell office:value-type="float" office:value="0.00329147">
                <text:p>0.003291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170967">
                <text:p>0.170967</text:p>
              </table:table-cell>
              <table:table-cell office:value-type="float" office:value="0.00109821">
                <text:p>0.00109821</text:p>
              </table:table-cell>
              <table:table-cell office:value-type="float" office:value="0.0156627">
                <text:p>0.0156627</text:p>
              </table:table-cell>
              <table:table-cell office:value-type="float" office:value="0.0114724">
                <text:p>0.0114724</text:p>
              </table:table-cell>
              <table:table-cell office:value-type="float" office:value="0.00324766">
                <text:p>0.003247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17218">
                <text:p>0.17218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0150327">
                <text:p>0.0150327</text:p>
              </table:table-cell>
              <table:table-cell office:value-type="float" office:value="0.0107654">
                <text:p>0.0107654</text:p>
              </table:table-cell>
              <table:table-cell office:value-type="float" office:value="0.00318055">
                <text:p>0.003180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176682">
                <text:p>0.176682</text:p>
              </table:table-cell>
              <table:table-cell office:value-type="float" office:value="0.00109426">
                <text:p>0.00109426</text:p>
              </table:table-cell>
              <table:table-cell office:value-type="float" office:value="0.0161084">
                <text:p>0.0161084</text:p>
              </table:table-cell>
              <table:table-cell office:value-type="float" office:value="0.0107002">
                <text:p>0.0107002</text:p>
              </table:table-cell>
              <table:table-cell office:value-type="float" office:value="0.00321371">
                <text:p>0.003213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173008">
                <text:p>0.173008</text:p>
              </table:table-cell>
              <table:table-cell office:value-type="float" office:value="0.00146296">
                <text:p>0.00146296</text:p>
              </table:table-cell>
              <table:table-cell office:value-type="float" office:value="0.0167404">
                <text:p>0.0167404</text:p>
              </table:table-cell>
              <table:table-cell office:value-type="float" office:value="0.0126985">
                <text:p>0.0126985</text:p>
              </table:table-cell>
              <table:table-cell office:value-type="float" office:value="0.00327134">
                <text:p>0.003271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174888">
                <text:p>0.174888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0159706">
                <text:p>0.0159706</text:p>
              </table:table-cell>
              <table:table-cell office:value-type="float" office:value="0.0120961">
                <text:p>0.0120961</text:p>
              </table:table-cell>
              <table:table-cell office:value-type="float" office:value="0.00352359">
                <text:p>0.003523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177402">
                <text:p>0.177402</text:p>
              </table:table-cell>
              <table:table-cell office:value-type="float" office:value="0.00127901">
                <text:p>0.00127901</text:p>
              </table:table-cell>
              <table:table-cell office:value-type="float" office:value="0.0154717">
                <text:p>0.0154717</text:p>
              </table:table-cell>
              <table:table-cell office:value-type="float" office:value="0.011757">
                <text:p>0.011757</text:p>
              </table:table-cell>
              <table:table-cell office:value-type="float" office:value="0.0031995">
                <text:p>0.0031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175004">
                <text:p>0.175004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0161956">
                <text:p>0.0161956</text:p>
              </table:table-cell>
              <table:table-cell office:value-type="float" office:value="0.011234">
                <text:p>0.011234</text:p>
              </table:table-cell>
              <table:table-cell office:value-type="float" office:value="0.00330687">
                <text:p>0.003306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174342">
                <text:p>0.174342</text:p>
              </table:table-cell>
              <table:table-cell office:value-type="float" office:value="0.00123401">
                <text:p>0.00123401</text:p>
              </table:table-cell>
              <table:table-cell office:value-type="float" office:value="0.0158143">
                <text:p>0.0158143</text:p>
              </table:table-cell>
              <table:table-cell office:value-type="float" office:value="0.0112138">
                <text:p>0.0112138</text:p>
              </table:table-cell>
              <table:table-cell office:value-type="float" office:value="0.00317028">
                <text:p>0.003170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17684">
                <text:p>0.17684</text:p>
              </table:table-cell>
              <table:table-cell office:value-type="float" office:value="0.00111479">
                <text:p>0.00111479</text:p>
              </table:table-cell>
              <table:table-cell office:value-type="float" office:value="0.0155644">
                <text:p>0.0155644</text:p>
              </table:table-cell>
              <table:table-cell office:value-type="float" office:value="0.0110713">
                <text:p>0.0110713</text:p>
              </table:table-cell>
              <table:table-cell office:value-type="float" office:value="0.00327766">
                <text:p>0.003277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176029">
                <text:p>0.176029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0154452">
                <text:p>0.0154452</text:p>
              </table:table-cell>
              <table:table-cell office:value-type="float" office:value="0.0110662">
                <text:p>0.0110662</text:p>
              </table:table-cell>
              <table:table-cell office:value-type="float" office:value="0.00373399">
                <text:p>0.003733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175867">
                <text:p>0.175867</text:p>
              </table:table-cell>
              <table:table-cell office:value-type="float" office:value="0.00114045">
                <text:p>0.00114045</text:p>
              </table:table-cell>
              <table:table-cell office:value-type="float" office:value="0.0160835">
                <text:p>0.0160835</text:p>
              </table:table-cell>
              <table:table-cell office:value-type="float" office:value="0.0112845">
                <text:p>0.0112845</text:p>
              </table:table-cell>
              <table:table-cell office:value-type="float" office:value="0.00330726">
                <text:p>0.003307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177184">
                <text:p>0.177184</text:p>
              </table:table-cell>
              <table:table-cell office:value-type="float" office:value="0.00111518">
                <text:p>0.00111518</text:p>
              </table:table-cell>
              <table:table-cell office:value-type="float" office:value="0.0158076">
                <text:p>0.0158076</text:p>
              </table:table-cell>
              <table:table-cell office:value-type="float" office:value="0.0118348">
                <text:p>0.0118348</text:p>
              </table:table-cell>
              <table:table-cell office:value-type="float" office:value="0.00329266">
                <text:p>0.003292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175433">
                <text:p>0.175433</text:p>
              </table:table-cell>
              <table:table-cell office:value-type="float" office:value="0.00119729">
                <text:p>0.00119729</text:p>
              </table:table-cell>
              <table:table-cell office:value-type="float" office:value="0.0159675">
                <text:p>0.0159675</text:p>
              </table:table-cell>
              <table:table-cell office:value-type="float" office:value="0.0116619">
                <text:p>0.0116619</text:p>
              </table:table-cell>
              <table:table-cell office:value-type="float" office:value="0.0031995">
                <text:p>0.00319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175739">
                <text:p>0.175739</text:p>
              </table:table-cell>
              <table:table-cell office:value-type="float" office:value="0.00135441">
                <text:p>0.00135441</text:p>
              </table:table-cell>
              <table:table-cell office:value-type="float" office:value="0.0156007">
                <text:p>0.0156007</text:p>
              </table:table-cell>
              <table:table-cell office:value-type="float" office:value="0.0111696">
                <text:p>0.0111696</text:p>
              </table:table-cell>
              <table:table-cell office:value-type="float" office:value="0.00318331">
                <text:p>0.003183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176021">
                <text:p>0.176021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171932">
                <text:p>0.0171932</text:p>
              </table:table-cell>
              <table:table-cell office:value-type="float" office:value="0.0109411">
                <text:p>0.0109411</text:p>
              </table:table-cell>
              <table:table-cell office:value-type="float" office:value="0.00356228">
                <text:p>0.003562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1777">
                <text:p>0.1777</text:p>
              </table:table-cell>
              <table:table-cell office:value-type="float" office:value="0.00118979">
                <text:p>0.00118979</text:p>
              </table:table-cell>
              <table:table-cell office:value-type="float" office:value="0.0161495">
                <text:p>0.0161495</text:p>
              </table:table-cell>
              <table:table-cell office:value-type="float" office:value="0.0115403">
                <text:p>0.0115403</text:p>
              </table:table-cell>
              <table:table-cell office:value-type="float" office:value="0.00323542">
                <text:p>0.003235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178045">
                <text:p>0.178045</text:p>
              </table:table-cell>
              <table:table-cell office:value-type="float" office:value="0.00125059">
                <text:p>0.00125059</text:p>
              </table:table-cell>
              <table:table-cell office:value-type="float" office:value="0.0174656">
                <text:p>0.0174656</text:p>
              </table:table-cell>
              <table:table-cell office:value-type="float" office:value="0.0119915">
                <text:p>0.0119915</text:p>
              </table:table-cell>
              <table:table-cell office:value-type="float" office:value="0.00321884">
                <text:p>0.003218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177086">
                <text:p>0.177086</text:p>
              </table:table-cell>
              <table:table-cell office:value-type="float" office:value="0.00124032">
                <text:p>0.00124032</text:p>
              </table:table-cell>
              <table:table-cell office:value-type="float" office:value="0.0166307">
                <text:p>0.0166307</text:p>
              </table:table-cell>
              <table:table-cell office:value-type="float" office:value="0.0119252">
                <text:p>0.0119252</text:p>
              </table:table-cell>
              <table:table-cell office:value-type="float" office:value="0.00332069">
                <text:p>0.003320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171575">
                <text:p>0.171575</text:p>
              </table:table-cell>
              <table:table-cell office:value-type="float" office:value="0.00124388">
                <text:p>0.00124388</text:p>
              </table:table-cell>
              <table:table-cell office:value-type="float" office:value="0.0167992">
                <text:p>0.0167992</text:p>
              </table:table-cell>
              <table:table-cell office:value-type="float" office:value="0.0112517">
                <text:p>0.0112517</text:p>
              </table:table-cell>
              <table:table-cell office:value-type="float" office:value="0.0033945">
                <text:p>0.00339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174075">
                <text:p>0.174075</text:p>
              </table:table-cell>
              <table:table-cell office:value-type="float" office:value="0.001174">
                <text:p>0.001174</text:p>
              </table:table-cell>
              <table:table-cell office:value-type="float" office:value="0.0162592">
                <text:p>0.0162592</text:p>
              </table:table-cell>
              <table:table-cell office:value-type="float" office:value="0.0111001">
                <text:p>0.0111001</text:p>
              </table:table-cell>
              <table:table-cell office:value-type="float" office:value="0.00323937">
                <text:p>0.003239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176871">
                <text:p>0.176871</text:p>
              </table:table-cell>
              <table:table-cell office:value-type="float" office:value="0.00120282">
                <text:p>0.00120282</text:p>
              </table:table-cell>
              <table:table-cell office:value-type="float" office:value="0.0161214">
                <text:p>0.0161214</text:p>
              </table:table-cell>
              <table:table-cell office:value-type="float" office:value="0.0113962">
                <text:p>0.0113962</text:p>
              </table:table-cell>
              <table:table-cell office:value-type="float" office:value="0.00321765">
                <text:p>0.003217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179612">
                <text:p>0.179612</text:p>
              </table:table-cell>
              <table:table-cell office:value-type="float" office:value="0.00120006">
                <text:p>0.00120006</text:p>
              </table:table-cell>
              <table:table-cell office:value-type="float" office:value="0.0160902">
                <text:p>0.0160902</text:p>
              </table:table-cell>
              <table:table-cell office:value-type="float" office:value="0.0116291">
                <text:p>0.0116291</text:p>
              </table:table-cell>
              <table:table-cell office:value-type="float" office:value="0.00330095">
                <text:p>0.0033009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178353">
                <text:p>0.178353</text:p>
              </table:table-cell>
              <table:table-cell office:value-type="float" office:value="0.00117716">
                <text:p>0.00117716</text:p>
              </table:table-cell>
              <table:table-cell office:value-type="float" office:value="0.01683">
                <text:p>0.01683</text:p>
              </table:table-cell>
              <table:table-cell office:value-type="float" office:value="0.0115592">
                <text:p>0.0115592</text:p>
              </table:table-cell>
              <table:table-cell office:value-type="float" office:value="0.00329818">
                <text:p>0.003298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179721">
                <text:p>0.179721</text:p>
              </table:table-cell>
              <table:table-cell office:value-type="float" office:value="0.00115624">
                <text:p>0.00115624</text:p>
              </table:table-cell>
              <table:table-cell office:value-type="float" office:value="0.016406">
                <text:p>0.016406</text:p>
              </table:table-cell>
              <table:table-cell office:value-type="float" office:value="0.0114183">
                <text:p>0.0114183</text:p>
              </table:table-cell>
              <table:table-cell office:value-type="float" office:value="0.00318884">
                <text:p>0.003188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184109">
                <text:p>0.184109</text:p>
              </table:table-cell>
              <table:table-cell office:value-type="float" office:value="0.0011819">
                <text:p>0.0011819</text:p>
              </table:table-cell>
              <table:table-cell office:value-type="float" office:value="0.0159766">
                <text:p>0.0159766</text:p>
              </table:table-cell>
              <table:table-cell office:value-type="float" office:value="0.0123037">
                <text:p>0.0123037</text:p>
              </table:table-cell>
              <table:table-cell office:value-type="float" office:value="0.00326108">
                <text:p>0.003261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177826">
                <text:p>0.177826</text:p>
              </table:table-cell>
              <table:table-cell office:value-type="float" office:value="0.00114598">
                <text:p>0.00114598</text:p>
              </table:table-cell>
              <table:table-cell office:value-type="float" office:value="0.0163101">
                <text:p>0.0163101</text:p>
              </table:table-cell>
              <table:table-cell office:value-type="float" office:value="0.0129808">
                <text:p>0.0129808</text:p>
              </table:table-cell>
              <table:table-cell office:value-type="float" office:value="0.00331634">
                <text:p>0.003316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188947">
                <text:p>0.188947</text:p>
              </table:table-cell>
              <table:table-cell office:value-type="float" office:value="0.00116453">
                <text:p>0.00116453</text:p>
              </table:table-cell>
              <table:table-cell office:value-type="float" office:value="0.0162943">
                <text:p>0.0162943</text:p>
              </table:table-cell>
              <table:table-cell office:value-type="float" office:value="0.0119023">
                <text:p>0.0119023</text:p>
              </table:table-cell>
              <table:table-cell office:value-type="float" office:value="0.00320857">
                <text:p>0.003208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176308">
                <text:p>0.176308</text:p>
              </table:table-cell>
              <table:table-cell office:value-type="float" office:value="0.00136546">
                <text:p>0.00136546</text:p>
              </table:table-cell>
              <table:table-cell office:value-type="float" office:value="0.016277">
                <text:p>0.016277</text:p>
              </table:table-cell>
              <table:table-cell office:value-type="float" office:value="0.0118257">
                <text:p>0.0118257</text:p>
              </table:table-cell>
              <table:table-cell office:value-type="float" office:value="0.00319042">
                <text:p>0.003190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187895">
                <text:p>0.187895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0161641">
                <text:p>0.0161641</text:p>
              </table:table-cell>
              <table:table-cell office:value-type="float" office:value="0.0113386">
                <text:p>0.0113386</text:p>
              </table:table-cell>
              <table:table-cell office:value-type="float" office:value="0.00365899">
                <text:p>0.003658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196561">
                <text:p>0.196561</text:p>
              </table:table-cell>
              <table:table-cell office:value-type="float" office:value="0.00120322">
                <text:p>0.00120322</text:p>
              </table:table-cell>
              <table:table-cell office:value-type="float" office:value="0.016695">
                <text:p>0.016695</text:p>
              </table:table-cell>
              <table:table-cell office:value-type="float" office:value="0.0113899">
                <text:p>0.0113899</text:p>
              </table:table-cell>
              <table:table-cell office:value-type="float" office:value="0.00328003">
                <text:p>0.0032800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186004">
                <text:p>0.186004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163042">
                <text:p>0.0163042</text:p>
              </table:table-cell>
              <table:table-cell office:value-type="float" office:value="0.0111953">
                <text:p>0.0111953</text:p>
              </table:table-cell>
              <table:table-cell office:value-type="float" office:value="0.00333095">
                <text:p>0.003330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192782">
                <text:p>0.192782</text:p>
              </table:table-cell>
              <table:table-cell office:value-type="float" office:value="0.00127861">
                <text:p>0.00127861</text:p>
              </table:table-cell>
              <table:table-cell office:value-type="float" office:value="0.0164684">
                <text:p>0.0164684</text:p>
              </table:table-cell>
              <table:table-cell office:value-type="float" office:value="0.0110543">
                <text:p>0.0110543</text:p>
              </table:table-cell>
              <table:table-cell office:value-type="float" office:value="0.00322634">
                <text:p>0.003226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189552">
                <text:p>0.189552</text:p>
              </table:table-cell>
              <table:table-cell office:value-type="float" office:value="0.00116887">
                <text:p>0.00116887</text:p>
              </table:table-cell>
              <table:table-cell office:value-type="float" office:value="0.0174352">
                <text:p>0.0174352</text:p>
              </table:table-cell>
              <table:table-cell office:value-type="float" office:value="0.012273">
                <text:p>0.012273</text:p>
              </table:table-cell>
              <table:table-cell office:value-type="float" office:value="0.00332345">
                <text:p>0.003323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185088">
                <text:p>0.185088</text:p>
              </table:table-cell>
              <table:table-cell office:value-type="float" office:value="0.00117558">
                <text:p>0.00117558</text:p>
              </table:table-cell>
              <table:table-cell office:value-type="float" office:value="0.0169761">
                <text:p>0.0169761</text:p>
              </table:table-cell>
              <table:table-cell office:value-type="float" office:value="0.0120385">
                <text:p>0.0120385</text:p>
              </table:table-cell>
              <table:table-cell office:value-type="float" office:value="0.00324923">
                <text:p>0.003249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181309">
                <text:p>0.181309</text:p>
              </table:table-cell>
              <table:table-cell office:value-type="float" office:value="0.00115624">
                <text:p>0.00115624</text:p>
              </table:table-cell>
              <table:table-cell office:value-type="float" office:value="0.0168952">
                <text:p>0.0168952</text:p>
              </table:table-cell>
              <table:table-cell office:value-type="float" office:value="0.0113646">
                <text:p>0.0113646</text:p>
              </table:table-cell>
              <table:table-cell office:value-type="float" office:value="0.00366136">
                <text:p>0.003661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18057">
                <text:p>0.18057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0168521">
                <text:p>0.0168521</text:p>
              </table:table-cell>
              <table:table-cell office:value-type="float" office:value="0.0119623">
                <text:p>0.0119623</text:p>
              </table:table-cell>
              <table:table-cell office:value-type="float" office:value="0.00324884">
                <text:p>0.003248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176691">
                <text:p>0.176691</text:p>
              </table:table-cell>
              <table:table-cell office:value-type="float" office:value="0.00116492">
                <text:p>0.00116492</text:p>
              </table:table-cell>
              <table:table-cell office:value-type="float" office:value="0.0166168">
                <text:p>0.0166168</text:p>
              </table:table-cell>
              <table:table-cell office:value-type="float" office:value="0.0120085">
                <text:p>0.0120085</text:p>
              </table:table-cell>
              <table:table-cell office:value-type="float" office:value="0.00323897">
                <text:p>0.003238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209893">
                <text:p>0.209893</text:p>
              </table:table-cell>
              <table:table-cell office:value-type="float" office:value="0.00123006">
                <text:p>0.00123006</text:p>
              </table:table-cell>
              <table:table-cell office:value-type="float" office:value="0.0162624">
                <text:p>0.0162624</text:p>
              </table:table-cell>
              <table:table-cell office:value-type="float" office:value="0.0114803">
                <text:p>0.0114803</text:p>
              </table:table-cell>
              <table:table-cell office:value-type="float" office:value="0.00327766">
                <text:p>0.003277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222025">
                <text:p>0.222025</text:p>
              </table:table-cell>
              <table:table-cell office:value-type="float" office:value="0.00119098">
                <text:p>0.00119098</text:p>
              </table:table-cell>
              <table:table-cell office:value-type="float" office:value="0.0161684">
                <text:p>0.0161684</text:p>
              </table:table-cell>
              <table:table-cell office:value-type="float" office:value="0.0129393">
                <text:p>0.0129393</text:p>
              </table:table-cell>
              <table:table-cell office:value-type="float" office:value="0.00333766">
                <text:p>0.003337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230933">
                <text:p>0.230933</text:p>
              </table:table-cell>
              <table:table-cell office:value-type="float" office:value="0.00120993">
                <text:p>0.00120993</text:p>
              </table:table-cell>
              <table:table-cell office:value-type="float" office:value="0.0162189">
                <text:p>0.0162189</text:p>
              </table:table-cell>
              <table:table-cell office:value-type="float" office:value="0.0129034">
                <text:p>0.0129034</text:p>
              </table:table-cell>
              <table:table-cell office:value-type="float" office:value="0.00373715">
                <text:p>0.003737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179589">
                <text:p>0.179589</text:p>
              </table:table-cell>
              <table:table-cell office:value-type="float" office:value="0.00113413">
                <text:p>0.00113413</text:p>
              </table:table-cell>
              <table:table-cell office:value-type="float" office:value="0.0168798">
                <text:p>0.0168798</text:p>
              </table:table-cell>
              <table:table-cell office:value-type="float" office:value="0.0121135">
                <text:p>0.0121135</text:p>
              </table:table-cell>
              <table:table-cell office:value-type="float" office:value="0.00355557">
                <text:p>0.003555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181011">
                <text:p>0.181011</text:p>
              </table:table-cell>
              <table:table-cell office:value-type="float" office:value="0.00116058">
                <text:p>0.00116058</text:p>
              </table:table-cell>
              <table:table-cell office:value-type="float" office:value="0.0166243">
                <text:p>0.0166243</text:p>
              </table:table-cell>
              <table:table-cell office:value-type="float" office:value="0.0116485">
                <text:p>0.0116485</text:p>
              </table:table-cell>
              <table:table-cell office:value-type="float" office:value="0.00330687">
                <text:p>0.003306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179245">
                <text:p>0.179245</text:p>
              </table:table-cell>
              <table:table-cell office:value-type="float" office:value="0.0010836">
                <text:p>0.0010836</text:p>
              </table:table-cell>
              <table:table-cell office:value-type="float" office:value="0.0162754">
                <text:p>0.0162754</text:p>
              </table:table-cell>
              <table:table-cell office:value-type="float" office:value="0.0117246">
                <text:p>0.0117246</text:p>
              </table:table-cell>
              <table:table-cell office:value-type="float" office:value="0.00321726">
                <text:p>0.003217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184705">
                <text:p>0.184705</text:p>
              </table:table-cell>
              <table:table-cell office:value-type="float" office:value="0.00123519">
                <text:p>0.00123519</text:p>
              </table:table-cell>
              <table:table-cell office:value-type="float" office:value="0.0161214">
                <text:p>0.0161214</text:p>
              </table:table-cell>
              <table:table-cell office:value-type="float" office:value="0.0121533">
                <text:p>0.0121533</text:p>
              </table:table-cell>
              <table:table-cell office:value-type="float" office:value="0.00321213">
                <text:p>0.003212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179594">
                <text:p>0.179594</text:p>
              </table:table-cell>
              <table:table-cell office:value-type="float" office:value="0.00118821">
                <text:p>0.00118821</text:p>
              </table:table-cell>
              <table:table-cell office:value-type="float" office:value="0.0165513">
                <text:p>0.0165513</text:p>
              </table:table-cell>
              <table:table-cell office:value-type="float" office:value="0.0119797">
                <text:p>0.0119797</text:p>
              </table:table-cell>
              <table:table-cell office:value-type="float" office:value="0.00320305">
                <text:p>0.003203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17915">
                <text:p>0.17915</text:p>
              </table:table-cell>
              <table:table-cell office:value-type="float" office:value="0.00128888">
                <text:p>0.00128888</text:p>
              </table:table-cell>
              <table:table-cell office:value-type="float" office:value="0.0168766">
                <text:p>0.0168766</text:p>
              </table:table-cell>
              <table:table-cell office:value-type="float" office:value="0.0115983">
                <text:p>0.0115983</text:p>
              </table:table-cell>
              <table:table-cell office:value-type="float" office:value="0.00323187">
                <text:p>0.003231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186143">
                <text:p>0.186143</text:p>
              </table:table-cell>
              <table:table-cell office:value-type="float" office:value="0.001174">
                <text:p>0.001174</text:p>
              </table:table-cell>
              <table:table-cell office:value-type="float" office:value="0.0166836">
                <text:p>0.0166836</text:p>
              </table:table-cell>
              <table:table-cell office:value-type="float" office:value="0.0119354">
                <text:p>0.0119354</text:p>
              </table:table-cell>
              <table:table-cell office:value-type="float" office:value="0.00336056">
                <text:p>0.003360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189274">
                <text:p>0.189274</text:p>
              </table:table-cell>
              <table:table-cell office:value-type="float" office:value="0.00123164">
                <text:p>0.00123164</text:p>
              </table:table-cell>
              <table:table-cell office:value-type="float" office:value="0.0175224">
                <text:p>0.0175224</text:p>
              </table:table-cell>
              <table:table-cell office:value-type="float" office:value="0.0118423">
                <text:p>0.0118423</text:p>
              </table:table-cell>
              <table:table-cell office:value-type="float" office:value="0.00323384">
                <text:p>0.003233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185116">
                <text:p>0.185116</text:p>
              </table:table-cell>
              <table:table-cell office:value-type="float" office:value="0.00121822">
                <text:p>0.00121822</text:p>
              </table:table-cell>
              <table:table-cell office:value-type="float" office:value="0.0170712">
                <text:p>0.0170712</text:p>
              </table:table-cell>
              <table:table-cell office:value-type="float" office:value="0.0122031">
                <text:p>0.0122031</text:p>
              </table:table-cell>
              <table:table-cell office:value-type="float" office:value="0.00326502">
                <text:p>0.00326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